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1" table:default-cell-style-name="Default"/>
        <table:table-row table:style-name="ro1">
          <table:table-cell table:number-columns-repeated="101" table:style-name="ce1"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3.11971615674344E-017" calcext:value-type="float">
            <text:p>-3.11971615674344E-17</text:p>
          </table:table-cell>
          <table:table-cell office:value-type="float" office:value="-3.11971615674763E-017" calcext:value-type="float">
            <text:p>-3.11971615674763E-17</text:p>
          </table:table-cell>
          <table:table-cell office:value-type="float" office:value="-0.0000128358913768395" calcext:value-type="float">
            <text:p>-1.28358913768395E-05</text:p>
          </table:table-cell>
          <table:table-cell office:value-type="float" office:value="-0.0000577615685921452" calcext:value-type="float">
            <text:p>-5.77615685921452E-05</text:p>
          </table:table-cell>
          <table:table-cell office:value-type="float" office:value="-0.000139904399744681" calcext:value-type="float">
            <text:p>-0.000139904399745</text:p>
          </table:table-cell>
          <table:table-cell office:value-type="float" office:value="-0.000262114553479705" calcext:value-type="float">
            <text:p>-0.00026211455348</text:p>
          </table:table-cell>
          <table:table-cell office:value-type="float" office:value="-0.000423786573928157" calcext:value-type="float">
            <text:p>-0.000423786573928</text:p>
          </table:table-cell>
          <table:table-cell office:value-type="float" office:value="-0.000622213173025338" calcext:value-type="float">
            <text:p>-0.000622213173025</text:p>
          </table:table-cell>
          <table:table-cell office:value-type="float" office:value="-0.000670134056004365" calcext:value-type="float">
            <text:p>-0.000670134056004</text:p>
          </table:table-cell>
          <table:table-cell office:value-type="float" office:value="-0.000721640473463419" calcext:value-type="float">
            <text:p>-0.000721640473463</text:p>
          </table:table-cell>
          <table:table-cell office:value-type="float" office:value="-0.0007767288705447" calcext:value-type="float">
            <text:p>-0.000776728870545</text:p>
          </table:table-cell>
          <table:table-cell office:value-type="float" office:value="-0.000413464881851564" calcext:value-type="float">
            <text:p>-0.000413464881852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1.31974862892663E-034" calcext:value-type="float">
            <text:p>-1.31974862892663E-34</text:p>
          </table:table-cell>
          <table:table-cell office:value-type="float" office:value="-1.31974862894422E-034" calcext:value-type="float">
            <text:p>-1.31974862894422E-34</text:p>
          </table:table-cell>
          <table:table-cell office:value-type="float" office:value="0.0000000163363226097148" calcext:value-type="float">
            <text:p>1.63363226097148E-08</text:p>
          </table:table-cell>
          <table:table-cell office:value-type="float" office:value="0.00000000141550192156919" calcext:value-type="float">
            <text:p>1.41550192156919E-09</text:p>
          </table:table-cell>
          <table:table-cell office:value-type="float" office:value="-0.0000000822907392094124" calcext:value-type="float">
            <text:p>-8.22907392094124E-08</text:p>
          </table:table-cell>
          <table:table-cell office:value-type="float" office:value="0.000000529927984364452" calcext:value-type="float">
            <text:p>5.29927984364452E-07</text:p>
          </table:table-cell>
          <table:table-cell office:value-type="float" office:value="0.0000000339324102910301" calcext:value-type="float">
            <text:p>3.39324102910301E-08</text:p>
          </table:table-cell>
          <table:table-cell office:value-type="float" office:value="0.000000842924268608217" calcext:value-type="float">
            <text:p>8.42924268608217E-07</text:p>
          </table:table-cell>
          <table:table-cell office:value-type="float" office:value="0.00000215433405415115" calcext:value-type="float">
            <text:p>2.15433405415115E-06</text:p>
          </table:table-cell>
          <table:table-cell office:value-type="float" office:value="0.00000366188530996042" calcext:value-type="float">
            <text:p>3.66188530996042E-06</text:p>
          </table:table-cell>
          <table:table-cell office:value-type="float" office:value="0.0000053854861105801" calcext:value-type="float">
            <text:p>5.3854861105801E-06</text:p>
          </table:table-cell>
          <table:table-cell office:value-type="float" office:value="-0.00000190706316441305" calcext:value-type="float">
            <text:p>-1.90706316441305E-06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0194533358243169" calcext:value-type="float">
            <text:p>-1.94533358243169E-07</text:p>
          </table:table-cell>
          <table:table-cell office:value-type="float" office:value="-0.00000136801163815177" calcext:value-type="float">
            <text:p>-1.36801163815177E-06</text:p>
          </table:table-cell>
          <table:table-cell office:value-type="float" office:value="-0.00000339707636741736" calcext:value-type="float">
            <text:p>-3.39707636741736E-06</text:p>
          </table:table-cell>
          <table:table-cell office:value-type="float" office:value="-0.00000630787059806252" calcext:value-type="float">
            <text:p>-6.30787059806252E-06</text:p>
          </table:table-cell>
          <table:table-cell office:value-type="float" office:value="-0.0000102693053202753" calcext:value-type="float">
            <text:p>-1.02693053202753E-05</text:p>
          </table:table-cell>
          <table:table-cell office:value-type="float" office:value="-0.000015014199359994" calcext:value-type="float">
            <text:p>-1.5014199359994E-05</text:p>
          </table:table-cell>
          <table:table-cell office:value-type="float" office:value="-0.0000160663691735861" calcext:value-type="float">
            <text:p>-1.60663691735861E-05</text:p>
          </table:table-cell>
          <table:table-cell office:value-type="float" office:value="-0.000017188838776917" calcext:value-type="float">
            <text:p>-1.7188838776917E-05</text:p>
          </table:table-cell>
          <table:table-cell office:value-type="float" office:value="-0.0000183798145681293" calcext:value-type="float">
            <text:p>-1.83798145681293E-05</text:p>
          </table:table-cell>
          <table:table-cell office:value-type="float" office:value="-0.0000101817806431069" calcext:value-type="float">
            <text:p>-1.01817806431069E-05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3.11971615671504E-017" calcext:value-type="float">
            <text:p>-3.11971615671504E-17</text:p>
          </table:table-cell>
          <table:table-cell office:value-type="float" office:value="-3.11971615673248E-017" calcext:value-type="float">
            <text:p>-3.11971615673248E-17</text:p>
          </table:table-cell>
          <table:table-cell office:value-type="float" office:value="-0.0000128289234125156" calcext:value-type="float">
            <text:p>-1.28289234125156E-05</text:p>
          </table:table-cell>
          <table:table-cell office:value-type="float" office:value="-0.0000576834019263947" calcext:value-type="float">
            <text:p>-5.76834019263947E-05</text:p>
          </table:table-cell>
          <table:table-cell office:value-type="float" office:value="-0.000139727381209782" calcext:value-type="float">
            <text:p>-0.00013972738121</text:p>
          </table:table-cell>
          <table:table-cell office:value-type="float" office:value="-0.000260439594041722" calcext:value-type="float">
            <text:p>-0.000260439594042</text:p>
          </table:table-cell>
          <table:table-cell office:value-type="float" office:value="-0.000420137081758501" calcext:value-type="float">
            <text:p>-0.000420137081759</text:p>
          </table:table-cell>
          <table:table-cell office:value-type="float" office:value="-0.000618253493586945" calcext:value-type="float">
            <text:p>-0.000618253493587</text:p>
          </table:table-cell>
          <table:table-cell office:value-type="float" office:value="-0.000880975070995126" calcext:value-type="float">
            <text:p>-0.000880975070995</text:p>
          </table:table-cell>
          <table:table-cell office:value-type="float" office:value="-0.00118500271015325" calcext:value-type="float">
            <text:p>-0.001185002710153</text:p>
          </table:table-cell>
          <table:table-cell office:value-type="float" office:value="-0.00152995286134106" calcext:value-type="float">
            <text:p>-0.001529952861341</text:p>
          </table:table-cell>
          <table:table-cell office:value-type="float" office:value="-0.00186810557284296" calcext:value-type="float">
            <text:p>-0.001868105572843</text:p>
          </table:table-cell>
          <table:table-cell office:value-type="float" office:value="-0.00231998407861582" calcext:value-type="float">
            <text:p>-0.002319984078616</text:p>
          </table:table-cell>
          <table:table-cell office:value-type="float" office:value="-0.0028211517161303" calcext:value-type="float">
            <text:p>-0.00282115171613</text:p>
          </table:table-cell>
          <table:table-cell office:value-type="float" office:value="-0.00339953751804518" calcext:value-type="float">
            <text:p>-0.003399537518045</text:p>
          </table:table-cell>
          <table:table-cell office:value-type="float" office:value="-0.00405451507785543" calcext:value-type="float">
            <text:p>-0.004054515077855</text:p>
          </table:table-cell>
          <table:table-cell office:value-type="float" office:value="-0.00478536119204706" calcext:value-type="float">
            <text:p>-0.004785361192047</text:p>
          </table:table-cell>
          <table:table-cell office:value-type="float" office:value="-0.0055939543944074" calcext:value-type="float">
            <text:p>-0.005593954394407</text:p>
          </table:table-cell>
          <table:table-cell office:value-type="float" office:value="-0.00649317981300842" calcext:value-type="float">
            <text:p>-0.006493179813008</text:p>
          </table:table-cell>
          <table:table-cell office:value-type="float" office:value="-0.0074806719678536" calcext:value-type="float">
            <text:p>-0.007480671967854</text:p>
          </table:table-cell>
          <table:table-cell office:value-type="float" office:value="-0.00917216382542323" calcext:value-type="float">
            <text:p>-0.009172163825423</text:p>
          </table:table-cell>
          <table:table-cell office:value-type="float" office:value="-0.010855073110638" calcext:value-type="float">
            <text:p>-0.010855073110638</text:p>
          </table:table-cell>
          <table:table-cell office:value-type="float" office:value="-0.0125294493670499" calcext:value-type="float">
            <text:p>-0.01252944936705</text:p>
          </table:table-cell>
          <table:table-cell office:value-type="float" office:value="-0.0141953408849446" calcext:value-type="float">
            <text:p>-0.014195340884945</text:p>
          </table:table-cell>
          <table:table-cell office:value-type="float" office:value="-0.0158527944928586" calcext:value-type="float">
            <text:p>-0.015852794492859</text:p>
          </table:table-cell>
          <table:table-cell office:value-type="float" office:value="-0.0175018553538906" calcext:value-type="float">
            <text:p>-0.017501855353891</text:p>
          </table:table-cell>
          <table:table-cell office:value-type="float" office:value="-0.0191426672344613" calcext:value-type="float">
            <text:p>-0.019142667234461</text:p>
          </table:table-cell>
          <table:table-cell office:value-type="float" office:value="-0.0207787577081371" calcext:value-type="float">
            <text:p>-0.020778757708137</text:p>
          </table:table-cell>
          <table:table-cell office:value-type="float" office:value="-0.0224059827087143" calcext:value-type="float">
            <text:p>-0.022405982708714</text:p>
          </table:table-cell>
          <table:table-cell office:value-type="float" office:value="-0.024024402630641" calcext:value-type="float">
            <text:p>-0.024024402630641</text:p>
          </table:table-cell>
          <table:table-cell office:value-type="float" office:value="-0.0256340784393621" calcext:value-type="float">
            <text:p>-0.025634078439362</text:p>
          </table:table-cell>
          <table:table-cell office:value-type="float" office:value="-0.0272350698068917" calcext:value-type="float">
            <text:p>-0.027235069806892</text:p>
          </table:table-cell>
          <table:table-cell office:value-type="float" office:value="-0.0288274358805936" calcext:value-type="float">
            <text:p>-0.028827435880594</text:p>
          </table:table-cell>
          <table:table-cell office:value-type="float" office:value="-0.0304112355892836" calcext:value-type="float">
            <text:p>-0.030411235589284</text:p>
          </table:table-cell>
          <table:table-cell office:value-type="float" office:value="-0.0319865257485533" calcext:value-type="float">
            <text:p>-0.031986525748553</text:p>
          </table:table-cell>
          <table:table-cell office:value-type="float" office:value="-0.0335533642608976" calcext:value-type="float">
            <text:p>-0.033553364260898</text:p>
          </table:table-cell>
          <table:table-cell office:value-type="float" office:value="-0.0351118084267923" calcext:value-type="float">
            <text:p>-0.035111808426792</text:p>
          </table:table-cell>
          <table:table-cell office:value-type="float" office:value="-0.0351119663941397" calcext:value-type="float">
            <text:p>-0.03511196639414</text:p>
          </table:table-cell>
          <table:table-cell office:value-type="float" office:value="-0.0351126821158478" calcext:value-type="float">
            <text:p>-0.035112682115848</text:p>
          </table:table-cell>
          <table:table-cell office:value-type="float" office:value="-0.035113396506421" calcext:value-type="float">
            <text:p>-0.035113396506421</text:p>
          </table:table-cell>
          <table:table-cell office:value-type="float" office:value="-0.0351141092919462" calcext:value-type="float">
            <text:p>-0.035114109291946</text:p>
          </table:table-cell>
          <table:table-cell office:value-type="float" office:value="-0.0351148202528785" calcext:value-type="float">
            <text:p>-0.035114820252879</text:p>
          </table:table-cell>
          <table:table-cell office:value-type="float" office:value="-0.0351118485954642" calcext:value-type="float">
            <text:p>-0.035111848595464</text:p>
          </table:table-cell>
          <table:table-cell office:value-type="float" office:value="-0.0351115408823159" calcext:value-type="float">
            <text:p>-0.035111540882316</text:p>
          </table:table-cell>
          <table:table-cell office:value-type="float" office:value="-0.0351117496186093" calcext:value-type="float">
            <text:p>-0.035111749618609</text:p>
          </table:table-cell>
          <table:table-cell office:value-type="float" office:value="-0.035111437452125" calcext:value-type="float">
            <text:p>-0.035111437452125</text:p>
          </table:table-cell>
          <table:table-cell office:value-type="float" office:value="-0.0351111230134875" calcext:value-type="float">
            <text:p>-0.035111123013488</text:p>
          </table:table-cell>
          <table:table-cell office:value-type="float" office:value="-0.0351108822786303" calcext:value-type="float">
            <text:p>-0.03511088227863</text:p>
          </table:table-cell>
          <table:table-cell office:value-type="float" office:value="-0.0351111021238688" calcext:value-type="float">
            <text:p>-0.035111102123869</text:p>
          </table:table-cell>
          <table:table-cell office:value-type="float" office:value="-0.0351108569457638" calcext:value-type="float">
            <text:p>-0.035110856945764</text:p>
          </table:table-cell>
          <table:table-cell office:value-type="float" office:value="-0.035110609623358" calcext:value-type="float">
            <text:p>-0.035110609623358</text:p>
          </table:table-cell>
          <table:table-cell office:value-type="float" office:value="-0.0351106837005202" calcext:value-type="float">
            <text:p>-0.03511068370052</text:p>
          </table:table-cell>
          <table:table-cell office:value-type="float" office:value="-0.0351104322954037" calcext:value-type="float">
            <text:p>-0.035110432295404</text:p>
          </table:table-cell>
          <table:table-cell office:value-type="float" office:value="-0.0351101789657677" calcext:value-type="float">
            <text:p>-0.035110178965768</text:p>
          </table:table-cell>
          <table:table-cell office:value-type="float" office:value="-0.0351099237949385" calcext:value-type="float">
            <text:p>-0.035109923794939</text:p>
          </table:table-cell>
          <table:table-cell office:value-type="float" office:value="-0.0351096668683928" calcext:value-type="float">
            <text:p>-0.035109666868393</text:p>
          </table:table-cell>
          <table:table-cell office:value-type="float" office:value="-0.0351094082724535" calcext:value-type="float">
            <text:p>-0.035109408272454</text:p>
          </table:table-cell>
          <table:table-cell office:value-type="float" office:value="-0.0351091480932273" calcext:value-type="float">
            <text:p>-0.035109148093227</text:p>
          </table:table-cell>
          <table:table-cell office:value-type="float" office:value="-0.0351088864157536" calcext:value-type="float">
            <text:p>-0.035108886415754</text:p>
          </table:table-cell>
          <table:table-cell office:value-type="float" office:value="-0.0351086233233303" calcext:value-type="float">
            <text:p>-0.03510862332333</text:p>
          </table:table-cell>
          <table:table-cell office:value-type="float" office:value="-0.035108358896997" calcext:value-type="float">
            <text:p>-0.035108358896997</text:p>
          </table:table-cell>
          <table:table-cell office:value-type="float" office:value="-0.0351080932151447" calcext:value-type="float">
            <text:p>-0.035108093215145</text:p>
          </table:table-cell>
          <table:table-cell office:value-type="float" office:value="-0.0351081498257936" calcext:value-type="float">
            <text:p>-0.035108149825794</text:p>
          </table:table-cell>
          <table:table-cell office:value-type="float" office:value="-0.0351078818563426" calcext:value-type="float">
            <text:p>-0.035107881856343</text:p>
          </table:table-cell>
          <table:table-cell office:value-type="float" office:value="-0.0351076128483029" calcext:value-type="float">
            <text:p>-0.035107612848303</text:p>
          </table:table-cell>
          <table:table-cell office:value-type="float" office:value="-0.0351073428674803" calcext:value-type="float">
            <text:p>-0.03510734286748</text:p>
          </table:table-cell>
          <table:table-cell office:value-type="float" office:value="-0.0351070719763756" calcext:value-type="float">
            <text:p>-0.035107071976376</text:p>
          </table:table-cell>
          <table:table-cell office:value-type="float" office:value="-0.0351071237059528" calcext:value-type="float">
            <text:p>-0.035107123705953</text:p>
          </table:table-cell>
          <table:table-cell office:value-type="float" office:value="-0.0351068511690206" calcext:value-type="float">
            <text:p>-0.035106851169021</text:p>
          </table:table-cell>
          <table:table-cell office:value-type="float" office:value="-0.0351065778899324" calcext:value-type="float">
            <text:p>-0.035106577889932</text:p>
          </table:table-cell>
          <table:table-cell office:value-type="float" office:value="-0.035106303918528" calcext:value-type="float">
            <text:p>-0.035106303918528</text:p>
          </table:table-cell>
          <table:table-cell office:value-type="float" office:value="-0.0351060293017244" calcext:value-type="float">
            <text:p>-0.035106029301724</text:p>
          </table:table-cell>
          <table:table-cell office:value-type="float" office:value="-0.0351060775550651" calcext:value-type="float">
            <text:p>-0.035106077555065</text:p>
          </table:table-cell>
          <table:table-cell office:value-type="float" office:value="-0.0351060486636819" calcext:value-type="float">
            <text:p>-0.035106048663682</text:p>
          </table:table-cell>
          <table:table-cell office:value-type="float" office:value="-0.0351060958368603" calcext:value-type="float">
            <text:p>-0.03510609583686</text:p>
          </table:table-cell>
          <table:table-cell office:value-type="float" office:value="-0.0351061425261618" calcext:value-type="float">
            <text:p>-0.035106142526162</text:p>
          </table:table-cell>
          <table:table-cell office:value-type="float" office:value="-0.0351061887657689" calcext:value-type="float">
            <text:p>-0.035106188765769</text:p>
          </table:table-cell>
          <table:table-cell office:value-type="float" office:value="-0.0351062345876964" calcext:value-type="float">
            <text:p>-0.035106234587696</text:p>
          </table:table-cell>
          <table:table-cell office:value-type="float" office:value="-0.0351062800219073" calcext:value-type="float">
            <text:p>-0.035106280021907</text:p>
          </table:table-cell>
          <table:table-cell office:value-type="float" office:value="-0.0351063250964452" calcext:value-type="float">
            <text:p>-0.035106325096445</text:p>
          </table:table-cell>
          <table:table-cell office:value-type="float" office:value="-0.0351074970761546" calcext:value-type="float">
            <text:p>-0.035107497076155</text:p>
          </table:table-cell>
          <table:table-cell office:value-type="float" office:value="-0.0351039146920923" calcext:value-type="float">
            <text:p>-0.035103914692092</text:p>
          </table:table-cell>
          <table:table-cell office:value-type="float" office:value="-0.0351050860853774" calcext:value-type="float">
            <text:p>-0.035105086085377</text:p>
          </table:table-cell>
          <table:table-cell office:value-type="float" office:value="-0.0351062572093386" calcext:value-type="float">
            <text:p>-0.035106257209339</text:p>
          </table:table-cell>
          <table:table-cell office:value-type="float" office:value="-0.0351074280839793" calcext:value-type="float">
            <text:p>-0.035107428083979</text:p>
          </table:table-cell>
          <table:table-cell office:value-type="float" office:value="-0.0351085987279798" calcext:value-type="float">
            <text:p>-0.03510859872798</text:p>
          </table:table-cell>
          <table:table-cell office:value-type="float" office:value="-0.035109769158797" calcext:value-type="float">
            <text:p>-0.035109769158797</text:p>
          </table:table-cell>
          <table:table-cell office:value-type="float" office:value="-0.035110939392721" calcext:value-type="float">
            <text:p>-0.035110939392721</text:p>
          </table:table-cell>
          <table:table-cell office:value-type="float" office:value="-0.0351073368843503" calcext:value-type="float">
            <text:p>-0.03510733688435</text:p>
          </table:table-cell>
          <table:table-cell office:value-type="float" office:value="-0.0351085067871141" calcext:value-type="float">
            <text:p>-0.035108506787114</text:p>
          </table:table-cell>
          <table:table-cell office:value-type="float" office:value="-0.035109676535657" calcext:value-type="float">
            <text:p>-0.035109676535657</text:p>
          </table:table-cell>
          <table:table-cell office:value-type="float" office:value="-0.0351108461423542" calcext:value-type="float">
            <text:p>-0.035110846142354</text:p>
          </table:table-cell>
          <table:table-cell office:value-type="float" office:value="-0.0351073250495781" calcext:value-type="float">
            <text:p>-0.035107325049578</text:p>
          </table:table-cell>
          <table:table-cell office:value-type="float" office:value="-0.0351084944241525" calcext:value-type="float">
            <text:p>-0.035108494424153</text:p>
          </table:table-cell>
          <table:table-cell office:value-type="float" office:value="-0.0351096636892713" calcext:value-type="float">
            <text:p>-0.035109663689271</text:p>
          </table:table-cell>
          <table:table-cell office:value-type="float" office:value="-0.0351060621936854" calcext:value-type="float">
            <text:p>-0.035106062193685</text:p>
          </table:table-cell>
          <table:table-cell office:value-type="float" office:value="-0.0351092846886687" calcext:value-type="float">
            <text:p>-0.035109284688669</text:p>
          </table:table-cell>
          <table:table-cell office:value-type="float" office:value="-0.0351075968760046" calcext:value-type="float">
            <text:p>-0.035107596876005</text:p>
          </table:table-cell>
          <table:table-cell office:value-type="float" office:value="-0.0351108192051939" calcext:value-type="float">
            <text:p>-0.03511081920519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2.76194816157197E-034" calcext:value-type="float">
            <text:p>-2.76194816157197E-34</text:p>
          </table:table-cell>
          <table:table-cell office:value-type="float" office:value="-2.76194816146345E-034" calcext:value-type="float">
            <text:p>-2.76194816146345E-34</text:p>
          </table:table-cell>
          <table:table-cell office:value-type="float" office:value="2.47884219487934E-025" calcext:value-type="float">
            <text:p>2.47884219487934E-25</text:p>
          </table:table-cell>
          <table:table-cell office:value-type="float" office:value="3.84311001649248E-026" calcext:value-type="float">
            <text:p>3.84311001649248E-26</text:p>
          </table:table-cell>
          <table:table-cell office:value-type="float" office:value="-2.31359166258623E-022" calcext:value-type="float">
            <text:p>-2.31359166258623E-22</text:p>
          </table:table-cell>
          <table:table-cell office:value-type="float" office:value="2.95133373401037E-021" calcext:value-type="float">
            <text:p>2.95133373401037E-21</text:p>
          </table:table-cell>
          <table:table-cell office:value-type="float" office:value="-2.27277383711234E-023" calcext:value-type="float">
            <text:p>-2.27277383711234E-23</text:p>
          </table:table-cell>
          <table:table-cell office:value-type="float" office:value="-1.02972691355216E-021" calcext:value-type="float">
            <text:p>-1.02972691355216E-21</text:p>
          </table:table-cell>
          <table:table-cell office:value-type="float" office:value="-9.45138938204774E-025" calcext:value-type="float">
            <text:p>-9.45138938204774E-25</text:p>
          </table:table-cell>
          <table:table-cell office:value-type="float" office:value="2.03208429025533E-025" calcext:value-type="float">
            <text:p>2.03208429025533E-25</text:p>
          </table:table-cell>
          <table:table-cell office:value-type="float" office:value="3.09278214228693E-022" calcext:value-type="float">
            <text:p>3.09278214228693E-22</text:p>
          </table:table-cell>
          <table:table-cell office:value-type="float" office:value="-1.04355148780591E-024" calcext:value-type="float">
            <text:p>-1.04355148780591E-24</text:p>
          </table:table-cell>
          <table:table-cell office:value-type="float" office:value="2.46563577819564E-021" calcext:value-type="float">
            <text:p>2.46563577819564E-21</text:p>
          </table:table-cell>
          <table:table-cell office:value-type="float" office:value="-1.2025386708124E-023" calcext:value-type="float">
            <text:p>-1.2025386708124E-23</text:p>
          </table:table-cell>
          <table:table-cell office:value-type="float" office:value="4.00631189796583E-021" calcext:value-type="float">
            <text:p>4.00631189796583E-21</text:p>
          </table:table-cell>
          <table:table-cell office:value-type="float" office:value="1.51337387580638E-022" calcext:value-type="float">
            <text:p>1.51337387580638E-22</text:p>
          </table:table-cell>
          <table:table-cell office:value-type="float" office:value="-1.35881764692129E-025" calcext:value-type="float">
            <text:p>-1.35881764692129E-25</text:p>
          </table:table-cell>
          <table:table-cell office:value-type="float" office:value="0.00000707783703729655" calcext:value-type="float">
            <text:p>7.07783703729655E-06</text:p>
          </table:table-cell>
          <table:table-cell office:value-type="float" office:value="0.0000345085233672785" calcext:value-type="float">
            <text:p>3.45085233672785E-05</text:p>
          </table:table-cell>
          <table:table-cell office:value-type="float" office:value="0.0000657056505097568" calcext:value-type="float">
            <text:p>6.57056505097568E-05</text:p>
          </table:table-cell>
          <table:table-cell office:value-type="float" office:value="0.0000807141596861631" calcext:value-type="float">
            <text:p>8.07141596861631E-05</text:p>
          </table:table-cell>
          <table:table-cell office:value-type="float" office:value="0.0000956926079196929" calcext:value-type="float">
            <text:p>9.56926079196929E-05</text:p>
          </table:table-cell>
          <table:table-cell office:value-type="float" office:value="0.000110636197524701" calcext:value-type="float">
            <text:p>0.000110636197525</text:p>
          </table:table-cell>
          <table:table-cell office:value-type="float" office:value="0.000125540129780259" calcext:value-type="float">
            <text:p>0.00012554012978</text:p>
          </table:table-cell>
          <table:table-cell office:value-type="float" office:value="0.000140399606712175" calcext:value-type="float">
            <text:p>0.000140399606712</text:p>
          </table:table-cell>
          <table:table-cell office:value-type="float" office:value="0.00015520983951448" calcext:value-type="float">
            <text:p>0.000155209839514</text:p>
          </table:table-cell>
          <table:table-cell office:value-type="float" office:value="0.000169958529517344" calcext:value-type="float">
            <text:p>0.000169958529517</text:p>
          </table:table-cell>
          <table:table-cell office:value-type="float" office:value="0.000184532877974896" calcext:value-type="float">
            <text:p>0.000184532877975</text:p>
          </table:table-cell>
          <table:table-cell office:value-type="float" office:value="0.000199037611420165" calcext:value-type="float">
            <text:p>0.00019903761142</text:p>
          </table:table-cell>
          <table:table-cell office:value-type="float" office:value="0.000213473575914324" calcext:value-type="float">
            <text:p>0.000213473575914</text:p>
          </table:table-cell>
          <table:table-cell office:value-type="float" office:value="0.000227841580225246" calcext:value-type="float">
            <text:p>0.000227841580225</text:p>
          </table:table-cell>
          <table:table-cell office:value-type="float" office:value="0.00024214245584002" calcext:value-type="float">
            <text:p>0.00024214245584</text:p>
          </table:table-cell>
          <table:table-cell office:value-type="float" office:value="0.000256377035241649" calcext:value-type="float">
            <text:p>0.000256377035242</text:p>
          </table:table-cell>
          <table:table-cell office:value-type="float" office:value="0.000270546138268473" calcext:value-type="float">
            <text:p>0.000270546138268</text:p>
          </table:table-cell>
          <table:table-cell office:value-type="float" office:value="0.000284650657426035" calcext:value-type="float">
            <text:p>0.000284650657426</text:p>
          </table:table-cell>
          <table:table-cell office:value-type="float" office:value="0.000298691421167149" calcext:value-type="float">
            <text:p>0.000298691421167</text:p>
          </table:table-cell>
          <table:table-cell office:value-type="float" office:value="0.000312669260301876" calcext:value-type="float">
            <text:p>0.000312669260302</text:p>
          </table:table-cell>
          <table:table-cell office:value-type="float" office:value="0.00031266096760083" calcext:value-type="float">
            <text:p>0.000312660967601</text:p>
          </table:table-cell>
          <table:table-cell office:value-type="float" office:value="0.000312662301151502" calcext:value-type="float">
            <text:p>0.000312662301152</text:p>
          </table:table-cell>
          <table:table-cell office:value-type="float" office:value="0.000312663765316271" calcext:value-type="float">
            <text:p>0.000312663765316</text:p>
          </table:table-cell>
          <table:table-cell office:value-type="float" office:value="0.000312665379991779" calcext:value-type="float">
            <text:p>0.000312665379992</text:p>
          </table:table-cell>
          <table:table-cell office:value-type="float" office:value="0.000312667160612559" calcext:value-type="float">
            <text:p>0.000312667160613</text:p>
          </table:table-cell>
          <table:table-cell office:value-type="float" office:value="0.000312637605054636" calcext:value-type="float">
            <text:p>0.000312637605055</text:p>
          </table:table-cell>
          <table:table-cell office:value-type="float" office:value="0.000312631463047226" calcext:value-type="float">
            <text:p>0.000312631463047</text:p>
          </table:table-cell>
          <table:table-cell office:value-type="float" office:value="0.000312629327567616" calcext:value-type="float">
            <text:p>0.000312629327568</text:p>
          </table:table-cell>
          <table:table-cell office:value-type="float" office:value="0.000312623567374938" calcext:value-type="float">
            <text:p>0.000312623567375</text:p>
          </table:table-cell>
          <table:table-cell office:value-type="float" office:value="0.000312617998740259" calcext:value-type="float">
            <text:p>0.00031261799874</text:p>
          </table:table-cell>
          <table:table-cell office:value-type="float" office:value="0.00031261313867709" calcext:value-type="float">
            <text:p>0.000312613138677</text:p>
          </table:table-cell>
          <table:table-cell office:value-type="float" office:value="0.000312611543364886" calcext:value-type="float">
            <text:p>0.000312611543365</text:p>
          </table:table-cell>
          <table:table-cell office:value-type="float" office:value="0.000312607049778002" calcext:value-type="float">
            <text:p>0.000312607049778</text:p>
          </table:table-cell>
          <table:table-cell office:value-type="float" office:value="0.000312602731045367" calcext:value-type="float">
            <text:p>0.000312602731045</text:p>
          </table:table-cell>
          <table:table-cell office:value-type="float" office:value="0.000312600759335544" calcext:value-type="float">
            <text:p>0.000312600759336</text:p>
          </table:table-cell>
          <table:table-cell office:value-type="float" office:value="0.000312596770184539" calcext:value-type="float">
            <text:p>0.000312596770185</text:p>
          </table:table-cell>
          <table:table-cell office:value-type="float" office:value="0.000312592934888532" calcext:value-type="float">
            <text:p>0.000312592934889</text:p>
          </table:table-cell>
          <table:table-cell office:value-type="float" office:value="0.000312589245893211" calcext:value-type="float">
            <text:p>0.000312589245893</text:p>
          </table:table-cell>
          <table:table-cell office:value-type="float" office:value="0.000312585695584996" calcext:value-type="float">
            <text:p>0.000312585695585</text:p>
          </table:table-cell>
          <table:table-cell office:value-type="float" office:value="0.000312582276385998" calcext:value-type="float">
            <text:p>0.000312582276386</text:p>
          </table:table-cell>
          <table:table-cell office:value-type="float" office:value="0.000312578980830983" calcext:value-type="float">
            <text:p>0.000312578980831</text:p>
          </table:table-cell>
          <table:table-cell office:value-type="float" office:value="0.000312575801627709" calcext:value-type="float">
            <text:p>0.000312575801628</text:p>
          </table:table-cell>
          <table:table-cell office:value-type="float" office:value="0.000312572731701436" calcext:value-type="float">
            <text:p>0.000312572731701</text:p>
          </table:table-cell>
          <table:table-cell office:value-type="float" office:value="0.000312569764228556" calcext:value-type="float">
            <text:p>0.000312569764229</text:p>
          </table:table-cell>
          <table:table-cell office:value-type="float" office:value="0.000312566892661137" calcext:value-type="float">
            <text:p>0.000312566892661</text:p>
          </table:table-cell>
          <table:table-cell office:value-type="float" office:value="0.000312566289776097" calcext:value-type="float">
            <text:p>0.000312566289776</text:p>
          </table:table-cell>
          <table:table-cell office:value-type="float" office:value="0.0003125635915659" calcext:value-type="float">
            <text:p>0.000312563591566</text:p>
          </table:table-cell>
          <table:table-cell office:value-type="float" office:value="0.000312560971389704" calcext:value-type="float">
            <text:p>0.00031256097139</text:p>
          </table:table-cell>
          <table:table-cell office:value-type="float" office:value="0.000312558423895544" calcext:value-type="float">
            <text:p>0.000312558423896</text:p>
          </table:table-cell>
          <table:table-cell office:value-type="float" office:value="0.000312555944030079" calcext:value-type="float">
            <text:p>0.00031255594403</text:p>
          </table:table-cell>
          <table:table-cell office:value-type="float" office:value="0.000312555706149213" calcext:value-type="float">
            <text:p>0.000312555706149</text:p>
          </table:table-cell>
          <table:table-cell office:value-type="float" office:value="0.000312553347547362" calcext:value-type="float">
            <text:p>0.000312553347547</text:p>
          </table:table-cell>
          <table:table-cell office:value-type="float" office:value="0.000312551043123817" calcext:value-type="float">
            <text:p>0.000312551043124</text:p>
          </table:table-cell>
          <table:table-cell office:value-type="float" office:value="0.000312548788932834" calcext:value-type="float">
            <text:p>0.000312548788933</text:p>
          </table:table-cell>
          <table:table-cell office:value-type="float" office:value="0.000312546581279041" calcext:value-type="float">
            <text:p>0.000312546581279</text:p>
          </table:table-cell>
          <table:table-cell office:value-type="float" office:value="0.000312546595812465" calcext:value-type="float">
            <text:p>0.000312546595812</text:p>
          </table:table-cell>
          <table:table-cell office:value-type="float" office:value="0.000312547097904991" calcext:value-type="float">
            <text:p>0.000312547097905</text:p>
          </table:table-cell>
          <table:table-cell office:value-type="float" office:value="0.000312547189117265" calcext:value-type="float">
            <text:p>0.000312547189117</text:p>
          </table:table-cell>
          <table:table-cell office:value-type="float" office:value="0.000312547314339024" calcext:value-type="float">
            <text:p>0.000312547314339</text:p>
          </table:table-cell>
          <table:table-cell office:value-type="float" office:value="0.000312547470939206" calcext:value-type="float">
            <text:p>0.000312547470939</text:p>
          </table:table-cell>
          <table:table-cell office:value-type="float" office:value="0.000312547656464907" calcext:value-type="float">
            <text:p>0.000312547656465</text:p>
          </table:table-cell>
          <table:table-cell office:value-type="float" office:value="0.000312547868631446" calcext:value-type="float">
            <text:p>0.000312547868631</text:p>
          </table:table-cell>
          <table:table-cell office:value-type="float" office:value="0.000312548105310145" calcext:value-type="float">
            <text:p>0.00031254810531</text:p>
          </table:table-cell>
          <table:table-cell office:value-type="float" office:value="0.000312558405581483" calcext:value-type="float">
            <text:p>0.000312558405581</text:p>
          </table:table-cell>
          <table:table-cell office:value-type="float" office:value="0.000312528224382378" calcext:value-type="float">
            <text:p>0.000312528224382</text:p>
          </table:table-cell>
          <table:table-cell office:value-type="float" office:value="0.000312538564467485" calcext:value-type="float">
            <text:p>0.000312538564467</text:p>
          </table:table-cell>
          <table:table-cell office:value-type="float" office:value="0.00031254892188848" calcext:value-type="float">
            <text:p>0.000312548921888</text:p>
          </table:table-cell>
          <table:table-cell office:value-type="float" office:value="0.000312559295163196" calcext:value-type="float">
            <text:p>0.000312559295163</text:p>
          </table:table-cell>
          <table:table-cell office:value-type="float" office:value="0.000312569682913339" calcext:value-type="float">
            <text:p>0.000312569682913</text:p>
          </table:table-cell>
          <table:table-cell office:value-type="float" office:value="0.000312580083857701" calcext:value-type="float">
            <text:p>0.000312580083858</text:p>
          </table:table-cell>
          <table:table-cell office:value-type="float" office:value="0.000312590496806411" calcext:value-type="float">
            <text:p>0.000312590496806</text:p>
          </table:table-cell>
          <table:table-cell office:value-type="float" office:value="0.000312560262466854" calcext:value-type="float">
            <text:p>0.000312560262467</text:p>
          </table:table-cell>
          <table:table-cell office:value-type="float" office:value="0.000312570696407869" calcext:value-type="float">
            <text:p>0.000312570696408</text:p>
          </table:table-cell>
          <table:table-cell office:value-type="float" office:value="0.00031258113926239" calcext:value-type="float">
            <text:p>0.000312581139262</text:p>
          </table:table-cell>
          <table:table-cell office:value-type="float" office:value="0.000312591590143277" calcext:value-type="float">
            <text:p>0.000312591590143</text:p>
          </table:table-cell>
          <table:table-cell office:value-type="float" office:value="0.000312562078399004" calcext:value-type="float">
            <text:p>0.000312562078399</text:p>
          </table:table-cell>
          <table:table-cell office:value-type="float" office:value="0.000312572543137773" calcext:value-type="float">
            <text:p>0.000312572543138</text:p>
          </table:table-cell>
          <table:table-cell office:value-type="float" office:value="0.000312583013603556" calcext:value-type="float">
            <text:p>0.000312583013604</text:p>
          </table:table-cell>
          <table:table-cell office:value-type="float" office:value="0.000312552846367675" calcext:value-type="float">
            <text:p>0.000312552846368</text:p>
          </table:table-cell>
          <table:table-cell office:value-type="float" office:value="0.000312580636145712" calcext:value-type="float">
            <text:p>0.000312580636146</text:p>
          </table:table-cell>
          <table:table-cell office:value-type="float" office:value="0.000312566728880376" calcext:value-type="float">
            <text:p>0.00031256672888</text:p>
          </table:table-cell>
          <table:table-cell office:value-type="float" office:value="0.000312594525816033" calcext:value-type="float">
            <text:p>0.000312594525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7580413107385E-026" calcext:value-type="float">
            <text:p>-5.27580413107385E-26</text:p>
          </table:table-cell>
          <table:table-cell office:value-type="float" office:value="-3.53109407593514E-027" calcext:value-type="float">
            <text:p>-3.53109407593514E-27</text:p>
          </table:table-cell>
          <table:table-cell office:value-type="float" office:value="-2.66225992296847E-024" calcext:value-type="float">
            <text:p>-2.66225992296847E-24</text:p>
          </table:table-cell>
          <table:table-cell office:value-type="float" office:value="5.83306380809651E-022" calcext:value-type="float">
            <text:p>5.83306380809651E-22</text:p>
          </table:table-cell>
          <table:table-cell office:value-type="float" office:value="-1.02998456459158E-023" calcext:value-type="float">
            <text:p>-1.02998456459158E-23</text:p>
          </table:table-cell>
          <table:table-cell office:value-type="float" office:value="-1.92689901600807E-022" calcext:value-type="float">
            <text:p>-1.92689901600807E-22</text:p>
          </table:table-cell>
          <table:table-cell office:value-type="float" office:value="-5.40966829109682E-024" calcext:value-type="float">
            <text:p>-5.40966829109682E-24</text:p>
          </table:table-cell>
          <table:table-cell office:value-type="float" office:value="-3.84785768876223E-025" calcext:value-type="float">
            <text:p>-3.84785768876223E-25</text:p>
          </table:table-cell>
          <table:table-cell office:value-type="float" office:value="-1.02446482162702E-022" calcext:value-type="float">
            <text:p>-1.02446482162702E-22</text:p>
          </table:table-cell>
          <table:table-cell office:value-type="float" office:value="2.91072951103993E-024" calcext:value-type="float">
            <text:p>2.91072951103993E-24</text:p>
          </table:table-cell>
          <table:table-cell office:value-type="float" office:value="2.06063986598346E-022" calcext:value-type="float">
            <text:p>2.06063986598346E-22</text:p>
          </table:table-cell>
          <table:table-cell office:value-type="float" office:value="-2.37957341630071E-023" calcext:value-type="float">
            <text:p>-2.37957341630071E-23</text:p>
          </table:table-cell>
          <table:table-cell office:value-type="float" office:value="1.58882560868574E-020" calcext:value-type="float">
            <text:p>1.58882560868574E-20</text:p>
          </table:table-cell>
          <table:table-cell office:value-type="float" office:value="3.63409964019696E-022" calcext:value-type="float">
            <text:p>3.63409964019696E-22</text:p>
          </table:table-cell>
          <table:table-cell office:value-type="float" office:value="8.47661269951354E-026" calcext:value-type="float">
            <text:p>8.47661269951354E-26</text:p>
          </table:table-cell>
          <table:table-cell office:value-type="float" office:value="-0.0000273877499469355" calcext:value-type="float">
            <text:p>-2.73877499469355E-05</text:p>
          </table:table-cell>
          <table:table-cell office:value-type="float" office:value="-0.0000973472950558086" calcext:value-type="float">
            <text:p>-9.73472950558086E-05</text:p>
          </table:table-cell>
          <table:table-cell office:value-type="float" office:value="-0.000170958951424447" calcext:value-type="float">
            <text:p>-0.000170958951424</text:p>
          </table:table-cell>
          <table:table-cell office:value-type="float" office:value="-0.000209978390158327" calcext:value-type="float">
            <text:p>-0.000209978390158</text:p>
          </table:table-cell>
          <table:table-cell office:value-type="float" office:value="-0.000248939618189186" calcext:value-type="float">
            <text:p>-0.000248939618189</text:p>
          </table:table-cell>
          <table:table-cell office:value-type="float" office:value="-0.000287845672463971" calcext:value-type="float">
            <text:p>-0.000287845672464</text:p>
          </table:table-cell>
          <table:table-cell office:value-type="float" office:value="-0.000326699952141981" calcext:value-type="float">
            <text:p>-0.000326699952142</text:p>
          </table:table-cell>
          <table:table-cell office:value-type="float" office:value="-0.000365506212904605" calcext:value-type="float">
            <text:p>-0.000365506212905</text:p>
          </table:table-cell>
          <table:table-cell office:value-type="float" office:value="-0.000404268558595268" calcext:value-type="float">
            <text:p>-0.000404268558595</text:p>
          </table:table-cell>
          <table:table-cell office:value-type="float" office:value="-0.000442975738490136" calcext:value-type="float">
            <text:p>-0.00044297573849</text:p>
          </table:table-cell>
          <table:table-cell office:value-type="float" office:value="-0.00048174697710576" calcext:value-type="float">
            <text:p>-0.000481746977106</text:p>
          </table:table-cell>
          <table:table-cell office:value-type="float" office:value="-0.000520455065426457" calcext:value-type="float">
            <text:p>-0.000520455065426</text:p>
          </table:table-cell>
          <table:table-cell office:value-type="float" office:value="-0.000559100089379514" calcext:value-type="float">
            <text:p>-0.00055910008938</text:p>
          </table:table-cell>
          <table:table-cell office:value-type="float" office:value="-0.000597682175203083" calcext:value-type="float">
            <text:p>-0.000597682175203</text:p>
          </table:table-cell>
          <table:table-cell office:value-type="float" office:value="-0.000636201419308357" calcext:value-type="float">
            <text:p>-0.000636201419308</text:p>
          </table:table-cell>
          <table:table-cell office:value-type="float" office:value="-0.000674657915760666" calcext:value-type="float">
            <text:p>-0.000674657915761</text:p>
          </table:table-cell>
          <table:table-cell office:value-type="float" office:value="-0.000713051762119342" calcext:value-type="float">
            <text:p>-0.000713051762119</text:p>
          </table:table-cell>
          <table:table-cell office:value-type="float" office:value="-0.000751382993668589" calcext:value-type="float">
            <text:p>-0.000751382993669</text:p>
          </table:table-cell>
          <table:table-cell office:value-type="float" office:value="-0.000789651706775673" calcext:value-type="float">
            <text:p>-0.000789651706776</text:p>
          </table:table-cell>
          <table:table-cell office:value-type="float" office:value="-0.000827857989921116" calcext:value-type="float">
            <text:p>-0.000827857989921</text:p>
          </table:table-cell>
          <table:table-cell office:value-type="float" office:value="-0.000827864990373673" calcext:value-type="float">
            <text:p>-0.000827864990374</text:p>
          </table:table-cell>
          <table:table-cell office:value-type="float" office:value="-0.00082788446559545" calcext:value-type="float">
            <text:p>-0.000827884465595</text:p>
          </table:table-cell>
          <table:table-cell office:value-type="float" office:value="-0.000827903879017536" calcext:value-type="float">
            <text:p>-0.000827903879018</text:p>
          </table:table-cell>
          <table:table-cell office:value-type="float" office:value="-0.000827923213629487" calcext:value-type="float">
            <text:p>-0.000827923213629</text:p>
          </table:table-cell>
          <table:table-cell office:value-type="float" office:value="-0.000827942455474678" calcext:value-type="float">
            <text:p>-0.000827942455475</text:p>
          </table:table-cell>
          <table:table-cell office:value-type="float" office:value="-0.000827870892002555" calcext:value-type="float">
            <text:p>-0.000827870892003</text:p>
          </table:table-cell>
          <table:table-cell office:value-type="float" office:value="-0.00082786479779693" calcext:value-type="float">
            <text:p>-0.000827864797797</text:p>
          </table:table-cell>
          <table:table-cell office:value-type="float" office:value="-0.000827871553167091" calcext:value-type="float">
            <text:p>-0.000827871553167</text:p>
          </table:table-cell>
          <table:table-cell office:value-type="float" office:value="-0.000827865217530764" calcext:value-type="float">
            <text:p>-0.000827865217531</text:p>
          </table:table-cell>
          <table:table-cell office:value-type="float" office:value="-0.000827858756739023" calcext:value-type="float">
            <text:p>-0.000827858756739</text:p>
          </table:table-cell>
          <table:table-cell office:value-type="float" office:value="-0.000827854066364952" calcext:value-type="float">
            <text:p>-0.000827854066365</text:p>
          </table:table-cell>
          <table:table-cell office:value-type="float" office:value="-0.000827860955395114" calcext:value-type="float">
            <text:p>-0.000827860955395</text:p>
          </table:table-cell>
          <table:table-cell office:value-type="float" office:value="-0.000827856015340823" calcext:value-type="float">
            <text:p>-0.000827856015341</text:p>
          </table:table-cell>
          <table:table-cell office:value-type="float" office:value="-0.000827850953570664" calcext:value-type="float">
            <text:p>-0.000827850953571</text:p>
          </table:table-cell>
          <table:table-cell office:value-type="float" office:value="-0.00082785394701528" calcext:value-type="float">
            <text:p>-0.000827853947015</text:p>
          </table:table-cell>
          <table:table-cell office:value-type="float" office:value="-0.000827848651482754" calcext:value-type="float">
            <text:p>-0.000827848651483</text:p>
          </table:table-cell>
          <table:table-cell office:value-type="float" office:value="-0.000827843244855892" calcext:value-type="float">
            <text:p>-0.000827843244856</text:p>
          </table:table-cell>
          <table:table-cell office:value-type="float" office:value="-0.000827837731411348" calcext:value-type="float">
            <text:p>-0.000827837731411</text:p>
          </table:table-cell>
          <table:table-cell office:value-type="float" office:value="-0.000827832115618846" calcext:value-type="float">
            <text:p>-0.000827832115619</text:p>
          </table:table-cell>
          <table:table-cell office:value-type="float" office:value="-0.000827826402061126" calcext:value-type="float">
            <text:p>-0.000827826402061</text:p>
          </table:table-cell>
          <table:table-cell office:value-type="float" office:value="-0.000827820595366717" calcext:value-type="float">
            <text:p>-0.000827820595367</text:p>
          </table:table-cell>
          <table:table-cell office:value-type="float" office:value="-0.0008278147001553" calcext:value-type="float">
            <text:p>-0.000827814700155</text:p>
          </table:table-cell>
          <table:table-cell office:value-type="float" office:value="-0.000827808720993932" calcext:value-type="float">
            <text:p>-0.000827808720994</text:p>
          </table:table-cell>
          <table:table-cell office:value-type="float" office:value="-0.000827802662362045" calcext:value-type="float">
            <text:p>-0.000827802662362</text:p>
          </table:table-cell>
          <table:table-cell office:value-type="float" office:value="-0.000827796528624723" calcext:value-type="float">
            <text:p>-0.000827796528625</text:p>
          </table:table-cell>
          <table:table-cell office:value-type="float" office:value="-0.000827798497806856" calcext:value-type="float">
            <text:p>-0.000827798497807</text:p>
          </table:table-cell>
          <table:table-cell office:value-type="float" office:value="-0.000827792226405303" calcext:value-type="float">
            <text:p>-0.000827792226405</text:p>
          </table:table-cell>
          <table:table-cell office:value-type="float" office:value="-0.00082778589212668" calcext:value-type="float">
            <text:p>-0.000827785892127</text:p>
          </table:table-cell>
          <table:table-cell office:value-type="float" office:value="-0.000827779498722482" calcext:value-type="float">
            <text:p>-0.000827779498722</text:p>
          </table:table-cell>
          <table:table-cell office:value-type="float" office:value="-0.000827773049773357" calcext:value-type="float">
            <text:p>-0.000827773049773</text:p>
          </table:table-cell>
          <table:table-cell office:value-type="float" office:value="-0.000827774722483483" calcext:value-type="float">
            <text:p>-0.000827774722483</text:p>
          </table:table-cell>
          <table:table-cell office:value-type="float" office:value="-0.000827768172511002" calcext:value-type="float">
            <text:p>-0.000827768172511</text:p>
          </table:table-cell>
          <table:table-cell office:value-type="float" office:value="-0.000827761576710944" calcext:value-type="float">
            <text:p>-0.000827761576711</text:p>
          </table:table-cell>
          <table:table-cell office:value-type="float" office:value="-0.000827754937988909" calcext:value-type="float">
            <text:p>-0.000827754937989</text:p>
          </table:table-cell>
          <table:table-cell office:value-type="float" office:value="-0.000827748259090698" calcext:value-type="float">
            <text:p>-0.000827748259091</text:p>
          </table:table-cell>
          <table:table-cell office:value-type="float" office:value="-0.000827749716428882" calcext:value-type="float">
            <text:p>-0.000827749716429</text:p>
          </table:table-cell>
          <table:table-cell office:value-type="float" office:value="-0.000827748882181419" calcext:value-type="float">
            <text:p>-0.000827748882181</text:p>
          </table:table-cell>
          <table:table-cell office:value-type="float" office:value="-0.00082775027156642" calcext:value-type="float">
            <text:p>-0.000827750271566</text:p>
          </table:table-cell>
          <table:table-cell office:value-type="float" office:value="-0.000827751630305437" calcext:value-type="float">
            <text:p>-0.000827751630305</text:p>
          </table:table-cell>
          <table:table-cell office:value-type="float" office:value="-0.000827752960434598" calcext:value-type="float">
            <text:p>-0.000827752960435</text:p>
          </table:table-cell>
          <table:table-cell office:value-type="float" office:value="-0.000827754263866958" calcext:value-type="float">
            <text:p>-0.000827754263867</text:p>
          </table:table-cell>
          <table:table-cell office:value-type="float" office:value="-0.000827755542398903" calcext:value-type="float">
            <text:p>-0.000827755542399</text:p>
          </table:table-cell>
          <table:table-cell office:value-type="float" office:value="-0.000827756797717267" calcext:value-type="float">
            <text:p>-0.000827756797717</text:p>
          </table:table-cell>
          <table:table-cell office:value-type="float" office:value="-0.000827785696489192" calcext:value-type="float">
            <text:p>-0.000827785696489</text:p>
          </table:table-cell>
          <table:table-cell office:value-type="float" office:value="-0.000827697313166791" calcext:value-type="float">
            <text:p>-0.000827697313167</text:p>
          </table:table-cell>
          <table:table-cell office:value-type="float" office:value="-0.000827726173041973" calcext:value-type="float">
            <text:p>-0.000827726173042</text:p>
          </table:table-cell>
          <table:table-cell office:value-type="float" office:value="-0.000827755015430005" calcext:value-type="float">
            <text:p>-0.00082775501543</text:p>
          </table:table-cell>
          <table:table-cell office:value-type="float" office:value="-0.000827783841552832" calcext:value-type="float">
            <text:p>-0.000827783841553</text:p>
          </table:table-cell>
          <table:table-cell office:value-type="float" office:value="-0.000827812652555162" calcext:value-type="float">
            <text:p>-0.000827812652555</text:p>
          </table:table-cell>
          <table:table-cell office:value-type="float" office:value="-0.000827841449509952" calcext:value-type="float">
            <text:p>-0.00082784144951</text:p>
          </table:table-cell>
          <table:table-cell office:value-type="float" office:value="-0.000827870233421707" calcext:value-type="float">
            <text:p>-0.000827870233422</text:p>
          </table:table-cell>
          <table:table-cell office:value-type="float" office:value="-0.000827781285323994" calcext:value-type="float">
            <text:p>-0.000827781285324</text:p>
          </table:table-cell>
          <table:table-cell office:value-type="float" office:value="-0.000827810046001146" calcext:value-type="float">
            <text:p>-0.000827810046001</text:p>
          </table:table-cell>
          <table:table-cell office:value-type="float" office:value="-0.000827838796284663" calcext:value-type="float">
            <text:p>-0.000827838796285</text:p>
          </table:table-cell>
          <table:table-cell office:value-type="float" office:value="-0.000827867536947442" calcext:value-type="float">
            <text:p>-0.000827867536947</text:p>
          </table:table-cell>
          <table:table-cell office:value-type="float" office:value="-0.000827780574379041" calcext:value-type="float">
            <text:p>-0.000827780574379</text:p>
          </table:table-cell>
          <table:table-cell office:value-type="float" office:value="-0.000827809298015955" calcext:value-type="float">
            <text:p>-0.000827809298016</text:p>
          </table:table-cell>
          <table:table-cell office:value-type="float" office:value="-0.000827838014069566" calcext:value-type="float">
            <text:p>-0.00082783801407</text:p>
          </table:table-cell>
          <table:table-cell office:value-type="float" office:value="-0.000827749050641378" calcext:value-type="float">
            <text:p>-0.000827749050641</text:p>
          </table:table-cell>
          <table:table-cell office:value-type="float" office:value="-0.000827828429237415" calcext:value-type="float">
            <text:p>-0.000827828429237</text:p>
          </table:table-cell>
          <table:table-cell office:value-type="float" office:value="-0.000827786684084194" calcext:value-type="float">
            <text:p>-0.000827786684084</text:p>
          </table:table-cell>
          <table:table-cell office:value-type="float" office:value="-0.00082786605130907" calcext:value-type="float">
            <text:p>-0.0008278660513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1.85178325029529E-028" calcext:value-type="float">
            <text:p>1.85178325029529E-28</text:p>
          </table:table-cell>
          <table:table-cell office:value-type="float" office:value="3.90681312810779E-029" calcext:value-type="float">
            <text:p>3.90681312810779E-29</text:p>
          </table:table-cell>
          <table:table-cell office:value-type="float" office:value="5.13655185245556E-022" calcext:value-type="float">
            <text:p>5.13655185245556E-22</text:p>
          </table:table-cell>
          <table:table-cell office:value-type="float" office:value="-2.01017601668403E-021" calcext:value-type="float">
            <text:p>-2.01017601668403E-21</text:p>
          </table:table-cell>
          <table:table-cell office:value-type="float" office:value="0.0000000907770549926278" calcext:value-type="float">
            <text:p>9.07770549926278E-08</text:p>
          </table:table-cell>
          <table:table-cell office:value-type="float" office:value="0.000000355757587374266" calcext:value-type="float">
            <text:p>3.55757587374266E-07</text:p>
          </table:table-cell>
          <table:table-cell office:value-type="float" office:value="0.000000868626649557868" calcext:value-type="float">
            <text:p>8.68626649557868E-07</text:p>
          </table:table-cell>
          <table:table-cell office:value-type="float" office:value="0.00000170519449132157" calcext:value-type="float">
            <text:p>1.70519449132157E-06</text:p>
          </table:table-cell>
          <table:table-cell office:value-type="float" office:value="-0.0000167890358608832" calcext:value-type="float">
            <text:p>-1.67890358608832E-05</text:p>
          </table:table-cell>
          <table:table-cell office:value-type="float" office:value="-0.0000543661465715259" calcext:value-type="float">
            <text:p>-5.43661465715259E-05</text:p>
          </table:table-cell>
          <table:table-cell office:value-type="float" office:value="-0.000111072503353658" calcext:value-type="float">
            <text:p>-0.000111072503354</text:p>
          </table:table-cell>
          <table:table-cell office:value-type="float" office:value="-0.00112848678504598" calcext:value-type="float">
            <text:p>-0.001128486785046</text:p>
          </table:table-cell>
          <table:table-cell office:value-type="float" office:value="-0.00174353930118706" calcext:value-type="float">
            <text:p>-0.001743539301187</text:p>
          </table:table-cell>
          <table:table-cell office:value-type="float" office:value="-0.00212207246652073" calcext:value-type="float">
            <text:p>-0.002122072466521</text:p>
          </table:table-cell>
          <table:table-cell office:value-type="float" office:value="-0.00250025216030261" calcext:value-type="float">
            <text:p>-0.002500252160303</text:p>
          </table:table-cell>
          <table:table-cell office:value-type="float" office:value="-0.00287808996007057" calcext:value-type="float">
            <text:p>-0.002878089960071</text:p>
          </table:table-cell>
          <table:table-cell office:value-type="float" office:value="-0.00325559726280828" calcext:value-type="float">
            <text:p>-0.003255597262808</text:p>
          </table:table-cell>
          <table:table-cell office:value-type="float" office:value="-0.00363278956495674" calcext:value-type="float">
            <text:p>-0.003632789564957</text:p>
          </table:table-cell>
          <table:table-cell office:value-type="float" office:value="-0.00400970657196326" calcext:value-type="float">
            <text:p>-0.004009706571963</text:p>
          </table:table-cell>
          <table:table-cell office:value-type="float" office:value="-0.00438635552512227" calcext:value-type="float">
            <text:p>-0.004386355525122</text:p>
          </table:table-cell>
          <table:table-cell office:value-type="float" office:value="-0.0047637744454316" calcext:value-type="float">
            <text:p>-0.004763774445432</text:p>
          </table:table-cell>
          <table:table-cell office:value-type="float" office:value="-0.00514077449408182" calcext:value-type="float">
            <text:p>-0.005140774494082</text:p>
          </table:table-cell>
          <table:table-cell office:value-type="float" office:value="-0.00551736711624462" calcext:value-type="float">
            <text:p>-0.005517367116245</text:p>
          </table:table-cell>
          <table:table-cell office:value-type="float" office:value="-0.00589356371923857" calcext:value-type="float">
            <text:p>-0.005893563719239</text:p>
          </table:table-cell>
          <table:table-cell office:value-type="float" office:value="-0.00626937567297232" calcext:value-type="float">
            <text:p>-0.006269375672972</text:p>
          </table:table-cell>
          <table:table-cell office:value-type="float" office:value="-0.00664481430908121" calcext:value-type="float">
            <text:p>-0.006644814309081</text:p>
          </table:table-cell>
          <table:table-cell office:value-type="float" office:value="-0.00701989100241819" calcext:value-type="float">
            <text:p>-0.007019891002418</text:p>
          </table:table-cell>
          <table:table-cell office:value-type="float" office:value="-0.00739461851674907" calcext:value-type="float">
            <text:p>-0.007394618516749</text:p>
          </table:table-cell>
          <table:table-cell office:value-type="float" office:value="-0.00776900623903506" calcext:value-type="float">
            <text:p>-0.007769006239035</text:p>
          </table:table-cell>
          <table:table-cell office:value-type="float" office:value="-0.00814306729262683" calcext:value-type="float">
            <text:p>-0.008143067292627</text:p>
          </table:table-cell>
          <table:table-cell office:value-type="float" office:value="-0.00851681054451618" calcext:value-type="float">
            <text:p>-0.008516810544516</text:p>
          </table:table-cell>
          <table:table-cell office:value-type="float" office:value="-0.00889024708010805" calcext:value-type="float">
            <text:p>-0.008890247080108</text:p>
          </table:table-cell>
          <table:table-cell office:value-type="float" office:value="-0.00926338794420338" calcext:value-type="float">
            <text:p>-0.009263387944203</text:p>
          </table:table-cell>
          <table:table-cell office:value-type="float" office:value="-0.00963624414110686" calcext:value-type="float">
            <text:p>-0.009636244141107</text:p>
          </table:table-cell>
          <table:table-cell office:value-type="float" office:value="-0.0100088266348648" calcext:value-type="float">
            <text:p>-0.010008826634865</text:p>
          </table:table-cell>
          <table:table-cell office:value-type="float" office:value="-0.0103811463426725" calcext:value-type="float">
            <text:p>-0.010381146342673</text:p>
          </table:table-cell>
          <table:table-cell office:value-type="float" office:value="-0.0107532141432759" calcext:value-type="float">
            <text:p>-0.010753214143276</text:p>
          </table:table-cell>
          <table:table-cell office:value-type="float" office:value="-0.0107533370460538" calcext:value-type="float">
            <text:p>-0.010753337046054</text:p>
          </table:table-cell>
          <table:table-cell office:value-type="float" office:value="-0.0107534401019067" calcext:value-type="float">
            <text:p>-0.010753440101907</text:p>
          </table:table-cell>
          <table:table-cell office:value-type="float" office:value="-0.0107535431565964" calcext:value-type="float">
            <text:p>-0.010753543156596</text:p>
          </table:table-cell>
          <table:table-cell office:value-type="float" office:value="-0.010753646209931" calcext:value-type="float">
            <text:p>-0.010753646209931</text:p>
          </table:table-cell>
          <table:table-cell office:value-type="float" office:value="-0.0107537492617632" calcext:value-type="float">
            <text:p>-0.010753749261763</text:p>
          </table:table-cell>
          <table:table-cell office:value-type="float" office:value="-0.0107533631543607" calcext:value-type="float">
            <text:p>-0.010753363154361</text:p>
          </table:table-cell>
          <table:table-cell office:value-type="float" office:value="-0.0107527504949337" calcext:value-type="float">
            <text:p>-0.010752750494934</text:p>
          </table:table-cell>
          <table:table-cell office:value-type="float" office:value="-0.0107528647357595" calcext:value-type="float">
            <text:p>-0.01075286473576</text:p>
          </table:table-cell>
          <table:table-cell office:value-type="float" office:value="-0.0107522520746555" calcext:value-type="float">
            <text:p>-0.010752252074656</text:p>
          </table:table-cell>
          <table:table-cell office:value-type="float" office:value="-0.0107516394142427" calcext:value-type="float">
            <text:p>-0.010751639414243</text:p>
          </table:table-cell>
          <table:table-cell office:value-type="float" office:value="-0.010751289061217" calcext:value-type="float">
            <text:p>-0.010751289061217</text:p>
          </table:table-cell>
          <table:table-cell office:value-type="float" office:value="-0.0107516131138749" calcext:value-type="float">
            <text:p>-0.010751613113875</text:p>
          </table:table-cell>
          <table:table-cell office:value-type="float" office:value="-0.0107512627574493" calcext:value-type="float">
            <text:p>-0.010751262757449</text:p>
          </table:table-cell>
          <table:table-cell office:value-type="float" office:value="-0.010750912400032" calcext:value-type="float">
            <text:p>-0.010750912400032</text:p>
          </table:table-cell>
          <table:table-cell office:value-type="float" office:value="-0.0107508597918198" calcext:value-type="float">
            <text:p>-0.01075085979182</text:p>
          </table:table-cell>
          <table:table-cell office:value-type="float" office:value="-0.0107505094319985" calcext:value-type="float">
            <text:p>-0.010750509431999</text:p>
          </table:table-cell>
          <table:table-cell office:value-type="float" office:value="-0.0107501590713819" calcext:value-type="float">
            <text:p>-0.010750159071382</text:p>
          </table:table-cell>
          <table:table-cell office:value-type="float" office:value="-0.0107498087100419" calcext:value-type="float">
            <text:p>-0.010749808710042</text:p>
          </table:table-cell>
          <table:table-cell office:value-type="float" office:value="-0.0107494583480501" calcext:value-type="float">
            <text:p>-0.01074945834805</text:p>
          </table:table-cell>
          <table:table-cell office:value-type="float" office:value="-0.0107491079854774" calcext:value-type="float">
            <text:p>-0.010749107985477</text:p>
          </table:table-cell>
          <table:table-cell office:value-type="float" office:value="-0.0107487576223947" calcext:value-type="float">
            <text:p>-0.010748757622395</text:p>
          </table:table-cell>
          <table:table-cell office:value-type="float" office:value="-0.0107484072588722" calcext:value-type="float">
            <text:p>-0.010748407258872</text:p>
          </table:table-cell>
          <table:table-cell office:value-type="float" office:value="-0.0107480568949776" calcext:value-type="float">
            <text:p>-0.010748056894978</text:p>
          </table:table-cell>
          <table:table-cell office:value-type="float" office:value="-0.0107477065307717" calcext:value-type="float">
            <text:p>-0.010747706530772</text:p>
          </table:table-cell>
          <table:table-cell office:value-type="float" office:value="-0.0107473561663198" calcext:value-type="float">
            <text:p>-0.01074735616632</text:p>
          </table:table-cell>
          <table:table-cell office:value-type="float" office:value="-0.0107473035235216" calcext:value-type="float">
            <text:p>-0.010747303523522</text:p>
          </table:table-cell>
          <table:table-cell office:value-type="float" office:value="-0.0107469531581456" calcext:value-type="float">
            <text:p>-0.010746953158146</text:p>
          </table:table-cell>
          <table:table-cell office:value-type="float" office:value="-0.0107466027926919" calcext:value-type="float">
            <text:p>-0.010746602792692</text:p>
          </table:table-cell>
          <table:table-cell office:value-type="float" office:value="-0.0107462524272155" calcext:value-type="float">
            <text:p>-0.010746252427216</text:p>
          </table:table-cell>
          <table:table-cell office:value-type="float" office:value="-0.0107459020617638" calcext:value-type="float">
            <text:p>-0.010745902061764</text:p>
          </table:table-cell>
          <table:table-cell office:value-type="float" office:value="-0.0107458494061294" calcext:value-type="float">
            <text:p>-0.010745849406129</text:p>
          </table:table-cell>
          <table:table-cell office:value-type="float" office:value="-0.0107454990402476" calcext:value-type="float">
            <text:p>-0.010745499040248</text:p>
          </table:table-cell>
          <table:table-cell office:value-type="float" office:value="-0.0107451486745176" calcext:value-type="float">
            <text:p>-0.010745148674518</text:p>
          </table:table-cell>
          <table:table-cell office:value-type="float" office:value="-0.0107447983089812" calcext:value-type="float">
            <text:p>-0.010744798308981</text:p>
          </table:table-cell>
          <table:table-cell office:value-type="float" office:value="-0.0107444479436695" calcext:value-type="float">
            <text:p>-0.01074444794367</text:p>
          </table:table-cell>
          <table:table-cell office:value-type="float" office:value="-0.0107443952780983" calcext:value-type="float">
            <text:p>-0.010744395278098</text:p>
          </table:table-cell>
          <table:table-cell office:value-type="float" office:value="-0.0107448067228284" calcext:value-type="float">
            <text:p>-0.010744806722828</text:p>
          </table:table-cell>
          <table:table-cell office:value-type="float" office:value="-0.0107447540564329" calcext:value-type="float">
            <text:p>-0.010744754056433</text:p>
          </table:table-cell>
          <table:table-cell office:value-type="float" office:value="-0.0107447013897292" calcext:value-type="float">
            <text:p>-0.010744701389729</text:p>
          </table:table-cell>
          <table:table-cell office:value-type="float" office:value="-0.0107446487227362" calcext:value-type="float">
            <text:p>-0.010744648722736</text:p>
          </table:table-cell>
          <table:table-cell office:value-type="float" office:value="-0.0107445960554852" calcext:value-type="float">
            <text:p>-0.010744596055485</text:p>
          </table:table-cell>
          <table:table-cell office:value-type="float" office:value="-0.0107445433879913" calcext:value-type="float">
            <text:p>-0.010744543387991</text:p>
          </table:table-cell>
          <table:table-cell office:value-type="float" office:value="-0.0107444907202823" calcext:value-type="float">
            <text:p>-0.010744490720282</text:p>
          </table:table-cell>
          <table:table-cell office:value-type="float" office:value="-0.0107455245384543" calcext:value-type="float">
            <text:p>-0.010745524538454</text:p>
          </table:table-cell>
          <table:table-cell office:value-type="float" office:value="-0.0107445809511797" calcext:value-type="float">
            <text:p>-0.01074458095118</text:p>
          </table:table-cell>
          <table:table-cell office:value-type="float" office:value="-0.0107456147687797" calcext:value-type="float">
            <text:p>-0.01074561476878</text:p>
          </table:table-cell>
          <table:table-cell office:value-type="float" office:value="-0.0107466485930104" calcext:value-type="float">
            <text:p>-0.01074664859301</text:p>
          </table:table-cell>
          <table:table-cell office:value-type="float" office:value="-0.0107476824238892" calcext:value-type="float">
            <text:p>-0.010747682423889</text:p>
          </table:table-cell>
          <table:table-cell office:value-type="float" office:value="-0.0107487162614274" calcext:value-type="float">
            <text:p>-0.010748716261427</text:p>
          </table:table-cell>
          <table:table-cell office:value-type="float" office:value="-0.0107497501056366" calcext:value-type="float">
            <text:p>-0.010749750105637</text:p>
          </table:table-cell>
          <table:table-cell office:value-type="float" office:value="-0.0107507839565275" calcext:value-type="float">
            <text:p>-0.010750783956528</text:p>
          </table:table-cell>
          <table:table-cell office:value-type="float" office:value="-0.0107498397553075" calcext:value-type="float">
            <text:p>-0.010749839755308</text:p>
          </table:table-cell>
          <table:table-cell office:value-type="float" office:value="-0.0107508736058033" calcext:value-type="float">
            <text:p>-0.010750873605803</text:p>
          </table:table-cell>
          <table:table-cell office:value-type="float" office:value="-0.0107519074630112" calcext:value-type="float">
            <text:p>-0.010751907463011</text:p>
          </table:table-cell>
          <table:table-cell office:value-type="float" office:value="-0.010752941326942" calcext:value-type="float">
            <text:p>-0.010752941326942</text:p>
          </table:table-cell>
          <table:table-cell office:value-type="float" office:value="-0.0107520190614401" calcext:value-type="float">
            <text:p>-0.01075201906144</text:p>
          </table:table-cell>
          <table:table-cell office:value-type="float" office:value="-0.0107530529252051" calcext:value-type="float">
            <text:p>-0.010753052925205</text:p>
          </table:table-cell>
          <table:table-cell office:value-type="float" office:value="-0.0107540867957139" calcext:value-type="float">
            <text:p>-0.010754086795714</text:p>
          </table:table-cell>
          <table:table-cell office:value-type="float" office:value="-0.0107531432031074" calcext:value-type="float">
            <text:p>-0.010753143203107</text:p>
          </table:table-cell>
          <table:table-cell office:value-type="float" office:value="-0.0107530913868111" calcext:value-type="float">
            <text:p>-0.010753091386811</text:p>
          </table:table-cell>
          <table:table-cell office:value-type="float" office:value="-0.0107531041451432" calcext:value-type="float">
            <text:p>-0.010753104145143</text:p>
          </table:table-cell>
          <table:table-cell office:value-type="float" office:value="-0.010753052328859" calcext:value-type="float">
            <text:p>-0.01075305232885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6.73967314669909E-029" calcext:value-type="float">
            <text:p>6.73967314669909E-29</text:p>
          </table:table-cell>
          <table:table-cell office:value-type="float" office:value="7.08915807669016E-029" calcext:value-type="float">
            <text:p>7.08915807669016E-29</text:p>
          </table:table-cell>
          <table:table-cell office:value-type="float" office:value="5.65875350721545E-022" calcext:value-type="float">
            <text:p>5.65875350721545E-22</text:p>
          </table:table-cell>
          <table:table-cell office:value-type="float" office:value="-2.92316167358228E-021" calcext:value-type="float">
            <text:p>-2.92316167358228E-21</text:p>
          </table:table-cell>
          <table:table-cell office:value-type="float" office:value="0.000000157310502525017" calcext:value-type="float">
            <text:p>1.57310502525017E-07</text:p>
          </table:table-cell>
          <table:table-cell office:value-type="float" office:value="0.000000616252917388319" calcext:value-type="float">
            <text:p>6.16252917388319E-07</text:p>
          </table:table-cell>
          <table:table-cell office:value-type="float" office:value="0.00000150426115452778" calcext:value-type="float">
            <text:p>1.50426115452778E-06</text:p>
          </table:table-cell>
          <table:table-cell office:value-type="float" office:value="0.00000295771602507255" calcext:value-type="float">
            <text:p>2.95771602507255E-06</text:p>
          </table:table-cell>
          <table:table-cell office:value-type="float" office:value="-0.000339723791927578" calcext:value-type="float">
            <text:p>-0.000339723791928</text:p>
          </table:table-cell>
          <table:table-cell office:value-type="float" office:value="-0.000717210447995879" calcext:value-type="float">
            <text:p>-0.000717210447996</text:p>
          </table:table-cell>
          <table:table-cell office:value-type="float" office:value="-0.00112947759682382" calcext:value-type="float">
            <text:p>-0.001129477596824</text:p>
          </table:table-cell>
          <table:table-cell office:value-type="float" office:value="-0.000618963247196913" calcext:value-type="float">
            <text:p>-0.000618963247197</text:p>
          </table:table-cell>
          <table:table-cell office:value-type="float" office:value="-0.00109068367069123" calcext:value-type="float">
            <text:p>-0.001090683670691</text:p>
          </table:table-cell>
          <table:table-cell office:value-type="float" office:value="-0.00186227870625613" calcext:value-type="float">
            <text:p>-0.001862278706256</text:p>
          </table:table-cell>
          <table:table-cell office:value-type="float" office:value="-0.00263085809075063" calcext:value-type="float">
            <text:p>-0.002630858090751</text:p>
          </table:table-cell>
          <table:table-cell office:value-type="float" office:value="-0.0033964276697449" calcext:value-type="float">
            <text:p>-0.003396427669745</text:p>
          </table:table-cell>
          <table:table-cell office:value-type="float" office:value="-0.0041589930919927" calcext:value-type="float">
            <text:p>-0.004158993091993</text:p>
          </table:table-cell>
          <table:table-cell office:value-type="float" office:value="-0.00491856735733497" calcext:value-type="float">
            <text:p>-0.004918567357335</text:p>
          </table:table-cell>
          <table:table-cell office:value-type="float" office:value="-0.00567520354933582" calcext:value-type="float">
            <text:p>-0.005675203549336</text:p>
          </table:table-cell>
          <table:table-cell office:value-type="float" office:value="-0.00642890261669059" calcext:value-type="float">
            <text:p>-0.006428902616691</text:p>
          </table:table-cell>
          <table:table-cell office:value-type="float" office:value="-0.0071814505221171" calcext:value-type="float">
            <text:p>-0.007181450522117</text:p>
          </table:table-cell>
          <table:table-cell office:value-type="float" office:value="-0.00793077407686074" calcext:value-type="float">
            <text:p>-0.007930774076861</text:p>
          </table:table-cell>
          <table:table-cell office:value-type="float" office:value="-0.00867687939270498" calcext:value-type="float">
            <text:p>-0.008676879392705</text:p>
          </table:table-cell>
          <table:table-cell office:value-type="float" office:value="-0.00941977263579797" calcext:value-type="float">
            <text:p>-0.009419772635798</text:p>
          </table:table-cell>
          <table:table-cell office:value-type="float" office:value="-0.0101594600268548" calcext:value-type="float">
            <text:p>-0.010159460026855</text:p>
          </table:table-cell>
          <table:table-cell office:value-type="float" office:value="-0.0108959478396121" calcext:value-type="float">
            <text:p>-0.010895947839612</text:p>
          </table:table-cell>
          <table:table-cell office:value-type="float" office:value="-0.0116292425579276" calcext:value-type="float">
            <text:p>-0.011629242557928</text:p>
          </table:table-cell>
          <table:table-cell office:value-type="float" office:value="-0.0123593533857078" calcext:value-type="float">
            <text:p>-0.012359353385708</text:p>
          </table:table-cell>
          <table:table-cell office:value-type="float" office:value="-0.0130862833681556" calcext:value-type="float">
            <text:p>-0.013086283368156</text:p>
          </table:table-cell>
          <table:table-cell office:value-type="float" office:value="-0.0138100421909192" calcext:value-type="float">
            <text:p>-0.013810042190919</text:p>
          </table:table-cell>
          <table:table-cell office:value-type="float" office:value="-0.014530632655245" calcext:value-type="float">
            <text:p>-0.014530632655245</text:p>
          </table:table-cell>
          <table:table-cell office:value-type="float" office:value="-0.0152480613418023" calcext:value-type="float">
            <text:p>-0.015248061341802</text:p>
          </table:table-cell>
          <table:table-cell office:value-type="float" office:value="-0.0159623348848762" calcext:value-type="float">
            <text:p>-0.015962334884876</text:p>
          </table:table-cell>
          <table:table-cell office:value-type="float" office:value="-0.0166734599730114" calcext:value-type="float">
            <text:p>-0.016673459973011</text:p>
          </table:table-cell>
          <table:table-cell office:value-type="float" office:value="-0.0173814433495655" calcext:value-type="float">
            <text:p>-0.017381443349566</text:p>
          </table:table-cell>
          <table:table-cell office:value-type="float" office:value="-0.0180862918027479" calcext:value-type="float">
            <text:p>-0.018086291802748</text:p>
          </table:table-cell>
          <table:table-cell office:value-type="float" office:value="-0.0187880121795349" calcext:value-type="float">
            <text:p>-0.018788012179535</text:p>
          </table:table-cell>
          <table:table-cell office:value-type="float" office:value="-0.0187880373427108" calcext:value-type="float">
            <text:p>-0.018788037342711</text:p>
          </table:table-cell>
          <table:table-cell office:value-type="float" office:value="-0.0187880615772389" calcext:value-type="float">
            <text:p>-0.018788061577239</text:p>
          </table:table-cell>
          <table:table-cell office:value-type="float" office:value="-0.0187880858094716" calcext:value-type="float">
            <text:p>-0.018788085809472</text:p>
          </table:table-cell>
          <table:table-cell office:value-type="float" office:value="-0.0187881100390452" calcext:value-type="float">
            <text:p>-0.018788110039045</text:p>
          </table:table-cell>
          <table:table-cell office:value-type="float" office:value="-0.0187881342656738" calcext:value-type="float">
            <text:p>-0.018788134265674</text:p>
          </table:table-cell>
          <table:table-cell office:value-type="float" office:value="-0.0187879337227412" calcext:value-type="float">
            <text:p>-0.018787933722741</text:p>
          </table:table-cell>
          <table:table-cell office:value-type="float" office:value="-0.018788639017814" calcext:value-type="float">
            <text:p>-0.018788639017814</text:p>
          </table:table-cell>
          <table:table-cell office:value-type="float" office:value="-0.0187884200121798" calcext:value-type="float">
            <text:p>-0.01878842001218</text:p>
          </table:table-cell>
          <table:table-cell office:value-type="float" office:value="-0.0187891253019359" calcext:value-type="float">
            <text:p>-0.018789125301936</text:p>
          </table:table-cell>
          <table:table-cell office:value-type="float" office:value="-0.0187898305902252" calcext:value-type="float">
            <text:p>-0.018789830590225</text:p>
          </table:table-cell>
          <table:table-cell office:value-type="float" office:value="-0.0187896909630544" calcext:value-type="float">
            <text:p>-0.018789690963054</text:p>
          </table:table-cell>
          <table:table-cell office:value-type="float" office:value="-0.0187897191647184" calcext:value-type="float">
            <text:p>-0.018789719164718</text:p>
          </table:table-cell>
          <table:table-cell office:value-type="float" office:value="-0.0187895795309056" calcext:value-type="float">
            <text:p>-0.018789579530906</text:p>
          </table:table-cell>
          <table:table-cell office:value-type="float" office:value="-0.018789439893774" calcext:value-type="float">
            <text:p>-0.018789439893774</text:p>
          </table:table-cell>
          <table:table-cell office:value-type="float" office:value="-0.0187895114223642" calcext:value-type="float">
            <text:p>-0.018789511422364</text:p>
          </table:table-cell>
          <table:table-cell office:value-type="float" office:value="-0.0187893717791722" calcext:value-type="float">
            <text:p>-0.018789371779172</text:p>
          </table:table-cell>
          <table:table-cell office:value-type="float" office:value="-0.0187892321330299" calcext:value-type="float">
            <text:p>-0.01878923213303</text:p>
          </table:table-cell>
          <table:table-cell office:value-type="float" office:value="-0.0187890924840762" calcext:value-type="float">
            <text:p>-0.018789092484076</text:p>
          </table:table-cell>
          <table:table-cell office:value-type="float" office:value="-0.0187889528324403" calcext:value-type="float">
            <text:p>-0.01878895283244</text:p>
          </table:table-cell>
          <table:table-cell office:value-type="float" office:value="-0.0187888131782493" calcext:value-type="float">
            <text:p>-0.018788813178249</text:p>
          </table:table-cell>
          <table:table-cell office:value-type="float" office:value="-0.0187886735216411" calcext:value-type="float">
            <text:p>-0.018788673521641</text:p>
          </table:table-cell>
          <table:table-cell office:value-type="float" office:value="-0.0187885338627557" calcext:value-type="float">
            <text:p>-0.018788533862756</text:p>
          </table:table-cell>
          <table:table-cell office:value-type="float" office:value="-0.0187883942017109" calcext:value-type="float">
            <text:p>-0.018788394201711</text:p>
          </table:table-cell>
          <table:table-cell office:value-type="float" office:value="-0.018788254538622" calcext:value-type="float">
            <text:p>-0.018788254538622</text:p>
          </table:table-cell>
          <table:table-cell office:value-type="float" office:value="-0.018788114873609" calcext:value-type="float">
            <text:p>-0.018788114873609</text:p>
          </table:table-cell>
          <table:table-cell office:value-type="float" office:value="-0.0187881863818221" calcext:value-type="float">
            <text:p>-0.018788186381822</text:p>
          </table:table-cell>
          <table:table-cell office:value-type="float" office:value="-0.0187880467135392" calcext:value-type="float">
            <text:p>-0.018788046713539</text:p>
          </table:table-cell>
          <table:table-cell office:value-type="float" office:value="-0.0187879070436508" calcext:value-type="float">
            <text:p>-0.018787907043651</text:p>
          </table:table-cell>
          <table:table-cell office:value-type="float" office:value="-0.0187877673722568" calcext:value-type="float">
            <text:p>-0.018787767372257</text:p>
          </table:table-cell>
          <table:table-cell office:value-type="float" office:value="-0.0187876276994548" calcext:value-type="float">
            <text:p>-0.018787627699455</text:p>
          </table:table-cell>
          <table:table-cell office:value-type="float" office:value="-0.0187876992032883" calcext:value-type="float">
            <text:p>-0.018787699203288</text:p>
          </table:table-cell>
          <table:table-cell office:value-type="float" office:value="-0.0187875595281444" calcext:value-type="float">
            <text:p>-0.018787559528144</text:p>
          </table:table-cell>
          <table:table-cell office:value-type="float" office:value="-0.0187874198518228" calcext:value-type="float">
            <text:p>-0.018787419851823</text:p>
          </table:table-cell>
          <table:table-cell office:value-type="float" office:value="-0.0187872801743959" calcext:value-type="float">
            <text:p>-0.018787280174396</text:p>
          </table:table-cell>
          <table:table-cell office:value-type="float" office:value="-0.0187871404959372" calcext:value-type="float">
            <text:p>-0.018787140495937</text:p>
          </table:table-cell>
          <table:table-cell office:value-type="float" office:value="-0.0187872119962697" calcext:value-type="float">
            <text:p>-0.01878721199627</text:p>
          </table:table-cell>
          <table:table-cell office:value-type="float" office:value="-0.0187871928097156" calcext:value-type="float">
            <text:p>-0.018787192809716</text:p>
          </table:table-cell>
          <table:table-cell office:value-type="float" office:value="-0.0187872643085939" calcext:value-type="float">
            <text:p>-0.018787264308594</text:p>
          </table:table-cell>
          <table:table-cell office:value-type="float" office:value="-0.0187873358068745" calcext:value-type="float">
            <text:p>-0.018787335806875</text:p>
          </table:table-cell>
          <table:table-cell office:value-type="float" office:value="-0.0187874073045974" calcext:value-type="float">
            <text:p>-0.018787407304597</text:p>
          </table:table-cell>
          <table:table-cell office:value-type="float" office:value="-0.0187874788018129" calcext:value-type="float">
            <text:p>-0.018787478801813</text:p>
          </table:table-cell>
          <table:table-cell office:value-type="float" office:value="-0.0187875502985469" calcext:value-type="float">
            <text:p>-0.018787550298547</text:p>
          </table:table-cell>
          <table:table-cell office:value-type="float" office:value="-0.0187876217948551" calcext:value-type="float">
            <text:p>-0.018787621794855</text:p>
          </table:table-cell>
          <table:table-cell office:value-type="float" office:value="-0.01878834468872" calcext:value-type="float">
            <text:p>-0.01878834468872</text:p>
          </table:table-cell>
          <table:table-cell office:value-type="float" office:value="-0.018787238962868" calcext:value-type="float">
            <text:p>-0.018787238962868</text:p>
          </table:table-cell>
          <table:table-cell office:value-type="float" office:value="-0.0187879618567235" calcext:value-type="float">
            <text:p>-0.018787961856724</text:p>
          </table:table-cell>
          <table:table-cell office:value-type="float" office:value="-0.0187886847472435" calcext:value-type="float">
            <text:p>-0.018788684747244</text:p>
          </table:table-cell>
          <table:table-cell office:value-type="float" office:value="-0.0187894076344589" calcext:value-type="float">
            <text:p>-0.018789407634459</text:p>
          </table:table-cell>
          <table:table-cell office:value-type="float" office:value="-0.0187901305183872" calcext:value-type="float">
            <text:p>-0.018790130518387</text:p>
          </table:table-cell>
          <table:table-cell office:value-type="float" office:value="-0.0187908533990488" calcext:value-type="float">
            <text:p>-0.018790853399049</text:p>
          </table:table-cell>
          <table:table-cell office:value-type="float" office:value="-0.018791576276473" calcext:value-type="float">
            <text:p>-0.018791576276473</text:p>
          </table:table-cell>
          <table:table-cell office:value-type="float" office:value="-0.0187904688829599" calcext:value-type="float">
            <text:p>-0.01879046888296</text:p>
          </table:table-cell>
          <table:table-cell office:value-type="float" office:value="-0.0187911917607242" calcext:value-type="float">
            <text:p>-0.018791191760724</text:p>
          </table:table-cell>
          <table:table-cell office:value-type="float" office:value="-0.0187919146353035" calcext:value-type="float">
            <text:p>-0.018791914635304</text:p>
          </table:table-cell>
          <table:table-cell office:value-type="float" office:value="-0.0187926375067168" calcext:value-type="float">
            <text:p>-0.018792637506717</text:p>
          </table:table-cell>
          <table:table-cell office:value-type="float" office:value="-0.0187915550979616" calcext:value-type="float">
            <text:p>-0.018791555097962</text:p>
          </table:table-cell>
          <table:table-cell office:value-type="float" office:value="-0.0187922779697605" calcext:value-type="float">
            <text:p>-0.018792277969761</text:p>
          </table:table-cell>
          <table:table-cell office:value-type="float" office:value="-0.0187930008384298" calcext:value-type="float">
            <text:p>-0.01879300083843</text:p>
          </table:table-cell>
          <table:table-cell office:value-type="float" office:value="-0.0187918941490009" calcext:value-type="float">
            <text:p>-0.018791894149001</text:p>
          </table:table-cell>
          <table:table-cell office:value-type="float" office:value="-0.0187921740056821" calcext:value-type="float">
            <text:p>-0.018792174005682</text:p>
          </table:table-cell>
          <table:table-cell office:value-type="float" office:value="-0.0187920507725548" calcext:value-type="float">
            <text:p>-0.018792050772555</text:p>
          </table:table-cell>
          <table:table-cell office:value-type="float" office:value="-0.0187923306291359" calcext:value-type="float">
            <text:p>-0.018792330629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392991607436E-024" calcext:value-type="float">
            <text:p>1.64392991607436E-24</text:p>
          </table:table-cell>
          <table:table-cell office:value-type="float" office:value="1.52846068786192E-022" calcext:value-type="float">
            <text:p>1.52846068786192E-22</text:p>
          </table:table-cell>
          <table:table-cell office:value-type="float" office:value="-0.00000187197765594778" calcext:value-type="float">
            <text:p>-1.87197765594778E-06</text:p>
          </table:table-cell>
          <table:table-cell office:value-type="float" office:value="-0.00000733541872340592" calcext:value-type="float">
            <text:p>-7.33541872340592E-06</text:p>
          </table:table-cell>
          <table:table-cell office:value-type="float" office:value="-0.0000179074861657968" calcext:value-type="float">
            <text:p>-1.79074861657968E-05</text:p>
          </table:table-cell>
          <table:table-cell office:value-type="float" office:value="-0.0000351465511419521" calcext:value-type="float">
            <text:p>-3.51465511419521E-05</text:p>
          </table:table-cell>
          <table:table-cell office:value-type="float" office:value="-0.0000682748224541529" calcext:value-type="float">
            <text:p>-6.82748224541529E-05</text:p>
          </table:table-cell>
          <table:table-cell office:value-type="float" office:value="-0.000113672144149219" calcext:value-type="float">
            <text:p>-0.000113672144149</text:p>
          </table:table-cell>
          <table:table-cell office:value-type="float" office:value="-0.000173172886082262" calcext:value-type="float">
            <text:p>-0.000173172886082</text:p>
          </table:table-cell>
          <table:table-cell office:value-type="float" office:value="-0.000253944647224145" calcext:value-type="float">
            <text:p>-0.000253944647224</text:p>
          </table:table-cell>
          <table:table-cell office:value-type="float" office:value="-0.000346453786102591" calcext:value-type="float">
            <text:p>-0.000346453786103</text:p>
          </table:table-cell>
          <table:table-cell office:value-type="float" office:value="-0.000466686516976201" calcext:value-type="float">
            <text:p>-0.000466686516976</text:p>
          </table:table-cell>
          <table:table-cell office:value-type="float" office:value="-0.000586584407762474" calcext:value-type="float">
            <text:p>-0.000586584407762</text:p>
          </table:table-cell>
          <table:table-cell office:value-type="float" office:value="-0.000706149648583153" calcext:value-type="float">
            <text:p>-0.000706149648583</text:p>
          </table:table-cell>
          <table:table-cell office:value-type="float" office:value="-0.000825384450451721" calcext:value-type="float">
            <text:p>-0.000825384450452</text:p>
          </table:table-cell>
          <table:table-cell office:value-type="float" office:value="-0.00094429180522193" calcext:value-type="float">
            <text:p>-0.000944291805222</text:p>
          </table:table-cell>
          <table:table-cell office:value-type="float" office:value="-0.00106288114802615" calcext:value-type="float">
            <text:p>-0.001062881148026</text:p>
          </table:table-cell>
          <table:table-cell office:value-type="float" office:value="-0.00118115290680093" calcext:value-type="float">
            <text:p>-0.001181152906801</text:p>
          </table:table-cell>
          <table:table-cell office:value-type="float" office:value="-0.00129941095447002" calcext:value-type="float">
            <text:p>-0.00129941095447</text:p>
          </table:table-cell>
          <table:table-cell office:value-type="float" office:value="-0.00141730510754833" calcext:value-type="float">
            <text:p>-0.001417305107548</text:p>
          </table:table-cell>
          <table:table-cell office:value-type="float" office:value="-0.00153483721549223" calcext:value-type="float">
            <text:p>-0.001534837215492</text:p>
          </table:table-cell>
          <table:table-cell office:value-type="float" office:value="-0.00165200912630265" calcext:value-type="float">
            <text:p>-0.001652009126303</text:p>
          </table:table-cell>
          <table:table-cell office:value-type="float" office:value="-0.00176882268663297" calcext:value-type="float">
            <text:p>-0.001768822686633</text:p>
          </table:table-cell>
          <table:table-cell office:value-type="float" office:value="-0.00188527974155878" calcext:value-type="float">
            <text:p>-0.001885279741559</text:p>
          </table:table-cell>
          <table:table-cell office:value-type="float" office:value="-0.00200138215976267" calcext:value-type="float">
            <text:p>-0.002001382159763</text:p>
          </table:table-cell>
          <table:table-cell office:value-type="float" office:value="-0.00211713225547225" calcext:value-type="float">
            <text:p>-0.002117132255472</text:p>
          </table:table-cell>
          <table:table-cell office:value-type="float" office:value="-0.00223253130006198" calcext:value-type="float">
            <text:p>-0.002232531300062</text:p>
          </table:table-cell>
          <table:table-cell office:value-type="float" office:value="-0.00234758168553527" calcext:value-type="float">
            <text:p>-0.002347581685535</text:p>
          </table:table-cell>
          <table:table-cell office:value-type="float" office:value="-0.00246228460190836" calcext:value-type="float">
            <text:p>-0.002462284601908</text:p>
          </table:table-cell>
          <table:table-cell office:value-type="float" office:value="-0.00257664188103479" calcext:value-type="float">
            <text:p>-0.002576641881035</text:p>
          </table:table-cell>
          <table:table-cell office:value-type="float" office:value="-0.00269065535301221" calcext:value-type="float">
            <text:p>-0.002690655353012</text:p>
          </table:table-cell>
          <table:table-cell office:value-type="float" office:value="-0.00280432684627738" calcext:value-type="float">
            <text:p>-0.002804326846277</text:p>
          </table:table-cell>
          <table:table-cell office:value-type="float" office:value="-0.00291765818770406" calcext:value-type="float">
            <text:p>-0.002917658187704</text:p>
          </table:table-cell>
          <table:table-cell office:value-type="float" office:value="-0.00303065120083706" calcext:value-type="float">
            <text:p>-0.003030651200837</text:p>
          </table:table-cell>
          <table:table-cell office:value-type="float" office:value="-0.00314330770830991" calcext:value-type="float">
            <text:p>-0.00314330770831</text:p>
          </table:table-cell>
          <table:table-cell office:value-type="float" office:value="-0.00314332714470648" calcext:value-type="float">
            <text:p>-0.003143327144706</text:p>
          </table:table-cell>
          <table:table-cell office:value-type="float" office:value="-0.00314334360111683" calcext:value-type="float">
            <text:p>-0.003143343601117</text:p>
          </table:table-cell>
          <table:table-cell office:value-type="float" office:value="-0.00314336005714318" calcext:value-type="float">
            <text:p>-0.003143360057143</text:p>
          </table:table-cell>
          <table:table-cell office:value-type="float" office:value="-0.00314337651272453" calcext:value-type="float">
            <text:p>-0.003143376512725</text:p>
          </table:table-cell>
          <table:table-cell office:value-type="float" office:value="-0.00314339296781335" calcext:value-type="float">
            <text:p>-0.003143392967813</text:p>
          </table:table-cell>
          <table:table-cell office:value-type="float" office:value="-0.00314332197975002" calcext:value-type="float">
            <text:p>-0.00314332197975</text:p>
          </table:table-cell>
          <table:table-cell office:value-type="float" office:value="-0.00314329639775717" calcext:value-type="float">
            <text:p>-0.003143296397757</text:p>
          </table:table-cell>
          <table:table-cell office:value-type="float" office:value="-0.0031432937258044" calcext:value-type="float">
            <text:p>-0.003143293725804</text:p>
          </table:table-cell>
          <table:table-cell office:value-type="float" office:value="-0.00314326814276503" calcext:value-type="float">
            <text:p>-0.003143268142765</text:p>
          </table:table-cell>
          <table:table-cell office:value-type="float" office:value="-0.00314324255928354" calcext:value-type="float">
            <text:p>-0.003143242559284</text:p>
          </table:table-cell>
          <table:table-cell office:value-type="float" office:value="-0.00314318173669405" calcext:value-type="float">
            <text:p>-0.003143181736694</text:p>
          </table:table-cell>
          <table:table-cell office:value-type="float" office:value="-0.0031432294053725" calcext:value-type="float">
            <text:p>-0.003143229405373</text:p>
          </table:table-cell>
          <table:table-cell office:value-type="float" office:value="-0.00314316858168126" calcext:value-type="float">
            <text:p>-0.003143168581681</text:p>
          </table:table-cell>
          <table:table-cell office:value-type="float" office:value="-0.00314310775747039" calcext:value-type="float">
            <text:p>-0.00314310775747</text:p>
          </table:table-cell>
          <table:table-cell office:value-type="float" office:value="-0.00314310649700395" calcext:value-type="float">
            <text:p>-0.003143106497004</text:p>
          </table:table-cell>
          <table:table-cell office:value-type="float" office:value="-0.00314304567180551" calcext:value-type="float">
            <text:p>-0.003143045671806</text:p>
          </table:table-cell>
          <table:table-cell office:value-type="float" office:value="-0.00314298484614948" calcext:value-type="float">
            <text:p>-0.003142984846149</text:p>
          </table:table-cell>
          <table:table-cell office:value-type="float" office:value="-0.00314292402005884" calcext:value-type="float">
            <text:p>-0.003142924020059</text:p>
          </table:table-cell>
          <table:table-cell office:value-type="float" office:value="-0.00314286319355587" calcext:value-type="float">
            <text:p>-0.003142863193556</text:p>
          </table:table-cell>
          <table:table-cell office:value-type="float" office:value="-0.00314280236666237" calcext:value-type="float">
            <text:p>-0.003142802366662</text:p>
          </table:table-cell>
          <table:table-cell office:value-type="float" office:value="-0.00314274153940126" calcext:value-type="float">
            <text:p>-0.003142741539401</text:p>
          </table:table-cell>
          <table:table-cell office:value-type="float" office:value="-0.00314268071179532" calcext:value-type="float">
            <text:p>-0.003142680711795</text:p>
          </table:table-cell>
          <table:table-cell office:value-type="float" office:value="-0.00314261988386525" calcext:value-type="float">
            <text:p>-0.003142619883865</text:p>
          </table:table-cell>
          <table:table-cell office:value-type="float" office:value="-0.00314255905563031" calcext:value-type="float">
            <text:p>-0.00314255905563</text:p>
          </table:table-cell>
          <table:table-cell office:value-type="float" office:value="-0.00314249822711096" calcext:value-type="float">
            <text:p>-0.003142498227111</text:p>
          </table:table-cell>
          <table:table-cell office:value-type="float" office:value="-0.00314249695972796" calcext:value-type="float">
            <text:p>-0.003142496959728</text:p>
          </table:table-cell>
          <table:table-cell office:value-type="float" office:value="-0.00314243613068967" calcext:value-type="float">
            <text:p>-0.00314243613069</text:p>
          </table:table-cell>
          <table:table-cell office:value-type="float" office:value="-0.00314237530142039" calcext:value-type="float">
            <text:p>-0.00314237530142</text:p>
          </table:table-cell>
          <table:table-cell office:value-type="float" office:value="-0.00314231447193718" calcext:value-type="float">
            <text:p>-0.003142314471937</text:p>
          </table:table-cell>
          <table:table-cell office:value-type="float" office:value="-0.00314225364225578" calcext:value-type="float">
            <text:p>-0.003142253642256</text:p>
          </table:table-cell>
          <table:table-cell office:value-type="float" office:value="-0.00314225237259559" calcext:value-type="float">
            <text:p>-0.003142252372596</text:p>
          </table:table-cell>
          <table:table-cell office:value-type="float" office:value="-0.00314219154255154" calcext:value-type="float">
            <text:p>-0.003142191542552</text:p>
          </table:table-cell>
          <table:table-cell office:value-type="float" office:value="-0.00314213071234886" calcext:value-type="float">
            <text:p>-0.003142130712349</text:p>
          </table:table-cell>
          <table:table-cell office:value-type="float" office:value="-0.00314206988200017" calcext:value-type="float">
            <text:p>-0.003142069882</text:p>
          </table:table-cell>
          <table:table-cell office:value-type="float" office:value="-0.0031420090515166" calcext:value-type="float">
            <text:p>-0.003142009051517</text:p>
          </table:table-cell>
          <table:table-cell office:value-type="float" office:value="-0.00314200778007375" calcext:value-type="float">
            <text:p>-0.003142007780074</text:p>
          </table:table-cell>
          <table:table-cell office:value-type="float" office:value="-0.00314206362502282" calcext:value-type="float">
            <text:p>-0.003142063625023</text:p>
          </table:table-cell>
          <table:table-cell office:value-type="float" office:value="-0.00314206235334234" calcext:value-type="float">
            <text:p>-0.003142062353342</text:p>
          </table:table-cell>
          <table:table-cell office:value-type="float" office:value="-0.00314206108155921" calcext:value-type="float">
            <text:p>-0.003142061081559</text:p>
          </table:table-cell>
          <table:table-cell office:value-type="float" office:value="-0.00314205980967972" calcext:value-type="float">
            <text:p>-0.00314205980968</text:p>
          </table:table-cell>
          <table:table-cell office:value-type="float" office:value="-0.00314205853771315" calcext:value-type="float">
            <text:p>-0.003142058537713</text:p>
          </table:table-cell>
          <table:table-cell office:value-type="float" office:value="-0.00314205726566397" calcext:value-type="float">
            <text:p>-0.003142057265664</text:p>
          </table:table-cell>
          <table:table-cell office:value-type="float" office:value="-0.00314205599354131" calcext:value-type="float">
            <text:p>-0.003142055993541</text:p>
          </table:table-cell>
          <table:table-cell office:value-type="float" office:value="-0.00314226190273143" calcext:value-type="float">
            <text:p>-0.003142261902731</text:p>
          </table:table-cell>
          <table:table-cell office:value-type="float" office:value="-0.00314203603809603" calcext:value-type="float">
            <text:p>-0.003142036038096</text:p>
          </table:table-cell>
          <table:table-cell office:value-type="float" office:value="-0.00314224194713652" calcext:value-type="float">
            <text:p>-0.003142241947137</text:p>
          </table:table-cell>
          <table:table-cell office:value-type="float" office:value="-0.00314244785622507" calcext:value-type="float">
            <text:p>-0.003142447856225</text:p>
          </table:table-cell>
          <table:table-cell office:value-type="float" office:value="-0.00314265376536697" calcext:value-type="float">
            <text:p>-0.003142653765367</text:p>
          </table:table-cell>
          <table:table-cell office:value-type="float" office:value="-0.00314285967456554" calcext:value-type="float">
            <text:p>-0.003142859674566</text:p>
          </table:table-cell>
          <table:table-cell office:value-type="float" office:value="-0.00314306558382432" calcext:value-type="float">
            <text:p>-0.003143065583824</text:p>
          </table:table-cell>
          <table:table-cell office:value-type="float" office:value="-0.00314327149314756" calcext:value-type="float">
            <text:p>-0.003143271493148</text:p>
          </table:table-cell>
          <table:table-cell office:value-type="float" office:value="-0.00314304540360188" calcext:value-type="float">
            <text:p>-0.003143045403602</text:p>
          </table:table-cell>
          <table:table-cell office:value-type="float" office:value="-0.00314325131283328" calcext:value-type="float">
            <text:p>-0.003143251312833</text:p>
          </table:table-cell>
          <table:table-cell office:value-type="float" office:value="-0.0031434572221384" calcext:value-type="float">
            <text:p>-0.003143457222138</text:p>
          </table:table-cell>
          <table:table-cell office:value-type="float" office:value="-0.00314366313152037" calcext:value-type="float">
            <text:p>-0.00314366313152</text:p>
          </table:table-cell>
          <table:table-cell office:value-type="float" office:value="-0.00314344223242474" calcext:value-type="float">
            <text:p>-0.003143442232425</text:p>
          </table:table-cell>
          <table:table-cell office:value-type="float" office:value="-0.00314364814173973" calcext:value-type="float">
            <text:p>-0.00314364814174</text:p>
          </table:table-cell>
          <table:table-cell office:value-type="float" office:value="-0.003143854051138" calcext:value-type="float">
            <text:p>-0.003143854051138</text:p>
          </table:table-cell>
          <table:table-cell office:value-type="float" office:value="-0.00314362810815619" calcext:value-type="float">
            <text:p>-0.003143628108156</text:p>
          </table:table-cell>
          <table:table-cell office:value-type="float" office:value="-0.00314364466461213" calcext:value-type="float">
            <text:p>-0.003143644664612</text:p>
          </table:table-cell>
          <table:table-cell office:value-type="float" office:value="-0.00314363596965702" calcext:value-type="float">
            <text:p>-0.003143635969657</text:p>
          </table:table-cell>
          <table:table-cell office:value-type="float" office:value="-0.00314365252609654" calcext:value-type="float">
            <text:p>-0.0031436525260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3.88010528179396E-028" calcext:value-type="float">
            <text:p>-3.88010528179396E-28</text:p>
          </table:table-cell>
          <table:table-cell office:value-type="float" office:value="-1.17741986485116E-028" calcext:value-type="float">
            <text:p>-1.17741986485116E-28</text:p>
          </table:table-cell>
          <table:table-cell office:value-type="float" office:value="-3.30061972086142E-022" calcext:value-type="float">
            <text:p>-3.30061972086142E-22</text:p>
          </table:table-cell>
          <table:table-cell office:value-type="float" office:value="2.1844643356284E-021" calcext:value-type="float">
            <text:p>2.1844643356284E-21</text:p>
          </table:table-cell>
          <table:table-cell office:value-type="float" office:value="-4.8719736009077E-021" calcext:value-type="float">
            <text:p>-4.8719736009077E-21</text:p>
          </table:table-cell>
          <table:table-cell office:value-type="float" office:value="8.66292809320172E-020" calcext:value-type="float">
            <text:p>8.66292809320172E-20</text:p>
          </table:table-cell>
          <table:table-cell office:value-type="float" office:value="3.10199730577966E-021" calcext:value-type="float">
            <text:p>3.10199730577966E-21</text:p>
          </table:table-cell>
          <table:table-cell office:value-type="float" office:value="-4.89554635876857E-020" calcext:value-type="float">
            <text:p>-4.89554635876857E-20</text:p>
          </table:table-cell>
          <table:table-cell office:value-type="float" office:value="-5.14876613729776E-020" calcext:value-type="float">
            <text:p>-5.14876613729776E-20</text:p>
          </table:table-cell>
          <table:table-cell office:value-type="float" office:value="-6.71373852619579E-020" calcext:value-type="float">
            <text:p>-6.71373852619579E-20</text:p>
          </table:table-cell>
          <table:table-cell office:value-type="float" office:value="-6.05705824237274E-020" calcext:value-type="float">
            <text:p>-6.05705824237274E-20</text:p>
          </table:table-cell>
          <table:table-cell office:value-type="float" office:value="3.12720622798441E-020" calcext:value-type="float">
            <text:p>3.12720622798441E-20</text:p>
          </table:table-cell>
          <table:table-cell office:value-type="float" office:value="2.49280380203075E-019" calcext:value-type="float">
            <text:p>2.49280380203075E-19</text:p>
          </table:table-cell>
          <table:table-cell office:value-type="float" office:value="1.28795730764248E-019" calcext:value-type="float">
            <text:p>1.28795730764248E-19</text:p>
          </table:table-cell>
          <table:table-cell office:value-type="float" office:value="-1.55428963481805E-019" calcext:value-type="float">
            <text:p>-1.55428963481805E-19</text:p>
          </table:table-cell>
          <table:table-cell office:value-type="float" office:value="-2.12215199687395E-019" calcext:value-type="float">
            <text:p>-2.12215199687395E-19</text:p>
          </table:table-cell>
          <table:table-cell office:value-type="float" office:value="-6.12978067825578E-019" calcext:value-type="float">
            <text:p>-6.12978067825578E-19</text:p>
          </table:table-cell>
          <table:table-cell office:value-type="float" office:value="3.49019799830023E-020" calcext:value-type="float">
            <text:p>3.49019799830023E-20</text:p>
          </table:table-cell>
          <table:table-cell office:value-type="float" office:value="8.30130271180419E-020" calcext:value-type="float">
            <text:p>8.30130271180419E-20</text:p>
          </table:table-cell>
          <table:table-cell office:value-type="float" office:value="0.00000140506045189626" calcext:value-type="float">
            <text:p>1.40506045189626E-06</text:p>
          </table:table-cell>
          <table:table-cell office:value-type="float" office:value="0.000462443740734959" calcext:value-type="float">
            <text:p>0.000462443740735</text:p>
          </table:table-cell>
          <table:table-cell office:value-type="float" office:value="0.000856673256259876" calcext:value-type="float">
            <text:p>0.00085667325626</text:p>
          </table:table-cell>
          <table:table-cell office:value-type="float" office:value="0.00118468786203237" calcext:value-type="float">
            <text:p>0.001184687862032</text:p>
          </table:table-cell>
          <table:table-cell office:value-type="float" office:value="0.00144722350281957" calcext:value-type="float">
            <text:p>0.00144722350282</text:p>
          </table:table-cell>
          <table:table-cell office:value-type="float" office:value="0.00164519375915835" calcext:value-type="float">
            <text:p>0.001645193759158</text:p>
          </table:table-cell>
          <table:table-cell office:value-type="float" office:value="0.00177972588416075" calcext:value-type="float">
            <text:p>0.001779725884161</text:p>
          </table:table-cell>
          <table:table-cell office:value-type="float" office:value="0.00183311580236741" calcext:value-type="float">
            <text:p>0.001833115802367</text:p>
          </table:table-cell>
          <table:table-cell office:value-type="float" office:value="0.00126806072764048" calcext:value-type="float">
            <text:p>0.00126806072764</text:p>
          </table:table-cell>
          <table:table-cell office:value-type="float" office:value="0.000729319510992421" calcext:value-type="float">
            <text:p>0.000729319510992</text:p>
          </table:table-cell>
          <table:table-cell office:value-type="float" office:value="0.00021670472891133" calcext:value-type="float">
            <text:p>0.000216704728911</text:p>
          </table:table-cell>
          <table:table-cell office:value-type="float" office:value="-0.000270140517428298" calcext:value-type="float">
            <text:p>-0.000270140517428</text:p>
          </table:table-cell>
          <table:table-cell office:value-type="float" office:value="-0.000731452930996538" calcext:value-type="float">
            <text:p>-0.000731452930997</text:p>
          </table:table-cell>
          <table:table-cell office:value-type="float" office:value="-0.00116746662296296" calcext:value-type="float">
            <text:p>-0.001167466622963</text:p>
          </table:table-cell>
          <table:table-cell office:value-type="float" office:value="-0.00157846160996296" calcext:value-type="float">
            <text:p>-0.001578461609963</text:p>
          </table:table-cell>
          <table:table-cell office:value-type="float" office:value="-0.00196445993107051" calcext:value-type="float">
            <text:p>-0.001964459931071</text:p>
          </table:table-cell>
          <table:table-cell office:value-type="float" office:value="-0.00232573294983856" calcext:value-type="float">
            <text:p>-0.002325732949839</text:p>
          </table:table-cell>
          <table:table-cell office:value-type="float" office:value="-0.00266253458636402" calcext:value-type="float">
            <text:p>-0.002662534586364</text:p>
          </table:table-cell>
          <table:table-cell office:value-type="float" office:value="-0.00267153049900212" calcext:value-type="float">
            <text:p>-0.002671530499002</text:p>
          </table:table-cell>
          <table:table-cell office:value-type="float" office:value="-0.00267956883083749" calcext:value-type="float">
            <text:p>-0.002679568830837</text:p>
          </table:table-cell>
          <table:table-cell office:value-type="float" office:value="-0.00268739070619225" calcext:value-type="float">
            <text:p>-0.002687390706192</text:p>
          </table:table-cell>
          <table:table-cell office:value-type="float" office:value="-0.00269495219755664" calcext:value-type="float">
            <text:p>-0.002694952197557</text:p>
          </table:table-cell>
          <table:table-cell office:value-type="float" office:value="-0.00270221814399697" calcext:value-type="float">
            <text:p>-0.002702218143997</text:p>
          </table:table-cell>
          <table:table-cell office:value-type="float" office:value="-0.00271342578987066" calcext:value-type="float">
            <text:p>-0.002713425789871</text:p>
          </table:table-cell>
          <table:table-cell office:value-type="float" office:value="-0.00272073238980533" calcext:value-type="float">
            <text:p>-0.002720732389805</text:p>
          </table:table-cell>
          <table:table-cell office:value-type="float" office:value="-0.00272797584191975" calcext:value-type="float">
            <text:p>-0.00272797584192</text:p>
          </table:table-cell>
          <table:table-cell office:value-type="float" office:value="-0.0027345627647473" calcext:value-type="float">
            <text:p>-0.002734562764747</text:p>
          </table:table-cell>
          <table:table-cell office:value-type="float" office:value="-0.00274078285190143" calcext:value-type="float">
            <text:p>-0.002740782851901</text:p>
          </table:table-cell>
          <table:table-cell office:value-type="float" office:value="-0.00274611675392557" calcext:value-type="float">
            <text:p>-0.002746116753926</text:p>
          </table:table-cell>
          <table:table-cell office:value-type="float" office:value="-0.00275323641780189" calcext:value-type="float">
            <text:p>-0.002753236417802</text:p>
          </table:table-cell>
          <table:table-cell office:value-type="float" office:value="-0.00275785364006392" calcext:value-type="float">
            <text:p>-0.002757853640064</text:p>
          </table:table-cell>
          <table:table-cell office:value-type="float" office:value="-0.00276212521686438" calcext:value-type="float">
            <text:p>-0.002762125216864</text:p>
          </table:table-cell>
          <table:table-cell office:value-type="float" office:value="-0.00276756322823534" calcext:value-type="float">
            <text:p>-0.002767563228235</text:p>
          </table:table-cell>
          <table:table-cell office:value-type="float" office:value="-0.00277117698155347" calcext:value-type="float">
            <text:p>-0.002771176981553</text:p>
          </table:table-cell>
          <table:table-cell office:value-type="float" office:value="-0.0027744808136491" calcext:value-type="float">
            <text:p>-0.002774480813649</text:p>
          </table:table-cell>
          <table:table-cell office:value-type="float" office:value="-0.00277748822967144" calcext:value-type="float">
            <text:p>-0.002777488229671</text:p>
          </table:table-cell>
          <table:table-cell office:value-type="float" office:value="-0.00278021307024536" calcext:value-type="float">
            <text:p>-0.002780213070245</text:p>
          </table:table-cell>
          <table:table-cell office:value-type="float" office:value="-0.00278266930228774" calcext:value-type="float">
            <text:p>-0.002782669302288</text:p>
          </table:table-cell>
          <table:table-cell office:value-type="float" office:value="-0.00278487084877142" calcext:value-type="float">
            <text:p>-0.002784870848771</text:p>
          </table:table-cell>
          <table:table-cell office:value-type="float" office:value="-0.00278683145227576" calcext:value-type="float">
            <text:p>-0.002786831452276</text:p>
          </table:table-cell>
          <table:table-cell office:value-type="float" office:value="-0.00278856456754901" calcext:value-type="float">
            <text:p>-0.002788564567549</text:p>
          </table:table-cell>
          <table:table-cell office:value-type="float" office:value="-0.00279008327872548" calcext:value-type="float">
            <text:p>-0.002790083278725</text:p>
          </table:table-cell>
          <table:table-cell office:value-type="float" office:value="-0.0027914002373475" calcext:value-type="float">
            <text:p>-0.002791400237348</text:p>
          </table:table-cell>
          <table:table-cell office:value-type="float" office:value="-0.00279402833211798" calcext:value-type="float">
            <text:p>-0.002794028332118</text:p>
          </table:table-cell>
          <table:table-cell office:value-type="float" office:value="-0.00279497778259803" calcext:value-type="float">
            <text:p>-0.002794977782598</text:p>
          </table:table-cell>
          <table:table-cell office:value-type="float" office:value="-0.00279576046715479" calcext:value-type="float">
            <text:p>-0.002795760467155</text:p>
          </table:table-cell>
          <table:table-cell office:value-type="float" office:value="-0.00279638699233718" calcext:value-type="float">
            <text:p>-0.002796386992337</text:p>
          </table:table-cell>
          <table:table-cell office:value-type="float" office:value="-0.00279686742932755" calcext:value-type="float">
            <text:p>-0.002796867429328</text:p>
          </table:table-cell>
          <table:table-cell office:value-type="float" office:value="-0.00279871200925566" calcext:value-type="float">
            <text:p>-0.002798712009256</text:p>
          </table:table-cell>
          <table:table-cell office:value-type="float" office:value="-0.00279892836900513" calcext:value-type="float">
            <text:p>-0.002798928369005</text:p>
          </table:table-cell>
          <table:table-cell office:value-type="float" office:value="-0.00279902571800146" calcext:value-type="float">
            <text:p>-0.002799025718001</text:p>
          </table:table-cell>
          <table:table-cell office:value-type="float" office:value="-0.00279901207926075" calcext:value-type="float">
            <text:p>-0.002799012079261</text:p>
          </table:table-cell>
          <table:table-cell office:value-type="float" office:value="-0.00279889500355907" calcext:value-type="float">
            <text:p>-0.002798895003559</text:p>
          </table:table-cell>
          <table:table-cell office:value-type="float" office:value="-0.00280018231988174" calcext:value-type="float">
            <text:p>-0.002800182319882</text:p>
          </table:table-cell>
          <table:table-cell office:value-type="float" office:value="-0.00279835105737009" calcext:value-type="float">
            <text:p>-0.00279835105737</text:p>
          </table:table-cell>
          <table:table-cell office:value-type="float" office:value="-0.00279946530503146" calcext:value-type="float">
            <text:p>-0.002799465305031</text:p>
          </table:table-cell>
          <table:table-cell office:value-type="float" office:value="-0.00280050205615223" calcext:value-type="float">
            <text:p>-0.002800502056152</text:p>
          </table:table-cell>
          <table:table-cell office:value-type="float" office:value="-0.00280146680680529" calcext:value-type="float">
            <text:p>-0.002801466806805</text:p>
          </table:table-cell>
          <table:table-cell office:value-type="float" office:value="-0.00280236470291998" calcext:value-type="float">
            <text:p>-0.00280236470292</text:p>
          </table:table-cell>
          <table:table-cell office:value-type="float" office:value="-0.00280320056015426" calcext:value-type="float">
            <text:p>-0.002803200560154</text:p>
          </table:table-cell>
          <table:table-cell office:value-type="float" office:value="-0.00280397888307044" calcext:value-type="float">
            <text:p>-0.00280397888307</text:p>
          </table:table-cell>
          <table:table-cell office:value-type="float" office:value="-0.00280300215333071" calcext:value-type="float">
            <text:p>-0.002803002153331</text:p>
          </table:table-cell>
          <table:table-cell office:value-type="float" office:value="-0.00280522688003905" calcext:value-type="float">
            <text:p>-0.002805226880039</text:p>
          </table:table-cell>
          <table:table-cell office:value-type="float" office:value="-0.00280415494645207" calcext:value-type="float">
            <text:p>-0.002804154946452</text:p>
          </table:table-cell>
          <table:table-cell office:value-type="float" office:value="-0.00280304070933918" calcext:value-type="float">
            <text:p>-0.002803040709339</text:p>
          </table:table-cell>
          <table:table-cell office:value-type="float" office:value="-0.00280188737899471" calcext:value-type="float">
            <text:p>-0.002801887378995</text:p>
          </table:table-cell>
          <table:table-cell office:value-type="float" office:value="-0.00280069795346433" calcext:value-type="float">
            <text:p>-0.002800697953464</text:p>
          </table:table-cell>
          <table:table-cell office:value-type="float" office:value="-0.00279947523211199" calcext:value-type="float">
            <text:p>-0.002799475232112</text:p>
          </table:table-cell>
          <table:table-cell office:value-type="float" office:value="-0.00279822182844613" calcext:value-type="float">
            <text:p>-0.002798221828446</text:p>
          </table:table-cell>
          <table:table-cell office:value-type="float" office:value="-0.00280020540904428" calcext:value-type="float">
            <text:p>-0.002800205409044</text:p>
          </table:table-cell>
          <table:table-cell office:value-type="float" office:value="-0.00279889775294562" calcext:value-type="float">
            <text:p>-0.002798897752946</text:p>
          </table:table-cell>
          <table:table-cell office:value-type="float" office:value="-0.00279756625686136" calcext:value-type="float">
            <text:p>-0.002797566256861</text:p>
          </table:table-cell>
          <table:table-cell office:value-type="float" office:value="-0.00279621290420796" calcext:value-type="float">
            <text:p>-0.002796212904208</text:p>
          </table:table-cell>
          <table:table-cell office:value-type="float" office:value="-0.00279806837227757" calcext:value-type="float">
            <text:p>-0.002798068372278</text:p>
          </table:table-cell>
          <table:table-cell office:value-type="float" office:value="-0.00279667669265952" calcext:value-type="float">
            <text:p>-0.00279667669266</text:p>
          </table:table-cell>
          <table:table-cell office:value-type="float" office:value="-0.00279526834580582" calcext:value-type="float">
            <text:p>-0.002795268345806</text:p>
          </table:table-cell>
          <table:table-cell office:value-type="float" office:value="-0.00279710921674846" calcext:value-type="float">
            <text:p>-0.002797109216748</text:p>
          </table:table-cell>
          <table:table-cell office:value-type="float" office:value="-0.00279337260262832" calcext:value-type="float">
            <text:p>-0.002793372602628</text:p>
          </table:table-cell>
          <table:table-cell office:value-type="float" office:value="-0.00279427273870789" calcext:value-type="float">
            <text:p>-0.002794272738708</text:p>
          </table:table-cell>
          <table:table-cell office:value-type="float" office:value="-0.00279051245397667" calcext:value-type="float">
            <text:p>-0.0027905124539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3.58621391446613E-028" calcext:value-type="float">
            <text:p>3.58621391446613E-28</text:p>
          </table:table-cell>
          <table:table-cell office:value-type="float" office:value="1.19459356980641E-029" calcext:value-type="float">
            <text:p>1.19459356980641E-29</text:p>
          </table:table-cell>
          <table:table-cell office:value-type="float" office:value="9.47110348252596E-023" calcext:value-type="float">
            <text:p>9.47110348252596E-23</text:p>
          </table:table-cell>
          <table:table-cell office:value-type="float" office:value="-2.39212620818899E-021" calcext:value-type="float">
            <text:p>-2.39212620818899E-21</text:p>
          </table:table-cell>
          <table:table-cell office:value-type="float" office:value="6.54846126181941E-021" calcext:value-type="float">
            <text:p>6.54846126181941E-21</text:p>
          </table:table-cell>
          <table:table-cell office:value-type="float" office:value="5.20524002360486E-020" calcext:value-type="float">
            <text:p>5.20524002360486E-20</text:p>
          </table:table-cell>
          <table:table-cell office:value-type="float" office:value="-1.06742725170125E-020" calcext:value-type="float">
            <text:p>-1.06742725170125E-20</text:p>
          </table:table-cell>
          <table:table-cell office:value-type="float" office:value="4.2728136846478E-021" calcext:value-type="float">
            <text:p>4.2728136846478E-21</text:p>
          </table:table-cell>
          <table:table-cell office:value-type="float" office:value="-6.47296552078581E-021" calcext:value-type="float">
            <text:p>-6.47296552078581E-21</text:p>
          </table:table-cell>
          <table:table-cell office:value-type="float" office:value="4.89041596427008E-020" calcext:value-type="float">
            <text:p>4.89041596427008E-20</text:p>
          </table:table-cell>
          <table:table-cell office:value-type="float" office:value="-1.08777414974012E-019" calcext:value-type="float">
            <text:p>-1.08777414974012E-19</text:p>
          </table:table-cell>
          <table:table-cell office:value-type="float" office:value="-8.87778925954684E-020" calcext:value-type="float">
            <text:p>-8.87778925954684E-20</text:p>
          </table:table-cell>
          <table:table-cell office:value-type="float" office:value="2.40801931514914E-019" calcext:value-type="float">
            <text:p>2.40801931514914E-19</text:p>
          </table:table-cell>
          <table:table-cell office:value-type="float" office:value="1.89433378180029E-019" calcext:value-type="float">
            <text:p>1.89433378180029E-19</text:p>
          </table:table-cell>
          <table:table-cell office:value-type="float" office:value="-1.06459291536874E-019" calcext:value-type="float">
            <text:p>-1.06459291536874E-19</text:p>
          </table:table-cell>
          <table:table-cell office:value-type="float" office:value="2.12372725027077E-019" calcext:value-type="float">
            <text:p>2.12372725027077E-19</text:p>
          </table:table-cell>
          <table:table-cell office:value-type="float" office:value="-4.26644662683628E-019" calcext:value-type="float">
            <text:p>-4.26644662683628E-19</text:p>
          </table:table-cell>
          <table:table-cell office:value-type="float" office:value="4.24103172490217E-019" calcext:value-type="float">
            <text:p>4.24103172490217E-19</text:p>
          </table:table-cell>
          <table:table-cell office:value-type="float" office:value="2.47815925786964E-019" calcext:value-type="float">
            <text:p>2.47815925786964E-19</text:p>
          </table:table-cell>
          <table:table-cell office:value-type="float" office:value="0.00000723228422665926" calcext:value-type="float">
            <text:p>7.23228422665926E-06</text:p>
          </table:table-cell>
          <table:table-cell office:value-type="float" office:value="0.000764915571759987" calcext:value-type="float">
            <text:p>0.00076491557176</text:p>
          </table:table-cell>
          <table:table-cell office:value-type="float" office:value="0.00139369868375162" calcext:value-type="float">
            <text:p>0.001393698683752</text:p>
          </table:table-cell>
          <table:table-cell office:value-type="float" office:value="0.00189215484525298" calcext:value-type="float">
            <text:p>0.001892154845253</text:p>
          </table:table-cell>
          <table:table-cell office:value-type="float" office:value="0.00225875760607941" calcext:value-type="float">
            <text:p>0.002258757606079</text:p>
          </table:table-cell>
          <table:table-cell office:value-type="float" office:value="0.00249196347448236" calcext:value-type="float">
            <text:p>0.002491963474482</text:p>
          </table:table-cell>
          <table:table-cell office:value-type="float" office:value="0.00259030271917547" calcext:value-type="float">
            <text:p>0.002590302719175</text:p>
          </table:table-cell>
          <table:table-cell office:value-type="float" office:value="0.00248786981379773" calcext:value-type="float">
            <text:p>0.002487869813798</text:p>
          </table:table-cell>
          <table:table-cell office:value-type="float" office:value="0.00121683198905094" calcext:value-type="float">
            <text:p>0.001216831989051</text:p>
          </table:table-cell>
          <table:table-cell office:value-type="float" office:value="-0.0000430235970055315" calcext:value-type="float">
            <text:p>-4.30235970055315E-05</text:p>
          </table:table-cell>
          <table:table-cell office:value-type="float" office:value="-0.00129140425763647" calcext:value-type="float">
            <text:p>-0.001291404257636</text:p>
          </table:table-cell>
          <table:table-cell office:value-type="float" office:value="-0.00252830168049526" calcext:value-type="float">
            <text:p>-0.002528301680495</text:p>
          </table:table-cell>
          <table:table-cell office:value-type="float" office:value="-0.00375349443724165" calcext:value-type="float">
            <text:p>-0.003753494437242</text:p>
          </table:table-cell>
          <table:table-cell office:value-type="float" office:value="-0.00496675205490868" calcext:value-type="float">
            <text:p>-0.004966752054909</text:p>
          </table:table-cell>
          <table:table-cell office:value-type="float" office:value="-0.00616791641112571" calcext:value-type="float">
            <text:p>-0.006167916411126</text:p>
          </table:table-cell>
          <table:table-cell office:value-type="float" office:value="-0.00735641007210159" calcext:value-type="float">
            <text:p>-0.007356410072102</text:p>
          </table:table-cell>
          <table:table-cell office:value-type="float" office:value="-0.00853206218196189" calcext:value-type="float">
            <text:p>-0.008532062181962</text:p>
          </table:table-cell>
          <table:table-cell office:value-type="float" office:value="-0.00969467446602027" calcext:value-type="float">
            <text:p>-0.00969467446602</text:p>
          </table:table-cell>
          <table:table-cell office:value-type="float" office:value="-0.00971579635814902" calcext:value-type="float">
            <text:p>-0.009715796358149</text:p>
          </table:table-cell>
          <table:table-cell office:value-type="float" office:value="-0.00973624740866915" calcext:value-type="float">
            <text:p>-0.009736247408669</text:p>
          </table:table-cell>
          <table:table-cell office:value-type="float" office:value="-0.00975609225311411" calcext:value-type="float">
            <text:p>-0.009756092253114</text:p>
          </table:table-cell>
          <table:table-cell office:value-type="float" office:value="-0.00977523611413647" calcext:value-type="float">
            <text:p>-0.009775236114136</text:p>
          </table:table-cell>
          <table:table-cell office:value-type="float" office:value="-0.00979360522604146" calcext:value-type="float">
            <text:p>-0.009793605226041</text:p>
          </table:table-cell>
          <table:table-cell office:value-type="float" office:value="-0.00981108886262296" calcext:value-type="float">
            <text:p>-0.009811088862623</text:p>
          </table:table-cell>
          <table:table-cell office:value-type="float" office:value="-0.00982599533342316" calcext:value-type="float">
            <text:p>-0.009825995333423</text:p>
          </table:table-cell>
          <table:table-cell office:value-type="float" office:value="-0.0098427293441108" calcext:value-type="float">
            <text:p>-0.009842729344111</text:p>
          </table:table-cell>
          <table:table-cell office:value-type="float" office:value="-0.0098558458639042" calcext:value-type="float">
            <text:p>-0.009855845863904</text:p>
          </table:table-cell>
          <table:table-cell office:value-type="float" office:value="-0.00986806302473697" calcext:value-type="float">
            <text:p>-0.009868063024737</text:p>
          </table:table-cell>
          <table:table-cell office:value-type="float" office:value="-0.0098799908226645" calcext:value-type="float">
            <text:p>-0.009879990822665</text:p>
          </table:table-cell>
          <table:table-cell office:value-type="float" office:value="-0.00989481890424116" calcext:value-type="float">
            <text:p>-0.009894818904241</text:p>
          </table:table-cell>
          <table:table-cell office:value-type="float" office:value="-0.00990502234936984" calcext:value-type="float">
            <text:p>-0.00990502234937</text:p>
          </table:table-cell>
          <table:table-cell office:value-type="float" office:value="-0.00991440221675204" calcext:value-type="float">
            <text:p>-0.009914402216752</text:p>
          </table:table-cell>
          <table:table-cell office:value-type="float" office:value="-0.00992551276212984" calcext:value-type="float">
            <text:p>-0.00992551276213</text:p>
          </table:table-cell>
          <table:table-cell office:value-type="float" office:value="-0.0099333387009502" calcext:value-type="float">
            <text:p>-0.00993333870095</text:p>
          </table:table-cell>
          <table:table-cell office:value-type="float" office:value="-0.00994043856714895" calcext:value-type="float">
            <text:p>-0.009940438567149</text:p>
          </table:table-cell>
          <table:table-cell office:value-type="float" office:value="-0.00994684759428069" calcext:value-type="float">
            <text:p>-0.009946847594281</text:p>
          </table:table-cell>
          <table:table-cell office:value-type="float" office:value="-0.00995260134873358" calcext:value-type="float">
            <text:p>-0.009952601348734</text:p>
          </table:table-cell>
          <table:table-cell office:value-type="float" office:value="-0.00995773527382461" calcext:value-type="float">
            <text:p>-0.009957735273825</text:p>
          </table:table-cell>
          <table:table-cell office:value-type="float" office:value="-0.00996228432558092" calcext:value-type="float">
            <text:p>-0.009962284325581</text:p>
          </table:table-cell>
          <table:table-cell office:value-type="float" office:value="-0.00996628268721226" calcext:value-type="float">
            <text:p>-0.009966282687212</text:p>
          </table:table-cell>
          <table:table-cell office:value-type="float" office:value="-0.00996976355047703" calcext:value-type="float">
            <text:p>-0.009969763550477</text:p>
          </table:table-cell>
          <table:table-cell office:value-type="float" office:value="-0.00997275895335563" calcext:value-type="float">
            <text:p>-0.009972758953356</text:p>
          </table:table-cell>
          <table:table-cell office:value-type="float" office:value="-0.0099752996646682" calcext:value-type="float">
            <text:p>-0.009975299664668</text:p>
          </table:table-cell>
          <table:table-cell office:value-type="float" office:value="-0.00997993712673807" calcext:value-type="float">
            <text:p>-0.009979937126738</text:p>
          </table:table-cell>
          <table:table-cell office:value-type="float" office:value="-0.0099816552717039" calcext:value-type="float">
            <text:p>-0.009981655271704</text:p>
          </table:table-cell>
          <table:table-cell office:value-type="float" office:value="-0.00998300281462434" calcext:value-type="float">
            <text:p>-0.009983002814624</text:p>
          </table:table-cell>
          <table:table-cell office:value-type="float" office:value="-0.00998400496823801" calcext:value-type="float">
            <text:p>-0.009984004968238</text:p>
          </table:table-cell>
          <table:table-cell office:value-type="float" office:value="-0.00998468555397201" calcext:value-type="float">
            <text:p>-0.009984685553972</text:p>
          </table:table-cell>
          <table:table-cell office:value-type="float" office:value="-0.00998758882088489" calcext:value-type="float">
            <text:p>-0.009987588820885</text:p>
          </table:table-cell>
          <table:table-cell office:value-type="float" office:value="-0.00998769231599521" calcext:value-type="float">
            <text:p>-0.009987692315995</text:p>
          </table:table-cell>
          <table:table-cell office:value-type="float" office:value="-0.00998753770985393" calcext:value-type="float">
            <text:p>-0.009987537709854</text:p>
          </table:table-cell>
          <table:table-cell office:value-type="float" office:value="-0.00998714363827774" calcext:value-type="float">
            <text:p>-0.009987143638278</text:p>
          </table:table-cell>
          <table:table-cell office:value-type="float" office:value="-0.00998652756622747" calcext:value-type="float">
            <text:p>-0.009986527566227</text:p>
          </table:table-cell>
          <table:table-cell office:value-type="float" office:value="-0.00998822761301281" calcext:value-type="float">
            <text:p>-0.009988227613013</text:p>
          </table:table-cell>
          <table:table-cell office:value-type="float" office:value="-0.00998503156201566" calcext:value-type="float">
            <text:p>-0.009985031562016</text:p>
          </table:table-cell>
          <table:table-cell office:value-type="float" office:value="-0.00998636522850311" calcext:value-type="float">
            <text:p>-0.009986365228503</text:p>
          </table:table-cell>
          <table:table-cell office:value-type="float" office:value="-0.00998753621658107" calcext:value-type="float">
            <text:p>-0.009987536216581</text:p>
          </table:table-cell>
          <table:table-cell office:value-type="float" office:value="-0.0099885569918616" calcext:value-type="float">
            <text:p>-0.009988556991862</text:p>
          </table:table-cell>
          <table:table-cell office:value-type="float" office:value="-0.00998943918061083" calcext:value-type="float">
            <text:p>-0.009989439180611</text:p>
          </table:table-cell>
          <table:table-cell office:value-type="float" office:value="-0.00999019362087698" calcext:value-type="float">
            <text:p>-0.009990193620877</text:p>
          </table:table-cell>
          <table:table-cell office:value-type="float" office:value="-0.00999083041159098" calcext:value-type="float">
            <text:p>-0.009990830411591</text:p>
          </table:table-cell>
          <table:table-cell office:value-type="float" office:value="-0.00998970034368983" calcext:value-type="float">
            <text:p>-0.00998970034369</text:p>
          </table:table-cell>
          <table:table-cell office:value-type="float" office:value="-0.00998756651326719" calcext:value-type="float">
            <text:p>-0.009987566513267</text:p>
          </table:table-cell>
          <table:table-cell office:value-type="float" office:value="-0.009986245535158" calcext:value-type="float">
            <text:p>-0.009986245535158</text:p>
          </table:table-cell>
          <table:table-cell office:value-type="float" office:value="-0.00998484077678435" calcext:value-type="float">
            <text:p>-0.009984840776784</text:p>
          </table:table-cell>
          <table:table-cell office:value-type="float" office:value="-0.00998335929527013" calcext:value-type="float">
            <text:p>-0.00998335929527</text:p>
          </table:table-cell>
          <table:table-cell office:value-type="float" office:value="-0.00998180765515802" calcext:value-type="float">
            <text:p>-0.009981807655158</text:p>
          </table:table-cell>
          <table:table-cell office:value-type="float" office:value="-0.00998019196157738" calcext:value-type="float">
            <text:p>-0.009980191961577</text:p>
          </table:table-cell>
          <table:table-cell office:value-type="float" office:value="-0.00997851789139054" calcext:value-type="float">
            <text:p>-0.009978517891391</text:p>
          </table:table-cell>
          <table:table-cell office:value-type="float" office:value="-0.00997587587640967" calcext:value-type="float">
            <text:p>-0.00997587587641</text:p>
          </table:table-cell>
          <table:table-cell office:value-type="float" office:value="-0.00997410047671544" calcext:value-type="float">
            <text:p>-0.009974100476715</text:p>
          </table:table-cell>
          <table:table-cell office:value-type="float" office:value="-0.00997228144298949" calcext:value-type="float">
            <text:p>-0.009972281442989</text:p>
          </table:table-cell>
          <table:table-cell office:value-type="float" office:value="-0.00997042301213873" calcext:value-type="float">
            <text:p>-0.009970423012139</text:p>
          </table:table-cell>
          <table:table-cell office:value-type="float" office:value="-0.00996767226601042" calcext:value-type="float">
            <text:p>-0.00996767226601</text:p>
          </table:table-cell>
          <table:table-cell office:value-type="float" office:value="-0.00996574653344971" calcext:value-type="float">
            <text:p>-0.00996574653345</text:p>
          </table:table-cell>
          <table:table-cell office:value-type="float" office:value="-0.00996379239346191" calcext:value-type="float">
            <text:p>-0.009963792393462</text:p>
          </table:table-cell>
          <table:table-cell office:value-type="float" office:value="-0.00996089924546063" calcext:value-type="float">
            <text:p>-0.009960899245461</text:p>
          </table:table-cell>
          <table:table-cell office:value-type="float" office:value="-0.00996015777590822" calcext:value-type="float">
            <text:p>-0.009960157775908</text:p>
          </table:table-cell>
          <table:table-cell office:value-type="float" office:value="-0.00995779381940673" calcext:value-type="float">
            <text:p>-0.009957793819407</text:p>
          </table:table-cell>
          <table:table-cell office:value-type="float" office:value="-0.00995701567717939" calcext:value-type="float">
            <text:p>-0.00995701567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6040732073148E-024" calcext:value-type="float">
            <text:p>-3.76040732073148E-24</text:p>
          </table:table-cell>
          <table:table-cell office:value-type="float" office:value="-1.66658268172661E-023" calcext:value-type="float">
            <text:p>-1.66658268172661E-23</text:p>
          </table:table-cell>
          <table:table-cell office:value-type="float" office:value="1.48163574294665E-022" calcext:value-type="float">
            <text:p>1.48163574294665E-22</text:p>
          </table:table-cell>
          <table:table-cell office:value-type="float" office:value="-1.06677605484786E-022" calcext:value-type="float">
            <text:p>-1.06677605484786E-22</text:p>
          </table:table-cell>
          <table:table-cell office:value-type="float" office:value="-7.90126448625892E-022" calcext:value-type="float">
            <text:p>-7.90126448625892E-22</text:p>
          </table:table-cell>
          <table:table-cell office:value-type="float" office:value="7.01204702578582E-022" calcext:value-type="float">
            <text:p>7.01204702578582E-22</text:p>
          </table:table-cell>
          <table:table-cell office:value-type="float" office:value="-1.33887664396542E-021" calcext:value-type="float">
            <text:p>-1.33887664396542E-21</text:p>
          </table:table-cell>
          <table:table-cell office:value-type="float" office:value="4.24965585726543E-021" calcext:value-type="float">
            <text:p>4.24965585726543E-21</text:p>
          </table:table-cell>
          <table:table-cell office:value-type="float" office:value="9.07470462474553E-023" calcext:value-type="float">
            <text:p>9.07470462474553E-23</text:p>
          </table:table-cell>
          <table:table-cell office:value-type="float" office:value="-1.21281747793995E-020" calcext:value-type="float">
            <text:p>-1.21281747793995E-20</text:p>
          </table:table-cell>
          <table:table-cell office:value-type="float" office:value="-7.73623830795179E-021" calcext:value-type="float">
            <text:p>-7.73623830795179E-21</text:p>
          </table:table-cell>
          <table:table-cell office:value-type="float" office:value="-1.42223022904608E-020" calcext:value-type="float">
            <text:p>-1.42223022904608E-20</text:p>
          </table:table-cell>
          <table:table-cell office:value-type="float" office:value="-3.99023337402986E-020" calcext:value-type="float">
            <text:p>-3.99023337402986E-20</text:p>
          </table:table-cell>
          <table:table-cell office:value-type="float" office:value="-2.7383061081921E-020" calcext:value-type="float">
            <text:p>-2.7383061081921E-20</text:p>
          </table:table-cell>
          <table:table-cell office:value-type="float" office:value="1.19312190097317E-020" calcext:value-type="float">
            <text:p>1.19312190097317E-20</text:p>
          </table:table-cell>
          <table:table-cell office:value-type="float" office:value="5.12188497853828E-020" calcext:value-type="float">
            <text:p>5.12188497853828E-20</text:p>
          </table:table-cell>
          <table:table-cell office:value-type="float" office:value="9.49275669442672E-020" calcext:value-type="float">
            <text:p>9.49275669442672E-20</text:p>
          </table:table-cell>
          <table:table-cell office:value-type="float" office:value="-0.0000279413178727996" calcext:value-type="float">
            <text:p>-2.79413178727996E-05</text:p>
          </table:table-cell>
          <table:table-cell office:value-type="float" office:value="-0.0000401617002434075" calcext:value-type="float">
            <text:p>-4.01617002434075E-05</text:p>
          </table:table-cell>
          <table:table-cell office:value-type="float" office:value="-0.000116357092131503" calcext:value-type="float">
            <text:p>-0.000116357092132</text:p>
          </table:table-cell>
          <table:table-cell office:value-type="float" office:value="-0.000265511230623362" calcext:value-type="float">
            <text:p>-0.000265511230623</text:p>
          </table:table-cell>
          <table:table-cell office:value-type="float" office:value="-0.000496770919741021" calcext:value-type="float">
            <text:p>-0.000496770919741</text:p>
          </table:table-cell>
          <table:table-cell office:value-type="float" office:value="-0.000819428725401177" calcext:value-type="float">
            <text:p>-0.000819428725401</text:p>
          </table:table-cell>
          <table:table-cell office:value-type="float" office:value="-0.00124289279162341" calcext:value-type="float">
            <text:p>-0.001242892791623</text:p>
          </table:table-cell>
          <table:table-cell office:value-type="float" office:value="-0.00163859329288427" calcext:value-type="float">
            <text:p>-0.001638593292884</text:p>
          </table:table-cell>
          <table:table-cell office:value-type="float" office:value="-0.00229916691113943" calcext:value-type="float">
            <text:p>-0.002299166911139</text:p>
          </table:table-cell>
          <table:table-cell office:value-type="float" office:value="-0.00295624912274593" calcext:value-type="float">
            <text:p>-0.002956249122746</text:p>
          </table:table-cell>
          <table:table-cell office:value-type="float" office:value="-0.00360975433239305" calcext:value-type="float">
            <text:p>-0.003609754332393</text:p>
          </table:table-cell>
          <table:table-cell office:value-type="float" office:value="-0.00425970261258963" calcext:value-type="float">
            <text:p>-0.00425970261259</text:p>
          </table:table-cell>
          <table:table-cell office:value-type="float" office:value="-0.00490603806967231" calcext:value-type="float">
            <text:p>-0.004906038069672</text:p>
          </table:table-cell>
          <table:table-cell office:value-type="float" office:value="-0.00554870189984153" calcext:value-type="float">
            <text:p>-0.005548701899842</text:p>
          </table:table-cell>
          <table:table-cell office:value-type="float" office:value="-0.00618762819439076" calcext:value-type="float">
            <text:p>-0.006187628194391</text:p>
          </table:table-cell>
          <table:table-cell office:value-type="float" office:value="-0.00682263971413277" calcext:value-type="float">
            <text:p>-0.006822639714133</text:p>
          </table:table-cell>
          <table:table-cell office:value-type="float" office:value="-0.00745369949298496" calcext:value-type="float">
            <text:p>-0.007453699492985</text:p>
          </table:table-cell>
          <table:table-cell office:value-type="float" office:value="-0.008080750053767" calcext:value-type="float">
            <text:p>-0.008080750053767</text:p>
          </table:table-cell>
          <table:table-cell office:value-type="float" office:value="-0.00808919594300933" calcext:value-type="float">
            <text:p>-0.008089195943009</text:p>
          </table:table-cell>
          <table:table-cell office:value-type="float" office:value="-0.008097458025287" calcext:value-type="float">
            <text:p>-0.008097458025287</text:p>
          </table:table-cell>
          <table:table-cell office:value-type="float" office:value="-0.00810558488556442" calcext:value-type="float">
            <text:p>-0.008105584885564</text:p>
          </table:table-cell>
          <table:table-cell office:value-type="float" office:value="-0.00811353051060468" calcext:value-type="float">
            <text:p>-0.008113530510605</text:p>
          </table:table-cell>
          <table:table-cell office:value-type="float" office:value="-0.00812125665133594" calcext:value-type="float">
            <text:p>-0.008121256651336</text:p>
          </table:table-cell>
          <table:table-cell office:value-type="float" office:value="-0.00812889949921043" calcext:value-type="float">
            <text:p>-0.00812889949921</text:p>
          </table:table-cell>
          <table:table-cell office:value-type="float" office:value="-0.00813560969959834" calcext:value-type="float">
            <text:p>-0.008135609699598</text:p>
          </table:table-cell>
          <table:table-cell office:value-type="float" office:value="-0.00814286052447019" calcext:value-type="float">
            <text:p>-0.00814286052447</text:p>
          </table:table-cell>
          <table:table-cell office:value-type="float" office:value="-0.0081489721764658" calcext:value-type="float">
            <text:p>-0.008148972176466</text:p>
          </table:table-cell>
          <table:table-cell office:value-type="float" office:value="-0.00815477004331561" calcext:value-type="float">
            <text:p>-0.008154770043316</text:p>
          </table:table-cell>
          <table:table-cell office:value-type="float" office:value="-0.00816033809478051" calcext:value-type="float">
            <text:p>-0.008160338094781</text:p>
          </table:table-cell>
          <table:table-cell office:value-type="float" office:value="-0.00816698320263601" calcext:value-type="float">
            <text:p>-0.008166983202636</text:p>
          </table:table-cell>
          <table:table-cell office:value-type="float" office:value="-0.00817191654521582" calcext:value-type="float">
            <text:p>-0.008171916545216</text:p>
          </table:table-cell>
          <table:table-cell office:value-type="float" office:value="-0.00817653838803622" calcext:value-type="float">
            <text:p>-0.008176538388036</text:p>
          </table:table-cell>
          <table:table-cell office:value-type="float" office:value="-0.00818180088321647" calcext:value-type="float">
            <text:p>-0.008181800883216</text:p>
          </table:table-cell>
          <table:table-cell office:value-type="float" office:value="-0.00818582102193654" calcext:value-type="float">
            <text:p>-0.008185821021937</text:p>
          </table:table-cell>
          <table:table-cell office:value-type="float" office:value="-0.00818955368276599" calcext:value-type="float">
            <text:p>-0.008189553682766</text:p>
          </table:table-cell>
          <table:table-cell office:value-type="float" office:value="-0.00819300903686491" calcext:value-type="float">
            <text:p>-0.008193009036865</text:p>
          </table:table-cell>
          <table:table-cell office:value-type="float" office:value="-0.00819619787146442" calcext:value-type="float">
            <text:p>-0.008196197871464</text:p>
          </table:table-cell>
          <table:table-cell office:value-type="float" office:value="-0.00819913137209434" calcext:value-type="float">
            <text:p>-0.008199131372094</text:p>
          </table:table-cell>
          <table:table-cell office:value-type="float" office:value="-0.00820182094070689" calcext:value-type="float">
            <text:p>-0.008201820940707</text:p>
          </table:table-cell>
          <table:table-cell office:value-type="float" office:value="-0.00820427804549016" calcext:value-type="float">
            <text:p>-0.00820427804549</text:p>
          </table:table-cell>
          <table:table-cell office:value-type="float" office:value="-0.00820651409839003" calcext:value-type="float">
            <text:p>-0.00820651409839</text:p>
          </table:table-cell>
          <table:table-cell office:value-type="float" office:value="-0.00820854035662029" calcext:value-type="float">
            <text:p>-0.00820854035662</text:p>
          </table:table-cell>
          <table:table-cell office:value-type="float" office:value="-0.0082103678447736" calcext:value-type="float">
            <text:p>-0.008210367844774</text:p>
          </table:table-cell>
          <table:table-cell office:value-type="float" office:value="-0.00821295297536308" calcext:value-type="float">
            <text:p>-0.008212952975363</text:p>
          </table:table-cell>
          <table:table-cell office:value-type="float" office:value="-0.00821441481307053" calcext:value-type="float">
            <text:p>-0.008214414813071</text:p>
          </table:table-cell>
          <table:table-cell office:value-type="float" office:value="-0.00821570902883139" calcext:value-type="float">
            <text:p>-0.008215709028831</text:p>
          </table:table-cell>
          <table:table-cell office:value-type="float" office:value="-0.00821684524984013" calcext:value-type="float">
            <text:p>-0.00821684524984</text:p>
          </table:table-cell>
          <table:table-cell office:value-type="float" office:value="-0.00821783269498633" calcext:value-type="float">
            <text:p>-0.008217832694986</text:p>
          </table:table-cell>
          <table:table-cell office:value-type="float" office:value="-0.00821962602344083" calcext:value-type="float">
            <text:p>-0.008219626023441</text:p>
          </table:table-cell>
          <table:table-cell office:value-type="float" office:value="-0.00822034194903141" calcext:value-type="float">
            <text:p>-0.008220341949031</text:p>
          </table:table-cell>
          <table:table-cell office:value-type="float" office:value="-0.00822093426177085" calcext:value-type="float">
            <text:p>-0.008220934261771</text:p>
          </table:table-cell>
          <table:table-cell office:value-type="float" office:value="-0.00822141052685237" calcext:value-type="float">
            <text:p>-0.008221410526852</text:p>
          </table:table-cell>
          <table:table-cell office:value-type="float" office:value="-0.00822177791163181" calcext:value-type="float">
            <text:p>-0.008221777911632</text:p>
          </table:table-cell>
          <table:table-cell office:value-type="float" office:value="-0.00822298924608744" calcext:value-type="float">
            <text:p>-0.008222989246087</text:p>
          </table:table-cell>
          <table:table-cell office:value-type="float" office:value="-0.00822237290619868" calcext:value-type="float">
            <text:p>-0.008222372906199</text:p>
          </table:table-cell>
          <table:table-cell office:value-type="float" office:value="-0.00822339899453729" calcext:value-type="float">
            <text:p>-0.008223398994537</text:p>
          </table:table-cell>
          <table:table-cell office:value-type="float" office:value="-0.00822434122370206" calcext:value-type="float">
            <text:p>-0.008224341223702</text:p>
          </table:table-cell>
          <table:table-cell office:value-type="float" office:value="-0.00822520496798974" calcext:value-type="float">
            <text:p>-0.00822520496799</text:p>
          </table:table-cell>
          <table:table-cell office:value-type="float" office:value="-0.00822599528788356" calcext:value-type="float">
            <text:p>-0.008225995287884</text:p>
          </table:table-cell>
          <table:table-cell office:value-type="float" office:value="-0.0082267169454786" calcext:value-type="float">
            <text:p>-0.008226716945479</text:p>
          </table:table-cell>
          <table:table-cell office:value-type="float" office:value="-0.00822737441973149" calcext:value-type="float">
            <text:p>-0.008227374419731</text:p>
          </table:table-cell>
          <table:table-cell office:value-type="float" office:value="-0.00822741346078464" calcext:value-type="float">
            <text:p>-0.008227413460785</text:p>
          </table:table-cell>
          <table:table-cell office:value-type="float" office:value="-0.00822703956323035" calcext:value-type="float">
            <text:p>-0.00822703956323</text:p>
          </table:table-cell>
          <table:table-cell office:value-type="float" office:value="-0.0082269701993474" calcext:value-type="float">
            <text:p>-0.008226970199347</text:p>
          </table:table-cell>
          <table:table-cell office:value-type="float" office:value="-0.00822685199709117" calcext:value-type="float">
            <text:p>-0.008226851997091</text:p>
          </table:table-cell>
          <table:table-cell office:value-type="float" office:value="-0.00822668823552408" calcext:value-type="float">
            <text:p>-0.008226688235524</text:p>
          </table:table-cell>
          <table:table-cell office:value-type="float" office:value="-0.00822648199294611" calcext:value-type="float">
            <text:p>-0.008226481992946</text:p>
          </table:table-cell>
          <table:table-cell office:value-type="float" office:value="-0.00822623615869612" calcext:value-type="float">
            <text:p>-0.008226236158696</text:p>
          </table:table-cell>
          <table:table-cell office:value-type="float" office:value="-0.00822595344438419" calcext:value-type="float">
            <text:p>-0.008225953444384</text:p>
          </table:table-cell>
          <table:table-cell office:value-type="float" office:value="-0.00822527643033139" calcext:value-type="float">
            <text:p>-0.008225276430331</text:p>
          </table:table-cell>
          <table:table-cell office:value-type="float" office:value="-0.0082249274104078" calcext:value-type="float">
            <text:p>-0.008224927410408</text:p>
          </table:table-cell>
          <table:table-cell office:value-type="float" office:value="-0.00822454868292913" calcext:value-type="float">
            <text:p>-0.008224548682929</text:p>
          </table:table-cell>
          <table:table-cell office:value-type="float" office:value="-0.00822414234945796" calcext:value-type="float">
            <text:p>-0.008224142349458</text:p>
          </table:table-cell>
          <table:table-cell office:value-type="float" office:value="-0.00822337088413548" calcext:value-type="float">
            <text:p>-0.008223370884135</text:p>
          </table:table-cell>
          <table:table-cell office:value-type="float" office:value="-0.00822291511181556" calcext:value-type="float">
            <text:p>-0.008222915111816</text:p>
          </table:table-cell>
          <table:table-cell office:value-type="float" office:value="-0.00822243729013664" calcext:value-type="float">
            <text:p>-0.008222437290137</text:p>
          </table:table-cell>
          <table:table-cell office:value-type="float" office:value="-0.00822157944477974" calcext:value-type="float">
            <text:p>-0.00822157944478</text:p>
          </table:table-cell>
          <table:table-cell office:value-type="float" office:value="-0.00822130710396992" calcext:value-type="float">
            <text:p>-0.00822130710397</text:p>
          </table:table-cell>
          <table:table-cell office:value-type="float" office:value="-0.00822067395870458" calcext:value-type="float">
            <text:p>-0.008220673958705</text:p>
          </table:table-cell>
          <table:table-cell office:value-type="float" office:value="-0.00822036804522119" calcext:value-type="float">
            <text:p>-0.0082203680452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1.55985807837517E-017" calcext:value-type="float">
            <text:p>-1.55985807837517E-17</text:p>
          </table:table-cell>
          <table:table-cell office:value-type="float" office:value="-1.55985807836672E-017" calcext:value-type="float">
            <text:p>-1.55985807836672E-17</text:p>
          </table:table-cell>
          <table:table-cell office:value-type="float" office:value="-0.00000641445754488185" calcext:value-type="float">
            <text:p>-6.41445754488185E-06</text:p>
          </table:table-cell>
          <table:table-cell office:value-type="float" office:value="-0.0000288432967682566" calcext:value-type="float">
            <text:p>-2.88432967682566E-05</text:p>
          </table:table-cell>
          <table:table-cell office:value-type="float" office:value="-0.0000698573672293046" calcext:value-type="float">
            <text:p>-6.98573672293046E-05</text:p>
          </table:table-cell>
          <table:table-cell office:value-type="float" office:value="-0.00013020432470646" calcext:value-type="float">
            <text:p>-0.000130204324706</text:p>
          </table:table-cell>
          <table:table-cell office:value-type="float" office:value="-0.000210025886708492" calcext:value-type="float">
            <text:p>-0.000210025886708</text:p>
          </table:table-cell>
          <table:table-cell office:value-type="float" office:value="-0.000308925762308647" calcext:value-type="float">
            <text:p>-0.000308925762309</text:p>
          </table:table-cell>
          <table:table-cell office:value-type="float" office:value="-0.000440089886662008" calcext:value-type="float">
            <text:p>-0.000440089886662</text:p>
          </table:table-cell>
          <table:table-cell office:value-type="float" office:value="-0.000591810045104687" calcext:value-type="float">
            <text:p>-0.000591810045105</text:p>
          </table:table-cell>
          <table:table-cell office:value-type="float" office:value="-0.000763874976808273" calcext:value-type="float">
            <text:p>-0.000763874976808</text:p>
          </table:table-cell>
          <table:table-cell office:value-type="float" office:value="-0.000933335650865818" calcext:value-type="float">
            <text:p>-0.000933335650866</text:p>
          </table:table-cell>
          <table:table-cell office:value-type="float" office:value="-0.00115845779860967" calcext:value-type="float">
            <text:p>-0.00115845779861</text:p>
          </table:table-cell>
          <table:table-cell office:value-type="float" office:value="-0.00140677321435952" calcext:value-type="float">
            <text:p>-0.00140677321436</text:p>
          </table:table-cell>
          <table:table-cell office:value-type="float" office:value="-0.00169256899500789" calcext:value-type="float">
            <text:p>-0.001692568995008</text:p>
          </table:table-cell>
          <table:table-cell office:value-type="float" office:value="-0.00201522815324764" calcext:value-type="float">
            <text:p>-0.002015228153248</text:p>
          </table:table-cell>
          <table:table-cell office:value-type="float" office:value="-0.00237406382123383" calcext:value-type="float">
            <text:p>-0.002374063821234</text:p>
          </table:table-cell>
          <table:table-cell office:value-type="float" office:value="-0.0027689740626331" calcext:value-type="float">
            <text:p>-0.002768974062633</text:p>
          </table:table-cell>
          <table:table-cell office:value-type="float" office:value="-0.00320290253093276" calcext:value-type="float">
            <text:p>-0.003202902530933</text:p>
          </table:table-cell>
          <table:table-cell office:value-type="float" office:value="-0.00367591931651552" calcext:value-type="float">
            <text:p>-0.003675919316516</text:p>
          </table:table-cell>
          <table:table-cell office:value-type="float" office:value="-0.00407717924615029" calcext:value-type="float">
            <text:p>-0.00407717924615</text:p>
          </table:table-cell>
          <table:table-cell office:value-type="float" office:value="-0.0045445236629205" calcext:value-type="float">
            <text:p>-0.004544523662921</text:p>
          </table:table-cell>
          <table:table-cell office:value-type="float" office:value="-0.00507727106324574" calcext:value-type="float">
            <text:p>-0.005077271063246</text:p>
          </table:table-cell>
          <table:table-cell office:value-type="float" office:value="-0.00567457522817814" calcext:value-type="float">
            <text:p>-0.005674575228178</text:p>
          </table:table-cell>
          <table:table-cell office:value-type="float" office:value="-0.00633541251062135" calcext:value-type="float">
            <text:p>-0.006335412510621</text:p>
          </table:table-cell>
          <table:table-cell office:value-type="float" office:value="-0.00705856875098858" calcext:value-type="float">
            <text:p>-0.007058568750989</text:p>
          </table:table-cell>
          <table:table-cell office:value-type="float" office:value="-0.00785924586185188" calcext:value-type="float">
            <text:p>-0.007859245861852</text:p>
          </table:table-cell>
          <table:table-cell office:value-type="float" office:value="-0.00910539452667594" calcext:value-type="float">
            <text:p>-0.009105394526676</text:p>
          </table:table-cell>
          <table:table-cell office:value-type="float" office:value="-0.0107734584976752" calcext:value-type="float">
            <text:p>-0.010773458497675</text:p>
          </table:table-cell>
          <table:table-cell office:value-type="float" office:value="-0.0128324062779011" calcext:value-type="float">
            <text:p>-0.012832406277901</text:p>
          </table:table-cell>
          <table:table-cell office:value-type="float" office:value="-0.0152453412820076" calcext:value-type="float">
            <text:p>-0.015245341282008</text:p>
          </table:table-cell>
          <table:table-cell office:value-type="float" office:value="-0.0179704733213211" calcext:value-type="float">
            <text:p>-0.017970473321321</text:p>
          </table:table-cell>
          <table:table-cell office:value-type="float" office:value="-0.0209625953525175" calcext:value-type="float">
            <text:p>-0.020962595352518</text:p>
          </table:table-cell>
          <table:table-cell office:value-type="float" office:value="-0.0241745857755234" calcext:value-type="float">
            <text:p>-0.024174585775523</text:p>
          </table:table-cell>
          <table:table-cell office:value-type="float" office:value="-0.0275582892545105" calcext:value-type="float">
            <text:p>-0.027558289254511</text:p>
          </table:table-cell>
          <table:table-cell office:value-type="float" office:value="-0.0310662948625951" calcext:value-type="float">
            <text:p>-0.031066294862595</text:p>
          </table:table-cell>
          <table:table-cell office:value-type="float" office:value="-0.034652798615904" calcext:value-type="float">
            <text:p>-0.034652798615904</text:p>
          </table:table-cell>
          <table:table-cell office:value-type="float" office:value="-0.0399796490981002" calcext:value-type="float">
            <text:p>-0.0399796490981</text:p>
          </table:table-cell>
          <table:table-cell office:value-type="float" office:value="-0.0450199410946794" calcext:value-type="float">
            <text:p>-0.045019941094679</text:p>
          </table:table-cell>
          <table:table-cell office:value-type="float" office:value="-0.0497539046787972" calcext:value-type="float">
            <text:p>-0.049753904678797</text:p>
          </table:table-cell>
          <table:table-cell office:value-type="float" office:value="-0.0541690461441083" calcext:value-type="float">
            <text:p>-0.054169046144108</text:p>
          </table:table-cell>
          <table:table-cell office:value-type="float" office:value="-0.0582590835643239" calcext:value-type="float">
            <text:p>-0.058259083564324</text:p>
          </table:table-cell>
          <table:table-cell office:value-type="float" office:value="-0.0620229101094521" calcext:value-type="float">
            <text:p>-0.062022910109452</text:p>
          </table:table-cell>
          <table:table-cell office:value-type="float" office:value="-0.06546339137461" calcext:value-type="float">
            <text:p>-0.06546339137461</text:p>
          </table:table-cell>
          <table:table-cell office:value-type="float" office:value="-0.0685893235011192" calcext:value-type="float">
            <text:p>-0.068589323501119</text:p>
          </table:table-cell>
          <table:table-cell office:value-type="float" office:value="-0.0714080826342496" calcext:value-type="float">
            <text:p>-0.07140808263425</text:p>
          </table:table-cell>
          <table:table-cell office:value-type="float" office:value="-0.0739327912922713" calcext:value-type="float">
            <text:p>-0.073932791292271</text:p>
          </table:table-cell>
          <table:table-cell office:value-type="float" office:value="-0.0761769121769379" calcext:value-type="float">
            <text:p>-0.076176912176938</text:p>
          </table:table-cell>
          <table:table-cell office:value-type="float" office:value="-0.0781573844101192" calcext:value-type="float">
            <text:p>-0.078157384410119</text:p>
          </table:table-cell>
          <table:table-cell office:value-type="float" office:value="-0.0798847364335822" calcext:value-type="float">
            <text:p>-0.079884736433582</text:p>
          </table:table-cell>
          <table:table-cell office:value-type="float" office:value="-0.0813768353264905" calcext:value-type="float">
            <text:p>-0.081376835326491</text:p>
          </table:table-cell>
          <table:table-cell office:value-type="float" office:value="-0.0826508487067289" calcext:value-type="float">
            <text:p>-0.082650848706729</text:p>
          </table:table-cell>
          <table:table-cell office:value-type="float" office:value="-0.0837189076463902" calcext:value-type="float">
            <text:p>-0.08371890764639</text:p>
          </table:table-cell>
          <table:table-cell office:value-type="float" office:value="-0.0845976165236733" calcext:value-type="float">
            <text:p>-0.084597616523673</text:p>
          </table:table-cell>
          <table:table-cell office:value-type="float" office:value="-0.0853014679139324" calcext:value-type="float">
            <text:p>-0.085301467913932</text:p>
          </table:table-cell>
          <table:table-cell office:value-type="float" office:value="-0.0858443604147904" calcext:value-type="float">
            <text:p>-0.08584436041479</text:p>
          </table:table-cell>
          <table:table-cell office:value-type="float" office:value="-0.0862395329101747" calcext:value-type="float">
            <text:p>-0.086239532910175</text:p>
          </table:table-cell>
          <table:table-cell office:value-type="float" office:value="-0.0864995230579441" calcext:value-type="float">
            <text:p>-0.086499523057944</text:p>
          </table:table-cell>
          <table:table-cell office:value-type="float" office:value="-0.0866361453446596" calcext:value-type="float">
            <text:p>-0.08663614534466</text:p>
          </table:table-cell>
          <table:table-cell office:value-type="float" office:value="-0.0866604847076024" calcext:value-type="float">
            <text:p>-0.086660484707602</text:p>
          </table:table-cell>
          <table:table-cell office:value-type="float" office:value="-0.0865829023297411" calcext:value-type="float">
            <text:p>-0.086582902329741</text:p>
          </table:table-cell>
          <table:table-cell office:value-type="float" office:value="-0.0864130507593377" calcext:value-type="float">
            <text:p>-0.086413050759338</text:p>
          </table:table-cell>
          <table:table-cell office:value-type="float" office:value="-0.0861614613572025" calcext:value-type="float">
            <text:p>-0.086161461357203</text:p>
          </table:table-cell>
          <table:table-cell office:value-type="float" office:value="-0.085833300649584" calcext:value-type="float">
            <text:p>-0.085833300649584</text:p>
          </table:table-cell>
          <table:table-cell office:value-type="float" office:value="-0.0854378202552867" calcext:value-type="float">
            <text:p>-0.085437820255287</text:p>
          </table:table-cell>
          <table:table-cell office:value-type="float" office:value="-0.0849821016064267" calcext:value-type="float">
            <text:p>-0.084982101606427</text:p>
          </table:table-cell>
          <table:table-cell office:value-type="float" office:value="-0.0844726637673122" calcext:value-type="float">
            <text:p>-0.084472663767312</text:p>
          </table:table-cell>
          <table:table-cell office:value-type="float" office:value="-0.0839170108477918" calcext:value-type="float">
            <text:p>-0.083917010847792</text:p>
          </table:table-cell>
          <table:table-cell office:value-type="float" office:value="-0.083317601293827" calcext:value-type="float">
            <text:p>-0.083317601293827</text:p>
          </table:table-cell>
          <table:table-cell office:value-type="float" office:value="-0.0826809957124614" calcext:value-type="float">
            <text:p>-0.082680995712461</text:p>
          </table:table-cell>
          <table:table-cell office:value-type="float" office:value="-0.0820118013717914" calcext:value-type="float">
            <text:p>-0.082011801371791</text:p>
          </table:table-cell>
          <table:table-cell office:value-type="float" office:value="-0.0813142278354026" calcext:value-type="float">
            <text:p>-0.081314227835403</text:p>
          </table:table-cell>
          <table:table-cell office:value-type="float" office:value="-0.0805935664447949" calcext:value-type="float">
            <text:p>-0.080593566444795</text:p>
          </table:table-cell>
          <table:table-cell office:value-type="float" office:value="-0.0798493408241786" calcext:value-type="float">
            <text:p>-0.079849340824179</text:p>
          </table:table-cell>
          <table:table-cell office:value-type="float" office:value="-0.079089762386454" calcext:value-type="float">
            <text:p>-0.079089762386454</text:p>
          </table:table-cell>
          <table:table-cell office:value-type="float" office:value="-0.0783152046276158" calcext:value-type="float">
            <text:p>-0.078315204627616</text:p>
          </table:table-cell>
          <table:table-cell office:value-type="float" office:value="-0.0775282990878048" calcext:value-type="float">
            <text:p>-0.077528299087805</text:p>
          </table:table-cell>
          <table:table-cell office:value-type="float" office:value="-0.07673143292373" calcext:value-type="float">
            <text:p>-0.07673143292373</text:p>
          </table:table-cell>
          <table:table-cell office:value-type="float" office:value="-0.0759267689462084" calcext:value-type="float">
            <text:p>-0.075926768946208</text:p>
          </table:table-cell>
          <table:table-cell office:value-type="float" office:value="-0.0751162642072432" calcext:value-type="float">
            <text:p>-0.075116264207243</text:p>
          </table:table-cell>
          <table:table-cell office:value-type="float" office:value="-0.0743011804195923" calcext:value-type="float">
            <text:p>-0.074301180419592</text:p>
          </table:table-cell>
          <table:table-cell office:value-type="float" office:value="-0.0734824405681004" calcext:value-type="float">
            <text:p>-0.0734824405681</text:p>
          </table:table-cell>
          <table:table-cell office:value-type="float" office:value="-0.0726638763726126" calcext:value-type="float">
            <text:p>-0.072663876372613</text:p>
          </table:table-cell>
          <table:table-cell office:value-type="float" office:value="-0.071845577844514" calcext:value-type="float">
            <text:p>-0.071845577844514</text:p>
          </table:table-cell>
          <table:table-cell office:value-type="float" office:value="-0.0710287063207462" calcext:value-type="float">
            <text:p>-0.071028706320746</text:p>
          </table:table-cell>
          <table:table-cell office:value-type="float" office:value="-0.0702143025449202" calcext:value-type="float">
            <text:p>-0.07021430254492</text:p>
          </table:table-cell>
          <table:table-cell office:value-type="float" office:value="-0.0694032971804899" calcext:value-type="float">
            <text:p>-0.06940329718049</text:p>
          </table:table-cell>
          <table:table-cell office:value-type="float" office:value="-0.0685965204609738" calcext:value-type="float">
            <text:p>-0.068596520460974</text:p>
          </table:table-cell>
          <table:table-cell office:value-type="float" office:value="-0.067793604813476" calcext:value-type="float">
            <text:p>-0.067793604813476</text:p>
          </table:table-cell>
          <table:table-cell office:value-type="float" office:value="-0.0669974304453901" calcext:value-type="float">
            <text:p>-0.06699743044539</text:p>
          </table:table-cell>
          <table:table-cell office:value-type="float" office:value="-0.0662074576420131" calcext:value-type="float">
            <text:p>-0.066207457642013</text:p>
          </table:table-cell>
          <table:table-cell office:value-type="float" office:value="-0.065424196342229" calcext:value-type="float">
            <text:p>-0.065424196342229</text:p>
          </table:table-cell>
          <table:table-cell office:value-type="float" office:value="-0.0646470703110262" calcext:value-type="float">
            <text:p>-0.064647070311026</text:p>
          </table:table-cell>
          <table:table-cell office:value-type="float" office:value="-0.0638785273637976" calcext:value-type="float">
            <text:p>-0.063878527363798</text:p>
          </table:table-cell>
          <table:table-cell office:value-type="float" office:value="-0.0631178700455275" calcext:value-type="float">
            <text:p>-0.063117870045528</text:p>
          </table:table-cell>
          <table:table-cell office:value-type="float" office:value="-0.062364368976314" calcext:value-type="float">
            <text:p>-0.062364368976314</text:p>
          </table:table-cell>
          <table:table-cell office:value-type="float" office:value="-0.0616206416466898" calcext:value-type="float">
            <text:p>-0.06162064164669</text:p>
          </table:table-cell>
          <table:table-cell office:value-type="float" office:value="-0.0608847769967929" calcext:value-type="float">
            <text:p>-0.060884776996793</text:p>
          </table:table-cell>
          <table:table-cell office:value-type="float" office:value="-0.0601584802958165" calcext:value-type="float">
            <text:p>-0.0601584802958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2.70175344434256E-017" calcext:value-type="float">
            <text:p>2.70175344434256E-17</text:p>
          </table:table-cell>
          <table:table-cell office:value-type="float" office:value="2.70175344432792E-017" calcext:value-type="float">
            <text:p>2.70175344432792E-17</text:p>
          </table:table-cell>
          <table:table-cell office:value-type="float" office:value="0.0000111102343863467" calcext:value-type="float">
            <text:p>1.11102343863467E-05</text:p>
          </table:table-cell>
          <table:table-cell office:value-type="float" office:value="0.000049977443323348" calcext:value-type="float">
            <text:p>4.9977443323348E-05</text:p>
          </table:table-cell>
          <table:table-cell office:value-type="float" office:value="0.000121063628313767" calcext:value-type="float">
            <text:p>0.000121063628314</text:p>
          </table:table-cell>
          <table:table-cell office:value-type="float" office:value="0.000225831930803735" calcext:value-type="float">
            <text:p>0.000225831930804</text:p>
          </table:table-cell>
          <table:table-cell office:value-type="float" office:value="0.000364621826195714" calcext:value-type="float">
            <text:p>0.000364621826196</text:p>
          </table:table-cell>
          <table:table-cell office:value-type="float" office:value="0.000536380510690946" calcext:value-type="float">
            <text:p>0.000536380510691</text:p>
          </table:table-cell>
          <table:table-cell office:value-type="float" office:value="0.000764828578913826" calcext:value-type="float">
            <text:p>0.000764828578914</text:p>
          </table:table-cell>
          <table:table-cell office:value-type="float" office:value="0.00102967266313046" calcext:value-type="float">
            <text:p>0.00102967266313</text:p>
          </table:table-cell>
          <table:table-cell office:value-type="float" office:value="0.00133082924281587" calcext:value-type="float">
            <text:p>0.001330829242816</text:p>
          </table:table-cell>
          <table:table-cell office:value-type="float" office:value="0.00163294635390595" calcext:value-type="float">
            <text:p>0.001632946353906</text:p>
          </table:table-cell>
          <table:table-cell office:value-type="float" office:value="0.00203171636374152" calcext:value-type="float">
            <text:p>0.002031716363742</text:p>
          </table:table-cell>
          <table:table-cell office:value-type="float" office:value="0.00247266773042786" calcext:value-type="float">
            <text:p>0.002472667730428</text:p>
          </table:table-cell>
          <table:table-cell office:value-type="float" office:value="0.00298247878106973" calcext:value-type="float">
            <text:p>0.00298247878107</text:p>
          </table:table-cell>
          <table:table-cell office:value-type="float" office:value="0.00356100875865514" calcext:value-type="float">
            <text:p>0.003561008758655</text:p>
          </table:table-cell>
          <table:table-cell office:value-type="float" office:value="0.00420809325157659" calcext:value-type="float">
            <text:p>0.004208093251577</text:p>
          </table:table-cell>
          <table:table-cell office:value-type="float" office:value="0.00492338625291255" calcext:value-type="float">
            <text:p>0.004923386252913</text:p>
          </table:table-cell>
          <table:table-cell office:value-type="float" office:value="0.00571262383650596" calcext:value-type="float">
            <text:p>0.005712623836506</text:p>
          </table:table-cell>
          <table:table-cell office:value-type="float" office:value="0.00657773365763889" calcext:value-type="float">
            <text:p>0.006577733657639</text:p>
          </table:table-cell>
          <table:table-cell office:value-type="float" office:value="0.00730879268922632" calcext:value-type="float">
            <text:p>0.007308792689226</text:p>
          </table:table-cell>
          <table:table-cell office:value-type="float" office:value="0.00816634437569118" calcext:value-type="float">
            <text:p>0.008166344375691</text:p>
          </table:table-cell>
          <table:table-cell office:value-type="float" office:value="0.0091515197212567" calcext:value-type="float">
            <text:p>0.009151519721257</text:p>
          </table:table-cell>
          <table:table-cell office:value-type="float" office:value="0.0102655185383562" calcext:value-type="float">
            <text:p>0.010265518538356</text:p>
          </table:table-cell>
          <table:table-cell office:value-type="float" office:value="0.0115095460313311" calcext:value-type="float">
            <text:p>0.011509546031331</text:p>
          </table:table-cell>
          <table:table-cell office:value-type="float" office:value="0.0128847417503091" calcext:value-type="float">
            <text:p>0.012884741750309</text:p>
          </table:table-cell>
          <table:table-cell office:value-type="float" office:value="0.0143603296912756" calcext:value-type="float">
            <text:p>0.014360329691276</text:p>
          </table:table-cell>
          <table:table-cell office:value-type="float" office:value="0.0165141679005485" calcext:value-type="float">
            <text:p>0.016514167900549</text:p>
          </table:table-cell>
          <table:table-cell office:value-type="float" office:value="0.0193937633798672" calcext:value-type="float">
            <text:p>0.019393763379867</text:p>
          </table:table-cell>
          <table:table-cell office:value-type="float" office:value="0.0229265467480634" calcext:value-type="float">
            <text:p>0.022926546748063</text:p>
          </table:table-cell>
          <table:table-cell office:value-type="float" office:value="0.0270311803571455" calcext:value-type="float">
            <text:p>0.027031180357146</text:p>
          </table:table-cell>
          <table:table-cell office:value-type="float" office:value="0.0316197207797497" calcext:value-type="float">
            <text:p>0.03161972077975</text:p>
          </table:table-cell>
          <table:table-cell office:value-type="float" office:value="0.0366005129703058" calcext:value-type="float">
            <text:p>0.036600512970306</text:p>
          </table:table-cell>
          <table:table-cell office:value-type="float" office:value="0.0418809892942666" calcext:value-type="float">
            <text:p>0.041880989294267</text:p>
          </table:table-cell>
          <table:table-cell office:value-type="float" office:value="0.0473694872743176" calcext:value-type="float">
            <text:p>0.047369487274318</text:p>
          </table:table-cell>
          <table:table-cell office:value-type="float" office:value="0.0529781399969419" calcext:value-type="float">
            <text:p>0.052978139996942</text:p>
          </table:table-cell>
          <table:table-cell office:value-type="float" office:value="0.0586243713394117" calcext:value-type="float">
            <text:p>0.058624371339412</text:p>
          </table:table-cell>
          <table:table-cell office:value-type="float" office:value="0.067636107388933" calcext:value-type="float">
            <text:p>0.067636107388933</text:p>
          </table:table-cell>
          <table:table-cell office:value-type="float" office:value="0.0761630739340718" calcext:value-type="float">
            <text:p>0.076163073934072</text:p>
          </table:table-cell>
          <table:table-cell office:value-type="float" office:value="0.0841718024730416" calcext:value-type="float">
            <text:p>0.084171802473042</text:p>
          </table:table-cell>
          <table:table-cell office:value-type="float" office:value="0.091641157073673" calcext:value-type="float">
            <text:p>0.091641157073673</text:p>
          </table:table-cell>
          <table:table-cell office:value-type="float" office:value="0.0985605106625036" calcext:value-type="float">
            <text:p>0.098560510662504</text:p>
          </table:table-cell>
          <table:table-cell office:value-type="float" office:value="0.104928122843672" calcext:value-type="float">
            <text:p>0.104928122843672</text:p>
          </table:table-cell>
          <table:table-cell office:value-type="float" office:value="0.110749537179201" calcext:value-type="float">
            <text:p>0.110749537179201</text:p>
          </table:table-cell>
          <table:table-cell office:value-type="float" office:value="0.116037295853567" calcext:value-type="float">
            <text:p>0.116037295853567</text:p>
          </table:table-cell>
          <table:table-cell office:value-type="float" office:value="0.120807003580289" calcext:value-type="float">
            <text:p>0.120807003580289</text:p>
          </table:table-cell>
          <table:table-cell office:value-type="float" office:value="0.125079318522073" calcext:value-type="float">
            <text:p>0.125079318522073</text:p>
          </table:table-cell>
          <table:table-cell office:value-type="float" office:value="0.128877043427713" calcext:value-type="float">
            <text:p>0.128877043427713</text:p>
          </table:table-cell>
          <table:table-cell office:value-type="float" office:value="0.132225254164906" calcext:value-type="float">
            <text:p>0.132225254164906</text:p>
          </table:table-cell>
          <table:table-cell office:value-type="float" office:value="0.135148739954992" calcext:value-type="float">
            <text:p>0.135148739954992</text:p>
          </table:table-cell>
          <table:table-cell office:value-type="float" office:value="0.137674273587142" calcext:value-type="float">
            <text:p>0.137674273587142</text:p>
          </table:table-cell>
          <table:table-cell office:value-type="float" office:value="0.13982832757067" calcext:value-type="float">
            <text:p>0.13982832757067</text:p>
          </table:table-cell>
          <table:table-cell office:value-type="float" office:value="0.14163650621396" calcext:value-type="float">
            <text:p>0.14163650621396</text:p>
          </table:table-cell>
          <table:table-cell office:value-type="float" office:value="0.143124369907918" calcext:value-type="float">
            <text:p>0.143124369907918</text:p>
          </table:table-cell>
          <table:table-cell office:value-type="float" office:value="0.144316429315871" calcext:value-type="float">
            <text:p>0.144316429315871</text:p>
          </table:table-cell>
          <table:table-cell office:value-type="float" office:value="0.145236191029908" calcext:value-type="float">
            <text:p>0.145236191029908</text:p>
          </table:table-cell>
          <table:table-cell office:value-type="float" office:value="0.14590604631233" calcext:value-type="float">
            <text:p>0.14590604631233</text:p>
          </table:table-cell>
          <table:table-cell office:value-type="float" office:value="0.146347200814451" calcext:value-type="float">
            <text:p>0.146347200814451</text:p>
          </table:table-cell>
          <table:table-cell office:value-type="float" office:value="0.146579637397018" calcext:value-type="float">
            <text:p>0.146579637397018</text:p>
          </table:table-cell>
          <table:table-cell office:value-type="float" office:value="0.14662210528684" calcext:value-type="float">
            <text:p>0.14662210528684</text:p>
          </table:table-cell>
          <table:table-cell office:value-type="float" office:value="0.146492129828337" calcext:value-type="float">
            <text:p>0.146492129828337</text:p>
          </table:table-cell>
          <table:table-cell office:value-type="float" office:value="0.146206038012159" calcext:value-type="float">
            <text:p>0.146206038012159</text:p>
          </table:table-cell>
          <table:table-cell office:value-type="float" office:value="0.145778973465417" calcext:value-type="float">
            <text:p>0.145778973465417</text:p>
          </table:table-cell>
          <table:table-cell office:value-type="float" office:value="0.14522502596869" calcext:value-type="float">
            <text:p>0.14522502596869</text:p>
          </table:table-cell>
          <table:table-cell office:value-type="float" office:value="0.144557166818827" calcext:value-type="float">
            <text:p>0.144557166818827</text:p>
          </table:table-cell>
          <table:table-cell office:value-type="float" office:value="0.143787374573323" calcext:value-type="float">
            <text:p>0.143787374573323</text:p>
          </table:table-cell>
          <table:table-cell office:value-type="float" office:value="0.14292667669378" calcext:value-type="float">
            <text:p>0.14292667669378</text:p>
          </table:table-cell>
          <table:table-cell office:value-type="float" office:value="0.141985166332843" calcext:value-type="float">
            <text:p>0.141985166332843</text:p>
          </table:table-cell>
          <table:table-cell office:value-type="float" office:value="0.140972222472278" calcext:value-type="float">
            <text:p>0.140972222472278</text:p>
          </table:table-cell>
          <table:table-cell office:value-type="float" office:value="0.139896325117884" calcext:value-type="float">
            <text:p>0.139896325117884</text:p>
          </table:table-cell>
          <table:table-cell office:value-type="float" office:value="0.138765268164077" calcext:value-type="float">
            <text:p>0.138765268164077</text:p>
          </table:table-cell>
          <table:table-cell office:value-type="float" office:value="0.137586172853044" calcext:value-type="float">
            <text:p>0.137586172853044</text:p>
          </table:table-cell>
          <table:table-cell office:value-type="float" office:value="0.136365492606464" calcext:value-type="float">
            <text:p>0.136365492606464</text:p>
          </table:table-cell>
          <table:table-cell office:value-type="float" office:value="0.135109278724441" calcext:value-type="float">
            <text:p>0.135109278724441</text:p>
          </table:table-cell>
          <table:table-cell office:value-type="float" office:value="0.133822757264801" calcext:value-type="float">
            <text:p>0.133822757264801</text:p>
          </table:table-cell>
          <table:table-cell office:value-type="float" office:value="0.132510914974716" calcext:value-type="float">
            <text:p>0.132510914974716</text:p>
          </table:table-cell>
          <table:table-cell office:value-type="float" office:value="0.131178205148785" calcext:value-type="float">
            <text:p>0.131178205148785</text:p>
          </table:table-cell>
          <table:table-cell office:value-type="float" office:value="0.129828667419179" calcext:value-type="float">
            <text:p>0.129828667419179</text:p>
          </table:table-cell>
          <table:table-cell office:value-type="float" office:value="0.128465961678194" calcext:value-type="float">
            <text:p>0.128465961678194</text:p>
          </table:table-cell>
          <table:table-cell office:value-type="float" office:value="0.127093399544735" calcext:value-type="float">
            <text:p>0.127093399544735</text:p>
          </table:table-cell>
          <table:table-cell office:value-type="float" office:value="0.125713998713998" calcext:value-type="float">
            <text:p>0.125713998713998</text:p>
          </table:table-cell>
          <table:table-cell office:value-type="float" office:value="0.124330460193915" calcext:value-type="float">
            <text:p>0.124330460193915</text:p>
          </table:table-cell>
          <table:table-cell office:value-type="float" office:value="0.122945161699602" calcext:value-type="float">
            <text:p>0.122945161699602</text:p>
          </table:table-cell>
          <table:table-cell office:value-type="float" office:value="0.121560319595914" calcext:value-type="float">
            <text:p>0.121560319595914</text:p>
          </table:table-cell>
          <table:table-cell office:value-type="float" office:value="0.120177898818009" calcext:value-type="float">
            <text:p>0.120177898818009</text:p>
          </table:table-cell>
          <table:table-cell office:value-type="float" office:value="0.118799660242878" calcext:value-type="float">
            <text:p>0.118799660242878</text:p>
          </table:table-cell>
          <table:table-cell office:value-type="float" office:value="0.117427178479642" calcext:value-type="float">
            <text:p>0.117427178479642</text:p>
          </table:table-cell>
          <table:table-cell office:value-type="float" office:value="0.116061858199524" calcext:value-type="float">
            <text:p>0.116061858199524</text:p>
          </table:table-cell>
          <table:table-cell office:value-type="float" office:value="0.114704969423899" calcext:value-type="float">
            <text:p>0.114704969423899</text:p>
          </table:table-cell>
          <table:table-cell office:value-type="float" office:value="0.113357579043326" calcext:value-type="float">
            <text:p>0.113357579043326</text:p>
          </table:table-cell>
          <table:table-cell office:value-type="float" office:value="0.112020688200123" calcext:value-type="float">
            <text:p>0.112020688200123</text:p>
          </table:table-cell>
          <table:table-cell office:value-type="float" office:value="0.110695159613733" calcext:value-type="float">
            <text:p>0.110695159613733</text:p>
          </table:table-cell>
          <table:table-cell office:value-type="float" office:value="0.109381765148825" calcext:value-type="float">
            <text:p>0.109381765148825</text:p>
          </table:table-cell>
          <table:table-cell office:value-type="float" office:value="0.108081131713917" calcext:value-type="float">
            <text:p>0.108081131713917</text:p>
          </table:table-cell>
          <table:table-cell office:value-type="float" office:value="0.106793847046859" calcext:value-type="float">
            <text:p>0.106793847046859</text:p>
          </table:table-cell>
          <table:table-cell office:value-type="float" office:value="0.105520416112451" calcext:value-type="float">
            <text:p>0.105520416112451</text:p>
          </table:table-cell>
          <table:table-cell office:value-type="float" office:value="0.104261223757592" calcext:value-type="float">
            <text:p>0.104261223757592</text:p>
          </table:table-cell>
          <table:table-cell office:value-type="float" office:value="0.10301664515026" calcext:value-type="float">
            <text:p>0.10301664515026</text:p>
          </table:table-cell>
          <table:table-cell office:value-type="float" office:value="0.101786968064627" calcext:value-type="float">
            <text:p>0.101786968064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518515746250948" calcext:value-type="float">
            <text:p>5.18515746250948E-08</text:p>
          </table:table-cell>
          <table:table-cell office:value-type="float" office:value="0.000000522646089366991" calcext:value-type="float">
            <text:p>5.22646089366991E-07</text:p>
          </table:table-cell>
          <table:table-cell office:value-type="float" office:value="0.00000204615940461227" calcext:value-type="float">
            <text:p>2.04615940461227E-06</text:p>
          </table:table-cell>
          <table:table-cell office:value-type="float" office:value="0.00000528686230271868" calcext:value-type="float">
            <text:p>5.28686230271868E-06</text:p>
          </table:table-cell>
          <table:table-cell office:value-type="float" office:value="0.0000109123328377301" calcext:value-type="float">
            <text:p>1.09123328377301E-05</text:p>
          </table:table-cell>
          <table:table-cell office:value-type="float" office:value="0.0000195313966056706" calcext:value-type="float">
            <text:p>1.95313966056706E-05</text:p>
          </table:table-cell>
          <table:table-cell office:value-type="float" office:value="0.0000328378476956208" calcext:value-type="float">
            <text:p>3.28378476956208E-05</text:p>
          </table:table-cell>
          <table:table-cell office:value-type="float" office:value="0.0000509390770036015" calcext:value-type="float">
            <text:p>5.09390770036015E-05</text:p>
          </table:table-cell>
          <table:table-cell office:value-type="float" office:value="0.0000745591952440102" calcext:value-type="float">
            <text:p>7.45591952440102E-05</text:p>
          </table:table-cell>
          <table:table-cell office:value-type="float" office:value="0.00010249949307843" calcext:value-type="float">
            <text:p>0.000102499493078</text:p>
          </table:table-cell>
          <table:table-cell office:value-type="float" office:value="0.000145913523532297" calcext:value-type="float">
            <text:p>0.000145913523532</text:p>
          </table:table-cell>
          <table:table-cell office:value-type="float" office:value="0.000205348475992847" calcext:value-type="float">
            <text:p>0.000205348475993</text:p>
          </table:table-cell>
          <table:table-cell office:value-type="float" office:value="0.000281243309612576" calcext:value-type="float">
            <text:p>0.000281243309613</text:p>
          </table:table-cell>
          <table:table-cell office:value-type="float" office:value="0.000375948974589411" calcext:value-type="float">
            <text:p>0.000375948974589</text:p>
          </table:table-cell>
          <table:table-cell office:value-type="float" office:value="0.000491821758976435" calcext:value-type="float">
            <text:p>0.000491821758976</text:p>
          </table:table-cell>
          <table:table-cell office:value-type="float" office:value="0.000638231089189275" calcext:value-type="float">
            <text:p>0.000638231089189</text:p>
          </table:table-cell>
          <table:table-cell office:value-type="float" office:value="0.000824104393237578" calcext:value-type="float">
            <text:p>0.000824104393238</text:p>
          </table:table-cell>
          <table:table-cell office:value-type="float" office:value="0.00105105203612807" calcext:value-type="float">
            <text:p>0.001051052036128</text:p>
          </table:table-cell>
          <table:table-cell office:value-type="float" office:value="0.00129573445350172" calcext:value-type="float">
            <text:p>0.001295734453502</text:p>
          </table:table-cell>
          <table:table-cell office:value-type="float" office:value="0.00159135615482168" calcext:value-type="float">
            <text:p>0.001591356154822</text:p>
          </table:table-cell>
          <table:table-cell office:value-type="float" office:value="0.00194510622315406" calcext:value-type="float">
            <text:p>0.001945106223154</text:p>
          </table:table-cell>
          <table:table-cell office:value-type="float" office:value="0.00236435542556366" calcext:value-type="float">
            <text:p>0.002364355425564</text:p>
          </table:table-cell>
          <table:table-cell office:value-type="float" office:value="0.00285665071485609" calcext:value-type="float">
            <text:p>0.002856650714856</text:p>
          </table:table-cell>
          <table:table-cell office:value-type="float" office:value="0.00342969974750193" calcext:value-type="float">
            <text:p>0.003429699747502</text:p>
          </table:table-cell>
          <table:table-cell office:value-type="float" office:value="0.00423639843767582" calcext:value-type="float">
            <text:p>0.004236398437676</text:p>
          </table:table-cell>
          <table:table-cell office:value-type="float" office:value="0.00553128981445964" calcext:value-type="float">
            <text:p>0.00553128981446</text:p>
          </table:table-cell>
          <table:table-cell office:value-type="float" office:value="0.00728225732375847" calcext:value-type="float">
            <text:p>0.007282257323758</text:p>
          </table:table-cell>
          <table:table-cell office:value-type="float" office:value="0.00955302319554484" calcext:value-type="float">
            <text:p>0.009553023195545</text:p>
          </table:table-cell>
          <table:table-cell office:value-type="float" office:value="0.0123940912677827" calcext:value-type="float">
            <text:p>0.012394091267783</text:p>
          </table:table-cell>
          <table:table-cell office:value-type="float" office:value="0.0158416107167161" calcext:value-type="float">
            <text:p>0.015841610716716</text:p>
          </table:table-cell>
          <table:table-cell office:value-type="float" office:value="0.0199170808845871" calcext:value-type="float">
            <text:p>0.019917080884587</text:p>
          </table:table-cell>
          <table:table-cell office:value-type="float" office:value="0.024627720800308" calcext:value-type="float">
            <text:p>0.024627720800308</text:p>
          </table:table-cell>
          <table:table-cell office:value-type="float" office:value="0.0299667662920273" calcext:value-type="float">
            <text:p>0.029966766292027</text:p>
          </table:table-cell>
          <table:table-cell office:value-type="float" office:value="0.0359150842673955" calcext:value-type="float">
            <text:p>0.035915084267396</text:p>
          </table:table-cell>
          <table:table-cell office:value-type="float" office:value="0.0424425273869619" calcext:value-type="float">
            <text:p>0.042442527386962</text:p>
          </table:table-cell>
          <table:table-cell office:value-type="float" office:value="0.0519041161876776" calcext:value-type="float">
            <text:p>0.051904116187678</text:p>
          </table:table-cell>
          <table:table-cell office:value-type="float" office:value="0.0617553528834748" calcext:value-type="float">
            <text:p>0.061755352883475</text:p>
          </table:table-cell>
          <table:table-cell office:value-type="float" office:value="0.0719045005374718" calcext:value-type="float">
            <text:p>0.071904500537472</text:p>
          </table:table-cell>
          <table:table-cell office:value-type="float" office:value="0.0822650672810777" calcext:value-type="float">
            <text:p>0.082265067281078</text:p>
          </table:table-cell>
          <table:table-cell office:value-type="float" office:value="0.0927567797482253" calcext:value-type="float">
            <text:p>0.092756779748225</text:p>
          </table:table-cell>
          <table:table-cell office:value-type="float" office:value="0.103306275646215" calcext:value-type="float">
            <text:p>0.103306275646215</text:p>
          </table:table-cell>
          <table:table-cell office:value-type="float" office:value="0.113847412110363" calcext:value-type="float">
            <text:p>0.113847412110363</text:p>
          </table:table-cell>
          <table:table-cell office:value-type="float" office:value="0.124322325629954" calcext:value-type="float">
            <text:p>0.124322325629954</text:p>
          </table:table-cell>
          <table:table-cell office:value-type="float" office:value="0.134679073045858" calcext:value-type="float">
            <text:p>0.134679073045858</text:p>
          </table:table-cell>
          <table:table-cell office:value-type="float" office:value="0.144873995515982" calcext:value-type="float">
            <text:p>0.144873995515982</text:p>
          </table:table-cell>
          <table:table-cell office:value-type="float" office:value="0.154869696227768" calcext:value-type="float">
            <text:p>0.154869696227768</text:p>
          </table:table-cell>
          <table:table-cell office:value-type="float" office:value="0.164635346015537" calcext:value-type="float">
            <text:p>0.164635346015537</text:p>
          </table:table-cell>
          <table:table-cell office:value-type="float" office:value="0.174144746377406" calcext:value-type="float">
            <text:p>0.174144746377406</text:p>
          </table:table-cell>
          <table:table-cell office:value-type="float" office:value="0.183378012939702" calcext:value-type="float">
            <text:p>0.183378012939702</text:p>
          </table:table-cell>
          <table:table-cell office:value-type="float" office:value="0.19231955118706" calcext:value-type="float">
            <text:p>0.19231955118706</text:p>
          </table:table-cell>
          <table:table-cell office:value-type="float" office:value="0.200957602848229" calcext:value-type="float">
            <text:p>0.200957602848229</text:p>
          </table:table-cell>
          <table:table-cell office:value-type="float" office:value="0.209284326451085" calcext:value-type="float">
            <text:p>0.209284326451085</text:p>
          </table:table-cell>
          <table:table-cell office:value-type="float" office:value="0.217294894769053" calcext:value-type="float">
            <text:p>0.217294894769053</text:p>
          </table:table-cell>
          <table:table-cell office:value-type="float" office:value="0.224987183011492" calcext:value-type="float">
            <text:p>0.224987183011492</text:p>
          </table:table-cell>
          <table:table-cell office:value-type="float" office:value="0.232361373612942" calcext:value-type="float">
            <text:p>0.232361373612942</text:p>
          </table:table-cell>
          <table:table-cell office:value-type="float" office:value="0.239419599069314" calcext:value-type="float">
            <text:p>0.239419599069314</text:p>
          </table:table-cell>
          <table:table-cell office:value-type="float" office:value="0.246165622051615" calcext:value-type="float">
            <text:p>0.246165622051615</text:p>
          </table:table-cell>
          <table:table-cell office:value-type="float" office:value="0.252604551204482" calcext:value-type="float">
            <text:p>0.252604551204482</text:p>
          </table:table-cell>
          <table:table-cell office:value-type="float" office:value="0.258742590495137" calcext:value-type="float">
            <text:p>0.258742590495137</text:p>
          </table:table-cell>
          <table:table-cell office:value-type="float" office:value="0.264586819654802" calcext:value-type="float">
            <text:p>0.264586819654802</text:p>
          </table:table-cell>
          <table:table-cell office:value-type="float" office:value="0.270144795493873" calcext:value-type="float">
            <text:p>0.270144795493873</text:p>
          </table:table-cell>
          <table:table-cell office:value-type="float" office:value="0.275425205994766" calcext:value-type="float">
            <text:p>0.275425205994766</text:p>
          </table:table-cell>
          <table:table-cell office:value-type="float" office:value="0.280436517458666" calcext:value-type="float">
            <text:p>0.280436517458666</text:p>
          </table:table-cell>
          <table:table-cell office:value-type="float" office:value="0.285187647015689" calcext:value-type="float">
            <text:p>0.285187647015689</text:p>
          </table:table-cell>
          <table:table-cell office:value-type="float" office:value="0.289687664939681" calcext:value-type="float">
            <text:p>0.289687664939681</text:p>
          </table:table-cell>
          <table:table-cell office:value-type="float" office:value="0.293945459917247" calcext:value-type="float">
            <text:p>0.293945459917247</text:p>
          </table:table-cell>
          <table:table-cell office:value-type="float" office:value="0.297970654269625" calcext:value-type="float">
            <text:p>0.297970654269625</text:p>
          </table:table-cell>
          <table:table-cell office:value-type="float" office:value="0.301772069673238" calcext:value-type="float">
            <text:p>0.301772069673238</text:p>
          </table:table-cell>
          <table:table-cell office:value-type="float" office:value="0.305358654922554" calcext:value-type="float">
            <text:p>0.305358654922554</text:p>
          </table:table-cell>
          <table:table-cell office:value-type="float" office:value="0.308739203315487" calcext:value-type="float">
            <text:p>0.308739203315487</text:p>
          </table:table-cell>
          <table:table-cell office:value-type="float" office:value="0.311922060136295" calcext:value-type="float">
            <text:p>0.311922060136295</text:p>
          </table:table-cell>
          <table:table-cell office:value-type="float" office:value="0.314916332390987" calcext:value-type="float">
            <text:p>0.314916332390987</text:p>
          </table:table-cell>
          <table:table-cell office:value-type="float" office:value="0.31772927539946" calcext:value-type="float">
            <text:p>0.31772927539946</text:p>
          </table:table-cell>
          <table:table-cell office:value-type="float" office:value="0.3203692597164" calcext:value-type="float">
            <text:p>0.3203692597164</text:p>
          </table:table-cell>
          <table:table-cell office:value-type="float" office:value="0.32284394651149" calcext:value-type="float">
            <text:p>0.32284394651149</text:p>
          </table:table-cell>
          <table:table-cell office:value-type="float" office:value="0.325160734505127" calcext:value-type="float">
            <text:p>0.325160734505127</text:p>
          </table:table-cell>
          <table:table-cell office:value-type="float" office:value="0.327326756580104" calcext:value-type="float">
            <text:p>0.327326756580104</text:p>
          </table:table-cell>
          <table:table-cell office:value-type="float" office:value="0.329348878867731" calcext:value-type="float">
            <text:p>0.329348878867731</text:p>
          </table:table-cell>
          <table:table-cell office:value-type="float" office:value="0.331233794712963" calcext:value-type="float">
            <text:p>0.331233794712963</text:p>
          </table:table-cell>
          <table:table-cell office:value-type="float" office:value="0.332987970679532" calcext:value-type="float">
            <text:p>0.332987970679532</text:p>
          </table:table-cell>
          <table:table-cell office:value-type="float" office:value="0.334617034958388" calcext:value-type="float">
            <text:p>0.334617034958388</text:p>
          </table:table-cell>
          <table:table-cell office:value-type="float" office:value="0.336127039382122" calcext:value-type="float">
            <text:p>0.336127039382122</text:p>
          </table:table-cell>
          <table:table-cell office:value-type="float" office:value="0.337523562021367" calcext:value-type="float">
            <text:p>0.337523562021367</text:p>
          </table:table-cell>
          <table:table-cell office:value-type="float" office:value="0.338811940312279" calcext:value-type="float">
            <text:p>0.338811940312279</text:p>
          </table:table-cell>
          <table:table-cell office:value-type="float" office:value="0.339997278257256" calcext:value-type="float">
            <text:p>0.339997278257256</text:p>
          </table:table-cell>
          <table:table-cell office:value-type="float" office:value="0.341084453969597" calcext:value-type="float">
            <text:p>0.341084453969597</text:p>
          </table:table-cell>
          <table:table-cell office:value-type="float" office:value="0.342078331882137" calcext:value-type="float">
            <text:p>0.342078331882137</text:p>
          </table:table-cell>
          <table:table-cell office:value-type="float" office:value="0.342982949639373" calcext:value-type="float">
            <text:p>0.342982949639373</text:p>
          </table:table-cell>
          <table:table-cell office:value-type="float" office:value="0.343802762411431" calcext:value-type="float">
            <text:p>0.343802762411431</text:p>
          </table:table-cell>
          <table:table-cell office:value-type="float" office:value="0.34454182337746" calcext:value-type="float">
            <text:p>0.34454182337746</text:p>
          </table:table-cell>
          <table:table-cell office:value-type="float" office:value="0.345204184503093" calcext:value-type="float">
            <text:p>0.345204184503093</text:p>
          </table:table-cell>
          <table:table-cell office:value-type="float" office:value="0.345793159963014" calcext:value-type="float">
            <text:p>0.345793159963014</text:p>
          </table:table-cell>
          <table:table-cell office:value-type="float" office:value="0.346312455047955" calcext:value-type="float">
            <text:p>0.346312455047955</text:p>
          </table:table-cell>
          <table:table-cell office:value-type="float" office:value="0.346765603903729" calcext:value-type="float">
            <text:p>0.346765603903729</text:p>
          </table:table-cell>
          <table:table-cell office:value-type="float" office:value="0.347155381562516" calcext:value-type="float">
            <text:p>0.347155381562516</text:p>
          </table:table-cell>
          <table:table-cell office:value-type="float" office:value="0.347485213178493" calcext:value-type="float">
            <text:p>0.347485213178493</text:p>
          </table:table-cell>
          <table:table-cell office:value-type="float" office:value="0.347757728863592" calcext:value-type="float">
            <text:p>0.3477577288635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3.0441483855059E-028" calcext:value-type="float">
            <text:p>-3.0441483855059E-28</text:p>
          </table:table-cell>
          <table:table-cell office:value-type="float" office:value="-5.17637410225922E-029" calcext:value-type="float">
            <text:p>-5.17637410225922E-29</text:p>
          </table:table-cell>
          <table:table-cell office:value-type="float" office:value="2.68166538076157E-022" calcext:value-type="float">
            <text:p>2.68166538076157E-22</text:p>
          </table:table-cell>
          <table:table-cell office:value-type="float" office:value="0.0000000651587336990794" calcext:value-type="float">
            <text:p>6.51587336990794E-08</text:p>
          </table:table-cell>
          <table:table-cell office:value-type="float" office:value="-0.00000025572918394437" calcext:value-type="float">
            <text:p>-2.5572918394437E-07</text:p>
          </table:table-cell>
          <table:table-cell office:value-type="float" office:value="0.000000681145526508914" calcext:value-type="float">
            <text:p>6.81145526508914E-07</text:p>
          </table:table-cell>
          <table:table-cell office:value-type="float" office:value="0.00000140288020707782" calcext:value-type="float">
            <text:p>1.40288020707782E-06</text:p>
          </table:table-cell>
          <table:table-cell office:value-type="float" office:value="-0.00000407531841703271" calcext:value-type="float">
            <text:p>-4.07531841703271E-06</text:p>
          </table:table-cell>
          <table:table-cell office:value-type="float" office:value="-0.000207858852894363" calcext:value-type="float">
            <text:p>-0.000207858852894</text:p>
          </table:table-cell>
          <table:table-cell office:value-type="float" office:value="-0.000434585894430398" calcext:value-type="float">
            <text:p>-0.00043458589443</text:p>
          </table:table-cell>
          <table:table-cell office:value-type="float" office:value="-0.000684991623519207" calcext:value-type="float">
            <text:p>-0.000684991623519</text:p>
          </table:table-cell>
          <table:table-cell office:value-type="float" office:value="-0.000357490988414069" calcext:value-type="float">
            <text:p>-0.000357490988414</text:p>
          </table:table-cell>
          <table:table-cell office:value-type="float" office:value="-0.000625117057701308" calcext:value-type="float">
            <text:p>-0.000625117057701</text:p>
          </table:table-cell>
          <table:table-cell office:value-type="float" office:value="-0.000966059829974267" calcext:value-type="float">
            <text:p>-0.000966059829974</text:p>
          </table:table-cell>
          <table:table-cell office:value-type="float" office:value="-0.00130570780165254" calcext:value-type="float">
            <text:p>-0.001305707801653</text:p>
          </table:table-cell>
          <table:table-cell office:value-type="float" office:value="-0.00164405546122412" calcext:value-type="float">
            <text:p>-0.001644055461224</text:p>
          </table:table-cell>
          <table:table-cell office:value-type="float" office:value="-0.00198109738310307" calcext:value-type="float">
            <text:p>-0.001981097383103</text:p>
          </table:table-cell>
          <table:table-cell office:value-type="float" office:value="-0.00231682964045816" calcext:value-type="float">
            <text:p>-0.002316829640458</text:p>
          </table:table-cell>
          <table:table-cell office:value-type="float" office:value="-0.00265194745767095" calcext:value-type="float">
            <text:p>-0.002651947457671</text:p>
          </table:table-cell>
          <table:table-cell office:value-type="float" office:value="-0.00298566738608139" calcext:value-type="float">
            <text:p>-0.002985667386081</text:p>
          </table:table-cell>
          <table:table-cell office:value-type="float" office:value="-0.00331798243930509" calcext:value-type="float">
            <text:p>-0.003317982439305</text:p>
          </table:table-cell>
          <table:table-cell office:value-type="float" office:value="-0.00364888759373318" calcext:value-type="float">
            <text:p>-0.003648887593733</text:p>
          </table:table-cell>
          <table:table-cell office:value-type="float" office:value="-0.00397837680914309" calcext:value-type="float">
            <text:p>-0.003978376809143</text:p>
          </table:table-cell>
          <table:table-cell office:value-type="float" office:value="-0.00430644406570272" calcext:value-type="float">
            <text:p>-0.004306444065703</text:p>
          </table:table-cell>
          <table:table-cell office:value-type="float" office:value="-0.00463308368620598" calcext:value-type="float">
            <text:p>-0.004633083686206</text:p>
          </table:table-cell>
          <table:table-cell office:value-type="float" office:value="-0.00495829051936119" calcext:value-type="float">
            <text:p>-0.004958290519361</text:p>
          </table:table-cell>
          <table:table-cell office:value-type="float" office:value="-0.00528205706384215" calcext:value-type="float">
            <text:p>-0.005282057063842</text:p>
          </table:table-cell>
          <table:table-cell office:value-type="float" office:value="-0.00560437738945142" calcext:value-type="float">
            <text:p>-0.005604377389451</text:p>
          </table:table-cell>
          <table:table-cell office:value-type="float" office:value="-0.00592524559746965" calcext:value-type="float">
            <text:p>-0.00592524559747</text:p>
          </table:table-cell>
          <table:table-cell office:value-type="float" office:value="-0.00624465580893755" calcext:value-type="float">
            <text:p>-0.006244655808938</text:p>
          </table:table-cell>
          <table:table-cell office:value-type="float" office:value="-0.00656260217141289" calcext:value-type="float">
            <text:p>-0.006562602171413</text:p>
          </table:table-cell>
          <table:table-cell office:value-type="float" office:value="-0.00687907885703233" calcext:value-type="float">
            <text:p>-0.006879078857032</text:p>
          </table:table-cell>
          <table:table-cell office:value-type="float" office:value="-0.0071940800636863" calcext:value-type="float">
            <text:p>-0.007194080063686</text:p>
          </table:table-cell>
          <table:table-cell office:value-type="float" office:value="-0.00750760001543694" calcext:value-type="float">
            <text:p>-0.007507600015437</text:p>
          </table:table-cell>
          <table:table-cell office:value-type="float" office:value="-0.00781963296290712" calcext:value-type="float">
            <text:p>-0.007819632962907</text:p>
          </table:table-cell>
          <table:table-cell office:value-type="float" office:value="-0.00813017318368157" calcext:value-type="float">
            <text:p>-0.008130173183682</text:p>
          </table:table-cell>
          <table:table-cell office:value-type="float" office:value="-0.00843921498270659" calcext:value-type="float">
            <text:p>-0.008439214982707</text:p>
          </table:table-cell>
          <table:table-cell office:value-type="float" office:value="-0.00843916284478613" calcext:value-type="float">
            <text:p>-0.008439162844786</text:p>
          </table:table-cell>
          <table:table-cell office:value-type="float" office:value="-0.00843911900445892" calcext:value-type="float">
            <text:p>-0.008439119004459</text:p>
          </table:table-cell>
          <table:table-cell office:value-type="float" office:value="-0.00843907516294094" calcext:value-type="float">
            <text:p>-0.008439075162941</text:p>
          </table:table-cell>
          <table:table-cell office:value-type="float" office:value="-0.00843903131990693" calcext:value-type="float">
            <text:p>-0.008439031319907</text:p>
          </table:table-cell>
          <table:table-cell office:value-type="float" office:value="-0.00843898747508516" calcext:value-type="float">
            <text:p>-0.008438987475085</text:p>
          </table:table-cell>
          <table:table-cell office:value-type="float" office:value="-0.00843911772538879" calcext:value-type="float">
            <text:p>-0.008439117725389</text:p>
          </table:table-cell>
          <table:table-cell office:value-type="float" office:value="-0.00843964408464202" calcext:value-type="float">
            <text:p>-0.008439644084642</text:p>
          </table:table-cell>
          <table:table-cell office:value-type="float" office:value="-0.00843951867695546" calcext:value-type="float">
            <text:p>-0.008439518676955</text:p>
          </table:table-cell>
          <table:table-cell office:value-type="float" office:value="-0.00844004502973457" calcext:value-type="float">
            <text:p>-0.008440045029735</text:p>
          </table:table-cell>
          <table:table-cell office:value-type="float" office:value="-0.00844057137766812" calcext:value-type="float">
            <text:p>-0.008440571377668</text:p>
          </table:table-cell>
          <table:table-cell office:value-type="float" office:value="-0.00844070310430141" calcext:value-type="float">
            <text:p>-0.008440703104301</text:p>
          </table:table-cell>
          <table:table-cell office:value-type="float" office:value="-0.00844054977675011" calcext:value-type="float">
            <text:p>-0.00844054977675</text:p>
          </table:table-cell>
          <table:table-cell office:value-type="float" office:value="-0.00844068149859483" calcext:value-type="float">
            <text:p>-0.008440681498595</text:p>
          </table:table-cell>
          <table:table-cell office:value-type="float" office:value="-0.00844081321793978" calcext:value-type="float">
            <text:p>-0.00844081321794</text:p>
          </table:table-cell>
          <table:table-cell office:value-type="float" office:value="-0.00844086196667201" calcext:value-type="float">
            <text:p>-0.008440861966672</text:p>
          </table:table-cell>
          <table:table-cell office:value-type="float" office:value="-0.00844099368128524" calcext:value-type="float">
            <text:p>-0.008440993681285</text:p>
          </table:table-cell>
          <table:table-cell office:value-type="float" office:value="-0.00844112539359555" calcext:value-type="float">
            <text:p>-0.008441125393596</text:p>
          </table:table-cell>
          <table:table-cell office:value-type="float" office:value="-0.00844125710368491" calcext:value-type="float">
            <text:p>-0.008441257103685</text:p>
          </table:table-cell>
          <table:table-cell office:value-type="float" office:value="-0.00844138881163697" calcext:value-type="float">
            <text:p>-0.008441388811637</text:p>
          </table:table-cell>
          <table:table-cell office:value-type="float" office:value="-0.00844152051753737" calcext:value-type="float">
            <text:p>-0.008441520517537</text:p>
          </table:table-cell>
          <table:table-cell office:value-type="float" office:value="-0.00844165222147628" calcext:value-type="float">
            <text:p>-0.008441652221476</text:p>
          </table:table-cell>
          <table:table-cell office:value-type="float" office:value="-0.00844178392354626" calcext:value-type="float">
            <text:p>-0.008441783923546</text:p>
          </table:table-cell>
          <table:table-cell office:value-type="float" office:value="-0.00844191562383082" calcext:value-type="float">
            <text:p>-0.008441915623831</text:p>
          </table:table-cell>
          <table:table-cell office:value-type="float" office:value="-0.0084420473224179" calcext:value-type="float">
            <text:p>-0.008442047322418</text:p>
          </table:table-cell>
          <table:table-cell office:value-type="float" office:value="-0.00844217901939156" calcext:value-type="float">
            <text:p>-0.008442179019392</text:p>
          </table:table-cell>
          <table:table-cell office:value-type="float" office:value="-0.00844222775997378" calcext:value-type="float">
            <text:p>-0.008442227759974</text:p>
          </table:table-cell>
          <table:table-cell office:value-type="float" office:value="-0.00844235945406185" calcext:value-type="float">
            <text:p>-0.008442359454062</text:p>
          </table:table-cell>
          <table:table-cell office:value-type="float" office:value="-0.00844249114677588" calcext:value-type="float">
            <text:p>-0.008442491146776</text:p>
          </table:table-cell>
          <table:table-cell office:value-type="float" office:value="-0.00844262283818852" calcext:value-type="float">
            <text:p>-0.008442622838189</text:p>
          </table:table-cell>
          <table:table-cell office:value-type="float" office:value="-0.00844275452837335" calcext:value-type="float">
            <text:p>-0.008442754528373</text:p>
          </table:table-cell>
          <table:table-cell office:value-type="float" office:value="-0.00844280326854157" calcext:value-type="float">
            <text:p>-0.008442803268542</text:p>
          </table:table-cell>
          <table:table-cell office:value-type="float" office:value="-0.00844293495655735" calcext:value-type="float">
            <text:p>-0.008442934956557</text:p>
          </table:table-cell>
          <table:table-cell office:value-type="float" office:value="-0.008443066643534" calcext:value-type="float">
            <text:p>-0.008443066643534</text:p>
          </table:table-cell>
          <table:table-cell office:value-type="float" office:value="-0.00844319832952475" calcext:value-type="float">
            <text:p>-0.008443198329525</text:p>
          </table:table-cell>
          <table:table-cell office:value-type="float" office:value="-0.00844333001458919" calcext:value-type="float">
            <text:p>-0.008443330014589</text:p>
          </table:table-cell>
          <table:table-cell office:value-type="float" office:value="-0.00844337875423707" calcext:value-type="float">
            <text:p>-0.008443378754237</text:p>
          </table:table-cell>
          <table:table-cell office:value-type="float" office:value="-0.00844316675168659" calcext:value-type="float">
            <text:p>-0.008443166751687</text:p>
          </table:table-cell>
          <table:table-cell office:value-type="float" office:value="-0.00844321549008943" calcext:value-type="float">
            <text:p>-0.008443215490089</text:p>
          </table:table-cell>
          <table:table-cell office:value-type="float" office:value="-0.00844326422787904" calcext:value-type="float">
            <text:p>-0.008443264227879</text:p>
          </table:table-cell>
          <table:table-cell office:value-type="float" office:value="-0.00844331296509931" calcext:value-type="float">
            <text:p>-0.008443312965099</text:p>
          </table:table-cell>
          <table:table-cell office:value-type="float" office:value="-0.00844336170178323" calcext:value-type="float">
            <text:p>-0.008443361701783</text:p>
          </table:table-cell>
          <table:table-cell office:value-type="float" office:value="-0.00844341043796764" calcext:value-type="float">
            <text:p>-0.008443410437968</text:p>
          </table:table-cell>
          <table:table-cell office:value-type="float" office:value="-0.00844345917368505" calcext:value-type="float">
            <text:p>-0.008443459173685</text:p>
          </table:table-cell>
          <table:table-cell office:value-type="float" office:value="-0.00844316814476044" calcext:value-type="float">
            <text:p>-0.00844316814476</text:p>
          </table:table-cell>
          <table:table-cell office:value-type="float" office:value="-0.00844329441242" calcext:value-type="float">
            <text:p>-0.00844329441242</text:p>
          </table:table-cell>
          <table:table-cell office:value-type="float" office:value="-0.00844300338233199" calcext:value-type="float">
            <text:p>-0.008443003382332</text:p>
          </table:table-cell>
          <table:table-cell office:value-type="float" office:value="-0.00844271235119451" calcext:value-type="float">
            <text:p>-0.008442712351195</text:p>
          </table:table-cell>
          <table:table-cell office:value-type="float" office:value="-0.00844242131903144" calcext:value-type="float">
            <text:p>-0.008442421319031</text:p>
          </table:table-cell>
          <table:table-cell office:value-type="float" office:value="-0.00844213028586422" calcext:value-type="float">
            <text:p>-0.008442130285864</text:p>
          </table:table-cell>
          <table:table-cell office:value-type="float" office:value="-0.00844183925171345" calcext:value-type="float">
            <text:p>-0.008441839251713</text:p>
          </table:table-cell>
          <table:table-cell office:value-type="float" office:value="-0.00844154821660156" calcext:value-type="float">
            <text:p>-0.008441548216602</text:p>
          </table:table-cell>
          <table:table-cell office:value-type="float" office:value="-0.00844167424672841" calcext:value-type="float">
            <text:p>-0.008441674246728</text:p>
          </table:table-cell>
          <table:table-cell office:value-type="float" office:value="-0.00844138321076348" calcext:value-type="float">
            <text:p>-0.008441383210763</text:p>
          </table:table-cell>
          <table:table-cell office:value-type="float" office:value="-0.00844109217388724" calcext:value-type="float">
            <text:p>-0.008441092173887</text:p>
          </table:table-cell>
          <table:table-cell office:value-type="float" office:value="-0.00844080113611434" calcext:value-type="float">
            <text:p>-0.008440801136114</text:p>
          </table:table-cell>
          <table:table-cell office:value-type="float" office:value="-0.00844092399358693" calcext:value-type="float">
            <text:p>-0.008440923993587</text:p>
          </table:table-cell>
          <table:table-cell office:value-type="float" office:value="-0.00844063295507496" calcext:value-type="float">
            <text:p>-0.008440632955075</text:p>
          </table:table-cell>
          <table:table-cell office:value-type="float" office:value="-0.00844034191570742" calcext:value-type="float">
            <text:p>-0.008440341915707</text:p>
          </table:table-cell>
          <table:table-cell office:value-type="float" office:value="-0.00844046784822337" calcext:value-type="float">
            <text:p>-0.008440467848223</text:p>
          </table:table-cell>
          <table:table-cell office:value-type="float" office:value="-0.00844058126615798" calcext:value-type="float">
            <text:p>-0.008440581266158</text:p>
          </table:table-cell>
          <table:table-cell office:value-type="float" office:value="-0.00844053634544024" calcext:value-type="float">
            <text:p>-0.00844053634544</text:p>
          </table:table-cell>
          <table:table-cell office:value-type="float" office:value="-0.00844064976310568" calcext:value-type="float">
            <text:p>-0.0084406497631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2.70175344432391E-017" calcext:value-type="float">
            <text:p>-2.70175344432391E-17</text:p>
          </table:table-cell>
          <table:table-cell office:value-type="float" office:value="-2.70175344434036E-017" calcext:value-type="float">
            <text:p>-2.70175344434036E-17</text:p>
          </table:table-cell>
          <table:table-cell office:value-type="float" office:value="-0.0000111253162067974" calcext:value-type="float">
            <text:p>-1.11253162067974E-05</text:p>
          </table:table-cell>
          <table:table-cell office:value-type="float" office:value="-0.0000500021146904453" calcext:value-type="float">
            <text:p>-5.00021146904453E-05</text:p>
          </table:table-cell>
          <table:table-cell office:value-type="float" office:value="-0.000121133570536558" calcext:value-type="float">
            <text:p>-0.000121133570537</text:p>
          </table:table-cell>
          <table:table-cell office:value-type="float" office:value="-0.000227169684462474" calcext:value-type="float">
            <text:p>-0.000227169684462</text:p>
          </table:table-cell>
          <table:table-cell office:value-type="float" office:value="-0.000366745979884078" calcext:value-type="float">
            <text:p>-0.000366745979884</text:p>
          </table:table-cell>
          <table:table-cell office:value-type="float" office:value="-0.000539951450413508" calcext:value-type="float">
            <text:p>-0.000539951450414</text:p>
          </table:table-cell>
          <table:table-cell office:value-type="float" office:value="-0.000426577448491017" calcext:value-type="float">
            <text:p>-0.000426577448491</text:p>
          </table:table-cell>
          <table:table-cell office:value-type="float" office:value="-0.000314844109224806" calcext:value-type="float">
            <text:p>-0.000314844109225</text:p>
          </table:table-cell>
          <table:table-cell office:value-type="float" office:value="-0.000204760483550258" calcext:value-type="float">
            <text:p>-0.00020476048355</text:p>
          </table:table-cell>
          <table:table-cell office:value-type="float" office:value="-0.00102261168618801" calcext:value-type="float">
            <text:p>-0.001022611686188</text:p>
          </table:table-cell>
          <table:table-cell office:value-type="float" office:value="-0.000961534510255571" calcext:value-type="float">
            <text:p>-0.000961534510256</text:p>
          </table:table-cell>
          <table:table-cell office:value-type="float" office:value="-0.000903393668934442" calcext:value-type="float">
            <text:p>-0.000903393668934</text:p>
          </table:table-cell>
          <table:table-cell office:value-type="float" office:value="-0.000846939500811409" calcext:value-type="float">
            <text:p>-0.000846939500811</text:p>
          </table:table-cell>
          <table:table-cell office:value-type="float" office:value="-0.000792169774715438" calcext:value-type="float">
            <text:p>-0.000792169774715</text:p>
          </table:table-cell>
          <table:table-cell office:value-type="float" office:value="-0.000739082199881158" calcext:value-type="float">
            <text:p>-0.000739082199881</text:p>
          </table:table-cell>
          <table:table-cell office:value-type="float" office:value="-0.000687674441051869" calcext:value-type="float">
            <text:p>-0.000687674441052</text:p>
          </table:table-cell>
          <table:table-cell office:value-type="float" office:value="-0.000637945229508711" calcext:value-type="float">
            <text:p>-0.000637945229509</text:p>
          </table:table-cell>
          <table:table-cell office:value-type="float" office:value="-0.000589890913881643" calcext:value-type="float">
            <text:p>-0.000589890913882</text:p>
          </table:table-cell>
          <table:table-cell office:value-type="float" office:value="-0.000543511938488637" calcext:value-type="float">
            <text:p>-0.000543511938489</text:p>
          </table:table-cell>
          <table:table-cell office:value-type="float" office:value="-0.000498802226012584" calcext:value-type="float">
            <text:p>-0.000498802226013</text:p>
          </table:table-cell>
          <table:table-cell office:value-type="float" office:value="-0.000455759134627425" calcext:value-type="float">
            <text:p>-0.000455759134627</text:p>
          </table:table-cell>
          <table:table-cell office:value-type="float" office:value="-0.000414379964067455" calcext:value-type="float">
            <text:p>-0.000414379964067</text:p>
          </table:table-cell>
          <table:table-cell office:value-type="float" office:value="-0.000374661956262909" calcext:value-type="float">
            <text:p>-0.000374661956263</text:p>
          </table:table-cell>
          <table:table-cell office:value-type="float" office:value="-0.000336602295751297" calcext:value-type="float">
            <text:p>-0.000336602295751</text:p>
          </table:table-cell>
          <table:table-cell office:value-type="float" office:value="-0.000300198105689804" calcext:value-type="float">
            <text:p>-0.00030019810569</text:p>
          </table:table-cell>
          <table:table-cell office:value-type="float" office:value="-0.00026544645825163" calcext:value-type="float">
            <text:p>-0.000265446458252</text:p>
          </table:table-cell>
          <table:table-cell office:value-type="float" office:value="-0.000232344357334343" calcext:value-type="float">
            <text:p>-0.000232344357334</text:p>
          </table:table-cell>
          <table:table-cell office:value-type="float" office:value="-0.000200888760059147" calcext:value-type="float">
            <text:p>-0.000200888760059</text:p>
          </table:table-cell>
          <table:table-cell office:value-type="float" office:value="-0.000171076555182788" calcext:value-type="float">
            <text:p>-0.000171076555183</text:p>
          </table:table-cell>
          <table:table-cell office:value-type="float" office:value="-0.000142904580126027" calcext:value-type="float">
            <text:p>-0.000142904580126</text:p>
          </table:table-cell>
          <table:table-cell office:value-type="float" office:value="-0.0001163696152295" calcext:value-type="float">
            <text:p>-0.00011636961523</text:p>
          </table:table-cell>
          <table:table-cell office:value-type="float" office:value="-0.0000914683839143282" calcext:value-type="float">
            <text:p>-9.14683839143282E-05</text:p>
          </table:table-cell>
          <table:table-cell office:value-type="float" office:value="-0.0000681975528719925" calcext:value-type="float">
            <text:p>-6.81975528719925E-05</text:p>
          </table:table-cell>
          <table:table-cell office:value-type="float" office:value="-0.0000465537322202696" calcext:value-type="float">
            <text:p>-4.65537322202696E-05</text:p>
          </table:table-cell>
          <table:table-cell office:value-type="float" office:value="-0.0000265334757017098" calcext:value-type="float">
            <text:p>-2.65334757017098E-05</text:p>
          </table:table-cell>
          <table:table-cell office:value-type="float" office:value="-0.0000266205843989377" calcext:value-type="float">
            <text:p>-2.66205843989377E-05</text:p>
          </table:table-cell>
          <table:table-cell office:value-type="float" office:value="-0.0000266907497582802" calcext:value-type="float">
            <text:p>-2.66907497582802E-05</text:p>
          </table:table-cell>
          <table:table-cell office:value-type="float" office:value="-0.000026760915094811" calcext:value-type="float">
            <text:p>-2.6760915094811E-05</text:p>
          </table:table-cell>
          <table:table-cell office:value-type="float" office:value="-0.0000268310804093635" calcext:value-type="float">
            <text:p>-2.68310804093635E-05</text:p>
          </table:table-cell>
          <table:table-cell office:value-type="float" office:value="-0.0000269012457056573" calcext:value-type="float">
            <text:p>-2.69012457056573E-05</text:p>
          </table:table-cell>
          <table:table-cell office:value-type="float" office:value="-0.000026693151317714" calcext:value-type="float">
            <text:p>-2.6693151317714E-05</text:p>
          </table:table-cell>
          <table:table-cell office:value-type="float" office:value="-0.0000258522755350127" calcext:value-type="float">
            <text:p>-2.58522755350127E-05</text:p>
          </table:table-cell>
          <table:table-cell office:value-type="float" office:value="-0.0000260527187264894" calcext:value-type="float">
            <text:p>-2.60527187264894E-05</text:p>
          </table:table-cell>
          <table:table-cell office:value-type="float" office:value="-0.00002521184137236" calcext:value-type="float">
            <text:p>-2.521184137236E-05</text:p>
          </table:table-cell>
          <table:table-cell office:value-type="float" office:value="-0.0000243709619781856" calcext:value-type="float">
            <text:p>-2.43709619781856E-05</text:p>
          </table:table-cell>
          <table:table-cell office:value-type="float" office:value="-0.0000241609461484861" calcext:value-type="float">
            <text:p>-2.41609461484861E-05</text:p>
          </table:table-cell>
          <table:table-cell office:value-type="float" office:value="-0.0000244055626711763" calcext:value-type="float">
            <text:p>-2.44055626711763E-05</text:p>
          </table:table-cell>
          <table:table-cell office:value-type="float" office:value="-0.0000241955468446334" calcext:value-type="float">
            <text:p>-2.41955468446334E-05</text:p>
          </table:table-cell>
          <table:table-cell office:value-type="float" office:value="-0.000023985530878715" calcext:value-type="float">
            <text:p>-2.3985530878715E-05</text:p>
          </table:table-cell>
          <table:table-cell office:value-type="float" office:value="-0.0000239078586872473" calcext:value-type="float">
            <text:p>-2.39078586872473E-05</text:p>
          </table:table-cell>
          <table:table-cell office:value-type="float" office:value="-0.0000236978425310463" calcext:value-type="float">
            <text:p>-2.36978425310463E-05</text:p>
          </table:table-cell>
          <table:table-cell office:value-type="float" office:value="-0.0000234878262367434" calcext:value-type="float">
            <text:p>-2.34878262367434E-05</text:p>
          </table:table-cell>
          <table:table-cell office:value-type="float" office:value="-0.0000232778098027718" calcext:value-type="float">
            <text:p>-2.32778098027718E-05</text:p>
          </table:table-cell>
          <table:table-cell office:value-type="float" office:value="-0.0000230677932320252" calcext:value-type="float">
            <text:p>-2.30677932320252E-05</text:p>
          </table:table-cell>
          <table:table-cell office:value-type="float" office:value="-0.0000228577765275894" calcext:value-type="float">
            <text:p>-2.28577765275894E-05</text:p>
          </table:table-cell>
          <table:table-cell office:value-type="float" office:value="-0.000022647759687672" calcext:value-type="float">
            <text:p>-2.2647759687672E-05</text:p>
          </table:table-cell>
          <table:table-cell office:value-type="float" office:value="-0.0000224377427088688" calcext:value-type="float">
            <text:p>-2.24377427088688E-05</text:p>
          </table:table-cell>
          <table:table-cell office:value-type="float" office:value="-0.0000222277255956862" calcext:value-type="float">
            <text:p>-2.22277255956862E-05</text:p>
          </table:table-cell>
          <table:table-cell office:value-type="float" office:value="-0.0000220177083480963" calcext:value-type="float">
            <text:p>-2.20177083480963E-05</text:p>
          </table:table-cell>
          <table:table-cell office:value-type="float" office:value="-0.0000218076909675912" calcext:value-type="float">
            <text:p>-2.18076909675912E-05</text:p>
          </table:table-cell>
          <table:table-cell office:value-type="float" office:value="-0.0000217299986478285" calcext:value-type="float">
            <text:p>-2.17299986478285E-05</text:p>
          </table:table-cell>
          <table:table-cell office:value-type="float" office:value="-0.0000215199810790234" calcext:value-type="float">
            <text:p>-2.15199810790234E-05</text:p>
          </table:table-cell>
          <table:table-cell office:value-type="float" office:value="-0.0000213099633769004" calcext:value-type="float">
            <text:p>-2.13099633769004E-05</text:p>
          </table:table-cell>
          <table:table-cell office:value-type="float" office:value="-0.0000210999455431263" calcext:value-type="float">
            <text:p>-2.10999455431263E-05</text:p>
          </table:table-cell>
          <table:table-cell office:value-type="float" office:value="-0.0000208899275738441" calcext:value-type="float">
            <text:p>-2.08899275738441E-05</text:p>
          </table:table-cell>
          <table:table-cell office:value-type="float" office:value="-0.0000208122263729572" calcext:value-type="float">
            <text:p>-2.08122263729572E-05</text:p>
          </table:table-cell>
          <table:table-cell office:value-type="float" office:value="-0.000020602208217637" calcext:value-type="float">
            <text:p>-2.0602208217637E-05</text:p>
          </table:table-cell>
          <table:table-cell office:value-type="float" office:value="-0.0000203921899313944" calcext:value-type="float">
            <text:p>-2.03921899313944E-05</text:p>
          </table:table-cell>
          <table:table-cell office:value-type="float" office:value="-0.0000201821715170843" calcext:value-type="float">
            <text:p>-2.01821715170843E-05</text:p>
          </table:table-cell>
          <table:table-cell office:value-type="float" office:value="-0.0000199721529679587" calcext:value-type="float">
            <text:p>-1.99721529679587E-05</text:p>
          </table:table-cell>
          <table:table-cell office:value-type="float" office:value="-0.0000198944448792464" calcext:value-type="float">
            <text:p>-1.98944448792464E-05</text:p>
          </table:table-cell>
          <table:table-cell office:value-type="float" office:value="-0.0000202324778143466" calcext:value-type="float">
            <text:p>-2.02324778143466E-05</text:p>
          </table:table-cell>
          <table:table-cell office:value-type="float" office:value="-0.000020154769781922" calcext:value-type="float">
            <text:p>-2.0154769781922E-05</text:p>
          </table:table-cell>
          <table:table-cell office:value-type="float" office:value="-0.0000200770617295745" calcext:value-type="float">
            <text:p>-2.00770617295745E-05</text:p>
          </table:table-cell>
          <table:table-cell office:value-type="float" office:value="-0.0000199993536552876" calcext:value-type="float">
            <text:p>-1.99993536552876E-05</text:p>
          </table:table-cell>
          <table:table-cell office:value-type="float" office:value="-0.0000199216455630636" calcext:value-type="float">
            <text:p>-1.99216455630636E-05</text:p>
          </table:table-cell>
          <table:table-cell office:value-type="float" office:value="-0.0000198439374541872" calcext:value-type="float">
            <text:p>-1.98439374541872E-05</text:p>
          </table:table-cell>
          <table:table-cell office:value-type="float" office:value="-0.0000197662293268927" calcext:value-type="float">
            <text:p>-1.97662293268927E-05</text:p>
          </table:table-cell>
          <table:table-cell office:value-type="float" office:value="-0.000020230893611428" calcext:value-type="float">
            <text:p>-2.0230893611428E-05</text:p>
          </table:table-cell>
          <table:table-cell office:value-type="float" office:value="-0.0000200292880650043" calcext:value-type="float">
            <text:p>-2.00292880650043E-05</text:p>
          </table:table-cell>
          <table:table-cell office:value-type="float" office:value="-0.0000204939519982234" calcext:value-type="float">
            <text:p>-2.04939519982234E-05</text:p>
          </table:table-cell>
          <table:table-cell office:value-type="float" office:value="-0.0000209586152821107" calcext:value-type="float">
            <text:p>-2.09586152821107E-05</text:p>
          </table:table-cell>
          <table:table-cell office:value-type="float" office:value="-0.0000214232779172248" calcext:value-type="float">
            <text:p>-2.14232779172248E-05</text:p>
          </table:table-cell>
          <table:table-cell office:value-type="float" office:value="-0.0000218879399058015" calcext:value-type="float">
            <text:p>-2.18879399058015E-05</text:p>
          </table:table-cell>
          <table:table-cell office:value-type="float" office:value="-0.0000223526012483729" calcext:value-type="float">
            <text:p>-2.23526012483729E-05</text:p>
          </table:table-cell>
          <table:table-cell office:value-type="float" office:value="-0.0000228172619409095" calcext:value-type="float">
            <text:p>-2.28172619409095E-05</text:p>
          </table:table-cell>
          <table:table-cell office:value-type="float" office:value="-0.0000226160367198049" calcext:value-type="float">
            <text:p>-2.26160367198049E-05</text:p>
          </table:table-cell>
          <table:table-cell office:value-type="float" office:value="-0.0000230806970605119" calcext:value-type="float">
            <text:p>-2.30806970605119E-05</text:p>
          </table:table-cell>
          <table:table-cell office:value-type="float" office:value="-0.0000235453567534107" calcext:value-type="float">
            <text:p>-2.35453567534107E-05</text:p>
          </table:table-cell>
          <table:table-cell office:value-type="float" office:value="-0.0000240100157990159" calcext:value-type="float">
            <text:p>-2.40100157990159E-05</text:p>
          </table:table-cell>
          <table:table-cell office:value-type="float" office:value="-0.0000238138504290391" calcext:value-type="float">
            <text:p>-2.38138504290391E-05</text:p>
          </table:table-cell>
          <table:table-cell office:value-type="float" office:value="-0.0000242785091144" calcext:value-type="float">
            <text:p>-2.42785091144E-05</text:p>
          </table:table-cell>
          <table:table-cell office:value-type="float" office:value="-0.0000247431671541077" calcext:value-type="float">
            <text:p>-2.47431671541077E-05</text:p>
          </table:table-cell>
          <table:table-cell office:value-type="float" office:value="-0.0000245420987955826" calcext:value-type="float">
            <text:p>-2.45420987955826E-05</text:p>
          </table:table-cell>
          <table:table-cell office:value-type="float" office:value="-0.0000243610216356133" calcext:value-type="float">
            <text:p>-2.43610216356133E-05</text:p>
          </table:table-cell>
          <table:table-cell office:value-type="float" office:value="-0.0000244327332663509" calcext:value-type="float">
            <text:p>-2.44327332663509E-05</text:p>
          </table:table-cell>
          <table:table-cell office:value-type="float" office:value="-0.0000242516560500637" calcext:value-type="float">
            <text:p>-2.42516560500637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3270125393107E-024" calcext:value-type="float">
            <text:p>-2.53270125393107E-24</text:p>
          </table:table-cell>
          <table:table-cell office:value-type="float" office:value="-0.000000671563190712787" calcext:value-type="float">
            <text:p>-6.71563190712787E-07</text:p>
          </table:table-cell>
          <table:table-cell office:value-type="float" office:value="-0.00000273605423888468" calcext:value-type="float">
            <text:p>-2.73605423888468E-06</text:p>
          </table:table-cell>
          <table:table-cell office:value-type="float" office:value="-0.00000701927364660582" calcext:value-type="float">
            <text:p>-7.01927364660582E-06</text:p>
          </table:table-cell>
          <table:table-cell office:value-type="float" office:value="-0.0000144486751274104" calcext:value-type="float">
            <text:p>-1.44486751274104E-05</text:p>
          </table:table-cell>
          <table:table-cell office:value-type="float" office:value="-0.0000264534178832588" calcext:value-type="float">
            <text:p>-2.64534178832588E-05</text:p>
          </table:table-cell>
          <table:table-cell office:value-type="float" office:value="-0.0000447403502723535" calcext:value-type="float">
            <text:p>-4.47403502723535E-05</text:p>
          </table:table-cell>
          <table:table-cell office:value-type="float" office:value="-0.0000697945331244953" calcext:value-type="float">
            <text:p>-6.97945331244953E-05</text:p>
          </table:table-cell>
          <table:table-cell office:value-type="float" office:value="-0.000102761909000697" calcext:value-type="float">
            <text:p>-0.000102761909001</text:p>
          </table:table-cell>
          <table:table-cell office:value-type="float" office:value="-0.000135933696463142" calcext:value-type="float">
            <text:p>-0.000135933696463</text:p>
          </table:table-cell>
          <table:table-cell office:value-type="float" office:value="-0.00017311445724144" calcext:value-type="float">
            <text:p>-0.000173114457241</text:p>
          </table:table-cell>
          <table:table-cell office:value-type="float" office:value="-0.000218367601285767" calcext:value-type="float">
            <text:p>-0.000218367601286</text:p>
          </table:table-cell>
          <table:table-cell office:value-type="float" office:value="-0.00026363249055014" calcext:value-type="float">
            <text:p>-0.00026363249055</text:p>
          </table:table-cell>
          <table:table-cell office:value-type="float" office:value="-0.000308908445617464" calcext:value-type="float">
            <text:p>-0.000308908445617</text:p>
          </table:table-cell>
          <table:table-cell office:value-type="float" office:value="-0.000354194809563153" calcext:value-type="float">
            <text:p>-0.000354194809563</text:p>
          </table:table-cell>
          <table:table-cell office:value-type="float" office:value="-0.000399491042681051" calcext:value-type="float">
            <text:p>-0.000399491042681</text:p>
          </table:table-cell>
          <table:table-cell office:value-type="float" office:value="-0.000444899634677083" calcext:value-type="float">
            <text:p>-0.000444899634677</text:p>
          </table:table-cell>
          <table:table-cell office:value-type="float" office:value="-0.000490305272792958" calcext:value-type="float">
            <text:p>-0.000490305272793</text:p>
          </table:table-cell>
          <table:table-cell office:value-type="float" office:value="-0.000535707197660132" calcext:value-type="float">
            <text:p>-0.00053570719766</text:p>
          </table:table-cell>
          <table:table-cell office:value-type="float" office:value="-0.000581104377950041" calcext:value-type="float">
            <text:p>-0.00058110437795</text:p>
          </table:table-cell>
          <table:table-cell office:value-type="float" office:value="-0.000626495929278401" calcext:value-type="float">
            <text:p>-0.000626495929278</text:p>
          </table:table-cell>
          <table:table-cell office:value-type="float" office:value="-0.000671880966330923" calcext:value-type="float">
            <text:p>-0.000671880966331</text:p>
          </table:table-cell>
          <table:table-cell office:value-type="float" office:value="-0.000717258650674751" calcext:value-type="float">
            <text:p>-0.000717258650675</text:p>
          </table:table-cell>
          <table:table-cell office:value-type="float" office:value="-0.000762628219201248" calcext:value-type="float">
            <text:p>-0.000762628219201</text:p>
          </table:table-cell>
          <table:table-cell office:value-type="float" office:value="-0.000807988553267393" calcext:value-type="float">
            <text:p>-0.000807988553267</text:p>
          </table:table-cell>
          <table:table-cell office:value-type="float" office:value="-0.000853338764989628" calcext:value-type="float">
            <text:p>-0.00085333876499</text:p>
          </table:table-cell>
          <table:table-cell office:value-type="float" office:value="-0.00089867796620702" calcext:value-type="float">
            <text:p>-0.000898677966207</text:p>
          </table:table-cell>
          <table:table-cell office:value-type="float" office:value="-0.000944005268595509" calcext:value-type="float">
            <text:p>-0.000944005268596</text:p>
          </table:table-cell>
          <table:table-cell office:value-type="float" office:value="-0.0009893197827462" calcext:value-type="float">
            <text:p>-0.000989319782746</text:p>
          </table:table-cell>
          <table:table-cell office:value-type="float" office:value="-0.00103462061935445" calcext:value-type="float">
            <text:p>-0.001034620619354</text:p>
          </table:table-cell>
          <table:table-cell office:value-type="float" office:value="-0.00107990688886285" calcext:value-type="float">
            <text:p>-0.001079906888863</text:p>
          </table:table-cell>
          <table:table-cell office:value-type="float" office:value="-0.00112517770151211" calcext:value-type="float">
            <text:p>-0.001125177701512</text:p>
          </table:table-cell>
          <table:table-cell office:value-type="float" office:value="-0.00117043216738998" calcext:value-type="float">
            <text:p>-0.00117043216739</text:p>
          </table:table-cell>
          <table:table-cell office:value-type="float" office:value="-0.00121566939647901" calcext:value-type="float">
            <text:p>-0.001215669396479</text:p>
          </table:table-cell>
          <table:table-cell office:value-type="float" office:value="-0.00126088849870787" calcext:value-type="float">
            <text:p>-0.001260888498708</text:p>
          </table:table-cell>
          <table:table-cell office:value-type="float" office:value="-0.00126088844633598" calcext:value-type="float">
            <text:p>-0.001260888446336</text:p>
          </table:table-cell>
          <table:table-cell office:value-type="float" office:value="-0.00126088812341279" calcext:value-type="float">
            <text:p>-0.001260888123413</text:p>
          </table:table-cell>
          <table:table-cell office:value-type="float" office:value="-0.00126088780031" calcext:value-type="float">
            <text:p>-0.00126088780031</text:p>
          </table:table-cell>
          <table:table-cell office:value-type="float" office:value="-0.00126088747697824" calcext:value-type="float">
            <text:p>-0.001260887476978</text:p>
          </table:table-cell>
          <table:table-cell office:value-type="float" office:value="-0.00126088715337652" calcext:value-type="float">
            <text:p>-0.001260887153377</text:p>
          </table:table-cell>
          <table:table-cell office:value-type="float" office:value="-0.00126088814601446" calcext:value-type="float">
            <text:p>-0.001260888146014</text:p>
          </table:table-cell>
          <table:table-cell office:value-type="float" office:value="-0.00126089216317049" calcext:value-type="float">
            <text:p>-0.00126089216317</text:p>
          </table:table-cell>
          <table:table-cell office:value-type="float" office:value="-0.0012608912151005" calcext:value-type="float">
            <text:p>-0.001260891215101</text:p>
          </table:table-cell>
          <table:table-cell office:value-type="float" office:value="-0.00126089523142712" calcext:value-type="float">
            <text:p>-0.001260895231427</text:p>
          </table:table-cell>
          <table:table-cell office:value-type="float" office:value="-0.00126089924722134" calcext:value-type="float">
            <text:p>-0.001260899247221</text:p>
          </table:table-cell>
          <table:table-cell office:value-type="float" office:value="-0.00126090029080636" calcext:value-type="float">
            <text:p>-0.001260900290806</text:p>
          </table:table-cell>
          <table:table-cell office:value-type="float" office:value="-0.00126089909070235" calcext:value-type="float">
            <text:p>-0.001260899090702</text:p>
          </table:table-cell>
          <table:table-cell office:value-type="float" office:value="-0.00126090013355662" calcext:value-type="float">
            <text:p>-0.001260900133557</text:p>
          </table:table-cell>
          <table:table-cell office:value-type="float" office:value="-0.00126090117604282" calcext:value-type="float">
            <text:p>-0.001260901176043</text:p>
          </table:table-cell>
          <table:table-cell office:value-type="float" office:value="-0.00126090156672213" calcext:value-type="float">
            <text:p>-0.001260901566722</text:p>
          </table:table-cell>
          <table:table-cell office:value-type="float" office:value="-0.00126090260850556" calcext:value-type="float">
            <text:p>-0.001260902608506</text:p>
          </table:table-cell>
          <table:table-cell office:value-type="float" office:value="-0.00126090364995084" calcext:value-type="float">
            <text:p>-0.001260903649951</text:p>
          </table:table-cell>
          <table:table-cell office:value-type="float" office:value="-0.00126090469107023" calcext:value-type="float">
            <text:p>-0.00126090469107</text:p>
          </table:table-cell>
          <table:table-cell office:value-type="float" office:value="-0.00126090573187671" calcext:value-type="float">
            <text:p>-0.001260905731877</text:p>
          </table:table-cell>
          <table:table-cell office:value-type="float" office:value="-0.00126090677238352" calcext:value-type="float">
            <text:p>-0.001260906772384</text:p>
          </table:table-cell>
          <table:table-cell office:value-type="float" office:value="-0.00126090781260417" calcext:value-type="float">
            <text:p>-0.001260907812604</text:p>
          </table:table-cell>
          <table:table-cell office:value-type="float" office:value="-0.00126090885255242" calcext:value-type="float">
            <text:p>-0.001260908852552</text:p>
          </table:table-cell>
          <table:table-cell office:value-type="float" office:value="-0.00126090989224135" calcext:value-type="float">
            <text:p>-0.001260909892241</text:p>
          </table:table-cell>
          <table:table-cell office:value-type="float" office:value="-0.00126091093168429" calcext:value-type="float">
            <text:p>-0.001260910931684</text:p>
          </table:table-cell>
          <table:table-cell office:value-type="float" office:value="-0.00126091197089414" calcext:value-type="float">
            <text:p>-0.001260911970894</text:p>
          </table:table-cell>
          <table:table-cell office:value-type="float" office:value="-0.00126091235860952" calcext:value-type="float">
            <text:p>-0.00126091235861</text:p>
          </table:table-cell>
          <table:table-cell office:value-type="float" office:value="-0.00126091339739684" calcext:value-type="float">
            <text:p>-0.001260913397397</text:p>
          </table:table-cell>
          <table:table-cell office:value-type="float" office:value="-0.00126091443598736" calcext:value-type="float">
            <text:p>-0.001260914435987</text:p>
          </table:table-cell>
          <table:table-cell office:value-type="float" office:value="-0.00126091547439231" calcext:value-type="float">
            <text:p>-0.001260915474392</text:p>
          </table:table-cell>
          <table:table-cell office:value-type="float" office:value="-0.00126091651262246" calcext:value-type="float">
            <text:p>-0.001260916512622</text:p>
          </table:table-cell>
          <table:table-cell office:value-type="float" office:value="-0.00126091689951089" calcext:value-type="float">
            <text:p>-0.001260916899511</text:p>
          </table:table-cell>
          <table:table-cell office:value-type="float" office:value="-0.00126091793742754" calcext:value-type="float">
            <text:p>-0.001260917937428</text:p>
          </table:table-cell>
          <table:table-cell office:value-type="float" office:value="-0.00126091897519849" calcext:value-type="float">
            <text:p>-0.001260918975198</text:p>
          </table:table-cell>
          <table:table-cell office:value-type="float" office:value="-0.00126092001283207" calcext:value-type="float">
            <text:p>-0.001260920012832</text:p>
          </table:table-cell>
          <table:table-cell office:value-type="float" office:value="-0.00126092105033675" calcext:value-type="float">
            <text:p>-0.001260921050337</text:p>
          </table:table-cell>
          <table:table-cell office:value-type="float" office:value="-0.00126092143656327" calcext:value-type="float">
            <text:p>-0.001260921436563</text:p>
          </table:table-cell>
          <table:table-cell office:value-type="float" office:value="-0.0012609197590322" calcext:value-type="float">
            <text:p>-0.001260919759032</text:p>
          </table:table-cell>
          <table:table-cell office:value-type="float" office:value="-0.00126092014506335" calcext:value-type="float">
            <text:p>-0.001260920145063</text:p>
          </table:table-cell>
          <table:table-cell office:value-type="float" office:value="-0.00126092053100273" calcext:value-type="float">
            <text:p>-0.001260920531003</text:p>
          </table:table-cell>
          <table:table-cell office:value-type="float" office:value="-0.00126092091685682" calcext:value-type="float">
            <text:p>-0.001260920916857</text:p>
          </table:table-cell>
          <table:table-cell office:value-type="float" office:value="-0.00126092130263102" calcext:value-type="float">
            <text:p>-0.001260921302631</text:p>
          </table:table-cell>
          <table:table-cell office:value-type="float" office:value="-0.00126092168833102" calcext:value-type="float">
            <text:p>-0.001260921688331</text:p>
          </table:table-cell>
          <table:table-cell office:value-type="float" office:value="-0.00126092207396162" calcext:value-type="float">
            <text:p>-0.001260922073962</text:p>
          </table:table-cell>
          <table:table-cell office:value-type="float" office:value="-0.00126091982748996" calcext:value-type="float">
            <text:p>-0.00126091982749</text:p>
          </table:table-cell>
          <table:table-cell office:value-type="float" office:value="-0.00126092080185604" calcext:value-type="float">
            <text:p>-0.001260920801856</text:p>
          </table:table-cell>
          <table:table-cell office:value-type="float" office:value="-0.00126091855524262" calcext:value-type="float">
            <text:p>-0.001260918555243</text:p>
          </table:table-cell>
          <table:table-cell office:value-type="float" office:value="-0.0012609163085289" calcext:value-type="float">
            <text:p>-0.001260916308529</text:p>
          </table:table-cell>
          <table:table-cell office:value-type="float" office:value="-0.00126091406171854" calcext:value-type="float">
            <text:p>-0.001260914061719</text:p>
          </table:table-cell>
          <table:table-cell office:value-type="float" office:value="-0.00126091181481504" calcext:value-type="float">
            <text:p>-0.001260911814815</text:p>
          </table:table-cell>
          <table:table-cell office:value-type="float" office:value="-0.00126090956782155" calcext:value-type="float">
            <text:p>-0.001260909567822</text:p>
          </table:table-cell>
          <table:table-cell office:value-type="float" office:value="-0.00126090732074112" calcext:value-type="float">
            <text:p>-0.001260907320741</text:p>
          </table:table-cell>
          <table:table-cell office:value-type="float" office:value="-0.00126090829308681" calcext:value-type="float">
            <text:p>-0.001260908293087</text:p>
          </table:table-cell>
          <table:table-cell office:value-type="float" office:value="-0.00126090604591183" calcext:value-type="float">
            <text:p>-0.001260906045912</text:p>
          </table:table-cell>
          <table:table-cell office:value-type="float" office:value="-0.00126090379865771" calcext:value-type="float">
            <text:p>-0.001260903798658</text:p>
          </table:table-cell>
          <table:table-cell office:value-type="float" office:value="-0.0012609015513267" calcext:value-type="float">
            <text:p>-0.001260901551327</text:p>
          </table:table-cell>
          <table:table-cell office:value-type="float" office:value="-0.00126090249854833" calcext:value-type="float">
            <text:p>-0.001260902498548</text:p>
          </table:table-cell>
          <table:table-cell office:value-type="float" office:value="-0.00126090025114062" calcext:value-type="float">
            <text:p>-0.001260900251141</text:p>
          </table:table-cell>
          <table:table-cell office:value-type="float" office:value="-0.00126089800366243" calcext:value-type="float">
            <text:p>-0.001260898003662</text:p>
          </table:table-cell>
          <table:table-cell office:value-type="float" office:value="-0.00126089897513507" calcext:value-type="float">
            <text:p>-0.001260898975135</text:p>
          </table:table-cell>
          <table:table-cell office:value-type="float" office:value="-0.00126089985098897" calcext:value-type="float">
            <text:p>-0.001260899850989</text:p>
          </table:table-cell>
          <table:table-cell office:value-type="float" office:value="-0.00126089950351308" calcext:value-type="float">
            <text:p>-0.001260899503513</text:p>
          </table:table-cell>
          <table:table-cell office:value-type="float" office:value="-0.00126090037933174" calcext:value-type="float">
            <text:p>-0.0012609003793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8.76691395647141E-030" calcext:value-type="float">
            <text:p>-8.76691395647141E-30</text:p>
          </table:table-cell>
          <table:table-cell office:value-type="float" office:value="7.08263780412088E-029" calcext:value-type="float">
            <text:p>7.08263780412088E-29</text:p>
          </table:table-cell>
          <table:table-cell office:value-type="float" office:value="-1.0414736430015E-021" calcext:value-type="float">
            <text:p>-1.0414736430015E-21</text:p>
          </table:table-cell>
          <table:table-cell office:value-type="float" office:value="3.34419005731338E-021" calcext:value-type="float">
            <text:p>3.34419005731338E-21</text:p>
          </table:table-cell>
          <table:table-cell office:value-type="float" office:value="1.13951677944961E-021" calcext:value-type="float">
            <text:p>1.13951677944961E-21</text:p>
          </table:table-cell>
          <table:table-cell office:value-type="float" office:value="-1.14883544586292E-020" calcext:value-type="float">
            <text:p>-1.14883544586292E-20</text:p>
          </table:table-cell>
          <table:table-cell office:value-type="float" office:value="-1.071832382715E-020" calcext:value-type="float">
            <text:p>-1.071832382715E-20</text:p>
          </table:table-cell>
          <table:table-cell office:value-type="float" office:value="6.48097371793973E-020" calcext:value-type="float">
            <text:p>6.48097371793973E-20</text:p>
          </table:table-cell>
          <table:table-cell office:value-type="float" office:value="1.28828381705004E-020" calcext:value-type="float">
            <text:p>1.28828381705004E-20</text:p>
          </table:table-cell>
          <table:table-cell office:value-type="float" office:value="5.93694555256108E-020" calcext:value-type="float">
            <text:p>5.93694555256108E-20</text:p>
          </table:table-cell>
          <table:table-cell office:value-type="float" office:value="-6.27009275602306E-021" calcext:value-type="float">
            <text:p>-6.27009275602306E-21</text:p>
          </table:table-cell>
          <table:table-cell office:value-type="float" office:value="-9.82329315005885E-020" calcext:value-type="float">
            <text:p>-9.82329315005885E-20</text:p>
          </table:table-cell>
          <table:table-cell office:value-type="float" office:value="0.00000267102581633837" calcext:value-type="float">
            <text:p>2.67102581633837E-06</text:p>
          </table:table-cell>
          <table:table-cell office:value-type="float" office:value="0.00015698609367048" calcext:value-type="float">
            <text:p>0.00015698609367</text:p>
          </table:table-cell>
          <table:table-cell office:value-type="float" office:value="0.000270103590042821" calcext:value-type="float">
            <text:p>0.000270103590043</text:p>
          </table:table-cell>
          <table:table-cell office:value-type="float" office:value="0.000342171399677659" calcext:value-type="float">
            <text:p>0.000342171399678</text:p>
          </table:table-cell>
          <table:table-cell office:value-type="float" office:value="0.000373405934286488" calcext:value-type="float">
            <text:p>0.000373405934286</text:p>
          </table:table-cell>
          <table:table-cell office:value-type="float" office:value="0.000363898898985718" calcext:value-type="float">
            <text:p>0.000363898898986</text:p>
          </table:table-cell>
          <table:table-cell office:value-type="float" office:value="0.000307381685095462" calcext:value-type="float">
            <text:p>0.000307381685095</text:p>
          </table:table-cell>
          <table:table-cell office:value-type="float" office:value="0.000197234557324163" calcext:value-type="float">
            <text:p>0.000197234557324</text:p>
          </table:table-cell>
          <table:table-cell office:value-type="float" office:value="-0.000275275271935735" calcext:value-type="float">
            <text:p>-0.000275275271936</text:p>
          </table:table-cell>
          <table:table-cell office:value-type="float" office:value="-0.000750488184855246" calcext:value-type="float">
            <text:p>-0.000750488184855</text:p>
          </table:table-cell>
          <table:table-cell office:value-type="float" office:value="-0.00122836857279852" calcext:value-type="float">
            <text:p>-0.001228368572799</text:p>
          </table:table-cell>
          <table:table-cell office:value-type="float" office:value="-0.00170887978491337" calcext:value-type="float">
            <text:p>-0.001708879784913</text:p>
          </table:table-cell>
          <table:table-cell office:value-type="float" office:value="-0.00219198508722166" calcext:value-type="float">
            <text:p>-0.002191985087222</text:p>
          </table:table-cell>
          <table:table-cell office:value-type="float" office:value="-0.00267764727679631" calcext:value-type="float">
            <text:p>-0.002677647276796</text:p>
          </table:table-cell>
          <table:table-cell office:value-type="float" office:value="-0.00316580156610721" calcext:value-type="float">
            <text:p>-0.003165801566107</text:p>
          </table:table-cell>
          <table:table-cell office:value-type="float" office:value="-0.00365523192072667" calcext:value-type="float">
            <text:p>-0.003655231920727</text:p>
          </table:table-cell>
          <table:table-cell office:value-type="float" office:value="-0.00414737483475008" calcext:value-type="float">
            <text:p>-0.00414737483475</text:p>
          </table:table-cell>
          <table:table-cell office:value-type="float" office:value="-0.00464425421976067" calcext:value-type="float">
            <text:p>-0.004644254219761</text:p>
          </table:table-cell>
          <table:table-cell office:value-type="float" office:value="-0.00514343716246085" calcext:value-type="float">
            <text:p>-0.005143437162461</text:p>
          </table:table-cell>
          <table:table-cell office:value-type="float" office:value="-0.00564489344960732" calcext:value-type="float">
            <text:p>-0.005644893449607</text:p>
          </table:table-cell>
          <table:table-cell office:value-type="float" office:value="-0.00614859275428237" calcext:value-type="float">
            <text:p>-0.006148592754282</text:p>
          </table:table-cell>
          <table:table-cell office:value-type="float" office:value="-0.00665450496377558" calcext:value-type="float">
            <text:p>-0.006654504963776</text:p>
          </table:table-cell>
          <table:table-cell office:value-type="float" office:value="-0.0071626020879689" calcext:value-type="float">
            <text:p>-0.007162602087969</text:p>
          </table:table-cell>
          <table:table-cell office:value-type="float" office:value="-0.0076728496332497" calcext:value-type="float">
            <text:p>-0.00767284963325</text:p>
          </table:table-cell>
          <table:table-cell office:value-type="float" office:value="-0.00818521691230181" calcext:value-type="float">
            <text:p>-0.008185216912302</text:p>
          </table:table-cell>
          <table:table-cell office:value-type="float" office:value="-0.00818512373747924" calcext:value-type="float">
            <text:p>-0.008185123737479</text:p>
          </table:table-cell>
          <table:table-cell office:value-type="float" office:value="-0.00818513608352633" calcext:value-type="float">
            <text:p>-0.008185136083526</text:p>
          </table:table-cell>
          <table:table-cell office:value-type="float" office:value="-0.00818514901790608" calcext:value-type="float">
            <text:p>-0.008185149017906</text:p>
          </table:table-cell>
          <table:table-cell office:value-type="float" office:value="-0.00818516262776623" calcext:value-type="float">
            <text:p>-0.008185162627766</text:p>
          </table:table-cell>
          <table:table-cell office:value-type="float" office:value="-0.00818517698042969" calcext:value-type="float">
            <text:p>-0.00818517698043</text:p>
          </table:table-cell>
          <table:table-cell office:value-type="float" office:value="-0.00818497169476992" calcext:value-type="float">
            <text:p>-0.00818497169477</text:p>
          </table:table-cell>
          <table:table-cell office:value-type="float" office:value="-0.00818260795504994" calcext:value-type="float">
            <text:p>-0.00818260795505</text:p>
          </table:table-cell>
          <table:table-cell office:value-type="float" office:value="-0.00818340188069358" calcext:value-type="float">
            <text:p>-0.008183401880694</text:p>
          </table:table-cell>
          <table:table-cell office:value-type="float" office:value="-0.00818103982821453" calcext:value-type="float">
            <text:p>-0.008181039828215</text:p>
          </table:table-cell>
          <table:table-cell office:value-type="float" office:value="-0.00817867861015004" calcext:value-type="float">
            <text:p>-0.00817867861015</text:p>
          </table:table-cell>
          <table:table-cell office:value-type="float" office:value="-0.00817815203405779" calcext:value-type="float">
            <text:p>-0.008178152034058</text:p>
          </table:table-cell>
          <table:table-cell office:value-type="float" office:value="-0.00817851609896458" calcext:value-type="float">
            <text:p>-0.008178516098965</text:p>
          </table:table-cell>
          <table:table-cell office:value-type="float" office:value="-0.00817799114602886" calcext:value-type="float">
            <text:p>-0.008177991146029</text:p>
          </table:table-cell>
          <table:table-cell office:value-type="float" office:value="-0.00817746696438215" calcext:value-type="float">
            <text:p>-0.008177466964382</text:p>
          </table:table-cell>
          <table:table-cell office:value-type="float" office:value="-0.00817801220313541" calcext:value-type="float">
            <text:p>-0.008178012203135</text:p>
          </table:table-cell>
          <table:table-cell office:value-type="float" office:value="-0.00817748947785741" calcext:value-type="float">
            <text:p>-0.008177489477857</text:p>
          </table:table-cell>
          <table:table-cell office:value-type="float" office:value="-0.00817696742971865" calcext:value-type="float">
            <text:p>-0.008176967429719</text:p>
          </table:table-cell>
          <table:table-cell office:value-type="float" office:value="-0.00817644602500969" calcext:value-type="float">
            <text:p>-0.00817644602501</text:p>
          </table:table-cell>
          <table:table-cell office:value-type="float" office:value="-0.00817592522981945" calcext:value-type="float">
            <text:p>-0.008175925229819</text:p>
          </table:table-cell>
          <table:table-cell office:value-type="float" office:value="-0.00817540501044655" calcext:value-type="float">
            <text:p>-0.008175405010447</text:p>
          </table:table-cell>
          <table:table-cell office:value-type="float" office:value="-0.00817488533372801" calcext:value-type="float">
            <text:p>-0.008174885333728</text:p>
          </table:table-cell>
          <table:table-cell office:value-type="float" office:value="-0.00817436616730815" calcext:value-type="float">
            <text:p>-0.008174366167308</text:p>
          </table:table-cell>
          <table:table-cell office:value-type="float" office:value="-0.00817384747981971" calcext:value-type="float">
            <text:p>-0.00817384747982</text:p>
          </table:table-cell>
          <table:table-cell office:value-type="float" office:value="-0.0081733292410477" calcext:value-type="float">
            <text:p>-0.008173329241048</text:p>
          </table:table-cell>
          <table:table-cell office:value-type="float" office:value="-0.0081728114220081" calcext:value-type="float">
            <text:p>-0.008172811422008</text:p>
          </table:table-cell>
          <table:table-cell office:value-type="float" office:value="-0.00817336273131043" calcext:value-type="float">
            <text:p>-0.00817336273131</text:p>
          </table:table-cell>
          <table:table-cell office:value-type="float" office:value="-0.00817284567428448" calcext:value-type="float">
            <text:p>-0.008172845674284</text:p>
          </table:table-cell>
          <table:table-cell office:value-type="float" office:value="-0.00817232895799315" calcext:value-type="float">
            <text:p>-0.008172328957993</text:p>
          </table:table-cell>
          <table:table-cell office:value-type="float" office:value="-0.00817181255880614" calcext:value-type="float">
            <text:p>-0.008171812558806</text:p>
          </table:table-cell>
          <table:table-cell office:value-type="float" office:value="-0.00817129645441769" calcext:value-type="float">
            <text:p>-0.008171296454418</text:p>
          </table:table-cell>
          <table:table-cell office:value-type="float" office:value="-0.00817184938221235" calcext:value-type="float">
            <text:p>-0.008171849382212</text:p>
          </table:table-cell>
          <table:table-cell office:value-type="float" office:value="-0.00817133380984462" calcext:value-type="float">
            <text:p>-0.008171333809845</text:p>
          </table:table-cell>
          <table:table-cell office:value-type="float" office:value="-0.00817081847296833" calcext:value-type="float">
            <text:p>-0.008170818472968</text:p>
          </table:table-cell>
          <table:table-cell office:value-type="float" office:value="-0.00817030335419901" calcext:value-type="float">
            <text:p>-0.008170303354199</text:p>
          </table:table-cell>
          <table:table-cell office:value-type="float" office:value="-0.00816978843725742" calcext:value-type="float">
            <text:p>-0.008169788437257</text:p>
          </table:table-cell>
          <table:table-cell office:value-type="float" office:value="-0.0081703424848388" calcext:value-type="float">
            <text:p>-0.008170342484839</text:p>
          </table:table-cell>
          <table:table-cell office:value-type="float" office:value="-0.00817035197507979" calcext:value-type="float">
            <text:p>-0.00817035197508</text:p>
          </table:table-cell>
          <table:table-cell office:value-type="float" office:value="-0.00817090635780493" calcext:value-type="float">
            <text:p>-0.008170906357805</text:p>
          </table:table-cell>
          <table:table-cell office:value-type="float" office:value="-0.00817146088871293" calcext:value-type="float">
            <text:p>-0.008171460888713</text:p>
          </table:table-cell>
          <table:table-cell office:value-type="float" office:value="-0.00817201555622052" calcext:value-type="float">
            <text:p>-0.008172015556221</text:p>
          </table:table-cell>
          <table:table-cell office:value-type="float" office:value="-0.00817257034953622" calcext:value-type="float">
            <text:p>-0.008172570349536</text:p>
          </table:table-cell>
          <table:table-cell office:value-type="float" office:value="-0.00817312525861378" calcext:value-type="float">
            <text:p>-0.008173125258614</text:p>
          </table:table-cell>
          <table:table-cell office:value-type="float" office:value="-0.00817368027408089" calcext:value-type="float">
            <text:p>-0.008173680274081</text:p>
          </table:table-cell>
          <table:table-cell office:value-type="float" office:value="-0.00817063823024187" calcext:value-type="float">
            <text:p>-0.008170638230242</text:p>
          </table:table-cell>
          <table:table-cell office:value-type="float" office:value="-0.00817456270322715" calcext:value-type="float">
            <text:p>-0.008174562703227</text:p>
          </table:table-cell>
          <table:table-cell office:value-type="float" office:value="-0.00817152083943794" calcext:value-type="float">
            <text:p>-0.008171520839438</text:p>
          </table:table-cell>
          <table:table-cell office:value-type="float" office:value="-0.00816847903119586" calcext:value-type="float">
            <text:p>-0.008168479031196</text:p>
          </table:table-cell>
          <table:table-cell office:value-type="float" office:value="-0.00816543727197538" calcext:value-type="float">
            <text:p>-0.008165437271975</text:p>
          </table:table-cell>
          <table:table-cell office:value-type="float" office:value="-0.00816239555572223" calcext:value-type="float">
            <text:p>-0.008162395555722</text:p>
          </table:table-cell>
          <table:table-cell office:value-type="float" office:value="-0.00815935387679711" calcext:value-type="float">
            <text:p>-0.008159353876797</text:p>
          </table:table-cell>
          <table:table-cell office:value-type="float" office:value="-0.00815631222996361" calcext:value-type="float">
            <text:p>-0.008156312229964</text:p>
          </table:table-cell>
          <table:table-cell office:value-type="float" office:value="-0.00816024105087648" calcext:value-type="float">
            <text:p>-0.008160241050876</text:p>
          </table:table-cell>
          <table:table-cell office:value-type="float" office:value="-0.00815719950141195" calcext:value-type="float">
            <text:p>-0.008157199501412</text:p>
          </table:table-cell>
          <table:table-cell office:value-type="float" office:value="-0.00815415797045983" calcext:value-type="float">
            <text:p>-0.00815415797046</text:p>
          </table:table-cell>
          <table:table-cell office:value-type="float" office:value="-0.00815111645411735" calcext:value-type="float">
            <text:p>-0.008151116454117</text:p>
          </table:table-cell>
          <table:table-cell office:value-type="float" office:value="-0.00815495641573189" calcext:value-type="float">
            <text:p>-0.008154956415732</text:p>
          </table:table-cell>
          <table:table-cell office:value-type="float" office:value="-0.00815191496484863" calcext:value-type="float">
            <text:p>-0.008151914964849</text:p>
          </table:table-cell>
          <table:table-cell office:value-type="float" office:value="-0.00814887351848307" calcext:value-type="float">
            <text:p>-0.008148873518483</text:p>
          </table:table-cell>
          <table:table-cell office:value-type="float" office:value="-0.00815280009386572" calcext:value-type="float">
            <text:p>-0.008152800093866</text:p>
          </table:table-cell>
          <table:table-cell office:value-type="float" office:value="-0.00815198494267856" calcext:value-type="float">
            <text:p>-0.008151984942679</text:p>
          </table:table-cell>
          <table:table-cell office:value-type="float" office:value="-0.00815232626013508" calcext:value-type="float">
            <text:p>-0.008152326260135</text:p>
          </table:table-cell>
          <table:table-cell office:value-type="float" office:value="-0.00815151113857079" calcext:value-type="float">
            <text:p>-0.0081515111385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4.6338811726644E-028" calcext:value-type="float">
            <text:p>-4.6338811726644E-28</text:p>
          </table:table-cell>
          <table:table-cell office:value-type="float" office:value="-4.60624309291755E-029" calcext:value-type="float">
            <text:p>-4.60624309291755E-29</text:p>
          </table:table-cell>
          <table:table-cell office:value-type="float" office:value="5.65728295962072E-022" calcext:value-type="float">
            <text:p>5.65728295962072E-22</text:p>
          </table:table-cell>
          <table:table-cell office:value-type="float" office:value="-2.92318650793845E-021" calcext:value-type="float">
            <text:p>-2.92318650793845E-21</text:p>
          </table:table-cell>
          <table:table-cell office:value-type="float" office:value="-5.93867742415922E-021" calcext:value-type="float">
            <text:p>-5.93867742415922E-21</text:p>
          </table:table-cell>
          <table:table-cell office:value-type="float" office:value="-8.36990944306957E-021" calcext:value-type="float">
            <text:p>-8.36990944306957E-21</text:p>
          </table:table-cell>
          <table:table-cell office:value-type="float" office:value="-5.79768063550922E-021" calcext:value-type="float">
            <text:p>-5.79768063550922E-21</text:p>
          </table:table-cell>
          <table:table-cell office:value-type="float" office:value="3.52093037662079E-020" calcext:value-type="float">
            <text:p>3.52093037662079E-20</text:p>
          </table:table-cell>
          <table:table-cell office:value-type="float" office:value="-3.49111465525485E-020" calcext:value-type="float">
            <text:p>-3.49111465525485E-20</text:p>
          </table:table-cell>
          <table:table-cell office:value-type="float" office:value="2.79191829245869E-020" calcext:value-type="float">
            <text:p>2.79191829245869E-20</text:p>
          </table:table-cell>
          <table:table-cell office:value-type="float" office:value="1.59503699342678E-019" calcext:value-type="float">
            <text:p>1.59503699342678E-19</text:p>
          </table:table-cell>
          <table:table-cell office:value-type="float" office:value="9.88996904645511E-021" calcext:value-type="float">
            <text:p>9.88996904645511E-21</text:p>
          </table:table-cell>
          <table:table-cell office:value-type="float" office:value="0.00000462778164021553" calcext:value-type="float">
            <text:p>4.62778164021553E-06</text:p>
          </table:table-cell>
          <table:table-cell office:value-type="float" office:value="0.000273898066617269" calcext:value-type="float">
            <text:p>0.000273898066617</text:p>
          </table:table-cell>
          <table:table-cell office:value-type="float" office:value="0.000472778957965303" calcext:value-type="float">
            <text:p>0.000472778957965</text:p>
          </table:table-cell>
          <table:table-cell office:value-type="float" office:value="0.000601565566185646" calcext:value-type="float">
            <text:p>0.000601565566186</text:p>
          </table:table-cell>
          <table:table-cell office:value-type="float" office:value="0.000660599018532815" calcext:value-type="float">
            <text:p>0.000660599018533</text:p>
          </table:table-cell>
          <table:table-cell office:value-type="float" office:value="0.000643738475514337" calcext:value-type="float">
            <text:p>0.000643738475514</text:p>
          </table:table-cell>
          <table:table-cell office:value-type="float" office:value="0.000530460022887168" calcext:value-type="float">
            <text:p>0.000530460022887</text:p>
          </table:table-cell>
          <table:table-cell office:value-type="float" office:value="0.00032444962440123" calcext:value-type="float">
            <text:p>0.000324449624401</text:p>
          </table:table-cell>
          <table:table-cell office:value-type="float" office:value="-0.000490386507442808" calcext:value-type="float">
            <text:p>-0.000490386507443</text:p>
          </table:table-cell>
          <table:table-cell office:value-type="float" office:value="-0.00131072699763356" calcext:value-type="float">
            <text:p>-0.001310726997634</text:p>
          </table:table-cell>
          <table:table-cell office:value-type="float" office:value="-0.00213644547386284" calcext:value-type="float">
            <text:p>-0.002136445473863</text:p>
          </table:table-cell>
          <table:table-cell office:value-type="float" office:value="-0.00296741730940312" calcext:value-type="float">
            <text:p>-0.002967417309403</text:p>
          </table:table-cell>
          <table:table-cell office:value-type="float" office:value="-0.00380351941175097" calcext:value-type="float">
            <text:p>-0.003803519411751</text:p>
          </table:table-cell>
          <table:table-cell office:value-type="float" office:value="-0.00464463001045171" calcext:value-type="float">
            <text:p>-0.004644630010452</text:p>
          </table:table-cell>
          <table:table-cell office:value-type="float" office:value="-0.00549070575433368" calcext:value-type="float">
            <text:p>-0.005490705754334</text:p>
          </table:table-cell>
          <table:table-cell office:value-type="float" office:value="-0.00634339931915204" calcext:value-type="float">
            <text:p>-0.006343399319152</text:p>
          </table:table-cell>
          <table:table-cell office:value-type="float" office:value="-0.00720043574901091" calcext:value-type="float">
            <text:p>-0.007200435749011</text:p>
          </table:table-cell>
          <table:table-cell office:value-type="float" office:value="-0.00806180419155667" calcext:value-type="float">
            <text:p>-0.008061804191557</text:p>
          </table:table-cell>
          <table:table-cell office:value-type="float" office:value="-0.00892726217517344" calcext:value-type="float">
            <text:p>-0.008927262175173</text:p>
          </table:table-cell>
          <table:table-cell office:value-type="float" office:value="-0.00979668321960023" calcext:value-type="float">
            <text:p>-0.0097966832196</text:p>
          </table:table-cell>
          <table:table-cell office:value-type="float" office:value="-0.010669942407233" calcext:value-type="float">
            <text:p>-0.010669942407233</text:p>
          </table:table-cell>
          <table:table-cell office:value-type="float" office:value="-0.0115469165335812" calcext:value-type="float">
            <text:p>-0.011546916533581</text:p>
          </table:table-cell>
          <table:table-cell office:value-type="float" office:value="-0.0124274833522289" calcext:value-type="float">
            <text:p>-0.012427483352229</text:p>
          </table:table-cell>
          <table:table-cell office:value-type="float" office:value="-0.0133115224867537" calcext:value-type="float">
            <text:p>-0.013311522486754</text:p>
          </table:table-cell>
          <table:table-cell office:value-type="float" office:value="-0.0141989152998283" calcext:value-type="float">
            <text:p>-0.014198915299828</text:p>
          </table:table-cell>
          <table:table-cell office:value-type="float" office:value="-0.0141988724224871" calcext:value-type="float">
            <text:p>-0.014198872422487</text:p>
          </table:table-cell>
          <table:table-cell office:value-type="float" office:value="-0.0141987254037816" calcext:value-type="float">
            <text:p>-0.014198725403782</text:p>
          </table:table-cell>
          <table:table-cell office:value-type="float" office:value="-0.0141985771408887" calcext:value-type="float">
            <text:p>-0.014198577140889</text:p>
          </table:table-cell>
          <table:table-cell office:value-type="float" office:value="-0.0141984274410189" calcext:value-type="float">
            <text:p>-0.014198427441019</text:p>
          </table:table-cell>
          <table:table-cell office:value-type="float" office:value="-0.0141982761542689" calcext:value-type="float">
            <text:p>-0.014198276154269</text:p>
          </table:table-cell>
          <table:table-cell office:value-type="float" office:value="-0.0141990872105297" calcext:value-type="float">
            <text:p>-0.01419908721053</text:p>
          </table:table-cell>
          <table:table-cell office:value-type="float" office:value="-0.0141997680352613" calcext:value-type="float">
            <text:p>-0.014199768035261</text:p>
          </table:table-cell>
          <table:table-cell office:value-type="float" office:value="-0.0141996444730752" calcext:value-type="float">
            <text:p>-0.014199644473075</text:p>
          </table:table-cell>
          <table:table-cell office:value-type="float" office:value="-0.0142003216366063" calcext:value-type="float">
            <text:p>-0.014200321636606</text:p>
          </table:table-cell>
          <table:table-cell office:value-type="float" office:value="-0.014200996960764" calcext:value-type="float">
            <text:p>-0.014200996960764</text:p>
          </table:table-cell>
          <table:table-cell office:value-type="float" office:value="-0.0142012628976705" calcext:value-type="float">
            <text:p>-0.014201262897671</text:p>
          </table:table-cell>
          <table:table-cell office:value-type="float" office:value="-0.0142010512512036" calcext:value-type="float">
            <text:p>-0.014201051251204</text:p>
          </table:table-cell>
          <table:table-cell office:value-type="float" office:value="-0.0142013136659101" calcext:value-type="float">
            <text:p>-0.01420131366591</text:p>
          </table:table-cell>
          <table:table-cell office:value-type="float" office:value="-0.0142015743991058" calcext:value-type="float">
            <text:p>-0.014201574399106</text:p>
          </table:table-cell>
          <table:table-cell office:value-type="float" office:value="-0.0142016594999113" calcext:value-type="float">
            <text:p>-0.014201659499911</text:p>
          </table:table-cell>
          <table:table-cell office:value-type="float" office:value="-0.0142019170612583" calcext:value-type="float">
            <text:p>-0.014201917061258</text:p>
          </table:table-cell>
          <table:table-cell office:value-type="float" office:value="-0.0142021731410814" calcext:value-type="float">
            <text:p>-0.014202173141081</text:p>
          </table:table-cell>
          <table:table-cell office:value-type="float" office:value="-0.014202427811547" calcext:value-type="float">
            <text:p>-0.014202427811547</text:p>
          </table:table-cell>
          <table:table-cell office:value-type="float" office:value="-0.0142026811454814" calcext:value-type="float">
            <text:p>-0.014202681145481</text:p>
          </table:table-cell>
          <table:table-cell office:value-type="float" office:value="-0.0142029332154359" calcext:value-type="float">
            <text:p>-0.014202933215436</text:p>
          </table:table-cell>
          <table:table-cell office:value-type="float" office:value="-0.0142031840929272" calcext:value-type="float">
            <text:p>-0.014203184092927</text:p>
          </table:table-cell>
          <table:table-cell office:value-type="float" office:value="-0.0142034338478659" calcext:value-type="float">
            <text:p>-0.014203433847866</text:p>
          </table:table-cell>
          <table:table-cell office:value-type="float" office:value="-0.0142036825481358" calcext:value-type="float">
            <text:p>-0.014203682548136</text:p>
          </table:table-cell>
          <table:table-cell office:value-type="float" office:value="-0.0142039302592482" calcext:value-type="float">
            <text:p>-0.014203930259248</text:p>
          </table:table-cell>
          <table:table-cell office:value-type="float" office:value="-0.0142041770440882" calcext:value-type="float">
            <text:p>-0.014204177044088</text:p>
          </table:table-cell>
          <table:table-cell office:value-type="float" office:value="-0.0142042489615563" calcext:value-type="float">
            <text:p>-0.014204248961556</text:p>
          </table:table-cell>
          <table:table-cell office:value-type="float" office:value="-0.0142044940711039" calcext:value-type="float">
            <text:p>-0.014204494071104</text:p>
          </table:table-cell>
          <table:table-cell office:value-type="float" office:value="-0.0142047384261984" calcext:value-type="float">
            <text:p>-0.014204738426198</text:p>
          </table:table-cell>
          <table:table-cell office:value-type="float" office:value="-0.0142049820783241" calcext:value-type="float">
            <text:p>-0.014204982078324</text:p>
          </table:table-cell>
          <table:table-cell office:value-type="float" office:value="-0.0142052250761272" calcext:value-type="float">
            <text:p>-0.014205225076127</text:p>
          </table:table-cell>
          <table:table-cell office:value-type="float" office:value="-0.0142052934699842" calcext:value-type="float">
            <text:p>-0.014205293469984</text:p>
          </table:table-cell>
          <table:table-cell office:value-type="float" office:value="-0.0142055352938478" calcext:value-type="float">
            <text:p>-0.014205535293848</text:p>
          </table:table-cell>
          <table:table-cell office:value-type="float" office:value="-0.0142057765929572" calcext:value-type="float">
            <text:p>-0.014205776592957</text:p>
          </table:table-cell>
          <table:table-cell office:value-type="float" office:value="-0.0142060174053323" calcext:value-type="float">
            <text:p>-0.014206017405332</text:p>
          </table:table-cell>
          <table:table-cell office:value-type="float" office:value="-0.0142062577666101" calcext:value-type="float">
            <text:p>-0.01420625776661</text:p>
          </table:table-cell>
          <table:table-cell office:value-type="float" office:value="-0.0142063237208403" calcext:value-type="float">
            <text:p>-0.01420632372084</text:p>
          </table:table-cell>
          <table:table-cell office:value-type="float" office:value="-0.0142060300131475" calcext:value-type="float">
            <text:p>-0.014206030013148</text:p>
          </table:table-cell>
          <table:table-cell office:value-type="float" office:value="-0.014206095223017" calcext:value-type="float">
            <text:p>-0.014206095223017</text:p>
          </table:table-cell>
          <table:table-cell office:value-type="float" office:value="-0.014206160102467" calcext:value-type="float">
            <text:p>-0.014206160102467</text:p>
          </table:table-cell>
          <table:table-cell office:value-type="float" office:value="-0.0142062246769385" calcext:value-type="float">
            <text:p>-0.014206224676939</text:p>
          </table:table-cell>
          <table:table-cell office:value-type="float" office:value="-0.0142062889701084" calcext:value-type="float">
            <text:p>-0.014206288970108</text:p>
          </table:table-cell>
          <table:table-cell office:value-type="float" office:value="-0.0142063530040867" calcext:value-type="float">
            <text:p>-0.014206353004087</text:p>
          </table:table-cell>
          <table:table-cell office:value-type="float" office:value="-0.0142064167994275" calcext:value-type="float">
            <text:p>-0.014206416799428</text:p>
          </table:table-cell>
          <table:table-cell office:value-type="float" office:value="-0.0142056230226993" calcext:value-type="float">
            <text:p>-0.014205623022699</text:p>
          </table:table-cell>
          <table:table-cell office:value-type="float" office:value="-0.0142067074075062" calcext:value-type="float">
            <text:p>-0.014206707407506</text:p>
          </table:table-cell>
          <table:table-cell office:value-type="float" office:value="-0.0142059132439186" calcext:value-type="float">
            <text:p>-0.014205913243919</text:p>
          </table:table-cell>
          <table:table-cell office:value-type="float" office:value="-0.0142051189135758" calcext:value-type="float">
            <text:p>-0.014205118913576</text:p>
          </table:table-cell>
          <table:table-cell office:value-type="float" office:value="-0.0142043244308356" calcext:value-type="float">
            <text:p>-0.014204324430836</text:p>
          </table:table-cell>
          <table:table-cell office:value-type="float" office:value="-0.0142035298090669" calcext:value-type="float">
            <text:p>-0.014203529809067</text:p>
          </table:table-cell>
          <table:table-cell office:value-type="float" office:value="-0.0142027350607028" calcext:value-type="float">
            <text:p>-0.014202735060703</text:p>
          </table:table-cell>
          <table:table-cell office:value-type="float" office:value="-0.0142019401972865" calcext:value-type="float">
            <text:p>-0.014201940197287</text:p>
          </table:table-cell>
          <table:table-cell office:value-type="float" office:value="-0.0142030270283363" calcext:value-type="float">
            <text:p>-0.014203027028336</text:p>
          </table:table-cell>
          <table:table-cell office:value-type="float" office:value="-0.0142022319603667" calcext:value-type="float">
            <text:p>-0.014202231960367</text:p>
          </table:table-cell>
          <table:table-cell office:value-type="float" office:value="-0.0142014368073291" calcext:value-type="float">
            <text:p>-0.014201436807329</text:p>
          </table:table-cell>
          <table:table-cell office:value-type="float" office:value="-0.0142006415778343" calcext:value-type="float">
            <text:p>-0.014200641577834</text:p>
          </table:table-cell>
          <table:table-cell office:value-type="float" office:value="-0.0142017029498792" calcext:value-type="float">
            <text:p>-0.014201702949879</text:p>
          </table:table-cell>
          <table:table-cell office:value-type="float" office:value="-0.0142009075850704" calcext:value-type="float">
            <text:p>-0.01420090758507</text:p>
          </table:table-cell>
          <table:table-cell office:value-type="float" office:value="-0.0142001121661362" calcext:value-type="float">
            <text:p>-0.014200112166136</text:p>
          </table:table-cell>
          <table:table-cell office:value-type="float" office:value="-0.014201197835059" calcext:value-type="float">
            <text:p>-0.014201197835059</text:p>
          </table:table-cell>
          <table:table-cell office:value-type="float" office:value="-0.014200688110358" calcext:value-type="float">
            <text:p>-0.014200688110358</text:p>
          </table:table-cell>
          <table:table-cell office:value-type="float" office:value="-0.0142009633060962" calcext:value-type="float">
            <text:p>-0.014200963306096</text:p>
          </table:table-cell>
          <table:table-cell office:value-type="float" office:value="-0.0142004535081794" calcext:value-type="float">
            <text:p>-0.01420045350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9805566454575E-024" calcext:value-type="float">
            <text:p>5.39805566454575E-24</text:p>
          </table:table-cell>
          <table:table-cell office:value-type="float" office:value="-4.22502754613628E-023" calcext:value-type="float">
            <text:p>-4.22502754613628E-23</text:p>
          </table:table-cell>
          <table:table-cell office:value-type="float" office:value="-2.37744987127783E-022" calcext:value-type="float">
            <text:p>-2.37744987127783E-22</text:p>
          </table:table-cell>
          <table:table-cell office:value-type="float" office:value="-7.26378733211601E-022" calcext:value-type="float">
            <text:p>-7.26378733211601E-22</text:p>
          </table:table-cell>
          <table:table-cell office:value-type="float" office:value="1.56476071176563E-021" calcext:value-type="float">
            <text:p>1.56476071176563E-21</text:p>
          </table:table-cell>
          <table:table-cell office:value-type="float" office:value="-4.06802861486378E-021" calcext:value-type="float">
            <text:p>-4.06802861486378E-21</text:p>
          </table:table-cell>
          <table:table-cell office:value-type="float" office:value="1.19061089500365E-021" calcext:value-type="float">
            <text:p>1.19061089500365E-21</text:p>
          </table:table-cell>
          <table:table-cell office:value-type="float" office:value="-5.76458124488701E-021" calcext:value-type="float">
            <text:p>-5.76458124488701E-21</text:p>
          </table:table-cell>
          <table:table-cell office:value-type="float" office:value="6.1980096510562E-021" calcext:value-type="float">
            <text:p>6.1980096510562E-21</text:p>
          </table:table-cell>
          <table:table-cell office:value-type="float" office:value="1.7482093326165E-020" calcext:value-type="float">
            <text:p>1.7482093326165E-20</text:p>
          </table:table-cell>
          <table:table-cell office:value-type="float" office:value="-0.0000272797704098754" calcext:value-type="float">
            <text:p>-2.72797704098754E-05</text:p>
          </table:table-cell>
          <table:table-cell office:value-type="float" office:value="-0.0000589514600235726" calcext:value-type="float">
            <text:p>-5.89514600235726E-05</text:p>
          </table:table-cell>
          <table:table-cell office:value-type="float" office:value="-0.000132755829173125" calcext:value-type="float">
            <text:p>-0.000132755829173</text:p>
          </table:table-cell>
          <table:table-cell office:value-type="float" office:value="-0.000254545505283793" calcext:value-type="float">
            <text:p>-0.000254545505284</text:p>
          </table:table-cell>
          <table:table-cell office:value-type="float" office:value="-0.000430133598211576" calcext:value-type="float">
            <text:p>-0.000430133598212</text:p>
          </table:table-cell>
          <table:table-cell office:value-type="float" office:value="-0.000643648305251077" calcext:value-type="float">
            <text:p>-0.000643648305251</text:p>
          </table:table-cell>
          <table:table-cell office:value-type="float" office:value="-0.000870365486128742" calcext:value-type="float">
            <text:p>-0.000870365486129</text:p>
          </table:table-cell>
          <table:table-cell office:value-type="float" office:value="-0.00109902302869288" calcext:value-type="float">
            <text:p>-0.001099023028693</text:p>
          </table:table-cell>
          <table:table-cell office:value-type="float" office:value="-0.00149821381326479" calcext:value-type="float">
            <text:p>-0.001498213813265</text:p>
          </table:table-cell>
          <table:table-cell office:value-type="float" office:value="-0.00189861001518567" calcext:value-type="float">
            <text:p>-0.001898610015186</text:p>
          </table:table-cell>
          <table:table-cell office:value-type="float" office:value="-0.00230018643514821" calcext:value-type="float">
            <text:p>-0.002300186435148</text:p>
          </table:table-cell>
          <table:table-cell office:value-type="float" office:value="-0.00270291841576063" calcext:value-type="float">
            <text:p>-0.002702918415761</text:p>
          </table:table-cell>
          <table:table-cell office:value-type="float" office:value="-0.00310678192563922" calcext:value-type="float">
            <text:p>-0.003106781925639</text:p>
          </table:table-cell>
          <table:table-cell office:value-type="float" office:value="-0.00351175344089723" calcext:value-type="float">
            <text:p>-0.003511753440897</text:p>
          </table:table-cell>
          <table:table-cell office:value-type="float" office:value="-0.00391781361848567" calcext:value-type="float">
            <text:p>-0.003917813618486</text:p>
          </table:table-cell>
          <table:table-cell office:value-type="float" office:value="-0.0043252113396294" calcext:value-type="float">
            <text:p>-0.004325211339629</text:p>
          </table:table-cell>
          <table:table-cell office:value-type="float" office:value="-0.00473358549605073" calcext:value-type="float">
            <text:p>-0.004733585496051</text:p>
          </table:table-cell>
          <table:table-cell office:value-type="float" office:value="-0.00514324374805017" calcext:value-type="float">
            <text:p>-0.00514324374805</text:p>
          </table:table-cell>
          <table:table-cell office:value-type="float" office:value="-0.00555378099114047" calcext:value-type="float">
            <text:p>-0.00555378099114</text:p>
          </table:table-cell>
          <table:table-cell office:value-type="float" office:value="-0.00596517071231272" calcext:value-type="float">
            <text:p>-0.005965170712313</text:p>
          </table:table-cell>
          <table:table-cell office:value-type="float" office:value="-0.00637738667193577" calcext:value-type="float">
            <text:p>-0.006377386671936</text:p>
          </table:table-cell>
          <table:table-cell office:value-type="float" office:value="-0.00679040297899424" calcext:value-type="float">
            <text:p>-0.006790402978994</text:p>
          </table:table-cell>
          <table:table-cell office:value-type="float" office:value="-0.00720419420934596" calcext:value-type="float">
            <text:p>-0.007204194209346</text:p>
          </table:table-cell>
          <table:table-cell office:value-type="float" office:value="-0.00761873433844794" calcext:value-type="float">
            <text:p>-0.007618734338448</text:p>
          </table:table-cell>
          <table:table-cell office:value-type="float" office:value="-0.00803399824132086" calcext:value-type="float">
            <text:p>-0.008033998241321</text:p>
          </table:table-cell>
          <table:table-cell office:value-type="float" office:value="-0.0080339937395793" calcext:value-type="float">
            <text:p>-0.008033993739579</text:p>
          </table:table-cell>
          <table:table-cell office:value-type="float" office:value="-0.00803397428026908" calcext:value-type="float">
            <text:p>-0.008033974280269</text:p>
          </table:table-cell>
          <table:table-cell office:value-type="float" office:value="-0.00803395459736848" calcext:value-type="float">
            <text:p>-0.008033954597368</text:p>
          </table:table-cell>
          <table:table-cell office:value-type="float" office:value="-0.00803393465277571" calcext:value-type="float">
            <text:p>-0.008033934652776</text:p>
          </table:table-cell>
          <table:table-cell office:value-type="float" office:value="-0.00803391441651742" calcext:value-type="float">
            <text:p>-0.008033914416517</text:p>
          </table:table-cell>
          <table:table-cell office:value-type="float" office:value="-0.00803402107635854" calcext:value-type="float">
            <text:p>-0.008034021076359</text:p>
          </table:table-cell>
          <table:table-cell office:value-type="float" office:value="-0.00803382466119514" calcext:value-type="float">
            <text:p>-0.008033824661195</text:p>
          </table:table-cell>
          <table:table-cell office:value-type="float" office:value="-0.00803390627703705" calcext:value-type="float">
            <text:p>-0.008033906277037</text:p>
          </table:table-cell>
          <table:table-cell office:value-type="float" office:value="-0.00803370917450109" calcext:value-type="float">
            <text:p>-0.008033709174501</text:p>
          </table:table-cell>
          <table:table-cell office:value-type="float" office:value="-0.00803351172317867" calcext:value-type="float">
            <text:p>-0.008033511723179</text:p>
          </table:table-cell>
          <table:table-cell office:value-type="float" office:value="-0.0080334372182286" calcext:value-type="float">
            <text:p>-0.008033437218229</text:p>
          </table:table-cell>
          <table:table-cell office:value-type="float" office:value="-0.00803348698943393" calcext:value-type="float">
            <text:p>-0.008033486989434</text:p>
          </table:table-cell>
          <table:table-cell office:value-type="float" office:value="-0.00803341181650021" calcext:value-type="float">
            <text:p>-0.0080334118165</text:p>
          </table:table-cell>
          <table:table-cell office:value-type="float" office:value="-0.00803333632328489" calcext:value-type="float">
            <text:p>-0.008033336323285</text:p>
          </table:table-cell>
          <table:table-cell office:value-type="float" office:value="-0.00803343921352253" calcext:value-type="float">
            <text:p>-0.008033439213523</text:p>
          </table:table-cell>
          <table:table-cell office:value-type="float" office:value="-0.0080333631145467" calcext:value-type="float">
            <text:p>-0.008033363114547</text:p>
          </table:table-cell>
          <table:table-cell office:value-type="float" office:value="-0.00803328673155252" calcext:value-type="float">
            <text:p>-0.008033286731553</text:p>
          </table:table-cell>
          <table:table-cell office:value-type="float" office:value="-0.00803321007783749" calcext:value-type="float">
            <text:p>-0.008033210077837</text:p>
          </table:table-cell>
          <table:table-cell office:value-type="float" office:value="-0.00803313316689515" calcext:value-type="float">
            <text:p>-0.008033133166895</text:p>
          </table:table-cell>
          <table:table-cell office:value-type="float" office:value="-0.00803305601223094" calcext:value-type="float">
            <text:p>-0.008033056012231</text:p>
          </table:table-cell>
          <table:table-cell office:value-type="float" office:value="-0.00803297862720938" calcext:value-type="float">
            <text:p>-0.008032978627209</text:p>
          </table:table-cell>
          <table:table-cell office:value-type="float" office:value="-0.00803290102494264" calcext:value-type="float">
            <text:p>-0.008032901024943</text:p>
          </table:table-cell>
          <table:table-cell office:value-type="float" office:value="-0.00803282321819938" calcext:value-type="float">
            <text:p>-0.008032823218199</text:p>
          </table:table-cell>
          <table:table-cell office:value-type="float" office:value="-0.00803274521933834" calcext:value-type="float">
            <text:p>-0.008032745219338</text:p>
          </table:table-cell>
          <table:table-cell office:value-type="float" office:value="-0.00803266704025205" calcext:value-type="float">
            <text:p>-0.008032667040252</text:p>
          </table:table-cell>
          <table:table-cell office:value-type="float" office:value="-0.00803276739164349" calcext:value-type="float">
            <text:p>-0.008032767391643</text:p>
          </table:table-cell>
          <table:table-cell office:value-type="float" office:value="-0.00803268888611726" calcext:value-type="float">
            <text:p>-0.008032688886117</text:p>
          </table:table-cell>
          <table:table-cell office:value-type="float" office:value="-0.00803261023300395" calcext:value-type="float">
            <text:p>-0.008032610233004</text:p>
          </table:table-cell>
          <table:table-cell office:value-type="float" office:value="-0.00803253144212368" calcext:value-type="float">
            <text:p>-0.008032531442124</text:p>
          </table:table-cell>
          <table:table-cell office:value-type="float" office:value="-0.0080324525227723" calcext:value-type="float">
            <text:p>-0.008032452522772</text:p>
          </table:table-cell>
          <table:table-cell office:value-type="float" office:value="-0.00803255218585911" calcext:value-type="float">
            <text:p>-0.008032552185859</text:p>
          </table:table-cell>
          <table:table-cell office:value-type="float" office:value="-0.00803247303574933" calcext:value-type="float">
            <text:p>-0.008032473035749</text:p>
          </table:table-cell>
          <table:table-cell office:value-type="float" office:value="-0.0080323937820102" calcext:value-type="float">
            <text:p>-0.00803239378201</text:p>
          </table:table-cell>
          <table:table-cell office:value-type="float" office:value="-0.00803231443195539" calcext:value-type="float">
            <text:p>-0.008032314431955</text:p>
          </table:table-cell>
          <table:table-cell office:value-type="float" office:value="-0.00803223499245099" calcext:value-type="float">
            <text:p>-0.008032234992451</text:p>
          </table:table-cell>
          <table:table-cell office:value-type="float" office:value="-0.00803233417475984" calcext:value-type="float">
            <text:p>-0.00803233417476</text:p>
          </table:table-cell>
          <table:table-cell office:value-type="float" office:value="-0.0080323180769234" calcext:value-type="float">
            <text:p>-0.008032318076923</text:p>
          </table:table-cell>
          <table:table-cell office:value-type="float" office:value="-0.00803241711114597" calcext:value-type="float">
            <text:p>-0.008032417111146</text:p>
          </table:table-cell>
          <table:table-cell office:value-type="float" office:value="-0.00803251607938525" calcext:value-type="float">
            <text:p>-0.008032516079385</text:p>
          </table:table-cell>
          <table:table-cell office:value-type="float" office:value="-0.00803261498657672" calcext:value-type="float">
            <text:p>-0.008032614986577</text:p>
          </table:table-cell>
          <table:table-cell office:value-type="float" office:value="-0.00803271383732075" calcext:value-type="float">
            <text:p>-0.008032713837321</text:p>
          </table:table-cell>
          <table:table-cell office:value-type="float" office:value="-0.008032812635919" calcext:value-type="float">
            <text:p>-0.008032812635919</text:p>
          </table:table-cell>
          <table:table-cell office:value-type="float" office:value="-0.0080329113863752" calcext:value-type="float">
            <text:p>-0.008032911386375</text:p>
          </table:table-cell>
          <table:table-cell office:value-type="float" office:value="-0.00803247311966185" calcext:value-type="float">
            <text:p>-0.008032473119662</text:p>
          </table:table-cell>
          <table:table-cell office:value-type="float" office:value="-0.00803309685924519" calcext:value-type="float">
            <text:p>-0.008033096859245</text:p>
          </table:table-cell>
          <table:table-cell office:value-type="float" office:value="-0.00803265851527162" calcext:value-type="float">
            <text:p>-0.008032658515272</text:p>
          </table:table-cell>
          <table:table-cell office:value-type="float" office:value="-0.00803222013405145" calcext:value-type="float">
            <text:p>-0.008032220134051</text:p>
          </table:table-cell>
          <table:table-cell office:value-type="float" office:value="-0.00803178171840106" calcext:value-type="float">
            <text:p>-0.008031781718401</text:p>
          </table:table-cell>
          <table:table-cell office:value-type="float" office:value="-0.00803134327094726" calcext:value-type="float">
            <text:p>-0.008031343270947</text:p>
          </table:table-cell>
          <table:table-cell office:value-type="float" office:value="-0.00803090479413488" calcext:value-type="float">
            <text:p>-0.008030904794135</text:p>
          </table:table-cell>
          <table:table-cell office:value-type="float" office:value="-0.00803046629023816" calcext:value-type="float">
            <text:p>-0.008030466290238</text:p>
          </table:table-cell>
          <table:table-cell office:value-type="float" office:value="-0.00803109107366619" calcext:value-type="float">
            <text:p>-0.008031091073666</text:p>
          </table:table-cell>
          <table:table-cell office:value-type="float" office:value="-0.00803065252833924" calcext:value-type="float">
            <text:p>-0.008030652528339</text:p>
          </table:table-cell>
          <table:table-cell office:value-type="float" office:value="-0.0080302139618512" calcext:value-type="float">
            <text:p>-0.008030213961851</text:p>
          </table:table-cell>
          <table:table-cell office:value-type="float" office:value="-0.00802977537590849" calcext:value-type="float">
            <text:p>-0.008029775375908</text:p>
          </table:table-cell>
          <table:table-cell office:value-type="float" office:value="-0.00803038587641536" calcext:value-type="float">
            <text:p>-0.008030385876415</text:p>
          </table:table-cell>
          <table:table-cell office:value-type="float" office:value="-0.00802994726266078" calcext:value-type="float">
            <text:p>-0.008029947262661</text:p>
          </table:table-cell>
          <table:table-cell office:value-type="float" office:value="-0.00802950863389024" calcext:value-type="float">
            <text:p>-0.00802950863389</text:p>
          </table:table-cell>
          <table:table-cell office:value-type="float" office:value="-0.00803013293090834" calcext:value-type="float">
            <text:p>-0.008030132930908</text:p>
          </table:table-cell>
          <table:table-cell office:value-type="float" office:value="-0.00802989536032337" calcext:value-type="float">
            <text:p>-0.008029895360323</text:p>
          </table:table-cell>
          <table:table-cell office:value-type="float" office:value="-0.00803000935080534" calcext:value-type="float">
            <text:p>-0.008030009350805</text:p>
          </table:table-cell>
          <table:table-cell office:value-type="float" office:value="-0.00802977176345766" calcext:value-type="float">
            <text:p>-0.0080297717634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4.37424061467408E-028" calcext:value-type="float">
            <text:p>4.37424061467408E-28</text:p>
          </table:table-cell>
          <table:table-cell office:value-type="float" office:value="1.27102864113573E-029" calcext:value-type="float">
            <text:p>1.27102864113573E-29</text:p>
          </table:table-cell>
          <table:table-cell office:value-type="float" office:value="1.82496110303503E-022" calcext:value-type="float">
            <text:p>1.82496110303503E-22</text:p>
          </table:table-cell>
          <table:table-cell office:value-type="float" office:value="-6.76082633797277E-023" calcext:value-type="float">
            <text:p>-6.76082633797277E-23</text:p>
          </table:table-cell>
          <table:table-cell office:value-type="float" office:value="-9.10836109612114E-021" calcext:value-type="float">
            <text:p>-9.10836109612114E-21</text:p>
          </table:table-cell>
          <table:table-cell office:value-type="float" office:value="-6.8279267358674E-020" calcext:value-type="float">
            <text:p>-6.8279267358674E-20</text:p>
          </table:table-cell>
          <table:table-cell office:value-type="float" office:value="9.2715229863922E-021" calcext:value-type="float">
            <text:p>9.2715229863922E-21</text:p>
          </table:table-cell>
          <table:table-cell office:value-type="float" office:value="3.37550926296262E-020" calcext:value-type="float">
            <text:p>3.37550926296262E-20</text:p>
          </table:table-cell>
          <table:table-cell office:value-type="float" office:value="-2.92001471626875E-021" calcext:value-type="float">
            <text:p>-2.92001471626875E-21</text:p>
          </table:table-cell>
          <table:table-cell office:value-type="float" office:value="1.16135539864696E-019" calcext:value-type="float">
            <text:p>1.16135539864696E-19</text:p>
          </table:table-cell>
          <table:table-cell office:value-type="float" office:value="1.2602592187896E-019" calcext:value-type="float">
            <text:p>1.2602592187896E-19</text:p>
          </table:table-cell>
          <table:table-cell office:value-type="float" office:value="-2.64612949733441E-021" calcext:value-type="float">
            <text:p>-2.64612949733441E-21</text:p>
          </table:table-cell>
          <table:table-cell office:value-type="float" office:value="4.55039842363002E-020" calcext:value-type="float">
            <text:p>4.55039842363002E-20</text:p>
          </table:table-cell>
          <table:table-cell office:value-type="float" office:value="2.73042092622962E-020" calcext:value-type="float">
            <text:p>2.73042092622962E-20</text:p>
          </table:table-cell>
          <table:table-cell office:value-type="float" office:value="8.34512866591256E-020" calcext:value-type="float">
            <text:p>8.34512866591256E-20</text:p>
          </table:table-cell>
          <table:table-cell office:value-type="float" office:value="1.27397315324637E-019" calcext:value-type="float">
            <text:p>1.27397315324637E-19</text:p>
          </table:table-cell>
          <table:table-cell office:value-type="float" office:value="1.87596485726379E-019" calcext:value-type="float">
            <text:p>1.87596485726379E-19</text:p>
          </table:table-cell>
          <table:table-cell office:value-type="float" office:value="1.1146493337928E-020" calcext:value-type="float">
            <text:p>1.1146493337928E-20</text:p>
          </table:table-cell>
          <table:table-cell office:value-type="float" office:value="4.99456526308724E-019" calcext:value-type="float">
            <text:p>4.99456526308724E-19</text:p>
          </table:table-cell>
          <table:table-cell office:value-type="float" office:value="-9.84866306939894E-020" calcext:value-type="float">
            <text:p>-9.84866306939894E-20</text:p>
          </table:table-cell>
          <table:table-cell office:value-type="float" office:value="-2.39712865419781E-019" calcext:value-type="float">
            <text:p>-2.39712865419781E-19</text:p>
          </table:table-cell>
          <table:table-cell office:value-type="float" office:value="-4.96320867590507E-019" calcext:value-type="float">
            <text:p>-4.96320867590507E-19</text:p>
          </table:table-cell>
          <table:table-cell office:value-type="float" office:value="6.67208867905829E-019" calcext:value-type="float">
            <text:p>6.67208867905829E-19</text:p>
          </table:table-cell>
          <table:table-cell office:value-type="float" office:value="-1.26646624771204E-019" calcext:value-type="float">
            <text:p>-1.26646624771204E-19</text:p>
          </table:table-cell>
          <table:table-cell office:value-type="float" office:value="-2.93556446918976E-019" calcext:value-type="float">
            <text:p>-2.93556446918976E-19</text:p>
          </table:table-cell>
          <table:table-cell office:value-type="float" office:value="-3.11805405374081E-019" calcext:value-type="float">
            <text:p>-3.11805405374081E-19</text:p>
          </table:table-cell>
          <table:table-cell office:value-type="float" office:value="0.0000364886132082532" calcext:value-type="float">
            <text:p>3.64886132082532E-05</text:p>
          </table:table-cell>
          <table:table-cell office:value-type="float" office:value="0.00128200709129072" calcext:value-type="float">
            <text:p>0.001282007091291</text:p>
          </table:table-cell>
          <table:table-cell office:value-type="float" office:value="0.0027628157103411" calcext:value-type="float">
            <text:p>0.002762815710341</text:p>
          </table:table-cell>
          <table:table-cell office:value-type="float" office:value="0.0045548610452559" calcext:value-type="float">
            <text:p>0.004554861045256</text:p>
          </table:table-cell>
          <table:table-cell office:value-type="float" office:value="0.00647181770713605" calcext:value-type="float">
            <text:p>0.006471817707136</text:p>
          </table:table-cell>
          <table:table-cell office:value-type="float" office:value="0.00847968152120254" calcext:value-type="float">
            <text:p>0.008479681521203</text:p>
          </table:table-cell>
          <table:table-cell office:value-type="float" office:value="0.0105417355170173" calcext:value-type="float">
            <text:p>0.010541735517017</text:p>
          </table:table-cell>
          <table:table-cell office:value-type="float" office:value="0.0125345326664156" calcext:value-type="float">
            <text:p>0.012534532666416</text:p>
          </table:table-cell>
          <table:table-cell office:value-type="float" office:value="0.0147169911668737" calcext:value-type="float">
            <text:p>0.014716991166874</text:p>
          </table:table-cell>
          <table:table-cell office:value-type="float" office:value="0.0170186858979869" calcext:value-type="float">
            <text:p>0.017018685897987</text:p>
          </table:table-cell>
          <table:table-cell office:value-type="float" office:value="0.0193941157423536" calcext:value-type="float">
            <text:p>0.019394115742354</text:p>
          </table:table-cell>
          <table:table-cell office:value-type="float" office:value="0.0246984566181347" calcext:value-type="float">
            <text:p>0.024698456618135</text:p>
          </table:table-cell>
          <table:table-cell office:value-type="float" office:value="0.029716470692441" calcext:value-type="float">
            <text:p>0.029716470692441</text:p>
          </table:table-cell>
          <table:table-cell office:value-type="float" office:value="0.0344291160571127" calcext:value-type="float">
            <text:p>0.034429116057113</text:p>
          </table:table-cell>
          <table:table-cell office:value-type="float" office:value="0.038824027796899" calcext:value-type="float">
            <text:p>0.038824027796899</text:p>
          </table:table-cell>
          <table:table-cell office:value-type="float" office:value="0.0428950217180935" calcext:value-type="float">
            <text:p>0.042895021718094</text:p>
          </table:table-cell>
          <table:table-cell office:value-type="float" office:value="0.0466456150075523" calcext:value-type="float">
            <text:p>0.046645615007552</text:p>
          </table:table-cell>
          <table:table-cell office:value-type="float" office:value="0.0500718019092004" calcext:value-type="float">
            <text:p>0.0500718019092</text:p>
          </table:table-cell>
          <table:table-cell office:value-type="float" office:value="0.0531820355732164" calcext:value-type="float">
            <text:p>0.053182035573216</text:p>
          </table:table-cell>
          <table:table-cell office:value-type="float" office:value="0.0559891401749456" calcext:value-type="float">
            <text:p>0.055989140174946</text:p>
          </table:table-cell>
          <table:table-cell office:value-type="float" office:value="0.0585034993310912" calcext:value-type="float">
            <text:p>0.058503499331091</text:p>
          </table:table-cell>
          <table:table-cell office:value-type="float" office:value="0.0607381610064747" calcext:value-type="float">
            <text:p>0.060738161006475</text:p>
          </table:table-cell>
          <table:table-cell office:value-type="float" office:value="0.0627050052368163" calcext:value-type="float">
            <text:p>0.062705005236816</text:p>
          </table:table-cell>
          <table:table-cell office:value-type="float" office:value="0.0644253210808659" calcext:value-type="float">
            <text:p>0.064425321080866</text:p>
          </table:table-cell>
          <table:table-cell office:value-type="float" office:value="0.0659115162143515" calcext:value-type="float">
            <text:p>0.065911516214352</text:p>
          </table:table-cell>
          <table:table-cell office:value-type="float" office:value="0.0671759750654861" calcext:value-type="float">
            <text:p>0.067175975065486</text:p>
          </table:table-cell>
          <table:table-cell office:value-type="float" office:value="0.0682402140861432" calcext:value-type="float">
            <text:p>0.068240214086143</text:p>
          </table:table-cell>
          <table:table-cell office:value-type="float" office:value="0.069116050309147" calcext:value-type="float">
            <text:p>0.069116050309147</text:p>
          </table:table-cell>
          <table:table-cell office:value-type="float" office:value="0.0698179123570506" calcext:value-type="float">
            <text:p>0.069817912357051</text:p>
          </table:table-cell>
          <table:table-cell office:value-type="float" office:value="0.0703596354673802" calcext:value-type="float">
            <text:p>0.07035963546738</text:p>
          </table:table-cell>
          <table:table-cell office:value-type="float" office:value="0.0707543964857374" calcext:value-type="float">
            <text:p>0.070754396485737</text:p>
          </table:table-cell>
          <table:table-cell office:value-type="float" office:value="0.0710146729178148" calcext:value-type="float">
            <text:p>0.071014672917815</text:p>
          </table:table-cell>
          <table:table-cell office:value-type="float" office:value="0.0711522214070673" calcext:value-type="float">
            <text:p>0.071152221407067</text:p>
          </table:table-cell>
          <table:table-cell office:value-type="float" office:value="0.0711780716597172" calcext:value-type="float">
            <text:p>0.071178071659717</text:p>
          </table:table-cell>
          <table:table-cell office:value-type="float" office:value="0.07110253244255" calcext:value-type="float">
            <text:p>0.07110253244255</text:p>
          </table:table-cell>
          <table:table-cell office:value-type="float" office:value="0.0709352068227233" calcext:value-type="float">
            <text:p>0.070935206822723</text:p>
          </table:table-cell>
          <table:table-cell office:value-type="float" office:value="0.0706818544054823" calcext:value-type="float">
            <text:p>0.070681854405482</text:p>
          </table:table-cell>
          <table:table-cell office:value-type="float" office:value="0.0703570485682914" calcext:value-type="float">
            <text:p>0.070357048568291</text:p>
          </table:table-cell>
          <table:table-cell office:value-type="float" office:value="0.0699652752746791" calcext:value-type="float">
            <text:p>0.069965275274679</text:p>
          </table:table-cell>
          <table:table-cell office:value-type="float" office:value="0.0695135782680934" calcext:value-type="float">
            <text:p>0.069513578268093</text:p>
          </table:table-cell>
          <table:table-cell office:value-type="float" office:value="0.0690084416960314" calcext:value-type="float">
            <text:p>0.069008441696031</text:p>
          </table:table-cell>
          <table:table-cell office:value-type="float" office:value="0.068452611474915" calcext:value-type="float">
            <text:p>0.068452611474915</text:p>
          </table:table-cell>
          <table:table-cell office:value-type="float" office:value="0.0678579680040952" calcext:value-type="float">
            <text:p>0.067857968004095</text:p>
          </table:table-cell>
          <table:table-cell office:value-type="float" office:value="0.0672263187954344" calcext:value-type="float">
            <text:p>0.067226318795434</text:p>
          </table:table-cell>
          <table:table-cell office:value-type="float" office:value="0.0665622460316595" calcext:value-type="float">
            <text:p>0.06656224603166</text:p>
          </table:table-cell>
          <table:table-cell office:value-type="float" office:value="0.0658699363061101" calcext:value-type="float">
            <text:p>0.06586993630611</text:p>
          </table:table-cell>
          <table:table-cell office:value-type="float" office:value="0.0651499333314904" calcext:value-type="float">
            <text:p>0.06514993333149</text:p>
          </table:table-cell>
          <table:table-cell office:value-type="float" office:value="0.0644127396101752" calcext:value-type="float">
            <text:p>0.064412739610175</text:p>
          </table:table-cell>
          <table:table-cell office:value-type="float" office:value="0.0636540059550582" calcext:value-type="float">
            <text:p>0.063654005955058</text:p>
          </table:table-cell>
          <table:table-cell office:value-type="float" office:value="0.0628803615977377" calcext:value-type="float">
            <text:p>0.062880361597738</text:p>
          </table:table-cell>
          <table:table-cell office:value-type="float" office:value="0.0620944236958432" calcext:value-type="float">
            <text:p>0.062094423695843</text:p>
          </table:table-cell>
          <table:table-cell office:value-type="float" office:value="0.0612985663794803" calcext:value-type="float">
            <text:p>0.06129856637948</text:p>
          </table:table-cell>
          <table:table-cell office:value-type="float" office:value="0.0604949406823512" calcext:value-type="float">
            <text:p>0.060494940682351</text:p>
          </table:table-cell>
          <table:table-cell office:value-type="float" office:value="0.0596854930289367" calcext:value-type="float">
            <text:p>0.059685493028937</text:p>
          </table:table-cell>
          <table:table-cell office:value-type="float" office:value="0.0588742194840338" calcext:value-type="float">
            <text:p>0.058874219484034</text:p>
          </table:table-cell>
          <table:table-cell office:value-type="float" office:value="0.0580630607209209" calcext:value-type="float">
            <text:p>0.058063060720921</text:p>
          </table:table-cell>
          <table:table-cell office:value-type="float" office:value="0.0572483005053708" calcext:value-type="float">
            <text:p>0.057248300505371</text:p>
          </table:table-cell>
          <table:table-cell office:value-type="float" office:value="0.0564337920288099" calcext:value-type="float">
            <text:p>0.05643379202881</text:p>
          </table:table-cell>
          <table:table-cell office:value-type="float" office:value="0.0556206904681918" calcext:value-type="float">
            <text:p>0.055620690468192</text:p>
          </table:table-cell>
          <table:table-cell office:value-type="float" office:value="0.0548100310856826" calcext:value-type="float">
            <text:p>0.054810031085683</text:p>
          </table:table-cell>
          <table:table-cell office:value-type="float" office:value="0.0540027396824887" calcext:value-type="float">
            <text:p>0.054002739682489</text:p>
          </table:table-cell>
          <table:table-cell office:value-type="float" office:value="0.0531996421943681" calcext:value-type="float">
            <text:p>0.053199642194368</text:p>
          </table:table-cell>
          <table:table-cell office:value-type="float" office:value="0.0524041549774962" calcext:value-type="float">
            <text:p>0.052404154977496</text:p>
          </table:table-cell>
          <table:table-cell office:value-type="float" office:value="0.0516115795658384" calcext:value-type="float">
            <text:p>0.051611579565838</text:p>
          </table:table-cell>
          <table:table-cell office:value-type="float" office:value="0.0508251609986504" calcext:value-type="float">
            <text:p>0.05082516099865</text:p>
          </table:table-cell>
          <table:table-cell office:value-type="float" office:value="0.0500454067109681" calcext:value-type="float">
            <text:p>0.050045406710968</text:p>
          </table:table-cell>
          <table:table-cell office:value-type="float" office:value="0.0492754210788757" calcext:value-type="float">
            <text:p>0.049275421078876</text:p>
          </table:table-cell>
          <table:table-cell office:value-type="float" office:value="0.0485102846166734" calcext:value-type="float">
            <text:p>0.048510284616673</text:p>
          </table:table-cell>
          <table:table-cell office:value-type="float" office:value="0.0477529810232696" calcext:value-type="float">
            <text:p>0.04775298102327</text:p>
          </table:table-cell>
          <table:table-cell office:value-type="float" office:value="0.0470065654138527" calcext:value-type="float">
            <text:p>0.047006565413853</text:p>
          </table:table-cell>
          <table:table-cell office:value-type="float" office:value="0.0462649378274129" calcext:value-type="float">
            <text:p>0.046264937827413</text:p>
          </table:table-cell>
          <table:table-cell office:value-type="float" office:value="0.0455340120361431" calcext:value-type="float">
            <text:p>0.045534012036143</text:p>
          </table:table-cell>
          <table:table-cell office:value-type="float" office:value="0.0448097025313358" calcext:value-type="float">
            <text:p>0.0448097025313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1.49075159837848E-028" calcext:value-type="float">
            <text:p>-1.49075159837848E-28</text:p>
          </table:table-cell>
          <table:table-cell office:value-type="float" office:value="8.77024619888976E-029" calcext:value-type="float">
            <text:p>8.77024619888976E-29</text:p>
          </table:table-cell>
          <table:table-cell office:value-type="float" office:value="9.46342220261457E-023" calcext:value-type="float">
            <text:p>9.46342220261457E-23</text:p>
          </table:table-cell>
          <table:table-cell office:value-type="float" office:value="-2.3917231478206E-021" calcext:value-type="float">
            <text:p>-2.3917231478206E-21</text:p>
          </table:table-cell>
          <table:table-cell office:value-type="float" office:value="6.55280505561805E-021" calcext:value-type="float">
            <text:p>6.55280505561805E-21</text:p>
          </table:table-cell>
          <table:table-cell office:value-type="float" office:value="-4.44634764138528E-020" calcext:value-type="float">
            <text:p>-4.44634764138528E-20</text:p>
          </table:table-cell>
          <table:table-cell office:value-type="float" office:value="-1.07543675183732E-020" calcext:value-type="float">
            <text:p>-1.07543675183732E-20</text:p>
          </table:table-cell>
          <table:table-cell office:value-type="float" office:value="6.69433131869287E-021" calcext:value-type="float">
            <text:p>6.69433131869287E-21</text:p>
          </table:table-cell>
          <table:table-cell office:value-type="float" office:value="-6.47370733172679E-021" calcext:value-type="float">
            <text:p>-6.47370733172679E-21</text:p>
          </table:table-cell>
          <table:table-cell office:value-type="float" office:value="4.88784995861615E-020" calcext:value-type="float">
            <text:p>4.88784995861615E-20</text:p>
          </table:table-cell>
          <table:table-cell office:value-type="float" office:value="1.00171078923169E-019" calcext:value-type="float">
            <text:p>1.00171078923169E-19</text:p>
          </table:table-cell>
          <table:table-cell office:value-type="float" office:value="-8.9605712344643E-020" calcext:value-type="float">
            <text:p>-8.9605712344643E-20</text:p>
          </table:table-cell>
          <table:table-cell office:value-type="float" office:value="-1.54982577692673E-019" calcext:value-type="float">
            <text:p>-1.54982577692673E-19</text:p>
          </table:table-cell>
          <table:table-cell office:value-type="float" office:value="1.88918164762492E-019" calcext:value-type="float">
            <text:p>1.88918164762492E-19</text:p>
          </table:table-cell>
          <table:table-cell office:value-type="float" office:value="-1.2816831450008E-019" calcext:value-type="float">
            <text:p>-1.2816831450008E-19</text:p>
          </table:table-cell>
          <table:table-cell office:value-type="float" office:value="2.11611017123415E-019" calcext:value-type="float">
            <text:p>2.11611017123415E-19</text:p>
          </table:table-cell>
          <table:table-cell office:value-type="float" office:value="-4.2719694580069E-019" calcext:value-type="float">
            <text:p>-4.2719694580069E-19</text:p>
          </table:table-cell>
          <table:table-cell office:value-type="float" office:value="4.31294019503444E-019" calcext:value-type="float">
            <text:p>4.31294019503444E-19</text:p>
          </table:table-cell>
          <table:table-cell office:value-type="float" office:value="2.47048885815337E-019" calcext:value-type="float">
            <text:p>2.47048885815337E-19</text:p>
          </table:table-cell>
          <table:table-cell office:value-type="float" office:value="3.24136449627225E-019" calcext:value-type="float">
            <text:p>3.24136449627225E-19</text:p>
          </table:table-cell>
          <table:table-cell office:value-type="float" office:value="2.69239237218456E-019" calcext:value-type="float">
            <text:p>2.69239237218456E-19</text:p>
          </table:table-cell>
          <table:table-cell office:value-type="float" office:value="-5.29590850022312E-019" calcext:value-type="float">
            <text:p>-5.29590850022312E-19</text:p>
          </table:table-cell>
          <table:table-cell office:value-type="float" office:value="4.46135615449841E-019" calcext:value-type="float">
            <text:p>4.46135615449841E-19</text:p>
          </table:table-cell>
          <table:table-cell office:value-type="float" office:value="-5.52455236904795E-019" calcext:value-type="float">
            <text:p>-5.52455236904795E-19</text:p>
          </table:table-cell>
          <table:table-cell office:value-type="float" office:value="8.20341237805025E-019" calcext:value-type="float">
            <text:p>8.20341237805025E-19</text:p>
          </table:table-cell>
          <table:table-cell office:value-type="float" office:value="-5.04493071313582E-019" calcext:value-type="float">
            <text:p>-5.04493071313582E-19</text:p>
          </table:table-cell>
          <table:table-cell office:value-type="float" office:value="0.000130005196170272" calcext:value-type="float">
            <text:p>0.00013000519617</text:p>
          </table:table-cell>
          <table:table-cell office:value-type="float" office:value="0.000809898907404107" calcext:value-type="float">
            <text:p>0.000809898907404</text:p>
          </table:table-cell>
          <table:table-cell office:value-type="float" office:value="0.00075322120150642" calcext:value-type="float">
            <text:p>0.000753221201506</text:p>
          </table:table-cell>
          <table:table-cell office:value-type="float" office:value="0.0000273039028400121" calcext:value-type="float">
            <text:p>2.73039028400121E-05</text:p>
          </table:table-cell>
          <table:table-cell office:value-type="float" office:value="-0.00127469032576013" calcext:value-type="float">
            <text:p>-0.00127469032576</text:p>
          </table:table-cell>
          <table:table-cell office:value-type="float" office:value="-0.00306421961784678" calcext:value-type="float">
            <text:p>-0.003064219617847</text:p>
          </table:table-cell>
          <table:table-cell office:value-type="float" office:value="-0.00524927804169728" calcext:value-type="float">
            <text:p>-0.005249278041697</text:p>
          </table:table-cell>
          <table:table-cell office:value-type="float" office:value="-0.00780221371824801" calcext:value-type="float">
            <text:p>-0.007802213718248</text:p>
          </table:table-cell>
          <table:table-cell office:value-type="float" office:value="-0.0105950899857393" calcext:value-type="float">
            <text:p>-0.010595089985739</text:p>
          </table:table-cell>
          <table:table-cell office:value-type="float" office:value="-0.0135246299801769" calcext:value-type="float">
            <text:p>-0.013524629980177</text:p>
          </table:table-cell>
          <table:table-cell office:value-type="float" office:value="-0.0165085069498355" calcext:value-type="float">
            <text:p>-0.016508506949836</text:p>
          </table:table-cell>
          <table:table-cell office:value-type="float" office:value="-0.0254985673661814" calcext:value-type="float">
            <text:p>-0.025498567366181</text:p>
          </table:table-cell>
          <table:table-cell office:value-type="float" office:value="-0.0340047291147478" calcext:value-type="float">
            <text:p>-0.034004729114748</text:p>
          </table:table-cell>
          <table:table-cell office:value-type="float" office:value="-0.0419933161692161" calcext:value-type="float">
            <text:p>-0.041993316169216</text:p>
          </table:table-cell>
          <table:table-cell office:value-type="float" office:value="-0.0494432834885809" calcext:value-type="float">
            <text:p>-0.049443283488581</text:p>
          </table:table-cell>
          <table:table-cell office:value-type="float" office:value="-0.0563440735924835" calcext:value-type="float">
            <text:p>-0.056344073592484</text:p>
          </table:table-cell>
          <table:table-cell office:value-type="float" office:value="-0.0626936177088026" calcext:value-type="float">
            <text:p>-0.062693617708803</text:p>
          </table:table-cell>
          <table:table-cell office:value-type="float" office:value="-0.0684994000536246" calcext:value-type="float">
            <text:p>-0.068499400053625</text:p>
          </table:table-cell>
          <table:table-cell office:value-type="float" office:value="-0.0737704254855681" calcext:value-type="float">
            <text:p>-0.073770425485568</text:p>
          </table:table-cell>
          <table:table-cell office:value-type="float" office:value="-0.0785263599589706" calcext:value-type="float">
            <text:p>-0.078526359958971</text:p>
          </table:table-cell>
          <table:table-cell office:value-type="float" office:value="-0.0827858297703577" calcext:value-type="float">
            <text:p>-0.082785829770358</text:p>
          </table:table-cell>
          <table:table-cell office:value-type="float" office:value="-0.0865716692047683" calcext:value-type="float">
            <text:p>-0.086571669204768</text:p>
          </table:table-cell>
          <table:table-cell office:value-type="float" office:value="-0.0899048856571693" calcext:value-type="float">
            <text:p>-0.089904885657169</text:p>
          </table:table-cell>
          <table:table-cell office:value-type="float" office:value="-0.0928182523211428" calcext:value-type="float">
            <text:p>-0.092818252321143</text:p>
          </table:table-cell>
          <table:table-cell office:value-type="float" office:value="-0.0953345074781587" calcext:value-type="float">
            <text:p>-0.095334507478159</text:p>
          </table:table-cell>
          <table:table-cell office:value-type="float" office:value="-0.0974773348800238" calcext:value-type="float">
            <text:p>-0.097477334880024</text:p>
          </table:table-cell>
          <table:table-cell office:value-type="float" office:value="-0.0992778167789199" calcext:value-type="float">
            <text:p>-0.09927781677892</text:p>
          </table:table-cell>
          <table:table-cell office:value-type="float" office:value="-0.100758720953289" calcext:value-type="float">
            <text:p>-0.100758720953289</text:p>
          </table:table-cell>
          <table:table-cell office:value-type="float" office:value="-0.101944521306887" calcext:value-type="float">
            <text:p>-0.101944521306887</text:p>
          </table:table-cell>
          <table:table-cell office:value-type="float" office:value="-0.10285868752689" calcext:value-type="float">
            <text:p>-0.10285868752689</text:p>
          </table:table-cell>
          <table:table-cell office:value-type="float" office:value="-0.10352357426087" calcext:value-type="float">
            <text:p>-0.10352357426087</text:p>
          </table:table-cell>
          <table:table-cell office:value-type="float" office:value="-0.103960351180742" calcext:value-type="float">
            <text:p>-0.103960351180742</text:p>
          </table:table-cell>
          <table:table-cell office:value-type="float" office:value="-0.10418896607113" calcext:value-type="float">
            <text:p>-0.10418896607113</text:p>
          </table:table-cell>
          <table:table-cell office:value-type="float" office:value="-0.10422813418866" calcext:value-type="float">
            <text:p>-0.10422813418866</text:p>
          </table:table-cell>
          <table:table-cell office:value-type="float" office:value="-0.104095348161512" calcext:value-type="float">
            <text:p>-0.104095348161512</text:p>
          </table:table-cell>
          <table:table-cell office:value-type="float" office:value="-0.103806903620649" calcext:value-type="float">
            <text:p>-0.103806903620649</text:p>
          </table:table-cell>
          <table:table-cell office:value-type="float" office:value="-0.103375160329161" calcext:value-type="float">
            <text:p>-0.103375160329161</text:p>
          </table:table-cell>
          <table:table-cell office:value-type="float" office:value="-0.10281968751638" calcext:value-type="float">
            <text:p>-0.10281968751638</text:p>
          </table:table-cell>
          <table:table-cell office:value-type="float" office:value="-0.102150675448297" calcext:value-type="float">
            <text:p>-0.102150675448297</text:p>
          </table:table-cell>
          <table:table-cell office:value-type="float" office:value="-0.101380077128703" calcext:value-type="float">
            <text:p>-0.101380077128703</text:p>
          </table:table-cell>
          <table:table-cell office:value-type="float" office:value="-0.10051889590016" calcext:value-type="float">
            <text:p>-0.10051889590016</text:p>
          </table:table-cell>
          <table:table-cell office:value-type="float" office:value="-0.0995744485610637" calcext:value-type="float">
            <text:p>-0.099574448561064</text:p>
          </table:table-cell>
          <table:table-cell office:value-type="float" office:value="-0.0985616000158101" calcext:value-type="float">
            <text:p>-0.09856160001581</text:p>
          </table:table-cell>
          <table:table-cell office:value-type="float" office:value="-0.0974860565478584" calcext:value-type="float">
            <text:p>-0.097486056547858</text:p>
          </table:table-cell>
          <table:table-cell office:value-type="float" office:value="-0.0963555932419749" calcext:value-type="float">
            <text:p>-0.096355593241975</text:p>
          </table:table-cell>
          <table:table-cell office:value-type="float" office:value="-0.0951773137231525" calcext:value-type="float">
            <text:p>-0.095177313723153</text:p>
          </table:table-cell>
          <table:table-cell office:value-type="float" office:value="-0.0939549013373909" calcext:value-type="float">
            <text:p>-0.093954901337391</text:p>
          </table:table-cell>
          <table:table-cell office:value-type="float" office:value="-0.0927020140926736" calcext:value-type="float">
            <text:p>-0.092702014092674</text:p>
          </table:table-cell>
          <table:table-cell office:value-type="float" office:value="-0.0914141265611679" calcext:value-type="float">
            <text:p>-0.091414126561168</text:p>
          </table:table-cell>
          <table:table-cell office:value-type="float" office:value="-0.0901010805804327" calcext:value-type="float">
            <text:p>-0.090101080580433</text:p>
          </table:table-cell>
          <table:table-cell office:value-type="float" office:value="-0.0887673168988855" calcext:value-type="float">
            <text:p>-0.088767316898886</text:p>
          </table:table-cell>
          <table:table-cell office:value-type="float" office:value="-0.0874168634520024" calcext:value-type="float">
            <text:p>-0.087416863452002</text:p>
          </table:table-cell>
          <table:table-cell office:value-type="float" office:value="-0.0860533692325113" calcext:value-type="float">
            <text:p>-0.086053369232511</text:p>
          </table:table-cell>
          <table:table-cell office:value-type="float" office:value="-0.084680135706777" calcext:value-type="float">
            <text:p>-0.084680135706777</text:p>
          </table:table-cell>
          <table:table-cell office:value-type="float" office:value="-0.0833014885326392" calcext:value-type="float">
            <text:p>-0.083301488532639</text:p>
          </table:table-cell>
          <table:table-cell office:value-type="float" office:value="-0.0819204731910386" calcext:value-type="float">
            <text:p>-0.081920473191039</text:p>
          </table:table-cell>
          <table:table-cell office:value-type="float" office:value="-0.0805361179378511" calcext:value-type="float">
            <text:p>-0.080536117937851</text:p>
          </table:table-cell>
          <table:table-cell office:value-type="float" office:value="-0.0791523021451992" calcext:value-type="float">
            <text:p>-0.079152302145199</text:p>
          </table:table-cell>
          <table:table-cell office:value-type="float" office:value="-0.0777709836659034" calcext:value-type="float">
            <text:p>-0.077770983665903</text:p>
          </table:table-cell>
          <table:table-cell office:value-type="float" office:value="-0.0763939167910293" calcext:value-type="float">
            <text:p>-0.076393916791029</text:p>
          </table:table-cell>
          <table:table-cell office:value-type="float" office:value="-0.0750226700066138" calcext:value-type="float">
            <text:p>-0.075022670006614</text:p>
          </table:table-cell>
          <table:table-cell office:value-type="float" office:value="-0.0736586422921429" calcext:value-type="float">
            <text:p>-0.073658642292143</text:p>
          </table:table-cell>
          <table:table-cell office:value-type="float" office:value="-0.0723047777498134" calcext:value-type="float">
            <text:p>-0.072304777749813</text:p>
          </table:table-cell>
          <table:table-cell office:value-type="float" office:value="-0.0709587796542079" calcext:value-type="float">
            <text:p>-0.070958779654208</text:p>
          </table:table-cell>
          <table:table-cell office:value-type="float" office:value="-0.0696233239110562" calcext:value-type="float">
            <text:p>-0.069623323911056</text:p>
          </table:table-cell>
          <table:table-cell office:value-type="float" office:value="-0.0682992689974035" calcext:value-type="float">
            <text:p>-0.068299268997404</text:p>
          </table:table-cell>
          <table:table-cell office:value-type="float" office:value="-0.0669889963569522" calcext:value-type="float">
            <text:p>-0.066988996356952</text:p>
          </table:table-cell>
          <table:table-cell office:value-type="float" office:value="-0.0656899022415085" calcext:value-type="float">
            <text:p>-0.065689902241509</text:p>
          </table:table-cell>
          <table:table-cell office:value-type="float" office:value="-0.0644041844704445" calcext:value-type="float">
            <text:p>-0.064404184470445</text:p>
          </table:table-cell>
          <table:table-cell office:value-type="float" office:value="-0.0631340228751141" calcext:value-type="float">
            <text:p>-0.063134022875114</text:p>
          </table:table-cell>
          <table:table-cell office:value-type="float" office:value="-0.06187600858388" calcext:value-type="float">
            <text:p>-0.06187600858388</text:p>
          </table:table-cell>
          <table:table-cell office:value-type="float" office:value="-0.0606336451020413" calcext:value-type="float">
            <text:p>-0.060633645102041</text:p>
          </table:table-cell>
          <table:table-cell office:value-type="float" office:value="-0.059405181100831" calcext:value-type="float">
            <text:p>-0.05940518110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7528944008791E-024" calcext:value-type="float">
            <text:p>-4.87528944008791E-24</text:p>
          </table:table-cell>
          <table:table-cell office:value-type="float" office:value="-2.54585029024953E-023" calcext:value-type="float">
            <text:p>-2.54585029024953E-23</text:p>
          </table:table-cell>
          <table:table-cell office:value-type="float" office:value="1.81777349253465E-022" calcext:value-type="float">
            <text:p>1.81777349253465E-22</text:p>
          </table:table-cell>
          <table:table-cell office:value-type="float" office:value="-4.16355386456266E-022" calcext:value-type="float">
            <text:p>-4.16355386456266E-22</text:p>
          </table:table-cell>
          <table:table-cell office:value-type="float" office:value="-8.4144433490135E-022" calcext:value-type="float">
            <text:p>-8.4144433490135E-22</text:p>
          </table:table-cell>
          <table:table-cell office:value-type="float" office:value="3.76346506213117E-022" calcext:value-type="float">
            <text:p>3.76346506213117E-22</text:p>
          </table:table-cell>
          <table:table-cell office:value-type="float" office:value="-8.90606292083253E-022" calcext:value-type="float">
            <text:p>-8.90606292083253E-22</text:p>
          </table:table-cell>
          <table:table-cell office:value-type="float" office:value="4.56469488160822E-021" calcext:value-type="float">
            <text:p>4.56469488160822E-21</text:p>
          </table:table-cell>
          <table:table-cell office:value-type="float" office:value="1.88336282371245E-022" calcext:value-type="float">
            <text:p>1.88336282371245E-22</text:p>
          </table:table-cell>
          <table:table-cell office:value-type="float" office:value="-1.10639938313239E-020" calcext:value-type="float">
            <text:p>-1.10639938313239E-20</text:p>
          </table:table-cell>
          <table:table-cell office:value-type="float" office:value="-4.47219882255041E-021" calcext:value-type="float">
            <text:p>-4.47219882255041E-21</text:p>
          </table:table-cell>
          <table:table-cell office:value-type="float" office:value="-1.43587743851969E-020" calcext:value-type="float">
            <text:p>-1.43587743851969E-20</text:p>
          </table:table-cell>
          <table:table-cell office:value-type="float" office:value="9.78950379542863E-021" calcext:value-type="float">
            <text:p>9.78950379542863E-21</text:p>
          </table:table-cell>
          <table:table-cell office:value-type="float" office:value="2.29852760437361E-020" calcext:value-type="float">
            <text:p>2.29852760437361E-20</text:p>
          </table:table-cell>
          <table:table-cell office:value-type="float" office:value="4.35720098833361E-023" calcext:value-type="float">
            <text:p>4.35720098833361E-23</text:p>
          </table:table-cell>
          <table:table-cell office:value-type="float" office:value="6.18910697977327E-020" calcext:value-type="float">
            <text:p>6.18910697977327E-20</text:p>
          </table:table-cell>
          <table:table-cell office:value-type="float" office:value="9.43074173294423E-020" calcext:value-type="float">
            <text:p>9.43074173294423E-20</text:p>
          </table:table-cell>
          <table:table-cell office:value-type="float" office:value="-1.39119681423124E-019" calcext:value-type="float">
            <text:p>-1.39119681423124E-19</text:p>
          </table:table-cell>
          <table:table-cell office:value-type="float" office:value="-9.09797890419853E-021" calcext:value-type="float">
            <text:p>-9.09797890419853E-21</text:p>
          </table:table-cell>
          <table:table-cell office:value-type="float" office:value="-1.82664497981039E-019" calcext:value-type="float">
            <text:p>-1.82664497981039E-19</text:p>
          </table:table-cell>
          <table:table-cell office:value-type="float" office:value="5.90976339818851E-020" calcext:value-type="float">
            <text:p>5.90976339818851E-20</text:p>
          </table:table-cell>
          <table:table-cell office:value-type="float" office:value="-2.11353416512452E-019" calcext:value-type="float">
            <text:p>-2.11353416512452E-19</text:p>
          </table:table-cell>
          <table:table-cell office:value-type="float" office:value="4.13935939378801E-020" calcext:value-type="float">
            <text:p>4.13935939378801E-20</text:p>
          </table:table-cell>
          <table:table-cell office:value-type="float" office:value="-1.73131571647086E-019" calcext:value-type="float">
            <text:p>-1.73131571647086E-19</text:p>
          </table:table-cell>
          <table:table-cell office:value-type="float" office:value="-0.000364264355301404" calcext:value-type="float">
            <text:p>-0.000364264355301</text:p>
          </table:table-cell>
          <table:table-cell office:value-type="float" office:value="-0.00105390233246972" calcext:value-type="float">
            <text:p>-0.00105390233247</text:p>
          </table:table-cell>
          <table:table-cell office:value-type="float" office:value="-0.00221222989695428" calcext:value-type="float">
            <text:p>-0.002212229896954</text:p>
          </table:table-cell>
          <table:table-cell office:value-type="float" office:value="-0.00390511975223282" calcext:value-type="float">
            <text:p>-0.003905119752233</text:p>
          </table:table-cell>
          <table:table-cell office:value-type="float" office:value="-0.00623094451275512" calcext:value-type="float">
            <text:p>-0.006230944512755</text:p>
          </table:table-cell>
          <table:table-cell office:value-type="float" office:value="-0.00923150180494608" calcext:value-type="float">
            <text:p>-0.009231501804946</text:p>
          </table:table-cell>
          <table:table-cell office:value-type="float" office:value="-0.0129335931682978" calcext:value-type="float">
            <text:p>-0.012933593168298</text:p>
          </table:table-cell>
          <table:table-cell office:value-type="float" office:value="-0.017129903480187" calcext:value-type="float">
            <text:p>-0.017129903480187</text:p>
          </table:table-cell>
          <table:table-cell office:value-type="float" office:value="-0.0218939729515329" calcext:value-type="float">
            <text:p>-0.021893972951533</text:p>
          </table:table-cell>
          <table:table-cell office:value-type="float" office:value="-0.0272690181491812" calcext:value-type="float">
            <text:p>-0.027269018149181</text:p>
          </table:table-cell>
          <table:table-cell office:value-type="float" office:value="-0.0332249522672311" calcext:value-type="float">
            <text:p>-0.033224952267231</text:p>
          </table:table-cell>
          <table:table-cell office:value-type="float" office:value="-0.0426822181759621" calcext:value-type="float">
            <text:p>-0.042682218175962</text:p>
          </table:table-cell>
          <table:table-cell office:value-type="float" office:value="-0.0525292916760152" calcext:value-type="float">
            <text:p>-0.052529291676015</text:p>
          </table:table-cell>
          <table:table-cell office:value-type="float" office:value="-0.0626742841904922" calcext:value-type="float">
            <text:p>-0.062674284190492</text:p>
          </table:table-cell>
          <table:table-cell office:value-type="float" office:value="-0.0730307263670022" calcext:value-type="float">
            <text:p>-0.073030726367002</text:p>
          </table:table-cell>
          <table:table-cell office:value-type="float" office:value="-0.0835183641158972" calcext:value-type="float">
            <text:p>-0.083518364115897</text:p>
          </table:table-cell>
          <table:table-cell office:value-type="float" office:value="-0.0940630473620241" calcext:value-type="float">
            <text:p>-0.094063047362024</text:p>
          </table:table-cell>
          <table:table-cell office:value-type="float" office:value="-0.104600205859502" calcext:value-type="float">
            <text:p>-0.104600205859502</text:p>
          </table:table-cell>
          <table:table-cell office:value-type="float" office:value="-0.115071139915807" calcext:value-type="float">
            <text:p>-0.115071139915807</text:p>
          </table:table-cell>
          <table:table-cell office:value-type="float" office:value="-0.125424099551653" calcext:value-type="float">
            <text:p>-0.125424099551653</text:p>
          </table:table-cell>
          <table:table-cell office:value-type="float" office:value="-0.135615340708554" calcext:value-type="float">
            <text:p>-0.135615340708554</text:p>
          </table:table-cell>
          <table:table-cell office:value-type="float" office:value="-0.145607542455519" calcext:value-type="float">
            <text:p>-0.145607542455519</text:p>
          </table:table-cell>
          <table:table-cell office:value-type="float" office:value="-0.155369630783774" calcext:value-type="float">
            <text:p>-0.155369630783774</text:p>
          </table:table-cell>
          <table:table-cell office:value-type="float" office:value="-0.16487576615543" calcext:value-type="float">
            <text:p>-0.16487576615543</text:p>
          </table:table-cell>
          <table:table-cell office:value-type="float" office:value="-0.174105887531681" calcext:value-type="float">
            <text:p>-0.174105887531681</text:p>
          </table:table-cell>
          <table:table-cell office:value-type="float" office:value="-0.183044433753286" calcext:value-type="float">
            <text:p>-0.183044433753286</text:p>
          </table:table-cell>
          <table:table-cell office:value-type="float" office:value="-0.19167958112677" calcext:value-type="float">
            <text:p>-0.19167958112677</text:p>
          </table:table-cell>
          <table:table-cell office:value-type="float" office:value="-0.20000352007774" calcext:value-type="float">
            <text:p>-0.20000352007774</text:p>
          </table:table-cell>
          <table:table-cell office:value-type="float" office:value="-0.208011422111139" calcext:value-type="float">
            <text:p>-0.208011422111139</text:p>
          </table:table-cell>
          <table:table-cell office:value-type="float" office:value="-0.215701160725233" calcext:value-type="float">
            <text:p>-0.215701160725233</text:p>
          </table:table-cell>
          <table:table-cell office:value-type="float" office:value="-0.223072916280041" calcext:value-type="float">
            <text:p>-0.223072916280041</text:p>
          </table:table-cell>
          <table:table-cell office:value-type="float" office:value="-0.230128818901999" calcext:value-type="float">
            <text:p>-0.230128818901999</text:p>
          </table:table-cell>
          <table:table-cell office:value-type="float" office:value="-0.236872628656846" calcext:value-type="float">
            <text:p>-0.236872628656846</text:p>
          </table:table-cell>
          <table:table-cell office:value-type="float" office:value="-0.243309451399187" calcext:value-type="float">
            <text:p>-0.243309451399187</text:p>
          </table:table-cell>
          <table:table-cell office:value-type="float" office:value="-0.249445488165421" calcext:value-type="float">
            <text:p>-0.249445488165421</text:p>
          </table:table-cell>
          <table:table-cell office:value-type="float" office:value="-0.255287815652991" calcext:value-type="float">
            <text:p>-0.255287815652991</text:p>
          </table:table-cell>
          <table:table-cell office:value-type="float" office:value="-0.260844020636566" calcext:value-type="float">
            <text:p>-0.260844020636566</text:p>
          </table:table-cell>
          <table:table-cell office:value-type="float" office:value="-0.266122721831117" calcext:value-type="float">
            <text:p>-0.266122721831117</text:p>
          </table:table-cell>
          <table:table-cell office:value-type="float" office:value="-0.271132415421695" calcext:value-type="float">
            <text:p>-0.271132415421695</text:p>
          </table:table-cell>
          <table:table-cell office:value-type="float" office:value="-0.275882015373723" calcext:value-type="float">
            <text:p>-0.275882015373723</text:p>
          </table:table-cell>
          <table:table-cell office:value-type="float" office:value="-0.280380588814483" calcext:value-type="float">
            <text:p>-0.280380588814483</text:p>
          </table:table-cell>
          <table:table-cell office:value-type="float" office:value="-0.28463705444729" calcext:value-type="float">
            <text:p>-0.28463705444729</text:p>
          </table:table-cell>
          <table:table-cell office:value-type="float" office:value="-0.288660965269986" calcext:value-type="float">
            <text:p>-0.288660965269986</text:p>
          </table:table-cell>
          <table:table-cell office:value-type="float" office:value="-0.292461173064723" calcext:value-type="float">
            <text:p>-0.292461173064723</text:p>
          </table:table-cell>
          <table:table-cell office:value-type="float" office:value="-0.296046623672504" calcext:value-type="float">
            <text:p>-0.296046623672504</text:p>
          </table:table-cell>
          <table:table-cell office:value-type="float" office:value="-0.299426107506309" calcext:value-type="float">
            <text:p>-0.299426107506309</text:p>
          </table:table-cell>
          <table:table-cell office:value-type="float" office:value="-0.302608000195999" calcext:value-type="float">
            <text:p>-0.302608000195999</text:p>
          </table:table-cell>
          <table:table-cell office:value-type="float" office:value="-0.305601637976238" calcext:value-type="float">
            <text:p>-0.305601637976238</text:p>
          </table:table-cell>
          <table:table-cell office:value-type="float" office:value="-0.308413743290086" calcext:value-type="float">
            <text:p>-0.308413743290086</text:p>
          </table:table-cell>
          <table:table-cell office:value-type="float" office:value="-0.311052949222995" calcext:value-type="float">
            <text:p>-0.311052949222995</text:p>
          </table:table-cell>
          <table:table-cell office:value-type="float" office:value="-0.313526914454814" calcext:value-type="float">
            <text:p>-0.313526914454814</text:p>
          </table:table-cell>
          <table:table-cell office:value-type="float" office:value="-0.315843035300233" calcext:value-type="float">
            <text:p>-0.315843035300233</text:p>
          </table:table-cell>
          <table:table-cell office:value-type="float" office:value="-0.318008442320392" calcext:value-type="float">
            <text:p>-0.318008442320392</text:p>
          </table:table-cell>
          <table:table-cell office:value-type="float" office:value="-0.320029999408467" calcext:value-type="float">
            <text:p>-0.320029999408467</text:p>
          </table:table-cell>
          <table:table-cell office:value-type="float" office:value="-0.321914308701802" calcext:value-type="float">
            <text:p>-0.321914308701802</text:p>
          </table:table-cell>
          <table:table-cell office:value-type="float" office:value="-0.323667759953995" calcext:value-type="float">
            <text:p>-0.323667759953995</text:p>
          </table:table-cell>
          <table:table-cell office:value-type="float" office:value="-0.325296306931704" calcext:value-type="float">
            <text:p>-0.325296306931704</text:p>
          </table:table-cell>
          <table:table-cell office:value-type="float" office:value="-0.326805835767481" calcext:value-type="float">
            <text:p>-0.326805835767481</text:p>
          </table:table-cell>
          <table:table-cell office:value-type="float" office:value="-0.328201922692232" calcext:value-type="float">
            <text:p>-0.328201922692232</text:p>
          </table:table-cell>
          <table:table-cell office:value-type="float" office:value="-0.32948990337655" calcext:value-type="float">
            <text:p>-0.32948990337655</text:p>
          </table:table-cell>
          <table:table-cell office:value-type="float" office:value="-0.330674880129313" calcext:value-type="float">
            <text:p>-0.330674880129313</text:p>
          </table:table-cell>
          <table:table-cell office:value-type="float" office:value="-0.331761729440139" calcext:value-type="float">
            <text:p>-0.331761729440139</text:p>
          </table:table-cell>
          <table:table-cell office:value-type="float" office:value="-0.332755149900203" calcext:value-type="float">
            <text:p>-0.332755149900203</text:p>
          </table:table-cell>
          <table:table-cell office:value-type="float" office:value="-0.333659506234914" calcext:value-type="float">
            <text:p>-0.333659506234914</text:p>
          </table:table-cell>
          <table:table-cell office:value-type="float" office:value="-0.334479087900769" calcext:value-type="float">
            <text:p>-0.334479087900769</text:p>
          </table:table-cell>
          <table:table-cell office:value-type="float" office:value="-0.335217946710023" calcext:value-type="float">
            <text:p>-0.335217946710023</text:p>
          </table:table-cell>
          <table:table-cell office:value-type="float" office:value="-0.335879968637485" calcext:value-type="float">
            <text:p>-0.335879968637485</text:p>
          </table:table-cell>
          <table:table-cell office:value-type="float" office:value="-0.33646879597133" calcext:value-type="float">
            <text:p>-0.33646879597133</text:p>
          </table:table-cell>
          <table:table-cell office:value-type="float" office:value="-0.336987968121369" calcext:value-type="float">
            <text:p>-0.336987968121369</text:p>
          </table:table-cell>
          <table:table-cell office:value-type="float" office:value="-0.337440853782326" calcext:value-type="float">
            <text:p>-0.337440853782326</text:p>
          </table:table-cell>
          <table:table-cell office:value-type="float" office:value="-0.337830624624268" calcext:value-type="float">
            <text:p>-0.337830624624268</text:p>
          </table:table-cell>
          <table:table-cell office:value-type="float" office:value="-0.338160276218902" calcext:value-type="float">
            <text:p>-0.338160276218902</text:p>
          </table:table-cell>
          <table:table-cell office:value-type="float" office:value="-0.338432827885675" calcext:value-type="float">
            <text:p>-0.3384328278856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1.08216233211374E-028" calcext:value-type="float">
            <text:p>-1.08216233211374E-28</text:p>
          </table:table-cell>
          <table:table-cell office:value-type="float" office:value="4.1354086275164E-029" calcext:value-type="float">
            <text:p>4.1354086275164E-29</text:p>
          </table:table-cell>
          <table:table-cell office:value-type="float" office:value="2.68068052177037E-022" calcext:value-type="float">
            <text:p>2.68068052177037E-22</text:p>
          </table:table-cell>
          <table:table-cell office:value-type="float" office:value="-1.44653805351795E-021" calcext:value-type="float">
            <text:p>-1.44653805351795E-21</text:p>
          </table:table-cell>
          <table:table-cell office:value-type="float" office:value="6.67014404619397E-021" calcext:value-type="float">
            <text:p>6.67014404619397E-21</text:p>
          </table:table-cell>
          <table:table-cell office:value-type="float" office:value="-2.89763686917149E-020" calcext:value-type="float">
            <text:p>-2.89763686917149E-20</text:p>
          </table:table-cell>
          <table:table-cell office:value-type="float" office:value="1.26991741484064E-020" calcext:value-type="float">
            <text:p>1.26991741484064E-20</text:p>
          </table:table-cell>
          <table:table-cell office:value-type="float" office:value="2.69804315435634E-020" calcext:value-type="float">
            <text:p>2.69804315435634E-20</text:p>
          </table:table-cell>
          <table:table-cell office:value-type="float" office:value="1.56996922734709E-020" calcext:value-type="float">
            <text:p>1.56996922734709E-20</text:p>
          </table:table-cell>
          <table:table-cell office:value-type="float" office:value="-2.55374684049917E-020" calcext:value-type="float">
            <text:p>-2.55374684049917E-20</text:p>
          </table:table-cell>
          <table:table-cell office:value-type="float" office:value="9.71730933440109E-020" calcext:value-type="float">
            <text:p>9.71730933440109E-20</text:p>
          </table:table-cell>
          <table:table-cell office:value-type="float" office:value="4.48323140026606E-020" calcext:value-type="float">
            <text:p>4.48323140026606E-20</text:p>
          </table:table-cell>
          <table:table-cell office:value-type="float" office:value="0.00000496797193390755" calcext:value-type="float">
            <text:p>4.96797193390755E-06</text:p>
          </table:table-cell>
          <table:table-cell office:value-type="float" office:value="0.0000599584021574901" calcext:value-type="float">
            <text:p>5.99584021574901E-05</text:p>
          </table:table-cell>
          <table:table-cell office:value-type="float" office:value="0.0000746291168395371" calcext:value-type="float">
            <text:p>7.46291168395371E-05</text:p>
          </table:table-cell>
          <table:table-cell office:value-type="float" office:value="0.0000488707251434877" calcext:value-type="float">
            <text:p>4.88707251434877E-05</text:p>
          </table:table-cell>
          <table:table-cell office:value-type="float" office:value="-0.0000174668880524552" calcext:value-type="float">
            <text:p>-1.74668880524552E-05</text:p>
          </table:table-cell>
          <table:table-cell office:value-type="float" office:value="-0.000127135761847639" calcext:value-type="float">
            <text:p>-0.000127135761848</text:p>
          </table:table-cell>
          <table:table-cell office:value-type="float" office:value="-0.000693846385984238" calcext:value-type="float">
            <text:p>-0.000693846385984</text:p>
          </table:table-cell>
          <table:table-cell office:value-type="float" office:value="-0.00126292538518502" calcext:value-type="float">
            <text:p>-0.001262925385185</text:p>
          </table:table-cell>
          <table:table-cell office:value-type="float" office:value="-0.00183481396672826" calcext:value-type="float">
            <text:p>-0.001834813966728</text:p>
          </table:table-cell>
          <table:table-cell office:value-type="float" office:value="-0.00240886206160308" calcext:value-type="float">
            <text:p>-0.002408862061603</text:p>
          </table:table-cell>
          <table:table-cell office:value-type="float" office:value="-0.00298501127974562" calcext:value-type="float">
            <text:p>-0.002985011279746</text:p>
          </table:table-cell>
          <table:table-cell office:value-type="float" office:value="-0.00356320285066445" calcext:value-type="float">
            <text:p>-0.003563202850664</text:p>
          </table:table-cell>
          <table:table-cell office:value-type="float" office:value="-0.00414356824287588" calcext:value-type="float">
            <text:p>-0.004143568242876</text:p>
          </table:table-cell>
          <table:table-cell office:value-type="float" office:value="-0.00472653146363098" calcext:value-type="float">
            <text:p>-0.004726531463631</text:p>
          </table:table-cell>
          <table:table-cell office:value-type="float" office:value="-0.00531113109981219" calcext:value-type="float">
            <text:p>-0.005311131099812</text:p>
          </table:table-cell>
          <table:table-cell office:value-type="float" office:value="-0.00589730995892793" calcext:value-type="float">
            <text:p>-0.005897309958928</text:p>
          </table:table-cell>
          <table:table-cell office:value-type="float" office:value="-0.00648501204838991" calcext:value-type="float">
            <text:p>-0.00648501204839</text:p>
          </table:table-cell>
          <table:table-cell office:value-type="float" office:value="-0.00707418307039528" calcext:value-type="float">
            <text:p>-0.007074183070395</text:p>
          </table:table-cell>
          <table:table-cell office:value-type="float" office:value="-0.00766476637769252" calcext:value-type="float">
            <text:p>-0.007664766377693</text:p>
          </table:table-cell>
          <table:table-cell office:value-type="float" office:value="-0.00825670762534607" calcext:value-type="float">
            <text:p>-0.008256707625346</text:p>
          </table:table-cell>
          <table:table-cell office:value-type="float" office:value="-0.00884995312464399" calcext:value-type="float">
            <text:p>-0.008849953124644</text:p>
          </table:table-cell>
          <table:table-cell office:value-type="float" office:value="-0.00944444984645817" calcext:value-type="float">
            <text:p>-0.009444449846458</text:p>
          </table:table-cell>
          <table:table-cell office:value-type="float" office:value="-0.0100401454243437" calcext:value-type="float">
            <text:p>-0.010040145424344</text:p>
          </table:table-cell>
          <table:table-cell office:value-type="float" office:value="-0.0106369881516647" calcext:value-type="float">
            <text:p>-0.010636988151665</text:p>
          </table:table-cell>
          <table:table-cell office:value-type="float" office:value="-0.0112349269870721" calcext:value-type="float">
            <text:p>-0.011234926987072</text:p>
          </table:table-cell>
          <table:table-cell office:value-type="float" office:value="-0.0112350246444485" calcext:value-type="float">
            <text:p>-0.011235024644449</text:p>
          </table:table-cell>
          <table:table-cell office:value-type="float" office:value="-0.0112350819427168" calcext:value-type="float">
            <text:p>-0.011235081942717</text:p>
          </table:table-cell>
          <table:table-cell office:value-type="float" office:value="-0.0112351385345483" calcext:value-type="float">
            <text:p>-0.011235138534548</text:p>
          </table:table-cell>
          <table:table-cell office:value-type="float" office:value="-0.011235194227413" calcext:value-type="float">
            <text:p>-0.011235194227413</text:p>
          </table:table-cell>
          <table:table-cell office:value-type="float" office:value="-0.0112352488622888" calcext:value-type="float">
            <text:p>-0.011235248862289</text:p>
          </table:table-cell>
          <table:table-cell office:value-type="float" office:value="-0.0112352158971251" calcext:value-type="float">
            <text:p>-0.011235215897125</text:p>
          </table:table-cell>
          <table:table-cell office:value-type="float" office:value="-0.0112351124490256" calcext:value-type="float">
            <text:p>-0.011235112449026</text:p>
          </table:table-cell>
          <table:table-cell office:value-type="float" office:value="-0.0112351744886263" calcext:value-type="float">
            <text:p>-0.011235174488626</text:p>
          </table:table-cell>
          <table:table-cell office:value-type="float" office:value="-0.0112350682765839" calcext:value-type="float">
            <text:p>-0.011235068276584</text:p>
          </table:table-cell>
          <table:table-cell office:value-type="float" office:value="-0.0112349606284198" calcext:value-type="float">
            <text:p>-0.01123496062842</text:p>
          </table:table-cell>
          <table:table-cell office:value-type="float" office:value="-0.0112350926385557" calcext:value-type="float">
            <text:p>-0.011235092638556</text:p>
          </table:table-cell>
          <table:table-cell office:value-type="float" office:value="-0.0112349992992451" calcext:value-type="float">
            <text:p>-0.011234999299245</text:p>
          </table:table-cell>
          <table:table-cell office:value-type="float" office:value="-0.0112351284339886" calcext:value-type="float">
            <text:p>-0.011235128433989</text:p>
          </table:table-cell>
          <table:table-cell office:value-type="float" office:value="-0.0112352561640532" calcext:value-type="float">
            <text:p>-0.011235256164053</text:p>
          </table:table-cell>
          <table:table-cell office:value-type="float" office:value="-0.0112353233120854" calcext:value-type="float">
            <text:p>-0.011235323312085</text:p>
          </table:table-cell>
          <table:table-cell office:value-type="float" office:value="-0.0112354483396933" calcext:value-type="float">
            <text:p>-0.011235448339693</text:p>
          </table:table-cell>
          <table:table-cell office:value-type="float" office:value="-0.0112355720808962" calcext:value-type="float">
            <text:p>-0.011235572080896</text:p>
          </table:table-cell>
          <table:table-cell office:value-type="float" office:value="-0.0112356945841187" calcext:value-type="float">
            <text:p>-0.011235694584119</text:p>
          </table:table-cell>
          <table:table-cell office:value-type="float" office:value="-0.0112358159002477" calcext:value-type="float">
            <text:p>-0.011235815900248</text:p>
          </table:table-cell>
          <table:table-cell office:value-type="float" office:value="-0.01123593608169" calcext:value-type="float">
            <text:p>-0.01123593608169</text:p>
          </table:table-cell>
          <table:table-cell office:value-type="float" office:value="-0.0112360551815866" calcext:value-type="float">
            <text:p>-0.011236055181587</text:p>
          </table:table-cell>
          <table:table-cell office:value-type="float" office:value="-0.0112361732531535" calcext:value-type="float">
            <text:p>-0.011236173253154</text:p>
          </table:table-cell>
          <table:table-cell office:value-type="float" office:value="-0.0112362903491557" calcext:value-type="float">
            <text:p>-0.011236290349156</text:p>
          </table:table-cell>
          <table:table-cell office:value-type="float" office:value="-0.0112364065214804" calcext:value-type="float">
            <text:p>-0.01123640652148</text:p>
          </table:table-cell>
          <table:table-cell office:value-type="float" office:value="-0.0112365218208028" calcext:value-type="float">
            <text:p>-0.011236521820803</text:p>
          </table:table-cell>
          <table:table-cell office:value-type="float" office:value="-0.0112365770946812" calcext:value-type="float">
            <text:p>-0.011236577094681</text:p>
          </table:table-cell>
          <table:table-cell office:value-type="float" office:value="-0.0112366907939269" calcext:value-type="float">
            <text:p>-0.011236690793927</text:p>
          </table:table-cell>
          <table:table-cell office:value-type="float" office:value="-0.0112368037626764" calcext:value-type="float">
            <text:p>-0.011236803762676</text:p>
          </table:table-cell>
          <table:table-cell office:value-type="float" office:value="-0.0112369160447929" calcext:value-type="float">
            <text:p>-0.011236916044793</text:p>
          </table:table-cell>
          <table:table-cell office:value-type="float" office:value="-0.0112370276821956" calcext:value-type="float">
            <text:p>-0.011237027682196</text:p>
          </table:table-cell>
          <table:table-cell office:value-type="float" office:value="-0.011237079517137" calcext:value-type="float">
            <text:p>-0.011237079517137</text:p>
          </table:table-cell>
          <table:table-cell office:value-type="float" office:value="-0.0112371899829688" calcext:value-type="float">
            <text:p>-0.011237189982969</text:p>
          </table:table-cell>
          <table:table-cell office:value-type="float" office:value="-0.0112372999180728" calcext:value-type="float">
            <text:p>-0.011237299918073</text:p>
          </table:table-cell>
          <table:table-cell office:value-type="float" office:value="-0.0112374093565919" calcext:value-type="float">
            <text:p>-0.011237409356592</text:p>
          </table:table-cell>
          <table:table-cell office:value-type="float" office:value="-0.0112375183308097" calcext:value-type="float">
            <text:p>-0.01123751833081</text:p>
          </table:table-cell>
          <table:table-cell office:value-type="float" office:value="-0.0112375676771782" calcext:value-type="float">
            <text:p>-0.011237567677178</text:p>
          </table:table-cell>
          <table:table-cell office:value-type="float" office:value="-0.01123736251867" calcext:value-type="float">
            <text:p>-0.01123736251867</text:p>
          </table:table-cell>
          <table:table-cell office:value-type="float" office:value="-0.0112374110817693" calcext:value-type="float">
            <text:p>-0.011237411081769</text:p>
          </table:table-cell>
          <table:table-cell office:value-type="float" office:value="-0.0112374592923277" calcext:value-type="float">
            <text:p>-0.011237459292328</text:p>
          </table:table-cell>
          <table:table-cell office:value-type="float" office:value="-0.0112375071743159" calcext:value-type="float">
            <text:p>-0.011237507174316</text:p>
          </table:table-cell>
          <table:table-cell office:value-type="float" office:value="-0.0112375547502654" calcext:value-type="float">
            <text:p>-0.011237554750265</text:p>
          </table:table-cell>
          <table:table-cell office:value-type="float" office:value="-0.0112376020413309" calcext:value-type="float">
            <text:p>-0.011237602041331</text:p>
          </table:table-cell>
          <table:table-cell office:value-type="float" office:value="-0.0112376490673768" calcext:value-type="float">
            <text:p>-0.011237649067377</text:p>
          </table:table-cell>
          <table:table-cell office:value-type="float" office:value="-0.0112376040819852" calcext:value-type="float">
            <text:p>-0.011237604081985</text:p>
          </table:table-cell>
          <table:table-cell office:value-type="float" office:value="-0.0112376233888667" calcext:value-type="float">
            <text:p>-0.011237623388867</text:p>
          </table:table-cell>
          <table:table-cell office:value-type="float" office:value="-0.0112375779619774" calcext:value-type="float">
            <text:p>-0.011237577961977</text:p>
          </table:table-cell>
          <table:table-cell office:value-type="float" office:value="-0.0112375323378834" calcext:value-type="float">
            <text:p>-0.011237532337883</text:p>
          </table:table-cell>
          <table:table-cell office:value-type="float" office:value="-0.0112374865309521" calcext:value-type="float">
            <text:p>-0.011237486530952</text:p>
          </table:table-cell>
          <table:table-cell office:value-type="float" office:value="-0.0112374405546438" calcext:value-type="float">
            <text:p>-0.011237440554644</text:p>
          </table:table-cell>
          <table:table-cell office:value-type="float" office:value="-0.011237394421552" calcext:value-type="float">
            <text:p>-0.011237394421552</text:p>
          </table:table-cell>
          <table:table-cell office:value-type="float" office:value="-0.0112373481434764" calcext:value-type="float">
            <text:p>-0.011237348143476</text:p>
          </table:table-cell>
          <table:table-cell office:value-type="float" office:value="-0.0112373662153795" calcext:value-type="float">
            <text:p>-0.01123736621538</text:p>
          </table:table-cell>
          <table:table-cell office:value-type="float" office:value="-0.0112373196796967" calcext:value-type="float">
            <text:p>-0.011237319679697</text:p>
          </table:table-cell>
          <table:table-cell office:value-type="float" office:value="-0.0112372730300512" calcext:value-type="float">
            <text:p>-0.011237273030051</text:p>
          </table:table-cell>
          <table:table-cell office:value-type="float" office:value="-0.0112372262754889" calcext:value-type="float">
            <text:p>-0.011237226275489</text:p>
          </table:table-cell>
          <table:table-cell office:value-type="float" office:value="-0.0112372410112831" calcext:value-type="float">
            <text:p>-0.011237241011283</text:p>
          </table:table-cell>
          <table:table-cell office:value-type="float" office:value="-0.0112371940716196" calcext:value-type="float">
            <text:p>-0.01123719407162</text:p>
          </table:table-cell>
          <table:table-cell office:value-type="float" office:value="-0.0112371470507858" calcext:value-type="float">
            <text:p>-0.011237147050786</text:p>
          </table:table-cell>
          <table:table-cell office:value-type="float" office:value="-0.0112371642848064" calcext:value-type="float">
            <text:p>-0.011237164284806</text:p>
          </table:table-cell>
          <table:table-cell office:value-type="float" office:value="-0.0112371896369821" calcext:value-type="float">
            <text:p>-0.011237189636982</text:p>
          </table:table-cell>
          <table:table-cell office:value-type="float" office:value="-0.011237177271702" calcext:value-type="float">
            <text:p>-0.011237177271702</text:p>
          </table:table-cell>
          <table:table-cell office:value-type="float" office:value="-0.011237202505964" calcext:value-type="float">
            <text:p>-0.0112372025059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2.70175344439538E-017" calcext:value-type="float">
            <text:p>-2.70175344439538E-17</text:p>
          </table:table-cell>
          <table:table-cell office:value-type="float" office:value="-2.70175344434216E-017" calcext:value-type="float">
            <text:p>-2.70175344434216E-17</text:p>
          </table:table-cell>
          <table:table-cell office:value-type="float" office:value="-0.0000111144444325198" calcext:value-type="float">
            <text:p>-1.11144444325198E-05</text:p>
          </table:table-cell>
          <table:table-cell office:value-type="float" office:value="-0.0000499441583333966" calcext:value-type="float">
            <text:p>-4.99441583333966E-05</text:p>
          </table:table-cell>
          <table:table-cell office:value-type="float" office:value="-0.000121185727971213" calcext:value-type="float">
            <text:p>-0.000121185727971</text:p>
          </table:table-cell>
          <table:table-cell office:value-type="float" office:value="-0.000225741840882437" calcext:value-type="float">
            <text:p>-0.000225741840882</text:p>
          </table:table-cell>
          <table:table-cell office:value-type="float" office:value="-0.000364156073500346" calcext:value-type="float">
            <text:p>-0.0003641560735</text:p>
          </table:table-cell>
          <table:table-cell office:value-type="float" office:value="-0.000538888623861795" calcext:value-type="float">
            <text:p>-0.000538888623862</text:p>
          </table:table-cell>
          <table:table-cell office:value-type="float" office:value="-0.000770626042600563" calcext:value-type="float">
            <text:p>-0.000770626042601</text:p>
          </table:table-cell>
          <table:table-cell office:value-type="float" office:value="-0.00104048251227782" calcext:value-type="float">
            <text:p>-0.001040482512278</text:p>
          </table:table-cell>
          <table:table-cell office:value-type="float" office:value="-0.00134869896103452" calcext:value-type="float">
            <text:p>-0.001348698961035</text:p>
          </table:table-cell>
          <table:table-cell office:value-type="float" office:value="-0.00162668019629642" calcext:value-type="float">
            <text:p>-0.001626680196296</text:p>
          </table:table-cell>
          <table:table-cell office:value-type="float" office:value="-0.00202005301695632" calcext:value-type="float">
            <text:p>-0.002020053016956</text:p>
          </table:table-cell>
          <table:table-cell office:value-type="float" office:value="-0.00245775364116861" calcext:value-type="float">
            <text:p>-0.002457753641169</text:p>
          </table:table-cell>
          <table:table-cell office:value-type="float" office:value="-0.0029642116216655" calcext:value-type="float">
            <text:p>-0.002964211621666</text:p>
          </table:table-cell>
          <table:table-cell office:value-type="float" office:value="-0.00353948861041898" calcext:value-type="float">
            <text:p>-0.003539488610419</text:p>
          </table:table-cell>
          <table:table-cell office:value-type="float" office:value="-0.0041836370758566" calcext:value-type="float">
            <text:p>-0.004183637075857</text:p>
          </table:table-cell>
          <table:table-cell office:value-type="float" office:value="-0.00489872052206026" calcext:value-type="float">
            <text:p>-0.00489872052206</text:p>
          </table:table-cell>
          <table:table-cell office:value-type="float" office:value="-0.00637583477084183" calcext:value-type="float">
            <text:p>-0.006375834770842</text:p>
          </table:table-cell>
          <table:table-cell office:value-type="float" office:value="-0.00784497981924277" calcext:value-type="float">
            <text:p>-0.007844979819243</text:p>
          </table:table-cell>
          <table:table-cell office:value-type="float" office:value="-0.00930706269571472" calcext:value-type="float">
            <text:p>-0.009307062695715</text:p>
          </table:table-cell>
          <table:table-cell office:value-type="float" office:value="-0.010761049407247" calcext:value-type="float">
            <text:p>-0.010761049407247</text:p>
          </table:table-cell>
          <table:table-cell office:value-type="float" office:value="-0.0122069532865801" calcext:value-type="float">
            <text:p>-0.01220695328658</text:p>
          </table:table-cell>
          <table:table-cell office:value-type="float" office:value="-0.0136447868317213" calcext:value-type="float">
            <text:p>-0.013644786831721</text:p>
          </table:table-cell>
          <table:table-cell office:value-type="float" office:value="-0.015074853330248" calcext:value-type="float">
            <text:p>-0.015074853330248</text:p>
          </table:table-cell>
          <table:table-cell office:value-type="float" office:value="-0.0164979186132867" calcext:value-type="float">
            <text:p>-0.016497918613287</text:p>
          </table:table-cell>
          <table:table-cell office:value-type="float" office:value="-0.0179125684762857" calcext:value-type="float">
            <text:p>-0.017912568476286</text:p>
          </table:table-cell>
          <table:table-cell office:value-type="float" office:value="-0.0193188271376534" calcext:value-type="float">
            <text:p>-0.019318827137653</text:p>
          </table:table-cell>
          <table:table-cell office:value-type="float" office:value="-0.0207167201490659" calcext:value-type="float">
            <text:p>-0.020716720149066</text:p>
          </table:table-cell>
          <table:table-cell office:value-type="float" office:value="-0.0221062753257728" calcext:value-type="float">
            <text:p>-0.022106275325773</text:p>
          </table:table-cell>
          <table:table-cell office:value-type="float" office:value="-0.023487515280601" calcext:value-type="float">
            <text:p>-0.023487515280601</text:p>
          </table:table-cell>
          <table:table-cell office:value-type="float" office:value="-0.0248604659728813" calcext:value-type="float">
            <text:p>-0.024860465972881</text:p>
          </table:table-cell>
          <table:table-cell office:value-type="float" office:value="-0.0262251536866197" calcext:value-type="float">
            <text:p>-0.02622515368662</text:p>
          </table:table-cell>
          <table:table-cell office:value-type="float" office:value="-0.0275816050320478" calcext:value-type="float">
            <text:p>-0.027581605032048</text:p>
          </table:table-cell>
          <table:table-cell office:value-type="float" office:value="-0.0289298469466946" calcext:value-type="float">
            <text:p>-0.028929846946695</text:p>
          </table:table-cell>
          <table:table-cell office:value-type="float" office:value="-0.0302699066854627" calcext:value-type="float">
            <text:p>-0.030269906685463</text:p>
          </table:table-cell>
          <table:table-cell office:value-type="float" office:value="-0.031601811826771" calcext:value-type="float">
            <text:p>-0.031601811826771</text:p>
          </table:table-cell>
          <table:table-cell office:value-type="float" office:value="-0.031601965436698" calcext:value-type="float">
            <text:p>-0.031601965436698</text:p>
          </table:table-cell>
          <table:table-cell office:value-type="float" office:value="-0.0316020464926515" calcext:value-type="float">
            <text:p>-0.031602046492652</text:p>
          </table:table-cell>
          <table:table-cell office:value-type="float" office:value="-0.0316021265516046" calcext:value-type="float">
            <text:p>-0.031602126551605</text:p>
          </table:table-cell>
          <table:table-cell office:value-type="float" office:value="-0.0316022053404075" calcext:value-type="float">
            <text:p>-0.031602205340408</text:p>
          </table:table-cell>
          <table:table-cell office:value-type="float" office:value="-0.0316022826333824" calcext:value-type="float">
            <text:p>-0.031602282633382</text:p>
          </table:table-cell>
          <table:table-cell office:value-type="float" office:value="-0.0316022366447684" calcext:value-type="float">
            <text:p>-0.031602236644768</text:p>
          </table:table-cell>
          <table:table-cell office:value-type="float" office:value="-0.0316020907616545" calcext:value-type="float">
            <text:p>-0.031602090761655</text:p>
          </table:table-cell>
          <table:table-cell office:value-type="float" office:value="-0.0316021785754669" calcext:value-type="float">
            <text:p>-0.031602178575467</text:p>
          </table:table-cell>
          <table:table-cell office:value-type="float" office:value="-0.0316020287801701" calcext:value-type="float">
            <text:p>-0.03160202878017</text:p>
          </table:table-cell>
          <table:table-cell office:value-type="float" office:value="-0.0316018769514036" calcext:value-type="float">
            <text:p>-0.031601876951404</text:p>
          </table:table-cell>
          <table:table-cell office:value-type="float" office:value="-0.0316020626316833" calcext:value-type="float">
            <text:p>-0.031602062631683</text:p>
          </table:table-cell>
          <table:table-cell office:value-type="float" office:value="-0.031601932165973" calcext:value-type="float">
            <text:p>-0.031601932165973</text:p>
          </table:table-cell>
          <table:table-cell office:value-type="float" office:value="-0.0316021137736858" calcext:value-type="float">
            <text:p>-0.031602113773686</text:p>
          </table:table-cell>
          <table:table-cell office:value-type="float" office:value="-0.0316022933912727" calcext:value-type="float">
            <text:p>-0.031602293391273</text:p>
          </table:table-cell>
          <table:table-cell office:value-type="float" office:value="-0.0316023877847852" calcext:value-type="float">
            <text:p>-0.031602387784785</text:p>
          </table:table-cell>
          <table:table-cell office:value-type="float" office:value="-0.0316025635730346" calcext:value-type="float">
            <text:p>-0.031602563573035</text:p>
          </table:table-cell>
          <table:table-cell office:value-type="float" office:value="-0.0316027375381002" calcext:value-type="float">
            <text:p>-0.0316027375381</text:p>
          </table:table-cell>
          <table:table-cell office:value-type="float" office:value="-0.031602909748418" calcext:value-type="float">
            <text:p>-0.031602909748418</text:p>
          </table:table-cell>
          <table:table-cell office:value-type="float" office:value="-0.0316030802759291" calcext:value-type="float">
            <text:p>-0.031603080275929</text:p>
          </table:table-cell>
          <table:table-cell office:value-type="float" office:value="-0.0316032491947441" calcext:value-type="float">
            <text:p>-0.031603249194744</text:p>
          </table:table-cell>
          <table:table-cell office:value-type="float" office:value="-0.0316034165800311" calcext:value-type="float">
            <text:p>-0.031603416580031</text:p>
          </table:table-cell>
          <table:table-cell office:value-type="float" office:value="-0.0316035825070811" calcext:value-type="float">
            <text:p>-0.031603582507081</text:p>
          </table:table-cell>
          <table:table-cell office:value-type="float" office:value="-0.0316037470505539" calcext:value-type="float">
            <text:p>-0.031603747050554</text:p>
          </table:table-cell>
          <table:table-cell office:value-type="float" office:value="-0.0316039102838844" calcext:value-type="float">
            <text:p>-0.031603910283884</text:p>
          </table:table-cell>
          <table:table-cell office:value-type="float" office:value="-0.0316040722788005" calcext:value-type="float">
            <text:p>-0.031604072278801</text:p>
          </table:table-cell>
          <table:table-cell office:value-type="float" office:value="-0.0316041498379305" calcext:value-type="float">
            <text:p>-0.031604149837931</text:p>
          </table:table-cell>
          <table:table-cell office:value-type="float" office:value="-0.03160430956272" calcext:value-type="float">
            <text:p>-0.03160430956272</text:p>
          </table:table-cell>
          <table:table-cell office:value-type="float" office:value="-0.0316044682508559" calcext:value-type="float">
            <text:p>-0.031604468250856</text:p>
          </table:table-cell>
          <table:table-cell office:value-type="float" office:value="-0.0316046259644553" calcext:value-type="float">
            <text:p>-0.031604625964455</text:p>
          </table:table-cell>
          <table:table-cell office:value-type="float" office:value="-0.0316047827628903" calcext:value-type="float">
            <text:p>-0.03160478276289</text:p>
          </table:table-cell>
          <table:table-cell office:value-type="float" office:value="-0.0316048554419759" calcext:value-type="float">
            <text:p>-0.031604855441976</text:p>
          </table:table-cell>
          <table:table-cell office:value-type="float" office:value="-0.0316050105771293" calcext:value-type="float">
            <text:p>-0.031605010577129</text:p>
          </table:table-cell>
          <table:table-cell office:value-type="float" office:value="-0.03160516495859" calcext:value-type="float">
            <text:p>-0.03160516495859</text:p>
          </table:table-cell>
          <table:table-cell office:value-type="float" office:value="-0.0316053186347308" calcext:value-type="float">
            <text:p>-0.031605318634731</text:p>
          </table:table-cell>
          <table:table-cell office:value-type="float" office:value="-0.031605471651301" calcext:value-type="float">
            <text:p>-0.031605471651301</text:p>
          </table:table-cell>
          <table:table-cell office:value-type="float" office:value="-0.0316055407959739" calcext:value-type="float">
            <text:p>-0.031605540795974</text:p>
          </table:table-cell>
          <table:table-cell office:value-type="float" office:value="-0.0316052532064845" calcext:value-type="float">
            <text:p>-0.031605253206485</text:p>
          </table:table-cell>
          <table:table-cell office:value-type="float" office:value="-0.0316053212385085" calcext:value-type="float">
            <text:p>-0.031605321238509</text:p>
          </table:table-cell>
          <table:table-cell office:value-type="float" office:value="-0.0316053887695177" calcext:value-type="float">
            <text:p>-0.031605388769518</text:p>
          </table:table-cell>
          <table:table-cell office:value-type="float" office:value="-0.0316054558334985" calcext:value-type="float">
            <text:p>-0.031605455833499</text:p>
          </table:table-cell>
          <table:table-cell office:value-type="float" office:value="-0.0316055224623937" calcext:value-type="float">
            <text:p>-0.031605522462394</text:p>
          </table:table-cell>
          <table:table-cell office:value-type="float" office:value="-0.0316055886862036" calcext:value-type="float">
            <text:p>-0.031605588686204</text:p>
          </table:table-cell>
          <table:table-cell office:value-type="float" office:value="-0.0316056545330973" calcext:value-type="float">
            <text:p>-0.031605654533097</text:p>
          </table:table-cell>
          <table:table-cell office:value-type="float" office:value="-0.0316055921182503" calcext:value-type="float">
            <text:p>-0.03160559211825</text:p>
          </table:table-cell>
          <table:table-cell office:value-type="float" office:value="-0.0316056189083093" calcext:value-type="float">
            <text:p>-0.031605618908309</text:p>
          </table:table-cell>
          <table:table-cell office:value-type="float" office:value="-0.0316055558652719" calcext:value-type="float">
            <text:p>-0.031605555865272</text:p>
          </table:table-cell>
          <table:table-cell office:value-type="float" office:value="-0.0316054925415181" calcext:value-type="float">
            <text:p>-0.031605492541518</text:p>
          </table:table-cell>
          <table:table-cell office:value-type="float" office:value="-0.031605428957432" calcext:value-type="float">
            <text:p>-0.031605428957432</text:p>
          </table:table-cell>
          <table:table-cell office:value-type="float" office:value="-0.0316053651321151" calcext:value-type="float">
            <text:p>-0.031605365132115</text:p>
          </table:table-cell>
          <table:table-cell office:value-type="float" office:value="-0.0316053010834378" calcext:value-type="float">
            <text:p>-0.031605301083438</text:p>
          </table:table-cell>
          <table:table-cell office:value-type="float" office:value="-0.031605236828149" calcext:value-type="float">
            <text:p>-0.031605236828149</text:p>
          </table:table-cell>
          <table:table-cell office:value-type="float" office:value="-0.0316052618608844" calcext:value-type="float">
            <text:p>-0.031605261860884</text:p>
          </table:table-cell>
          <table:table-cell office:value-type="float" office:value="-0.0316051972383566" calcext:value-type="float">
            <text:p>-0.031605197238357</text:p>
          </table:table-cell>
          <table:table-cell office:value-type="float" office:value="-0.0316051324532534" calcext:value-type="float">
            <text:p>-0.031605132453253</text:p>
          </table:table-cell>
          <table:table-cell office:value-type="float" office:value="-0.0316050675184211" calcext:value-type="float">
            <text:p>-0.031605067518421</text:p>
          </table:table-cell>
          <table:table-cell office:value-type="float" office:value="-0.0316050878453359" calcext:value-type="float">
            <text:p>-0.031605087845336</text:p>
          </table:table-cell>
          <table:table-cell office:value-type="float" office:value="-0.0316050226462177" calcext:value-type="float">
            <text:p>-0.031605022646218</text:p>
          </table:table-cell>
          <table:table-cell office:value-type="float" office:value="-0.0316049573311004" calcext:value-type="float">
            <text:p>-0.0316049573311</text:p>
          </table:table-cell>
          <table:table-cell office:value-type="float" office:value="-0.0316049811706912" calcext:value-type="float">
            <text:p>-0.031604981170691</text:p>
          </table:table-cell>
          <table:table-cell office:value-type="float" office:value="-0.0316050165553377" calcext:value-type="float">
            <text:p>-0.031605016555338</text:p>
          </table:table-cell>
          <table:table-cell office:value-type="float" office:value="-0.0316049992740118" calcext:value-type="float">
            <text:p>-0.031604999274012</text:p>
          </table:table-cell>
          <table:table-cell office:value-type="float" office:value="-0.03160503448985" calcext:value-type="float">
            <text:p>-0.0316050344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3641553752534E-024" calcext:value-type="float">
            <text:p>-2.53641553752534E-24</text:p>
          </table:table-cell>
          <table:table-cell office:value-type="float" office:value="-1.43617219302071E-024" calcext:value-type="float">
            <text:p>-1.43617219302071E-24</text:p>
          </table:table-cell>
          <table:table-cell office:value-type="float" office:value="-2.08676971413193E-024" calcext:value-type="float">
            <text:p>-2.08676971413193E-24</text:p>
          </table:table-cell>
          <table:table-cell office:value-type="float" office:value="-2.6429197955149E-021" calcext:value-type="float">
            <text:p>-2.6429197955149E-21</text:p>
          </table:table-cell>
          <table:table-cell office:value-type="float" office:value="-4.79361882065062E-022" calcext:value-type="float">
            <text:p>-4.79361882065062E-22</text:p>
          </table:table-cell>
          <table:table-cell office:value-type="float" office:value="-7.7656003443545E-023" calcext:value-type="float">
            <text:p>-7.7656003443545E-23</text:p>
          </table:table-cell>
          <table:table-cell office:value-type="float" office:value="-9.45560363715226E-022" calcext:value-type="float">
            <text:p>-9.45560363715226E-22</text:p>
          </table:table-cell>
          <table:table-cell office:value-type="float" office:value="3.57519269345298E-021" calcext:value-type="float">
            <text:p>3.57519269345298E-21</text:p>
          </table:table-cell>
          <table:table-cell office:value-type="float" office:value="3.88322473206739E-021" calcext:value-type="float">
            <text:p>3.88322473206739E-21</text:p>
          </table:table-cell>
          <table:table-cell office:value-type="float" office:value="-6.3689824725637E-021" calcext:value-type="float">
            <text:p>-6.3689824725637E-21</text:p>
          </table:table-cell>
          <table:table-cell office:value-type="float" office:value="-0.0000253051706043794" calcext:value-type="float">
            <text:p>-2.53051706043794E-05</text:p>
          </table:table-cell>
          <table:table-cell office:value-type="float" office:value="-0.0000605047704910691" calcext:value-type="float">
            <text:p>-6.05047704910691E-05</text:p>
          </table:table-cell>
          <table:table-cell office:value-type="float" office:value="-0.0001179986696018" calcext:value-type="float">
            <text:p>-0.000117998669602</text:p>
          </table:table-cell>
          <table:table-cell office:value-type="float" office:value="-0.000200999970870029" calcext:value-type="float">
            <text:p>-0.00020099997087</text:p>
          </table:table-cell>
          <table:table-cell office:value-type="float" office:value="-0.000312745948345263" calcext:value-type="float">
            <text:p>-0.000312745948345</text:p>
          </table:table-cell>
          <table:table-cell office:value-type="float" office:value="-0.000444821155875025" calcext:value-type="float">
            <text:p>-0.000444821155875</text:p>
          </table:table-cell>
          <table:table-cell office:value-type="float" office:value="-0.000658578099349252" calcext:value-type="float">
            <text:p>-0.000658578099349</text:p>
          </table:table-cell>
          <table:table-cell office:value-type="float" office:value="-0.000872978672382994" calcext:value-type="float">
            <text:p>-0.000872978672383</text:p>
          </table:table-cell>
          <table:table-cell office:value-type="float" office:value="-0.00108816489195085" calcext:value-type="float">
            <text:p>-0.001088164891951</text:p>
          </table:table-cell>
          <table:table-cell office:value-type="float" office:value="-0.00130394836873704" calcext:value-type="float">
            <text:p>-0.001303948368737</text:p>
          </table:table-cell>
          <table:table-cell office:value-type="float" office:value="-0.00152031922729336" calcext:value-type="float">
            <text:p>-0.001520319227293</text:p>
          </table:table-cell>
          <table:table-cell office:value-type="float" office:value="-0.00173726774347829" calcext:value-type="float">
            <text:p>-0.001737267743478</text:p>
          </table:table-cell>
          <table:table-cell office:value-type="float" office:value="-0.00195482157994386" calcext:value-type="float">
            <text:p>-0.001954821579944</text:p>
          </table:table-cell>
          <table:table-cell office:value-type="float" office:value="-0.00217312226300552" calcext:value-type="float">
            <text:p>-0.002173122263006</text:p>
          </table:table-cell>
          <table:table-cell office:value-type="float" office:value="-0.00239189085893327" calcext:value-type="float">
            <text:p>-0.002391890858933</text:p>
          </table:table-cell>
          <table:table-cell office:value-type="float" office:value="-0.00261111581113048" calcext:value-type="float">
            <text:p>-0.00261111581113</text:p>
          </table:table-cell>
          <table:table-cell office:value-type="float" office:value="-0.00283078583903185" calcext:value-type="float">
            <text:p>-0.002830785839032</text:p>
          </table:table-cell>
          <table:table-cell office:value-type="float" office:value="-0.0030508901003083" calcext:value-type="float">
            <text:p>-0.003050890100308</text:p>
          </table:table-cell>
          <table:table-cell office:value-type="float" office:value="-0.00327141691637579" calcext:value-type="float">
            <text:p>-0.003271416916376</text:p>
          </table:table-cell>
          <table:table-cell office:value-type="float" office:value="-0.00349235523259765" calcext:value-type="float">
            <text:p>-0.003492355232598</text:p>
          </table:table-cell>
          <table:table-cell office:value-type="float" office:value="-0.00371369410414213" calcext:value-type="float">
            <text:p>-0.003713694104142</text:p>
          </table:table-cell>
          <table:table-cell office:value-type="float" office:value="-0.0039354226975932" calcext:value-type="float">
            <text:p>-0.003935422697593</text:p>
          </table:table-cell>
          <table:table-cell office:value-type="float" office:value="-0.00415753029250276" calcext:value-type="float">
            <text:p>-0.004157530292503</text:p>
          </table:table-cell>
          <table:table-cell office:value-type="float" office:value="-0.00438000628105175" calcext:value-type="float">
            <text:p>-0.004380006281052</text:p>
          </table:table-cell>
          <table:table-cell office:value-type="float" office:value="-0.00460284017044957" calcext:value-type="float">
            <text:p>-0.00460284017045</text:p>
          </table:table-cell>
          <table:table-cell office:value-type="float" office:value="-0.00460287030522681" calcext:value-type="float">
            <text:p>-0.004602870305227</text:p>
          </table:table-cell>
          <table:table-cell office:value-type="float" office:value="-0.00460288772253384" calcext:value-type="float">
            <text:p>-0.004602887722534</text:p>
          </table:table-cell>
          <table:table-cell office:value-type="float" office:value="-0.00460290494446387" calcext:value-type="float">
            <text:p>-0.004602904944464</text:p>
          </table:table-cell>
          <table:table-cell office:value-type="float" office:value="-0.00460292191000562" calcext:value-type="float">
            <text:p>-0.004602921910006</text:p>
          </table:table-cell>
          <table:table-cell office:value-type="float" office:value="-0.00460293856831991" calcext:value-type="float">
            <text:p>-0.00460293856832</text:p>
          </table:table-cell>
          <table:table-cell office:value-type="float" office:value="-0.00460292953019839" calcext:value-type="float">
            <text:p>-0.004602929530198</text:p>
          </table:table-cell>
          <table:table-cell office:value-type="float" office:value="-0.004602899748229" calcext:value-type="float">
            <text:p>-0.004602899748229</text:p>
          </table:table-cell>
          <table:table-cell office:value-type="float" office:value="-0.00460291857946989" calcext:value-type="float">
            <text:p>-0.00460291857947</text:p>
          </table:table-cell>
          <table:table-cell office:value-type="float" office:value="-0.00460288796982276" calcext:value-type="float">
            <text:p>-0.004602887969823</text:p>
          </table:table-cell>
          <table:table-cell office:value-type="float" office:value="-0.00460285692688179" calcext:value-type="float">
            <text:p>-0.004602856926882</text:p>
          </table:table-cell>
          <table:table-cell office:value-type="float" office:value="-0.00460289617400509" calcext:value-type="float">
            <text:p>-0.004602896174005</text:p>
          </table:table-cell>
          <table:table-cell office:value-type="float" office:value="-0.00460286943572763" calcext:value-type="float">
            <text:p>-0.004602869435728</text:p>
          </table:table-cell>
          <table:table-cell office:value-type="float" office:value="-0.00460290780719362" calcext:value-type="float">
            <text:p>-0.004602907807194</text:p>
          </table:table-cell>
          <table:table-cell office:value-type="float" office:value="-0.00460294574890298" calcext:value-type="float">
            <text:p>-0.004602945748903</text:p>
          </table:table-cell>
          <table:table-cell office:value-type="float" office:value="-0.00460296592285351" calcext:value-type="float">
            <text:p>-0.004602965922854</text:p>
          </table:table-cell>
          <table:table-cell office:value-type="float" office:value="-0.00460300303442067" calcext:value-type="float">
            <text:p>-0.004603003034421</text:p>
          </table:table-cell>
          <table:table-cell office:value-type="float" office:value="-0.00460303974934957" calcext:value-type="float">
            <text:p>-0.00460303974935</text:p>
          </table:table-cell>
          <table:table-cell office:value-type="float" office:value="-0.00460307608168892" calcext:value-type="float">
            <text:p>-0.004603076081689</text:p>
          </table:table-cell>
          <table:table-cell office:value-type="float" office:value="-0.00460311204635368" calcext:value-type="float">
            <text:p>-0.004603112046354</text:p>
          </table:table-cell>
          <table:table-cell office:value-type="float" office:value="-0.00460314765882776" calcext:value-type="float">
            <text:p>-0.004603147658828</text:p>
          </table:table-cell>
          <table:table-cell office:value-type="float" office:value="-0.00460318293491398" calcext:value-type="float">
            <text:p>-0.004603182934914</text:p>
          </table:table-cell>
          <table:table-cell office:value-type="float" office:value="-0.00460321789052359" calcext:value-type="float">
            <text:p>-0.004603217890524</text:p>
          </table:table-cell>
          <table:table-cell office:value-type="float" office:value="-0.00460325254150565" calcext:value-type="float">
            <text:p>-0.004603252541506</text:p>
          </table:table-cell>
          <table:table-cell office:value-type="float" office:value="-0.00460328690350928" calcext:value-type="float">
            <text:p>-0.004603286903509</text:p>
          </table:table-cell>
          <table:table-cell office:value-type="float" office:value="-0.00460332099187309" calcext:value-type="float">
            <text:p>-0.004603320991873</text:p>
          </table:table-cell>
          <table:table-cell office:value-type="float" office:value="-0.00460333747715695" calcext:value-type="float">
            <text:p>-0.004603337477157</text:p>
          </table:table-cell>
          <table:table-cell office:value-type="float" office:value="-0.00460337106259861" calcext:value-type="float">
            <text:p>-0.004603371062599</text:p>
          </table:table-cell>
          <table:table-cell office:value-type="float" office:value="-0.00460340441779624" calcext:value-type="float">
            <text:p>-0.004603404417796</text:p>
          </table:table-cell>
          <table:table-cell office:value-type="float" office:value="-0.00460343755617888" calcext:value-type="float">
            <text:p>-0.004603437556179</text:p>
          </table:table-cell>
          <table:table-cell office:value-type="float" office:value="-0.00460347049061133" calcext:value-type="float">
            <text:p>-0.004603470490611</text:p>
          </table:table-cell>
          <table:table-cell office:value-type="float" office:value="-0.0046034858901851" calcext:value-type="float">
            <text:p>-0.004603485890185</text:p>
          </table:table-cell>
          <table:table-cell office:value-type="float" office:value="-0.00460351845299239" calcext:value-type="float">
            <text:p>-0.004603518452992</text:p>
          </table:table-cell>
          <table:table-cell office:value-type="float" office:value="-0.00460355084697861" calcext:value-type="float">
            <text:p>-0.004603550846979</text:p>
          </table:table-cell>
          <table:table-cell office:value-type="float" office:value="-0.00460358308270842" calcext:value-type="float">
            <text:p>-0.004603583082708</text:p>
          </table:table-cell>
          <table:table-cell office:value-type="float" office:value="-0.0046036151701903" calcext:value-type="float">
            <text:p>-0.00460361517019</text:p>
          </table:table-cell>
          <table:table-cell office:value-type="float" office:value="-0.00460362977673582" calcext:value-type="float">
            <text:p>-0.004603629776736</text:p>
          </table:table-cell>
          <table:table-cell office:value-type="float" office:value="-0.00460356988060462" calcext:value-type="float">
            <text:p>-0.004603569880605</text:p>
          </table:table-cell>
          <table:table-cell office:value-type="float" office:value="-0.00460358423585981" calcext:value-type="float">
            <text:p>-0.00460358423586</text:p>
          </table:table-cell>
          <table:table-cell office:value-type="float" office:value="-0.00460359847766416" calcext:value-type="float">
            <text:p>-0.004603598477664</text:p>
          </table:table-cell>
          <table:table-cell office:value-type="float" office:value="-0.00460361261351251" calcext:value-type="float">
            <text:p>-0.004603612613513</text:p>
          </table:table-cell>
          <table:table-cell office:value-type="float" office:value="-0.00460362665046035" calcext:value-type="float">
            <text:p>-0.00460362665046</text:p>
          </table:table-cell>
          <table:table-cell office:value-type="float" office:value="-0.00460364059514295" calcext:value-type="float">
            <text:p>-0.004603640595143</text:p>
          </table:table-cell>
          <table:table-cell office:value-type="float" office:value="-0.00460365445379972" calcext:value-type="float">
            <text:p>-0.0046036544538</text:p>
          </table:table-cell>
          <table:table-cell office:value-type="float" office:value="-0.00460364144651608" calcext:value-type="float">
            <text:p>-0.004603641446516</text:p>
          </table:table-cell>
          <table:table-cell office:value-type="float" office:value="-0.00460364715178543" calcext:value-type="float">
            <text:p>-0.004603647151785</text:p>
          </table:table-cell>
          <table:table-cell office:value-type="float" office:value="-0.00460363400033986" calcext:value-type="float">
            <text:p>-0.00460363400034</text:p>
          </table:table-cell>
          <table:table-cell office:value-type="float" office:value="-0.00460362078424963" calcext:value-type="float">
            <text:p>-0.00460362078425</text:p>
          </table:table-cell>
          <table:table-cell office:value-type="float" office:value="-0.00460360750806156" calcext:value-type="float">
            <text:p>-0.004603607508062</text:p>
          </table:table-cell>
          <table:table-cell office:value-type="float" office:value="-0.00460359417604155" calcext:value-type="float">
            <text:p>-0.004603594176042</text:p>
          </table:table-cell>
          <table:table-cell office:value-type="float" office:value="-0.00460358079218693" calcext:value-type="float">
            <text:p>-0.004603580792187</text:p>
          </table:table-cell>
          <table:table-cell office:value-type="float" office:value="-0.00460356736024839" calcext:value-type="float">
            <text:p>-0.004603567360248</text:p>
          </table:table-cell>
          <table:table-cell office:value-type="float" office:value="-0.00460357266008397" calcext:value-type="float">
            <text:p>-0.004603572660084</text:p>
          </table:table-cell>
          <table:table-cell office:value-type="float" office:value="-0.00460355914228501" calcext:value-type="float">
            <text:p>-0.004603559142285</text:p>
          </table:table-cell>
          <table:table-cell office:value-type="float" office:value="-0.0046035455862912" calcext:value-type="float">
            <text:p>-0.004603545586291</text:p>
          </table:table-cell>
          <table:table-cell office:value-type="float" office:value="-0.00460353199499509" calcext:value-type="float">
            <text:p>-0.004603531994995</text:p>
          </table:table-cell>
          <table:table-cell office:value-type="float" office:value="-0.00460353628091093" calcext:value-type="float">
            <text:p>-0.004603536280911</text:p>
          </table:table-cell>
          <table:table-cell office:value-type="float" office:value="-0.0046035226269354" calcext:value-type="float">
            <text:p>-0.004603522626935</text:p>
          </table:table-cell>
          <table:table-cell office:value-type="float" office:value="-0.00460350894527409" calcext:value-type="float">
            <text:p>-0.004603508945274</text:p>
          </table:table-cell>
          <table:table-cell office:value-type="float" office:value="-0.00460351396808175" calcext:value-type="float">
            <text:p>-0.004603513968082</text:p>
          </table:table-cell>
          <table:table-cell office:value-type="float" office:value="-0.00460352137214018" calcext:value-type="float">
            <text:p>-0.00460352137214</text:p>
          </table:table-cell>
          <table:table-cell office:value-type="float" office:value="-0.00460351777972454" calcext:value-type="float">
            <text:p>-0.004603517779725</text:p>
          </table:table-cell>
          <table:table-cell office:value-type="float" office:value="-0.00460352514273422" calcext:value-type="float">
            <text:p>-0.0046035251427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1.71609417340831E-028" calcext:value-type="float">
            <text:p>-1.71609417340831E-28</text:p>
          </table:table-cell>
          <table:table-cell office:value-type="float" office:value="-1.01240751997783E-028" calcext:value-type="float">
            <text:p>-1.01240751997783E-28</text:p>
          </table:table-cell>
          <table:table-cell office:value-type="float" office:value="6.77114288587513E-022" calcext:value-type="float">
            <text:p>6.77114288587513E-22</text:p>
          </table:table-cell>
          <table:table-cell office:value-type="float" office:value="1.87871209347206E-021" calcext:value-type="float">
            <text:p>1.87871209347206E-21</text:p>
          </table:table-cell>
          <table:table-cell office:value-type="float" office:value="1.08075069829778E-021" calcext:value-type="float">
            <text:p>1.08075069829778E-21</text:p>
          </table:table-cell>
          <table:table-cell office:value-type="float" office:value="-2.61451243145179E-020" calcext:value-type="float">
            <text:p>-2.61451243145179E-20</text:p>
          </table:table-cell>
          <table:table-cell office:value-type="float" office:value="-1.60184127385112E-021" calcext:value-type="float">
            <text:p>-1.60184127385112E-21</text:p>
          </table:table-cell>
          <table:table-cell office:value-type="float" office:value="-4.25309448372892E-020" calcext:value-type="float">
            <text:p>-4.25309448372892E-20</text:p>
          </table:table-cell>
          <table:table-cell office:value-type="float" office:value="2.51548388922649E-020" calcext:value-type="float">
            <text:p>2.51548388922649E-20</text:p>
          </table:table-cell>
          <table:table-cell office:value-type="float" office:value="9.79667532897432E-021" calcext:value-type="float">
            <text:p>9.79667532897432E-21</text:p>
          </table:table-cell>
          <table:table-cell office:value-type="float" office:value="-9.26494329905373E-020" calcext:value-type="float">
            <text:p>-9.26494329905373E-20</text:p>
          </table:table-cell>
          <table:table-cell office:value-type="float" office:value="-5.34048293716073E-020" calcext:value-type="float">
            <text:p>-5.34048293716073E-20</text:p>
          </table:table-cell>
          <table:table-cell office:value-type="float" office:value="8.30667259474196E-020" calcext:value-type="float">
            <text:p>8.30667259474196E-20</text:p>
          </table:table-cell>
          <table:table-cell office:value-type="float" office:value="-1.90382275517913E-019" calcext:value-type="float">
            <text:p>-1.90382275517913E-19</text:p>
          </table:table-cell>
          <table:table-cell office:value-type="float" office:value="8.35107623329958E-020" calcext:value-type="float">
            <text:p>8.35107623329958E-20</text:p>
          </table:table-cell>
          <table:table-cell office:value-type="float" office:value="1.63334349036094E-019" calcext:value-type="float">
            <text:p>1.63334349036094E-19</text:p>
          </table:table-cell>
          <table:table-cell office:value-type="float" office:value="-9.08400532799968E-020" calcext:value-type="float">
            <text:p>-9.08400532799968E-20</text:p>
          </table:table-cell>
          <table:table-cell office:value-type="float" office:value="-2.50506216844053E-019" calcext:value-type="float">
            <text:p>-2.50506216844053E-19</text:p>
          </table:table-cell>
          <table:table-cell office:value-type="float" office:value="3.87526536462145E-020" calcext:value-type="float">
            <text:p>3.87526536462145E-20</text:p>
          </table:table-cell>
          <table:table-cell office:value-type="float" office:value="0.0000209670057259338" calcext:value-type="float">
            <text:p>2.09670057259338E-05</text:p>
          </table:table-cell>
          <table:table-cell office:value-type="float" office:value="0.000435734969857343" calcext:value-type="float">
            <text:p>0.000435734969857</text:p>
          </table:table-cell>
          <table:table-cell office:value-type="float" office:value="0.000782180906481043" calcext:value-type="float">
            <text:p>0.000782180906481</text:p>
          </table:table-cell>
          <table:table-cell office:value-type="float" office:value="0.00106232109733566" calcext:value-type="float">
            <text:p>0.001062321097336</text:p>
          </table:table-cell>
          <table:table-cell office:value-type="float" office:value="0.00127836440311574" calcext:value-type="float">
            <text:p>0.001278364403116</text:p>
          </table:table-cell>
          <table:table-cell office:value-type="float" office:value="0.00143244121135806" calcext:value-type="float">
            <text:p>0.001432441211358</text:p>
          </table:table-cell>
          <table:table-cell office:value-type="float" office:value="0.00152675758705775" calcext:value-type="float">
            <text:p>0.001526757587058</text:p>
          </table:table-cell>
          <table:table-cell office:value-type="float" office:value="0.00155790237260445" calcext:value-type="float">
            <text:p>0.001557902372604</text:p>
          </table:table-cell>
          <table:table-cell office:value-type="float" office:value="0.00160704562986837" calcext:value-type="float">
            <text:p>0.001607045629868</text:p>
          </table:table-cell>
          <table:table-cell office:value-type="float" office:value="0.00155334464403757" calcext:value-type="float">
            <text:p>0.001553344644038</text:p>
          </table:table-cell>
          <table:table-cell office:value-type="float" office:value="0.000809640014794317" calcext:value-type="float">
            <text:p>0.000809640014794</text:p>
          </table:table-cell>
          <table:table-cell office:value-type="float" office:value="0.0000742749050510482" calcext:value-type="float">
            <text:p>7.42749050510482E-05</text:p>
          </table:table-cell>
          <table:table-cell office:value-type="float" office:value="-0.000652870640109885" calcext:value-type="float">
            <text:p>-0.00065287064011</text:p>
          </table:table-cell>
          <table:table-cell office:value-type="float" office:value="-0.0013719136071029" calcext:value-type="float">
            <text:p>-0.001371913607103</text:p>
          </table:table-cell>
          <table:table-cell office:value-type="float" office:value="-0.00208309231794498" calcext:value-type="float">
            <text:p>-0.002083092317945</text:p>
          </table:table-cell>
          <table:table-cell office:value-type="float" office:value="-0.0027871844480435" calcext:value-type="float">
            <text:p>-0.002787184448044</text:p>
          </table:table-cell>
          <table:table-cell office:value-type="float" office:value="-0.00348318821278208" calcext:value-type="float">
            <text:p>-0.003483188212782</text:p>
          </table:table-cell>
          <table:table-cell office:value-type="float" office:value="-0.00417122931535673" calcext:value-type="float">
            <text:p>-0.004171229315357</text:p>
          </table:table-cell>
          <table:table-cell office:value-type="float" office:value="-0.0041712946976854" calcext:value-type="float">
            <text:p>-0.004171294697685</text:p>
          </table:table-cell>
          <table:table-cell office:value-type="float" office:value="-0.00417136900826365" calcext:value-type="float">
            <text:p>-0.004171369008264</text:p>
          </table:table-cell>
          <table:table-cell office:value-type="float" office:value="-0.00417144432367837" calcext:value-type="float">
            <text:p>-0.004171444323678</text:p>
          </table:table-cell>
          <table:table-cell office:value-type="float" office:value="-0.00417152002166128" calcext:value-type="float">
            <text:p>-0.004171520021661</text:p>
          </table:table-cell>
          <table:table-cell office:value-type="float" office:value="-0.00417159552676584" calcext:value-type="float">
            <text:p>-0.004171595526766</text:p>
          </table:table-cell>
          <table:table-cell office:value-type="float" office:value="-0.00417190041695144" calcext:value-type="float">
            <text:p>-0.004171900416951</text:p>
          </table:table-cell>
          <table:table-cell office:value-type="float" office:value="-0.00417418792949972" calcext:value-type="float">
            <text:p>-0.0041741879295</text:p>
          </table:table-cell>
          <table:table-cell office:value-type="float" office:value="-0.00417354818735401" calcext:value-type="float">
            <text:p>-0.004173548187354</text:p>
          </table:table-cell>
          <table:table-cell office:value-type="float" office:value="-0.00417583218957348" calcext:value-type="float">
            <text:p>-0.004175832189573</text:p>
          </table:table-cell>
          <table:table-cell office:value-type="float" office:value="-0.00417811398295712" calcext:value-type="float">
            <text:p>-0.004178113982957</text:p>
          </table:table-cell>
          <table:table-cell office:value-type="float" office:value="-0.00417964470823409" calcext:value-type="float">
            <text:p>-0.004179644708234</text:p>
          </table:table-cell>
          <table:table-cell office:value-type="float" office:value="-0.00417872517831974" calcext:value-type="float">
            <text:p>-0.00417872517832</text:p>
          </table:table-cell>
          <table:table-cell office:value-type="float" office:value="-0.00418025048742862" calcext:value-type="float">
            <text:p>-0.004180250487429</text:p>
          </table:table-cell>
          <table:table-cell office:value-type="float" office:value="-0.00418177292968325" calcext:value-type="float">
            <text:p>-0.004181772929683</text:p>
          </table:table-cell>
          <table:table-cell office:value-type="float" office:value="-0.00418091985003923" calcext:value-type="float">
            <text:p>-0.004180919850039</text:p>
          </table:table-cell>
          <table:table-cell office:value-type="float" office:value="-0.00418243641788609" calcext:value-type="float">
            <text:p>-0.004182436417886</text:p>
          </table:table-cell>
          <table:table-cell office:value-type="float" office:value="-0.00418395004584432" calcext:value-type="float">
            <text:p>-0.004183950045844</text:p>
          </table:table-cell>
          <table:table-cell office:value-type="float" office:value="-0.00418546076381018" calcext:value-type="float">
            <text:p>-0.00418546076381</text:p>
          </table:table-cell>
          <table:table-cell office:value-type="float" office:value="-0.00418696862184849" calcext:value-type="float">
            <text:p>-0.004186968621848</text:p>
          </table:table-cell>
          <table:table-cell office:value-type="float" office:value="-0.00418847368651145" calcext:value-type="float">
            <text:p>-0.004188473686511</text:p>
          </table:table-cell>
          <table:table-cell office:value-type="float" office:value="-0.00418997603753334" calcext:value-type="float">
            <text:p>-0.004189976037533</text:p>
          </table:table-cell>
          <table:table-cell office:value-type="float" office:value="-0.0041914757648805" calcext:value-type="float">
            <text:p>-0.004191475764881</text:p>
          </table:table-cell>
          <table:table-cell office:value-type="float" office:value="-0.00419297296619341" calcext:value-type="float">
            <text:p>-0.004192972966193</text:p>
          </table:table-cell>
          <table:table-cell office:value-type="float" office:value="-0.00419446774450941" calcext:value-type="float">
            <text:p>-0.004194467744509</text:p>
          </table:table-cell>
          <table:table-cell office:value-type="float" office:value="-0.00419596020638318" calcext:value-type="float">
            <text:p>-0.004195960206383</text:p>
          </table:table-cell>
          <table:table-cell office:value-type="float" office:value="-0.00419507779808347" calcext:value-type="float">
            <text:p>-0.004195077798083</text:p>
          </table:table-cell>
          <table:table-cell office:value-type="float" office:value="-0.00419656594655002" calcext:value-type="float">
            <text:p>-0.00419656594655</text:p>
          </table:table-cell>
          <table:table-cell office:value-type="float" office:value="-0.00419805210426655" calcext:value-type="float">
            <text:p>-0.004198052104267</text:p>
          </table:table-cell>
          <table:table-cell office:value-type="float" office:value="-0.00419953637804882" calcext:value-type="float">
            <text:p>-0.004199536378049</text:p>
          </table:table-cell>
          <table:table-cell office:value-type="float" office:value="-0.00420101887246187" calcext:value-type="float">
            <text:p>-0.004201018872462</text:p>
          </table:table-cell>
          <table:table-cell office:value-type="float" office:value="-0.00420012700274428" calcext:value-type="float">
            <text:p>-0.004200127002744</text:p>
          </table:table-cell>
          <table:table-cell office:value-type="float" office:value="-0.00420160623405536" calcext:value-type="float">
            <text:p>-0.004201606234055</text:p>
          </table:table-cell>
          <table:table-cell office:value-type="float" office:value="-0.00420308398114595" calcext:value-type="float">
            <text:p>-0.004203083981146</text:p>
          </table:table-cell>
          <table:table-cell office:value-type="float" office:value="-0.00420456033513448" calcext:value-type="float">
            <text:p>-0.004204560335134</text:p>
          </table:table-cell>
          <table:table-cell office:value-type="float" office:value="-0.00420603538318832" calcext:value-type="float">
            <text:p>-0.004206035383188</text:p>
          </table:table-cell>
          <table:table-cell office:value-type="float" office:value="-0.00420513649910815" calcext:value-type="float">
            <text:p>-0.004205136499108</text:p>
          </table:table-cell>
          <table:table-cell office:value-type="float" office:value="-0.0042045288164652" calcext:value-type="float">
            <text:p>-0.004204528816465</text:p>
          </table:table-cell>
          <table:table-cell office:value-type="float" office:value="-0.00420362771472377" calcext:value-type="float">
            <text:p>-0.004203627714724</text:p>
          </table:table-cell>
          <table:table-cell office:value-type="float" office:value="-0.00420272561310425" calcext:value-type="float">
            <text:p>-0.004202725613104</text:p>
          </table:table-cell>
          <table:table-cell office:value-type="float" office:value="-0.00420182257890311" calcext:value-type="float">
            <text:p>-0.004201822578903</text:p>
          </table:table-cell>
          <table:table-cell office:value-type="float" office:value="-0.00420091867566947" calcext:value-type="float">
            <text:p>-0.004200918675669</text:p>
          </table:table-cell>
          <table:table-cell office:value-type="float" office:value="-0.00420001396332292" calcext:value-type="float">
            <text:p>-0.004200013963323</text:p>
          </table:table-cell>
          <table:table-cell office:value-type="float" office:value="-0.00419910849830914" calcext:value-type="float">
            <text:p>-0.004199108498309</text:p>
          </table:table-cell>
          <table:table-cell office:value-type="float" office:value="-0.00420188886061667" calcext:value-type="float">
            <text:p>-0.004201888860617</text:p>
          </table:table-cell>
          <table:table-cell office:value-type="float" office:value="-0.00419679175270888" calcext:value-type="float">
            <text:p>-0.004196791752709</text:p>
          </table:table-cell>
          <table:table-cell office:value-type="float" office:value="-0.00419957084444441" calcext:value-type="float">
            <text:p>-0.004199570844444</text:p>
          </table:table-cell>
          <table:table-cell office:value-type="float" office:value="-0.00420234939416656" calcext:value-type="float">
            <text:p>-0.004202349394167</text:p>
          </table:table-cell>
          <table:table-cell office:value-type="float" office:value="-0.00420512744310317" calcext:value-type="float">
            <text:p>-0.004205127443103</text:p>
          </table:table-cell>
          <table:table-cell office:value-type="float" office:value="-0.00420790502988496" calcext:value-type="float">
            <text:p>-0.004207905029885</text:p>
          </table:table-cell>
          <table:table-cell office:value-type="float" office:value="-0.00421068219069622" calcext:value-type="float">
            <text:p>-0.004210682190696</text:p>
          </table:table-cell>
          <table:table-cell office:value-type="float" office:value="-0.00421345895940988" calcext:value-type="float">
            <text:p>-0.00421345895941</text:p>
          </table:table-cell>
          <table:table-cell office:value-type="float" office:value="-0.00420834353423066" calcext:value-type="float">
            <text:p>-0.004208343534231</text:p>
          </table:table-cell>
          <table:table-cell office:value-type="float" office:value="-0.0042111195600538" calcext:value-type="float">
            <text:p>-0.004211119560054</text:p>
          </table:table-cell>
          <table:table-cell office:value-type="float" office:value="-0.00421389528285206" calcext:value-type="float">
            <text:p>-0.004213895282852</text:p>
          </table:table-cell>
          <table:table-cell office:value-type="float" office:value="-0.00421667072852888" calcext:value-type="float">
            <text:p>-0.004216670728529</text:p>
          </table:table-cell>
          <table:table-cell office:value-type="float" office:value="-0.00421166743123799" calcext:value-type="float">
            <text:p>-0.004211667431238</text:p>
          </table:table-cell>
          <table:table-cell office:value-type="float" office:value="-0.0042144423427245" calcext:value-type="float">
            <text:p>-0.004214442342725</text:p>
          </table:table-cell>
          <table:table-cell office:value-type="float" office:value="-0.00421721704504256" calcext:value-type="float">
            <text:p>-0.004217217045043</text:p>
          </table:table-cell>
          <table:table-cell office:value-type="float" office:value="-0.00421210256217922" calcext:value-type="float">
            <text:p>-0.004212102562179</text:p>
          </table:table-cell>
          <table:table-cell office:value-type="float" office:value="-0.00421400705374241" calcext:value-type="float">
            <text:p>-0.004214007053742</text:p>
          </table:table-cell>
          <table:table-cell office:value-type="float" office:value="-0.00421310330598954" calcext:value-type="float">
            <text:p>-0.00421310330599</text:p>
          </table:table-cell>
          <table:table-cell office:value-type="float" office:value="-0.00421500747385076" calcext:value-type="float">
            <text:p>-0.0042150074738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1.51137535908977E-028" calcext:value-type="float">
            <text:p>1.51137535908977E-28</text:p>
          </table:table-cell>
          <table:table-cell office:value-type="float" office:value="2.99699090807082E-029" calcext:value-type="float">
            <text:p>2.99699090807082E-29</text:p>
          </table:table-cell>
          <table:table-cell office:value-type="float" office:value="3.44650322913382E-022" calcext:value-type="float">
            <text:p>3.44650322913382E-22</text:p>
          </table:table-cell>
          <table:table-cell office:value-type="float" office:value="-2.5745389059092E-021" calcext:value-type="float">
            <text:p>-2.5745389059092E-21</text:p>
          </table:table-cell>
          <table:table-cell office:value-type="float" office:value="-1.96603682755151E-021" calcext:value-type="float">
            <text:p>-1.96603682755151E-21</text:p>
          </table:table-cell>
          <table:table-cell office:value-type="float" office:value="3.55485211961584E-020" calcext:value-type="float">
            <text:p>3.55485211961584E-20</text:p>
          </table:table-cell>
          <table:table-cell office:value-type="float" office:value="-9.36285961446421E-021" calcext:value-type="float">
            <text:p>-9.36285961446421E-21</text:p>
          </table:table-cell>
          <table:table-cell office:value-type="float" office:value="1.79587937370541E-020" calcext:value-type="float">
            <text:p>1.79587937370541E-20</text:p>
          </table:table-cell>
          <table:table-cell office:value-type="float" office:value="3.82410268863173E-020" calcext:value-type="float">
            <text:p>3.82410268863173E-20</text:p>
          </table:table-cell>
          <table:table-cell office:value-type="float" office:value="8.72197192828587E-020" calcext:value-type="float">
            <text:p>8.72197192828587E-20</text:p>
          </table:table-cell>
          <table:table-cell office:value-type="float" office:value="9.38538856596877E-020" calcext:value-type="float">
            <text:p>9.38538856596877E-20</text:p>
          </table:table-cell>
          <table:table-cell office:value-type="float" office:value="5.18292113532644E-020" calcext:value-type="float">
            <text:p>5.18292113532644E-20</text:p>
          </table:table-cell>
          <table:table-cell office:value-type="float" office:value="1.13166618600112E-020" calcext:value-type="float">
            <text:p>1.13166618600112E-20</text:p>
          </table:table-cell>
          <table:table-cell office:value-type="float" office:value="-7.63926124960512E-020" calcext:value-type="float">
            <text:p>-7.63926124960512E-20</text:p>
          </table:table-cell>
          <table:table-cell office:value-type="float" office:value="2.11626813484832E-020" calcext:value-type="float">
            <text:p>2.11626813484832E-20</text:p>
          </table:table-cell>
          <table:table-cell office:value-type="float" office:value="-8.9073882035417E-020" calcext:value-type="float">
            <text:p>-8.9073882035417E-20</text:p>
          </table:table-cell>
          <table:table-cell office:value-type="float" office:value="6.86641284307526E-020" calcext:value-type="float">
            <text:p>6.86641284307526E-20</text:p>
          </table:table-cell>
          <table:table-cell office:value-type="float" office:value="7.11738468272694E-020" calcext:value-type="float">
            <text:p>7.11738468272694E-20</text:p>
          </table:table-cell>
          <table:table-cell office:value-type="float" office:value="3.140210693854E-019" calcext:value-type="float">
            <text:p>3.140210693854E-19</text:p>
          </table:table-cell>
          <table:table-cell office:value-type="float" office:value="0.0000181616778675506" calcext:value-type="float">
            <text:p>1.81616778675506E-05</text:p>
          </table:table-cell>
          <table:table-cell office:value-type="float" office:value="0.000826138519596797" calcext:value-type="float">
            <text:p>0.000826138519597</text:p>
          </table:table-cell>
          <table:table-cell office:value-type="float" office:value="0.0015172955685915" calcext:value-type="float">
            <text:p>0.001517295568592</text:p>
          </table:table-cell>
          <table:table-cell office:value-type="float" office:value="0.00209345363391816" calcext:value-type="float">
            <text:p>0.002093453633918</text:p>
          </table:table-cell>
          <table:table-cell office:value-type="float" office:value="0.00255670913320415" calcext:value-type="float">
            <text:p>0.002556709133204</text:p>
          </table:table-cell>
          <table:table-cell office:value-type="float" office:value="0.0029098420227586" calcext:value-type="float">
            <text:p>0.002909842022759</text:p>
          </table:table-cell>
          <table:table-cell office:value-type="float" office:value="0.00315603708354749" calcext:value-type="float">
            <text:p>0.003156037083547</text:p>
          </table:table-cell>
          <table:table-cell office:value-type="float" office:value="0.00328472943631184" calcext:value-type="float">
            <text:p>0.003284729436312</text:p>
          </table:table-cell>
          <table:table-cell office:value-type="float" office:value="0.0034686830853629" calcext:value-type="float">
            <text:p>0.003468683085363</text:p>
          </table:table-cell>
          <table:table-cell office:value-type="float" office:value="0.00348588942020341" calcext:value-type="float">
            <text:p>0.003485889420203</text:p>
          </table:table-cell>
          <table:table-cell office:value-type="float" office:value="0.00229179427004353" calcext:value-type="float">
            <text:p>0.002291794270044</text:p>
          </table:table-cell>
          <table:table-cell office:value-type="float" office:value="0.00111975239884213" calcext:value-type="float">
            <text:p>0.001119752398842</text:p>
          </table:table-cell>
          <table:table-cell office:value-type="float" office:value="-0.000030540333468438" calcext:value-type="float">
            <text:p>-3.0540333468438E-05</text:p>
          </table:table-cell>
          <table:table-cell office:value-type="float" office:value="-0.00115938176587103" calcext:value-type="float">
            <text:p>-0.001159381765871</text:p>
          </table:table-cell>
          <table:table-cell office:value-type="float" office:value="-0.0022672321474832" calcext:value-type="float">
            <text:p>-0.002267232147483</text:p>
          </table:table-cell>
          <table:table-cell office:value-type="float" office:value="-0.00335538457279569" calcext:value-type="float">
            <text:p>-0.003355384572796</text:p>
          </table:table-cell>
          <table:table-cell office:value-type="float" office:value="-0.00442234030424431" calcext:value-type="float">
            <text:p>-0.004422340304244</text:p>
          </table:table-cell>
          <table:table-cell office:value-type="float" office:value="-0.00546841377826139" calcext:value-type="float">
            <text:p>-0.005468413778261</text:p>
          </table:table-cell>
          <table:table-cell office:value-type="float" office:value="-0.00546861313170306" calcext:value-type="float">
            <text:p>-0.005468613131703</text:p>
          </table:table-cell>
          <table:table-cell office:value-type="float" office:value="-0.00546872087679051" calcext:value-type="float">
            <text:p>-0.005468720876791</text:p>
          </table:table-cell>
          <table:table-cell office:value-type="float" office:value="-0.00546883197459" calcext:value-type="float">
            <text:p>-0.00546883197459</text:p>
          </table:table-cell>
          <table:table-cell office:value-type="float" office:value="-0.00546894591336563" calcext:value-type="float">
            <text:p>-0.005468945913366</text:p>
          </table:table-cell>
          <table:table-cell office:value-type="float" office:value="-0.00546906217450149" calcext:value-type="float">
            <text:p>-0.005469062174501</text:p>
          </table:table-cell>
          <table:table-cell office:value-type="float" office:value="-0.00546866737073307" calcext:value-type="float">
            <text:p>-0.005468667370733</text:p>
          </table:table-cell>
          <table:table-cell office:value-type="float" office:value="-0.00546866163258494" calcext:value-type="float">
            <text:p>-0.005468661632585</text:p>
          </table:table-cell>
          <table:table-cell office:value-type="float" office:value="-0.00546876186945655" calcext:value-type="float">
            <text:p>-0.005468761869457</text:p>
          </table:table-cell>
          <table:table-cell office:value-type="float" office:value="-0.00546875743201449" calcext:value-type="float">
            <text:p>-0.005468757432014</text:p>
          </table:table-cell>
          <table:table-cell office:value-type="float" office:value="-0.0054687530521229" calcext:value-type="float">
            <text:p>-0.005468753052123</text:p>
          </table:table-cell>
          <table:table-cell office:value-type="float" office:value="-0.00546847428401304" calcext:value-type="float">
            <text:p>-0.005468474284013</text:p>
          </table:table-cell>
          <table:table-cell office:value-type="float" office:value="-0.00546881997477965" calcext:value-type="float">
            <text:p>-0.00546881997478</text:p>
          </table:table-cell>
          <table:table-cell office:value-type="float" office:value="-0.00546853981299914" calcext:value-type="float">
            <text:p>-0.005468539812999</text:p>
          </table:table-cell>
          <table:table-cell office:value-type="float" office:value="-0.00546825862252284" calcext:value-type="float">
            <text:p>-0.005468258622523</text:p>
          </table:table-cell>
          <table:table-cell office:value-type="float" office:value="-0.00546829707623498" calcext:value-type="float">
            <text:p>-0.005468297076235</text:p>
          </table:table-cell>
          <table:table-cell office:value-type="float" office:value="-0.00546801336021997" calcext:value-type="float">
            <text:p>-0.00546801336022</text:p>
          </table:table-cell>
          <table:table-cell office:value-type="float" office:value="-0.00546772821580687" calcext:value-type="float">
            <text:p>-0.005467728215807</text:p>
          </table:table-cell>
          <table:table-cell office:value-type="float" office:value="-0.00546744157231379" calcext:value-type="float">
            <text:p>-0.005467441572314</text:p>
          </table:table-cell>
          <table:table-cell office:value-type="float" office:value="-0.00546715338435185" calcext:value-type="float">
            <text:p>-0.005467153384352</text:p>
          </table:table-cell>
          <table:table-cell office:value-type="float" office:value="-0.00546686362836683" calcext:value-type="float">
            <text:p>-0.005466863628367</text:p>
          </table:table-cell>
          <table:table-cell office:value-type="float" office:value="-0.00546657229940436" calcext:value-type="float">
            <text:p>-0.005466572299404</text:p>
          </table:table-cell>
          <table:table-cell office:value-type="float" office:value="-0.00546627940812396" calcext:value-type="float">
            <text:p>-0.005466279408124</text:p>
          </table:table-cell>
          <table:table-cell office:value-type="float" office:value="-0.00546598497804613" calcext:value-type="float">
            <text:p>-0.005465984978046</text:p>
          </table:table-cell>
          <table:table-cell office:value-type="float" office:value="-0.00546568904310831" calcext:value-type="float">
            <text:p>-0.005465689043108</text:p>
          </table:table-cell>
          <table:table-cell office:value-type="float" office:value="-0.00546539164550851" calcext:value-type="float">
            <text:p>-0.005465391645509</text:p>
          </table:table-cell>
          <table:table-cell office:value-type="float" office:value="-0.00546541365401004" calcext:value-type="float">
            <text:p>-0.00546541365401</text:p>
          </table:table-cell>
          <table:table-cell office:value-type="float" office:value="-0.00546511348072466" calcext:value-type="float">
            <text:p>-0.005465113480725</text:p>
          </table:table-cell>
          <table:table-cell office:value-type="float" office:value="-0.00546481200329397" calcext:value-type="float">
            <text:p>-0.005464812003294</text:p>
          </table:table-cell>
          <table:table-cell office:value-type="float" office:value="-0.00546450928053626" calcext:value-type="float">
            <text:p>-0.005464509280536</text:p>
          </table:table-cell>
          <table:table-cell office:value-type="float" office:value="-0.00546420537241845" calcext:value-type="float">
            <text:p>-0.005464205372418</text:p>
          </table:table-cell>
          <table:table-cell office:value-type="float" office:value="-0.00546422114919158" calcext:value-type="float">
            <text:p>-0.005464221149192</text:p>
          </table:table-cell>
          <table:table-cell office:value-type="float" office:value="-0.00546391504998003" calcext:value-type="float">
            <text:p>-0.00546391504998</text:p>
          </table:table-cell>
          <table:table-cell office:value-type="float" office:value="-0.005463607944842" calcext:value-type="float">
            <text:p>-0.005463607944842</text:p>
          </table:table-cell>
          <table:table-cell office:value-type="float" office:value="-0.00546329989161578" calcext:value-type="float">
            <text:p>-0.005463299891616</text:p>
          </table:table-cell>
          <table:table-cell office:value-type="float" office:value="-0.00546299094651994" calcext:value-type="float">
            <text:p>-0.00546299094652</text:p>
          </table:table-cell>
          <table:table-cell office:value-type="float" office:value="-0.005463001964448" calcext:value-type="float">
            <text:p>-0.005463001964448</text:p>
          </table:table-cell>
          <table:table-cell office:value-type="float" office:value="-0.00546325394460504" calcext:value-type="float">
            <text:p>-0.005463253944605</text:p>
          </table:table-cell>
          <table:table-cell office:value-type="float" office:value="-0.0054632634408272" calcext:value-type="float">
            <text:p>-0.005463263440827</text:p>
          </table:table-cell>
          <table:table-cell office:value-type="float" office:value="-0.00546327224888123" calcext:value-type="float">
            <text:p>-0.005463272248881</text:p>
          </table:table-cell>
          <table:table-cell office:value-type="float" office:value="-0.00546328041428702" calcext:value-type="float">
            <text:p>-0.005463280414287</text:p>
          </table:table-cell>
          <table:table-cell office:value-type="float" office:value="-0.00546328798027641" calcext:value-type="float">
            <text:p>-0.005463287980276</text:p>
          </table:table-cell>
          <table:table-cell office:value-type="float" office:value="-0.0054632949878169" calcext:value-type="float">
            <text:p>-0.005463294987817</text:p>
          </table:table-cell>
          <table:table-cell office:value-type="float" office:value="-0.00546330147564832" calcext:value-type="float">
            <text:p>-0.005463301475648</text:p>
          </table:table-cell>
          <table:table-cell office:value-type="float" office:value="-0.0054643692759532" calcext:value-type="float">
            <text:p>-0.005464369275953</text:p>
          </table:table-cell>
          <table:table-cell office:value-type="float" office:value="-0.00546135964044738" calcext:value-type="float">
            <text:p>-0.005461359640447</text:p>
          </table:table-cell>
          <table:table-cell office:value-type="float" office:value="-0.00546242658302993" calcext:value-type="float">
            <text:p>-0.00546242658303</text:p>
          </table:table-cell>
          <table:table-cell office:value-type="float" office:value="-0.00546349313649102" calcext:value-type="float">
            <text:p>-0.005463493136491</text:p>
          </table:table-cell>
          <table:table-cell office:value-type="float" office:value="-0.00546455932939955" calcext:value-type="float">
            <text:p>-0.0054645593294</text:p>
          </table:table-cell>
          <table:table-cell office:value-type="float" office:value="-0.00546562518859107" calcext:value-type="float">
            <text:p>-0.005465625188591</text:p>
          </table:table-cell>
          <table:table-cell office:value-type="float" office:value="-0.00546669073916783" calcext:value-type="float">
            <text:p>-0.005466690739168</text:p>
          </table:table-cell>
          <table:table-cell office:value-type="float" office:value="-0.00546775600466239" calcext:value-type="float">
            <text:p>-0.005467756004662</text:p>
          </table:table-cell>
          <table:table-cell office:value-type="float" office:value="-0.00546472892422528" calcext:value-type="float">
            <text:p>-0.005464728924225</text:p>
          </table:table-cell>
          <table:table-cell office:value-type="float" office:value="-0.0054657936980809" calcext:value-type="float">
            <text:p>-0.005465793698081</text:p>
          </table:table-cell>
          <table:table-cell office:value-type="float" office:value="-0.0054668582485828" calcext:value-type="float">
            <text:p>-0.005466858248583</text:p>
          </table:table-cell>
          <table:table-cell office:value-type="float" office:value="-0.00546792259365996" calcext:value-type="float">
            <text:p>-0.00546792259366</text:p>
          </table:table-cell>
          <table:table-cell office:value-type="float" office:value="-0.00546496635800712" calcext:value-type="float">
            <text:p>-0.005464966358007</text:p>
          </table:table-cell>
          <table:table-cell office:value-type="float" office:value="-0.00546603035511141" calcext:value-type="float">
            <text:p>-0.005466030355111</text:p>
          </table:table-cell>
          <table:table-cell office:value-type="float" office:value="-0.00546709419365509" calcext:value-type="float">
            <text:p>-0.005467094193655</text:p>
          </table:table-cell>
          <table:table-cell office:value-type="float" office:value="-0.00546406758825766" calcext:value-type="float">
            <text:p>-0.005464067588258</text:p>
          </table:table-cell>
          <table:table-cell office:value-type="float" office:value="-0.00546499391715638" calcext:value-type="float">
            <text:p>-0.005464993917156</text:p>
          </table:table-cell>
          <table:table-cell office:value-type="float" office:value="-0.00546450075669089" calcext:value-type="float">
            <text:p>-0.005464500756691</text:p>
          </table:table-cell>
          <table:table-cell office:value-type="float" office:value="-0.00546542686008397" calcext:value-type="float">
            <text:p>-0.00546542686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2792300566455E-024" calcext:value-type="float">
            <text:p>5.02792300566455E-24</text:p>
          </table:table-cell>
          <table:table-cell office:value-type="float" office:value="-6.56630174197263E-023" calcext:value-type="float">
            <text:p>-6.56630174197263E-23</text:p>
          </table:table-cell>
          <table:table-cell office:value-type="float" office:value="1.62328484562534E-022" calcext:value-type="float">
            <text:p>1.62328484562534E-22</text:p>
          </table:table-cell>
          <table:table-cell office:value-type="float" office:value="-1.43618771251064E-021" calcext:value-type="float">
            <text:p>-1.43618771251064E-21</text:p>
          </table:table-cell>
          <table:table-cell office:value-type="float" office:value="4.7464046772584E-022" calcext:value-type="float">
            <text:p>4.7464046772584E-22</text:p>
          </table:table-cell>
          <table:table-cell office:value-type="float" office:value="5.81374458201209E-022" calcext:value-type="float">
            <text:p>5.81374458201209E-22</text:p>
          </table:table-cell>
          <table:table-cell office:value-type="float" office:value="1.01381422322058E-021" calcext:value-type="float">
            <text:p>1.01381422322058E-21</text:p>
          </table:table-cell>
          <table:table-cell office:value-type="float" office:value="-8.02379872707154E-021" calcext:value-type="float">
            <text:p>-8.02379872707154E-21</text:p>
          </table:table-cell>
          <table:table-cell office:value-type="float" office:value="9.53943083713914E-022" calcext:value-type="float">
            <text:p>9.53943083713914E-22</text:p>
          </table:table-cell>
          <table:table-cell office:value-type="float" office:value="-1.51420660795269E-020" calcext:value-type="float">
            <text:p>-1.51420660795269E-20</text:p>
          </table:table-cell>
          <table:table-cell office:value-type="float" office:value="1.40908598041643E-020" calcext:value-type="float">
            <text:p>1.40908598041643E-20</text:p>
          </table:table-cell>
          <table:table-cell office:value-type="float" office:value="-2.36365114182962E-020" calcext:value-type="float">
            <text:p>-2.36365114182962E-20</text:p>
          </table:table-cell>
          <table:table-cell office:value-type="float" office:value="-9.13622924820055E-021" calcext:value-type="float">
            <text:p>-9.13622924820055E-21</text:p>
          </table:table-cell>
          <table:table-cell office:value-type="float" office:value="1.61310081160522E-020" calcext:value-type="float">
            <text:p>1.61310081160522E-20</text:p>
          </table:table-cell>
          <table:table-cell office:value-type="float" office:value="3.62713952931124E-020" calcext:value-type="float">
            <text:p>3.62713952931124E-20</text:p>
          </table:table-cell>
          <table:table-cell office:value-type="float" office:value="-3.10883383113961E-020" calcext:value-type="float">
            <text:p>-3.10883383113961E-20</text:p>
          </table:table-cell>
          <table:table-cell office:value-type="float" office:value="-2.21559494435849E-020" calcext:value-type="float">
            <text:p>-2.21559494435849E-20</text:p>
          </table:table-cell>
          <table:table-cell office:value-type="float" office:value="-0.000105461624782427" calcext:value-type="float">
            <text:p>-0.000105461624782</text:p>
          </table:table-cell>
          <table:table-cell office:value-type="float" office:value="-0.000132637974511878" calcext:value-type="float">
            <text:p>-0.000132637974512</text:p>
          </table:table-cell>
          <table:table-cell office:value-type="float" office:value="-0.000213995654247767" calcext:value-type="float">
            <text:p>-0.000213995654248</text:p>
          </table:table-cell>
          <table:table-cell office:value-type="float" office:value="-0.000355770499504951" calcext:value-type="float">
            <text:p>-0.000355770499505</text:p>
          </table:table-cell>
          <table:table-cell office:value-type="float" office:value="-0.000563960034579382" calcext:value-type="float">
            <text:p>-0.000563960034579</text:p>
          </table:table-cell>
          <table:table-cell office:value-type="float" office:value="-0.000844282082094927" calcext:value-type="float">
            <text:p>-0.000844282082095</text:p>
          </table:table-cell>
          <table:table-cell office:value-type="float" office:value="-0.00120218389769558" calcext:value-type="float">
            <text:p>-0.001202183897696</text:p>
          </table:table-cell>
          <table:table-cell office:value-type="float" office:value="-0.00162647336320962" calcext:value-type="float">
            <text:p>-0.00162647336321</text:p>
          </table:table-cell>
          <table:table-cell office:value-type="float" office:value="-0.00206046504751475" calcext:value-type="float">
            <text:p>-0.002060465047515</text:p>
          </table:table-cell>
          <table:table-cell office:value-type="float" office:value="-0.00243296253647133" calcext:value-type="float">
            <text:p>-0.002432962536471</text:p>
          </table:table-cell>
          <table:table-cell office:value-type="float" office:value="-0.00313080869699838" calcext:value-type="float">
            <text:p>-0.003130808696998</text:p>
          </table:table-cell>
          <table:table-cell office:value-type="float" office:value="-0.00382318414870014" calcext:value-type="float">
            <text:p>-0.0038231841487</text:p>
          </table:table-cell>
          <table:table-cell office:value-type="float" office:value="-0.00451015781465291" calcext:value-type="float">
            <text:p>-0.004510157814653</text:p>
          </table:table-cell>
          <table:table-cell office:value-type="float" office:value="-0.00519179772252397" calcext:value-type="float">
            <text:p>-0.005191797722524</text:p>
          </table:table-cell>
          <table:table-cell office:value-type="float" office:value="-0.00586815213246262" calcext:value-type="float">
            <text:p>-0.005868152132463</text:p>
          </table:table-cell>
          <table:table-cell office:value-type="float" office:value="-0.0065397010348063" calcext:value-type="float">
            <text:p>-0.006539701034806</text:p>
          </table:table-cell>
          <table:table-cell office:value-type="float" office:value="-0.00720586089030656" calcext:value-type="float">
            <text:p>-0.007205860890307</text:p>
          </table:table-cell>
          <table:table-cell office:value-type="float" office:value="-0.00786670046722588" calcext:value-type="float">
            <text:p>-0.007866700467226</text:p>
          </table:table-cell>
          <table:table-cell office:value-type="float" office:value="-0.0078667584139492" calcext:value-type="float">
            <text:p>-0.007866758413949</text:p>
          </table:table-cell>
          <table:table-cell office:value-type="float" office:value="-0.00786680626831415" calcext:value-type="float">
            <text:p>-0.007866806268314</text:p>
          </table:table-cell>
          <table:table-cell office:value-type="float" office:value="-0.00786685508657353" calcext:value-type="float">
            <text:p>-0.007866855086574</text:p>
          </table:table-cell>
          <table:table-cell office:value-type="float" office:value="-0.00786690457772454" calcext:value-type="float">
            <text:p>-0.007866904577725</text:p>
          </table:table-cell>
          <table:table-cell office:value-type="float" office:value="-0.00786695446380782" calcext:value-type="float">
            <text:p>-0.007866954463808</text:p>
          </table:table-cell>
          <table:table-cell office:value-type="float" office:value="-0.00786694408234278" calcext:value-type="float">
            <text:p>-0.007866944082343</text:p>
          </table:table-cell>
          <table:table-cell office:value-type="float" office:value="-0.00786731209761807" calcext:value-type="float">
            <text:p>-0.007867312097618</text:p>
          </table:table-cell>
          <table:table-cell office:value-type="float" office:value="-0.00786724357541011" calcext:value-type="float">
            <text:p>-0.00786724357541</text:p>
          </table:table-cell>
          <table:table-cell office:value-type="float" office:value="-0.00786761076533038" calcext:value-type="float">
            <text:p>-0.00786761076533</text:p>
          </table:table-cell>
          <table:table-cell office:value-type="float" office:value="-0.00786797728534654" calcext:value-type="float">
            <text:p>-0.007867977285347</text:p>
          </table:table-cell>
          <table:table-cell office:value-type="float" office:value="-0.007868265981927" calcext:value-type="float">
            <text:p>-0.007868265981927</text:p>
          </table:table-cell>
          <table:table-cell office:value-type="float" office:value="-0.00786813991861322" calcext:value-type="float">
            <text:p>-0.007868139918613</text:p>
          </table:table-cell>
          <table:table-cell office:value-type="float" office:value="-0.00786842667463719" calcext:value-type="float">
            <text:p>-0.007868426674637</text:p>
          </table:table-cell>
          <table:table-cell office:value-type="float" office:value="-0.00786871234481808" calcext:value-type="float">
            <text:p>-0.007868712344818</text:p>
          </table:table-cell>
          <table:table-cell office:value-type="float" office:value="-0.00786855406433066" calcext:value-type="float">
            <text:p>-0.007868554064331</text:p>
          </table:table-cell>
          <table:table-cell office:value-type="float" office:value="-0.00786883742663669" calcext:value-type="float">
            <text:p>-0.007868837426637</text:p>
          </table:table-cell>
          <table:table-cell office:value-type="float" office:value="-0.00786911959973247" calcext:value-type="float">
            <text:p>-0.007869119599732</text:p>
          </table:table-cell>
          <table:table-cell office:value-type="float" office:value="-0.00786940057805356" calcext:value-type="float">
            <text:p>-0.007869400578054</text:p>
          </table:table-cell>
          <table:table-cell office:value-type="float" office:value="-0.00786968036720909" calcext:value-type="float">
            <text:p>-0.007869680367209</text:p>
          </table:table-cell>
          <table:table-cell office:value-type="float" office:value="-0.0078699589821884" calcext:value-type="float">
            <text:p>-0.007869958982188</text:p>
          </table:table-cell>
          <table:table-cell office:value-type="float" office:value="-0.00787023644572546" calcext:value-type="float">
            <text:p>-0.007870236445725</text:p>
          </table:table-cell>
          <table:table-cell office:value-type="float" office:value="-0.00787051278681721" calcext:value-type="float">
            <text:p>-0.007870512786817</text:p>
          </table:table-cell>
          <table:table-cell office:value-type="float" office:value="-0.00787078803940483" calcext:value-type="float">
            <text:p>-0.007870788039405</text:p>
          </table:table-cell>
          <table:table-cell office:value-type="float" office:value="-0.00787106224120063" calcext:value-type="float">
            <text:p>-0.007871062241201</text:p>
          </table:table-cell>
          <table:table-cell office:value-type="float" office:value="-0.00787133543269018" calcext:value-type="float">
            <text:p>-0.00787133543269</text:p>
          </table:table-cell>
          <table:table-cell office:value-type="float" office:value="-0.0078711648327366" calcext:value-type="float">
            <text:p>-0.007871164832737</text:p>
          </table:table-cell>
          <table:table-cell office:value-type="float" office:value="-0.00787143613112745" calcext:value-type="float">
            <text:p>-0.007871436131127</text:p>
          </table:table-cell>
          <table:table-cell office:value-type="float" office:value="-0.00787170654921406" calcext:value-type="float">
            <text:p>-0.007871706549214</text:p>
          </table:table-cell>
          <table:table-cell office:value-type="float" office:value="-0.00787197613110427" calcext:value-type="float">
            <text:p>-0.007871976131104</text:p>
          </table:table-cell>
          <table:table-cell office:value-type="float" office:value="-0.00787224492050392" calcext:value-type="float">
            <text:p>-0.007872244920504</text:p>
          </table:table-cell>
          <table:table-cell office:value-type="float" office:value="-0.0078720701325097" calcext:value-type="float">
            <text:p>-0.00787207013251</text:p>
          </table:table-cell>
          <table:table-cell office:value-type="float" office:value="-0.00787233746397933" calcext:value-type="float">
            <text:p>-0.007872337463979</text:p>
          </table:table-cell>
          <table:table-cell office:value-type="float" office:value="-0.00787260412862376" calcext:value-type="float">
            <text:p>-0.007872604128624</text:p>
          </table:table-cell>
          <table:table-cell office:value-type="float" office:value="-0.00787287016581055" calcext:value-type="float">
            <text:p>-0.007872870165811</text:p>
          </table:table-cell>
          <table:table-cell office:value-type="float" office:value="-0.00787313561341626" calcext:value-type="float">
            <text:p>-0.007873135613416</text:p>
          </table:table-cell>
          <table:table-cell office:value-type="float" office:value="-0.00787295767590158" calcext:value-type="float">
            <text:p>-0.007872957675902</text:p>
          </table:table-cell>
          <table:table-cell office:value-type="float" office:value="-0.00787285559669696" calcext:value-type="float">
            <text:p>-0.007872855596697</text:p>
          </table:table-cell>
          <table:table-cell office:value-type="float" office:value="-0.00787267665430409" calcext:value-type="float">
            <text:p>-0.007872676654304</text:p>
          </table:table-cell>
          <table:table-cell office:value-type="float" office:value="-0.00787249725740542" calcext:value-type="float">
            <text:p>-0.007872497257405</text:p>
          </table:table-cell>
          <table:table-cell office:value-type="float" office:value="-0.00787231743581571" calcext:value-type="float">
            <text:p>-0.007872317435816</text:p>
          </table:table-cell>
          <table:table-cell office:value-type="float" office:value="-0.0078721372177684" calcext:value-type="float">
            <text:p>-0.007872137217768</text:p>
          </table:table-cell>
          <table:table-cell office:value-type="float" office:value="-0.00787195662995202" calcext:value-type="float">
            <text:p>-0.007871956629952</text:p>
          </table:table-cell>
          <table:table-cell office:value-type="float" office:value="-0.0078717756975617" calcext:value-type="float">
            <text:p>-0.007871775697562</text:p>
          </table:table-cell>
          <table:table-cell office:value-type="float" office:value="-0.00787249079682974" calcext:value-type="float">
            <text:p>-0.00787249079683</text:p>
          </table:table-cell>
          <table:table-cell office:value-type="float" office:value="-0.00787087351194112" calcext:value-type="float">
            <text:p>-0.007870873511941</text:p>
          </table:table-cell>
          <table:table-cell office:value-type="float" office:value="-0.00787158803313166" calcext:value-type="float">
            <text:p>-0.007871588033132</text:p>
          </table:table-cell>
          <table:table-cell office:value-type="float" office:value="-0.00787230229942186" calcext:value-type="float">
            <text:p>-0.007872302299422</text:p>
          </table:table-cell>
          <table:table-cell office:value-type="float" office:value="-0.00787301632936522" calcext:value-type="float">
            <text:p>-0.007873016329365</text:p>
          </table:table-cell>
          <table:table-cell office:value-type="float" office:value="-0.0078737301403787" calcext:value-type="float">
            <text:p>-0.007873730140379</text:p>
          </table:table-cell>
          <table:table-cell office:value-type="float" office:value="-0.00787444374878647" calcext:value-type="float">
            <text:p>-0.007874443748786</text:p>
          </table:table-cell>
          <table:table-cell office:value-type="float" office:value="-0.00787515716989236" calcext:value-type="float">
            <text:p>-0.007875157169892</text:p>
          </table:table-cell>
          <table:table-cell office:value-type="float" office:value="-0.00787353181535241" calcext:value-type="float">
            <text:p>-0.007873531815352</text:p>
          </table:table-cell>
          <table:table-cell office:value-type="float" office:value="-0.00787424489625173" calcext:value-type="float">
            <text:p>-0.007874244896252</text:p>
          </table:table-cell>
          <table:table-cell office:value-type="float" office:value="-0.00787495783014973" calcext:value-type="float">
            <text:p>-0.00787495783015</text:p>
          </table:table-cell>
          <table:table-cell office:value-type="float" office:value="-0.00787567062878805" calcext:value-type="float">
            <text:p>-0.007875670628788</text:p>
          </table:table-cell>
          <table:table-cell office:value-type="float" office:value="-0.00787408132794077" calcext:value-type="float">
            <text:p>-0.007874081327941</text:p>
          </table:table-cell>
          <table:table-cell office:value-type="float" office:value="-0.00787479388072469" calcext:value-type="float">
            <text:p>-0.007874793880725</text:p>
          </table:table-cell>
          <table:table-cell office:value-type="float" office:value="-0.00787550632908802" calcext:value-type="float">
            <text:p>-0.007875506329088</text:p>
          </table:table-cell>
          <table:table-cell office:value-type="float" office:value="-0.0078738809731581" calcext:value-type="float">
            <text:p>-0.007873880973158</text:p>
          </table:table-cell>
          <table:table-cell office:value-type="float" office:value="-0.00787446432493917" calcext:value-type="float">
            <text:p>-0.007874464324939</text:p>
          </table:table-cell>
          <table:table-cell office:value-type="float" office:value="-0.00787417350385843" calcext:value-type="float">
            <text:p>-0.007874173503858</text:p>
          </table:table-cell>
          <table:table-cell office:value-type="float" office:value="-0.00787475669917832" calcext:value-type="float">
            <text:p>-0.00787475669917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5.11824730361471E-028" calcext:value-type="float">
            <text:p>-5.11824730361471E-28</text:p>
          </table:table-cell>
          <table:table-cell office:value-type="float" office:value="7.91288740669052E-030" calcext:value-type="float">
            <text:p>7.91288740669052E-30</text:p>
          </table:table-cell>
          <table:table-cell office:value-type="float" office:value="2.03748403260166E-022" calcext:value-type="float">
            <text:p>2.03748403260166E-22</text:p>
          </table:table-cell>
          <table:table-cell office:value-type="float" office:value="3.19527448009945E-022" calcext:value-type="float">
            <text:p>3.19527448009945E-22</text:p>
          </table:table-cell>
          <table:table-cell office:value-type="float" office:value="-3.89901179641279E-021" calcext:value-type="float">
            <text:p>-3.89901179641279E-21</text:p>
          </table:table-cell>
          <table:table-cell office:value-type="float" office:value="-2.64308585081684E-022" calcext:value-type="float">
            <text:p>-2.64308585081684E-22</text:p>
          </table:table-cell>
          <table:table-cell office:value-type="float" office:value="2.07089674022517E-020" calcext:value-type="float">
            <text:p>2.07089674022517E-20</text:p>
          </table:table-cell>
          <table:table-cell office:value-type="float" office:value="3.4418628743515E-020" calcext:value-type="float">
            <text:p>3.4418628743515E-20</text:p>
          </table:table-cell>
          <table:table-cell office:value-type="float" office:value="-2.30480391764758E-020" calcext:value-type="float">
            <text:p>-2.30480391764758E-20</text:p>
          </table:table-cell>
          <table:table-cell office:value-type="float" office:value="-1.02402763251156E-019" calcext:value-type="float">
            <text:p>-1.02402763251156E-19</text:p>
          </table:table-cell>
          <table:table-cell office:value-type="float" office:value="-1.05086848199479E-019" calcext:value-type="float">
            <text:p>-1.05086848199479E-19</text:p>
          </table:table-cell>
          <table:table-cell office:value-type="float" office:value="-4.13275280435857E-021" calcext:value-type="float">
            <text:p>-4.13275280435857E-21</text:p>
          </table:table-cell>
          <table:table-cell office:value-type="float" office:value="1.10535702570462E-019" calcext:value-type="float">
            <text:p>1.10535702570462E-19</text:p>
          </table:table-cell>
          <table:table-cell office:value-type="float" office:value="-3.41467988270036E-020" calcext:value-type="float">
            <text:p>-3.41467988270036E-20</text:p>
          </table:table-cell>
          <table:table-cell office:value-type="float" office:value="9.50793571991925E-022" calcext:value-type="float">
            <text:p>9.50793571991925E-22</text:p>
          </table:table-cell>
          <table:table-cell office:value-type="float" office:value="3.26825586055028E-019" calcext:value-type="float">
            <text:p>3.26825586055028E-19</text:p>
          </table:table-cell>
          <table:table-cell office:value-type="float" office:value="1.67073710738873E-019" calcext:value-type="float">
            <text:p>1.67073710738873E-19</text:p>
          </table:table-cell>
          <table:table-cell office:value-type="float" office:value="-1.93474513016482E-020" calcext:value-type="float">
            <text:p>-1.93474513016482E-20</text:p>
          </table:table-cell>
          <table:table-cell office:value-type="float" office:value="-3.22887993233316E-019" calcext:value-type="float">
            <text:p>-3.22887993233316E-19</text:p>
          </table:table-cell>
          <table:table-cell office:value-type="float" office:value="-8.77118114216418E-020" calcext:value-type="float">
            <text:p>-8.77118114216418E-20</text:p>
          </table:table-cell>
          <table:table-cell office:value-type="float" office:value="-5.98113927763929E-019" calcext:value-type="float">
            <text:p>-5.98113927763929E-19</text:p>
          </table:table-cell>
          <table:table-cell office:value-type="float" office:value="-8.351818618578E-019" calcext:value-type="float">
            <text:p>-8.351818618578E-19</text:p>
          </table:table-cell>
          <table:table-cell office:value-type="float" office:value="9.28868616729811E-019" calcext:value-type="float">
            <text:p>9.28868616729811E-19</text:p>
          </table:table-cell>
          <table:table-cell office:value-type="float" office:value="-2.57057576651448E-019" calcext:value-type="float">
            <text:p>-2.57057576651448E-19</text:p>
          </table:table-cell>
          <table:table-cell office:value-type="float" office:value="-7.14570707731992E-019" calcext:value-type="float">
            <text:p>-7.14570707731992E-19</text:p>
          </table:table-cell>
          <table:table-cell office:value-type="float" office:value="-7.40711416900412E-019" calcext:value-type="float">
            <text:p>-7.40711416900412E-19</text:p>
          </table:table-cell>
          <table:table-cell office:value-type="float" office:value="4.01499366949925E-019" calcext:value-type="float">
            <text:p>4.01499366949925E-19</text:p>
          </table:table-cell>
          <table:table-cell office:value-type="float" office:value="8.44055257740729E-019" calcext:value-type="float">
            <text:p>8.44055257740729E-19</text:p>
          </table:table-cell>
          <table:table-cell office:value-type="float" office:value="9.09261812412484E-019" calcext:value-type="float">
            <text:p>9.09261812412484E-19</text:p>
          </table:table-cell>
          <table:table-cell office:value-type="float" office:value="-1.73466448233855E-018" calcext:value-type="float">
            <text:p>-1.73466448233855E-18</text:p>
          </table:table-cell>
          <table:table-cell office:value-type="float" office:value="-1.07552241276682E-019" calcext:value-type="float">
            <text:p>-1.07552241276682E-19</text:p>
          </table:table-cell>
          <table:table-cell office:value-type="float" office:value="3.84316508372575E-020" calcext:value-type="float">
            <text:p>3.84316508372575E-20</text:p>
          </table:table-cell>
          <table:table-cell office:value-type="float" office:value="2.5481305274748E-019" calcext:value-type="float">
            <text:p>2.5481305274748E-19</text:p>
          </table:table-cell>
          <table:table-cell office:value-type="float" office:value="0.000138539569024049" calcext:value-type="float">
            <text:p>0.000138539569024</text:p>
          </table:table-cell>
          <table:table-cell office:value-type="float" office:value="-0.000152081029785448" calcext:value-type="float">
            <text:p>-0.000152081029785</text:p>
          </table:table-cell>
          <table:table-cell office:value-type="float" office:value="-0.000816843715394586" calcext:value-type="float">
            <text:p>-0.000816843715395</text:p>
          </table:table-cell>
          <table:table-cell office:value-type="float" office:value="-0.00181614753118257" calcext:value-type="float">
            <text:p>-0.001816147531183</text:p>
          </table:table-cell>
          <table:table-cell office:value-type="float" office:value="-0.00738070986484377" calcext:value-type="float">
            <text:p>-0.007380709864844</text:p>
          </table:table-cell>
          <table:table-cell office:value-type="float" office:value="-0.0128743103447768" calcext:value-type="float">
            <text:p>-0.012874310344777</text:p>
          </table:table-cell>
          <table:table-cell office:value-type="float" office:value="-0.0182422291666778" calcext:value-type="float">
            <text:p>-0.018242229166678</text:p>
          </table:table-cell>
          <table:table-cell office:value-type="float" office:value="-0.0234376287934304" calcext:value-type="float">
            <text:p>-0.02343762879343</text:p>
          </table:table-cell>
          <table:table-cell office:value-type="float" office:value="-0.0284220245075516" calcext:value-type="float">
            <text:p>-0.028422024507552</text:p>
          </table:table-cell>
          <table:table-cell office:value-type="float" office:value="-0.0331712960953587" calcext:value-type="float">
            <text:p>-0.033171296095359</text:p>
          </table:table-cell>
          <table:table-cell office:value-type="float" office:value="-0.0376557079176256" calcext:value-type="float">
            <text:p>-0.037655707917626</text:p>
          </table:table-cell>
          <table:table-cell office:value-type="float" office:value="-0.0418505995777156" calcext:value-type="float">
            <text:p>-0.041850599577716</text:p>
          </table:table-cell>
          <table:table-cell office:value-type="float" office:value="-0.0457633116612325" calcext:value-type="float">
            <text:p>-0.045763311661233</text:p>
          </table:table-cell>
          <table:table-cell office:value-type="float" office:value="-0.0493801529842743" calcext:value-type="float">
            <text:p>-0.049380152984274</text:p>
          </table:table-cell>
          <table:table-cell office:value-type="float" office:value="-0.0527002989795354" calcext:value-type="float">
            <text:p>-0.052700298979535</text:p>
          </table:table-cell>
          <table:table-cell office:value-type="float" office:value="-0.0557103544298588" calcext:value-type="float">
            <text:p>-0.055710354429859</text:p>
          </table:table-cell>
          <table:table-cell office:value-type="float" office:value="-0.0584510385121835" calcext:value-type="float">
            <text:p>-0.058451038512184</text:p>
          </table:table-cell>
          <table:table-cell office:value-type="float" office:value="-0.0609139688253587" calcext:value-type="float">
            <text:p>-0.060913968825359</text:p>
          </table:table-cell>
          <table:table-cell office:value-type="float" office:value="-0.0630966990423223" calcext:value-type="float">
            <text:p>-0.063096699042322</text:p>
          </table:table-cell>
          <table:table-cell office:value-type="float" office:value="-0.065037583619628" calcext:value-type="float">
            <text:p>-0.065037583619628</text:p>
          </table:table-cell>
          <table:table-cell office:value-type="float" office:value="-0.066736459834362" calcext:value-type="float">
            <text:p>-0.066736459834362</text:p>
          </table:table-cell>
          <table:table-cell office:value-type="float" office:value="-0.0682069269656191" calcext:value-type="float">
            <text:p>-0.068206926965619</text:p>
          </table:table-cell>
          <table:table-cell office:value-type="float" office:value="-0.0694628778299209" calcext:value-type="float">
            <text:p>-0.069462877829921</text:p>
          </table:table-cell>
          <table:table-cell office:value-type="float" office:value="-0.0705182546978157" calcext:value-type="float">
            <text:p>-0.070518254697816</text:p>
          </table:table-cell>
          <table:table-cell office:value-type="float" office:value="-0.0713868533082582" calcext:value-type="float">
            <text:p>-0.071386853308258</text:p>
          </table:table-cell>
          <table:table-cell office:value-type="float" office:value="-0.0720821688510254" calcext:value-type="float">
            <text:p>-0.072082168851025</text:p>
          </table:table-cell>
          <table:table-cell office:value-type="float" office:value="-0.0726172780408804" calcext:value-type="float">
            <text:p>-0.07261727804088</text:p>
          </table:table-cell>
          <table:table-cell office:value-type="float" office:value="-0.0730047518139599" calcext:value-type="float">
            <text:p>-0.07300475181396</text:p>
          </table:table-cell>
          <table:table-cell office:value-type="float" office:value="-0.0732565936713703" calcext:value-type="float">
            <text:p>-0.07325659367137</text:p>
          </table:table-cell>
          <table:table-cell office:value-type="float" office:value="-0.0733714253937515" calcext:value-type="float">
            <text:p>-0.073371425393752</text:p>
          </table:table-cell>
          <table:table-cell office:value-type="float" office:value="-0.0733855875892895" calcext:value-type="float">
            <text:p>-0.07338558758929</text:p>
          </table:table-cell>
          <table:table-cell office:value-type="float" office:value="-0.0732964021781707" calcext:value-type="float">
            <text:p>-0.073296402178171</text:p>
          </table:table-cell>
          <table:table-cell office:value-type="float" office:value="-0.0731133550752044" calcext:value-type="float">
            <text:p>-0.073113355075204</text:p>
          </table:table-cell>
          <table:table-cell office:value-type="float" office:value="-0.0728453040923381" calcext:value-type="float">
            <text:p>-0.072845304092338</text:p>
          </table:table-cell>
          <table:table-cell office:value-type="float" office:value="-0.0724878623319163" calcext:value-type="float">
            <text:p>-0.072487862331916</text:p>
          </table:table-cell>
          <table:table-cell office:value-type="float" office:value="-0.0720739814664184" calcext:value-type="float">
            <text:p>-0.072073981466418</text:p>
          </table:table-cell>
          <table:table-cell office:value-type="float" office:value="-0.0715980929104129" calcext:value-type="float">
            <text:p>-0.071598092910413</text:p>
          </table:table-cell>
          <table:table-cell office:value-type="float" office:value="-0.0710667521977744" calcext:value-type="float">
            <text:p>-0.071066752197774</text:p>
          </table:table-cell>
          <table:table-cell office:value-type="float" office:value="-0.0704860064707743" calcext:value-type="float">
            <text:p>-0.070486006470774</text:p>
          </table:table-cell>
          <table:table-cell office:value-type="float" office:value="-0.0698489281489345" calcext:value-type="float">
            <text:p>-0.069848928148935</text:p>
          </table:table-cell>
          <table:table-cell office:value-type="float" office:value="-0.069192302519969" calcext:value-type="float">
            <text:p>-0.069192302519969</text:p>
          </table:table-cell>
          <table:table-cell office:value-type="float" office:value="-0.0684825499820878" calcext:value-type="float">
            <text:p>-0.068482549982088</text:p>
          </table:table-cell>
          <table:table-cell office:value-type="float" office:value="-0.0677431362208166" calcext:value-type="float">
            <text:p>-0.067743136220817</text:p>
          </table:table-cell>
          <table:table-cell office:value-type="float" office:value="-0.0669780009341274" calcext:value-type="float">
            <text:p>-0.066978000934127</text:p>
          </table:table-cell>
          <table:table-cell office:value-type="float" office:value="-0.0661907447426463" calcext:value-type="float">
            <text:p>-0.066190744742646</text:p>
          </table:table-cell>
          <table:table-cell office:value-type="float" office:value="-0.0653846540857846" calcext:value-type="float">
            <text:p>-0.065384654085785</text:p>
          </table:table-cell>
          <table:table-cell office:value-type="float" office:value="-0.064562724799953" calcext:value-type="float">
            <text:p>-0.064562724799953</text:p>
          </table:table-cell>
          <table:table-cell office:value-type="float" office:value="-0.0637343744723977" calcext:value-type="float">
            <text:p>-0.063734374472398</text:p>
          </table:table-cell>
          <table:table-cell office:value-type="float" office:value="-0.062902877827355" calcext:value-type="float">
            <text:p>-0.062902877827355</text:p>
          </table:table-cell>
          <table:table-cell office:value-type="float" office:value="-0.0620554467903317" calcext:value-type="float">
            <text:p>-0.062055446790332</text:p>
          </table:table-cell>
          <table:table-cell office:value-type="float" office:value="-0.0612016551392376" calcext:value-type="float">
            <text:p>-0.061201655139238</text:p>
          </table:table-cell>
          <table:table-cell office:value-type="float" office:value="-0.0603433526560585" calcext:value-type="float">
            <text:p>-0.060343352656059</text:p>
          </table:table-cell>
          <table:table-cell office:value-type="float" office:value="-0.0594822121210107" calcext:value-type="float">
            <text:p>-0.059482212121011</text:p>
          </table:table-cell>
          <table:table-cell office:value-type="float" office:value="-0.0586197439210827" calcext:value-type="float">
            <text:p>-0.058619743921083</text:p>
          </table:table-cell>
          <table:table-cell office:value-type="float" office:value="-0.0577573095694401" calcext:value-type="float">
            <text:p>-0.05775730956944</text:p>
          </table:table-cell>
          <table:table-cell office:value-type="float" office:value="-0.0569035284170575" calcext:value-type="float">
            <text:p>-0.056903528417058</text:p>
          </table:table-cell>
          <table:table-cell office:value-type="float" office:value="-0.0560446914466889" calcext:value-type="float">
            <text:p>-0.056044691446689</text:p>
          </table:table-cell>
          <table:table-cell office:value-type="float" office:value="-0.0551891999954775" calcext:value-type="float">
            <text:p>-0.055189199995478</text:p>
          </table:table-cell>
          <table:table-cell office:value-type="float" office:value="-0.054337935700146" calcext:value-type="float">
            <text:p>-0.054337935700146</text:p>
          </table:table-cell>
          <table:table-cell office:value-type="float" office:value="-0.0534987442294438" calcext:value-type="float">
            <text:p>-0.053498744229444</text:p>
          </table:table-cell>
          <table:table-cell office:value-type="float" office:value="-0.0526581863025434" calcext:value-type="float">
            <text:p>-0.052658186302543</text:p>
          </table:table-cell>
          <table:table-cell office:value-type="float" office:value="-0.0518239605549348" calcext:value-type="float">
            <text:p>-0.051823960554935</text:p>
          </table:table-cell>
          <table:table-cell office:value-type="float" office:value="-0.0510038603180673" calcext:value-type="float">
            <text:p>-0.051003860318067</text:p>
          </table:table-cell>
          <table:table-cell office:value-type="float" office:value="-0.0501810512316944" calcext:value-type="float">
            <text:p>-0.050181051231694</text:p>
          </table:table-cell>
          <table:table-cell office:value-type="float" office:value="-0.049372269214935" calcext:value-type="float">
            <text:p>-0.049372269214935</text:p>
          </table:table-cell>
          <table:table-cell office:value-type="float" office:value="-0.0485653964115053" calcext:value-type="float">
            <text:p>-0.0485653964115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1.8309357976591E-028" calcext:value-type="float">
            <text:p>-1.8309357976591E-28</text:p>
          </table:table-cell>
          <table:table-cell office:value-type="float" office:value="1.525312912363E-028" calcext:value-type="float">
            <text:p>1.525312912363E-28</text:p>
          </table:table-cell>
          <table:table-cell office:value-type="float" office:value="3.16913053090695E-022" calcext:value-type="float">
            <text:p>3.16913053090695E-22</text:p>
          </table:table-cell>
          <table:table-cell office:value-type="float" office:value="3.31326810372206E-021" calcext:value-type="float">
            <text:p>3.31326810372206E-21</text:p>
          </table:table-cell>
          <table:table-cell office:value-type="float" office:value="-3.9526821848228E-021" calcext:value-type="float">
            <text:p>-3.9526821848228E-21</text:p>
          </table:table-cell>
          <table:table-cell office:value-type="float" office:value="3.7053625958831E-020" calcext:value-type="float">
            <text:p>3.7053625958831E-20</text:p>
          </table:table-cell>
          <table:table-cell office:value-type="float" office:value="5.46839379050876E-021" calcext:value-type="float">
            <text:p>5.46839379050876E-21</text:p>
          </table:table-cell>
          <table:table-cell office:value-type="float" office:value="4.02349898516562E-020" calcext:value-type="float">
            <text:p>4.02349898516562E-20</text:p>
          </table:table-cell>
          <table:table-cell office:value-type="float" office:value="1.83237206845917E-020" calcext:value-type="float">
            <text:p>1.83237206845917E-20</text:p>
          </table:table-cell>
          <table:table-cell office:value-type="float" office:value="-5.20472268514726E-020" calcext:value-type="float">
            <text:p>-5.20472268514726E-20</text:p>
          </table:table-cell>
          <table:table-cell office:value-type="float" office:value="1.18688263570301E-019" calcext:value-type="float">
            <text:p>1.18688263570301E-19</text:p>
          </table:table-cell>
          <table:table-cell office:value-type="float" office:value="-8.14635068095656E-020" calcext:value-type="float">
            <text:p>-8.14635068095656E-20</text:p>
          </table:table-cell>
          <table:table-cell office:value-type="float" office:value="1.73669760050725E-019" calcext:value-type="float">
            <text:p>1.73669760050725E-19</text:p>
          </table:table-cell>
          <table:table-cell office:value-type="float" office:value="6.37816094520146E-020" calcext:value-type="float">
            <text:p>6.37816094520146E-20</text:p>
          </table:table-cell>
          <table:table-cell office:value-type="float" office:value="-4.27198034615845E-020" calcext:value-type="float">
            <text:p>-4.27198034615845E-20</text:p>
          </table:table-cell>
          <table:table-cell office:value-type="float" office:value="-3.49846501386954E-020" calcext:value-type="float">
            <text:p>-3.49846501386954E-20</text:p>
          </table:table-cell>
          <table:table-cell office:value-type="float" office:value="-9.12781087316077E-020" calcext:value-type="float">
            <text:p>-9.12781087316077E-20</text:p>
          </table:table-cell>
          <table:table-cell office:value-type="float" office:value="-3.71323998865773E-019" calcext:value-type="float">
            <text:p>-3.71323998865773E-19</text:p>
          </table:table-cell>
          <table:table-cell office:value-type="float" office:value="2.85919242701467E-019" calcext:value-type="float">
            <text:p>2.85919242701467E-19</text:p>
          </table:table-cell>
          <table:table-cell office:value-type="float" office:value="-2.5996056742965E-019" calcext:value-type="float">
            <text:p>-2.5996056742965E-19</text:p>
          </table:table-cell>
          <table:table-cell office:value-type="float" office:value="9.80911610104025E-020" calcext:value-type="float">
            <text:p>9.80911610104025E-20</text:p>
          </table:table-cell>
          <table:table-cell office:value-type="float" office:value="-6.47230143270161E-019" calcext:value-type="float">
            <text:p>-6.47230143270161E-19</text:p>
          </table:table-cell>
          <table:table-cell office:value-type="float" office:value="8.05196432435667E-019" calcext:value-type="float">
            <text:p>8.05196432435667E-19</text:p>
          </table:table-cell>
          <table:table-cell office:value-type="float" office:value="7.1342658810863E-019" calcext:value-type="float">
            <text:p>7.1342658810863E-19</text:p>
          </table:table-cell>
          <table:table-cell office:value-type="float" office:value="-2.93743532699684E-019" calcext:value-type="float">
            <text:p>-2.93743532699684E-19</text:p>
          </table:table-cell>
          <table:table-cell office:value-type="float" office:value="-8.35338844015955E-019" calcext:value-type="float">
            <text:p>-8.35338844015955E-19</text:p>
          </table:table-cell>
          <table:table-cell office:value-type="float" office:value="2.42136686274109E-019" calcext:value-type="float">
            <text:p>2.42136686274109E-19</text:p>
          </table:table-cell>
          <table:table-cell office:value-type="float" office:value="-2.95087174656735E-019" calcext:value-type="float">
            <text:p>-2.95087174656735E-19</text:p>
          </table:table-cell>
          <table:table-cell office:value-type="float" office:value="-5.97127034921825E-020" calcext:value-type="float">
            <text:p>-5.97127034921825E-20</text:p>
          </table:table-cell>
          <table:table-cell office:value-type="float" office:value="-9.34470772472189E-019" calcext:value-type="float">
            <text:p>-9.34470772472189E-19</text:p>
          </table:table-cell>
          <table:table-cell office:value-type="float" office:value="1.63158357921069E-019" calcext:value-type="float">
            <text:p>1.63158357921069E-19</text:p>
          </table:table-cell>
          <table:table-cell office:value-type="float" office:value="-2.50385949036005E-020" calcext:value-type="float">
            <text:p>-2.50385949036005E-20</text:p>
          </table:table-cell>
          <table:table-cell office:value-type="float" office:value="-9.13859864902914E-019" calcext:value-type="float">
            <text:p>-9.13859864902914E-19</text:p>
          </table:table-cell>
          <table:table-cell office:value-type="float" office:value="0.00024323878942474" calcext:value-type="float">
            <text:p>0.000243238789425</text:p>
          </table:table-cell>
          <table:table-cell office:value-type="float" office:value="-0.000131642863872784" calcext:value-type="float">
            <text:p>-0.000131642863873</text:p>
          </table:table-cell>
          <table:table-cell office:value-type="float" office:value="-0.00109654354347824" calcext:value-type="float">
            <text:p>-0.001096543543478</text:p>
          </table:table-cell>
          <table:table-cell office:value-type="float" office:value="-0.00258060600854327" calcext:value-type="float">
            <text:p>-0.002580606008543</text:p>
          </table:table-cell>
          <table:table-cell office:value-type="float" office:value="-0.0116324427380376" calcext:value-type="float">
            <text:p>-0.011632442738038</text:p>
          </table:table-cell>
          <table:table-cell office:value-type="float" office:value="-0.0205681584227897" calcext:value-type="float">
            <text:p>-0.02056815842279</text:p>
          </table:table-cell>
          <table:table-cell office:value-type="float" office:value="-0.0292980470885469" calcext:value-type="float">
            <text:p>-0.029298047088547</text:p>
          </table:table-cell>
          <table:table-cell office:value-type="float" office:value="-0.0377460955173836" calcext:value-type="float">
            <text:p>-0.037746095517384</text:p>
          </table:table-cell>
          <table:table-cell office:value-type="float" office:value="-0.0458498748723675" calcext:value-type="float">
            <text:p>-0.045849874872368</text:p>
          </table:table-cell>
          <table:table-cell office:value-type="float" office:value="-0.0535598351196064" calcext:value-type="float">
            <text:p>-0.053559835119606</text:p>
          </table:table-cell>
          <table:table-cell office:value-type="float" office:value="-0.0608380592478911" calcext:value-type="float">
            <text:p>-0.060838059247891</text:p>
          </table:table-cell>
          <table:table-cell office:value-type="float" office:value="-0.0676603062440837" calcext:value-type="float">
            <text:p>-0.067660306244084</text:p>
          </table:table-cell>
          <table:table-cell office:value-type="float" office:value="-0.0740073285850225" calcext:value-type="float">
            <text:p>-0.074007328585023</text:p>
          </table:table-cell>
          <table:table-cell office:value-type="float" office:value="-0.079872583070133" calcext:value-type="float">
            <text:p>-0.079872583070133</text:p>
          </table:table-cell>
          <table:table-cell office:value-type="float" office:value="-0.0852555062205368" calcext:value-type="float">
            <text:p>-0.085255506220537</text:p>
          </table:table-cell>
          <table:table-cell office:value-type="float" office:value="-0.090166282530066" calcext:value-type="float">
            <text:p>-0.090166282530066</text:p>
          </table:table-cell>
          <table:table-cell office:value-type="float" office:value="-0.0946064029741525" calcext:value-type="float">
            <text:p>-0.094606402974153</text:p>
          </table:table-cell>
          <table:table-cell office:value-type="float" office:value="-0.098594623766652" calcext:value-type="float">
            <text:p>-0.098594623766652</text:p>
          </table:table-cell>
          <table:table-cell office:value-type="float" office:value="-0.102152431388078" calcext:value-type="float">
            <text:p>-0.102152431388078</text:p>
          </table:table-cell>
          <table:table-cell office:value-type="float" office:value="-0.105291587943682" calcext:value-type="float">
            <text:p>-0.105291587943682</text:p>
          </table:table-cell>
          <table:table-cell office:value-type="float" office:value="-0.108037164665395" calcext:value-type="float">
            <text:p>-0.108037164665395</text:p>
          </table:table-cell>
          <table:table-cell office:value-type="float" office:value="-0.110411327224693" calcext:value-type="float">
            <text:p>-0.110411327224693</text:p>
          </table:table-cell>
          <table:table-cell office:value-type="float" office:value="-0.112436711110277" calcext:value-type="float">
            <text:p>-0.112436711110277</text:p>
          </table:table-cell>
          <table:table-cell office:value-type="float" office:value="-0.114136025476851" calcext:value-type="float">
            <text:p>-0.114136025476851</text:p>
          </table:table-cell>
          <table:table-cell office:value-type="float" office:value="-0.115531735174867" calcext:value-type="float">
            <text:p>-0.115531735174867</text:p>
          </table:table-cell>
          <table:table-cell office:value-type="float" office:value="-0.116645810982676" calcext:value-type="float">
            <text:p>-0.116645810982676</text:p>
          </table:table-cell>
          <table:table-cell office:value-type="float" office:value="-0.117499538478868" calcext:value-type="float">
            <text:p>-0.117499538478868</text:p>
          </table:table-cell>
          <table:table-cell office:value-type="float" office:value="-0.118113376657561" calcext:value-type="float">
            <text:p>-0.118113376657561</text:p>
          </table:table-cell>
          <table:table-cell office:value-type="float" office:value="-0.118506858196051" calcext:value-type="float">
            <text:p>-0.118506858196051</text:p>
          </table:table-cell>
          <table:table-cell office:value-type="float" office:value="-0.11870365156727" calcext:value-type="float">
            <text:p>-0.11870365156727</text:p>
          </table:table-cell>
          <table:table-cell office:value-type="float" office:value="-0.118711060461298" calcext:value-type="float">
            <text:p>-0.118711060461298</text:p>
          </table:table-cell>
          <table:table-cell office:value-type="float" office:value="-0.118550629212713" calcext:value-type="float">
            <text:p>-0.118550629212713</text:p>
          </table:table-cell>
          <table:table-cell office:value-type="float" office:value="-0.118237786961877" calcext:value-type="float">
            <text:p>-0.118237786961877</text:p>
          </table:table-cell>
          <table:table-cell office:value-type="float" office:value="-0.117786939761331" calcext:value-type="float">
            <text:p>-0.117786939761331</text:p>
          </table:table-cell>
          <table:table-cell office:value-type="float" office:value="-0.117216806770378" calcext:value-type="float">
            <text:p>-0.117216806770378</text:p>
          </table:table-cell>
          <table:table-cell office:value-type="float" office:value="-0.116529245360485" calcext:value-type="float">
            <text:p>-0.116529245360485</text:p>
          </table:table-cell>
          <table:table-cell office:value-type="float" office:value="-0.115741069149255" calcext:value-type="float">
            <text:p>-0.115741069149255</text:p>
          </table:table-cell>
          <table:table-cell office:value-type="float" office:value="-0.114862936172949" calcext:value-type="float">
            <text:p>-0.114862936172949</text:p>
          </table:table-cell>
          <table:table-cell office:value-type="float" office:value="-0.113904677032418" calcext:value-type="float">
            <text:p>-0.113904677032418</text:p>
          </table:table-cell>
          <table:table-cell office:value-type="float" office:value="-0.112880739717131" calcext:value-type="float">
            <text:p>-0.112880739717131</text:p>
          </table:table-cell>
          <table:table-cell office:value-type="float" office:value="-0.111785260653456" calcext:value-type="float">
            <text:p>-0.111785260653456</text:p>
          </table:table-cell>
          <table:table-cell office:value-type="float" office:value="-0.110643468300218" calcext:value-type="float">
            <text:p>-0.110643468300218</text:p>
          </table:table-cell>
          <table:table-cell office:value-type="float" office:value="-0.10945356418598" calcext:value-type="float">
            <text:p>-0.10945356418598</text:p>
          </table:table-cell>
          <table:table-cell office:value-type="float" office:value="-0.108221946159468" calcext:value-type="float">
            <text:p>-0.108221946159468</text:p>
          </table:table-cell>
          <table:table-cell office:value-type="float" office:value="-0.10695446124272" calcext:value-type="float">
            <text:p>-0.10695446124272</text:p>
          </table:table-cell>
          <table:table-cell office:value-type="float" office:value="-0.105656446089106" calcext:value-type="float">
            <text:p>-0.105656446089106</text:p>
          </table:table-cell>
          <table:table-cell office:value-type="float" office:value="-0.104332765297195" calcext:value-type="float">
            <text:p>-0.104332765297195</text:p>
          </table:table-cell>
          <table:table-cell office:value-type="float" office:value="-0.102984752838356" calcext:value-type="float">
            <text:p>-0.102984752838356</text:p>
          </table:table-cell>
          <table:table-cell office:value-type="float" office:value="-0.1016180641981" calcext:value-type="float">
            <text:p>-0.1016180641981</text:p>
          </table:table-cell>
          <table:table-cell office:value-type="float" office:value="-0.10023928588289" calcext:value-type="float">
            <text:p>-0.10023928588289</text:p>
          </table:table-cell>
          <table:table-cell office:value-type="float" office:value="-0.0988502699728385" calcext:value-type="float">
            <text:p>-0.098850269972839</text:p>
          </table:table-cell>
          <table:table-cell office:value-type="float" office:value="-0.0974540196741782" calcext:value-type="float">
            <text:p>-0.097454019674178</text:p>
          </table:table-cell>
          <table:table-cell office:value-type="float" office:value="-0.0960532505776085" calcext:value-type="float">
            <text:p>-0.096053250577609</text:p>
          </table:table-cell>
          <table:table-cell office:value-type="float" office:value="-0.0946504144072714" calcext:value-type="float">
            <text:p>-0.094650414407271</text:p>
          </table:table-cell>
          <table:table-cell office:value-type="float" office:value="-0.0932477209985816" calcext:value-type="float">
            <text:p>-0.093247720998582</text:p>
          </table:table-cell>
          <table:table-cell office:value-type="float" office:value="-0.0918456993645976" calcext:value-type="float">
            <text:p>-0.091845699364598</text:p>
          </table:table-cell>
          <table:table-cell office:value-type="float" office:value="-0.0904490563849361" calcext:value-type="float">
            <text:p>-0.090449056384936</text:p>
          </table:table-cell>
          <table:table-cell office:value-type="float" office:value="-0.089057929866698" calcext:value-type="float">
            <text:p>-0.089057929866698</text:p>
          </table:table-cell>
          <table:table-cell office:value-type="float" office:value="-0.08767374999094" calcext:value-type="float">
            <text:p>-0.08767374999094</text:p>
          </table:table-cell>
          <table:table-cell office:value-type="float" office:value="-0.0862964304745655" calcext:value-type="float">
            <text:p>-0.086296430474566</text:p>
          </table:table-cell>
          <table:table-cell office:value-type="float" office:value="-0.0849298312623283" calcext:value-type="float">
            <text:p>-0.084929831262328</text:p>
          </table:table-cell>
          <table:table-cell office:value-type="float" office:value="-0.0835735920152783" calcext:value-type="float">
            <text:p>-0.083573592015278</text:p>
          </table:table-cell>
          <table:table-cell office:value-type="float" office:value="-0.0822271657656943" calcext:value-type="float">
            <text:p>-0.082227165765694</text:p>
          </table:table-cell>
          <table:table-cell office:value-type="float" office:value="-0.080895562969344" calcext:value-type="float">
            <text:p>-0.080895562969344</text:p>
          </table:table-cell>
          <table:table-cell office:value-type="float" office:value="-0.0795742121479534" calcext:value-type="float">
            <text:p>-0.079574212147953</text:p>
          </table:table-cell>
          <table:table-cell office:value-type="float" office:value="-0.0782686150579122" calcext:value-type="float">
            <text:p>-0.078268615057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957498115723E-027" calcext:value-type="float">
            <text:p>3.26957498115723E-27</text:p>
          </table:table-cell>
          <table:table-cell office:value-type="float" office:value="1.14010708016155E-023" calcext:value-type="float">
            <text:p>1.14010708016155E-23</text:p>
          </table:table-cell>
          <table:table-cell office:value-type="float" office:value="-7.02032157888273E-023" calcext:value-type="float">
            <text:p>-7.02032157888273E-23</text:p>
          </table:table-cell>
          <table:table-cell office:value-type="float" office:value="4.92176970030851E-022" calcext:value-type="float">
            <text:p>4.92176970030851E-22</text:p>
          </table:table-cell>
          <table:table-cell office:value-type="float" office:value="-5.83544137354822E-022" calcext:value-type="float">
            <text:p>-5.83544137354822E-22</text:p>
          </table:table-cell>
          <table:table-cell office:value-type="float" office:value="4.74121644569837E-022" calcext:value-type="float">
            <text:p>4.74121644569837E-22</text:p>
          </table:table-cell>
          <table:table-cell office:value-type="float" office:value="-5.66882613715859E-022" calcext:value-type="float">
            <text:p>-5.66882613715859E-22</text:p>
          </table:table-cell>
          <table:table-cell office:value-type="float" office:value="-3.61097913619264E-021" calcext:value-type="float">
            <text:p>-3.61097913619264E-21</text:p>
          </table:table-cell>
          <table:table-cell office:value-type="float" office:value="-1.01927997715452E-021" calcext:value-type="float">
            <text:p>-1.01927997715452E-21</text:p>
          </table:table-cell>
          <table:table-cell office:value-type="float" office:value="5.02474207483332E-021" calcext:value-type="float">
            <text:p>5.02474207483332E-21</text:p>
          </table:table-cell>
          <table:table-cell office:value-type="float" office:value="9.0024605570783E-021" calcext:value-type="float">
            <text:p>9.0024605570783E-21</text:p>
          </table:table-cell>
          <table:table-cell office:value-type="float" office:value="-5.74360087416091E-023" calcext:value-type="float">
            <text:p>-5.74360087416091E-23</text:p>
          </table:table-cell>
          <table:table-cell office:value-type="float" office:value="-1.42209307118048E-020" calcext:value-type="float">
            <text:p>-1.42209307118048E-20</text:p>
          </table:table-cell>
          <table:table-cell office:value-type="float" office:value="-2.94820461613027E-021" calcext:value-type="float">
            <text:p>-2.94820461613027E-21</text:p>
          </table:table-cell>
          <table:table-cell office:value-type="float" office:value="1.48951330847979E-020" calcext:value-type="float">
            <text:p>1.48951330847979E-20</text:p>
          </table:table-cell>
          <table:table-cell office:value-type="float" office:value="-2.09641814889195E-020" calcext:value-type="float">
            <text:p>-2.09641814889195E-20</text:p>
          </table:table-cell>
          <table:table-cell office:value-type="float" office:value="-8.46738037891402E-021" calcext:value-type="float">
            <text:p>-8.46738037891402E-21</text:p>
          </table:table-cell>
          <table:table-cell office:value-type="float" office:value="1.4551989749463E-019" calcext:value-type="float">
            <text:p>1.4551989749463E-19</text:p>
          </table:table-cell>
          <table:table-cell office:value-type="float" office:value="-9.56597960405889E-021" calcext:value-type="float">
            <text:p>-9.56597960405889E-21</text:p>
          </table:table-cell>
          <table:table-cell office:value-type="float" office:value="-4.13698542595707E-021" calcext:value-type="float">
            <text:p>-4.13698542595707E-21</text:p>
          </table:table-cell>
          <table:table-cell office:value-type="float" office:value="-1.46786744868733E-019" calcext:value-type="float">
            <text:p>-1.46786744868733E-19</text:p>
          </table:table-cell>
          <table:table-cell office:value-type="float" office:value="1.03897078538862E-019" calcext:value-type="float">
            <text:p>1.03897078538862E-19</text:p>
          </table:table-cell>
          <table:table-cell office:value-type="float" office:value="-2.20019477810184E-020" calcext:value-type="float">
            <text:p>-2.20019477810184E-20</text:p>
          </table:table-cell>
          <table:table-cell office:value-type="float" office:value="2.78273663724931E-019" calcext:value-type="float">
            <text:p>2.78273663724931E-19</text:p>
          </table:table-cell>
          <table:table-cell office:value-type="float" office:value="-2.03873933621864E-019" calcext:value-type="float">
            <text:p>-2.03873933621864E-19</text:p>
          </table:table-cell>
          <table:table-cell office:value-type="float" office:value="1.71022000288876E-019" calcext:value-type="float">
            <text:p>1.71022000288876E-19</text:p>
          </table:table-cell>
          <table:table-cell office:value-type="float" office:value="3.0080424168041E-019" calcext:value-type="float">
            <text:p>3.0080424168041E-19</text:p>
          </table:table-cell>
          <table:table-cell office:value-type="float" office:value="1.353246791578E-019" calcext:value-type="float">
            <text:p>1.353246791578E-19</text:p>
          </table:table-cell>
          <table:table-cell office:value-type="float" office:value="2.55192297155381E-019" calcext:value-type="float">
            <text:p>2.55192297155381E-19</text:p>
          </table:table-cell>
          <table:table-cell office:value-type="float" office:value="2.53672533735232E-019" calcext:value-type="float">
            <text:p>2.53672533735232E-19</text:p>
          </table:table-cell>
          <table:table-cell office:value-type="float" office:value="4.75250176538522E-019" calcext:value-type="float">
            <text:p>4.75250176538522E-19</text:p>
          </table:table-cell>
          <table:table-cell office:value-type="float" office:value="-0.000664041155337642" calcext:value-type="float">
            <text:p>-0.000664041155338</text:p>
          </table:table-cell>
          <table:table-cell office:value-type="float" office:value="-0.00195812532681269" calcext:value-type="float">
            <text:p>-0.001958125326813</text:p>
          </table:table-cell>
          <table:table-cell office:value-type="float" office:value="-0.00375458052184337" calcext:value-type="float">
            <text:p>-0.003754580521843</text:p>
          </table:table-cell>
          <table:table-cell office:value-type="float" office:value="-0.0060964312340732" calcext:value-type="float">
            <text:p>-0.006096431234073</text:p>
          </table:table-cell>
          <table:table-cell office:value-type="float" office:value="-0.0126168357076488" calcext:value-type="float">
            <text:p>-0.012616835707649</text:p>
          </table:table-cell>
          <table:table-cell office:value-type="float" office:value="-0.0198390197101893" calcext:value-type="float">
            <text:p>-0.019839019710189</text:p>
          </table:table-cell>
          <table:table-cell office:value-type="float" office:value="-0.0276899424030187" calcext:value-type="float">
            <text:p>-0.027689942403019</text:p>
          </table:table-cell>
          <table:table-cell office:value-type="float" office:value="-0.0360906408886446" calcext:value-type="float">
            <text:p>-0.036090640888645</text:p>
          </table:table-cell>
          <table:table-cell office:value-type="float" office:value="-0.0449591677515436" calcext:value-type="float">
            <text:p>-0.044959167751544</text:p>
          </table:table-cell>
          <table:table-cell office:value-type="float" office:value="-0.0542145030115459" calcext:value-type="float">
            <text:p>-0.054214503011546</text:p>
          </table:table-cell>
          <table:table-cell office:value-type="float" office:value="-0.0637741512033221" calcext:value-type="float">
            <text:p>-0.063774151203322</text:p>
          </table:table-cell>
          <table:table-cell office:value-type="float" office:value="-0.0735582966170828" calcext:value-type="float">
            <text:p>-0.073558296617083</text:p>
          </table:table-cell>
          <table:table-cell office:value-type="float" office:value="-0.083497590913923" calcext:value-type="float">
            <text:p>-0.083497590913923</text:p>
          </table:table-cell>
          <table:table-cell office:value-type="float" office:value="-0.0935218809948" calcext:value-type="float">
            <text:p>-0.0935218809948</text:p>
          </table:table-cell>
          <table:table-cell office:value-type="float" office:value="-0.103568880371522" calcext:value-type="float">
            <text:p>-0.103568880371522</text:p>
          </table:table-cell>
          <table:table-cell office:value-type="float" office:value="-0.113579488744267" calcext:value-type="float">
            <text:p>-0.113579488744267</text:p>
          </table:table-cell>
          <table:table-cell office:value-type="float" office:value="-0.123510513189969" calcext:value-type="float">
            <text:p>-0.123510513189969</text:p>
          </table:table-cell>
          <table:table-cell office:value-type="float" office:value="-0.133315055221605" calcext:value-type="float">
            <text:p>-0.133315055221605</text:p>
          </table:table-cell>
          <table:table-cell office:value-type="float" office:value="-0.14295353308279" calcext:value-type="float">
            <text:p>-0.14295353308279</text:p>
          </table:table-cell>
          <table:table-cell office:value-type="float" office:value="-0.152398202236072" calcext:value-type="float">
            <text:p>-0.152398202236072</text:p>
          </table:table-cell>
          <table:table-cell office:value-type="float" office:value="-0.161620270812069" calcext:value-type="float">
            <text:p>-0.161620270812069</text:p>
          </table:table-cell>
          <table:table-cell office:value-type="float" office:value="-0.170597948384085" calcext:value-type="float">
            <text:p>-0.170597948384085</text:p>
          </table:table-cell>
          <table:table-cell office:value-type="float" office:value="-0.179313852053847" calcext:value-type="float">
            <text:p>-0.179313852053847</text:p>
          </table:table-cell>
          <table:table-cell office:value-type="float" office:value="-0.187754562123036" calcext:value-type="float">
            <text:p>-0.187754562123036</text:p>
          </table:table-cell>
          <table:table-cell office:value-type="float" office:value="-0.195910187186353" calcext:value-type="float">
            <text:p>-0.195910187186353</text:p>
          </table:table-cell>
          <table:table-cell office:value-type="float" office:value="-0.203773947419158" calcext:value-type="float">
            <text:p>-0.203773947419158</text:p>
          </table:table-cell>
          <table:table-cell office:value-type="float" office:value="-0.211341782054021" calcext:value-type="float">
            <text:p>-0.211341782054021</text:p>
          </table:table-cell>
          <table:table-cell office:value-type="float" office:value="-0.218611984805403" calcext:value-type="float">
            <text:p>-0.218611984805403</text:p>
          </table:table-cell>
          <table:table-cell office:value-type="float" office:value="-0.225584869246971" calcext:value-type="float">
            <text:p>-0.225584869246971</text:p>
          </table:table-cell>
          <table:table-cell office:value-type="float" office:value="-0.232261641309676" calcext:value-type="float">
            <text:p>-0.232261641309676</text:p>
          </table:table-cell>
          <table:table-cell office:value-type="float" office:value="-0.238647496183113" calcext:value-type="float">
            <text:p>-0.238647496183113</text:p>
          </table:table-cell>
          <table:table-cell office:value-type="float" office:value="-0.244746197961892" calcext:value-type="float">
            <text:p>-0.244746197961892</text:p>
          </table:table-cell>
          <table:table-cell office:value-type="float" office:value="-0.250563396874647" calcext:value-type="float">
            <text:p>-0.250563396874647</text:p>
          </table:table-cell>
          <table:table-cell office:value-type="float" office:value="-0.256105533067835" calcext:value-type="float">
            <text:p>-0.256105533067835</text:p>
          </table:table-cell>
          <table:table-cell office:value-type="float" office:value="-0.2613791819433" calcext:value-type="float">
            <text:p>-0.2613791819433</text:p>
          </table:table-cell>
          <table:table-cell office:value-type="float" office:value="-0.266392913184495" calcext:value-type="float">
            <text:p>-0.266392913184495</text:p>
          </table:table-cell>
          <table:table-cell office:value-type="float" office:value="-0.271154073678659" calcext:value-type="float">
            <text:p>-0.271154073678659</text:p>
          </table:table-cell>
          <table:table-cell office:value-type="float" office:value="-0.275670799991833" calcext:value-type="float">
            <text:p>-0.275670799991833</text:p>
          </table:table-cell>
          <table:table-cell office:value-type="float" office:value="-0.279951380530015" calcext:value-type="float">
            <text:p>-0.279951380530015</text:p>
          </table:table-cell>
          <table:table-cell office:value-type="float" office:value="-0.284003923730558" calcext:value-type="float">
            <text:p>-0.284003923730558</text:p>
          </table:table-cell>
          <table:table-cell office:value-type="float" office:value="-0.287837305230192" calcext:value-type="float">
            <text:p>-0.287837305230192</text:p>
          </table:table-cell>
          <table:table-cell office:value-type="float" office:value="-0.291459428453494" calcext:value-type="float">
            <text:p>-0.291459428453494</text:p>
          </table:table-cell>
          <table:table-cell office:value-type="float" office:value="-0.294878753864617" calcext:value-type="float">
            <text:p>-0.294878753864617</text:p>
          </table:table-cell>
          <table:table-cell office:value-type="float" office:value="-0.298103375338524" calcext:value-type="float">
            <text:p>-0.298103375338524</text:p>
          </table:table-cell>
          <table:table-cell office:value-type="float" office:value="-0.301141227845808" calcext:value-type="float">
            <text:p>-0.301141227845808</text:p>
          </table:table-cell>
          <table:table-cell office:value-type="float" office:value="-0.304000063560012" calcext:value-type="float">
            <text:p>-0.304000063560012</text:p>
          </table:table-cell>
          <table:table-cell office:value-type="float" office:value="-0.306687433267328" calcext:value-type="float">
            <text:p>-0.306687433267328</text:p>
          </table:table-cell>
          <table:table-cell office:value-type="float" office:value="-0.30921067838617" calcext:value-type="float">
            <text:p>-0.30921067838617</text:p>
          </table:table-cell>
          <table:table-cell office:value-type="float" office:value="-0.311577297325666" calcext:value-type="float">
            <text:p>-0.311577297325666</text:p>
          </table:table-cell>
          <table:table-cell office:value-type="float" office:value="-0.313793329009504" calcext:value-type="float">
            <text:p>-0.313793329009504</text:p>
          </table:table-cell>
          <table:table-cell office:value-type="float" office:value="-0.315865844465106" calcext:value-type="float">
            <text:p>-0.315865844465106</text:p>
          </table:table-cell>
          <table:table-cell office:value-type="float" office:value="-0.317801247488612" calcext:value-type="float">
            <text:p>-0.317801247488612</text:p>
          </table:table-cell>
          <table:table-cell office:value-type="float" office:value="-0.31960570323587" calcext:value-type="float">
            <text:p>-0.31960570323587</text:p>
          </table:table-cell>
          <table:table-cell office:value-type="float" office:value="-0.32128513991377" calcext:value-type="float">
            <text:p>-0.32128513991377</text:p>
          </table:table-cell>
          <table:table-cell office:value-type="float" office:value="-0.32284525177243" calcext:value-type="float">
            <text:p>-0.32284525177243</text:p>
          </table:table-cell>
          <table:table-cell office:value-type="float" office:value="-0.32429184397799" calcext:value-type="float">
            <text:p>-0.32429184397799</text:p>
          </table:table-cell>
          <table:table-cell office:value-type="float" office:value="-0.325629467180142" calcext:value-type="float">
            <text:p>-0.325629467180142</text:p>
          </table:table-cell>
          <table:table-cell office:value-type="float" office:value="-0.326863489751872" calcext:value-type="float">
            <text:p>-0.326863489751872</text:p>
          </table:table-cell>
          <table:table-cell office:value-type="float" office:value="-0.327998718029089" calcext:value-type="float">
            <text:p>-0.327998718029089</text:p>
          </table:table-cell>
          <table:table-cell office:value-type="float" office:value="-0.329040065412321" calcext:value-type="float">
            <text:p>-0.329040065412321</text:p>
          </table:table-cell>
          <table:table-cell office:value-type="float" office:value="-0.329991298424776" calcext:value-type="float">
            <text:p>-0.329991298424776</text:p>
          </table:table-cell>
          <table:table-cell office:value-type="float" office:value="-0.330856941462111" calcext:value-type="float">
            <text:p>-0.330856941462111</text:p>
          </table:table-cell>
          <table:table-cell office:value-type="float" office:value="-0.331641318460423" calcext:value-type="float">
            <text:p>-0.331641318460423</text:p>
          </table:table-cell>
          <table:table-cell office:value-type="float" office:value="-0.332347722361369" calcext:value-type="float">
            <text:p>-0.332347722361369</text:p>
          </table:table-cell>
          <table:table-cell office:value-type="float" office:value="-0.332980055326581" calcext:value-type="float">
            <text:p>-0.332980055326581</text:p>
          </table:table-cell>
          <table:table-cell office:value-type="float" office:value="-0.333541832459155" calcext:value-type="float">
            <text:p>-0.3335418324591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8.83247762050893E-028" calcext:value-type="float">
            <text:p>8.83247762050893E-28</text:p>
          </table:table-cell>
          <table:table-cell office:value-type="float" office:value="2.63004184709314E-029" calcext:value-type="float">
            <text:p>2.63004184709314E-29</text:p>
          </table:table-cell>
          <table:table-cell office:value-type="float" office:value="1.09074796019299E-021" calcext:value-type="float">
            <text:p>1.09074796019299E-21</text:p>
          </table:table-cell>
          <table:table-cell office:value-type="float" office:value="-3.36920149342151E-021" calcext:value-type="float">
            <text:p>-3.36920149342151E-21</text:p>
          </table:table-cell>
          <table:table-cell office:value-type="float" office:value="6.76038173617843E-021" calcext:value-type="float">
            <text:p>6.76038173617843E-21</text:p>
          </table:table-cell>
          <table:table-cell office:value-type="float" office:value="5.88711796692391E-020" calcext:value-type="float">
            <text:p>5.88711796692391E-20</text:p>
          </table:table-cell>
          <table:table-cell office:value-type="float" office:value="3.06165723807199E-020" calcext:value-type="float">
            <text:p>3.06165723807199E-20</text:p>
          </table:table-cell>
          <table:table-cell office:value-type="float" office:value="2.29178370462359E-020" calcext:value-type="float">
            <text:p>2.29178370462359E-20</text:p>
          </table:table-cell>
          <table:table-cell office:value-type="float" office:value="5.75688273781486E-020" calcext:value-type="float">
            <text:p>5.75688273781486E-20</text:p>
          </table:table-cell>
          <table:table-cell office:value-type="float" office:value="2.39993097446573E-020" calcext:value-type="float">
            <text:p>2.39993097446573E-20</text:p>
          </table:table-cell>
          <table:table-cell office:value-type="float" office:value="2.34143033269302E-020" calcext:value-type="float">
            <text:p>2.34143033269302E-20</text:p>
          </table:table-cell>
          <table:table-cell office:value-type="float" office:value="5.3158466341868E-022" calcext:value-type="float">
            <text:p>5.3158466341868E-22</text:p>
          </table:table-cell>
          <table:table-cell office:value-type="float" office:value="-3.56137342949271E-020" calcext:value-type="float">
            <text:p>-3.56137342949271E-20</text:p>
          </table:table-cell>
          <table:table-cell office:value-type="float" office:value="-2.6377892736682E-019" calcext:value-type="float">
            <text:p>-2.6377892736682E-19</text:p>
          </table:table-cell>
          <table:table-cell office:value-type="float" office:value="-7.67451748690593E-020" calcext:value-type="float">
            <text:p>-7.67451748690593E-20</text:p>
          </table:table-cell>
          <table:table-cell office:value-type="float" office:value="1.68783484512049E-019" calcext:value-type="float">
            <text:p>1.68783484512049E-19</text:p>
          </table:table-cell>
          <table:table-cell office:value-type="float" office:value="-2.45029951032005E-019" calcext:value-type="float">
            <text:p>-2.45029951032005E-19</text:p>
          </table:table-cell>
          <table:table-cell office:value-type="float" office:value="0.0000065687610126159" calcext:value-type="float">
            <text:p>6.5687610126159E-06</text:p>
          </table:table-cell>
          <table:table-cell office:value-type="float" office:value="0.000656201745014398" calcext:value-type="float">
            <text:p>0.000656201745014</text:p>
          </table:table-cell>
          <table:table-cell office:value-type="float" office:value="0.00111287548800798" calcext:value-type="float">
            <text:p>0.001112875488008</text:p>
          </table:table-cell>
          <table:table-cell office:value-type="float" office:value="0.00170768358119705" calcext:value-type="float">
            <text:p>0.001707683581197</text:p>
          </table:table-cell>
          <table:table-cell office:value-type="float" office:value="0.00207222529919125" calcext:value-type="float">
            <text:p>0.002072225299191</text:p>
          </table:table-cell>
          <table:table-cell office:value-type="float" office:value="0.00221227906868222" calcext:value-type="float">
            <text:p>0.002212279068682</text:p>
          </table:table-cell>
          <table:table-cell office:value-type="float" office:value="0.00213439215785564" calcext:value-type="float">
            <text:p>0.002134392157856</text:p>
          </table:table-cell>
          <table:table-cell office:value-type="float" office:value="0.00156678348120522" calcext:value-type="float">
            <text:p>0.001566783481205</text:p>
          </table:table-cell>
          <table:table-cell office:value-type="float" office:value="0.000114603735793237" calcext:value-type="float">
            <text:p>0.000114603735793</text:p>
          </table:table-cell>
          <table:table-cell office:value-type="float" office:value="-0.00130517419085707" calcext:value-type="float">
            <text:p>-0.001305174190857</text:p>
          </table:table-cell>
          <table:table-cell office:value-type="float" office:value="-0.00269294493602426" calcext:value-type="float">
            <text:p>-0.002692944936024</text:p>
          </table:table-cell>
          <table:table-cell office:value-type="float" office:value="-0.00404869203249186" calcext:value-type="float">
            <text:p>-0.004048692032492</text:p>
          </table:table-cell>
          <table:table-cell office:value-type="float" office:value="-0.00537167744093578" calcext:value-type="float">
            <text:p>-0.005371677440936</text:p>
          </table:table-cell>
          <table:table-cell office:value-type="float" office:value="-0.00666310731654421" calcext:value-type="float">
            <text:p>-0.006663107316544</text:p>
          </table:table-cell>
          <table:table-cell office:value-type="float" office:value="-0.0079230972498352" calcext:value-type="float">
            <text:p>-0.007923097249835</text:p>
          </table:table-cell>
          <table:table-cell office:value-type="float" office:value="-0.00915175940280627" calcext:value-type="float">
            <text:p>-0.009151759402806</text:p>
          </table:table-cell>
          <table:table-cell office:value-type="float" office:value="-0.0103492104703378" calcext:value-type="float">
            <text:p>-0.010349210470338</text:p>
          </table:table-cell>
          <table:table-cell office:value-type="float" office:value="-0.0115155780816294" calcext:value-type="float">
            <text:p>-0.011515578081629</text:p>
          </table:table-cell>
          <table:table-cell office:value-type="float" office:value="-0.0126510090233717" calcext:value-type="float">
            <text:p>-0.012651009023372</text:p>
          </table:table-cell>
          <table:table-cell office:value-type="float" office:value="-0.0137556699712301" calcext:value-type="float">
            <text:p>-0.01375566997123</text:p>
          </table:table-cell>
          <table:table-cell office:value-type="float" office:value="-0.0137907116788231" calcext:value-type="float">
            <text:p>-0.013790711678823</text:p>
          </table:table-cell>
          <table:table-cell office:value-type="float" office:value="-0.0138252688876202" calcext:value-type="float">
            <text:p>-0.01382526888762</text:p>
          </table:table-cell>
          <table:table-cell office:value-type="float" office:value="-0.0138591218973743" calcext:value-type="float">
            <text:p>-0.013859121897374</text:p>
          </table:table-cell>
          <table:table-cell office:value-type="float" office:value="-0.0138920884368486" calcext:value-type="float">
            <text:p>-0.013892088436849</text:p>
          </table:table-cell>
          <table:table-cell office:value-type="float" office:value="-0.0139240184562709" calcext:value-type="float">
            <text:p>-0.013924018456271</text:p>
          </table:table-cell>
          <table:table-cell office:value-type="float" office:value="-0.0139544204253366" calcext:value-type="float">
            <text:p>-0.013954420425337</text:p>
          </table:table-cell>
          <table:table-cell office:value-type="float" office:value="-0.013984001914471" calcext:value-type="float">
            <text:p>-0.013984001914471</text:p>
          </table:table-cell>
          <table:table-cell office:value-type="float" office:value="-0.0140121459910489" calcext:value-type="float">
            <text:p>-0.014012145991049</text:p>
          </table:table-cell>
          <table:table-cell office:value-type="float" office:value="-0.0140390501144469" calcext:value-type="float">
            <text:p>-0.014039050114447</text:p>
          </table:table-cell>
          <table:table-cell office:value-type="float" office:value="-0.0140645669552526" calcext:value-type="float">
            <text:p>-0.014064566955253</text:p>
          </table:table-cell>
          <table:table-cell office:value-type="float" office:value="-0.0140881497621863" calcext:value-type="float">
            <text:p>-0.014088149762186</text:p>
          </table:table-cell>
          <table:table-cell office:value-type="float" office:value="-0.0141110670264059" calcext:value-type="float">
            <text:p>-0.014111067026406</text:p>
          </table:table-cell>
          <table:table-cell office:value-type="float" office:value="-0.014131882354086" calcext:value-type="float">
            <text:p>-0.014131882354086</text:p>
          </table:table-cell>
          <table:table-cell office:value-type="float" office:value="-0.014151348121032" calcext:value-type="float">
            <text:p>-0.014151348121032</text:p>
          </table:table-cell>
          <table:table-cell office:value-type="float" office:value="-0.0141701376382778" calcext:value-type="float">
            <text:p>-0.014170137638278</text:p>
          </table:table-cell>
          <table:table-cell office:value-type="float" office:value="-0.0141870113331155" calcext:value-type="float">
            <text:p>-0.014187011333116</text:p>
          </table:table-cell>
          <table:table-cell office:value-type="float" office:value="-0.0142026530964041" calcext:value-type="float">
            <text:p>-0.014202653096404</text:p>
          </table:table-cell>
          <table:table-cell office:value-type="float" office:value="-0.0142171104924065" calcext:value-type="float">
            <text:p>-0.014217110492407</text:p>
          </table:table-cell>
          <table:table-cell office:value-type="float" office:value="-0.0142304333230825" calcext:value-type="float">
            <text:p>-0.014230433323083</text:p>
          </table:table-cell>
          <table:table-cell office:value-type="float" office:value="-0.0142426727275345" calcext:value-type="float">
            <text:p>-0.014242672727535</text:p>
          </table:table-cell>
          <table:table-cell office:value-type="float" office:value="-0.0142538804321046" calcext:value-type="float">
            <text:p>-0.014253880432105</text:p>
          </table:table-cell>
          <table:table-cell office:value-type="float" office:value="-0.0142641081336026" calcext:value-type="float">
            <text:p>-0.014264108133603</text:p>
          </table:table-cell>
          <table:table-cell office:value-type="float" office:value="-0.0142734069989357" calcext:value-type="float">
            <text:p>-0.014273406998936</text:p>
          </table:table-cell>
          <table:table-cell office:value-type="float" office:value="-0.0142818272655702" calcext:value-type="float">
            <text:p>-0.01428182726557</text:p>
          </table:table-cell>
          <table:table-cell office:value-type="float" office:value="-0.0142894179285883" calcext:value-type="float">
            <text:p>-0.014289417928588</text:p>
          </table:table-cell>
          <table:table-cell office:value-type="float" office:value="-0.0142968661322315" calcext:value-type="float">
            <text:p>-0.014296866132232</text:p>
          </table:table-cell>
          <table:table-cell office:value-type="float" office:value="-0.0143029384694286" calcext:value-type="float">
            <text:p>-0.014302938469429</text:p>
          </table:table-cell>
          <table:table-cell office:value-type="float" office:value="-0.0143083186429612" calcext:value-type="float">
            <text:p>-0.014308318642961</text:p>
          </table:table-cell>
          <table:table-cell office:value-type="float" office:value="-0.014313048859585" calcext:value-type="float">
            <text:p>-0.014313048859585</text:p>
          </table:table-cell>
          <table:table-cell office:value-type="float" office:value="-0.014317169415362" calcext:value-type="float">
            <text:p>-0.014317169415362</text:p>
          </table:table-cell>
          <table:table-cell office:value-type="float" office:value="-0.0143213583026788" calcext:value-type="float">
            <text:p>-0.014321358302679</text:p>
          </table:table-cell>
          <table:table-cell office:value-type="float" office:value="-0.0143243727207438" calcext:value-type="float">
            <text:p>-0.014324372720744</text:p>
          </table:table-cell>
          <table:table-cell office:value-type="float" office:value="-0.0143268868459628" calcext:value-type="float">
            <text:p>-0.014326886845963</text:p>
          </table:table-cell>
          <table:table-cell office:value-type="float" office:value="-0.0143289333740953" calcext:value-type="float">
            <text:p>-0.014328933374095</text:p>
          </table:table-cell>
          <table:table-cell office:value-type="float" office:value="-0.0143305431956466" calcext:value-type="float">
            <text:p>-0.014330543195647</text:p>
          </table:table-cell>
          <table:table-cell office:value-type="float" office:value="-0.014332385070529" calcext:value-type="float">
            <text:p>-0.014332385070529</text:p>
          </table:table-cell>
          <table:table-cell office:value-type="float" office:value="-0.0143337410876839" calcext:value-type="float">
            <text:p>-0.014333741087684</text:p>
          </table:table-cell>
          <table:table-cell office:value-type="float" office:value="-0.0143348485913313" calcext:value-type="float">
            <text:p>-0.014334848591331</text:p>
          </table:table-cell>
          <table:table-cell office:value-type="float" office:value="-0.0143356261529442" calcext:value-type="float">
            <text:p>-0.014335626152944</text:p>
          </table:table-cell>
          <table:table-cell office:value-type="float" office:value="-0.0143360966154516" calcext:value-type="float">
            <text:p>-0.014336096615452</text:p>
          </table:table-cell>
          <table:table-cell office:value-type="float" office:value="-0.014336281426705" calcext:value-type="float">
            <text:p>-0.014336281426705</text:p>
          </table:table-cell>
          <table:table-cell office:value-type="float" office:value="-0.0143362007115603" calcext:value-type="float">
            <text:p>-0.01433620071156</text:p>
          </table:table-cell>
          <table:table-cell office:value-type="float" office:value="-0.0143358733426366" calcext:value-type="float">
            <text:p>-0.014335873342637</text:p>
          </table:table-cell>
          <table:table-cell office:value-type="float" office:value="-0.0143357702443589" calcext:value-type="float">
            <text:p>-0.014335770244359</text:p>
          </table:table-cell>
          <table:table-cell office:value-type="float" office:value="-0.0143345567098287" calcext:value-type="float">
            <text:p>-0.014334556709829</text:p>
          </table:table-cell>
          <table:table-cell office:value-type="float" office:value="-0.0143340443539147" calcext:value-type="float">
            <text:p>-0.014334044353915</text:p>
          </table:table-cell>
          <table:table-cell office:value-type="float" office:value="-0.0143333496652939" calcext:value-type="float">
            <text:p>-0.014333349665294</text:p>
          </table:table-cell>
          <table:table-cell office:value-type="float" office:value="-0.0143324862441921" calcext:value-type="float">
            <text:p>-0.014332486244192</text:p>
          </table:table-cell>
          <table:table-cell office:value-type="float" office:value="-0.0143314668156176" calcext:value-type="float">
            <text:p>-0.014331466815618</text:p>
          </table:table-cell>
          <table:table-cell office:value-type="float" office:value="-0.0143303032828243" calcext:value-type="float">
            <text:p>-0.014330303282824</text:p>
          </table:table-cell>
          <table:table-cell office:value-type="float" office:value="-0.0143290067779841" calcext:value-type="float">
            <text:p>-0.014329006777984</text:p>
          </table:table-cell>
          <table:table-cell office:value-type="float" office:value="-0.0143266904081027" calcext:value-type="float">
            <text:p>-0.014326690408103</text:p>
          </table:table-cell>
          <table:table-cell office:value-type="float" office:value="-0.0143251584968104" calcext:value-type="float">
            <text:p>-0.01432515849681</text:p>
          </table:table-cell>
          <table:table-cell office:value-type="float" office:value="-0.0143235228496335" calcext:value-type="float">
            <text:p>-0.014323522849634</text:p>
          </table:table-cell>
          <table:table-cell office:value-type="float" office:value="-0.0143217919679525" calcext:value-type="float">
            <text:p>-0.014321791967953</text:p>
          </table:table-cell>
          <table:table-cell office:value-type="float" office:value="-0.014316745316237" calcext:value-type="float">
            <text:p>-0.014316745316237</text:p>
          </table:table-cell>
          <table:table-cell office:value-type="float" office:value="-0.0143148472281346" calcext:value-type="float">
            <text:p>-0.014314847228135</text:p>
          </table:table-cell>
          <table:table-cell office:value-type="float" office:value="-0.0143128762071312" calcext:value-type="float">
            <text:p>-0.014312876207131</text:p>
          </table:table-cell>
          <table:table-cell office:value-type="float" office:value="-0.0143098056617571" calcext:value-type="float">
            <text:p>-0.014309805661757</text:p>
          </table:table-cell>
          <table:table-cell office:value-type="float" office:value="-0.0143059250282551" calcext:value-type="float">
            <text:p>-0.014305925028255</text:p>
          </table:table-cell>
          <table:table-cell office:value-type="float" office:value="-0.0143051399535384" calcext:value-type="float">
            <text:p>-0.014305139953538</text:p>
          </table:table-cell>
          <table:table-cell office:value-type="float" office:value="-0.0143011550415055" calcext:value-type="float">
            <text:p>-0.0143011550415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3.1861651104345E-028" calcext:value-type="float">
            <text:p>3.1861651104345E-28</text:p>
          </table:table-cell>
          <table:table-cell office:value-type="float" office:value="2.4563559802159E-029" calcext:value-type="float">
            <text:p>2.4563559802159E-29</text:p>
          </table:table-cell>
          <table:table-cell office:value-type="float" office:value="8.08631355072214E-022" calcext:value-type="float">
            <text:p>8.08631355072214E-22</text:p>
          </table:table-cell>
          <table:table-cell office:value-type="float" office:value="2.31330268443184E-021" calcext:value-type="float">
            <text:p>2.31330268443184E-21</text:p>
          </table:table-cell>
          <table:table-cell office:value-type="float" office:value="6.09122856978274E-022" calcext:value-type="float">
            <text:p>6.09122856978274E-22</text:p>
          </table:table-cell>
          <table:table-cell office:value-type="float" office:value="2.04228198894145E-020" calcext:value-type="float">
            <text:p>2.04228198894145E-20</text:p>
          </table:table-cell>
          <table:table-cell office:value-type="float" office:value="-1.03353156862165E-020" calcext:value-type="float">
            <text:p>-1.03353156862165E-20</text:p>
          </table:table-cell>
          <table:table-cell office:value-type="float" office:value="2.66080085968373E-020" calcext:value-type="float">
            <text:p>2.66080085968373E-20</text:p>
          </table:table-cell>
          <table:table-cell office:value-type="float" office:value="1.95863046862344E-020" calcext:value-type="float">
            <text:p>1.95863046862344E-20</text:p>
          </table:table-cell>
          <table:table-cell office:value-type="float" office:value="-3.72720019657131E-020" calcext:value-type="float">
            <text:p>-3.72720019657131E-20</text:p>
          </table:table-cell>
          <table:table-cell office:value-type="float" office:value="2.11080908932869E-020" calcext:value-type="float">
            <text:p>2.11080908932869E-20</text:p>
          </table:table-cell>
          <table:table-cell office:value-type="float" office:value="1.06825625845523E-019" calcext:value-type="float">
            <text:p>1.06825625845523E-19</text:p>
          </table:table-cell>
          <table:table-cell office:value-type="float" office:value="-1.55339532386356E-019" calcext:value-type="float">
            <text:p>-1.55339532386356E-19</text:p>
          </table:table-cell>
          <table:table-cell office:value-type="float" office:value="-1.78491442453838E-020" calcext:value-type="float">
            <text:p>-1.78491442453838E-20</text:p>
          </table:table-cell>
          <table:table-cell office:value-type="float" office:value="4.4838946517294E-020" calcext:value-type="float">
            <text:p>4.4838946517294E-20</text:p>
          </table:table-cell>
          <table:table-cell office:value-type="float" office:value="1.7698998768581E-019" calcext:value-type="float">
            <text:p>1.7698998768581E-19</text:p>
          </table:table-cell>
          <table:table-cell office:value-type="float" office:value="5.40372949412057E-020" calcext:value-type="float">
            <text:p>5.40372949412057E-20</text:p>
          </table:table-cell>
          <table:table-cell office:value-type="float" office:value="0.0000022566510413132" calcext:value-type="float">
            <text:p>2.2566510413132E-06</text:p>
          </table:table-cell>
          <table:table-cell office:value-type="float" office:value="0.000705627795745343" calcext:value-type="float">
            <text:p>0.000705627795745</text:p>
          </table:table-cell>
          <table:table-cell office:value-type="float" office:value="0.00132047713368226" calcext:value-type="float">
            <text:p>0.001320477133682</text:p>
          </table:table-cell>
          <table:table-cell office:value-type="float" office:value="0.00129473151394308" calcext:value-type="float">
            <text:p>0.001294731513943</text:p>
          </table:table-cell>
          <table:table-cell office:value-type="float" office:value="0.00126985594101265" calcext:value-type="float">
            <text:p>0.001269855941013</text:p>
          </table:table-cell>
          <table:table-cell office:value-type="float" office:value="0.00124631782781343" calcext:value-type="float">
            <text:p>0.001246317827813</text:p>
          </table:table-cell>
          <table:table-cell office:value-type="float" office:value="0.00122457681430725" calcext:value-type="float">
            <text:p>0.001224576814307</text:p>
          </table:table-cell>
          <table:table-cell office:value-type="float" office:value="0.00120376878442636" calcext:value-type="float">
            <text:p>0.001203768784426</text:p>
          </table:table-cell>
          <table:table-cell office:value-type="float" office:value="0.0011513761628714" calcext:value-type="float">
            <text:p>0.001151376162871</text:p>
          </table:table-cell>
          <table:table-cell office:value-type="float" office:value="0.00109188908819783" calcext:value-type="float">
            <text:p>0.001091889088198</text:p>
          </table:table-cell>
          <table:table-cell office:value-type="float" office:value="0.00102576201744601" calcext:value-type="float">
            <text:p>0.001025762017446</text:p>
          </table:table-cell>
          <table:table-cell office:value-type="float" office:value="0.000952793858680426" calcext:value-type="float">
            <text:p>0.00095279385868</text:p>
          </table:table-cell>
          <table:table-cell office:value-type="float" office:value="0.000871528662192443" calcext:value-type="float">
            <text:p>0.000871528662192</text:p>
          </table:table-cell>
          <table:table-cell office:value-type="float" office:value="0.000784040038868054" calcext:value-type="float">
            <text:p>0.000784040038868</text:p>
          </table:table-cell>
          <table:table-cell office:value-type="float" office:value="0.000690474710063343" calcext:value-type="float">
            <text:p>0.000690474710063</text:p>
          </table:table-cell>
          <table:table-cell office:value-type="float" office:value="0.000590977934456131" calcext:value-type="float">
            <text:p>0.000590977934456</text:p>
          </table:table-cell>
          <table:table-cell office:value-type="float" office:value="0.000485693426365638" calcext:value-type="float">
            <text:p>0.000485693426366</text:p>
          </table:table-cell>
          <table:table-cell office:value-type="float" office:value="0.000374762456085032" calcext:value-type="float">
            <text:p>0.000374762456085</text:p>
          </table:table-cell>
          <table:table-cell office:value-type="float" office:value="0.000258328841052687" calcext:value-type="float">
            <text:p>0.000258328841053</text:p>
          </table:table-cell>
          <table:table-cell office:value-type="float" office:value="0.000136532328827989" calcext:value-type="float">
            <text:p>0.000136532328828</text:p>
          </table:table-cell>
          <table:table-cell office:value-type="float" office:value="0.0001360003068514" calcext:value-type="float">
            <text:p>0.000136000306851</text:p>
          </table:table-cell>
          <table:table-cell office:value-type="float" office:value="0.000135341906120899" calcext:value-type="float">
            <text:p>0.000135341906121</text:p>
          </table:table-cell>
          <table:table-cell office:value-type="float" office:value="0.00013470775689454" calcext:value-type="float">
            <text:p>0.000134707756895</text:p>
          </table:table-cell>
          <table:table-cell office:value-type="float" office:value="0.000134100476215808" calcext:value-type="float">
            <text:p>0.000134100476216</text:p>
          </table:table-cell>
          <table:table-cell office:value-type="float" office:value="0.000133521951846312" calcext:value-type="float">
            <text:p>0.000133521951846</text:p>
          </table:table-cell>
          <table:table-cell office:value-type="float" office:value="0.000132615815221095" calcext:value-type="float">
            <text:p>0.000132615815221</text:p>
          </table:table-cell>
          <table:table-cell office:value-type="float" office:value="0.000131722533671902" calcext:value-type="float">
            <text:p>0.000131722533672</text:p>
          </table:table-cell>
          <table:table-cell office:value-type="float" office:value="0.000131297184867907" calcext:value-type="float">
            <text:p>0.000131297184868</text:p>
          </table:table-cell>
          <table:table-cell office:value-type="float" office:value="0.00013046564127395" calcext:value-type="float">
            <text:p>0.000130465641274</text:p>
          </table:table-cell>
          <table:table-cell office:value-type="float" office:value="0.000129664437687245" calcext:value-type="float">
            <text:p>0.000129664437687</text:p>
          </table:table-cell>
          <table:table-cell office:value-type="float" office:value="0.000128723320509323" calcext:value-type="float">
            <text:p>0.000128723320509</text:p>
          </table:table-cell>
          <table:table-cell office:value-type="float" office:value="0.000128606163422084" calcext:value-type="float">
            <text:p>0.000128606163422</text:p>
          </table:table-cell>
          <table:table-cell office:value-type="float" office:value="0.000127721511286449" calcext:value-type="float">
            <text:p>0.000127721511286</text:p>
          </table:table-cell>
          <table:table-cell office:value-type="float" office:value="0.000126863447734564" calcext:value-type="float">
            <text:p>0.000126863447735</text:p>
          </table:table-cell>
          <table:table-cell office:value-type="float" office:value="0.000126838927467782" calcext:value-type="float">
            <text:p>0.000126838927468</text:p>
          </table:table-cell>
          <table:table-cell office:value-type="float" office:value="0.000126030418881039" calcext:value-type="float">
            <text:p>0.000126030418881</text:p>
          </table:table-cell>
          <table:table-cell office:value-type="float" office:value="0.000125244827925935" calcext:value-type="float">
            <text:p>0.000125244827926</text:p>
          </table:table-cell>
          <table:table-cell office:value-type="float" office:value="0.000124480913773139" calcext:value-type="float">
            <text:p>0.000124480913773</text:p>
          </table:table-cell>
          <table:table-cell office:value-type="float" office:value="0.000123737454145757" calcext:value-type="float">
            <text:p>0.000123737454146</text:p>
          </table:table-cell>
          <table:table-cell office:value-type="float" office:value="0.000123013256241732" calcext:value-type="float">
            <text:p>0.000123013256242</text:p>
          </table:table-cell>
          <table:table-cell office:value-type="float" office:value="0.000122307164874724" calcext:value-type="float">
            <text:p>0.000122307164875</text:p>
          </table:table-cell>
          <table:table-cell office:value-type="float" office:value="0.000121618068298366" calcext:value-type="float">
            <text:p>0.000121618068298</text:p>
          </table:table-cell>
          <table:table-cell office:value-type="float" office:value="0.000120944902141498" calcext:value-type="float">
            <text:p>0.000120944902141</text:p>
          </table:table-cell>
          <table:table-cell office:value-type="float" office:value="0.000120286651872954" calcext:value-type="float">
            <text:p>0.000120286651873</text:p>
          </table:table-cell>
          <table:table-cell office:value-type="float" office:value="0.000119642354009043" calcext:value-type="float">
            <text:p>0.000119642354009</text:p>
          </table:table-cell>
          <table:table-cell office:value-type="float" office:value="0.000119819231180425" calcext:value-type="float">
            <text:p>0.00011981923118</text:p>
          </table:table-cell>
          <table:table-cell office:value-type="float" office:value="0.000119200150789316" calcext:value-type="float">
            <text:p>0.000119200150789</text:p>
          </table:table-cell>
          <table:table-cell office:value-type="float" office:value="0.000118592438014768" calcext:value-type="float">
            <text:p>0.000118592438015</text:p>
          </table:table-cell>
          <table:table-cell office:value-type="float" office:value="0.000117995329882398" calcext:value-type="float">
            <text:p>0.000117995329882</text:p>
          </table:table-cell>
          <table:table-cell office:value-type="float" office:value="0.000117408110092193" calcext:value-type="float">
            <text:p>0.000117408110092</text:p>
          </table:table-cell>
          <table:table-cell office:value-type="float" office:value="0.000117638237288942" calcext:value-type="float">
            <text:p>0.000117638237289</text:p>
          </table:table-cell>
          <table:table-cell office:value-type="float" office:value="0.000117068820355195" calcext:value-type="float">
            <text:p>0.000117068820355</text:p>
          </table:table-cell>
          <table:table-cell office:value-type="float" office:value="0.000116507402921775" calcext:value-type="float">
            <text:p>0.000116507402922</text:p>
          </table:table-cell>
          <table:table-cell office:value-type="float" office:value="0.000115953434949203" calcext:value-type="float">
            <text:p>0.000115953434949</text:p>
          </table:table-cell>
          <table:table-cell office:value-type="float" office:value="0.000115406402597965" calcext:value-type="float">
            <text:p>0.000115406402598</text:p>
          </table:table-cell>
          <table:table-cell office:value-type="float" office:value="0.000115673951419079" calcext:value-type="float">
            <text:p>0.000115673951419</text:p>
          </table:table-cell>
          <table:table-cell office:value-type="float" office:value="0.000115755365436761" calcext:value-type="float">
            <text:p>0.000115755365437</text:p>
          </table:table-cell>
          <table:table-cell office:value-type="float" office:value="0.000116034511218654" calcext:value-type="float">
            <text:p>0.000116034511219</text:p>
          </table:table-cell>
          <table:table-cell office:value-type="float" office:value="0.000116318856704119" calcext:value-type="float">
            <text:p>0.000116318856704</text:p>
          </table:table-cell>
          <table:table-cell office:value-type="float" office:value="0.000116608038542582" calcext:value-type="float">
            <text:p>0.000116608038543</text:p>
          </table:table-cell>
          <table:table-cell office:value-type="float" office:value="0.000116901717950557" calcext:value-type="float">
            <text:p>0.000116901717951</text:p>
          </table:table-cell>
          <table:table-cell office:value-type="float" office:value="0.000117199579084189" calcext:value-type="float">
            <text:p>0.000117199579084</text:p>
          </table:table-cell>
          <table:table-cell office:value-type="float" office:value="0.000117501327503929" calcext:value-type="float">
            <text:p>0.000117501327504</text:p>
          </table:table-cell>
          <table:table-cell office:value-type="float" office:value="0.000117373687822104" calcext:value-type="float">
            <text:p>0.000117373687822</text:p>
          </table:table-cell>
          <table:table-cell office:value-type="float" office:value="0.000117548233211309" calcext:value-type="float">
            <text:p>0.000117548233211</text:p>
          </table:table-cell>
          <table:table-cell office:value-type="float" office:value="0.000117427067798288" calcext:value-type="float">
            <text:p>0.000117427067798</text:p>
          </table:table-cell>
          <table:table-cell office:value-type="float" office:value="0.000117308797618801" calcext:value-type="float">
            <text:p>0.000117308797619</text:p>
          </table:table-cell>
          <table:table-cell office:value-type="float" office:value="0.000117193215188836" calcext:value-type="float">
            <text:p>0.000117193215189</text:p>
          </table:table-cell>
          <table:table-cell office:value-type="float" office:value="0.000117080127041259" calcext:value-type="float">
            <text:p>0.000117080127041</text:p>
          </table:table-cell>
          <table:table-cell office:value-type="float" office:value="0.000116969352698152" calcext:value-type="float">
            <text:p>0.000116969352698</text:p>
          </table:table-cell>
          <table:table-cell office:value-type="float" office:value="0.000116860723839087" calcext:value-type="float">
            <text:p>0.000116860723839</text:p>
          </table:table-cell>
          <table:table-cell office:value-type="float" office:value="0.000117053183553569" calcext:value-type="float">
            <text:p>0.000117053183554</text:p>
          </table:table-cell>
          <table:table-cell office:value-type="float" office:value="0.000116948385287026" calcext:value-type="float">
            <text:p>0.000116948385287</text:p>
          </table:table-cell>
          <table:table-cell office:value-type="float" office:value="0.000116845292102724" calcext:value-type="float">
            <text:p>0.000116845292103</text:p>
          </table:table-cell>
          <table:table-cell office:value-type="float" office:value="0.000116743776353568" calcext:value-type="float">
            <text:p>0.000116743776354</text:p>
          </table:table-cell>
          <table:table-cell office:value-type="float" office:value="0.000116972276126513" calcext:value-type="float">
            <text:p>0.000116972276127</text:p>
          </table:table-cell>
          <table:table-cell office:value-type="float" office:value="0.000116873567051442" calcext:value-type="float">
            <text:p>0.000116873567051</text:p>
          </table:table-cell>
          <table:table-cell office:value-type="float" office:value="0.000116776101004827" calcext:value-type="float">
            <text:p>0.000116776101005</text:p>
          </table:table-cell>
          <table:table-cell office:value-type="float" office:value="0.000116980743615554" calcext:value-type="float">
            <text:p>0.000116980743616</text:p>
          </table:table-cell>
          <table:table-cell office:value-type="float" office:value="0.000116842281502832" calcext:value-type="float">
            <text:p>0.000116842281503</text:p>
          </table:table-cell>
          <table:table-cell office:value-type="float" office:value="0.0001169249848132" calcext:value-type="float">
            <text:p>0.000116924984813</text:p>
          </table:table-cell>
          <table:table-cell office:value-type="float" office:value="0.000116788386392986" calcext:value-type="float">
            <text:p>0.000116788386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5880032564214E-024" calcext:value-type="float">
            <text:p>-2.15880032564214E-24</text:p>
          </table:table-cell>
          <table:table-cell office:value-type="float" office:value="2.1978798513791E-023" calcext:value-type="float">
            <text:p>2.1978798513791E-23</text:p>
          </table:table-cell>
          <table:table-cell office:value-type="float" office:value="1.66495246385866E-023" calcext:value-type="float">
            <text:p>1.66495246385866E-23</text:p>
          </table:table-cell>
          <table:table-cell office:value-type="float" office:value="9.48401718070821E-022" calcext:value-type="float">
            <text:p>9.48401718070821E-22</text:p>
          </table:table-cell>
          <table:table-cell office:value-type="float" office:value="-1.06243066569497E-021" calcext:value-type="float">
            <text:p>-1.06243066569497E-21</text:p>
          </table:table-cell>
          <table:table-cell office:value-type="float" office:value="-1.41184341485664E-021" calcext:value-type="float">
            <text:p>-1.41184341485664E-21</text:p>
          </table:table-cell>
          <table:table-cell office:value-type="float" office:value="-7.76416594140796E-022" calcext:value-type="float">
            <text:p>-7.76416594140796E-22</text:p>
          </table:table-cell>
          <table:table-cell office:value-type="float" office:value="-9.43821211827888E-022" calcext:value-type="float">
            <text:p>-9.43821211827888E-22</text:p>
          </table:table-cell>
          <table:table-cell office:value-type="float" office:value="5.98930500093575E-021" calcext:value-type="float">
            <text:p>5.98930500093575E-21</text:p>
          </table:table-cell>
          <table:table-cell office:value-type="float" office:value="-1.43370198168994E-020" calcext:value-type="float">
            <text:p>-1.43370198168994E-20</text:p>
          </table:table-cell>
          <table:table-cell office:value-type="float" office:value="-1.66488206617603E-021" calcext:value-type="float">
            <text:p>-1.66488206617603E-21</text:p>
          </table:table-cell>
          <table:table-cell office:value-type="float" office:value="-1.1246355770848E-021" calcext:value-type="float">
            <text:p>-1.1246355770848E-21</text:p>
          </table:table-cell>
          <table:table-cell office:value-type="float" office:value="1.98413807922585E-020" calcext:value-type="float">
            <text:p>1.98413807922585E-20</text:p>
          </table:table-cell>
          <table:table-cell office:value-type="float" office:value="4.54365608965309E-021" calcext:value-type="float">
            <text:p>4.54365608965309E-21</text:p>
          </table:table-cell>
          <table:table-cell office:value-type="float" office:value="2.91788155878457E-020" calcext:value-type="float">
            <text:p>2.91788155878457E-20</text:p>
          </table:table-cell>
          <table:table-cell office:value-type="float" office:value="-0.0000262830842176633" calcext:value-type="float">
            <text:p>-2.62830842176633E-05</text:p>
          </table:table-cell>
          <table:table-cell office:value-type="float" office:value="-0.0000599025153825914" calcext:value-type="float">
            <text:p>-5.99025153825914E-05</text:p>
          </table:table-cell>
          <table:table-cell office:value-type="float" office:value="-0.000146073689170737" calcext:value-type="float">
            <text:p>-0.000146073689171</text:p>
          </table:table-cell>
          <table:table-cell office:value-type="float" office:value="-0.000321312002185688" calcext:value-type="float">
            <text:p>-0.000321312002186</text:p>
          </table:table-cell>
          <table:table-cell office:value-type="float" office:value="-0.000610363053491414" calcext:value-type="float">
            <text:p>-0.000610363053491</text:p>
          </table:table-cell>
          <table:table-cell office:value-type="float" office:value="-0.00102830587989661" calcext:value-type="float">
            <text:p>-0.001028305879897</text:p>
          </table:table-cell>
          <table:table-cell office:value-type="float" office:value="-0.00158959693972544" calcext:value-type="float">
            <text:p>-0.001589596939725</text:p>
          </table:table-cell>
          <table:table-cell office:value-type="float" office:value="-0.00206999175647877" calcext:value-type="float">
            <text:p>-0.002069991756479</text:p>
          </table:table-cell>
          <table:table-cell office:value-type="float" office:value="-0.00279440665798329" calcext:value-type="float">
            <text:p>-0.002794406657983</text:p>
          </table:table-cell>
          <table:table-cell office:value-type="float" office:value="-0.00351202526828551" calcext:value-type="float">
            <text:p>-0.003512025268286</text:p>
          </table:table-cell>
          <table:table-cell office:value-type="float" office:value="-0.00422287434415162" calcext:value-type="float">
            <text:p>-0.004222874344152</text:p>
          </table:table-cell>
          <table:table-cell office:value-type="float" office:value="-0.00492696484323062" calcext:value-type="float">
            <text:p>-0.004926964843231</text:p>
          </table:table-cell>
          <table:table-cell office:value-type="float" office:value="-0.00562432489613287" calcext:value-type="float">
            <text:p>-0.005624324896133</text:p>
          </table:table-cell>
          <table:table-cell office:value-type="float" office:value="-0.00631495448010188" calcext:value-type="float">
            <text:p>-0.006314954480102</text:p>
          </table:table-cell>
          <table:table-cell office:value-type="float" office:value="-0.00699885615715692" calcext:value-type="float">
            <text:p>-0.006998856157157</text:p>
          </table:table-cell>
          <table:table-cell office:value-type="float" office:value="-0.00767602936637394" calcext:value-type="float">
            <text:p>-0.007676029366374</text:p>
          </table:table-cell>
          <table:table-cell office:value-type="float" office:value="-0.00834647166691088" calcext:value-type="float">
            <text:p>-0.008346471666911</text:p>
          </table:table-cell>
          <table:table-cell office:value-type="float" office:value="-0.00901017995329016" calcext:value-type="float">
            <text:p>-0.00901017995329</text:p>
          </table:table-cell>
          <table:table-cell office:value-type="float" office:value="-0.00966715142423055" calcext:value-type="float">
            <text:p>-0.009667151424231</text:p>
          </table:table-cell>
          <table:table-cell office:value-type="float" office:value="-0.0103173846331975" calcext:value-type="float">
            <text:p>-0.010317384633198</text:p>
          </table:table-cell>
          <table:table-cell office:value-type="float" office:value="-0.0103311437848818" calcext:value-type="float">
            <text:p>-0.010331143784882</text:p>
          </table:table-cell>
          <table:table-cell office:value-type="float" office:value="-0.0103449212674196" calcext:value-type="float">
            <text:p>-0.01034492126742</text:p>
          </table:table-cell>
          <table:table-cell office:value-type="float" office:value="-0.010358609871615" calcext:value-type="float">
            <text:p>-0.010358609871615</text:p>
          </table:table-cell>
          <table:table-cell office:value-type="float" office:value="-0.0103721264093464" calcext:value-type="float">
            <text:p>-0.010372126409346</text:p>
          </table:table-cell>
          <table:table-cell office:value-type="float" office:value="-0.0103853987658064" calcext:value-type="float">
            <text:p>-0.010385398765806</text:p>
          </table:table-cell>
          <table:table-cell office:value-type="float" office:value="-0.0103982914069817" calcext:value-type="float">
            <text:p>-0.010398291406982</text:p>
          </table:table-cell>
          <table:table-cell office:value-type="float" office:value="-0.0104109443698864" calcext:value-type="float">
            <text:p>-0.010410944369886</text:p>
          </table:table-cell>
          <table:table-cell office:value-type="float" office:value="-0.0104231278753238" calcext:value-type="float">
            <text:p>-0.010423127875324</text:p>
          </table:table-cell>
          <table:table-cell office:value-type="float" office:value="-0.010434952474556" calcext:value-type="float">
            <text:p>-0.010434952474556</text:p>
          </table:table-cell>
          <table:table-cell office:value-type="float" office:value="-0.0104463220549964" calcext:value-type="float">
            <text:p>-0.010446322054996</text:p>
          </table:table-cell>
          <table:table-cell office:value-type="float" office:value="-0.0104571579775063" calcext:value-type="float">
            <text:p>-0.010457157977506</text:p>
          </table:table-cell>
          <table:table-cell office:value-type="float" office:value="-0.0104675144295426" calcext:value-type="float">
            <text:p>-0.010467514429543</text:p>
          </table:table-cell>
          <table:table-cell office:value-type="float" office:value="-0.0104773774559493" calcext:value-type="float">
            <text:p>-0.010477377455949</text:p>
          </table:table-cell>
          <table:table-cell office:value-type="float" office:value="-0.0104867501496236" calcext:value-type="float">
            <text:p>-0.010486750149624</text:p>
          </table:table-cell>
          <table:table-cell office:value-type="float" office:value="-0.0104956607906939" calcext:value-type="float">
            <text:p>-0.010495660790694</text:p>
          </table:table-cell>
          <table:table-cell office:value-type="float" office:value="-0.0105040648573185" calcext:value-type="float">
            <text:p>-0.010504064857319</text:p>
          </table:table-cell>
          <table:table-cell office:value-type="float" office:value="-0.0105119966417184" calcext:value-type="float">
            <text:p>-0.010511996641718</text:p>
          </table:table-cell>
          <table:table-cell office:value-type="float" office:value="-0.0105194672512224" calcext:value-type="float">
            <text:p>-0.010519467251222</text:p>
          </table:table-cell>
          <table:table-cell office:value-type="float" office:value="-0.010526489516119" calcext:value-type="float">
            <text:p>-0.010526489516119</text:p>
          </table:table-cell>
          <table:table-cell office:value-type="float" office:value="-0.0105330775870395" calcext:value-type="float">
            <text:p>-0.01053307758704</text:p>
          </table:table-cell>
          <table:table-cell office:value-type="float" office:value="-0.010539246587194" calcext:value-type="float">
            <text:p>-0.010539246587194</text:p>
          </table:table-cell>
          <table:table-cell office:value-type="float" office:value="-0.0105450123147261" calcext:value-type="float">
            <text:p>-0.010545012314726</text:p>
          </table:table-cell>
          <table:table-cell office:value-type="float" office:value="-0.0105503909902954" calcext:value-type="float">
            <text:p>-0.010550390990295</text:p>
          </table:table-cell>
          <table:table-cell office:value-type="float" office:value="-0.0105553990450347" calcext:value-type="float">
            <text:p>-0.010555399045035</text:p>
          </table:table-cell>
          <table:table-cell office:value-type="float" office:value="-0.0105600529442422" calcext:value-type="float">
            <text:p>-0.010560052944242</text:p>
          </table:table-cell>
          <table:table-cell office:value-type="float" office:value="-0.0105643943699994" calcext:value-type="float">
            <text:p>-0.010564394369999</text:p>
          </table:table-cell>
          <table:table-cell office:value-type="float" office:value="-0.0105683887903128" calcext:value-type="float">
            <text:p>-0.010568388790313</text:p>
          </table:table-cell>
          <table:table-cell office:value-type="float" office:value="-0.0105720773391513" calcext:value-type="float">
            <text:p>-0.010572077339151</text:p>
          </table:table-cell>
          <table:table-cell office:value-type="float" office:value="-0.0105754754235333" calcext:value-type="float">
            <text:p>-0.010575475423533</text:p>
          </table:table-cell>
          <table:table-cell office:value-type="float" office:value="-0.0105785979974968" calcext:value-type="float">
            <text:p>-0.010578597997497</text:p>
          </table:table-cell>
          <table:table-cell office:value-type="float" office:value="-0.0105814848345401" calcext:value-type="float">
            <text:p>-0.01058148483454</text:p>
          </table:table-cell>
          <table:table-cell office:value-type="float" office:value="-0.0105840992382526" calcext:value-type="float">
            <text:p>-0.010584099238253</text:p>
          </table:table-cell>
          <table:table-cell office:value-type="float" office:value="-0.0105864799161389" calcext:value-type="float">
            <text:p>-0.010586479916139</text:p>
          </table:table-cell>
          <table:table-cell office:value-type="float" office:value="-0.0105886397043076" calcext:value-type="float">
            <text:p>-0.010588639704308</text:p>
          </table:table-cell>
          <table:table-cell office:value-type="float" office:value="-0.0105905908804463" calcext:value-type="float">
            <text:p>-0.010590590880446</text:p>
          </table:table-cell>
          <table:table-cell office:value-type="float" office:value="-0.0105923704692814" calcext:value-type="float">
            <text:p>-0.010592370469281</text:p>
          </table:table-cell>
          <table:table-cell office:value-type="float" office:value="-0.0105938889994387" calcext:value-type="float">
            <text:p>-0.010593888999439</text:p>
          </table:table-cell>
          <table:table-cell office:value-type="float" office:value="-0.0105953077566854" calcext:value-type="float">
            <text:p>-0.010595307756685</text:p>
          </table:table-cell>
          <table:table-cell office:value-type="float" office:value="-0.0105965615270027" calcext:value-type="float">
            <text:p>-0.010596561527003</text:p>
          </table:table-cell>
          <table:table-cell office:value-type="float" office:value="-0.010597659903719" calcext:value-type="float">
            <text:p>-0.010597659903719</text:p>
          </table:table-cell>
          <table:table-cell office:value-type="float" office:value="-0.0105986119853788" calcext:value-type="float">
            <text:p>-0.010598611985379</text:p>
          </table:table-cell>
          <table:table-cell office:value-type="float" office:value="-0.0105994263936772" calcext:value-type="float">
            <text:p>-0.010599426393677</text:p>
          </table:table-cell>
          <table:table-cell office:value-type="float" office:value="-0.0106001112921418" calcext:value-type="float">
            <text:p>-0.010600111292142</text:p>
          </table:table-cell>
          <table:table-cell office:value-type="float" office:value="-0.0106008745074889" calcext:value-type="float">
            <text:p>-0.010600874507489</text:p>
          </table:table-cell>
          <table:table-cell office:value-type="float" office:value="-0.0106012000207486" calcext:value-type="float">
            <text:p>-0.010601200020749</text:p>
          </table:table-cell>
          <table:table-cell office:value-type="float" office:value="-0.0106017411971444" calcext:value-type="float">
            <text:p>-0.010601741197144</text:p>
          </table:table-cell>
          <table:table-cell office:value-type="float" office:value="-0.010602181335185" calcext:value-type="float">
            <text:p>-0.010602181335185</text:p>
          </table:table-cell>
          <table:table-cell office:value-type="float" office:value="-0.0106025265936284" calcext:value-type="float">
            <text:p>-0.010602526593628</text:p>
          </table:table-cell>
          <table:table-cell office:value-type="float" office:value="-0.0106027827865653" calcext:value-type="float">
            <text:p>-0.010602782786565</text:p>
          </table:table-cell>
          <table:table-cell office:value-type="float" office:value="-0.0106029554010929" calcext:value-type="float">
            <text:p>-0.010602955401093</text:p>
          </table:table-cell>
          <table:table-cell office:value-type="float" office:value="-0.0106030496143831" calcext:value-type="float">
            <text:p>-0.010603049614383</text:p>
          </table:table-cell>
          <table:table-cell office:value-type="float" office:value="-0.0106027471752601" calcext:value-type="float">
            <text:p>-0.01060274717526</text:p>
          </table:table-cell>
          <table:table-cell office:value-type="float" office:value="-0.0106026989484333" calcext:value-type="float">
            <text:p>-0.010602698948433</text:p>
          </table:table-cell>
          <table:table-cell office:value-type="float" office:value="-0.0106025861540149" calcext:value-type="float">
            <text:p>-0.010602586154015</text:p>
          </table:table-cell>
          <table:table-cell office:value-type="float" office:value="-0.0106024128873382" calcext:value-type="float">
            <text:p>-0.010602412887338</text:p>
          </table:table-cell>
          <table:table-cell office:value-type="float" office:value="-0.0106011140854818" calcext:value-type="float">
            <text:p>-0.010601114085482</text:p>
          </table:table-cell>
          <table:table-cell office:value-type="float" office:value="-0.0106008312026414" calcext:value-type="float">
            <text:p>-0.010600831202641</text:p>
          </table:table-cell>
          <table:table-cell office:value-type="float" office:value="-0.0106004987805946" calcext:value-type="float">
            <text:p>-0.010600498780595</text:p>
          </table:table-cell>
          <table:table-cell office:value-type="float" office:value="-0.0105997534220974" calcext:value-type="float">
            <text:p>-0.010599753422097</text:p>
          </table:table-cell>
          <table:table-cell office:value-type="float" office:value="-0.0105987972795701" calcext:value-type="float">
            <text:p>-0.01059879727957</text:p>
          </table:table-cell>
          <table:table-cell office:value-type="float" office:value="-0.0105987445488137" calcext:value-type="float">
            <text:p>-0.010598744548814</text:p>
          </table:table-cell>
          <table:table-cell office:value-type="float" office:value="-0.0105977103183616" calcext:value-type="float">
            <text:p>-0.0105977103183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9.2656616354604E-028" calcext:value-type="float">
            <text:p>9.2656616354604E-28</text:p>
          </table:table-cell>
          <table:table-cell office:value-type="float" office:value="7.27103227128084E-029" calcext:value-type="float">
            <text:p>7.27103227128084E-29</text:p>
          </table:table-cell>
          <table:table-cell office:value-type="float" office:value="-1.91301807533213E-022" calcext:value-type="float">
            <text:p>-1.91301807533213E-22</text:p>
          </table:table-cell>
          <table:table-cell office:value-type="float" office:value="1.49158649907E-021" calcext:value-type="float">
            <text:p>1.49158649907E-21</text:p>
          </table:table-cell>
          <table:table-cell office:value-type="float" office:value="-4.27293985215607E-021" calcext:value-type="float">
            <text:p>-4.27293985215607E-21</text:p>
          </table:table-cell>
          <table:table-cell office:value-type="float" office:value="-4.27341318343366E-020" calcext:value-type="float">
            <text:p>-4.27341318343366E-20</text:p>
          </table:table-cell>
          <table:table-cell office:value-type="float" office:value="1.40827483968008E-020" calcext:value-type="float">
            <text:p>1.40827483968008E-20</text:p>
          </table:table-cell>
          <table:table-cell office:value-type="float" office:value="5.3820742533875E-020" calcext:value-type="float">
            <text:p>5.3820742533875E-20</text:p>
          </table:table-cell>
          <table:table-cell office:value-type="float" office:value="-9.02061592384866E-021" calcext:value-type="float">
            <text:p>-9.02061592384866E-21</text:p>
          </table:table-cell>
          <table:table-cell office:value-type="float" office:value="1.15556281983383E-020" calcext:value-type="float">
            <text:p>1.15556281983383E-20</text:p>
          </table:table-cell>
          <table:table-cell office:value-type="float" office:value="2.64890436230712E-022" calcext:value-type="float">
            <text:p>2.64890436230712E-22</text:p>
          </table:table-cell>
          <table:table-cell office:value-type="float" office:value="-5.06934002513485E-020" calcext:value-type="float">
            <text:p>-5.06934002513485E-20</text:p>
          </table:table-cell>
          <table:table-cell office:value-type="float" office:value="2.61036882271439E-019" calcext:value-type="float">
            <text:p>2.61036882271439E-19</text:p>
          </table:table-cell>
          <table:table-cell office:value-type="float" office:value="8.79063438055114E-020" calcext:value-type="float">
            <text:p>8.79063438055114E-20</text:p>
          </table:table-cell>
          <table:table-cell office:value-type="float" office:value="2.45246496594157E-020" calcext:value-type="float">
            <text:p>2.45246496594157E-20</text:p>
          </table:table-cell>
          <table:table-cell office:value-type="float" office:value="3.96496222872142E-019" calcext:value-type="float">
            <text:p>3.96496222872142E-19</text:p>
          </table:table-cell>
          <table:table-cell office:value-type="float" office:value="-5.03999135832954E-019" calcext:value-type="float">
            <text:p>-5.03999135832954E-19</text:p>
          </table:table-cell>
          <table:table-cell office:value-type="float" office:value="2.2053852057846E-019" calcext:value-type="float">
            <text:p>2.2053852057846E-19</text:p>
          </table:table-cell>
          <table:table-cell office:value-type="float" office:value="-6.26174669922259E-021" calcext:value-type="float">
            <text:p>-6.26174669922259E-21</text:p>
          </table:table-cell>
          <table:table-cell office:value-type="float" office:value="1.22347639862259E-019" calcext:value-type="float">
            <text:p>1.22347639862259E-19</text:p>
          </table:table-cell>
          <table:table-cell office:value-type="float" office:value="7.22618260182324E-019" calcext:value-type="float">
            <text:p>7.22618260182324E-19</text:p>
          </table:table-cell>
          <table:table-cell office:value-type="float" office:value="-4.70966837013758E-019" calcext:value-type="float">
            <text:p>-4.70966837013758E-19</text:p>
          </table:table-cell>
          <table:table-cell office:value-type="float" office:value="7.34274477226953E-019" calcext:value-type="float">
            <text:p>7.34274477226953E-19</text:p>
          </table:table-cell>
          <table:table-cell office:value-type="float" office:value="2.60376965054207E-019" calcext:value-type="float">
            <text:p>2.60376965054207E-19</text:p>
          </table:table-cell>
          <table:table-cell office:value-type="float" office:value="7.21176082895528E-019" calcext:value-type="float">
            <text:p>7.21176082895528E-19</text:p>
          </table:table-cell>
          <table:table-cell office:value-type="float" office:value="7.17012905535567E-019" calcext:value-type="float">
            <text:p>7.17012905535567E-19</text:p>
          </table:table-cell>
          <table:table-cell office:value-type="float" office:value="-5.42284573533759E-019" calcext:value-type="float">
            <text:p>-5.42284573533759E-19</text:p>
          </table:table-cell>
          <table:table-cell office:value-type="float" office:value="-5.36564395982418E-019" calcext:value-type="float">
            <text:p>-5.36564395982418E-19</text:p>
          </table:table-cell>
          <table:table-cell office:value-type="float" office:value="0.0000865195683194928" calcext:value-type="float">
            <text:p>8.65195683194928E-05</text:p>
          </table:table-cell>
          <table:table-cell office:value-type="float" office:value="0.00105559612415087" calcext:value-type="float">
            <text:p>0.001055596124151</text:p>
          </table:table-cell>
          <table:table-cell office:value-type="float" office:value="0.00189491679009516" calcext:value-type="float">
            <text:p>0.001894916790095</text:p>
          </table:table-cell>
          <table:table-cell office:value-type="float" office:value="0.00260754420069518" calcext:value-type="float">
            <text:p>0.002607544200695</text:p>
          </table:table-cell>
          <table:table-cell office:value-type="float" office:value="0.00319676712133183" calcext:value-type="float">
            <text:p>0.003196767121332</text:p>
          </table:table-cell>
          <table:table-cell office:value-type="float" office:value="0.00334373692551778" calcext:value-type="float">
            <text:p>0.003343736925518</text:p>
          </table:table-cell>
          <table:table-cell office:value-type="float" office:value="0.00233293771140258" calcext:value-type="float">
            <text:p>0.002332937711403</text:p>
          </table:table-cell>
          <table:table-cell office:value-type="float" office:value="0.00133870420391564" calcext:value-type="float">
            <text:p>0.001338704203916</text:p>
          </table:table-cell>
          <table:table-cell office:value-type="float" office:value="0.00036084238765693" calcext:value-type="float">
            <text:p>0.000360842387657</text:p>
          </table:table-cell>
          <table:table-cell office:value-type="float" office:value="0.000340690779700254" calcext:value-type="float">
            <text:p>0.0003406907797</text:p>
          </table:table-cell>
          <table:table-cell office:value-type="float" office:value="0.00031769036454783" calcext:value-type="float">
            <text:p>0.000317690364548</text:p>
          </table:table-cell>
          <table:table-cell office:value-type="float" office:value="0.000292822342058972" calcext:value-type="float">
            <text:p>0.000292822342059</text:p>
          </table:table-cell>
          <table:table-cell office:value-type="float" office:value="0.000266387047866136" calcext:value-type="float">
            <text:p>0.000266387047866</text:p>
          </table:table-cell>
          <table:table-cell office:value-type="float" office:value="0.000238691696193782" calcext:value-type="float">
            <text:p>0.000238691696194</text:p>
          </table:table-cell>
          <table:table-cell office:value-type="float" office:value="0.000214943141559881" calcext:value-type="float">
            <text:p>0.00021494314156</text:p>
          </table:table-cell>
          <table:table-cell office:value-type="float" office:value="0.000191997759815051" calcext:value-type="float">
            <text:p>0.000191997759815</text:p>
          </table:table-cell>
          <table:table-cell office:value-type="float" office:value="0.00016028418516253" calcext:value-type="float">
            <text:p>0.000160284185163</text:p>
          </table:table-cell>
          <table:table-cell office:value-type="float" office:value="0.000136837619613425" calcext:value-type="float">
            <text:p>0.000136837619613</text:p>
          </table:table-cell>
          <table:table-cell office:value-type="float" office:value="0.000113505812013072" calcext:value-type="float">
            <text:p>0.000113505812013</text:p>
          </table:table-cell>
          <table:table-cell office:value-type="float" office:value="0.0000886758871737814" calcext:value-type="float">
            <text:p>8.86758871737814E-05</text:p>
          </table:table-cell>
          <table:table-cell office:value-type="float" office:value="0.0000543929890107239" calcext:value-type="float">
            <text:p>5.43929890107239E-05</text:p>
          </table:table-cell>
          <table:table-cell office:value-type="float" office:value="0.0000307408424585041" calcext:value-type="float">
            <text:p>3.07408424585041E-05</text:p>
          </table:table-cell>
          <table:table-cell office:value-type="float" office:value="0.00000788782781044469" calcext:value-type="float">
            <text:p>7.88782781044469E-06</text:p>
          </table:table-cell>
          <table:table-cell office:value-type="float" office:value="-0.0000216307040016739" calcext:value-type="float">
            <text:p>-2.16307040016739E-05</text:p>
          </table:table-cell>
          <table:table-cell office:value-type="float" office:value="-0.0000425842660599234" calcext:value-type="float">
            <text:p>-4.25842660599234E-05</text:p>
          </table:table-cell>
          <table:table-cell office:value-type="float" office:value="-0.0000624812646763383" calcext:value-type="float">
            <text:p>-6.24812646763383E-05</text:p>
          </table:table-cell>
          <table:table-cell office:value-type="float" office:value="-0.0000812756045754062" calcext:value-type="float">
            <text:p>-8.12756045754062E-05</text:p>
          </table:table-cell>
          <table:table-cell office:value-type="float" office:value="-0.0000989375505627149" calcext:value-type="float">
            <text:p>-9.89375505627149E-05</text:p>
          </table:table-cell>
          <table:table-cell office:value-type="float" office:value="-0.000115451633685372" calcext:value-type="float">
            <text:p>-0.000115451633685</text:p>
          </table:table-cell>
          <table:table-cell office:value-type="float" office:value="-0.000130814647423811" calcext:value-type="float">
            <text:p>-0.000130814647424</text:p>
          </table:table-cell>
          <table:table-cell office:value-type="float" office:value="-0.000145033770643529" calcext:value-type="float">
            <text:p>-0.000145033770644</text:p>
          </table:table-cell>
          <table:table-cell office:value-type="float" office:value="-0.000158124840250384" calcext:value-type="float">
            <text:p>-0.00015812484025</text:p>
          </table:table-cell>
          <table:table-cell office:value-type="float" office:value="-0.000170110785884678" calcext:value-type="float">
            <text:p>-0.000170110785885</text:p>
          </table:table-cell>
          <table:table-cell office:value-type="float" office:value="-0.000181020230407292" calcext:value-type="float">
            <text:p>-0.000181020230407</text:p>
          </table:table-cell>
          <table:table-cell office:value-type="float" office:value="-0.00019845459287501" calcext:value-type="float">
            <text:p>-0.000198454592875</text:p>
          </table:table-cell>
          <table:table-cell office:value-type="float" office:value="-0.000207313533393617" calcext:value-type="float">
            <text:p>-0.000207313533394</text:p>
          </table:table-cell>
          <table:table-cell office:value-type="float" office:value="-0.000215204442941934" calcext:value-type="float">
            <text:p>-0.000215204442942</text:p>
          </table:table-cell>
          <table:table-cell office:value-type="float" office:value="-0.000222167872027957" calcext:value-type="float">
            <text:p>-0.000222167872028</text:p>
          </table:table-cell>
          <table:table-cell office:value-type="float" office:value="-0.000228245345958784" calcext:value-type="float">
            <text:p>-0.000228245345959</text:p>
          </table:table-cell>
          <table:table-cell office:value-type="float" office:value="-0.000241046574132591" calcext:value-type="float">
            <text:p>-0.000241046574133</text:p>
          </table:table-cell>
          <table:table-cell office:value-type="float" office:value="-0.000245477895897153" calcext:value-type="float">
            <text:p>-0.000245477895897</text:p>
          </table:table-cell>
          <table:table-cell office:value-type="float" office:value="-0.000249148546296813" calcext:value-type="float">
            <text:p>-0.000249148546297</text:p>
          </table:table-cell>
          <table:table-cell office:value-type="float" office:value="-0.000252099229430036" calcext:value-type="float">
            <text:p>-0.00025209922943</text:p>
          </table:table-cell>
          <table:table-cell office:value-type="float" office:value="-0.000254369667860359" calcext:value-type="float">
            <text:p>-0.00025436966786</text:p>
          </table:table-cell>
          <table:table-cell office:value-type="float" office:value="-0.000263566170830879" calcext:value-type="float">
            <text:p>-0.000263566170831</text:p>
          </table:table-cell>
          <table:table-cell office:value-type="float" office:value="-0.000263428169350332" calcext:value-type="float">
            <text:p>-0.00026342816935</text:p>
          </table:table-cell>
          <table:table-cell office:value-type="float" office:value="-0.000271451778368948" calcext:value-type="float">
            <text:p>-0.000271451778369</text:p>
          </table:table-cell>
          <table:table-cell office:value-type="float" office:value="-0.000278941202485712" calcext:value-type="float">
            <text:p>-0.000278941202486</text:p>
          </table:table-cell>
          <table:table-cell office:value-type="float" office:value="-0.000285929336451407" calcext:value-type="float">
            <text:p>-0.000285929336451</text:p>
          </table:table-cell>
          <table:table-cell office:value-type="float" office:value="-0.000292447544072897" calcext:value-type="float">
            <text:p>-0.000292447544073</text:p>
          </table:table-cell>
          <table:table-cell office:value-type="float" office:value="-0.000298525660385108" calcext:value-type="float">
            <text:p>-0.000298525660385</text:p>
          </table:table-cell>
          <table:table-cell office:value-type="float" office:value="-0.000304192008410406" calcext:value-type="float">
            <text:p>-0.00030419200841</text:p>
          </table:table-cell>
          <table:table-cell office:value-type="float" office:value="-0.000302634127590925" calcext:value-type="float">
            <text:p>-0.000302634127591</text:p>
          </table:table-cell>
          <table:table-cell office:value-type="float" office:value="-0.000312183584429598" calcext:value-type="float">
            <text:p>-0.00031218358443</text:p>
          </table:table-cell>
          <table:table-cell office:value-type="float" office:value="-0.000309930613740437" calcext:value-type="float">
            <text:p>-0.00030993061374</text:p>
          </table:table-cell>
          <table:table-cell office:value-type="float" office:value="-0.000307364719445191" calcext:value-type="float">
            <text:p>-0.000307364719445</text:p>
          </table:table-cell>
          <table:table-cell office:value-type="float" office:value="-0.000304507221091638" calcext:value-type="float">
            <text:p>-0.000304507221092</text:p>
          </table:table-cell>
          <table:table-cell office:value-type="float" office:value="-0.000301378194760561" calcext:value-type="float">
            <text:p>-0.000301378194761</text:p>
          </table:table-cell>
          <table:table-cell office:value-type="float" office:value="-0.000297996529012283" calcext:value-type="float">
            <text:p>-0.000297996529012</text:p>
          </table:table-cell>
          <table:table-cell office:value-type="float" office:value="-0.000294379981290777" calcext:value-type="float">
            <text:p>-0.000294379981291</text:p>
          </table:table-cell>
          <table:table-cell office:value-type="float" office:value="-0.000302054273902355" calcext:value-type="float">
            <text:p>-0.000302054273902</text:p>
          </table:table-cell>
          <table:table-cell office:value-type="float" office:value="-0.000298017064663069" calcext:value-type="float">
            <text:p>-0.000298017064663</text:p>
          </table:table-cell>
          <table:table-cell office:value-type="float" office:value="-0.000293792025102703" calcext:value-type="float">
            <text:p>-0.000293792025103</text:p>
          </table:table-cell>
          <table:table-cell office:value-type="float" office:value="-0.000289392939073386" calcext:value-type="float">
            <text:p>-0.000289392939073</text:p>
          </table:table-cell>
          <table:table-cell office:value-type="float" office:value="-0.00029618478004016" calcext:value-type="float">
            <text:p>-0.00029618478004</text:p>
          </table:table-cell>
          <table:table-cell office:value-type="float" office:value="-0.000291475661429548" calcext:value-type="float">
            <text:p>-0.00029147566143</text:p>
          </table:table-cell>
          <table:table-cell office:value-type="float" office:value="-0.000286628877759491" calcext:value-type="float">
            <text:p>-0.000286628877759</text:p>
          </table:table-cell>
          <table:table-cell office:value-type="float" office:value="-0.000293160458081764" calcext:value-type="float">
            <text:p>-0.000293160458082</text:p>
          </table:table-cell>
          <table:table-cell office:value-type="float" office:value="-0.000289256763365793" calcext:value-type="float">
            <text:p>-0.000289256763366</text:p>
          </table:table-cell>
          <table:table-cell office:value-type="float" office:value="-0.00028794669778136" calcext:value-type="float">
            <text:p>-0.000287946697781</text:p>
          </table:table-cell>
          <table:table-cell office:value-type="float" office:value="-0.000283836249839919" calcext:value-type="float">
            <text:p>-0.000283836249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1.60147766712548E-028" calcext:value-type="float">
            <text:p>1.60147766712548E-28</text:p>
          </table:table-cell>
          <table:table-cell office:value-type="float" office:value="-1.42817676610059E-029" calcext:value-type="float">
            <text:p>-1.42817676610059E-29</text:p>
          </table:table-cell>
          <table:table-cell office:value-type="float" office:value="3.4484271336292E-022" calcext:value-type="float">
            <text:p>3.4484271336292E-22</text:p>
          </table:table-cell>
          <table:table-cell office:value-type="float" office:value="-2.57447633650691E-021" calcext:value-type="float">
            <text:p>-2.57447633650691E-21</text:p>
          </table:table-cell>
          <table:table-cell office:value-type="float" office:value="-2.06999850339239E-021" calcext:value-type="float">
            <text:p>-2.06999850339239E-21</text:p>
          </table:table-cell>
          <table:table-cell office:value-type="float" office:value="-4.84977654000384E-020" calcext:value-type="float">
            <text:p>-4.84977654000384E-20</text:p>
          </table:table-cell>
          <table:table-cell office:value-type="float" office:value="-9.31207642699856E-021" calcext:value-type="float">
            <text:p>-9.31207642699856E-21</text:p>
          </table:table-cell>
          <table:table-cell office:value-type="float" office:value="1.58345587297323E-020" calcext:value-type="float">
            <text:p>1.58345587297323E-20</text:p>
          </table:table-cell>
          <table:table-cell office:value-type="float" office:value="3.8363591825782E-020" calcext:value-type="float">
            <text:p>3.8363591825782E-20</text:p>
          </table:table-cell>
          <table:table-cell office:value-type="float" office:value="8.7034623075465E-020" calcext:value-type="float">
            <text:p>8.7034623075465E-20</text:p>
          </table:table-cell>
          <table:table-cell office:value-type="float" office:value="5.52140476700406E-020" calcext:value-type="float">
            <text:p>5.52140476700406E-20</text:p>
          </table:table-cell>
          <table:table-cell office:value-type="float" office:value="5.24470959306348E-020" calcext:value-type="float">
            <text:p>5.24470959306348E-20</text:p>
          </table:table-cell>
          <table:table-cell office:value-type="float" office:value="6.59850314745327E-020" calcext:value-type="float">
            <text:p>6.59850314745327E-20</text:p>
          </table:table-cell>
          <table:table-cell office:value-type="float" office:value="-7.67750990825581E-020" calcext:value-type="float">
            <text:p>-7.67750990825581E-20</text:p>
          </table:table-cell>
          <table:table-cell office:value-type="float" office:value="2.25335094150848E-022" calcext:value-type="float">
            <text:p>2.25335094150848E-22</text:p>
          </table:table-cell>
          <table:table-cell office:value-type="float" office:value="-9.13882438472634E-020" calcext:value-type="float">
            <text:p>-9.13882438472634E-20</text:p>
          </table:table-cell>
          <table:table-cell office:value-type="float" office:value="6.81715022654384E-020" calcext:value-type="float">
            <text:p>6.81715022654384E-20</text:p>
          </table:table-cell>
          <table:table-cell office:value-type="float" office:value="6.47410441176378E-020" calcext:value-type="float">
            <text:p>6.47410441176378E-20</text:p>
          </table:table-cell>
          <table:table-cell office:value-type="float" office:value="3.1581055500314E-019" calcext:value-type="float">
            <text:p>3.1581055500314E-19</text:p>
          </table:table-cell>
          <table:table-cell office:value-type="float" office:value="5.03810951331495E-019" calcext:value-type="float">
            <text:p>5.03810951331495E-19</text:p>
          </table:table-cell>
          <table:table-cell office:value-type="float" office:value="-4.25354162970952E-019" calcext:value-type="float">
            <text:p>-4.25354162970952E-19</text:p>
          </table:table-cell>
          <table:table-cell office:value-type="float" office:value="-3.29903400368094E-019" calcext:value-type="float">
            <text:p>-3.29903400368094E-19</text:p>
          </table:table-cell>
          <table:table-cell office:value-type="float" office:value="-2.67184733045577E-019" calcext:value-type="float">
            <text:p>-2.67184733045577E-19</text:p>
          </table:table-cell>
          <table:table-cell office:value-type="float" office:value="7.91891737003807E-019" calcext:value-type="float">
            <text:p>7.91891737003807E-19</text:p>
          </table:table-cell>
          <table:table-cell office:value-type="float" office:value="2.66514351557836E-019" calcext:value-type="float">
            <text:p>2.66514351557836E-19</text:p>
          </table:table-cell>
          <table:table-cell office:value-type="float" office:value="6.35908136446516E-019" calcext:value-type="float">
            <text:p>6.35908136446516E-19</text:p>
          </table:table-cell>
          <table:table-cell office:value-type="float" office:value="-2.06264545973188E-019" calcext:value-type="float">
            <text:p>-2.06264545973188E-19</text:p>
          </table:table-cell>
          <table:table-cell office:value-type="float" office:value="6.5705561454269E-021" calcext:value-type="float">
            <text:p>6.5705561454269E-21</text:p>
          </table:table-cell>
          <table:table-cell office:value-type="float" office:value="0.0000903815825928458" calcext:value-type="float">
            <text:p>9.03815825928458E-05</text:p>
          </table:table-cell>
          <table:table-cell office:value-type="float" office:value="0.00145490026991347" calcext:value-type="float">
            <text:p>0.001454900269913</text:p>
          </table:table-cell>
          <table:table-cell office:value-type="float" office:value="0.00263591303331289" calcext:value-type="float">
            <text:p>0.002635913033313</text:p>
          </table:table-cell>
          <table:table-cell office:value-type="float" office:value="0.0036437804601381" calcext:value-type="float">
            <text:p>0.003643780460138</text:p>
          </table:table-cell>
          <table:table-cell office:value-type="float" office:value="0.0044892203225607" calcext:value-type="float">
            <text:p>0.004489220322561</text:p>
          </table:table-cell>
          <table:table-cell office:value-type="float" office:value="0.00507149630313678" calcext:value-type="float">
            <text:p>0.005071496303137</text:p>
          </table:table-cell>
          <table:table-cell office:value-type="float" office:value="0.00551072135046308" calcext:value-type="float">
            <text:p>0.005510721350463</text:p>
          </table:table-cell>
          <table:table-cell office:value-type="float" office:value="0.00593027254549442" calcext:value-type="float">
            <text:p>0.005930272545494</text:p>
          </table:table-cell>
          <table:table-cell office:value-type="float" office:value="0.00633067175411939" calcext:value-type="float">
            <text:p>0.006330671754119</text:p>
          </table:table-cell>
          <table:table-cell office:value-type="float" office:value="0.00631443330715977" calcext:value-type="float">
            <text:p>0.00631443330716</text:p>
          </table:table-cell>
          <table:table-cell office:value-type="float" office:value="0.00629817966678995" calcext:value-type="float">
            <text:p>0.00629817966679</text:p>
          </table:table-cell>
          <table:table-cell office:value-type="float" office:value="0.00628200771669548" calcext:value-type="float">
            <text:p>0.006282007716695</text:p>
          </table:table-cell>
          <table:table-cell office:value-type="float" office:value="0.00626606359201993" calcext:value-type="float">
            <text:p>0.00626606359202</text:p>
          </table:table-cell>
          <table:table-cell office:value-type="float" office:value="0.00625047358331733" calcext:value-type="float">
            <text:p>0.006250473583317</text:p>
          </table:table-cell>
          <table:table-cell office:value-type="float" office:value="0.00623378620953811" calcext:value-type="float">
            <text:p>0.006233786209538</text:p>
          </table:table-cell>
          <table:table-cell office:value-type="float" office:value="0.00621699734661996" calcext:value-type="float">
            <text:p>0.00621699734662</text:p>
          </table:table-cell>
          <table:table-cell office:value-type="float" office:value="0.00620421069781927" calcext:value-type="float">
            <text:p>0.006204210697819</text:p>
          </table:table-cell>
          <table:table-cell office:value-type="float" office:value="0.00618870876728836" calcext:value-type="float">
            <text:p>0.006188708767288</text:p>
          </table:table-cell>
          <table:table-cell office:value-type="float" office:value="0.00617391384650231" calcext:value-type="float">
            <text:p>0.006173913846502</text:p>
          </table:table-cell>
          <table:table-cell office:value-type="float" office:value="0.00616014538879798" calcext:value-type="float">
            <text:p>0.006160145388798</text:p>
          </table:table-cell>
          <table:table-cell office:value-type="float" office:value="0.00615356066976361" calcext:value-type="float">
            <text:p>0.006153560669764</text:p>
          </table:table-cell>
          <table:table-cell office:value-type="float" office:value="0.00614127796438293" calcext:value-type="float">
            <text:p>0.006141277964383</text:p>
          </table:table-cell>
          <table:table-cell office:value-type="float" office:value="0.00612973368558181" calcext:value-type="float">
            <text:p>0.006129733685582</text:p>
          </table:table-cell>
          <table:table-cell office:value-type="float" office:value="0.00612347648034877" calcext:value-type="float">
            <text:p>0.006123476480349</text:p>
          </table:table-cell>
          <table:table-cell office:value-type="float" office:value="0.00611336354157963" calcext:value-type="float">
            <text:p>0.00611336354158</text:p>
          </table:table-cell>
          <table:table-cell office:value-type="float" office:value="0.00610393466868188" calcext:value-type="float">
            <text:p>0.006103934668682</text:p>
          </table:table-cell>
          <table:table-cell office:value-type="float" office:value="0.00609516383850325" calcext:value-type="float">
            <text:p>0.006095163838503</text:p>
          </table:table-cell>
          <table:table-cell office:value-type="float" office:value="0.00608702271895566" calcext:value-type="float">
            <text:p>0.006087022718956</text:p>
          </table:table-cell>
          <table:table-cell office:value-type="float" office:value="0.00607948143872911" calcext:value-type="float">
            <text:p>0.006079481438729</text:p>
          </table:table-cell>
          <table:table-cell office:value-type="float" office:value="0.00607250923250135" calcext:value-type="float">
            <text:p>0.006072509232501</text:p>
          </table:table-cell>
          <table:table-cell office:value-type="float" office:value="0.00606607497414301" calcext:value-type="float">
            <text:p>0.006066074974143</text:p>
          </table:table-cell>
          <table:table-cell office:value-type="float" office:value="0.00606014761056795" calcext:value-type="float">
            <text:p>0.006060147610568</text:p>
          </table:table-cell>
          <table:table-cell office:value-type="float" office:value="0.0060546965088437" calcext:value-type="float">
            <text:p>0.006054696508844</text:p>
          </table:table-cell>
          <table:table-cell office:value-type="float" office:value="0.0060496917284352" calcext:value-type="float">
            <text:p>0.006049691728435</text:p>
          </table:table-cell>
          <table:table-cell office:value-type="float" office:value="0.00604965998019045" calcext:value-type="float">
            <text:p>0.00604965998019</text:p>
          </table:table-cell>
          <table:table-cell office:value-type="float" office:value="0.00604546150395187" calcext:value-type="float">
            <text:p>0.006045461503952</text:p>
          </table:table-cell>
          <table:table-cell office:value-type="float" office:value="0.00604162553584785" calcext:value-type="float">
            <text:p>0.006041625535848</text:p>
          </table:table-cell>
          <table:table-cell office:value-type="float" office:value="0.00603812648912961" calcext:value-type="float">
            <text:p>0.00603812648913</text:p>
          </table:table-cell>
          <table:table-cell office:value-type="float" office:value="0.0060349400549602" calcext:value-type="float">
            <text:p>0.00603494005496</text:p>
          </table:table-cell>
          <table:table-cell office:value-type="float" office:value="0.00603659789983366" calcext:value-type="float">
            <text:p>0.006036597899834</text:p>
          </table:table-cell>
          <table:table-cell office:value-type="float" office:value="0.00603396880468253" calcext:value-type="float">
            <text:p>0.006033968804683</text:p>
          </table:table-cell>
          <table:table-cell office:value-type="float" office:value="0.00603158716005002" calcext:value-type="float">
            <text:p>0.00603158716005</text:p>
          </table:table-cell>
          <table:table-cell office:value-type="float" office:value="0.00602943376085844" calcext:value-type="float">
            <text:p>0.006029433760858</text:p>
          </table:table-cell>
          <table:table-cell office:value-type="float" office:value="0.00602749060774289" calcext:value-type="float">
            <text:p>0.006027490607743</text:p>
          </table:table-cell>
          <table:table-cell office:value-type="float" office:value="0.00603029506577375" calcext:value-type="float">
            <text:p>0.006030295065774</text:p>
          </table:table-cell>
          <table:table-cell office:value-type="float" office:value="0.00602505377302385" calcext:value-type="float">
            <text:p>0.006025053773024</text:p>
          </table:table-cell>
          <table:table-cell office:value-type="float" office:value="0.00602819884386413" calcext:value-type="float">
            <text:p>0.006028198843864</text:p>
          </table:table-cell>
          <table:table-cell office:value-type="float" office:value="0.00603149325811287" calcext:value-type="float">
            <text:p>0.006031493258113</text:p>
          </table:table-cell>
          <table:table-cell office:value-type="float" office:value="0.0060349243357781" calcext:value-type="float">
            <text:p>0.006034924335778</text:p>
          </table:table-cell>
          <table:table-cell office:value-type="float" office:value="0.00603848028895466" calcext:value-type="float">
            <text:p>0.006038480288955</text:p>
          </table:table-cell>
          <table:table-cell office:value-type="float" office:value="0.00604215016909941" calcext:value-type="float">
            <text:p>0.006042150169099</text:p>
          </table:table-cell>
          <table:table-cell office:value-type="float" office:value="0.00604592381560045" calcext:value-type="float">
            <text:p>0.0060459238156</text:p>
          </table:table-cell>
          <table:table-cell office:value-type="float" office:value="0.0060480873350594" calcext:value-type="float">
            <text:p>0.006048087335059</text:p>
          </table:table-cell>
          <table:table-cell office:value-type="float" office:value="0.00604517321334909" calcext:value-type="float">
            <text:p>0.006045173213349</text:p>
          </table:table-cell>
          <table:table-cell office:value-type="float" office:value="0.00604749971394366" calcext:value-type="float">
            <text:p>0.006047499713944</text:p>
          </table:table-cell>
          <table:table-cell office:value-type="float" office:value="0.00604989616738937" calcext:value-type="float">
            <text:p>0.006049896167389</text:p>
          </table:table-cell>
          <table:table-cell office:value-type="float" office:value="0.00605235564059632" calcext:value-type="float">
            <text:p>0.006052355640596</text:p>
          </table:table-cell>
          <table:table-cell office:value-type="float" office:value="0.00605487172363669" calcext:value-type="float">
            <text:p>0.006054871723637</text:p>
          </table:table-cell>
          <table:table-cell office:value-type="float" office:value="0.00605743849299004" calcext:value-type="float">
            <text:p>0.00605743849299</text:p>
          </table:table-cell>
          <table:table-cell office:value-type="float" office:value="0.00606005047731935" calcext:value-type="float">
            <text:p>0.006060050477319</text:p>
          </table:table-cell>
          <table:table-cell office:value-type="float" office:value="0.00605751773278917" calcext:value-type="float">
            <text:p>0.006057517732789</text:p>
          </table:table-cell>
          <table:table-cell office:value-type="float" office:value="0.00606020535681534" calcext:value-type="float">
            <text:p>0.006060205356815</text:p>
          </table:table-cell>
          <table:table-cell office:value-type="float" office:value="0.00606292418186612" calcext:value-type="float">
            <text:p>0.006062924181866</text:p>
          </table:table-cell>
          <table:table-cell office:value-type="float" office:value="0.006065670243228" calcext:value-type="float">
            <text:p>0.006065670243228</text:p>
          </table:table-cell>
          <table:table-cell office:value-type="float" office:value="0.006063399364628" calcext:value-type="float">
            <text:p>0.006063399364628</text:p>
          </table:table-cell>
          <table:table-cell office:value-type="float" office:value="0.00606618919942828" calcext:value-type="float">
            <text:p>0.006066189199428</text:p>
          </table:table-cell>
          <table:table-cell office:value-type="float" office:value="0.00606899615162381" calcext:value-type="float">
            <text:p>0.006068996151624</text:p>
          </table:table-cell>
          <table:table-cell office:value-type="float" office:value="0.00606663573949708" calcext:value-type="float">
            <text:p>0.006066635739497</text:p>
          </table:table-cell>
          <table:table-cell office:value-type="float" office:value="0.00607081116639586" calcext:value-type="float">
            <text:p>0.006070811166396</text:p>
          </table:table-cell>
          <table:table-cell office:value-type="float" office:value="0.00607112334783279" calcext:value-type="float">
            <text:p>0.006071123347833</text:p>
          </table:table-cell>
          <table:table-cell office:value-type="float" office:value="0.00607531508753476" calcext:value-type="float">
            <text:p>0.006075315087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527325909804E-025" calcext:value-type="float">
            <text:p>1.61527325909804E-25</text:p>
          </table:table-cell>
          <table:table-cell office:value-type="float" office:value="5.63080961209114E-023" calcext:value-type="float">
            <text:p>5.63080961209114E-23</text:p>
          </table:table-cell>
          <table:table-cell office:value-type="float" office:value="1.1019246255621E-022" calcext:value-type="float">
            <text:p>1.1019246255621E-22</text:p>
          </table:table-cell>
          <table:table-cell office:value-type="float" office:value="-1.56786920614325E-021" calcext:value-type="float">
            <text:p>-1.56786920614325E-21</text:p>
          </table:table-cell>
          <table:table-cell office:value-type="float" office:value="1.98102789741763E-022" calcext:value-type="float">
            <text:p>1.98102789741763E-22</text:p>
          </table:table-cell>
          <table:table-cell office:value-type="float" office:value="3.08788294307228E-022" calcext:value-type="float">
            <text:p>3.08788294307228E-22</text:p>
          </table:table-cell>
          <table:table-cell office:value-type="float" office:value="2.37950989108314E-021" calcext:value-type="float">
            <text:p>2.37950989108314E-21</text:p>
          </table:table-cell>
          <table:table-cell office:value-type="float" office:value="-1.54037118077716E-021" calcext:value-type="float">
            <text:p>-1.54037118077716E-21</text:p>
          </table:table-cell>
          <table:table-cell office:value-type="float" office:value="-2.89347902544145E-021" calcext:value-type="float">
            <text:p>-2.89347902544145E-21</text:p>
          </table:table-cell>
          <table:table-cell office:value-type="float" office:value="-6.75715930195136E-022" calcext:value-type="float">
            <text:p>-6.75715930195136E-22</text:p>
          </table:table-cell>
          <table:table-cell office:value-type="float" office:value="-9.48395351010414E-021" calcext:value-type="float">
            <text:p>-9.48395351010414E-21</text:p>
          </table:table-cell>
          <table:table-cell office:value-type="float" office:value="9.44784680912765E-021" calcext:value-type="float">
            <text:p>9.44784680912765E-21</text:p>
          </table:table-cell>
          <table:table-cell office:value-type="float" office:value="-1.45828603917426E-020" calcext:value-type="float">
            <text:p>-1.45828603917426E-20</text:p>
          </table:table-cell>
          <table:table-cell office:value-type="float" office:value="1.47104488952697E-020" calcext:value-type="float">
            <text:p>1.47104488952697E-20</text:p>
          </table:table-cell>
          <table:table-cell office:value-type="float" office:value="2.14200272100697E-020" calcext:value-type="float">
            <text:p>2.14200272100697E-20</text:p>
          </table:table-cell>
          <table:table-cell office:value-type="float" office:value="-6.47826559155671E-021" calcext:value-type="float">
            <text:p>-6.47826559155671E-21</text:p>
          </table:table-cell>
          <table:table-cell office:value-type="float" office:value="2.64060979752607E-020" calcext:value-type="float">
            <text:p>2.64060979752607E-20</text:p>
          </table:table-cell>
          <table:table-cell office:value-type="float" office:value="1.57073948957578E-019" calcext:value-type="float">
            <text:p>1.57073948957578E-19</text:p>
          </table:table-cell>
          <table:table-cell office:value-type="float" office:value="-7.30084326589157E-021" calcext:value-type="float">
            <text:p>-7.30084326589157E-21</text:p>
          </table:table-cell>
          <table:table-cell office:value-type="float" office:value="-1.13713734879927E-019" calcext:value-type="float">
            <text:p>-1.13713734879927E-19</text:p>
          </table:table-cell>
          <table:table-cell office:value-type="float" office:value="-5.15192012585507E-020" calcext:value-type="float">
            <text:p>-5.15192012585507E-20</text:p>
          </table:table-cell>
          <table:table-cell office:value-type="float" office:value="-1.08544511367168E-019" calcext:value-type="float">
            <text:p>-1.08544511367168E-19</text:p>
          </table:table-cell>
          <table:table-cell office:value-type="float" office:value="-2.23958503082285E-019" calcext:value-type="float">
            <text:p>-2.23958503082285E-19</text:p>
          </table:table-cell>
          <table:table-cell office:value-type="float" office:value="2.69350617204944E-019" calcext:value-type="float">
            <text:p>2.69350617204944E-19</text:p>
          </table:table-cell>
          <table:table-cell office:value-type="float" office:value="3.49146022914528E-019" calcext:value-type="float">
            <text:p>3.49146022914528E-19</text:p>
          </table:table-cell>
          <table:table-cell office:value-type="float" office:value="6.72169916646719E-020" calcext:value-type="float">
            <text:p>6.72169916646719E-20</text:p>
          </table:table-cell>
          <table:table-cell office:value-type="float" office:value="-0.000338851795738102" calcext:value-type="float">
            <text:p>-0.000338851795738</text:p>
          </table:table-cell>
          <table:table-cell office:value-type="float" office:value="-0.000527765150543679" calcext:value-type="float">
            <text:p>-0.000527765150544</text:p>
          </table:table-cell>
          <table:table-cell office:value-type="float" office:value="-0.000902355400713951" calcext:value-type="float">
            <text:p>-0.000902355400714</text:p>
          </table:table-cell>
          <table:table-cell office:value-type="float" office:value="-0.0014810457458361" calcext:value-type="float">
            <text:p>-0.001481045745836</text:p>
          </table:table-cell>
          <table:table-cell office:value-type="float" office:value="-0.00228120573586473" calcext:value-type="float">
            <text:p>-0.002281205735865</text:p>
          </table:table-cell>
          <table:table-cell office:value-type="float" office:value="-0.00269827658065077" calcext:value-type="float">
            <text:p>-0.002698276580651</text:p>
          </table:table-cell>
          <table:table-cell office:value-type="float" office:value="-0.00334888939734665" calcext:value-type="float">
            <text:p>-0.003348889397347</text:p>
          </table:table-cell>
          <table:table-cell office:value-type="float" office:value="-0.00399972118681463" calcext:value-type="float">
            <text:p>-0.003999721186815</text:p>
          </table:table-cell>
          <table:table-cell office:value-type="float" office:value="-0.00465072405495562" calcext:value-type="float">
            <text:p>-0.004650724054956</text:p>
          </table:table-cell>
          <table:table-cell office:value-type="float" office:value="-0.00466383554066178" calcext:value-type="float">
            <text:p>-0.004663835540662</text:p>
          </table:table-cell>
          <table:table-cell office:value-type="float" office:value="-0.00467810734584612" calcext:value-type="float">
            <text:p>-0.004678107345846</text:p>
          </table:table-cell>
          <table:table-cell office:value-type="float" office:value="-0.00469319939616065" calcext:value-type="float">
            <text:p>-0.004693199396161</text:p>
          </table:table-cell>
          <table:table-cell office:value-type="float" office:value="-0.00470895917133811" calcext:value-type="float">
            <text:p>-0.004708959171338</text:p>
          </table:table-cell>
          <table:table-cell office:value-type="float" office:value="-0.00472523408470082" calcext:value-type="float">
            <text:p>-0.004725234084701</text:p>
          </table:table-cell>
          <table:table-cell office:value-type="float" office:value="-0.00474084325544801" calcext:value-type="float">
            <text:p>-0.004740843255448</text:p>
          </table:table-cell>
          <table:table-cell office:value-type="float" office:value="-0.0047565130396651" calcext:value-type="float">
            <text:p>-0.004756513039665</text:p>
          </table:table-cell>
          <table:table-cell office:value-type="float" office:value="-0.00477365560275814" calcext:value-type="float">
            <text:p>-0.004773655602758</text:p>
          </table:table-cell>
          <table:table-cell office:value-type="float" office:value="-0.00478938337079561" calcext:value-type="float">
            <text:p>-0.004789383370796</text:p>
          </table:table-cell>
          <table:table-cell office:value-type="float" office:value="-0.00480496808899647" calcext:value-type="float">
            <text:p>-0.004804968088996</text:p>
          </table:table-cell>
          <table:table-cell office:value-type="float" office:value="-0.00482083862122684" calcext:value-type="float">
            <text:p>-0.004820838621227</text:p>
          </table:table-cell>
          <table:table-cell office:value-type="float" office:value="-0.00483701731934889" calcext:value-type="float">
            <text:p>-0.004837017319349</text:p>
          </table:table-cell>
          <table:table-cell office:value-type="float" office:value="-0.00485216274159146" calcext:value-type="float">
            <text:p>-0.004852162741591</text:p>
          </table:table-cell>
          <table:table-cell office:value-type="float" office:value="-0.00486684844569453" calcext:value-type="float">
            <text:p>-0.004866848445695</text:p>
          </table:table-cell>
          <table:table-cell office:value-type="float" office:value="-0.00488159090516416" calcext:value-type="float">
            <text:p>-0.004881590905164</text:p>
          </table:table-cell>
          <table:table-cell office:value-type="float" office:value="-0.00489522006796509" calcext:value-type="float">
            <text:p>-0.004895220067965</text:p>
          </table:table-cell>
          <table:table-cell office:value-type="float" office:value="-0.00490827235086646" calcext:value-type="float">
            <text:p>-0.004908272350866</text:p>
          </table:table-cell>
          <table:table-cell office:value-type="float" office:value="-0.00492072722716029" calcext:value-type="float">
            <text:p>-0.00492072722716</text:p>
          </table:table-cell>
          <table:table-cell office:value-type="float" office:value="-0.00493257179758098" calcext:value-type="float">
            <text:p>-0.004932571797581</text:p>
          </table:table-cell>
          <table:table-cell office:value-type="float" office:value="-0.0049437998253353" calcext:value-type="float">
            <text:p>-0.004943799825335</text:p>
          </table:table-cell>
          <table:table-cell office:value-type="float" office:value="-0.00495441081555904" calcext:value-type="float">
            <text:p>-0.004954410815559</text:p>
          </table:table-cell>
          <table:table-cell office:value-type="float" office:value="-0.00496440915389783" calcext:value-type="float">
            <text:p>-0.004964409153898</text:p>
          </table:table-cell>
          <table:table-cell office:value-type="float" office:value="-0.00497380331339598" calcext:value-type="float">
            <text:p>-0.004973803313396</text:p>
          </table:table-cell>
          <table:table-cell office:value-type="float" office:value="-0.00498260513448687" calcext:value-type="float">
            <text:p>-0.004982605134487</text:p>
          </table:table-cell>
          <table:table-cell office:value-type="float" office:value="-0.00499082917942124" calcext:value-type="float">
            <text:p>-0.004990829179421</text:p>
          </table:table-cell>
          <table:table-cell office:value-type="float" office:value="-0.00499905956596866" calcext:value-type="float">
            <text:p>-0.004999059565969</text:p>
          </table:table-cell>
          <table:table-cell office:value-type="float" office:value="-0.00500617996282222" calcext:value-type="float">
            <text:p>-0.005006179962822</text:p>
          </table:table-cell>
          <table:table-cell office:value-type="float" office:value="-0.00501277722060112" calcext:value-type="float">
            <text:p>-0.005012777220601</text:p>
          </table:table-cell>
          <table:table-cell office:value-type="float" office:value="-0.005018871747168" calcext:value-type="float">
            <text:p>-0.005018871747168</text:p>
          </table:table-cell>
          <table:table-cell office:value-type="float" office:value="-0.00502448446778042" calcext:value-type="float">
            <text:p>-0.00502448446778</text:p>
          </table:table-cell>
          <table:table-cell office:value-type="float" office:value="-0.00503020446699586" calcext:value-type="float">
            <text:p>-0.005030204466996</text:p>
          </table:table-cell>
          <table:table-cell office:value-type="float" office:value="-0.00503491721765845" calcext:value-type="float">
            <text:p>-0.005034917217658</text:p>
          </table:table-cell>
          <table:table-cell office:value-type="float" office:value="-0.00503921156456696" calcext:value-type="float">
            <text:p>-0.005039211564567</text:p>
          </table:table-cell>
          <table:table-cell office:value-type="float" office:value="-0.00504310823165768" calcext:value-type="float">
            <text:p>-0.005043108231658</text:p>
          </table:table-cell>
          <table:table-cell office:value-type="float" office:value="-0.00504662751040111" calcext:value-type="float">
            <text:p>-0.005046627510401</text:p>
          </table:table-cell>
          <table:table-cell office:value-type="float" office:value="-0.00505035747488499" calcext:value-type="float">
            <text:p>-0.005050357474885</text:p>
          </table:table-cell>
          <table:table-cell office:value-type="float" office:value="-0.00505410322560022" calcext:value-type="float">
            <text:p>-0.0050541032256</text:p>
          </table:table-cell>
          <table:table-cell office:value-type="float" office:value="-0.00505717504433895" calcext:value-type="float">
            <text:p>-0.005057175044339</text:p>
          </table:table-cell>
          <table:table-cell office:value-type="float" office:value="-0.00505994482598571" calcext:value-type="float">
            <text:p>-0.005059944825986</text:p>
          </table:table-cell>
          <table:table-cell office:value-type="float" office:value="-0.00506242966807311" calcext:value-type="float">
            <text:p>-0.005062429668073</text:p>
          </table:table-cell>
          <table:table-cell office:value-type="float" office:value="-0.0050646459403276" calcext:value-type="float">
            <text:p>-0.005064645940328</text:p>
          </table:table-cell>
          <table:table-cell office:value-type="float" office:value="-0.00506660928046563" calcext:value-type="float">
            <text:p>-0.005066609280466</text:p>
          </table:table-cell>
          <table:table-cell office:value-type="float" office:value="-0.00506833459742798" calcext:value-type="float">
            <text:p>-0.005068334597428</text:p>
          </table:table-cell>
          <table:table-cell office:value-type="float" office:value="-0.00506858863067315" calcext:value-type="float">
            <text:p>-0.005068588630673</text:p>
          </table:table-cell>
          <table:table-cell office:value-type="float" office:value="-0.0050733372820435" calcext:value-type="float">
            <text:p>-0.005073337282044</text:p>
          </table:table-cell>
          <table:table-cell office:value-type="float" office:value="-0.00507318345768529" calcext:value-type="float">
            <text:p>-0.005073183457685</text:p>
          </table:table-cell>
          <table:table-cell office:value-type="float" office:value="-0.00507284412831415" calcext:value-type="float">
            <text:p>-0.005072844128314</text:p>
          </table:table-cell>
          <table:table-cell office:value-type="float" office:value="-0.00507233078280138" calcext:value-type="float">
            <text:p>-0.005072330782801</text:p>
          </table:table-cell>
          <table:table-cell office:value-type="float" office:value="-0.00507165428890872" calcext:value-type="float">
            <text:p>-0.005071654288909</text:p>
          </table:table-cell>
          <table:table-cell office:value-type="float" office:value="-0.00507082491830312" calcext:value-type="float">
            <text:p>-0.005070824918303</text:p>
          </table:table-cell>
          <table:table-cell office:value-type="float" office:value="-0.00506985237202" calcext:value-type="float">
            <text:p>-0.00506985237202</text:p>
          </table:table-cell>
          <table:table-cell office:value-type="float" office:value="-0.00507347042957297" calcext:value-type="float">
            <text:p>-0.005073470429573</text:p>
          </table:table-cell>
          <table:table-cell office:value-type="float" office:value="-0.00507223865742193" calcext:value-type="float">
            <text:p>-0.005072238657422</text:p>
          </table:table-cell>
          <table:table-cell office:value-type="float" office:value="-0.0050708896403512" calcext:value-type="float">
            <text:p>-0.005070889640351</text:p>
          </table:table-cell>
          <table:table-cell office:value-type="float" office:value="-0.00506943105182572" calcext:value-type="float">
            <text:p>-0.005069431051826</text:p>
          </table:table-cell>
          <table:table-cell office:value-type="float" office:value="-0.00507250568128419" calcext:value-type="float">
            <text:p>-0.005072505681284</text:p>
          </table:table-cell>
          <table:table-cell office:value-type="float" office:value="-0.00507084936763096" calcext:value-type="float">
            <text:p>-0.005070849367631</text:p>
          </table:table-cell>
          <table:table-cell office:value-type="float" office:value="-0.00506910392043403" calcext:value-type="float">
            <text:p>-0.005069103920434</text:p>
          </table:table-cell>
          <table:table-cell office:value-type="float" office:value="-0.00507199877219395" calcext:value-type="float">
            <text:p>-0.005071998772194</text:p>
          </table:table-cell>
          <table:table-cell office:value-type="float" office:value="-0.00506997280579832" calcext:value-type="float">
            <text:p>-0.005069972805798</text:p>
          </table:table-cell>
          <table:table-cell office:value-type="float" office:value="-0.00506983247014858" calcext:value-type="float">
            <text:p>-0.005069832470149</text:p>
          </table:table-cell>
          <table:table-cell office:value-type="float" office:value="-0.00506766736351628" calcext:value-type="float">
            <text:p>-0.0050676673635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1.55985807837988E-017" calcext:value-type="float">
            <text:p>1.55985807837988E-17</text:p>
          </table:table-cell>
          <table:table-cell office:value-type="float" office:value="1.55985807836382E-017" calcext:value-type="float">
            <text:p>1.55985807836382E-17</text:p>
          </table:table-cell>
          <table:table-cell office:value-type="float" office:value="0.00000641462376713991" calcext:value-type="float">
            <text:p>6.41462376713991E-06</text:p>
          </table:table-cell>
          <table:table-cell office:value-type="float" office:value="0.000028851741890466" calcext:value-type="float">
            <text:p>2.8851741890466E-05</text:p>
          </table:table-cell>
          <table:table-cell office:value-type="float" office:value="0.0000698931860776665" calcext:value-type="float">
            <text:p>6.98931860776665E-05</text:p>
          </table:table-cell>
          <table:table-cell office:value-type="float" office:value="0.000130350871623277" calcext:value-type="float">
            <text:p>0.000130350871623</text:p>
          </table:table-cell>
          <table:table-cell office:value-type="float" office:value="0.000210416629236836" calcext:value-type="float">
            <text:p>0.000210416629237</text:p>
          </table:table-cell>
          <table:table-cell office:value-type="float" office:value="0.000309617578340232" calcext:value-type="float">
            <text:p>0.00030961757834</text:p>
          </table:table-cell>
          <table:table-cell office:value-type="float" office:value="0.000441470175787797" calcext:value-type="float">
            <text:p>0.000441470175788</text:p>
          </table:table-cell>
          <table:table-cell office:value-type="float" office:value="0.000594294541266423" calcext:value-type="float">
            <text:p>0.000594294541266</text:p>
          </table:table-cell>
          <table:table-cell office:value-type="float" office:value="0.000768015061607189" calcext:value-type="float">
            <text:p>0.000768015061607</text:p>
          </table:table-cell>
          <table:table-cell office:value-type="float" office:value="0.000940854105200396" calcext:value-type="float">
            <text:p>0.0009408541052</text:p>
          </table:table-cell>
          <table:table-cell office:value-type="float" office:value="0.0011699244809414" calcext:value-type="float">
            <text:p>0.001169924480941</text:p>
          </table:table-cell>
          <table:table-cell office:value-type="float" office:value="0.00142314815498697" calcext:value-type="float">
            <text:p>0.001423148154987</text:p>
          </table:table-cell>
          <table:table-cell office:value-type="float" office:value="0.00171560297938633" calcext:value-type="float">
            <text:p>0.001715602979386</text:p>
          </table:table-cell>
          <table:table-cell office:value-type="float" office:value="0.00204705158072633" calcext:value-type="float">
            <text:p>0.002047051580726</text:p>
          </table:table-cell>
          <table:table-cell office:value-type="float" office:value="0.00241720841916406" calcext:value-type="float">
            <text:p>0.002417208419164</text:p>
          </table:table-cell>
          <table:table-cell office:value-type="float" office:value="0.00282617973388404" calcext:value-type="float">
            <text:p>0.002826179733884</text:p>
          </table:table-cell>
          <table:table-cell office:value-type="float" office:value="0.0032770162233757" calcext:value-type="float">
            <text:p>0.003277016223376</text:p>
          </table:table-cell>
          <table:table-cell office:value-type="float" office:value="0.00376951167638061" calcext:value-type="float">
            <text:p>0.003769511676381</text:p>
          </table:table-cell>
          <table:table-cell office:value-type="float" office:value="0.00418332629601469" calcext:value-type="float">
            <text:p>0.004183326296015</text:p>
          </table:table-cell>
          <table:table-cell office:value-type="float" office:value="0.00466755524136769" calcext:value-type="float">
            <text:p>0.004667555241368</text:p>
          </table:table-cell>
          <table:table-cell office:value-type="float" office:value="0.00522217854776596" calcext:value-type="float">
            <text:p>0.005222178547766</text:p>
          </table:table-cell>
          <table:table-cell office:value-type="float" office:value="0.0058470831494514" calcext:value-type="float">
            <text:p>0.005847083149451</text:p>
          </table:table-cell>
          <table:table-cell office:value-type="float" office:value="0.00654201428939729" calcext:value-type="float">
            <text:p>0.006542014289397</text:p>
          </table:table-cell>
          <table:table-cell office:value-type="float" office:value="0.00730652516624374" calcext:value-type="float">
            <text:p>0.007306525166244</text:p>
          </table:table-cell>
          <table:table-cell office:value-type="float" office:value="0.00813242041362371" calcext:value-type="float">
            <text:p>0.008132420413624</text:p>
          </table:table-cell>
          <table:table-cell office:value-type="float" office:value="0.00887008822572319" calcext:value-type="float">
            <text:p>0.008870088225723</text:p>
          </table:table-cell>
          <table:table-cell office:value-type="float" office:value="0.00967629646835454" calcext:value-type="float">
            <text:p>0.009676296468355</text:p>
          </table:table-cell>
          <table:table-cell office:value-type="float" office:value="0.0104877019627921" calcext:value-type="float">
            <text:p>0.010487701962792</text:p>
          </table:table-cell>
          <table:table-cell office:value-type="float" office:value="0.0114008393511731" calcext:value-type="float">
            <text:p>0.011400839351173</text:p>
          </table:table-cell>
          <table:table-cell office:value-type="float" office:value="0.0124116579361652" calcext:value-type="float">
            <text:p>0.012411657936165</text:p>
          </table:table-cell>
          <table:table-cell office:value-type="float" office:value="0.0135159181958728" calcext:value-type="float">
            <text:p>0.013515918195873</text:p>
          </table:table-cell>
          <table:table-cell office:value-type="float" office:value="0.0146688561724816" calcext:value-type="float">
            <text:p>0.014668856172482</text:p>
          </table:table-cell>
          <table:table-cell office:value-type="float" office:value="0.0162243793304763" calcext:value-type="float">
            <text:p>0.016224379330476</text:p>
          </table:table-cell>
          <table:table-cell office:value-type="float" office:value="0.0181460733772704" calcext:value-type="float">
            <text:p>0.01814607337727</text:p>
          </table:table-cell>
          <table:table-cell office:value-type="float" office:value="0.0203942259649982" calcext:value-type="float">
            <text:p>0.020394225964998</text:p>
          </table:table-cell>
          <table:table-cell office:value-type="float" office:value="0.0259822649170836" calcext:value-type="float">
            <text:p>0.025982264917084</text:p>
          </table:table-cell>
          <table:table-cell office:value-type="float" office:value="0.0314987645351618" calcext:value-type="float">
            <text:p>0.031498764535162</text:p>
          </table:table-cell>
          <table:table-cell office:value-type="float" office:value="0.0368884114263872" calcext:value-type="float">
            <text:p>0.036888411426387</text:p>
          </table:table-cell>
          <table:table-cell office:value-type="float" office:value="0.0421042691508869" calcext:value-type="float">
            <text:p>0.042104269150887</text:p>
          </table:table-cell>
          <table:table-cell office:value-type="float" office:value="0.0471077846562551" calcext:value-type="float">
            <text:p>0.047107784656255</text:p>
          </table:table-cell>
          <table:table-cell office:value-type="float" office:value="0.0518697037091017" calcext:value-type="float">
            <text:p>0.051869703709102</text:p>
          </table:table-cell>
          <table:table-cell office:value-type="float" office:value="0.0563661125157654" calcext:value-type="float">
            <text:p>0.056366112515765</text:p>
          </table:table-cell>
          <table:table-cell office:value-type="float" office:value="0.0605778626864955" calcext:value-type="float">
            <text:p>0.060577862686496</text:p>
          </table:table-cell>
          <table:table-cell office:value-type="float" office:value="0.064499805208927" calcext:value-type="float">
            <text:p>0.064499805208927</text:p>
          </table:table-cell>
          <table:table-cell office:value-type="float" office:value="0.0681245376519139" calcext:value-type="float">
            <text:p>0.068124537651914</text:p>
          </table:table-cell>
          <table:table-cell office:value-type="float" office:value="0.0714516358615767" calcext:value-type="float">
            <text:p>0.071451635861577</text:p>
          </table:table-cell>
          <table:table-cell office:value-type="float" office:value="0.0744799473271598" calcext:value-type="float">
            <text:p>0.07447994732716</text:p>
          </table:table-cell>
          <table:table-cell office:value-type="float" office:value="0.0772251593428731" calcext:value-type="float">
            <text:p>0.077225159342873</text:p>
          </table:table-cell>
          <table:table-cell office:value-type="float" office:value="0.0796914989324431" calcext:value-type="float">
            <text:p>0.079691498932443</text:p>
          </table:table-cell>
          <table:table-cell office:value-type="float" office:value="0.0818864537119441" calcext:value-type="float">
            <text:p>0.081886453711944</text:p>
          </table:table-cell>
          <table:table-cell office:value-type="float" office:value="0.0838287091651627" calcext:value-type="float">
            <text:p>0.083828709165163</text:p>
          </table:table-cell>
          <table:table-cell office:value-type="float" office:value="0.0855280380061406" calcext:value-type="float">
            <text:p>0.085528038006141</text:p>
          </table:table-cell>
          <table:table-cell office:value-type="float" office:value="0.0869981057930642" calcext:value-type="float">
            <text:p>0.086998105793064</text:p>
          </table:table-cell>
          <table:table-cell office:value-type="float" office:value="0.0882528700080986" calcext:value-type="float">
            <text:p>0.088252870008099</text:p>
          </table:table-cell>
          <table:table-cell office:value-type="float" office:value="0.0893063354271804" calcext:value-type="float">
            <text:p>0.08930633542718</text:p>
          </table:table-cell>
          <table:table-cell office:value-type="float" office:value="0.0901723577318746" calcext:value-type="float">
            <text:p>0.090172357731875</text:p>
          </table:table-cell>
          <table:table-cell office:value-type="float" office:value="0.090864489210538" calcext:value-type="float">
            <text:p>0.090864489210538</text:p>
          </table:table-cell>
          <table:table-cell office:value-type="float" office:value="0.0913958606517281" calcext:value-type="float">
            <text:p>0.091395860651728</text:p>
          </table:table-cell>
          <table:table-cell office:value-type="float" office:value="0.0917790939419324" calcext:value-type="float">
            <text:p>0.091779093941932</text:p>
          </table:table-cell>
          <table:table-cell office:value-type="float" office:value="0.0920262403766412" calcext:value-type="float">
            <text:p>0.092026240376641</text:p>
          </table:table-cell>
          <table:table-cell office:value-type="float" office:value="0.0921458331236653" calcext:value-type="float">
            <text:p>0.092145833123665</text:p>
          </table:table-cell>
          <table:table-cell office:value-type="float" office:value="0.0921545210311914" calcext:value-type="float">
            <text:p>0.092154521031191</text:p>
          </table:table-cell>
          <table:table-cell office:value-type="float" office:value="0.092059531251282" calcext:value-type="float">
            <text:p>0.092059531251282</text:p>
          </table:table-cell>
          <table:table-cell office:value-type="float" office:value="0.0918703854224663" calcext:value-type="float">
            <text:p>0.091870385422466</text:p>
          </table:table-cell>
          <table:table-cell office:value-type="float" office:value="0.0915959743381537" calcext:value-type="float">
            <text:p>0.091595974338154</text:p>
          </table:table-cell>
          <table:table-cell office:value-type="float" office:value="0.0912418086519234" calcext:value-type="float">
            <text:p>0.091241808651923</text:p>
          </table:table-cell>
          <table:table-cell office:value-type="float" office:value="0.090821133817889" calcext:value-type="float">
            <text:p>0.090821133817889</text:p>
          </table:table-cell>
          <table:table-cell office:value-type="float" office:value="0.0903382738412167" calcext:value-type="float">
            <text:p>0.090338273841217</text:p>
          </table:table-cell>
          <table:table-cell office:value-type="float" office:value="0.0897998077021194" calcext:value-type="float">
            <text:p>0.089799807702119</text:p>
          </table:table-cell>
          <table:table-cell office:value-type="float" office:value="0.0892118039708355" calcext:value-type="float">
            <text:p>0.089211803970836</text:p>
          </table:table-cell>
          <table:table-cell office:value-type="float" office:value="0.0885772226105593" calcext:value-type="float">
            <text:p>0.088577222610559</text:p>
          </table:table-cell>
          <table:table-cell office:value-type="float" office:value="0.0879080575325631" calcext:value-type="float">
            <text:p>0.087908057532563</text:p>
          </table:table-cell>
          <table:table-cell office:value-type="float" office:value="0.0872006282362118" calcext:value-type="float">
            <text:p>0.087200628236212</text:p>
          </table:table-cell>
          <table:table-cell office:value-type="float" office:value="0.0864634736535782" calcext:value-type="float">
            <text:p>0.086463473653578</text:p>
          </table:table-cell>
          <table:table-cell office:value-type="float" office:value="0.0857005468287522" calcext:value-type="float">
            <text:p>0.085700546828752</text:p>
          </table:table-cell>
          <table:table-cell office:value-type="float" office:value="0.0849154604598062" calcext:value-type="float">
            <text:p>0.084915460459806</text:p>
          </table:table-cell>
          <table:table-cell office:value-type="float" office:value="0.0841115118973331" calcext:value-type="float">
            <text:p>0.084111511897333</text:p>
          </table:table-cell>
          <table:table-cell office:value-type="float" office:value="0.083291706818195" calcext:value-type="float">
            <text:p>0.083291706818195</text:p>
          </table:table-cell>
          <table:table-cell office:value-type="float" office:value="0.0824598761239041" calcext:value-type="float">
            <text:p>0.082459876123904</text:p>
          </table:table-cell>
          <table:table-cell office:value-type="float" office:value="0.0816193706937858" calcext:value-type="float">
            <text:p>0.081619370693786</text:p>
          </table:table-cell>
          <table:table-cell office:value-type="float" office:value="0.0807684639804309" calcext:value-type="float">
            <text:p>0.080768463980431</text:p>
          </table:table-cell>
          <table:table-cell office:value-type="float" office:value="0.0799112090071523" calcext:value-type="float">
            <text:p>0.079911209007152</text:p>
          </table:table-cell>
          <table:table-cell office:value-type="float" office:value="0.0790494612521146" calcext:value-type="float">
            <text:p>0.079049461252115</text:p>
          </table:table-cell>
          <table:table-cell office:value-type="float" office:value="0.0781848985658293" calcext:value-type="float">
            <text:p>0.078184898565829</text:p>
          </table:table-cell>
          <table:table-cell office:value-type="float" office:value="0.0773190358348784" calcext:value-type="float">
            <text:p>0.077319035834878</text:p>
          </table:table-cell>
          <table:table-cell office:value-type="float" office:value="0.0764532385521927" calcext:value-type="float">
            <text:p>0.076453238552193</text:p>
          </table:table-cell>
          <table:table-cell office:value-type="float" office:value="0.0755905747257839" calcext:value-type="float">
            <text:p>0.075590574725784</text:p>
          </table:table-cell>
          <table:table-cell office:value-type="float" office:value="0.0747284479912967" calcext:value-type="float">
            <text:p>0.074728447991297</text:p>
          </table:table-cell>
          <table:table-cell office:value-type="float" office:value="0.0738697076442203" calcext:value-type="float">
            <text:p>0.07386970764422</text:p>
          </table:table-cell>
          <table:table-cell office:value-type="float" office:value="0.0730152376510672" calcext:value-type="float">
            <text:p>0.073015237651067</text:p>
          </table:table-cell>
          <table:table-cell office:value-type="float" office:value="0.0721675284536027" calcext:value-type="float">
            <text:p>0.072167528453603</text:p>
          </table:table-cell>
          <table:table-cell office:value-type="float" office:value="0.071323856840178" calcext:value-type="float">
            <text:p>0.071323856840178</text:p>
          </table:table-cell>
          <table:table-cell office:value-type="float" office:value="0.0704865657781503" calcext:value-type="float">
            <text:p>0.07048656577815</text:p>
          </table:table-cell>
          <table:table-cell office:value-type="float" office:value="0.0696578988926576" calcext:value-type="float">
            <text:p>0.069657898892658</text:p>
          </table:table-cell>
          <table:table-cell office:value-type="float" office:value="0.0688344168486209" calcext:value-type="float">
            <text:p>0.068834416848621</text:p>
          </table:table-cell>
          <table:table-cell office:value-type="float" office:value="0.0680200249964025" calcext:value-type="float">
            <text:p>0.068020024996403</text:p>
          </table:table-cell>
          <table:table-cell office:value-type="float" office:value="0.0672125826798726" calcext:value-type="float">
            <text:p>0.0672125826798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2.7017534443507E-017" calcext:value-type="float">
            <text:p>2.7017534443507E-17</text:p>
          </table:table-cell>
          <table:table-cell office:value-type="float" office:value="2.70175344432288E-017" calcext:value-type="float">
            <text:p>2.70175344432288E-17</text:p>
          </table:table-cell>
          <table:table-cell office:value-type="float" office:value="0.0000111109444327695" calcext:value-type="float">
            <text:p>1.11109444327695E-05</text:p>
          </table:table-cell>
          <table:table-cell office:value-type="float" office:value="0.0000499641031862458" calcext:value-type="float">
            <text:p>4.99641031862458E-05</text:p>
          </table:table-cell>
          <table:table-cell office:value-type="float" office:value="0.000121052748951985" calcext:value-type="float">
            <text:p>0.000121052748952</text:p>
          </table:table-cell>
          <table:table-cell office:value-type="float" office:value="0.000225673193507391" calcext:value-type="float">
            <text:p>0.000225673193507</text:p>
          </table:table-cell>
          <table:table-cell office:value-type="float" office:value="0.000364150272364832" calcext:value-type="float">
            <text:p>0.000364150272365</text:p>
          </table:table-cell>
          <table:table-cell office:value-type="float" office:value="0.000536142678887272" calcext:value-type="float">
            <text:p>0.000536142678887</text:p>
          </table:table-cell>
          <table:table-cell office:value-type="float" office:value="0.000764495082213068" calcext:value-type="float">
            <text:p>0.000764495082213</text:p>
          </table:table-cell>
          <table:table-cell office:value-type="float" office:value="0.0010291265374544" calcext:value-type="float">
            <text:p>0.001029126537454</text:p>
          </table:table-cell>
          <table:table-cell office:value-type="float" office:value="0.00132986048049292" calcext:value-type="float">
            <text:p>0.001329860480493</text:p>
          </table:table-cell>
          <table:table-cell office:value-type="float" office:value="0.00162416494328995" calcext:value-type="float">
            <text:p>0.00162416494329</text:p>
          </table:table-cell>
          <table:table-cell office:value-type="float" office:value="0.0020175883786051" calcext:value-type="float">
            <text:p>0.002017588378605</text:p>
          </table:table-cell>
          <table:table-cell office:value-type="float" office:value="0.00245191868266247" calcext:value-type="float">
            <text:p>0.002451918682662</text:p>
          </table:table-cell>
          <table:table-cell office:value-type="float" office:value="0.00295265389923708" calcext:value-type="float">
            <text:p>0.002952653899237</text:p>
          </table:table-cell>
          <table:table-cell office:value-type="float" office:value="0.00351903435771719" calcext:value-type="float">
            <text:p>0.003519034357717</text:p>
          </table:table-cell>
          <table:table-cell office:value-type="float" office:value="0.00415018662770194" calcext:value-type="float">
            <text:p>0.004150186627702</text:p>
          </table:table-cell>
          <table:table-cell office:value-type="float" office:value="0.00484576648219062" calcext:value-type="float">
            <text:p>0.004845766482191</text:p>
          </table:table-cell>
          <table:table-cell office:value-type="float" office:value="0.00560980116755775" calcext:value-type="float">
            <text:p>0.005609801167558</text:p>
          </table:table-cell>
          <table:table-cell office:value-type="float" office:value="0.00644069339546244" calcext:value-type="float">
            <text:p>0.006440693395462</text:p>
          </table:table-cell>
          <table:table-cell office:value-type="float" office:value="0.00713246010003224" calcext:value-type="float">
            <text:p>0.007132460100032</text:p>
          </table:table-cell>
          <table:table-cell office:value-type="float" office:value="0.00793806064958903" calcext:value-type="float">
            <text:p>0.007938060649589</text:p>
          </table:table-cell>
          <table:table-cell office:value-type="float" office:value="0.00885586139157588" calcext:value-type="float">
            <text:p>0.008855861391576</text:p>
          </table:table-cell>
          <table:table-cell office:value-type="float" office:value="0.00988394098941462" calcext:value-type="float">
            <text:p>0.009883940989415</text:p>
          </table:table-cell>
          <table:table-cell office:value-type="float" office:value="0.0110200556528699" calcext:value-type="float">
            <text:p>0.01102005565287</text:p>
          </table:table-cell>
          <table:table-cell office:value-type="float" office:value="0.0122616066278108" calcext:value-type="float">
            <text:p>0.012261606627811</text:p>
          </table:table-cell>
          <table:table-cell office:value-type="float" office:value="0.0135887515970029" calcext:value-type="float">
            <text:p>0.013588751597003</text:p>
          </table:table-cell>
          <table:table-cell office:value-type="float" office:value="0.0147944384328609" calcext:value-type="float">
            <text:p>0.014794438432861</text:p>
          </table:table-cell>
          <table:table-cell office:value-type="float" office:value="0.0161039086894083" calcext:value-type="float">
            <text:p>0.016103908689408</text:p>
          </table:table-cell>
          <table:table-cell office:value-type="float" office:value="0.0174026327087398" calcext:value-type="float">
            <text:p>0.01740263270874</text:p>
          </table:table-cell>
          <table:table-cell office:value-type="float" office:value="0.0188617417762774" calcext:value-type="float">
            <text:p>0.018861741776277</text:p>
          </table:table-cell>
          <table:table-cell office:value-type="float" office:value="0.0204730689410189" calcext:value-type="float">
            <text:p>0.020473068941019</text:p>
          </table:table-cell>
          <table:table-cell office:value-type="float" office:value="0.0222282220102231" calcext:value-type="float">
            <text:p>0.022228222010223</text:p>
          </table:table-cell>
          <table:table-cell office:value-type="float" office:value="0.0240474412783287" calcext:value-type="float">
            <text:p>0.024047441278329</text:p>
          </table:table-cell>
          <table:table-cell office:value-type="float" office:value="0.0265086572230025" calcext:value-type="float">
            <text:p>0.026508657223003</text:p>
          </table:table-cell>
          <table:table-cell office:value-type="float" office:value="0.0295480265561419" calcext:value-type="float">
            <text:p>0.029548026556142</text:p>
          </table:table-cell>
          <table:table-cell office:value-type="float" office:value="0.0330946640082211" calcext:value-type="float">
            <text:p>0.033094664008221</text:p>
          </table:table-cell>
          <table:table-cell office:value-type="float" office:value="0.0421626317006961" calcext:value-type="float">
            <text:p>0.042162631700696</text:p>
          </table:table-cell>
          <table:table-cell office:value-type="float" office:value="0.051114565271242" calcext:value-type="float">
            <text:p>0.051114565271242</text:p>
          </table:table-cell>
          <table:table-cell office:value-type="float" office:value="0.0598606675120839" calcext:value-type="float">
            <text:p>0.059860667512084</text:p>
          </table:table-cell>
          <table:table-cell office:value-type="float" office:value="0.0683247718113703" calcext:value-type="float">
            <text:p>0.06832477181137</text:p>
          </table:table-cell>
          <table:table-cell office:value-type="float" office:value="0.0764443153873678" calcext:value-type="float">
            <text:p>0.076444315387368</text:p>
          </table:table-cell>
          <table:table-cell office:value-type="float" office:value="0.0841709299652456" calcext:value-type="float">
            <text:p>0.084170929965246</text:p>
          </table:table-cell>
          <table:table-cell office:value-type="float" office:value="0.0914661923244369" calcext:value-type="float">
            <text:p>0.091466192324437</text:p>
          </table:table-cell>
          <table:table-cell office:value-type="float" office:value="0.0983014879341654" calcext:value-type="float">
            <text:p>0.098301487934165</text:p>
          </table:table-cell>
          <table:table-cell office:value-type="float" office:value="0.104664333638814" calcext:value-type="float">
            <text:p>0.104664333638814</text:p>
          </table:table-cell>
          <table:table-cell office:value-type="float" office:value="0.110544730442645" calcext:value-type="float">
            <text:p>0.110544730442645</text:p>
          </table:table-cell>
          <table:table-cell office:value-type="float" office:value="0.11594206837611" calcext:value-type="float">
            <text:p>0.11594206837611</text:p>
          </table:table-cell>
          <table:table-cell office:value-type="float" office:value="0.120859577842829" calcext:value-type="float">
            <text:p>0.120859577842829</text:p>
          </table:table-cell>
          <table:table-cell office:value-type="float" office:value="0.125312651686627" calcext:value-type="float">
            <text:p>0.125312651686627</text:p>
          </table:table-cell>
          <table:table-cell office:value-type="float" office:value="0.129313092954999" calcext:value-type="float">
            <text:p>0.129313092954999</text:p>
          </table:table-cell>
          <table:table-cell office:value-type="float" office:value="0.132877242370753" calcext:value-type="float">
            <text:p>0.132877242370753</text:p>
          </table:table-cell>
          <table:table-cell office:value-type="float" office:value="0.136027188614542" calcext:value-type="float">
            <text:p>0.136027188614542</text:p>
          </table:table-cell>
          <table:table-cell office:value-type="float" office:value="0.138782866977292" calcext:value-type="float">
            <text:p>0.138782866977292</text:p>
          </table:table-cell>
          <table:table-cell office:value-type="float" office:value="0.141166466942521" calcext:value-type="float">
            <text:p>0.141166466942521</text:p>
          </table:table-cell>
          <table:table-cell office:value-type="float" office:value="0.143200650523514" calcext:value-type="float">
            <text:p>0.143200650523514</text:p>
          </table:table-cell>
          <table:table-cell office:value-type="float" office:value="0.144908155298921" calcext:value-type="float">
            <text:p>0.144908155298921</text:p>
          </table:table-cell>
          <table:table-cell office:value-type="float" office:value="0.146311475755107" calcext:value-type="float">
            <text:p>0.146311475755107</text:p>
          </table:table-cell>
          <table:table-cell office:value-type="float" office:value="0.147432612945037" calcext:value-type="float">
            <text:p>0.147432612945037</text:p>
          </table:table-cell>
          <table:table-cell office:value-type="float" office:value="0.148292882889367" calcext:value-type="float">
            <text:p>0.148292882889367</text:p>
          </table:table-cell>
          <table:table-cell office:value-type="float" office:value="0.148912774810237" calcext:value-type="float">
            <text:p>0.148912774810237</text:p>
          </table:table-cell>
          <table:table-cell office:value-type="float" office:value="0.149311851095506" calcext:value-type="float">
            <text:p>0.149311851095506</text:p>
          </table:table-cell>
          <table:table-cell office:value-type="float" office:value="0.149508660289311" calcext:value-type="float">
            <text:p>0.149508660289311</text:p>
          </table:table-cell>
          <table:table-cell office:value-type="float" office:value="0.149520832163594" calcext:value-type="float">
            <text:p>0.149520832163594</text:p>
          </table:table-cell>
          <table:table-cell office:value-type="float" office:value="0.149364788806358" calcext:value-type="float">
            <text:p>0.149364788806358</text:p>
          </table:table-cell>
          <table:table-cell office:value-type="float" office:value="0.14905598516492" calcext:value-type="float">
            <text:p>0.14905598516492</text:p>
          </table:table-cell>
          <table:table-cell office:value-type="float" office:value="0.148608851885176" calcext:value-type="float">
            <text:p>0.148608851885176</text:p>
          </table:table-cell>
          <table:table-cell office:value-type="float" office:value="0.148036983706134" calcext:value-type="float">
            <text:p>0.148036983706134</text:p>
          </table:table-cell>
          <table:table-cell office:value-type="float" office:value="0.147352555772959" calcext:value-type="float">
            <text:p>0.147352555772959</text:p>
          </table:table-cell>
          <table:table-cell office:value-type="float" office:value="0.14656725461758" calcext:value-type="float">
            <text:p>0.14656725461758</text:p>
          </table:table-cell>
          <table:table-cell office:value-type="float" office:value="0.145691757900036" calcext:value-type="float">
            <text:p>0.145691757900036</text:p>
          </table:table-cell>
          <table:table-cell office:value-type="float" office:value="0.144735914650698" calcext:value-type="float">
            <text:p>0.144735914650698</text:p>
          </table:table-cell>
          <table:table-cell office:value-type="float" office:value="0.143709042857897" calcext:value-type="float">
            <text:p>0.143709042857897</text:p>
          </table:table-cell>
          <table:table-cell office:value-type="float" office:value="0.142618845474177" calcext:value-type="float">
            <text:p>0.142618845474177</text:p>
          </table:table-cell>
          <table:table-cell office:value-type="float" office:value="0.141473759963957" calcext:value-type="float">
            <text:p>0.141473759963957</text:p>
          </table:table-cell>
          <table:table-cell office:value-type="float" office:value="0.140280404958082" calcext:value-type="float">
            <text:p>0.140280404958082</text:p>
          </table:table-cell>
          <table:table-cell office:value-type="float" office:value="0.139045191400301" calcext:value-type="float">
            <text:p>0.139045191400301</text:p>
          </table:table-cell>
          <table:table-cell office:value-type="float" office:value="0.137773978504615" calcext:value-type="float">
            <text:p>0.137773978504615</text:p>
          </table:table-cell>
          <table:table-cell office:value-type="float" office:value="0.13647211426454" calcext:value-type="float">
            <text:p>0.13647211426454</text:p>
          </table:table-cell>
          <table:table-cell office:value-type="float" office:value="0.135144473817321" calcext:value-type="float">
            <text:p>0.135144473817321</text:p>
          </table:table-cell>
          <table:table-cell office:value-type="float" office:value="0.133795406551919" calcext:value-type="float">
            <text:p>0.133795406551919</text:p>
          </table:table-cell>
          <table:table-cell office:value-type="float" office:value="0.132428756274187" calcext:value-type="float">
            <text:p>0.132428756274187</text:p>
          </table:table-cell>
          <table:table-cell office:value-type="float" office:value="0.131048748344952" calcext:value-type="float">
            <text:p>0.131048748344952</text:p>
          </table:table-cell>
          <table:table-cell office:value-type="float" office:value="0.129658427433061" calcext:value-type="float">
            <text:p>0.129658427433061</text:p>
          </table:table-cell>
          <table:table-cell office:value-type="float" office:value="0.128260803981986" calcext:value-type="float">
            <text:p>0.128260803981986</text:p>
          </table:table-cell>
          <table:table-cell office:value-type="float" office:value="0.126858600281794" calcext:value-type="float">
            <text:p>0.126858600281794</text:p>
          </table:table-cell>
          <table:table-cell office:value-type="float" office:value="0.125454274255135" calcext:value-type="float">
            <text:p>0.125454274255135</text:p>
          </table:table-cell>
          <table:table-cell office:value-type="float" office:value="0.124050041469743" calcext:value-type="float">
            <text:p>0.124050041469743</text:p>
          </table:table-cell>
          <table:table-cell office:value-type="float" office:value="0.122647628164123" calcext:value-type="float">
            <text:p>0.122647628164123</text:p>
          </table:table-cell>
          <table:table-cell office:value-type="float" office:value="0.121249362306194" calcext:value-type="float">
            <text:p>0.121249362306194</text:p>
          </table:table-cell>
          <table:table-cell office:value-type="float" office:value="0.119856578106882" calcext:value-type="float">
            <text:p>0.119856578106882</text:p>
          </table:table-cell>
          <table:table-cell office:value-type="float" office:value="0.118470709921577" calcext:value-type="float">
            <text:p>0.118470709921577</text:p>
          </table:table-cell>
          <table:table-cell office:value-type="float" office:value="0.117092789228626" calcext:value-type="float">
            <text:p>0.117092789228626</text:p>
          </table:table-cell>
          <table:table-cell office:value-type="float" office:value="0.115724451752646" calcext:value-type="float">
            <text:p>0.115724451752646</text:p>
          </table:table-cell>
          <table:table-cell office:value-type="float" office:value="0.114366454294296" calcext:value-type="float">
            <text:p>0.114366454294296</text:p>
          </table:table-cell>
          <table:table-cell office:value-type="float" office:value="0.113019443148819" calcext:value-type="float">
            <text:p>0.113019443148819</text:p>
          </table:table-cell>
          <table:table-cell office:value-type="float" office:value="0.111684746433121" calcext:value-type="float">
            <text:p>0.111684746433121</text:p>
          </table:table-cell>
          <table:table-cell office:value-type="float" office:value="0.110362554722747" calcext:value-type="float">
            <text:p>0.110362554722747</text:p>
          </table:table-cell>
          <table:table-cell office:value-type="float" office:value="0.109053842828172" calcext:value-type="float">
            <text:p>0.109053842828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3624854227404" calcext:value-type="float">
            <text:p>3.624854227404E-08</text:p>
          </table:table-cell>
          <table:table-cell office:value-type="float" office:value="0.000000370158639104044" calcext:value-type="float">
            <text:p>3.70158639104044E-07</text:p>
          </table:table-cell>
          <table:table-cell office:value-type="float" office:value="0.00000145024898582041" calcext:value-type="float">
            <text:p>1.45024898582041E-06</text:p>
          </table:table-cell>
          <table:table-cell office:value-type="float" office:value="0.000003744936212005" calcext:value-type="float">
            <text:p>3.744936212005E-06</text:p>
          </table:table-cell>
          <table:table-cell office:value-type="float" office:value="0.00000772594360649805" calcext:value-type="float">
            <text:p>7.72594360649805E-06</text:p>
          </table:table-cell>
          <table:table-cell office:value-type="float" office:value="0.0000138447564190529" calcext:value-type="float">
            <text:p>1.38447564190529E-05</text:p>
          </table:table-cell>
          <table:table-cell office:value-type="float" office:value="0.0000232838112080586" calcext:value-type="float">
            <text:p>2.32838112080586E-05</text:p>
          </table:table-cell>
          <table:table-cell office:value-type="float" office:value="0.0000361262202669609" calcext:value-type="float">
            <text:p>3.61262202669609E-05</text:p>
          </table:table-cell>
          <table:table-cell office:value-type="float" office:value="0.0000528846831574386" calcext:value-type="float">
            <text:p>5.28846831574386E-05</text:p>
          </table:table-cell>
          <table:table-cell office:value-type="float" office:value="0.00007235732761087" calcext:value-type="float">
            <text:p>7.235732761087E-05</text:p>
          </table:table-cell>
          <table:table-cell office:value-type="float" office:value="0.000103079068842435" calcext:value-type="float">
            <text:p>0.000103079068842</text:p>
          </table:table-cell>
          <table:table-cell office:value-type="float" office:value="0.000144886259904364" calcext:value-type="float">
            <text:p>0.000144886259904</text:p>
          </table:table-cell>
          <table:table-cell office:value-type="float" office:value="0.000198162412908605" calcext:value-type="float">
            <text:p>0.000198162412909</text:p>
          </table:table-cell>
          <table:table-cell office:value-type="float" office:value="0.000264488975797532" calcext:value-type="float">
            <text:p>0.000264488975798</text:p>
          </table:table-cell>
          <table:table-cell office:value-type="float" office:value="0.000345426981683422" calcext:value-type="float">
            <text:p>0.000345426981683</text:p>
          </table:table-cell>
          <table:table-cell office:value-type="float" office:value="0.000445900194439079" calcext:value-type="float">
            <text:p>0.000445900194439</text:p>
          </table:table-cell>
          <table:table-cell office:value-type="float" office:value="0.000573472264915491" calcext:value-type="float">
            <text:p>0.000573472264915</text:p>
          </table:table-cell>
          <table:table-cell office:value-type="float" office:value="0.000732515764112204" calcext:value-type="float">
            <text:p>0.000732515764112</text:p>
          </table:table-cell>
          <table:table-cell office:value-type="float" office:value="0.000899683313153029" calcext:value-type="float">
            <text:p>0.000899683313153</text:p>
          </table:table-cell>
          <table:table-cell office:value-type="float" office:value="0.00110026560737553" calcext:value-type="float">
            <text:p>0.001100265607376</text:p>
          </table:table-cell>
          <table:table-cell office:value-type="float" office:value="0.001338459979167" calcext:value-type="float">
            <text:p>0.001338459979167</text:p>
          </table:table-cell>
          <table:table-cell office:value-type="float" office:value="0.00161838874671509" calcext:value-type="float">
            <text:p>0.001618388746715</text:p>
          </table:table-cell>
          <table:table-cell office:value-type="float" office:value="0.00194407494679352" calcext:value-type="float">
            <text:p>0.001944074946794</text:p>
          </table:table-cell>
          <table:table-cell office:value-type="float" office:value="0.00231941411331755" calcext:value-type="float">
            <text:p>0.002319414113318</text:p>
          </table:table-cell>
          <table:table-cell office:value-type="float" office:value="0.00279847763178224" calcext:value-type="float">
            <text:p>0.002798477631782</text:p>
          </table:table-cell>
          <table:table-cell office:value-type="float" office:value="0.00335310417949873" calcext:value-type="float">
            <text:p>0.003353104179499</text:p>
          </table:table-cell>
          <table:table-cell office:value-type="float" office:value="0.00403742614724422" calcext:value-type="float">
            <text:p>0.004037426147244</text:p>
          </table:table-cell>
          <table:table-cell office:value-type="float" office:value="0.00482152787388593" calcext:value-type="float">
            <text:p>0.004821527873886</text:p>
          </table:table-cell>
          <table:table-cell office:value-type="float" office:value="0.00572703035880102" calcext:value-type="float">
            <text:p>0.005727030358801</text:p>
          </table:table-cell>
          <table:table-cell office:value-type="float" office:value="0.00676507548875622" calcext:value-type="float">
            <text:p>0.006765075488756</text:p>
          </table:table-cell>
          <table:table-cell office:value-type="float" office:value="0.00794608102142572" calcext:value-type="float">
            <text:p>0.007946081021426</text:p>
          </table:table-cell>
          <table:table-cell office:value-type="float" office:value="0.00950841301384588" calcext:value-type="float">
            <text:p>0.009508413013846</text:p>
          </table:table-cell>
          <table:table-cell office:value-type="float" office:value="0.0115811596100794" calcext:value-type="float">
            <text:p>0.011581159610079</text:p>
          </table:table-cell>
          <table:table-cell office:value-type="float" office:value="0.014154995699083" calcext:value-type="float">
            <text:p>0.014154995699083</text:p>
          </table:table-cell>
          <table:table-cell office:value-type="float" office:value="0.0172729112461868" calcext:value-type="float">
            <text:p>0.017272911246187</text:p>
          </table:table-cell>
          <table:table-cell office:value-type="float" office:value="0.0238011333125408" calcext:value-type="float">
            <text:p>0.023801133312541</text:p>
          </table:table-cell>
          <table:table-cell office:value-type="float" office:value="0.0310311942533026" calcext:value-type="float">
            <text:p>0.031031194253303</text:p>
          </table:table-cell>
          <table:table-cell office:value-type="float" office:value="0.0388899365465915" calcext:value-type="float">
            <text:p>0.038889936546592</text:p>
          </table:table-cell>
          <table:table-cell office:value-type="float" office:value="0.0472983382310177" calcext:value-type="float">
            <text:p>0.047298338231018</text:p>
          </table:table-cell>
          <table:table-cell office:value-type="float" office:value="0.056174400329577" calcext:value-type="float">
            <text:p>0.056174400329577</text:p>
          </table:table-cell>
          <table:table-cell office:value-type="float" office:value="0.0654366180596072" calcext:value-type="float">
            <text:p>0.065436618059607</text:p>
          </table:table-cell>
          <table:table-cell office:value-type="float" office:value="0.075003240089613" calcext:value-type="float">
            <text:p>0.075003240089613</text:p>
          </table:table-cell>
          <table:table-cell office:value-type="float" office:value="0.0847941565761543" calcext:value-type="float">
            <text:p>0.084794156576154</text:p>
          </table:table-cell>
          <table:table-cell office:value-type="float" office:value="0.0947398459851694" calcext:value-type="float">
            <text:p>0.094739845985169</text:p>
          </table:table-cell>
          <table:table-cell office:value-type="float" office:value="0.104770213678723" calcext:value-type="float">
            <text:p>0.104770213678723</text:p>
          </table:table-cell>
          <table:table-cell office:value-type="float" office:value="0.114823011241542" calcext:value-type="float">
            <text:p>0.114823011241542</text:p>
          </table:table-cell>
          <table:table-cell office:value-type="float" office:value="0.124839204660355" calcext:value-type="float">
            <text:p>0.124839204660355</text:p>
          </table:table-cell>
          <table:table-cell office:value-type="float" office:value="0.134775354999399" calcext:value-type="float">
            <text:p>0.134775354999399</text:p>
          </table:table-cell>
          <table:table-cell office:value-type="float" office:value="0.144584686990061" calcext:value-type="float">
            <text:p>0.144584686990061</text:p>
          </table:table-cell>
          <table:table-cell office:value-type="float" office:value="0.154227798532349" calcext:value-type="float">
            <text:p>0.154227798532349</text:p>
          </table:table-cell>
          <table:table-cell office:value-type="float" office:value="0.163676601499819" calcext:value-type="float">
            <text:p>0.163676601499819</text:p>
          </table:table-cell>
          <table:table-cell office:value-type="float" office:value="0.172902488055808" calcext:value-type="float">
            <text:p>0.172902488055808</text:p>
          </table:table-cell>
          <table:table-cell office:value-type="float" office:value="0.181883678175635" calcext:value-type="float">
            <text:p>0.181883678175635</text:p>
          </table:table-cell>
          <table:table-cell office:value-type="float" office:value="0.190602800534924" calcext:value-type="float">
            <text:p>0.190602800534924</text:p>
          </table:table-cell>
          <table:table-cell office:value-type="float" office:value="0.199046447850918" calcext:value-type="float">
            <text:p>0.199046447850918</text:p>
          </table:table-cell>
          <table:table-cell office:value-type="float" office:value="0.207204741692738" calcext:value-type="float">
            <text:p>0.207204741692738</text:p>
          </table:table-cell>
          <table:table-cell office:value-type="float" office:value="0.215070915529927" calcext:value-type="float">
            <text:p>0.215070915529927</text:p>
          </table:table-cell>
          <table:table-cell office:value-type="float" office:value="0.222640922009585" calcext:value-type="float">
            <text:p>0.222640922009585</text:p>
          </table:table-cell>
          <table:table-cell office:value-type="float" office:value="0.229913068217035" calcext:value-type="float">
            <text:p>0.229913068217035</text:p>
          </table:table-cell>
          <table:table-cell office:value-type="float" office:value="0.236887680920409" calcext:value-type="float">
            <text:p>0.236887680920409</text:p>
          </table:table-cell>
          <table:table-cell office:value-type="float" office:value="0.243566154582054" calcext:value-type="float">
            <text:p>0.243566154582054</text:p>
          </table:table-cell>
          <table:table-cell office:value-type="float" office:value="0.24995334570924" calcext:value-type="float">
            <text:p>0.24995334570924</text:p>
          </table:table-cell>
          <table:table-cell office:value-type="float" office:value="0.256053206128673" calcext:value-type="float">
            <text:p>0.256053206128673</text:p>
          </table:table-cell>
          <table:table-cell office:value-type="float" office:value="0.261871397721572" calcext:value-type="float">
            <text:p>0.261871397721572</text:p>
          </table:table-cell>
          <table:table-cell office:value-type="float" office:value="0.267414371785521" calcext:value-type="float">
            <text:p>0.267414371785521</text:p>
          </table:table-cell>
          <table:table-cell office:value-type="float" office:value="0.272688889934557" calcext:value-type="float">
            <text:p>0.272688889934557</text:p>
          </table:table-cell>
          <table:table-cell office:value-type="float" office:value="0.277703180785264" calcext:value-type="float">
            <text:p>0.277703180785264</text:p>
          </table:table-cell>
          <table:table-cell office:value-type="float" office:value="0.282464776379806" calcext:value-type="float">
            <text:p>0.282464776379806</text:p>
          </table:table-cell>
          <table:table-cell office:value-type="float" office:value="0.286981822327993" calcext:value-type="float">
            <text:p>0.286981822327993</text:p>
          </table:table-cell>
          <table:table-cell office:value-type="float" office:value="0.291262615562906" calcext:value-type="float">
            <text:p>0.291262615562906</text:p>
          </table:table-cell>
          <table:table-cell office:value-type="float" office:value="0.295315448046046" calcext:value-type="float">
            <text:p>0.295315448046046</text:p>
          </table:table-cell>
          <table:table-cell office:value-type="float" office:value="0.299148916391437" calcext:value-type="float">
            <text:p>0.299148916391437</text:p>
          </table:table-cell>
          <table:table-cell office:value-type="float" office:value="0.302771153177035" calcext:value-type="float">
            <text:p>0.302771153177035</text:p>
          </table:table-cell>
          <table:table-cell office:value-type="float" office:value="0.306190514396057" calcext:value-type="float">
            <text:p>0.306190514396057</text:p>
          </table:table-cell>
          <table:table-cell office:value-type="float" office:value="0.309415100114953" calcext:value-type="float">
            <text:p>0.309415100114953</text:p>
          </table:table-cell>
          <table:table-cell office:value-type="float" office:value="0.312452851089396" calcext:value-type="float">
            <text:p>0.312452851089396</text:p>
          </table:table-cell>
          <table:table-cell office:value-type="float" office:value="0.315311524892768" calcext:value-type="float">
            <text:p>0.315311524892768</text:p>
          </table:table-cell>
          <table:table-cell office:value-type="float" office:value="0.317998677346889" calcext:value-type="float">
            <text:p>0.317998677346889</text:p>
          </table:table-cell>
          <table:table-cell office:value-type="float" office:value="0.320521576862553" calcext:value-type="float">
            <text:p>0.320521576862553</text:p>
          </table:table-cell>
          <table:table-cell office:value-type="float" office:value="0.322887257103328" calcext:value-type="float">
            <text:p>0.322887257103328</text:p>
          </table:table-cell>
          <table:table-cell office:value-type="float" office:value="0.325102854774841" calcext:value-type="float">
            <text:p>0.325102854774841</text:p>
          </table:table-cell>
          <table:table-cell office:value-type="float" office:value="0.327174897829944" calcext:value-type="float">
            <text:p>0.327174897829944</text:p>
          </table:table-cell>
          <table:table-cell office:value-type="float" office:value="0.329109793575946" calcext:value-type="float">
            <text:p>0.329109793575946</text:p>
          </table:table-cell>
          <table:table-cell office:value-type="float" office:value="0.330913710429639" calcext:value-type="float">
            <text:p>0.330913710429639</text:p>
          </table:table-cell>
          <table:table-cell office:value-type="float" office:value="0.332592579624922" calcext:value-type="float">
            <text:p>0.332592579624922</text:p>
          </table:table-cell>
          <table:table-cell office:value-type="float" office:value="0.334152098220393" calcext:value-type="float">
            <text:p>0.334152098220393</text:p>
          </table:table-cell>
          <table:table-cell office:value-type="float" office:value="0.335597524698044" calcext:value-type="float">
            <text:p>0.335597524698044</text:p>
          </table:table-cell>
          <table:table-cell office:value-type="float" office:value="0.33693451069145" calcext:value-type="float">
            <text:p>0.33693451069145</text:p>
          </table:table-cell>
          <table:table-cell office:value-type="float" office:value="0.338167877529968" calcext:value-type="float">
            <text:p>0.338167877529968</text:p>
          </table:table-cell>
          <table:table-cell office:value-type="float" office:value="0.339302433621289" calcext:value-type="float">
            <text:p>0.339302433621289</text:p>
          </table:table-cell>
          <table:table-cell office:value-type="float" office:value="0.340342555264924" calcext:value-type="float">
            <text:p>0.340342555264924</text:p>
          </table:table-cell>
          <table:table-cell office:value-type="float" office:value="0.341293088790075" calcext:value-type="float">
            <text:p>0.341293088790075</text:p>
          </table:table-cell>
          <table:table-cell office:value-type="float" office:value="0.342158021222147" calcext:value-type="float">
            <text:p>0.342158021222147</text:p>
          </table:table-cell>
          <table:table-cell office:value-type="float" office:value="0.342941128914888" calcext:value-type="float">
            <text:p>0.342941128914888</text:p>
          </table:table-cell>
          <table:table-cell office:value-type="float" office:value="0.34364681848083" calcext:value-type="float">
            <text:p>0.34364681848083</text:p>
          </table:table-cell>
          <table:table-cell office:value-type="float" office:value="0.344278254029973" calcext:value-type="float">
            <text:p>0.344278254029973</text:p>
          </table:table-cell>
          <table:table-cell office:value-type="float" office:value="0.344839304201558" calcext:value-type="float">
            <text:p>0.3448393042015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1.44542667083891E-028" calcext:value-type="float">
            <text:p>-1.44542667083891E-28</text:p>
          </table:table-cell>
          <table:table-cell office:value-type="float" office:value="1.57690726490378E-028" calcext:value-type="float">
            <text:p>1.57690726490378E-28</text:p>
          </table:table-cell>
          <table:table-cell office:value-type="float" office:value="-9.35012144459259E-022" calcext:value-type="float">
            <text:p>-9.35012144459259E-22</text:p>
          </table:table-cell>
          <table:table-cell office:value-type="float" office:value="-4.18045700806525E-021" calcext:value-type="float">
            <text:p>-4.18045700806525E-21</text:p>
          </table:table-cell>
          <table:table-cell office:value-type="float" office:value="9.09493532820268E-021" calcext:value-type="float">
            <text:p>9.09493532820268E-21</text:p>
          </table:table-cell>
          <table:table-cell office:value-type="float" office:value="-3.91131698321237E-020" calcext:value-type="float">
            <text:p>-3.91131698321237E-20</text:p>
          </table:table-cell>
          <table:table-cell office:value-type="float" office:value="-2.76457110089318E-020" calcext:value-type="float">
            <text:p>-2.76457110089318E-20</text:p>
          </table:table-cell>
          <table:table-cell office:value-type="float" office:value="-2.22723145107774E-021" calcext:value-type="float">
            <text:p>-2.22723145107774E-21</text:p>
          </table:table-cell>
          <table:table-cell office:value-type="float" office:value="-5.94375662196873E-020" calcext:value-type="float">
            <text:p>-5.94375662196873E-20</text:p>
          </table:table-cell>
          <table:table-cell office:value-type="float" office:value="-8.16825948403879E-021" calcext:value-type="float">
            <text:p>-8.16825948403879E-21</text:p>
          </table:table-cell>
          <table:table-cell office:value-type="float" office:value="4.0587399580103E-020" calcext:value-type="float">
            <text:p>4.0587399580103E-20</text:p>
          </table:table-cell>
          <table:table-cell office:value-type="float" office:value="3.47411072038741E-020" calcext:value-type="float">
            <text:p>3.47411072038741E-20</text:p>
          </table:table-cell>
          <table:table-cell office:value-type="float" office:value="-4.53399046405232E-020" calcext:value-type="float">
            <text:p>-4.53399046405232E-20</text:p>
          </table:table-cell>
          <table:table-cell office:value-type="float" office:value="1.55373073033863E-019" calcext:value-type="float">
            <text:p>1.55373073033863E-19</text:p>
          </table:table-cell>
          <table:table-cell office:value-type="float" office:value="3.58603728412225E-020" calcext:value-type="float">
            <text:p>3.58603728412225E-20</text:p>
          </table:table-cell>
          <table:table-cell office:value-type="float" office:value="1.31496610028918E-020" calcext:value-type="float">
            <text:p>1.31496610028918E-20</text:p>
          </table:table-cell>
          <table:table-cell office:value-type="float" office:value="-4.54755683762091E-019" calcext:value-type="float">
            <text:p>-4.54755683762091E-19</text:p>
          </table:table-cell>
          <table:table-cell office:value-type="float" office:value="1.38212136706215E-019" calcext:value-type="float">
            <text:p>1.38212136706215E-19</text:p>
          </table:table-cell>
          <table:table-cell office:value-type="float" office:value="1.14344617408714E-019" calcext:value-type="float">
            <text:p>1.14344617408714E-19</text:p>
          </table:table-cell>
          <table:table-cell office:value-type="float" office:value="4.74018171571855E-019" calcext:value-type="float">
            <text:p>4.74018171571855E-19</text:p>
          </table:table-cell>
          <table:table-cell office:value-type="float" office:value="3.2415854114424E-019" calcext:value-type="float">
            <text:p>3.2415854114424E-19</text:p>
          </table:table-cell>
          <table:table-cell office:value-type="float" office:value="-6.87423753708272E-019" calcext:value-type="float">
            <text:p>-6.87423753708272E-19</text:p>
          </table:table-cell>
          <table:table-cell office:value-type="float" office:value="-1.46371870943876E-019" calcext:value-type="float">
            <text:p>-1.46371870943876E-19</text:p>
          </table:table-cell>
          <table:table-cell office:value-type="float" office:value="-5.07468376139967E-019" calcext:value-type="float">
            <text:p>-5.07468376139967E-19</text:p>
          </table:table-cell>
          <table:table-cell office:value-type="float" office:value="0.000309144802547574" calcext:value-type="float">
            <text:p>0.000309144802548</text:p>
          </table:table-cell>
          <table:table-cell office:value-type="float" office:value="0.00116633538043265" calcext:value-type="float">
            <text:p>0.001166335380433</text:p>
          </table:table-cell>
          <table:table-cell office:value-type="float" office:value="0.00121160750424821" calcext:value-type="float">
            <text:p>0.001211607504248</text:p>
          </table:table-cell>
          <table:table-cell office:value-type="float" office:value="0.000541967794375654" calcext:value-type="float">
            <text:p>0.000541967794376</text:p>
          </table:table-cell>
          <table:table-cell office:value-type="float" office:value="-0.000737461307537189" calcext:value-type="float">
            <text:p>-0.000737461307537</text:p>
          </table:table-cell>
          <table:table-cell office:value-type="float" office:value="-0.00251665099031314" calcext:value-type="float">
            <text:p>-0.002516650990313</text:p>
          </table:table-cell>
          <table:table-cell office:value-type="float" office:value="-0.00468383774229488" calcext:value-type="float">
            <text:p>-0.004683837742295</text:p>
          </table:table-cell>
          <table:table-cell office:value-type="float" office:value="-0.00712848911397345" calcext:value-type="float">
            <text:p>-0.007128489113973</text:p>
          </table:table-cell>
          <table:table-cell office:value-type="float" office:value="-0.00974397323977033" calcext:value-type="float">
            <text:p>-0.00974397323977</text:p>
          </table:table-cell>
          <table:table-cell office:value-type="float" office:value="-0.0124298302483873" calcext:value-type="float">
            <text:p>-0.012429830248387</text:p>
          </table:table-cell>
          <table:table-cell office:value-type="float" office:value="-0.0150935949009336" calcext:value-type="float">
            <text:p>-0.015093594900934</text:p>
          </table:table-cell>
          <table:table-cell office:value-type="float" office:value="-0.0176521489040022" calcext:value-type="float">
            <text:p>-0.017652148904002</text:p>
          </table:table-cell>
          <table:table-cell office:value-type="float" office:value="-0.0200326099347763" calcext:value-type="float">
            <text:p>-0.020032609934776</text:p>
          </table:table-cell>
          <table:table-cell office:value-type="float" office:value="-0.0280724274261099" calcext:value-type="float">
            <text:p>-0.02807242742611</text:p>
          </table:table-cell>
          <table:table-cell office:value-type="float" office:value="-0.0357145416892628" calcext:value-type="float">
            <text:p>-0.035714541689263</text:p>
          </table:table-cell>
          <table:table-cell office:value-type="float" office:value="-0.04292313070261" calcext:value-type="float">
            <text:p>-0.04292313070261</text:p>
          </table:table-cell>
          <table:table-cell office:value-type="float" office:value="-0.0496732060408499" calcext:value-type="float">
            <text:p>-0.04967320604085</text:p>
          </table:table-cell>
          <table:table-cell office:value-type="float" office:value="-0.0559493830232232" calcext:value-type="float">
            <text:p>-0.055949383023223</text:p>
          </table:table-cell>
          <table:table-cell office:value-type="float" office:value="-0.0617451738576228" calcext:value-type="float">
            <text:p>-0.061745173857623</text:p>
          </table:table-cell>
          <table:table-cell office:value-type="float" office:value="-0.0670597392059044" calcext:value-type="float">
            <text:p>-0.067059739205904</text:p>
          </table:table-cell>
          <table:table-cell office:value-type="float" office:value="-0.0718993089723668" calcext:value-type="float">
            <text:p>-0.071899308972367</text:p>
          </table:table-cell>
          <table:table-cell office:value-type="float" office:value="-0.0762748613458274" calcext:value-type="float">
            <text:p>-0.076274861345827</text:p>
          </table:table-cell>
          <table:table-cell office:value-type="float" office:value="-0.0802009066380271" calcext:value-type="float">
            <text:p>-0.080200906638027</text:p>
          </table:table-cell>
          <table:table-cell office:value-type="float" office:value="-0.0836945351299687" calcext:value-type="float">
            <text:p>-0.083694535129969</text:p>
          </table:table-cell>
          <table:table-cell office:value-type="float" office:value="-0.0867766006683673" calcext:value-type="float">
            <text:p>-0.086776600668367</text:p>
          </table:table-cell>
          <table:table-cell office:value-type="float" office:value="-0.089466774996962" calcext:value-type="float">
            <text:p>-0.089466774996962</text:p>
          </table:table-cell>
          <table:table-cell office:value-type="float" office:value="-0.0917878595968845" calcext:value-type="float">
            <text:p>-0.091787859596885</text:p>
          </table:table-cell>
          <table:table-cell office:value-type="float" office:value="-0.0937625225120852" calcext:value-type="float">
            <text:p>-0.093762522512085</text:p>
          </table:table-cell>
          <table:table-cell office:value-type="float" office:value="-0.0954129861743769" calcext:value-type="float">
            <text:p>-0.095412986174377</text:p>
          </table:table-cell>
          <table:table-cell office:value-type="float" office:value="-0.0967617220544163" calcext:value-type="float">
            <text:p>-0.096761722054416</text:p>
          </table:table-cell>
          <table:table-cell office:value-type="float" office:value="-0.0978305379573129" calcext:value-type="float">
            <text:p>-0.097830537957313</text:p>
          </table:table-cell>
          <table:table-cell office:value-type="float" office:value="-0.0986405598530999" calcext:value-type="float">
            <text:p>-0.0986405598531</text:p>
          </table:table-cell>
          <table:table-cell office:value-type="float" office:value="-0.0992120942673574" calcext:value-type="float">
            <text:p>-0.099212094267357</text:p>
          </table:table-cell>
          <table:table-cell office:value-type="float" office:value="-0.0995645311143786" calcext:value-type="float">
            <text:p>-0.099564531114379</text:p>
          </table:table-cell>
          <table:table-cell office:value-type="float" office:value="-0.0997162799915519" calcext:value-type="float">
            <text:p>-0.099716279991552</text:p>
          </table:table-cell>
          <table:table-cell office:value-type="float" office:value="-0.09968473380102" calcext:value-type="float">
            <text:p>-0.09968473380102</text:p>
          </table:table-cell>
          <table:table-cell office:value-type="float" office:value="-0.0994862543800728" calcext:value-type="float">
            <text:p>-0.099486254380073</text:p>
          </table:table-cell>
          <table:table-cell office:value-type="float" office:value="-0.0991361755825614" calcext:value-type="float">
            <text:p>-0.099136175582561</text:p>
          </table:table-cell>
          <table:table-cell office:value-type="float" office:value="-0.0986489765224585" calcext:value-type="float">
            <text:p>-0.098648976522459</text:p>
          </table:table-cell>
          <table:table-cell office:value-type="float" office:value="-0.0980376813329941" calcext:value-type="float">
            <text:p>-0.098037681332994</text:p>
          </table:table-cell>
          <table:table-cell office:value-type="float" office:value="-0.0973148361462486" calcext:value-type="float">
            <text:p>-0.097314836146249</text:p>
          </table:table-cell>
          <table:table-cell office:value-type="float" office:value="-0.0964919200320502" calcext:value-type="float">
            <text:p>-0.09649192003205</text:p>
          </table:table-cell>
          <table:table-cell office:value-type="float" office:value="-0.0955795462555149" calcext:value-type="float">
            <text:p>-0.095579546255515</text:p>
          </table:table-cell>
          <table:table-cell office:value-type="float" office:value="-0.0945876599434758" calcext:value-type="float">
            <text:p>-0.094587659943476</text:p>
          </table:table-cell>
          <table:table-cell office:value-type="float" office:value="-0.0935249770005689" calcext:value-type="float">
            <text:p>-0.093524977000569</text:p>
          </table:table-cell>
          <table:table-cell office:value-type="float" office:value="-0.0923999445943181" calcext:value-type="float">
            <text:p>-0.092399944594318</text:p>
          </table:table-cell>
          <table:table-cell office:value-type="float" office:value="-0.091220177661188" calcext:value-type="float">
            <text:p>-0.091220177661188</text:p>
          </table:table-cell>
          <table:table-cell office:value-type="float" office:value="-0.0899926569428135" calcext:value-type="float">
            <text:p>-0.089992656942814</text:p>
          </table:table-cell>
          <table:table-cell office:value-type="float" office:value="-0.088723919741447" calcext:value-type="float">
            <text:p>-0.088723919741447</text:p>
          </table:table-cell>
          <table:table-cell office:value-type="float" office:value="-0.0874205803253372" calcext:value-type="float">
            <text:p>-0.087420580325337</text:p>
          </table:table-cell>
          <table:table-cell office:value-type="float" office:value="-0.0860861249348601" calcext:value-type="float">
            <text:p>-0.08608612493486</text:p>
          </table:table-cell>
          <table:table-cell office:value-type="float" office:value="-0.0847263429143407" calcext:value-type="float">
            <text:p>-0.084726342914341</text:p>
          </table:table-cell>
          <table:table-cell office:value-type="float" office:value="-0.0833456627551361" calcext:value-type="float">
            <text:p>-0.083345662755136</text:p>
          </table:table-cell>
          <table:table-cell office:value-type="float" office:value="-0.0819481119105564" calcext:value-type="float">
            <text:p>-0.081948111910556</text:p>
          </table:table-cell>
          <table:table-cell office:value-type="float" office:value="-0.0805373482824431" calcext:value-type="float">
            <text:p>-0.080537348282443</text:p>
          </table:table-cell>
          <table:table-cell office:value-type="float" office:value="-0.0791166896223323" calcext:value-type="float">
            <text:p>-0.079116689622332</text:p>
          </table:table-cell>
          <table:table-cell office:value-type="float" office:value="-0.077688458261209" calcext:value-type="float">
            <text:p>-0.077688458261209</text:p>
          </table:table-cell>
          <table:table-cell office:value-type="float" office:value="-0.0762572989473668" calcext:value-type="float">
            <text:p>-0.076257298947367</text:p>
          </table:table-cell>
          <table:table-cell office:value-type="float" office:value="-0.0748231785996179" calcext:value-type="float">
            <text:p>-0.074823178599618</text:p>
          </table:table-cell>
          <table:table-cell office:value-type="float" office:value="-0.0733895543763065" calcext:value-type="float">
            <text:p>-0.073389554376307</text:p>
          </table:table-cell>
          <table:table-cell office:value-type="float" office:value="-0.0719584167206719" calcext:value-type="float">
            <text:p>-0.071958416720672</text:p>
          </table:table-cell>
          <table:table-cell office:value-type="float" office:value="-0.0705315531058099" calcext:value-type="float">
            <text:p>-0.07053155310581</text:p>
          </table:table-cell>
          <table:table-cell office:value-type="float" office:value="-0.0691105652517523" calcext:value-type="float">
            <text:p>-0.069110565251752</text:p>
          </table:table-cell>
          <table:table-cell office:value-type="float" office:value="-0.0676968849900445" calcext:value-type="float">
            <text:p>-0.067696884990045</text:p>
          </table:table-cell>
          <table:table-cell office:value-type="float" office:value="-0.0662930091413588" calcext:value-type="float">
            <text:p>-0.066293009141359</text:p>
          </table:table-cell>
          <table:table-cell office:value-type="float" office:value="-0.0648976289922789" calcext:value-type="float">
            <text:p>-0.064897628992279</text:p>
          </table:table-cell>
          <table:table-cell office:value-type="float" office:value="-0.0635129729189057" calcext:value-type="float">
            <text:p>-0.063512972918906</text:p>
          </table:table-cell>
          <table:table-cell office:value-type="float" office:value="-0.062139927969583" calcext:value-type="float">
            <text:p>-0.062139927969583</text:p>
          </table:table-cell>
          <table:table-cell office:value-type="float" office:value="-0.0607835163786795" calcext:value-type="float">
            <text:p>-0.06078351637868</text:p>
          </table:table-cell>
          <table:table-cell office:value-type="float" office:value="-0.0594359225880562" calcext:value-type="float">
            <text:p>-0.059435922588056</text:p>
          </table:table-cell>
          <table:table-cell office:value-type="float" office:value="-0.0581019922258917" calcext:value-type="float">
            <text:p>-0.058101992225892</text:p>
          </table:table-cell>
          <table:table-cell office:value-type="float" office:value="-0.0567836117841661" calcext:value-type="float">
            <text:p>-0.056783611784166</text:p>
          </table:table-cell>
          <table:table-cell office:value-type="float" office:value="-0.0554804474967927" calcext:value-type="float">
            <text:p>-0.055480447496793</text:p>
          </table:table-cell>
          <table:table-cell office:value-type="float" office:value="-0.0541885827442341" calcext:value-type="float">
            <text:p>-0.054188582744234</text:p>
          </table:table-cell>
          <table:table-cell office:value-type="float" office:value="-0.0529156760081418" calcext:value-type="float">
            <text:p>-0.0529156760081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3.34826008313958E-028" calcext:value-type="float">
            <text:p>3.34826008313958E-28</text:p>
          </table:table-cell>
          <table:table-cell office:value-type="float" office:value="-8.15804370189388E-029" calcext:value-type="float">
            <text:p>-8.15804370189388E-29</text:p>
          </table:table-cell>
          <table:table-cell office:value-type="float" office:value="-5.84883644010568E-023" calcext:value-type="float">
            <text:p>-5.84883644010568E-23</text:p>
          </table:table-cell>
          <table:table-cell office:value-type="float" office:value="4.20577052423041E-022" calcext:value-type="float">
            <text:p>4.20577052423041E-22</text:p>
          </table:table-cell>
          <table:table-cell office:value-type="float" office:value="2.68093216181069E-022" calcext:value-type="float">
            <text:p>2.68093216181069E-22</text:p>
          </table:table-cell>
          <table:table-cell office:value-type="float" office:value="-2.32822067743338E-020" calcext:value-type="float">
            <text:p>-2.32822067743338E-20</text:p>
          </table:table-cell>
          <table:table-cell office:value-type="float" office:value="-7.47336850314108E-021" calcext:value-type="float">
            <text:p>-7.47336850314108E-21</text:p>
          </table:table-cell>
          <table:table-cell office:value-type="float" office:value="4.98139382185238E-020" calcext:value-type="float">
            <text:p>4.98139382185238E-20</text:p>
          </table:table-cell>
          <table:table-cell office:value-type="float" office:value="-2.01260399433166E-020" calcext:value-type="float">
            <text:p>-2.01260399433166E-20</text:p>
          </table:table-cell>
          <table:table-cell office:value-type="float" office:value="7.8742349380396E-020" calcext:value-type="float">
            <text:p>7.8742349380396E-20</text:p>
          </table:table-cell>
          <table:table-cell office:value-type="float" office:value="4.07238186624914E-020" calcext:value-type="float">
            <text:p>4.07238186624914E-20</text:p>
          </table:table-cell>
          <table:table-cell office:value-type="float" office:value="-9.18268054170164E-020" calcext:value-type="float">
            <text:p>-9.18268054170164E-20</text:p>
          </table:table-cell>
          <table:table-cell office:value-type="float" office:value="5.230907818955E-020" calcext:value-type="float">
            <text:p>5.230907818955E-20</text:p>
          </table:table-cell>
          <table:table-cell office:value-type="float" office:value="-1.46149640239723E-019" calcext:value-type="float">
            <text:p>-1.46149640239723E-19</text:p>
          </table:table-cell>
          <table:table-cell office:value-type="float" office:value="-2.67354879567869E-020" calcext:value-type="float">
            <text:p>-2.67354879567869E-20</text:p>
          </table:table-cell>
          <table:table-cell office:value-type="float" office:value="-7.35958028383486E-020" calcext:value-type="float">
            <text:p>-7.35958028383486E-20</text:p>
          </table:table-cell>
          <table:table-cell office:value-type="float" office:value="2.8494433626843E-019" calcext:value-type="float">
            <text:p>2.8494433626843E-19</text:p>
          </table:table-cell>
          <table:table-cell office:value-type="float" office:value="1.53046884176863E-019" calcext:value-type="float">
            <text:p>1.53046884176863E-19</text:p>
          </table:table-cell>
          <table:table-cell office:value-type="float" office:value="-3.22939859949799E-019" calcext:value-type="float">
            <text:p>-3.22939859949799E-19</text:p>
          </table:table-cell>
          <table:table-cell office:value-type="float" office:value="8.55709764810225E-019" calcext:value-type="float">
            <text:p>8.55709764810225E-19</text:p>
          </table:table-cell>
          <table:table-cell office:value-type="float" office:value="-9.72678911791898E-020" calcext:value-type="float">
            <text:p>-9.72678911791898E-20</text:p>
          </table:table-cell>
          <table:table-cell office:value-type="float" office:value="-1.71708312565284E-020" calcext:value-type="float">
            <text:p>-1.71708312565284E-20</text:p>
          </table:table-cell>
          <table:table-cell office:value-type="float" office:value="-3.80656843438914E-019" calcext:value-type="float">
            <text:p>-3.80656843438914E-19</text:p>
          </table:table-cell>
          <table:table-cell office:value-type="float" office:value="4.53802891213116E-019" calcext:value-type="float">
            <text:p>4.53802891213116E-19</text:p>
          </table:table-cell>
          <table:table-cell office:value-type="float" office:value="0.0000764774996140046" calcext:value-type="float">
            <text:p>7.64774996140046E-05</text:p>
          </table:table-cell>
          <table:table-cell office:value-type="float" office:value="0.00254273353201525" calcext:value-type="float">
            <text:p>0.002542733532015</text:p>
          </table:table-cell>
          <table:table-cell office:value-type="float" office:value="0.00493146199588131" calcext:value-type="float">
            <text:p>0.004931461995881</text:p>
          </table:table-cell>
          <table:table-cell office:value-type="float" office:value="0.00721408712665273" calcext:value-type="float">
            <text:p>0.007214087126653</text:p>
          </table:table-cell>
          <table:table-cell office:value-type="float" office:value="0.0093665513787615" calcext:value-type="float">
            <text:p>0.009366551378762</text:p>
          </table:table-cell>
          <table:table-cell office:value-type="float" office:value="0.0113699277978237" calcext:value-type="float">
            <text:p>0.011369927797824</text:p>
          </table:table-cell>
          <table:table-cell office:value-type="float" office:value="0.013210731787425" calcext:value-type="float">
            <text:p>0.013210731787425</text:p>
          </table:table-cell>
          <table:table-cell office:value-type="float" office:value="0.0148809391244661" calcext:value-type="float">
            <text:p>0.014880939124466</text:p>
          </table:table-cell>
          <table:table-cell office:value-type="float" office:value="0.0163777416451195" calcext:value-type="float">
            <text:p>0.01637774164512</text:p>
          </table:table-cell>
          <table:table-cell office:value-type="float" office:value="0.0177030856560164" calcext:value-type="float">
            <text:p>0.017703085656016</text:p>
          </table:table-cell>
          <table:table-cell office:value-type="float" office:value="0.0188630487073249" calcext:value-type="float">
            <text:p>0.018863048707325</text:p>
          </table:table-cell>
          <table:table-cell office:value-type="float" office:value="0.0198671134740617" calcext:value-type="float">
            <text:p>0.019867113474062</text:p>
          </table:table-cell>
          <table:table-cell office:value-type="float" office:value="0.0207273951805495" calcext:value-type="float">
            <text:p>0.02072739518055</text:p>
          </table:table-cell>
          <table:table-cell office:value-type="float" office:value="0.0195245141649887" calcext:value-type="float">
            <text:p>0.019524514164989</text:p>
          </table:table-cell>
          <table:table-cell office:value-type="float" office:value="0.0184032907650605" calcext:value-type="float">
            <text:p>0.018403290765061</text:p>
          </table:table-cell>
          <table:table-cell office:value-type="float" office:value="0.017364898815844" calcext:value-type="float">
            <text:p>0.017364898815844</text:p>
          </table:table-cell>
          <table:table-cell office:value-type="float" office:value="0.0164087364165076" calcext:value-type="float">
            <text:p>0.016408736416508</text:p>
          </table:table-cell>
          <table:table-cell office:value-type="float" office:value="0.0155327240206978" calcext:value-type="float">
            <text:p>0.015532724020698</text:p>
          </table:table-cell>
          <table:table-cell office:value-type="float" office:value="0.0147336390595831" calcext:value-type="float">
            <text:p>0.014733639059583</text:p>
          </table:table-cell>
          <table:table-cell office:value-type="float" office:value="0.0140074877788776" calcext:value-type="float">
            <text:p>0.014007487778878</text:p>
          </table:table-cell>
          <table:table-cell office:value-type="float" office:value="0.0133497042220678" calcext:value-type="float">
            <text:p>0.013349704222068</text:p>
          </table:table-cell>
          <table:table-cell office:value-type="float" office:value="0.0127553907965874" calcext:value-type="float">
            <text:p>0.012755390796587</text:p>
          </table:table-cell>
          <table:table-cell office:value-type="float" office:value="0.0122195324177741" calcext:value-type="float">
            <text:p>0.012219532417774</text:p>
          </table:table-cell>
          <table:table-cell office:value-type="float" office:value="0.0117371253391928" calcext:value-type="float">
            <text:p>0.011737125339193</text:p>
          </table:table-cell>
          <table:table-cell office:value-type="float" office:value="0.0113032452632258" calcext:value-type="float">
            <text:p>0.011303245263226</text:p>
          </table:table-cell>
          <table:table-cell office:value-type="float" office:value="0.0109132243755838" calcext:value-type="float">
            <text:p>0.010913224375584</text:p>
          </table:table-cell>
          <table:table-cell office:value-type="float" office:value="0.0105626031919868" calcext:value-type="float">
            <text:p>0.010562603191987</text:p>
          </table:table-cell>
          <table:table-cell office:value-type="float" office:value="0.0102472258538613" calcext:value-type="float">
            <text:p>0.010247225853861</text:p>
          </table:table-cell>
          <table:table-cell office:value-type="float" office:value="0.00996325411817807" calcext:value-type="float">
            <text:p>0.009963254118178</text:p>
          </table:table-cell>
          <table:table-cell office:value-type="float" office:value="0.00970715897239856" calcext:value-type="float">
            <text:p>0.009707158972399</text:p>
          </table:table-cell>
          <table:table-cell office:value-type="float" office:value="0.00947572887828016" calcext:value-type="float">
            <text:p>0.00947572887828</text:p>
          </table:table-cell>
          <table:table-cell office:value-type="float" office:value="0.00926605774280622" calcext:value-type="float">
            <text:p>0.009266057742806</text:p>
          </table:table-cell>
          <table:table-cell office:value-type="float" office:value="0.00907553072860812" calcext:value-type="float">
            <text:p>0.009075530728608</text:p>
          </table:table-cell>
          <table:table-cell office:value-type="float" office:value="0.00890180686031083" calcext:value-type="float">
            <text:p>0.008901806860311</text:p>
          </table:table-cell>
          <table:table-cell office:value-type="float" office:value="0.00874279973853151" calcext:value-type="float">
            <text:p>0.008742799738532</text:p>
          </table:table-cell>
          <table:table-cell office:value-type="float" office:value="0.00859665736899537" calcext:value-type="float">
            <text:p>0.008596657368995</text:p>
          </table:table-cell>
          <table:table-cell office:value-type="float" office:value="0.00846174186169329" calcext:value-type="float">
            <text:p>0.008461741861693</text:p>
          </table:table-cell>
          <table:table-cell office:value-type="float" office:value="0.00833660954932692" calcext:value-type="float">
            <text:p>0.008336609549327</text:p>
          </table:table-cell>
          <table:table-cell office:value-type="float" office:value="0.00821999060258893" calcext:value-type="float">
            <text:p>0.008219990602589</text:p>
          </table:table-cell>
          <table:table-cell office:value-type="float" office:value="0.00811077627969571" calcext:value-type="float">
            <text:p>0.008110776279696</text:p>
          </table:table-cell>
          <table:table-cell office:value-type="float" office:value="0.00800799415204849" calcext:value-type="float">
            <text:p>0.008007994152048</text:p>
          </table:table-cell>
          <table:table-cell office:value-type="float" office:value="0.00791079795187545" calcext:value-type="float">
            <text:p>0.007910797951875</text:p>
          </table:table-cell>
          <table:table-cell office:value-type="float" office:value="0.0078184520193299" calcext:value-type="float">
            <text:p>0.00781845201933</text:p>
          </table:table-cell>
          <table:table-cell office:value-type="float" office:value="0.0077303172471197" calcext:value-type="float">
            <text:p>0.00773031724712</text:p>
          </table:table-cell>
          <table:table-cell office:value-type="float" office:value="0.00764584405392863" calcext:value-type="float">
            <text:p>0.007645844053929</text:p>
          </table:table-cell>
          <table:table-cell office:value-type="float" office:value="0.00756455493839091" calcext:value-type="float">
            <text:p>0.007564554938391</text:p>
          </table:table-cell>
          <table:table-cell office:value-type="float" office:value="0.00748603978618938" calcext:value-type="float">
            <text:p>0.007486039786189</text:p>
          </table:table-cell>
          <table:table-cell office:value-type="float" office:value="0.00740994635114235" calcext:value-type="float">
            <text:p>0.007409946351142</text:p>
          </table:table-cell>
          <table:table-cell office:value-type="float" office:value="0.00733597177360805" calcext:value-type="float">
            <text:p>0.007335971773608</text:p>
          </table:table-cell>
          <table:table-cell office:value-type="float" office:value="0.00726385067494443" calcext:value-type="float">
            <text:p>0.007263850674944</text:p>
          </table:table-cell>
          <table:table-cell office:value-type="float" office:value="0.00719338052691082" calcext:value-type="float">
            <text:p>0.007193380526911</text:p>
          </table:table-cell>
          <table:table-cell office:value-type="float" office:value="0.00712436594522943" calcext:value-type="float">
            <text:p>0.007124365945229</text:p>
          </table:table-cell>
          <table:table-cell office:value-type="float" office:value="0.00705664874863284" calcext:value-type="float">
            <text:p>0.007056648748633</text:p>
          </table:table-cell>
          <table:table-cell office:value-type="float" office:value="0.00699009539017168" calcext:value-type="float">
            <text:p>0.006990095390172</text:p>
          </table:table-cell>
          <table:table-cell office:value-type="float" office:value="0.00692459352842759" calcext:value-type="float">
            <text:p>0.006924593528428</text:p>
          </table:table-cell>
          <table:table-cell office:value-type="float" office:value="0.00686004903403431" calcext:value-type="float">
            <text:p>0.006860049034034</text:p>
          </table:table-cell>
          <table:table-cell office:value-type="float" office:value="0.00679639202918532" calcext:value-type="float">
            <text:p>0.006796392029185</text:p>
          </table:table-cell>
          <table:table-cell office:value-type="float" office:value="0.00673353369127596" calcext:value-type="float">
            <text:p>0.006733533691276</text:p>
          </table:table-cell>
          <table:table-cell office:value-type="float" office:value="0.0066714501416961" calcext:value-type="float">
            <text:p>0.006671450141696</text:p>
          </table:table-cell>
          <table:table-cell office:value-type="float" office:value="0.00661008221935856" calcext:value-type="float">
            <text:p>0.006610082219359</text:p>
          </table:table-cell>
          <table:table-cell office:value-type="float" office:value="0.00654939392055746" calcext:value-type="float">
            <text:p>0.006549393920557</text:p>
          </table:table-cell>
          <table:table-cell office:value-type="float" office:value="0.00648935613539165" calcext:value-type="float">
            <text:p>0.006489356135392</text:p>
          </table:table-cell>
          <table:table-cell office:value-type="float" office:value="0.00642994554442692" calcext:value-type="float">
            <text:p>0.006429945544427</text:p>
          </table:table-cell>
          <table:table-cell office:value-type="float" office:value="0.0063711436685083" calcext:value-type="float">
            <text:p>0.006371143668508</text:p>
          </table:table-cell>
          <table:table-cell office:value-type="float" office:value="0.00631292119598607" calcext:value-type="float">
            <text:p>0.006312921195986</text:p>
          </table:table-cell>
          <table:table-cell office:value-type="float" office:value="0.00625529671898833" calcext:value-type="float">
            <text:p>0.006255296718988</text:p>
          </table:table-cell>
          <table:table-cell office:value-type="float" office:value="0.00619824695931757" calcext:value-type="float">
            <text:p>0.006198246959318</text:p>
          </table:table-cell>
          <table:table-cell office:value-type="float" office:value="0.00614176571918228" calcext:value-type="float">
            <text:p>0.006141765719182</text:p>
          </table:table-cell>
          <table:table-cell office:value-type="float" office:value="0.00608579759566713" calcext:value-type="float">
            <text:p>0.006085797595667</text:p>
          </table:table-cell>
          <table:table-cell office:value-type="float" office:value="0.00603044157879474" calcext:value-type="float">
            <text:p>0.006030441578795</text:p>
          </table:table-cell>
          <table:table-cell office:value-type="float" office:value="0.00597564471560173" calcext:value-type="float">
            <text:p>0.005975644715602</text:p>
          </table:table-cell>
          <table:table-cell office:value-type="float" office:value="0.00592138888870241" calcext:value-type="float">
            <text:p>0.005921388888702</text:p>
          </table:table-cell>
          <table:table-cell office:value-type="float" office:value="0.00586768353681981" calcext:value-type="float">
            <text:p>0.00586768353682</text:p>
          </table:table-cell>
          <table:table-cell office:value-type="float" office:value="0.00581457948775085" calcext:value-type="float">
            <text:p>0.005814579487751</text:p>
          </table:table-cell>
          <table:table-cell office:value-type="float" office:value="0.00576198935254001" calcext:value-type="float">
            <text:p>0.00576198935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7083642950884E-024" calcext:value-type="float">
            <text:p>-1.87083642950884E-24</text:p>
          </table:table-cell>
          <table:table-cell office:value-type="float" office:value="2.9582618148851E-023" calcext:value-type="float">
            <text:p>2.9582618148851E-23</text:p>
          </table:table-cell>
          <table:table-cell office:value-type="float" office:value="-8.15517911192584E-023" calcext:value-type="float">
            <text:p>-8.15517911192584E-23</text:p>
          </table:table-cell>
          <table:table-cell office:value-type="float" office:value="-4.76603998822679E-022" calcext:value-type="float">
            <text:p>-4.76603998822679E-22</text:p>
          </table:table-cell>
          <table:table-cell office:value-type="float" office:value="-7.71568922577107E-022" calcext:value-type="float">
            <text:p>-7.71568922577107E-22</text:p>
          </table:table-cell>
          <table:table-cell office:value-type="float" office:value="-9.76647245378634E-022" calcext:value-type="float">
            <text:p>-9.76647245378634E-22</text:p>
          </table:table-cell>
          <table:table-cell office:value-type="float" office:value="6.17485214147008E-022" calcext:value-type="float">
            <text:p>6.17485214147008E-22</text:p>
          </table:table-cell>
          <table:table-cell office:value-type="float" office:value="-3.40410235255756E-021" calcext:value-type="float">
            <text:p>-3.40410235255756E-21</text:p>
          </table:table-cell>
          <table:table-cell office:value-type="float" office:value="1.09120382342416E-020" calcext:value-type="float">
            <text:p>1.09120382342416E-20</text:p>
          </table:table-cell>
          <table:table-cell office:value-type="float" office:value="1.17243642085654E-020" calcext:value-type="float">
            <text:p>1.17243642085654E-20</text:p>
          </table:table-cell>
          <table:table-cell office:value-type="float" office:value="1.745368097377E-021" calcext:value-type="float">
            <text:p>1.745368097377E-21</text:p>
          </table:table-cell>
          <table:table-cell office:value-type="float" office:value="1.98481131214975E-021" calcext:value-type="float">
            <text:p>1.98481131214975E-21</text:p>
          </table:table-cell>
          <table:table-cell office:value-type="float" office:value="6.31251523625241E-021" calcext:value-type="float">
            <text:p>6.31251523625241E-21</text:p>
          </table:table-cell>
          <table:table-cell office:value-type="float" office:value="-1.08075057754344E-020" calcext:value-type="float">
            <text:p>-1.08075057754344E-20</text:p>
          </table:table-cell>
          <table:table-cell office:value-type="float" office:value="3.7819013717833E-021" calcext:value-type="float">
            <text:p>3.7819013717833E-21</text:p>
          </table:table-cell>
          <table:table-cell office:value-type="float" office:value="-8.59664704945019E-021" calcext:value-type="float">
            <text:p>-8.59664704945019E-21</text:p>
          </table:table-cell>
          <table:table-cell office:value-type="float" office:value="-5.97401379653982E-020" calcext:value-type="float">
            <text:p>-5.97401379653982E-20</text:p>
          </table:table-cell>
          <table:table-cell office:value-type="float" office:value="-6.25283279594599E-021" calcext:value-type="float">
            <text:p>-6.25283279594599E-21</text:p>
          </table:table-cell>
          <table:table-cell office:value-type="float" office:value="-8.51789309156429E-020" calcext:value-type="float">
            <text:p>-8.51789309156429E-20</text:p>
          </table:table-cell>
          <table:table-cell office:value-type="float" office:value="4.41961030913995E-020" calcext:value-type="float">
            <text:p>4.41961030913995E-20</text:p>
          </table:table-cell>
          <table:table-cell office:value-type="float" office:value="-9.904902555182E-020" calcext:value-type="float">
            <text:p>-9.904902555182E-20</text:p>
          </table:table-cell>
          <table:table-cell office:value-type="float" office:value="-2.84336702343457E-019" calcext:value-type="float">
            <text:p>-2.84336702343457E-19</text:p>
          </table:table-cell>
          <table:table-cell office:value-type="float" office:value="-0.000857401794245708" calcext:value-type="float">
            <text:p>-0.000857401794246</text:p>
          </table:table-cell>
          <table:table-cell office:value-type="float" office:value="-0.00198661930158436" calcext:value-type="float">
            <text:p>-0.001986619301584</text:p>
          </table:table-cell>
          <table:table-cell office:value-type="float" office:value="-0.00389390538512776" calcext:value-type="float">
            <text:p>-0.003893905385128</text:p>
          </table:table-cell>
          <table:table-cell office:value-type="float" office:value="-0.00671252442085314" calcext:value-type="float">
            <text:p>-0.006712524420853</text:p>
          </table:table-cell>
          <table:table-cell office:value-type="float" office:value="-0.0105518183762775" calcext:value-type="float">
            <text:p>-0.010551818376278</text:p>
          </table:table-cell>
          <table:table-cell office:value-type="float" office:value="-0.0154950079475528" calcext:value-type="float">
            <text:p>-0.015495007947553</text:p>
          </table:table-cell>
          <table:table-cell office:value-type="float" office:value="-0.0215981117683987" calcext:value-type="float">
            <text:p>-0.021598111768399</text:p>
          </table:table-cell>
          <table:table-cell office:value-type="float" office:value="-0.0288899423953064" calcext:value-type="float">
            <text:p>-0.028889942395306</text:p>
          </table:table-cell>
          <table:table-cell office:value-type="float" office:value="-0.0373730912037169" calcext:value-type="float">
            <text:p>-0.037373091203717</text:p>
          </table:table-cell>
          <table:table-cell office:value-type="float" office:value="-0.0470257537630182" calcext:value-type="float">
            <text:p>-0.047025753763018</text:p>
          </table:table-cell>
          <table:table-cell office:value-type="float" office:value="-0.0578042212291791" calcext:value-type="float">
            <text:p>-0.057804221229179</text:p>
          </table:table-cell>
          <table:table-cell office:value-type="float" office:value="-0.0696458477845597" calcext:value-type="float">
            <text:p>-0.06964584778456</text:p>
          </table:table-cell>
          <table:table-cell office:value-type="float" office:value="-0.0824723048551678" calcext:value-type="float">
            <text:p>-0.082472304855168</text:p>
          </table:table-cell>
          <table:table-cell office:value-type="float" office:value="-0.100174203754613" calcext:value-type="float">
            <text:p>-0.100174203754613</text:p>
          </table:table-cell>
          <table:table-cell office:value-type="float" office:value="-0.118611207817048" calcext:value-type="float">
            <text:p>-0.118611207817048</text:p>
          </table:table-cell>
          <table:table-cell office:value-type="float" office:value="-0.137626025108573" calcext:value-type="float">
            <text:p>-0.137626025108573</text:p>
          </table:table-cell>
          <table:table-cell office:value-type="float" office:value="-0.157067758184187" calcext:value-type="float">
            <text:p>-0.157067758184187</text:p>
          </table:table-cell>
          <table:table-cell office:value-type="float" office:value="-0.176794245371519" calcext:value-type="float">
            <text:p>-0.176794245371519</text:p>
          </table:table-cell>
          <table:table-cell office:value-type="float" office:value="-0.196674052035636" calcext:value-type="float">
            <text:p>-0.196674052035636</text:p>
          </table:table-cell>
          <table:table-cell office:value-type="float" office:value="-0.216586393759926" calcext:value-type="float">
            <text:p>-0.216586393759926</text:p>
          </table:table-cell>
          <table:table-cell office:value-type="float" office:value="-0.236422990465945" calcext:value-type="float">
            <text:p>-0.236422990465945</text:p>
          </table:table-cell>
          <table:table-cell office:value-type="float" office:value="-0.25608798256071" calcext:value-type="float">
            <text:p>-0.25608798256071</text:p>
          </table:table-cell>
          <table:table-cell office:value-type="float" office:value="-0.275497076750674" calcext:value-type="float">
            <text:p>-0.275497076750674</text:p>
          </table:table-cell>
          <table:table-cell office:value-type="float" office:value="-0.294577354777665" calcext:value-type="float">
            <text:p>-0.294577354777665</text:p>
          </table:table-cell>
          <table:table-cell office:value-type="float" office:value="-0.313267845198433" calcext:value-type="float">
            <text:p>-0.313267845198433</text:p>
          </table:table-cell>
          <table:table-cell office:value-type="float" office:value="-0.331516184017794" calcext:value-type="float">
            <text:p>-0.331516184017794</text:p>
          </table:table-cell>
          <table:table-cell office:value-type="float" office:value="-0.34928062956515" calcext:value-type="float">
            <text:p>-0.34928062956515</text:p>
          </table:table-cell>
          <table:table-cell office:value-type="float" office:value="-0.36652761107503" calcext:value-type="float">
            <text:p>-0.36652761107503</text:p>
          </table:table-cell>
          <table:table-cell office:value-type="float" office:value="-0.383230962521316" calcext:value-type="float">
            <text:p>-0.383230962521316</text:p>
          </table:table-cell>
          <table:table-cell office:value-type="float" office:value="-0.399371602441981" calcext:value-type="float">
            <text:p>-0.399371602441981</text:p>
          </table:table-cell>
          <table:table-cell office:value-type="float" office:value="-0.414936386297138" calcext:value-type="float">
            <text:p>-0.414936386297138</text:p>
          </table:table-cell>
          <table:table-cell office:value-type="float" office:value="-0.429917440132391" calcext:value-type="float">
            <text:p>-0.429917440132391</text:p>
          </table:table-cell>
          <table:table-cell office:value-type="float" office:value="-0.444311459471708" calcext:value-type="float">
            <text:p>-0.444311459471708</text:p>
          </table:table-cell>
          <table:table-cell office:value-type="float" office:value="-0.458119065175804" calcext:value-type="float">
            <text:p>-0.458119065175804</text:p>
          </table:table-cell>
          <table:table-cell office:value-type="float" office:value="-0.471344217573455" calcext:value-type="float">
            <text:p>-0.471344217573455</text:p>
          </table:table-cell>
          <table:table-cell office:value-type="float" office:value="-0.483993688293536" calcext:value-type="float">
            <text:p>-0.483993688293536</text:p>
          </table:table-cell>
          <table:table-cell office:value-type="float" office:value="-0.496076587873788" calcext:value-type="float">
            <text:p>-0.496076587873788</text:p>
          </table:table-cell>
          <table:table-cell office:value-type="float" office:value="-0.507603946295248" calcext:value-type="float">
            <text:p>-0.507603946295248</text:p>
          </table:table-cell>
          <table:table-cell office:value-type="float" office:value="-0.518588390308517" calcext:value-type="float">
            <text:p>-0.518588390308517</text:p>
          </table:table-cell>
          <table:table-cell office:value-type="float" office:value="-0.529043627499209" calcext:value-type="float">
            <text:p>-0.529043627499209</text:p>
          </table:table-cell>
          <table:table-cell office:value-type="float" office:value="-0.538984455055947" calcext:value-type="float">
            <text:p>-0.538984455055947</text:p>
          </table:table-cell>
          <table:table-cell office:value-type="float" office:value="-0.548426318393855" calcext:value-type="float">
            <text:p>-0.548426318393855</text:p>
          </table:table-cell>
          <table:table-cell office:value-type="float" office:value="-0.557385150511789" calcext:value-type="float">
            <text:p>-0.557385150511789</text:p>
          </table:table-cell>
          <table:table-cell office:value-type="float" office:value="-0.565877228464655" calcext:value-type="float">
            <text:p>-0.565877228464655</text:p>
          </table:table-cell>
          <table:table-cell office:value-type="float" office:value="-0.573918872529636" calcext:value-type="float">
            <text:p>-0.573918872529636</text:p>
          </table:table-cell>
          <table:table-cell office:value-type="float" office:value="-0.581526541755169" calcext:value-type="float">
            <text:p>-0.581526541755169</text:p>
          </table:table-cell>
          <table:table-cell office:value-type="float" office:value="-0.588716574300777" calcext:value-type="float">
            <text:p>-0.588716574300777</text:p>
          </table:table-cell>
          <table:table-cell office:value-type="float" office:value="-0.595505136298074" calcext:value-type="float">
            <text:p>-0.595505136298074</text:p>
          </table:table-cell>
          <table:table-cell office:value-type="float" office:value="-0.601908176951678" calcext:value-type="float">
            <text:p>-0.601908176951678</text:p>
          </table:table-cell>
          <table:table-cell office:value-type="float" office:value="-0.607941471861232" calcext:value-type="float">
            <text:p>-0.607941471861232</text:p>
          </table:table-cell>
          <table:table-cell office:value-type="float" office:value="-0.613619895286605" calcext:value-type="float">
            <text:p>-0.613619895286605</text:p>
          </table:table-cell>
          <table:table-cell office:value-type="float" office:value="-0.618958518814531" calcext:value-type="float">
            <text:p>-0.618958518814531</text:p>
          </table:table-cell>
          <table:table-cell office:value-type="float" office:value="-0.62397179798076" calcext:value-type="float">
            <text:p>-0.62397179798076</text:p>
          </table:table-cell>
          <table:table-cell office:value-type="float" office:value="-0.628673749755331" calcext:value-type="float">
            <text:p>-0.628673749755331</text:p>
          </table:table-cell>
          <table:table-cell office:value-type="float" office:value="-0.633077938355851" calcext:value-type="float">
            <text:p>-0.633077938355851</text:p>
          </table:table-cell>
          <table:table-cell office:value-type="float" office:value="-0.637197466506312" calcext:value-type="float">
            <text:p>-0.637197466506312</text:p>
          </table:table-cell>
          <table:table-cell office:value-type="float" office:value="-0.64104478970085" calcext:value-type="float">
            <text:p>-0.64104478970085</text:p>
          </table:table-cell>
          <table:table-cell office:value-type="float" office:value="-0.64463256860919" calcext:value-type="float">
            <text:p>-0.64463256860919</text:p>
          </table:table-cell>
          <table:table-cell office:value-type="float" office:value="-0.647971896452941" calcext:value-type="float">
            <text:p>-0.647971896452941</text:p>
          </table:table-cell>
          <table:table-cell office:value-type="float" office:value="-0.651074331686808" calcext:value-type="float">
            <text:p>-0.651074331686808</text:p>
          </table:table-cell>
          <table:table-cell office:value-type="float" office:value="-0.653950673902422" calcext:value-type="float">
            <text:p>-0.653950673902422</text:p>
          </table:table-cell>
          <table:table-cell office:value-type="float" office:value="-0.656611281629682" calcext:value-type="float">
            <text:p>-0.656611281629682</text:p>
          </table:table-cell>
          <table:table-cell office:value-type="float" office:value="-0.659066082869948" calcext:value-type="float">
            <text:p>-0.659066082869948</text:p>
          </table:table-cell>
          <table:table-cell office:value-type="float" office:value="-0.6613245866553" calcext:value-type="float">
            <text:p>-0.6613245866553</text:p>
          </table:table-cell>
          <table:table-cell office:value-type="float" office:value="-0.663396187397088" calcext:value-type="float">
            <text:p>-0.663396187397088</text:p>
          </table:table-cell>
          <table:table-cell office:value-type="float" office:value="-0.665289008215257" calcext:value-type="float">
            <text:p>-0.665289008215257</text:p>
          </table:table-cell>
          <table:table-cell office:value-type="float" office:value="-0.667011670775764" calcext:value-type="float">
            <text:p>-0.667011670775764</text:p>
          </table:table-cell>
          <table:table-cell office:value-type="float" office:value="-0.66857213606336" calcext:value-type="float">
            <text:p>-0.66857213606336</text:p>
          </table:table-cell>
          <table:table-cell office:value-type="float" office:value="-0.669978976055709" calcext:value-type="float">
            <text:p>-0.669978976055709</text:p>
          </table:table-cell>
          <table:table-cell office:value-type="float" office:value="-0.671237524721783" calcext:value-type="float">
            <text:p>-0.671237524721783</text:p>
          </table:table-cell>
          <table:table-cell office:value-type="float" office:value="-0.672355691816052" calcext:value-type="float">
            <text:p>-0.672355691816052</text:p>
          </table:table-cell>
          <table:table-cell office:value-type="float" office:value="-0.673340427245436" calcext:value-type="float">
            <text:p>-0.673340427245436</text:p>
          </table:table-cell>
          <table:table-cell office:value-type="float" office:value="-0.674197870814404" calcext:value-type="float">
            <text:p>-0.674197870814404</text:p>
          </table:table-cell>
          <table:table-cell office:value-type="float" office:value="-0.674933097616896" calcext:value-type="float">
            <text:p>-0.674933097616896</text:p>
          </table:table-cell>
          <table:table-cell office:value-type="float" office:value="-0.675553522945117" calcext:value-type="float">
            <text:p>-0.6755535229451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-8.9967370192738E-028" calcext:value-type="float">
            <text:p>-8.9967370192738E-28</text:p>
          </table:table-cell>
          <table:table-cell office:value-type="float" office:value="1.17751465379156E-028" calcext:value-type="float">
            <text:p>1.17751465379156E-28</text:p>
          </table:table-cell>
          <table:table-cell office:value-type="float" office:value="-1.67816245317325E-022" calcext:value-type="float">
            <text:p>-1.67816245317325E-22</text:p>
          </table:table-cell>
          <table:table-cell office:value-type="float" office:value="2.24121697691999E-021" calcext:value-type="float">
            <text:p>2.24121697691999E-21</text:p>
          </table:table-cell>
          <table:table-cell office:value-type="float" office:value="2.01703251146228E-021" calcext:value-type="float">
            <text:p>2.01703251146228E-21</text:p>
          </table:table-cell>
          <table:table-cell office:value-type="float" office:value="1.29492415516917E-020" calcext:value-type="float">
            <text:p>1.29492415516917E-20</text:p>
          </table:table-cell>
          <table:table-cell office:value-type="float" office:value="1.29989846278247E-020" calcext:value-type="float">
            <text:p>1.29989846278247E-20</text:p>
          </table:table-cell>
          <table:table-cell office:value-type="float" office:value="3.88383751999484E-020" calcext:value-type="float">
            <text:p>3.88383751999484E-20</text:p>
          </table:table-cell>
          <table:table-cell office:value-type="float" office:value="-3.36188236612541E-020" calcext:value-type="float">
            <text:p>-3.36188236612541E-20</text:p>
          </table:table-cell>
          <table:table-cell office:value-type="float" office:value="3.38907178388314E-020" calcext:value-type="float">
            <text:p>3.38907178388314E-20</text:p>
          </table:table-cell>
          <table:table-cell office:value-type="float" office:value="7.82157606694022E-020" calcext:value-type="float">
            <text:p>7.82157606694022E-20</text:p>
          </table:table-cell>
          <table:table-cell office:value-type="float" office:value="-3.51392344865514E-020" calcext:value-type="float">
            <text:p>-3.51392344865514E-20</text:p>
          </table:table-cell>
          <table:table-cell office:value-type="float" office:value="-8.90618663530125E-020" calcext:value-type="float">
            <text:p>-8.90618663530125E-20</text:p>
          </table:table-cell>
          <table:table-cell office:value-type="float" office:value="7.83726836016839E-020" calcext:value-type="float">
            <text:p>7.83726836016839E-20</text:p>
          </table:table-cell>
          <table:table-cell office:value-type="float" office:value="1.05381134999977E-019" calcext:value-type="float">
            <text:p>1.05381134999977E-19</text:p>
          </table:table-cell>
          <table:table-cell office:value-type="float" office:value="4.20168733265856E-019" calcext:value-type="float">
            <text:p>4.20168733265856E-19</text:p>
          </table:table-cell>
          <table:table-cell office:value-type="float" office:value="1.53883872988606E-019" calcext:value-type="float">
            <text:p>1.53883872988606E-19</text:p>
          </table:table-cell>
          <table:table-cell office:value-type="float" office:value="2.8041486220425E-019" calcext:value-type="float">
            <text:p>2.8041486220425E-19</text:p>
          </table:table-cell>
          <table:table-cell office:value-type="float" office:value="1.8852031885461E-019" calcext:value-type="float">
            <text:p>1.8852031885461E-19</text:p>
          </table:table-cell>
          <table:table-cell office:value-type="float" office:value="8.34486472473582E-020" calcext:value-type="float">
            <text:p>8.34486472473582E-20</text:p>
          </table:table-cell>
          <table:table-cell office:value-type="float" office:value="8.71564340834245E-019" calcext:value-type="float">
            <text:p>8.71564340834245E-19</text:p>
          </table:table-cell>
          <table:table-cell office:value-type="float" office:value="-7.5459221512852E-019" calcext:value-type="float">
            <text:p>-7.5459221512852E-19</text:p>
          </table:table-cell>
          <table:table-cell office:value-type="float" office:value="9.20278951462096E-019" calcext:value-type="float">
            <text:p>9.20278951462096E-19</text:p>
          </table:table-cell>
          <table:table-cell office:value-type="float" office:value="2.27778565078826E-019" calcext:value-type="float">
            <text:p>2.27778565078826E-19</text:p>
          </table:table-cell>
          <table:table-cell office:value-type="float" office:value="8.05636599895372E-019" calcext:value-type="float">
            <text:p>8.05636599895372E-19</text:p>
          </table:table-cell>
          <table:table-cell office:value-type="float" office:value="7.21973784368239E-019" calcext:value-type="float">
            <text:p>7.21973784368239E-19</text:p>
          </table:table-cell>
          <table:table-cell office:value-type="float" office:value="-1.24979713825084E-019" calcext:value-type="float">
            <text:p>-1.24979713825084E-19</text:p>
          </table:table-cell>
          <table:table-cell office:value-type="float" office:value="-9.67631861747449E-019" calcext:value-type="float">
            <text:p>-9.67631861747449E-19</text:p>
          </table:table-cell>
          <table:table-cell office:value-type="float" office:value="-1.3281362347188E-019" calcext:value-type="float">
            <text:p>-1.3281362347188E-19</text:p>
          </table:table-cell>
          <table:table-cell office:value-type="float" office:value="1.16122020168675E-018" calcext:value-type="float">
            <text:p>1.16122020168675E-18</text:p>
          </table:table-cell>
          <table:table-cell office:value-type="float" office:value="-4.65991005914914E-019" calcext:value-type="float">
            <text:p>-4.65991005914914E-19</text:p>
          </table:table-cell>
          <table:table-cell office:value-type="float" office:value="1.67908857052013E-018" calcext:value-type="float">
            <text:p>1.67908857052013E-18</text:p>
          </table:table-cell>
          <table:table-cell office:value-type="float" office:value="-8.60904926100035E-019" calcext:value-type="float">
            <text:p>-8.60904926100035E-19</text:p>
          </table:table-cell>
          <table:table-cell office:value-type="float" office:value="0.000477999172966824" calcext:value-type="float">
            <text:p>0.000477999172967</text:p>
          </table:table-cell>
          <table:table-cell office:value-type="float" office:value="0.00212083073741462" calcext:value-type="float">
            <text:p>0.002120830737415</text:p>
          </table:table-cell>
          <table:table-cell office:value-type="float" office:value="0.0030725421850157" calcext:value-type="float">
            <text:p>0.003072542185016</text:p>
          </table:table-cell>
          <table:table-cell office:value-type="float" office:value="0.00340502483046541" calcext:value-type="float">
            <text:p>0.003405024830465</text:p>
          </table:table-cell>
          <table:table-cell office:value-type="float" office:value="-0.00453450664630261" calcext:value-type="float">
            <text:p>-0.004534506646303</text:p>
          </table:table-cell>
          <table:table-cell office:value-type="float" office:value="-0.0128643178062229" calcext:value-type="float">
            <text:p>-0.012864317806223</text:p>
          </table:table-cell>
          <table:table-cell office:value-type="float" office:value="-0.0214588935601157" calcext:value-type="float">
            <text:p>-0.021458893560116</text:p>
          </table:table-cell>
          <table:table-cell office:value-type="float" office:value="-0.0301975873169977" calcext:value-type="float">
            <text:p>-0.030197587316998</text:p>
          </table:table-cell>
          <table:table-cell office:value-type="float" office:value="-0.0389682390674297" calcext:value-type="float">
            <text:p>-0.03896823906743</text:p>
          </table:table-cell>
          <table:table-cell office:value-type="float" office:value="-0.0476765854659579" calcext:value-type="float">
            <text:p>-0.047676585465958</text:p>
          </table:table-cell>
          <table:table-cell office:value-type="float" office:value="-0.0562253921422136" calcext:value-type="float">
            <text:p>-0.056225392142214</text:p>
          </table:table-cell>
          <table:table-cell office:value-type="float" office:value="-0.064525711420474" calcext:value-type="float">
            <text:p>-0.064525711420474</text:p>
          </table:table-cell>
          <table:table-cell office:value-type="float" office:value="-0.0725319495380486" calcext:value-type="float">
            <text:p>-0.072531949538049</text:p>
          </table:table-cell>
          <table:table-cell office:value-type="float" office:value="-0.0801802498974203" calcext:value-type="float">
            <text:p>-0.08018024989742</text:p>
          </table:table-cell>
          <table:table-cell office:value-type="float" office:value="-0.0874251893620986" calcext:value-type="float">
            <text:p>-0.087425189362099</text:p>
          </table:table-cell>
          <table:table-cell office:value-type="float" office:value="-0.0942303003005119" calcext:value-type="float">
            <text:p>-0.094230300300512</text:p>
          </table:table-cell>
          <table:table-cell office:value-type="float" office:value="-0.10059002217691" calcext:value-type="float">
            <text:p>-0.10059002217691</text:p>
          </table:table-cell>
          <table:table-cell office:value-type="float" office:value="-0.106482925550752" calcext:value-type="float">
            <text:p>-0.106482925550752</text:p>
          </table:table-cell>
          <table:table-cell office:value-type="float" office:value="-0.111897296008109" calcext:value-type="float">
            <text:p>-0.111897296008109</text:p>
          </table:table-cell>
          <table:table-cell office:value-type="float" office:value="-0.116845880399294" calcext:value-type="float">
            <text:p>-0.116845880399294</text:p>
          </table:table-cell>
          <table:table-cell office:value-type="float" office:value="-0.121328767401237" calcext:value-type="float">
            <text:p>-0.121328767401237</text:p>
          </table:table-cell>
          <table:table-cell office:value-type="float" office:value="-0.125356503234402" calcext:value-type="float">
            <text:p>-0.125356503234402</text:p>
          </table:table-cell>
          <table:table-cell office:value-type="float" office:value="-0.128943171466566" calcext:value-type="float">
            <text:p>-0.128943171466566</text:p>
          </table:table-cell>
          <table:table-cell office:value-type="float" office:value="-0.13210559637462" calcext:value-type="float">
            <text:p>-0.13210559637462</text:p>
          </table:table-cell>
          <table:table-cell office:value-type="float" office:value="-0.134862641102199" calcext:value-type="float">
            <text:p>-0.134862641102199</text:p>
          </table:table-cell>
          <table:table-cell office:value-type="float" office:value="-0.13723459920945" calcext:value-type="float">
            <text:p>-0.13723459920945</text:p>
          </table:table-cell>
          <table:table-cell office:value-type="float" office:value="-0.139242675304565" calcext:value-type="float">
            <text:p>-0.139242675304565</text:p>
          </table:table-cell>
          <table:table-cell office:value-type="float" office:value="-0.140908548517079" calcext:value-type="float">
            <text:p>-0.140908548517079</text:p>
          </table:table-cell>
          <table:table-cell office:value-type="float" office:value="-0.14225401142683" calcext:value-type="float">
            <text:p>-0.14225401142683</text:p>
          </table:table-cell>
          <table:table-cell office:value-type="float" office:value="-0.143295002320209" calcext:value-type="float">
            <text:p>-0.143295002320209</text:p>
          </table:table-cell>
          <table:table-cell office:value-type="float" office:value="-0.144064091511992" calcext:value-type="float">
            <text:p>-0.144064091511992</text:p>
          </table:table-cell>
          <table:table-cell office:value-type="float" office:value="-0.144576182551805" calcext:value-type="float">
            <text:p>-0.144576182551805</text:p>
          </table:table-cell>
          <table:table-cell office:value-type="float" office:value="-0.144851143099687" calcext:value-type="float">
            <text:p>-0.144851143099687</text:p>
          </table:table-cell>
          <table:table-cell office:value-type="float" office:value="-0.144908006182494" calcext:value-type="float">
            <text:p>-0.144908006182494</text:p>
          </table:table-cell>
          <table:table-cell office:value-type="float" office:value="-0.144759339139194" calcext:value-type="float">
            <text:p>-0.144759339139194</text:p>
          </table:table-cell>
          <table:table-cell office:value-type="float" office:value="-0.144433470933882" calcext:value-type="float">
            <text:p>-0.144433470933882</text:p>
          </table:table-cell>
          <table:table-cell office:value-type="float" office:value="-0.143941034071249" calcext:value-type="float">
            <text:p>-0.143941034071249</text:p>
          </table:table-cell>
          <table:table-cell office:value-type="float" office:value="-0.143297272940552" calcext:value-type="float">
            <text:p>-0.143297272940552</text:p>
          </table:table-cell>
          <table:table-cell office:value-type="float" office:value="-0.142516469616641" calcext:value-type="float">
            <text:p>-0.142516469616641</text:p>
          </table:table-cell>
          <table:table-cell office:value-type="float" office:value="-0.141606502258268" calcext:value-type="float">
            <text:p>-0.141606502258268</text:p>
          </table:table-cell>
          <table:table-cell office:value-type="float" office:value="-0.140589672297409" calcext:value-type="float">
            <text:p>-0.140589672297409</text:p>
          </table:table-cell>
          <table:table-cell office:value-type="float" office:value="-0.139468757132569" calcext:value-type="float">
            <text:p>-0.139468757132569</text:p>
          </table:table-cell>
          <table:table-cell office:value-type="float" office:value="-0.138258849802254" calcext:value-type="float">
            <text:p>-0.138258849802254</text:p>
          </table:table-cell>
          <table:table-cell office:value-type="float" office:value="-0.136969851014058" calcext:value-type="float">
            <text:p>-0.136969851014058</text:p>
          </table:table-cell>
          <table:table-cell office:value-type="float" office:value="-0.13561090257629" calcext:value-type="float">
            <text:p>-0.13561090257629</text:p>
          </table:table-cell>
          <table:table-cell office:value-type="float" office:value="-0.134190430492253" calcext:value-type="float">
            <text:p>-0.134190430492253</text:p>
          </table:table-cell>
          <table:table-cell office:value-type="float" office:value="-0.132716187982414" calcext:value-type="float">
            <text:p>-0.132716187982414</text:p>
          </table:table-cell>
          <table:table-cell office:value-type="float" office:value="-0.131199878164451" calcext:value-type="float">
            <text:p>-0.131199878164451</text:p>
          </table:table-cell>
          <table:table-cell office:value-type="float" office:value="-0.129633953035237" calcext:value-type="float">
            <text:p>-0.129633953035237</text:p>
          </table:table-cell>
          <table:table-cell office:value-type="float" office:value="-0.128043371886631" calcext:value-type="float">
            <text:p>-0.128043371886631</text:p>
          </table:table-cell>
          <table:table-cell office:value-type="float" office:value="-0.126424120852749" calcext:value-type="float">
            <text:p>-0.126424120852749</text:p>
          </table:table-cell>
          <table:table-cell office:value-type="float" office:value="-0.124781199547846" calcext:value-type="float">
            <text:p>-0.124781199547846</text:p>
          </table:table-cell>
          <table:table-cell office:value-type="float" office:value="-0.123119167910864" calcext:value-type="float">
            <text:p>-0.123119167910864</text:p>
          </table:table-cell>
          <table:table-cell office:value-type="float" office:value="-0.12144217895777" calcext:value-type="float">
            <text:p>-0.12144217895777</text:p>
          </table:table-cell>
          <table:table-cell office:value-type="float" office:value="-0.119754009611916" calcext:value-type="float">
            <text:p>-0.119754009611916</text:p>
          </table:table-cell>
          <table:table-cell office:value-type="float" office:value="-0.118048573753041" calcext:value-type="float">
            <text:p>-0.118048573753041</text:p>
          </table:table-cell>
          <table:table-cell office:value-type="float" office:value="-0.116348013747462" calcext:value-type="float">
            <text:p>-0.116348013747462</text:p>
          </table:table-cell>
          <table:table-cell office:value-type="float" office:value="-0.114645627579108" calcext:value-type="float">
            <text:p>-0.114645627579108</text:p>
          </table:table-cell>
          <table:table-cell office:value-type="float" office:value="-0.112943958780355" calcext:value-type="float">
            <text:p>-0.112943958780355</text:p>
          </table:table-cell>
          <table:table-cell office:value-type="float" office:value="-0.11123595205814" calcext:value-type="float">
            <text:p>-0.11123595205814</text:p>
          </table:table-cell>
          <table:table-cell office:value-type="float" office:value="-0.109542372063841" calcext:value-type="float">
            <text:p>-0.109542372063841</text:p>
          </table:table-cell>
          <table:table-cell office:value-type="float" office:value="-0.107855723223399" calcext:value-type="float">
            <text:p>-0.107855723223399</text:p>
          </table:table-cell>
          <table:table-cell office:value-type="float" office:value="-0.106168162074026" calcext:value-type="float">
            <text:p>-0.106168162074026</text:p>
          </table:table-cell>
          <table:table-cell office:value-type="float" office:value="-0.104499737372376" calcext:value-type="float">
            <text:p>-0.104499737372376</text:p>
          </table:table-cell>
          <table:table-cell office:value-type="float" office:value="-0.102839819902283" calcext:value-type="float">
            <text:p>-0.102839819902283</text:p>
          </table:table-cell>
          <table:table-cell office:value-type="float" office:value="-0.101195375474346" calcext:value-type="float">
            <text:p>-0.1011953754743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2.61488097865565E-029" calcext:value-type="float">
            <text:p>2.61488097865565E-29</text:p>
          </table:table-cell>
          <table:table-cell office:value-type="float" office:value="-6.37037846133873E-030" calcext:value-type="float">
            <text:p>-6.37037846133873E-30</text:p>
          </table:table-cell>
          <table:table-cell office:value-type="float" office:value="2.5270479691482E-022" calcext:value-type="float">
            <text:p>2.5270479691482E-22</text:p>
          </table:table-cell>
          <table:table-cell office:value-type="float" office:value="-3.11699521900601E-021" calcext:value-type="float">
            <text:p>-3.11699521900601E-21</text:p>
          </table:table-cell>
          <table:table-cell office:value-type="float" office:value="3.68639608106741E-021" calcext:value-type="float">
            <text:p>3.68639608106741E-21</text:p>
          </table:table-cell>
          <table:table-cell office:value-type="float" office:value="5.36856060129128E-020" calcext:value-type="float">
            <text:p>5.36856060129128E-20</text:p>
          </table:table-cell>
          <table:table-cell office:value-type="float" office:value="1.75284709558017E-020" calcext:value-type="float">
            <text:p>1.75284709558017E-20</text:p>
          </table:table-cell>
          <table:table-cell office:value-type="float" office:value="-8.66374298995331E-024" calcext:value-type="float">
            <text:p>-8.66374298995331E-24</text:p>
          </table:table-cell>
          <table:table-cell office:value-type="float" office:value="-1.85474129355625E-021" calcext:value-type="float">
            <text:p>-1.85474129355625E-21</text:p>
          </table:table-cell>
          <table:table-cell office:value-type="float" office:value="-4.93687811015095E-020" calcext:value-type="float">
            <text:p>-4.93687811015095E-20</text:p>
          </table:table-cell>
          <table:table-cell office:value-type="float" office:value="6.0275032850885E-020" calcext:value-type="float">
            <text:p>6.0275032850885E-20</text:p>
          </table:table-cell>
          <table:table-cell office:value-type="float" office:value="-2.27523508984005E-020" calcext:value-type="float">
            <text:p>-2.27523508984005E-20</text:p>
          </table:table-cell>
          <table:table-cell office:value-type="float" office:value="-1.08565916355264E-019" calcext:value-type="float">
            <text:p>-1.08565916355264E-19</text:p>
          </table:table-cell>
          <table:table-cell office:value-type="float" office:value="2.36212168628635E-020" calcext:value-type="float">
            <text:p>2.36212168628635E-20</text:p>
          </table:table-cell>
          <table:table-cell office:value-type="float" office:value="7.86556202635238E-020" calcext:value-type="float">
            <text:p>7.86556202635238E-20</text:p>
          </table:table-cell>
          <table:table-cell office:value-type="float" office:value="1.30995576977624E-019" calcext:value-type="float">
            <text:p>1.30995576977624E-19</text:p>
          </table:table-cell>
          <table:table-cell office:value-type="float" office:value="2.92960314646262E-019" calcext:value-type="float">
            <text:p>2.92960314646262E-19</text:p>
          </table:table-cell>
          <table:table-cell office:value-type="float" office:value="2.5074392918725E-019" calcext:value-type="float">
            <text:p>2.5074392918725E-19</text:p>
          </table:table-cell>
          <table:table-cell office:value-type="float" office:value="1.9225135181786E-019" calcext:value-type="float">
            <text:p>1.9225135181786E-19</text:p>
          </table:table-cell>
          <table:table-cell office:value-type="float" office:value="4.64136549800418E-019" calcext:value-type="float">
            <text:p>4.64136549800418E-19</text:p>
          </table:table-cell>
          <table:table-cell office:value-type="float" office:value="2.08139450868207E-019" calcext:value-type="float">
            <text:p>2.08139450868207E-19</text:p>
          </table:table-cell>
          <table:table-cell office:value-type="float" office:value="-4.59453074869827E-020" calcext:value-type="float">
            <text:p>-4.59453074869827E-20</text:p>
          </table:table-cell>
          <table:table-cell office:value-type="float" office:value="5.10061961372669E-019" calcext:value-type="float">
            <text:p>5.10061961372669E-19</text:p>
          </table:table-cell>
          <table:table-cell office:value-type="float" office:value="-6.90241108213453E-019" calcext:value-type="float">
            <text:p>-6.90241108213453E-19</text:p>
          </table:table-cell>
          <table:table-cell office:value-type="float" office:value="4.35644941215639E-019" calcext:value-type="float">
            <text:p>4.35644941215639E-19</text:p>
          </table:table-cell>
          <table:table-cell office:value-type="float" office:value="6.39186883534599E-019" calcext:value-type="float">
            <text:p>6.39186883534599E-19</text:p>
          </table:table-cell>
          <table:table-cell office:value-type="float" office:value="3.65124111690651E-019" calcext:value-type="float">
            <text:p>3.65124111690651E-19</text:p>
          </table:table-cell>
          <table:table-cell office:value-type="float" office:value="-3.82195212807254E-019" calcext:value-type="float">
            <text:p>-3.82195212807254E-19</text:p>
          </table:table-cell>
          <table:table-cell office:value-type="float" office:value="7.31195455311468E-020" calcext:value-type="float">
            <text:p>7.31195455311468E-20</text:p>
          </table:table-cell>
          <table:table-cell office:value-type="float" office:value="5.46391950789362E-019" calcext:value-type="float">
            <text:p>5.46391950789362E-19</text:p>
          </table:table-cell>
          <table:table-cell office:value-type="float" office:value="-7.80972081051198E-019" calcext:value-type="float">
            <text:p>-7.80972081051198E-19</text:p>
          </table:table-cell>
          <table:table-cell office:value-type="float" office:value="-3.71332897565323E-019" calcext:value-type="float">
            <text:p>-3.71332897565323E-19</text:p>
          </table:table-cell>
          <table:table-cell office:value-type="float" office:value="3.45149260228879E-019" calcext:value-type="float">
            <text:p>3.45149260228879E-19</text:p>
          </table:table-cell>
          <table:table-cell office:value-type="float" office:value="0.000356922937984653" calcext:value-type="float">
            <text:p>0.000356922937985</text:p>
          </table:table-cell>
          <table:table-cell office:value-type="float" office:value="0.00716245003647598" calcext:value-type="float">
            <text:p>0.007162450036476</text:p>
          </table:table-cell>
          <table:table-cell office:value-type="float" office:value="0.0137597402577937" calcext:value-type="float">
            <text:p>0.013759740257794</text:p>
          </table:table-cell>
          <table:table-cell office:value-type="float" office:value="0.0200764290591679" calcext:value-type="float">
            <text:p>0.020076429059168</text:p>
          </table:table-cell>
          <table:table-cell office:value-type="float" office:value="0.019236678915057" calcext:value-type="float">
            <text:p>0.019236678915057</text:p>
          </table:table-cell>
          <table:table-cell office:value-type="float" office:value="0.0183685598414057" calcext:value-type="float">
            <text:p>0.018368559841406</text:p>
          </table:table-cell>
          <table:table-cell office:value-type="float" office:value="0.0174871202930523" calcext:value-type="float">
            <text:p>0.017487120293052</text:p>
          </table:table-cell>
          <table:table-cell office:value-type="float" office:value="0.0166058669526712" calcext:value-type="float">
            <text:p>0.016605866952671</text:p>
          </table:table-cell>
          <table:table-cell office:value-type="float" office:value="0.0157366405773695" calcext:value-type="float">
            <text:p>0.01573664057737</text:p>
          </table:table-cell>
          <table:table-cell office:value-type="float" office:value="0.0148892980140724" calcext:value-type="float">
            <text:p>0.014889298014072</text:p>
          </table:table-cell>
          <table:table-cell office:value-type="float" office:value="0.0140722122555173" calcext:value-type="float">
            <text:p>0.014072212255517</text:p>
          </table:table-cell>
          <table:table-cell office:value-type="float" office:value="0.0132918589175792" calcext:value-type="float">
            <text:p>0.013291858917579</text:p>
          </table:table-cell>
          <table:table-cell office:value-type="float" office:value="0.0125525500420221" calcext:value-type="float">
            <text:p>0.012552550042022</text:p>
          </table:table-cell>
          <table:table-cell office:value-type="float" office:value="0.0118575237597451" calcext:value-type="float">
            <text:p>0.011857523759745</text:p>
          </table:table-cell>
          <table:table-cell office:value-type="float" office:value="0.0112085084403285" calcext:value-type="float">
            <text:p>0.011208508440329</text:p>
          </table:table-cell>
          <table:table-cell office:value-type="float" office:value="0.0106060715322918" calcext:value-type="float">
            <text:p>0.010606071532292</text:p>
          </table:table-cell>
          <table:table-cell office:value-type="float" office:value="0.0100496506637762" calcext:value-type="float">
            <text:p>0.010049650663776</text:p>
          </table:table-cell>
          <table:table-cell office:value-type="float" office:value="0.00953813352333877" calcext:value-type="float">
            <text:p>0.009538133523339</text:p>
          </table:table-cell>
          <table:table-cell office:value-type="float" office:value="0.00906976314886375" calcext:value-type="float">
            <text:p>0.009069763148864</text:p>
          </table:table-cell>
          <table:table-cell office:value-type="float" office:value="0.00864228147451227" calcext:value-type="float">
            <text:p>0.008642281474512</text:p>
          </table:table-cell>
          <table:table-cell office:value-type="float" office:value="0.00825321972850448" calcext:value-type="float">
            <text:p>0.008253219728504</text:p>
          </table:table-cell>
          <table:table-cell office:value-type="float" office:value="0.00789990558074622" calcext:value-type="float">
            <text:p>0.007899905580746</text:p>
          </table:table-cell>
          <table:table-cell office:value-type="float" office:value="0.00757958831404944" calcext:value-type="float">
            <text:p>0.007579588314049</text:p>
          </table:table-cell>
          <table:table-cell office:value-type="float" office:value="0.00728951509434646" calcext:value-type="float">
            <text:p>0.007289515094346</text:p>
          </table:table-cell>
          <table:table-cell office:value-type="float" office:value="0.00702698992108732" calcext:value-type="float">
            <text:p>0.007026989921087</text:p>
          </table:table-cell>
          <table:table-cell office:value-type="float" office:value="0.00678941752139308" calcext:value-type="float">
            <text:p>0.006789417521393</text:p>
          </table:table-cell>
          <table:table-cell office:value-type="float" office:value="0.00657433447978716" calcext:value-type="float">
            <text:p>0.006574334479787</text:p>
          </table:table-cell>
          <table:table-cell office:value-type="float" office:value="0.00637942979687975" calcext:value-type="float">
            <text:p>0.00637942979688</text:p>
          </table:table-cell>
          <table:table-cell office:value-type="float" office:value="0.00620255689204889" calcext:value-type="float">
            <text:p>0.006202556892049</text:p>
          </table:table-cell>
          <table:table-cell office:value-type="float" office:value="0.00604171501305421" calcext:value-type="float">
            <text:p>0.006041715013054</text:p>
          </table:table-cell>
          <table:table-cell office:value-type="float" office:value="0.0058951428516868" calcext:value-type="float">
            <text:p>0.005895142851687</text:p>
          </table:table-cell>
          <table:table-cell office:value-type="float" office:value="0.00576117713173428" calcext:value-type="float">
            <text:p>0.005761177131734</text:p>
          </table:table-cell>
          <table:table-cell office:value-type="float" office:value="0.00563833557974041" calcext:value-type="float">
            <text:p>0.00563833557974</text:p>
          </table:table-cell>
          <table:table-cell office:value-type="float" office:value="0.00552528651091546" calcext:value-type="float">
            <text:p>0.005525286510915</text:p>
          </table:table-cell>
          <table:table-cell office:value-type="float" office:value="0.00542080854094808" calcext:value-type="float">
            <text:p>0.005420808540948</text:p>
          </table:table-cell>
          <table:table-cell office:value-type="float" office:value="0.00532390132987356" calcext:value-type="float">
            <text:p>0.005323901329874</text:p>
          </table:table-cell>
          <table:table-cell office:value-type="float" office:value="0.00523359456452311" calcext:value-type="float">
            <text:p>0.005233594564523</text:p>
          </table:table-cell>
          <table:table-cell office:value-type="float" office:value="0.00514905661389652" calcext:value-type="float">
            <text:p>0.005149056613897</text:p>
          </table:table-cell>
          <table:table-cell office:value-type="float" office:value="0.00506955476498931" calcext:value-type="float">
            <text:p>0.005069554764989</text:p>
          </table:table-cell>
          <table:table-cell office:value-type="float" office:value="0.00499441165971887" calcext:value-type="float">
            <text:p>0.004994411659719</text:p>
          </table:table-cell>
          <table:table-cell office:value-type="float" office:value="0.00492312417735071" calcext:value-type="float">
            <text:p>0.004923124177351</text:p>
          </table:table-cell>
          <table:table-cell office:value-type="float" office:value="0.00485514555719468" calcext:value-type="float">
            <text:p>0.004855145557195</text:p>
          </table:table-cell>
          <table:table-cell office:value-type="float" office:value="0.00479007451019559" calcext:value-type="float">
            <text:p>0.004790074510196</text:p>
          </table:table-cell>
          <table:table-cell office:value-type="float" office:value="0.00472753887429725" calcext:value-type="float">
            <text:p>0.004727538874297</text:p>
          </table:table-cell>
          <table:table-cell office:value-type="float" office:value="0.00466721626392939" calcext:value-type="float">
            <text:p>0.004667216263929</text:p>
          </table:table-cell>
          <table:table-cell office:value-type="float" office:value="0.00460882815718174" calcext:value-type="float">
            <text:p>0.004608828157182</text:p>
          </table:table-cell>
          <table:table-cell office:value-type="float" office:value="0.00455213457811215" calcext:value-type="float">
            <text:p>0.004552134578112</text:p>
          </table:table-cell>
          <table:table-cell office:value-type="float" office:value="0.00449696640096387" calcext:value-type="float">
            <text:p>0.004496966400964</text:p>
          </table:table-cell>
          <table:table-cell office:value-type="float" office:value="0.00444301042265553" calcext:value-type="float">
            <text:p>0.004443010422656</text:p>
          </table:table-cell>
          <table:table-cell office:value-type="float" office:value="0.00439031504586094" calcext:value-type="float">
            <text:p>0.004390315045861</text:p>
          </table:table-cell>
          <table:table-cell office:value-type="float" office:value="0.0043386521298318" calcext:value-type="float">
            <text:p>0.004338652129832</text:p>
          </table:table-cell>
          <table:table-cell office:value-type="float" office:value="0.0042879126252333" calcext:value-type="float">
            <text:p>0.004287912625233</text:p>
          </table:table-cell>
          <table:table-cell office:value-type="float" office:value="0.00423800432832532" calcext:value-type="float">
            <text:p>0.004238004328325</text:p>
          </table:table-cell>
          <table:table-cell office:value-type="float" office:value="0.00418884958558975" calcext:value-type="float">
            <text:p>0.00418884958559</text:p>
          </table:table-cell>
          <table:table-cell office:value-type="float" office:value="0.00414038327921949" calcext:value-type="float">
            <text:p>0.004140383279219</text:p>
          </table:table-cell>
          <table:table-cell office:value-type="float" office:value="0.00409245067701122" calcext:value-type="float">
            <text:p>0.004092450677011</text:p>
          </table:table-cell>
          <table:table-cell office:value-type="float" office:value="0.00404520739331554" calcext:value-type="float">
            <text:p>0.004045207393316</text:p>
          </table:table-cell>
          <table:table-cell office:value-type="float" office:value="0.00399851585008114" calcext:value-type="float">
            <text:p>0.003998515850081</text:p>
          </table:table-cell>
          <table:table-cell office:value-type="float" office:value="0.00395234552704117" calcext:value-type="float">
            <text:p>0.003952345527041</text:p>
          </table:table-cell>
          <table:table-cell office:value-type="float" office:value="0.00390657284607624" calcext:value-type="float">
            <text:p>0.003906572846076</text:p>
          </table:table-cell>
          <table:table-cell office:value-type="float" office:value="0.00386137526080441" calcext:value-type="float">
            <text:p>0.003861375260804</text:p>
          </table:table-cell>
          <table:table-cell office:value-type="float" office:value="0.00381663809112496" calcext:value-type="float">
            <text:p>0.003816638091125</text:p>
          </table:table-cell>
          <table:table-cell office:value-type="float" office:value="0.00377224815336701" calcext:value-type="float">
            <text:p>0.003772248153367</text:p>
          </table:table-cell>
          <table:table-cell office:value-type="float" office:value="0.00372839712589163" calcext:value-type="float">
            <text:p>0.003728397125892</text:p>
          </table:table-cell>
          <table:table-cell office:value-type="float" office:value="0.00368494234276187" calcext:value-type="float">
            <text:p>0.003684942342762</text:p>
          </table:table-cell>
          <table:table-cell office:value-type="float" office:value="0.00364194693832867" calcext:value-type="float">
            <text:p>0.003641946938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941256006508E-025" calcext:value-type="float">
            <text:p>-9.4941256006508E-25</text:p>
          </table:table-cell>
          <table:table-cell office:value-type="float" office:value="8.91303942705337E-024" calcext:value-type="float">
            <text:p>8.91303942705337E-24</text:p>
          </table:table-cell>
          <table:table-cell office:value-type="float" office:value="-4.79365847479609E-023" calcext:value-type="float">
            <text:p>-4.79365847479609E-23</text:p>
          </table:table-cell>
          <table:table-cell office:value-type="float" office:value="-4.21560732752767E-023" calcext:value-type="float">
            <text:p>-4.21560732752767E-23</text:p>
          </table:table-cell>
          <table:table-cell office:value-type="float" office:value="4.85719859783403E-022" calcext:value-type="float">
            <text:p>4.85719859783403E-22</text:p>
          </table:table-cell>
          <table:table-cell office:value-type="float" office:value="5.69109530842104E-022" calcext:value-type="float">
            <text:p>5.69109530842104E-22</text:p>
          </table:table-cell>
          <table:table-cell office:value-type="float" office:value="-5.03464706354426E-022" calcext:value-type="float">
            <text:p>-5.03464706354426E-22</text:p>
          </table:table-cell>
          <table:table-cell office:value-type="float" office:value="-9.50315220271921E-022" calcext:value-type="float">
            <text:p>-9.50315220271921E-22</text:p>
          </table:table-cell>
          <table:table-cell office:value-type="float" office:value="-1.07880755050635E-021" calcext:value-type="float">
            <text:p>-1.07880755050635E-21</text:p>
          </table:table-cell>
          <table:table-cell office:value-type="float" office:value="-2.28735059769602E-022" calcext:value-type="float">
            <text:p>-2.28735059769602E-22</text:p>
          </table:table-cell>
          <table:table-cell office:value-type="float" office:value="7.14881409416943E-021" calcext:value-type="float">
            <text:p>7.14881409416943E-21</text:p>
          </table:table-cell>
          <table:table-cell office:value-type="float" office:value="1.5418158866304E-020" calcext:value-type="float">
            <text:p>1.5418158866304E-20</text:p>
          </table:table-cell>
          <table:table-cell office:value-type="float" office:value="2.02934113871363E-020" calcext:value-type="float">
            <text:p>2.02934113871363E-20</text:p>
          </table:table-cell>
          <table:table-cell office:value-type="float" office:value="1.04063866717889E-020" calcext:value-type="float">
            <text:p>1.04063866717889E-20</text:p>
          </table:table-cell>
          <table:table-cell office:value-type="float" office:value="2.60856547361674E-020" calcext:value-type="float">
            <text:p>2.60856547361674E-20</text:p>
          </table:table-cell>
          <table:table-cell office:value-type="float" office:value="1.04523972993574E-020" calcext:value-type="float">
            <text:p>1.04523972993574E-20</text:p>
          </table:table-cell>
          <table:table-cell office:value-type="float" office:value="4.45353317502196E-020" calcext:value-type="float">
            <text:p>4.45353317502196E-20</text:p>
          </table:table-cell>
          <table:table-cell office:value-type="float" office:value="-1.08427948013877E-019" calcext:value-type="float">
            <text:p>-1.08427948013877E-19</text:p>
          </table:table-cell>
          <table:table-cell office:value-type="float" office:value="1.51254015561317E-020" calcext:value-type="float">
            <text:p>1.51254015561317E-20</text:p>
          </table:table-cell>
          <table:table-cell office:value-type="float" office:value="1.36334073687576E-019" calcext:value-type="float">
            <text:p>1.36334073687576E-19</text:p>
          </table:table-cell>
          <table:table-cell office:value-type="float" office:value="-1.10571648241209E-019" calcext:value-type="float">
            <text:p>-1.10571648241209E-19</text:p>
          </table:table-cell>
          <table:table-cell office:value-type="float" office:value="1.51706851365909E-019" calcext:value-type="float">
            <text:p>1.51706851365909E-19</text:p>
          </table:table-cell>
          <table:table-cell office:value-type="float" office:value="2.84677189774995E-019" calcext:value-type="float">
            <text:p>2.84677189774995E-19</text:p>
          </table:table-cell>
          <table:table-cell office:value-type="float" office:value="-2.02723408795476E-019" calcext:value-type="float">
            <text:p>-2.02723408795476E-19</text:p>
          </table:table-cell>
          <table:table-cell office:value-type="float" office:value="-1.97110319320632E-020" calcext:value-type="float">
            <text:p>-1.97110319320632E-20</text:p>
          </table:table-cell>
          <table:table-cell office:value-type="float" office:value="-9.87447599308167E-020" calcext:value-type="float">
            <text:p>-9.87447599308167E-20</text:p>
          </table:table-cell>
          <table:table-cell office:value-type="float" office:value="6.21710533172426E-019" calcext:value-type="float">
            <text:p>6.21710533172426E-19</text:p>
          </table:table-cell>
          <table:table-cell office:value-type="float" office:value="4.24173087832635E-019" calcext:value-type="float">
            <text:p>4.24173087832635E-19</text:p>
          </table:table-cell>
          <table:table-cell office:value-type="float" office:value="-5.28738915026192E-020" calcext:value-type="float">
            <text:p>-5.28738915026192E-20</text:p>
          </table:table-cell>
          <table:table-cell office:value-type="float" office:value="3.88696044454146E-019" calcext:value-type="float">
            <text:p>3.88696044454146E-19</text:p>
          </table:table-cell>
          <table:table-cell office:value-type="float" office:value="-5.41803340826939E-019" calcext:value-type="float">
            <text:p>-5.41803340826939E-19</text:p>
          </table:table-cell>
          <table:table-cell office:value-type="float" office:value="-0.00129149953416454" calcext:value-type="float">
            <text:p>-0.001291499534165</text:p>
          </table:table-cell>
          <table:table-cell office:value-type="float" office:value="-0.0027139178214027" calcext:value-type="float">
            <text:p>-0.002713917821403</text:p>
          </table:table-cell>
          <table:table-cell office:value-type="float" office:value="-0.0047686194553301" calcext:value-type="float">
            <text:p>-0.00476861945533</text:p>
          </table:table-cell>
          <table:table-cell office:value-type="float" office:value="-0.00756008272209521" calcext:value-type="float">
            <text:p>-0.007560082722095</text:p>
          </table:table-cell>
          <table:table-cell office:value-type="float" office:value="-0.0149678256714518" calcext:value-type="float">
            <text:p>-0.014967825671452</text:p>
          </table:table-cell>
          <table:table-cell office:value-type="float" office:value="-0.0237549880563506" calcext:value-type="float">
            <text:p>-0.023754988056351</text:p>
          </table:table-cell>
          <table:table-cell office:value-type="float" office:value="-0.0339062973056798" calcext:value-type="float">
            <text:p>-0.03390629730568</text:p>
          </table:table-cell>
          <table:table-cell office:value-type="float" office:value="-0.0453758180789384" calcext:value-type="float">
            <text:p>-0.045375818078938</text:p>
          </table:table-cell>
          <table:table-cell office:value-type="float" office:value="-0.0580917573787823" calcext:value-type="float">
            <text:p>-0.058091757378782</text:p>
          </table:table-cell>
          <table:table-cell office:value-type="float" office:value="-0.0719651341410506" calcext:value-type="float">
            <text:p>-0.071965134141051</text:p>
          </table:table-cell>
          <table:table-cell office:value-type="float" office:value="-0.0868831728991819" calcext:value-type="float">
            <text:p>-0.086883172899182</text:p>
          </table:table-cell>
          <table:table-cell office:value-type="float" office:value="-0.102719710508734" calcext:value-type="float">
            <text:p>-0.102719710508734</text:p>
          </table:table-cell>
          <table:table-cell office:value-type="float" office:value="-0.119357185150834" calcext:value-type="float">
            <text:p>-0.119357185150834</text:p>
          </table:table-cell>
          <table:table-cell office:value-type="float" office:value="-0.136659449471352" calcext:value-type="float">
            <text:p>-0.136659449471352</text:p>
          </table:table-cell>
          <table:table-cell office:value-type="float" office:value="-0.154494156435521" calcext:value-type="float">
            <text:p>-0.154494156435521</text:p>
          </table:table-cell>
          <table:table-cell office:value-type="float" office:value="-0.172731248091077" calcext:value-type="float">
            <text:p>-0.172731248091077</text:p>
          </table:table-cell>
          <table:table-cell office:value-type="float" office:value="-0.191256862579024" calcext:value-type="float">
            <text:p>-0.191256862579024</text:p>
          </table:table-cell>
          <table:table-cell office:value-type="float" office:value="-0.209951793353482" calcext:value-type="float">
            <text:p>-0.209951793353482</text:p>
          </table:table-cell>
          <table:table-cell office:value-type="float" office:value="-0.228706484352781" calcext:value-type="float">
            <text:p>-0.228706484352781</text:p>
          </table:table-cell>
          <table:table-cell office:value-type="float" office:value="-0.247429370644311" calcext:value-type="float">
            <text:p>-0.247429370644311</text:p>
          </table:table-cell>
          <table:table-cell office:value-type="float" office:value="-0.266029621651357" calcext:value-type="float">
            <text:p>-0.266029621651357</text:p>
          </table:table-cell>
          <table:table-cell office:value-type="float" office:value="-0.284429109016214" calcext:value-type="float">
            <text:p>-0.284429109016214</text:p>
          </table:table-cell>
          <table:table-cell office:value-type="float" office:value="-0.302559295692028" calcext:value-type="float">
            <text:p>-0.302559295692028</text:p>
          </table:table-cell>
          <table:table-cell office:value-type="float" office:value="-0.320360912039451" calcext:value-type="float">
            <text:p>-0.320360912039451</text:p>
          </table:table-cell>
          <table:table-cell office:value-type="float" office:value="-0.337783490993817" calcext:value-type="float">
            <text:p>-0.337783490993817</text:p>
          </table:table-cell>
          <table:table-cell office:value-type="float" office:value="-0.35478480551764" calcext:value-type="float">
            <text:p>-0.35478480551764</text:p>
          </table:table-cell>
          <table:table-cell office:value-type="float" office:value="-0.371330244496578" calcext:value-type="float">
            <text:p>-0.371330244496578</text:p>
          </table:table-cell>
          <table:table-cell office:value-type="float" office:value="-0.387392156538824" calcext:value-type="float">
            <text:p>-0.387392156538824</text:p>
          </table:table-cell>
          <table:table-cell office:value-type="float" office:value="-0.402949185032305" calcext:value-type="float">
            <text:p>-0.402949185032305</text:p>
          </table:table-cell>
          <table:table-cell office:value-type="float" office:value="-0.417983509003885" calcext:value-type="float">
            <text:p>-0.417983509003885</text:p>
          </table:table-cell>
          <table:table-cell office:value-type="float" office:value="-0.432488689118708" calcext:value-type="float">
            <text:p>-0.432488689118708</text:p>
          </table:table-cell>
          <table:table-cell office:value-type="float" office:value="-0.446456246958849" calcext:value-type="float">
            <text:p>-0.446456246958849</text:p>
          </table:table-cell>
          <table:table-cell office:value-type="float" office:value="-0.459883717444763" calcext:value-type="float">
            <text:p>-0.459883717444763</text:p>
          </table:table-cell>
          <table:table-cell office:value-type="float" office:value="-0.472771956586353" calcext:value-type="float">
            <text:p>-0.472771956586353</text:p>
          </table:table-cell>
          <table:table-cell office:value-type="float" office:value="-0.485122861553898" calcext:value-type="float">
            <text:p>-0.485122861553898</text:p>
          </table:table-cell>
          <table:table-cell office:value-type="float" office:value="-0.49694620073252" calcext:value-type="float">
            <text:p>-0.49694620073252</text:p>
          </table:table-cell>
          <table:table-cell office:value-type="float" office:value="-0.508248248099437" calcext:value-type="float">
            <text:p>-0.508248248099437</text:p>
          </table:table-cell>
          <table:table-cell office:value-type="float" office:value="-0.519038806892707" calcext:value-type="float">
            <text:p>-0.519038806892707</text:p>
          </table:table-cell>
          <table:table-cell office:value-type="float" office:value="-0.529329042197162" calcext:value-type="float">
            <text:p>-0.529329042197162</text:p>
          </table:table-cell>
          <table:table-cell office:value-type="float" office:value="-0.539129638178532" calcext:value-type="float">
            <text:p>-0.539129638178532</text:p>
          </table:table-cell>
          <table:table-cell office:value-type="float" office:value="-0.548456578888512" calcext:value-type="float">
            <text:p>-0.548456578888512</text:p>
          </table:table-cell>
          <table:table-cell office:value-type="float" office:value="-0.557321099812825" calcext:value-type="float">
            <text:p>-0.557321099812825</text:p>
          </table:table-cell>
          <table:table-cell office:value-type="float" office:value="-0.565738657573758" calcext:value-type="float">
            <text:p>-0.565738657573758</text:p>
          </table:table-cell>
          <table:table-cell office:value-type="float" office:value="-0.573723744906231" calcext:value-type="float">
            <text:p>-0.573723744906231</text:p>
          </table:table-cell>
          <table:table-cell office:value-type="float" office:value="-0.581291021912639" calcext:value-type="float">
            <text:p>-0.581291021912639</text:p>
          </table:table-cell>
          <table:table-cell office:value-type="float" office:value="-0.588455202079222" calcext:value-type="float">
            <text:p>-0.588455202079222</text:p>
          </table:table-cell>
          <table:table-cell office:value-type="float" office:value="-0.595230956017656" calcext:value-type="float">
            <text:p>-0.595230956017656</text:p>
          </table:table-cell>
          <table:table-cell office:value-type="float" office:value="-0.601634112407276" calcext:value-type="float">
            <text:p>-0.601634112407276</text:p>
          </table:table-cell>
          <table:table-cell office:value-type="float" office:value="-0.607674799016703" calcext:value-type="float">
            <text:p>-0.607674799016703</text:p>
          </table:table-cell>
          <table:table-cell office:value-type="float" office:value="-0.61337298542022" calcext:value-type="float">
            <text:p>-0.61337298542022</text:p>
          </table:table-cell>
          <table:table-cell office:value-type="float" office:value="-0.618739566428854" calcext:value-type="float">
            <text:p>-0.618739566428854</text:p>
          </table:table-cell>
          <table:table-cell office:value-type="float" office:value="-0.623788040528367" calcext:value-type="float">
            <text:p>-0.623788040528367</text:p>
          </table:table-cell>
          <table:table-cell office:value-type="float" office:value="-0.628531553584871" calcext:value-type="float">
            <text:p>-0.628531553584871</text:p>
          </table:table-cell>
          <table:table-cell office:value-type="float" office:value="-0.632982878108352" calcext:value-type="float">
            <text:p>-0.632982878108352</text:p>
          </table:table-cell>
          <table:table-cell office:value-type="float" office:value="-0.637154398294116" calcext:value-type="float">
            <text:p>-0.637154398294116</text:p>
          </table:table-cell>
          <table:table-cell office:value-type="float" office:value="-0.641055168600352" calcext:value-type="float">
            <text:p>-0.641055168600352</text:p>
          </table:table-cell>
          <table:table-cell office:value-type="float" office:value="-0.644702634200531" calcext:value-type="float">
            <text:p>-0.644702634200531</text:p>
          </table:table-cell>
          <table:table-cell office:value-type="float" office:value="-0.648105037988204" calcext:value-type="float">
            <text:p>-0.648105037988204</text:p>
          </table:table-cell>
          <table:table-cell office:value-type="float" office:value="-0.651273149130961" calcext:value-type="float">
            <text:p>-0.651273149130961</text:p>
          </table:table-cell>
          <table:table-cell office:value-type="float" office:value="-0.654214455355693" calcext:value-type="float">
            <text:p>-0.654214455355693</text:p>
          </table:table-cell>
          <table:table-cell office:value-type="float" office:value="-0.656944682843592" calcext:value-type="float">
            <text:p>-0.656944682843592</text:p>
          </table:table-cell>
          <table:table-cell office:value-type="float" office:value="-0.659470529893595" calcext:value-type="float">
            <text:p>-0.659470529893595</text:p>
          </table:table-cell>
          <table:table-cell office:value-type="float" office:value="-0.661798265119602" calcext:value-type="float">
            <text:p>-0.661798265119602</text:p>
          </table:table-cell>
          <table:table-cell office:value-type="float" office:value="-0.663942460150642" calcext:value-type="float">
            <text:p>-0.663942460150642</text:p>
          </table:table-cell>
          <table:table-cell office:value-type="float" office:value="-0.665907799246813" calcext:value-type="float">
            <text:p>-0.665907799246813</text:p>
          </table:table-cell>
          <table:table-cell office:value-type="float" office:value="-0.66770428093741" calcext:value-type="float">
            <text:p>-0.667704280937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number-columns-repeated="99" office:value-type="float" office:value="-2.1726594663003E-017" calcext:value-type="float">
            <text:p>-2.1726594663003E-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table:number-columns-repeated="99" office:value-type="float" office:value="3.76315658317759E-017" calcext:value-type="float">
            <text:p>3.76315658317759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1.5598580783692E-017" calcext:value-type="float">
            <text:p>1.5598580783692E-17</text:p>
          </table:table-cell>
          <table:table-cell office:value-type="float" office:value="1.55985807836268E-017" calcext:value-type="float">
            <text:p>1.55985807836268E-17</text:p>
          </table:table-cell>
          <table:table-cell office:value-type="float" office:value="0.00000641752221451132" calcext:value-type="float">
            <text:p>6.41752221451132E-06</text:p>
          </table:table-cell>
          <table:table-cell office:value-type="float" office:value="0.0000288402900561673" calcext:value-type="float">
            <text:p>2.88402900561673E-05</text:p>
          </table:table-cell>
          <table:table-cell office:value-type="float" office:value="0.000070005870259617" calcext:value-type="float">
            <text:p>7.0005870259617E-05</text:p>
          </table:table-cell>
          <table:table-cell office:value-type="float" office:value="0.000130441565530485" calcext:value-type="float">
            <text:p>0.00013044156553</text:p>
          </table:table-cell>
          <table:table-cell office:value-type="float" office:value="0.00021051488177508" calcext:value-type="float">
            <text:p>0.000210514881775</text:p>
          </table:table-cell>
          <table:table-cell office:value-type="float" office:value="0.000311851652771102" calcext:value-type="float">
            <text:p>0.000311851652771</text:p>
          </table:table-cell>
          <table:table-cell office:value-type="float" office:value="0.000446456166563315" calcext:value-type="float">
            <text:p>0.000446456166563</text:p>
          </table:table-cell>
          <table:table-cell office:value-type="float" office:value="0.000603543011237813" calcext:value-type="float">
            <text:p>0.000603543011238</text:p>
          </table:table-cell>
          <table:table-cell office:value-type="float" office:value="0.000783385595038624" calcext:value-type="float">
            <text:p>0.000783385595039</text:p>
          </table:table-cell>
          <table:table-cell office:value-type="float" office:value="0.000944701656505503" calcext:value-type="float">
            <text:p>0.000944701656506</text:p>
          </table:table-cell>
          <table:table-cell office:value-type="float" office:value="0.00117375232866457" calcext:value-type="float">
            <text:p>0.001173752328665</text:p>
          </table:table-cell>
          <table:table-cell office:value-type="float" office:value="0.0014283310802279" calcext:value-type="float">
            <text:p>0.001428331080228</text:p>
          </table:table-cell>
          <table:table-cell office:value-type="float" office:value="0.00172309055853171" calcext:value-type="float">
            <text:p>0.001723090558532</text:p>
          </table:table-cell>
          <table:table-cell office:value-type="float" office:value="0.00205814253963361" calcext:value-type="float">
            <text:p>0.002058142539634</text:p>
          </table:table-cell>
          <table:table-cell office:value-type="float" office:value="0.00243359590590503" calcext:value-type="float">
            <text:p>0.002433595905905</text:p>
          </table:table-cell>
          <table:table-cell office:value-type="float" office:value="0.00284883068315467" calcext:value-type="float">
            <text:p>0.002848830683155</text:p>
          </table:table-cell>
          <table:table-cell office:value-type="float" office:value="0.00320385158184611" calcext:value-type="float">
            <text:p>0.003203851581846</text:p>
          </table:table-cell>
          <table:table-cell office:value-type="float" office:value="0.00367966071912541" calcext:value-type="float">
            <text:p>0.003679660719125</text:p>
          </table:table-cell>
          <table:table-cell office:value-type="float" office:value="0.00427436532057955" calcext:value-type="float">
            <text:p>0.00427436532058</text:p>
          </table:table-cell>
          <table:table-cell office:value-type="float" office:value="0.00498531785277024" calcext:value-type="float">
            <text:p>0.00498531785277</text:p>
          </table:table-cell>
          <table:table-cell office:value-type="float" office:value="0.00580971320894272" calcext:value-type="float">
            <text:p>0.005809713208943</text:p>
          </table:table-cell>
          <table:table-cell office:value-type="float" office:value="0.00674435812678033" calcext:value-type="float">
            <text:p>0.00674435812678</text:p>
          </table:table-cell>
          <table:table-cell office:value-type="float" office:value="0.00779217074991581" calcext:value-type="float">
            <text:p>0.007792170749916</text:p>
          </table:table-cell>
          <table:table-cell office:value-type="float" office:value="0.00966110330571211" calcext:value-type="float">
            <text:p>0.009661103305712</text:p>
          </table:table-cell>
          <table:table-cell office:value-type="float" office:value="0.0118705185225547" calcext:value-type="float">
            <text:p>0.011870518522555</text:p>
          </table:table-cell>
          <table:table-cell office:value-type="float" office:value="0.0143630460941453" calcext:value-type="float">
            <text:p>0.014363046094145</text:p>
          </table:table-cell>
          <table:table-cell office:value-type="float" office:value="0.0170793519508029" calcext:value-type="float">
            <text:p>0.017079351950803</text:p>
          </table:table-cell>
          <table:table-cell office:value-type="float" office:value="0.019959847714917" calcext:value-type="float">
            <text:p>0.019959847714917</text:p>
          </table:table-cell>
          <table:table-cell office:value-type="float" office:value="0.0229462634978853" calcext:value-type="float">
            <text:p>0.022946263497885</text:p>
          </table:table-cell>
          <table:table-cell office:value-type="float" office:value="0.0259830238831198" calcext:value-type="float">
            <text:p>0.02598302388312</text:p>
          </table:table-cell>
          <table:table-cell office:value-type="float" office:value="0.0290183859250022" calcext:value-type="float">
            <text:p>0.029018385925002</text:p>
          </table:table-cell>
          <table:table-cell office:value-type="float" office:value="0.0320053174295669" calcext:value-type="float">
            <text:p>0.032005317429567</text:p>
          </table:table-cell>
          <table:table-cell office:value-type="float" office:value="0.0349021117457752" calcext:value-type="float">
            <text:p>0.034902111745775</text:p>
          </table:table-cell>
          <table:table-cell office:value-type="float" office:value="0.0376727505528672" calcext:value-type="float">
            <text:p>0.037672750552867</text:p>
          </table:table-cell>
          <table:table-cell office:value-type="float" office:value="0.0402870378836162" calcext:value-type="float">
            <text:p>0.040287037883616</text:p>
          </table:table-cell>
          <table:table-cell office:value-type="float" office:value="0.0439352132598132" calcext:value-type="float">
            <text:p>0.043935213259813</text:p>
          </table:table-cell>
          <table:table-cell office:value-type="float" office:value="0.0474088508246109" calcext:value-type="float">
            <text:p>0.047408850824611</text:p>
          </table:table-cell>
          <table:table-cell office:value-type="float" office:value="0.0506906676280883" calcext:value-type="float">
            <text:p>0.050690667628088</text:p>
          </table:table-cell>
          <table:table-cell office:value-type="float" office:value="0.0537682453936858" calcext:value-type="float">
            <text:p>0.053768245393686</text:p>
          </table:table-cell>
          <table:table-cell office:value-type="float" office:value="0.0566335091789533" calcext:value-type="float">
            <text:p>0.056633509178953</text:p>
          </table:table-cell>
          <table:table-cell office:value-type="float" office:value="0.0592823291248994" calcext:value-type="float">
            <text:p>0.059282329124899</text:p>
          </table:table-cell>
          <table:table-cell office:value-type="float" office:value="0.0617135663063662" calcext:value-type="float">
            <text:p>0.061713566306366</text:p>
          </table:table-cell>
          <table:table-cell office:value-type="float" office:value="0.0639289344155987" calcext:value-type="float">
            <text:p>0.063928934415599</text:p>
          </table:table-cell>
          <table:table-cell office:value-type="float" office:value="0.0659326881079993" calcext:value-type="float">
            <text:p>0.065932688107999</text:p>
          </table:table-cell>
          <table:table-cell office:value-type="float" office:value="0.0677306337308704" calcext:value-type="float">
            <text:p>0.06773063373087</text:p>
          </table:table-cell>
          <table:table-cell office:value-type="float" office:value="0.0693299256345417" calcext:value-type="float">
            <text:p>0.069329925634542</text:p>
          </table:table-cell>
          <table:table-cell office:value-type="float" office:value="0.0707393873490997" calcext:value-type="float">
            <text:p>0.0707393873491</text:p>
          </table:table-cell>
          <table:table-cell office:value-type="float" office:value="0.071967767328508" calcext:value-type="float">
            <text:p>0.071967767328508</text:p>
          </table:table-cell>
          <table:table-cell office:value-type="float" office:value="0.0730249891863794" calcext:value-type="float">
            <text:p>0.073024989186379</text:p>
          </table:table-cell>
          <table:table-cell office:value-type="float" office:value="0.0739210952432883" calcext:value-type="float">
            <text:p>0.073921095243288</text:p>
          </table:table-cell>
          <table:table-cell office:value-type="float" office:value="0.0746660741835275" calcext:value-type="float">
            <text:p>0.074666074183528</text:p>
          </table:table-cell>
          <table:table-cell office:value-type="float" office:value="0.0752700284170394" calcext:value-type="float">
            <text:p>0.075270028417039</text:p>
          </table:table-cell>
          <table:table-cell office:value-type="float" office:value="0.0757428427710905" calcext:value-type="float">
            <text:p>0.075742842771091</text:p>
          </table:table-cell>
          <table:table-cell office:value-type="float" office:value="0.0760941441370239" calcext:value-type="float">
            <text:p>0.076094144137024</text:p>
          </table:table-cell>
          <table:table-cell office:value-type="float" office:value="0.0763332305180428" calcext:value-type="float">
            <text:p>0.076333230518043</text:p>
          </table:table-cell>
          <table:table-cell office:value-type="float" office:value="0.0764690191005141" calcext:value-type="float">
            <text:p>0.076469019100514</text:p>
          </table:table-cell>
          <table:table-cell office:value-type="float" office:value="0.076510010251456" calcext:value-type="float">
            <text:p>0.076510010251456</text:p>
          </table:table-cell>
          <table:table-cell office:value-type="float" office:value="0.0764642646853086" calcext:value-type="float">
            <text:p>0.076464264685309</text:p>
          </table:table-cell>
          <table:table-cell office:value-type="float" office:value="0.0763393913805015" calcext:value-type="float">
            <text:p>0.076339391380502</text:p>
          </table:table-cell>
          <table:table-cell office:value-type="float" office:value="0.0761425441485404" calcext:value-type="float">
            <text:p>0.07614254414854</text:p>
          </table:table-cell>
          <table:table-cell office:value-type="float" office:value="0.0758804726427186" calcext:value-type="float">
            <text:p>0.075880472642719</text:p>
          </table:table-cell>
          <table:table-cell office:value-type="float" office:value="0.0755593402971286" calcext:value-type="float">
            <text:p>0.075559340297129</text:p>
          </table:table-cell>
          <table:table-cell office:value-type="float" office:value="0.0751850240604239" calcext:value-type="float">
            <text:p>0.075185024060424</text:p>
          </table:table-cell>
          <table:table-cell office:value-type="float" office:value="0.0747629384188539" calcext:value-type="float">
            <text:p>0.074762938418854</text:p>
          </table:table-cell>
          <table:table-cell office:value-type="float" office:value="0.0742981013408259" calcext:value-type="float">
            <text:p>0.074298101340826</text:p>
          </table:table-cell>
          <table:table-cell office:value-type="float" office:value="0.0737951987449593" calcext:value-type="float">
            <text:p>0.073795198744959</text:p>
          </table:table-cell>
          <table:table-cell office:value-type="float" office:value="0.0732584233232985" calcext:value-type="float">
            <text:p>0.073258423323299</text:p>
          </table:table-cell>
          <table:table-cell office:value-type="float" office:value="0.072691767574447" calcext:value-type="float">
            <text:p>0.072691767574447</text:p>
          </table:table-cell>
          <table:table-cell office:value-type="float" office:value="0.0720988619986785" calcext:value-type="float">
            <text:p>0.072098861998679</text:p>
          </table:table-cell>
          <table:table-cell office:value-type="float" office:value="0.0714830408853505" calcext:value-type="float">
            <text:p>0.071483040885351</text:p>
          </table:table-cell>
          <table:table-cell office:value-type="float" office:value="0.0708474047218459" calcext:value-type="float">
            <text:p>0.070847404721846</text:p>
          </table:table-cell>
          <table:table-cell office:value-type="float" office:value="0.0701949331933943" calcext:value-type="float">
            <text:p>0.070194933193394</text:p>
          </table:table-cell>
          <table:table-cell office:value-type="float" office:value="0.0695277374681531" calcext:value-type="float">
            <text:p>0.069527737468153</text:p>
          </table:table-cell>
          <table:table-cell office:value-type="float" office:value="0.0688483817721032" calcext:value-type="float">
            <text:p>0.068848381772103</text:p>
          </table:table-cell>
          <table:table-cell office:value-type="float" office:value="0.0681589986095092" calcext:value-type="float">
            <text:p>0.068158998609509</text:p>
          </table:table-cell>
          <table:table-cell office:value-type="float" office:value="0.0674615301740954" calcext:value-type="float">
            <text:p>0.067461530174095</text:p>
          </table:table-cell>
          <table:table-cell office:value-type="float" office:value="0.0667577429131997" calcext:value-type="float">
            <text:p>0.0667577429132</text:p>
          </table:table-cell>
          <table:table-cell office:value-type="float" office:value="0.0660492411790757" calcext:value-type="float">
            <text:p>0.066049241179076</text:p>
          </table:table-cell>
          <table:table-cell office:value-type="float" office:value="0.0653374265721794" calcext:value-type="float">
            <text:p>0.065337426572179</text:p>
          </table:table-cell>
          <table:table-cell office:value-type="float" office:value="0.0646238050449782" calcext:value-type="float">
            <text:p>0.064623805044978</text:p>
          </table:table-cell>
          <table:table-cell office:value-type="float" office:value="0.0639092987880647" calcext:value-type="float">
            <text:p>0.063909298788065</text:p>
          </table:table-cell>
          <table:table-cell office:value-type="float" office:value="0.063195118186768" calcext:value-type="float">
            <text:p>0.063195118186768</text:p>
          </table:table-cell>
          <table:table-cell office:value-type="float" office:value="0.0624822317786472" calcext:value-type="float">
            <text:p>0.062482231778647</text:p>
          </table:table-cell>
          <table:table-cell office:value-type="float" office:value="0.0617715103602774" calcext:value-type="float">
            <text:p>0.061771510360277</text:p>
          </table:table-cell>
          <table:table-cell office:value-type="float" office:value="0.0610637351433981" calcext:value-type="float">
            <text:p>0.061063735143398</text:p>
          </table:table-cell>
          <table:table-cell office:value-type="float" office:value="0.0603596052870253" calcext:value-type="float">
            <text:p>0.060359605287025</text:p>
          </table:table-cell>
          <table:table-cell office:value-type="float" office:value="0.0596598680313069" calcext:value-type="float">
            <text:p>0.059659868031307</text:p>
          </table:table-cell>
          <table:table-cell office:value-type="float" office:value="0.0589648309294888" calcext:value-type="float">
            <text:p>0.058964830929489</text:p>
          </table:table-cell>
          <table:table-cell office:value-type="float" office:value="0.0582751111711406" calcext:value-type="float">
            <text:p>0.058275111171141</text:p>
          </table:table-cell>
          <table:table-cell office:value-type="float" office:value="0.0575911439399941" calcext:value-type="float">
            <text:p>0.057591143939994</text:p>
          </table:table-cell>
          <table:table-cell office:value-type="float" office:value="0.0569137787452226" calcext:value-type="float">
            <text:p>0.056913778745223</text:p>
          </table:table-cell>
          <table:table-cell office:value-type="float" office:value="0.056242411773074" calcext:value-type="float">
            <text:p>0.056242411773074</text:p>
          </table:table-cell>
          <table:table-cell office:value-type="float" office:value="0.0555778066571284" calcext:value-type="float">
            <text:p>0.055577806657128</text:p>
          </table:table-cell>
          <table:table-cell office:value-type="float" office:value="0.0549203482701228" calcext:value-type="float">
            <text:p>0.054920348270123</text:p>
          </table:table-cell>
          <table:table-cell office:value-type="float" office:value="0.0542701812855416" calcext:value-type="float">
            <text:p>0.054270181285542</text:p>
          </table:table-cell>
          <table:table-cell office:value-type="float" office:value="0.0536270307049773" calcext:value-type="float">
            <text:p>0.053627030704977</text:p>
          </table:table-cell>
          <table:table-cell office:value-type="float" office:value="0.0529918358512551" calcext:value-type="float">
            <text:p>0.0529918358512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2.70175344433222E-017" calcext:value-type="float">
            <text:p>-2.70175344433222E-17</text:p>
          </table:table-cell>
          <table:table-cell office:value-type="float" office:value="-2.70175344432092E-017" calcext:value-type="float">
            <text:p>-2.70175344432092E-17</text:p>
          </table:table-cell>
          <table:table-cell office:value-type="float" office:value="-0.0000111150621617387" calcext:value-type="float">
            <text:p>-1.11150621617387E-05</text:p>
          </table:table-cell>
          <table:table-cell office:value-type="float" office:value="-0.0000499456026856498" calcext:value-type="float">
            <text:p>-4.99456026856498E-05</text:p>
          </table:table-cell>
          <table:table-cell office:value-type="float" office:value="-0.000121213137239431" calcext:value-type="float">
            <text:p>-0.000121213137239</text:p>
          </table:table-cell>
          <table:table-cell office:value-type="float" office:value="-0.00022579326100451" calcext:value-type="float">
            <text:p>-0.000225793261005</text:p>
          </table:table-cell>
          <table:table-cell office:value-type="float" office:value="-0.000364265875799897" calcext:value-type="float">
            <text:p>-0.0003642658758</text:p>
          </table:table-cell>
          <table:table-cell office:value-type="float" office:value="-0.000539361669049304" calcext:value-type="float">
            <text:p>-0.000539361669049</text:p>
          </table:table-cell>
          <table:table-cell office:value-type="float" office:value="-0.00077165205806466" calcext:value-type="float">
            <text:p>-0.000771652058065</text:p>
          </table:table-cell>
          <table:table-cell office:value-type="float" office:value="-0.00104235007632802" calcext:value-type="float">
            <text:p>-0.001042350076328</text:p>
          </table:table-cell>
          <table:table-cell office:value-type="float" office:value="-0.00135174612641485" calcext:value-type="float">
            <text:p>-0.001351746126415</text:p>
          </table:table-cell>
          <table:table-cell office:value-type="float" office:value="-0.00162901177768184" calcext:value-type="float">
            <text:p>-0.001629011777682</text:p>
          </table:table-cell>
          <table:table-cell office:value-type="float" office:value="-0.00202243130542851" calcext:value-type="float">
            <text:p>-0.002022431305429</text:p>
          </table:table-cell>
          <table:table-cell office:value-type="float" office:value="-0.00245951706196116" calcext:value-type="float">
            <text:p>-0.002459517061961</text:p>
          </table:table-cell>
          <table:table-cell office:value-type="float" office:value="-0.00296484256108405" calcext:value-type="float">
            <text:p>-0.002964842561084</text:p>
          </table:table-cell>
          <table:table-cell office:value-type="float" office:value="-0.00353826542369748" calcext:value-type="float">
            <text:p>-0.003538265423697</text:p>
          </table:table-cell>
          <table:table-cell office:value-type="float" office:value="-0.00417958940502814" calcext:value-type="float">
            <text:p>-0.004179589405028</text:p>
          </table:table-cell>
          <table:table-cell office:value-type="float" office:value="-0.00488844443816432" calcext:value-type="float">
            <text:p>-0.004888444438164</text:p>
          </table:table-cell>
          <table:table-cell office:value-type="float" office:value="-0.00550362847740638" calcext:value-type="float">
            <text:p>-0.005503628477406</text:p>
          </table:table-cell>
          <table:table-cell office:value-type="float" office:value="-0.00632507534187581" calcext:value-type="float">
            <text:p>-0.006325075341876</text:p>
          </table:table-cell>
          <table:table-cell office:value-type="float" office:value="-0.00734897678139047" calcext:value-type="float">
            <text:p>-0.00734897678139</text:p>
          </table:table-cell>
          <table:table-cell office:value-type="float" office:value="-0.0085698282302135" calcext:value-type="float">
            <text:p>-0.008569828230214</text:p>
          </table:table-cell>
          <table:table-cell office:value-type="float" office:value="-0.0099815072145493" calcext:value-type="float">
            <text:p>-0.009981507214549</text:p>
          </table:table-cell>
          <table:table-cell office:value-type="float" office:value="-0.0115769747871869" calcext:value-type="float">
            <text:p>-0.011576974787187</text:p>
          </table:table-cell>
          <table:table-cell office:value-type="float" office:value="-0.013520451059005" calcext:value-type="float">
            <text:p>-0.013520451059005</text:p>
          </table:table-cell>
          <table:table-cell office:value-type="float" office:value="-0.0170334929253798" calcext:value-type="float">
            <text:p>-0.01703349292538</text:p>
          </table:table-cell>
          <table:table-cell office:value-type="float" office:value="-0.0212703925385614" calcext:value-type="float">
            <text:p>-0.021270392538561</text:p>
          </table:table-cell>
          <table:table-cell office:value-type="float" office:value="-0.0261618218196034" calcext:value-type="float">
            <text:p>-0.026161821819603</text:p>
          </table:table-cell>
          <table:table-cell office:value-type="float" office:value="-0.031629877312173" calcext:value-type="float">
            <text:p>-0.031629877312173</text:p>
          </table:table-cell>
          <table:table-cell office:value-type="float" office:value="-0.0375906179236551" calcext:value-type="float">
            <text:p>-0.037590617923655</text:p>
          </table:table-cell>
          <table:table-cell office:value-type="float" office:value="-0.0439566120153467" calcext:value-type="float">
            <text:p>-0.043956612015347</text:p>
          </table:table-cell>
          <table:table-cell office:value-type="float" office:value="-0.0506393743737318" calcext:value-type="float">
            <text:p>-0.050639374373732</text:p>
          </table:table-cell>
          <table:table-cell office:value-type="float" office:value="-0.0575515941776256" calcext:value-type="float">
            <text:p>-0.057551594177626</text:p>
          </table:table-cell>
          <table:table-cell office:value-type="float" office:value="-0.064609080165427" calcext:value-type="float">
            <text:p>-0.064609080165427</text:p>
          </table:table-cell>
          <table:table-cell office:value-type="float" office:value="-0.071732375670885" calcext:value-type="float">
            <text:p>-0.071732375670885</text:p>
          </table:table-cell>
          <table:table-cell office:value-type="float" office:value="-0.078848021625579" calcext:value-type="float">
            <text:p>-0.078848021625579</text:p>
          </table:table-cell>
          <table:table-cell office:value-type="float" office:value="-0.0858894680573216" calcext:value-type="float">
            <text:p>-0.085889468057322</text:p>
          </table:table-cell>
          <table:table-cell office:value-type="float" office:value="-0.0936738897824439" calcext:value-type="float">
            <text:p>-0.093673889782444</text:p>
          </table:table-cell>
          <table:table-cell office:value-type="float" office:value="-0.101086911347644" calcext:value-type="float">
            <text:p>-0.101086911347644</text:p>
          </table:table-cell>
          <table:table-cell office:value-type="float" office:value="-0.108091485950973" calcext:value-type="float">
            <text:p>-0.108091485950973</text:p>
          </table:table-cell>
          <table:table-cell office:value-type="float" office:value="-0.114660946416694" calcext:value-type="float">
            <text:p>-0.114660946416694</text:p>
          </table:table-cell>
          <table:table-cell office:value-type="float" office:value="-0.120777897195885" calcext:value-type="float">
            <text:p>-0.120777897195885</text:p>
          </table:table-cell>
          <table:table-cell office:value-type="float" office:value="-0.126433178325346" calcext:value-type="float">
            <text:p>-0.126433178325346</text:p>
          </table:table-cell>
          <table:table-cell office:value-type="float" office:value="-0.131624430184612" calcext:value-type="float">
            <text:p>-0.131624430184612</text:p>
          </table:table-cell>
          <table:table-cell office:value-type="float" office:value="-0.136355303037354" calcext:value-type="float">
            <text:p>-0.136355303037354</text:p>
          </table:table-cell>
          <table:table-cell office:value-type="float" office:value="-0.140634474546261" calcext:value-type="float">
            <text:p>-0.140634474546261</text:p>
          </table:table-cell>
          <table:table-cell office:value-type="float" office:value="-0.144474391002256" calcext:value-type="float">
            <text:p>-0.144474391002256</text:p>
          </table:table-cell>
          <table:table-cell office:value-type="float" office:value="-0.147890568749456" calcext:value-type="float">
            <text:p>-0.147890568749456</text:p>
          </table:table-cell>
          <table:table-cell office:value-type="float" office:value="-0.150901073086258" calcext:value-type="float">
            <text:p>-0.150901073086258</text:p>
          </table:table-cell>
          <table:table-cell office:value-type="float" office:value="-0.153525320768686" calcext:value-type="float">
            <text:p>-0.153525320768686</text:p>
          </table:table-cell>
          <table:table-cell office:value-type="float" office:value="-0.155784065534108" calcext:value-type="float">
            <text:p>-0.155784065534108</text:p>
          </table:table-cell>
          <table:table-cell office:value-type="float" office:value="-0.157698615190988" calcext:value-type="float">
            <text:p>-0.157698615190988</text:p>
          </table:table-cell>
          <table:table-cell office:value-type="float" office:value="-0.159290477636623" calcext:value-type="float">
            <text:p>-0.159290477636623</text:p>
          </table:table-cell>
          <table:table-cell office:value-type="float" office:value="-0.160581107541509" calcext:value-type="float">
            <text:p>-0.160581107541509</text:p>
          </table:table-cell>
          <table:table-cell office:value-type="float" office:value="-0.161591602435526" calcext:value-type="float">
            <text:p>-0.161591602435526</text:p>
          </table:table-cell>
          <table:table-cell office:value-type="float" office:value="-0.162342514461666" calcext:value-type="float">
            <text:p>-0.162342514461666</text:p>
          </table:table-cell>
          <table:table-cell office:value-type="float" office:value="-0.162853697773696" calcext:value-type="float">
            <text:p>-0.162853697773696</text:p>
          </table:table-cell>
          <table:table-cell office:value-type="float" office:value="-0.163144196690192" calcext:value-type="float">
            <text:p>-0.163144196690192</text:p>
          </table:table-cell>
          <table:table-cell office:value-type="float" office:value="-0.163232167989523" calcext:value-type="float">
            <text:p>-0.163232167989523</text:p>
          </table:table-cell>
          <table:table-cell office:value-type="float" office:value="-0.163134831452302" calcext:value-type="float">
            <text:p>-0.163134831452302</text:p>
          </table:table-cell>
          <table:table-cell office:value-type="float" office:value="-0.16286844347506" calcext:value-type="float">
            <text:p>-0.16286844347506</text:p>
          </table:table-cell>
          <table:table-cell office:value-type="float" office:value="-0.162448289265236" calcext:value-type="float">
            <text:p>-0.162448289265236</text:p>
          </table:table-cell>
          <table:table-cell office:value-type="float" office:value="-0.161888686589617" calcext:value-type="float">
            <text:p>-0.161888686589617</text:p>
          </table:table-cell>
          <table:table-cell office:value-type="float" office:value="-0.161203016297146" calcext:value-type="float">
            <text:p>-0.161203016297146</text:p>
          </table:table-cell>
          <table:table-cell office:value-type="float" office:value="-0.160403732140803" calcext:value-type="float">
            <text:p>-0.160403732140803</text:p>
          </table:table-cell>
          <table:table-cell office:value-type="float" office:value="-0.159502405151293" calcext:value-type="float">
            <text:p>-0.159502405151293</text:p>
          </table:table-cell>
          <table:table-cell office:value-type="float" office:value="-0.158509759174388" calcext:value-type="float">
            <text:p>-0.158509759174388</text:p>
          </table:table-cell>
          <table:table-cell office:value-type="float" office:value="-0.15743570654382" calcext:value-type="float">
            <text:p>-0.15743570654382</text:p>
          </table:table-cell>
          <table:table-cell office:value-type="float" office:value="-0.156289412198861" calcext:value-type="float">
            <text:p>-0.156289412198861</text:p>
          </table:table-cell>
          <table:table-cell office:value-type="float" office:value="-0.155079305798477" calcext:value-type="float">
            <text:p>-0.155079305798477</text:p>
          </table:table-cell>
          <table:table-cell office:value-type="float" office:value="-0.153813145938625" calcext:value-type="float">
            <text:p>-0.153813145938625</text:p>
          </table:table-cell>
          <table:table-cell office:value-type="float" office:value="-0.152498058042848" calcext:value-type="float">
            <text:p>-0.152498058042848</text:p>
          </table:table-cell>
          <table:table-cell office:value-type="float" office:value="-0.15114056982126" calcext:value-type="float">
            <text:p>-0.15114056982126</text:p>
          </table:table-cell>
          <table:table-cell office:value-type="float" office:value="-0.149746636310078" calcext:value-type="float">
            <text:p>-0.149746636310078</text:p>
          </table:table-cell>
          <table:table-cell office:value-type="float" office:value="-0.148321797339788" calcext:value-type="float">
            <text:p>-0.148321797339788</text:p>
          </table:table-cell>
          <table:table-cell office:value-type="float" office:value="-0.146871015317433" calcext:value-type="float">
            <text:p>-0.146871015317433</text:p>
          </table:table-cell>
          <table:table-cell office:value-type="float" office:value="-0.145398846570343" calcext:value-type="float">
            <text:p>-0.145398846570343</text:p>
          </table:table-cell>
          <table:table-cell office:value-type="float" office:value="-0.143909440572291" calcext:value-type="float">
            <text:p>-0.143909440572291</text:p>
          </table:table-cell>
          <table:table-cell office:value-type="float" office:value="-0.14240657108415" calcext:value-type="float">
            <text:p>-0.14240657108415</text:p>
          </table:table-cell>
          <table:table-cell office:value-type="float" office:value="-0.140893665344415" calcext:value-type="float">
            <text:p>-0.140893665344415</text:p>
          </table:table-cell>
          <table:table-cell office:value-type="float" office:value="-0.139373840603318" calcext:value-type="float">
            <text:p>-0.139373840603318</text:p>
          </table:table-cell>
          <table:table-cell office:value-type="float" office:value="-0.137849878470018" calcext:value-type="float">
            <text:p>-0.137849878470018</text:p>
          </table:table-cell>
          <table:table-cell office:value-type="float" office:value="-0.136324369655973" calcext:value-type="float">
            <text:p>-0.136324369655973</text:p>
          </table:table-cell>
          <table:table-cell office:value-type="float" office:value="-0.134799586692997" calcext:value-type="float">
            <text:p>-0.134799586692997</text:p>
          </table:table-cell>
          <table:table-cell office:value-type="float" office:value="-0.133277597717407" calcext:value-type="float">
            <text:p>-0.133277597717407</text:p>
          </table:table-cell>
          <table:table-cell office:value-type="float" office:value="-0.131760261969697" calcext:value-type="float">
            <text:p>-0.131760261969697</text:p>
          </table:table-cell>
          <table:table-cell office:value-type="float" office:value="-0.130249247235545" calcext:value-type="float">
            <text:p>-0.130249247235545</text:p>
          </table:table-cell>
          <table:table-cell office:value-type="float" office:value="-0.128746045952126" calcext:value-type="float">
            <text:p>-0.128746045952126</text:p>
          </table:table-cell>
          <table:table-cell office:value-type="float" office:value="-0.127251968160253" calcext:value-type="float">
            <text:p>-0.127251968160253</text:p>
          </table:table-cell>
          <table:table-cell office:value-type="float" office:value="-0.125768243086183" calcext:value-type="float">
            <text:p>-0.125768243086183</text:p>
          </table:table-cell>
          <table:table-cell office:value-type="float" office:value="-0.124295899542721" calcext:value-type="float">
            <text:p>-0.124295899542721</text:p>
          </table:table-cell>
          <table:table-cell office:value-type="float" office:value="-0.122835865922968" calcext:value-type="float">
            <text:p>-0.122835865922968</text:p>
          </table:table-cell>
          <table:table-cell office:value-type="float" office:value="-0.121388876106107" calcext:value-type="float">
            <text:p>-0.121388876106107</text:p>
          </table:table-cell>
          <table:table-cell office:value-type="float" office:value="-0.119955810881145" calcext:value-type="float">
            <text:p>-0.119955810881145</text:p>
          </table:table-cell>
          <table:table-cell office:value-type="float" office:value="-0.118537207823167" calcext:value-type="float">
            <text:p>-0.118537207823167</text:p>
          </table:table-cell>
          <table:table-cell office:value-type="float" office:value="-0.117133580031432" calcext:value-type="float">
            <text:p>-0.117133580031432</text:p>
          </table:table-cell>
          <table:table-cell office:value-type="float" office:value="-0.115745399693017" calcext:value-type="float">
            <text:p>-0.115745399693017</text:p>
          </table:table-cell>
          <table:table-cell office:value-type="float" office:value="-0.114373135355377" calcext:value-type="float">
            <text:p>-0.114373135355377</text:p>
          </table:table-cell>
          <table:table-cell office:value-type="float" office:value="-0.113016975558179" calcext:value-type="float">
            <text:p>-0.11301697555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342516298809769" calcext:value-type="float">
            <text:p>3.42516298809769E-08</text:p>
          </table:table-cell>
          <table:table-cell office:value-type="float" office:value="0.000000377423854537998" calcext:value-type="float">
            <text:p>3.77423854537998E-07</text:p>
          </table:table-cell>
          <table:table-cell office:value-type="float" office:value="0.00000148600168301742" calcext:value-type="float">
            <text:p>1.48600168301742E-06</text:p>
          </table:table-cell>
          <table:table-cell office:value-type="float" office:value="0.00000383202402539427" calcext:value-type="float">
            <text:p>3.83202402539427E-06</text:p>
          </table:table-cell>
          <table:table-cell office:value-type="float" office:value="0.00000790275557771313" calcext:value-type="float">
            <text:p>7.90275557771313E-06</text:p>
          </table:table-cell>
          <table:table-cell office:value-type="float" office:value="0.0000142783715934554" calcext:value-type="float">
            <text:p>1.42783715934554E-05</text:p>
          </table:table-cell>
          <table:table-cell office:value-type="float" office:value="0.000024125770910963" calcext:value-type="float">
            <text:p>2.4125770910963E-05</text:p>
          </table:table-cell>
          <table:table-cell office:value-type="float" office:value="0.0000376126361765802" calcext:value-type="float">
            <text:p>3.76126361765802E-05</text:p>
          </table:table-cell>
          <table:table-cell office:value-type="float" office:value="0.0000553325406225399" calcext:value-type="float">
            <text:p>5.53325406225399E-05</text:p>
          </table:table-cell>
          <table:table-cell office:value-type="float" office:value="0.0000743015217897201" calcext:value-type="float">
            <text:p>7.43015217897201E-05</text:p>
          </table:table-cell>
          <table:table-cell office:value-type="float" office:value="0.000106958834639624" calcext:value-type="float">
            <text:p>0.00010695883464</text:p>
          </table:table-cell>
          <table:table-cell office:value-type="float" office:value="0.000150429615270215" calcext:value-type="float">
            <text:p>0.00015042961527</text:p>
          </table:table-cell>
          <table:table-cell office:value-type="float" office:value="0.000205961399679929" calcext:value-type="float">
            <text:p>0.00020596139968</text:p>
          </table:table-cell>
          <table:table-cell office:value-type="float" office:value="0.000275302755346023" calcext:value-type="float">
            <text:p>0.000275302755346</text:p>
          </table:table-cell>
          <table:table-cell office:value-type="float" office:value="0.000360215372202097" calcext:value-type="float">
            <text:p>0.000360215372202</text:p>
          </table:table-cell>
          <table:table-cell office:value-type="float" office:value="0.00046642483713025" calcext:value-type="float">
            <text:p>0.00046642483713</text:p>
          </table:table-cell>
          <table:table-cell office:value-type="float" office:value="0.000598058462693446" calcext:value-type="float">
            <text:p>0.000598058462693</text:p>
          </table:table-cell>
          <table:table-cell office:value-type="float" office:value="0.000771712999045299" calcext:value-type="float">
            <text:p>0.000771712999045</text:p>
          </table:table-cell>
          <table:table-cell office:value-type="float" office:value="0.00099546410549402" calcext:value-type="float">
            <text:p>0.000995464105494</text:p>
          </table:table-cell>
          <table:table-cell office:value-type="float" office:value="0.00127710238884205" calcext:value-type="float">
            <text:p>0.001277102388842</text:p>
          </table:table-cell>
          <table:table-cell office:value-type="float" office:value="0.00162420920594531" calcext:value-type="float">
            <text:p>0.001624209205945</text:p>
          </table:table-cell>
          <table:table-cell office:value-type="float" office:value="0.00204406666884914" calcext:value-type="float">
            <text:p>0.002044066668849</text:p>
          </table:table-cell>
          <table:table-cell office:value-type="float" office:value="0.00286082689603986" calcext:value-type="float">
            <text:p>0.00286082689604</text:p>
          </table:table-cell>
          <table:table-cell office:value-type="float" office:value="0.00422452396055744" calcext:value-type="float">
            <text:p>0.004224523960557</text:p>
          </table:table-cell>
          <table:table-cell office:value-type="float" office:value="0.00604664502830938" calcext:value-type="float">
            <text:p>0.006046645028309</text:p>
          </table:table-cell>
          <table:table-cell office:value-type="float" office:value="0.00838172915963626" calcext:value-type="float">
            <text:p>0.008381729159636</text:p>
          </table:table-cell>
          <table:table-cell office:value-type="float" office:value="0.0112706166134332" calcext:value-type="float">
            <text:p>0.011270616613433</text:p>
          </table:table-cell>
          <table:table-cell office:value-type="float" office:value="0.0147400235474237" calcext:value-type="float">
            <text:p>0.014740023547424</text:p>
          </table:table-cell>
          <table:table-cell office:value-type="float" office:value="0.0188026836697365" calcext:value-type="float">
            <text:p>0.018802683669737</text:p>
          </table:table-cell>
          <table:table-cell office:value-type="float" office:value="0.0234579950079928" calcext:value-type="float">
            <text:p>0.023457995007993</text:p>
          </table:table-cell>
          <table:table-cell office:value-type="float" office:value="0.0286930864037862" calcext:value-type="float">
            <text:p>0.028693086403786</text:p>
          </table:table-cell>
          <table:table-cell office:value-type="float" office:value="0.034484204446508" calcext:value-type="float">
            <text:p>0.034484204446508</text:p>
          </table:table-cell>
          <table:table-cell office:value-type="float" office:value="0.0407983169654211" calcext:value-type="float">
            <text:p>0.040798316965421</text:p>
          </table:table-cell>
          <table:table-cell office:value-type="float" office:value="0.0475948327337112" calcext:value-type="float">
            <text:p>0.047594832733711</text:p>
          </table:table-cell>
          <table:table-cell office:value-type="float" office:value="0.0548273468797673" calcext:value-type="float">
            <text:p>0.054827346879767</text:p>
          </table:table-cell>
          <table:table-cell office:value-type="float" office:value="0.0634465233516127" calcext:value-type="float">
            <text:p>0.063446523351613</text:p>
          </table:table-cell>
          <table:table-cell office:value-type="float" office:value="0.072406005228254" calcext:value-type="float">
            <text:p>0.072406005228254</text:p>
          </table:table-cell>
          <table:table-cell office:value-type="float" office:value="0.0816344108538125" calcext:value-type="float">
            <text:p>0.081634410853813</text:p>
          </table:table-cell>
          <table:table-cell office:value-type="float" office:value="0.0910628447674661" calcext:value-type="float">
            <text:p>0.091062844767466</text:p>
          </table:table-cell>
          <table:table-cell office:value-type="float" office:value="0.100625997173461" calcext:value-type="float">
            <text:p>0.100625997173461</text:p>
          </table:table-cell>
          <table:table-cell office:value-type="float" office:value="0.11026307527745" calcext:value-type="float">
            <text:p>0.11026307527745</text:p>
          </table:table-cell>
          <table:table-cell office:value-type="float" office:value="0.119917992285835" calcext:value-type="float">
            <text:p>0.119917992285835</text:p>
          </table:table-cell>
          <table:table-cell office:value-type="float" office:value="0.12954002331529" calcext:value-type="float">
            <text:p>0.12954002331529</text:p>
          </table:table-cell>
          <table:table-cell office:value-type="float" office:value="0.139084056229085" calcext:value-type="float">
            <text:p>0.139084056229085</text:p>
          </table:table-cell>
          <table:table-cell office:value-type="float" office:value="0.148510126623373" calcext:value-type="float">
            <text:p>0.148510126623373</text:p>
          </table:table-cell>
          <table:table-cell office:value-type="float" office:value="0.157783450040296" calcext:value-type="float">
            <text:p>0.157783450040296</text:p>
          </table:table-cell>
          <table:table-cell office:value-type="float" office:value="0.166874651067758" calcext:value-type="float">
            <text:p>0.166874651067758</text:p>
          </table:table-cell>
          <table:table-cell office:value-type="float" office:value="0.175758450219608" calcext:value-type="float">
            <text:p>0.175758450219608</text:p>
          </table:table-cell>
          <table:table-cell office:value-type="float" office:value="0.184414374058969" calcext:value-type="float">
            <text:p>0.184414374058969</text:p>
          </table:table-cell>
          <table:table-cell office:value-type="float" office:value="0.19282580292736" calcext:value-type="float">
            <text:p>0.19282580292736</text:p>
          </table:table-cell>
          <table:table-cell office:value-type="float" office:value="0.200979629699618" calcext:value-type="float">
            <text:p>0.200979629699618</text:p>
          </table:table-cell>
          <table:table-cell office:value-type="float" office:value="0.208866075230357" calcext:value-type="float">
            <text:p>0.208866075230357</text:p>
          </table:table-cell>
          <table:table-cell office:value-type="float" office:value="0.216478201277412" calcext:value-type="float">
            <text:p>0.216478201277412</text:p>
          </table:table-cell>
          <table:table-cell office:value-type="float" office:value="0.223811599551691" calcext:value-type="float">
            <text:p>0.223811599551691</text:p>
          </table:table-cell>
          <table:table-cell office:value-type="float" office:value="0.230864069874572" calcext:value-type="float">
            <text:p>0.230864069874572</text:p>
          </table:table-cell>
          <table:table-cell office:value-type="float" office:value="0.237635322042439" calcext:value-type="float">
            <text:p>0.237635322042439</text:p>
          </table:table-cell>
          <table:table-cell office:value-type="float" office:value="0.244126702591439" calcext:value-type="float">
            <text:p>0.244126702591439</text:p>
          </table:table-cell>
          <table:table-cell office:value-type="float" office:value="0.250340946709194" calcext:value-type="float">
            <text:p>0.250340946709194</text:p>
          </table:table-cell>
          <table:table-cell office:value-type="float" office:value="0.256281954838508" calcext:value-type="float">
            <text:p>0.256281954838508</text:p>
          </table:table-cell>
          <table:table-cell office:value-type="float" office:value="0.261954593016718" calcext:value-type="float">
            <text:p>0.261954593016718</text:p>
          </table:table-cell>
          <table:table-cell office:value-type="float" office:value="0.267364528585099" calcext:value-type="float">
            <text:p>0.267364528585099</text:p>
          </table:table-cell>
          <table:table-cell office:value-type="float" office:value="0.272518021008083" calcext:value-type="float">
            <text:p>0.272518021008083</text:p>
          </table:table-cell>
          <table:table-cell office:value-type="float" office:value="0.277421866028532" calcext:value-type="float">
            <text:p>0.277421866028532</text:p>
          </table:table-cell>
          <table:table-cell office:value-type="float" office:value="0.282083220971129" calcext:value-type="float">
            <text:p>0.282083220971129</text:p>
          </table:table-cell>
          <table:table-cell office:value-type="float" office:value="0.286509515541167" calcext:value-type="float">
            <text:p>0.286509515541167</text:p>
          </table:table-cell>
          <table:table-cell office:value-type="float" office:value="0.290708370572497" calcext:value-type="float">
            <text:p>0.290708370572497</text:p>
          </table:table-cell>
          <table:table-cell office:value-type="float" office:value="0.294687490158708" calcext:value-type="float">
            <text:p>0.294687490158708</text:p>
          </table:table-cell>
          <table:table-cell office:value-type="float" office:value="0.298454645985223" calcext:value-type="float">
            <text:p>0.298454645985223</text:p>
          </table:table-cell>
          <table:table-cell office:value-type="float" office:value="0.302017589185116" calcext:value-type="float">
            <text:p>0.302017589185116</text:p>
          </table:table-cell>
          <table:table-cell office:value-type="float" office:value="0.305384013361406" calcext:value-type="float">
            <text:p>0.305384013361406</text:p>
          </table:table-cell>
          <table:table-cell office:value-type="float" office:value="0.308561520651629" calcext:value-type="float">
            <text:p>0.308561520651629</text:p>
          </table:table-cell>
          <table:table-cell office:value-type="float" office:value="0.311557594951244" calcext:value-type="float">
            <text:p>0.311557594951244</text:p>
          </table:table-cell>
          <table:table-cell office:value-type="float" office:value="0.31437951961955" calcext:value-type="float">
            <text:p>0.31437951961955</text:p>
          </table:table-cell>
          <table:table-cell office:value-type="float" office:value="0.317034464464423" calcext:value-type="float">
            <text:p>0.317034464464423</text:p>
          </table:table-cell>
          <table:table-cell office:value-type="float" office:value="0.319529392053109" calcext:value-type="float">
            <text:p>0.319529392053109</text:p>
          </table:table-cell>
          <table:table-cell office:value-type="float" office:value="0.321871066459475" calcext:value-type="float">
            <text:p>0.321871066459475</text:p>
          </table:table-cell>
          <table:table-cell office:value-type="float" office:value="0.32406604481666" calcext:value-type="float">
            <text:p>0.32406604481666</text:p>
          </table:table-cell>
          <table:table-cell office:value-type="float" office:value="0.326120671630774" calcext:value-type="float">
            <text:p>0.326120671630774</text:p>
          </table:table-cell>
          <table:table-cell office:value-type="float" office:value="0.32804107568713" calcext:value-type="float">
            <text:p>0.32804107568713</text:p>
          </table:table-cell>
          <table:table-cell office:value-type="float" office:value="0.329833166948725" calcext:value-type="float">
            <text:p>0.329833166948725</text:p>
          </table:table-cell>
          <table:table-cell office:value-type="float" office:value="0.331502642091347" calcext:value-type="float">
            <text:p>0.331502642091347</text:p>
          </table:table-cell>
          <table:table-cell office:value-type="float" office:value="0.333054978904006" calcext:value-type="float">
            <text:p>0.333054978904006</text:p>
          </table:table-cell>
          <table:table-cell office:value-type="float" office:value="0.334495443098888" calcext:value-type="float">
            <text:p>0.334495443098888</text:p>
          </table:table-cell>
          <table:table-cell office:value-type="float" office:value="0.335829091278126" calcext:value-type="float">
            <text:p>0.335829091278126</text:p>
          </table:table-cell>
          <table:table-cell office:value-type="float" office:value="0.337060775303815" calcext:value-type="float">
            <text:p>0.337060775303815</text:p>
          </table:table-cell>
          <table:table-cell office:value-type="float" office:value="0.33819514724201" calcext:value-type="float">
            <text:p>0.33819514724201</text:p>
          </table:table-cell>
          <table:table-cell office:value-type="float" office:value="0.339236655933559" calcext:value-type="float">
            <text:p>0.339236655933559</text:p>
          </table:table-cell>
          <table:table-cell office:value-type="float" office:value="0.340189587244846" calcext:value-type="float">
            <text:p>0.340189587244846</text:p>
          </table:table-cell>
          <table:table-cell office:value-type="float" office:value="0.341058019355307" calcext:value-type="float">
            <text:p>0.341058019355307</text:p>
          </table:table-cell>
          <table:table-cell office:value-type="float" office:value="0.341845861837712" calcext:value-type="float">
            <text:p>0.341845861837712</text:p>
          </table:table-cell>
          <table:table-cell office:value-type="float" office:value="0.342556808491359" calcext:value-type="float">
            <text:p>0.342556808491359</text:p>
          </table:table-cell>
          <table:table-cell office:value-type="float" office:value="0.343194522729031" calcext:value-type="float">
            <text:p>0.343194522729031</text:p>
          </table:table-cell>
          <table:table-cell office:value-type="float" office:value="0.343762378373778" calcext:value-type="float">
            <text:p>0.343762378373778</text:p>
          </table:table-cell>
          <table:table-cell office:value-type="float" office:value="0.344263625284615" calcext:value-type="float">
            <text:p>0.344263625284615</text:p>
          </table:table-cell>
          <table:table-cell office:value-type="float" office:value="0.344701388928267" calcext:value-type="float">
            <text:p>0.344701388928267</text:p>
          </table:table-cell>
          <table:table-cell office:value-type="float" office:value="0.345078704471078" calcext:value-type="float">
            <text:p>0.345078704471078</text:p>
          </table:table-cell>
          <table:table-cell office:value-type="float" office:value="0.345398321689024" calcext:value-type="float">
            <text:p>0.3453983216890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3.11971615672321E-017" calcext:value-type="float">
            <text:p>3.11971615672321E-17</text:p>
          </table:table-cell>
          <table:table-cell office:value-type="float" office:value="3.1197161567299E-017" calcext:value-type="float">
            <text:p>3.1197161567299E-17</text:p>
          </table:table-cell>
          <table:table-cell office:value-type="float" office:value="0.0000128325580530414" calcext:value-type="float">
            <text:p>1.28325580530414E-05</text:p>
          </table:table-cell>
          <table:table-cell office:value-type="float" office:value="0.0000576837950987017" calcext:value-type="float">
            <text:p>5.76837950987017E-05</text:p>
          </table:table-cell>
          <table:table-cell office:value-type="float" office:value="0.00013988849337896" calcext:value-type="float">
            <text:p>0.000139888493379</text:p>
          </table:table-cell>
          <table:table-cell office:value-type="float" office:value="0.000260684325728245" calcext:value-type="float">
            <text:p>0.000260684325728</text:p>
          </table:table-cell>
          <table:table-cell office:value-type="float" office:value="0.00042061566554474" calcext:value-type="float">
            <text:p>0.000420615665545</text:p>
          </table:table-cell>
          <table:table-cell office:value-type="float" office:value="0.000621248427826771" calcext:value-type="float">
            <text:p>0.000621248427827</text:p>
          </table:table-cell>
          <table:table-cell office:value-type="float" office:value="0.000887605579923758" calcext:value-type="float">
            <text:p>0.000887605579924</text:p>
          </table:table-cell>
          <table:table-cell office:value-type="float" office:value="0.0011973533000833" calcext:value-type="float">
            <text:p>0.001197353300083</text:p>
          </table:table-cell>
          <table:table-cell office:value-type="float" office:value="0.00155065666778102" calcext:value-type="float">
            <text:p>0.001550656667781</text:p>
          </table:table-cell>
          <table:table-cell office:value-type="float" office:value="0.00187995372406556" calcext:value-type="float">
            <text:p>0.001879953724066</text:p>
          </table:table-cell>
          <table:table-cell office:value-type="float" office:value="0.00233442980707632" calcext:value-type="float">
            <text:p>0.002334429807076</text:p>
          </table:table-cell>
          <table:table-cell office:value-type="float" office:value="0.00283729219999377" calcext:value-type="float">
            <text:p>0.002837292199994</text:p>
          </table:table-cell>
          <table:table-cell office:value-type="float" office:value="0.00341771853744029" calcext:value-type="float">
            <text:p>0.00341771853744</text:p>
          </table:table-cell>
          <table:table-cell office:value-type="float" office:value="0.00407518409402145" calcext:value-type="float">
            <text:p>0.004075184094021</text:p>
          </table:table-cell>
          <table:table-cell office:value-type="float" office:value="0.00480909817396423" calcext:value-type="float">
            <text:p>0.004809098173964</text:p>
          </table:table-cell>
          <table:table-cell office:value-type="float" office:value="0.00561816728830935" calcext:value-type="float">
            <text:p>0.005618167288309</text:p>
          </table:table-cell>
          <table:table-cell office:value-type="float" office:value="0.00639849312396862" calcext:value-type="float">
            <text:p>0.006398493123969</text:p>
          </table:table-cell>
          <table:table-cell office:value-type="float" office:value="0.00733425653496564" calcext:value-type="float">
            <text:p>0.007334256534966</text:p>
          </table:table-cell>
          <table:table-cell office:value-type="float" office:value="0.0083142027737076" calcext:value-type="float">
            <text:p>0.008314202773708</text:p>
          </table:table-cell>
          <table:table-cell office:value-type="float" office:value="0.00947139690758141" calcext:value-type="float">
            <text:p>0.009471396907581</text:p>
          </table:table-cell>
          <table:table-cell office:value-type="float" office:value="0.0108011537945921" calcext:value-type="float">
            <text:p>0.010801153794592</text:p>
          </table:table-cell>
          <table:table-cell office:value-type="float" office:value="0.0122981900583207" calcext:value-type="float">
            <text:p>0.012298190058321</text:p>
          </table:table-cell>
          <table:table-cell office:value-type="float" office:value="0.013920531001177" calcext:value-type="float">
            <text:p>0.013920531001177</text:p>
          </table:table-cell>
          <table:table-cell office:value-type="float" office:value="0.0151146547388303" calcext:value-type="float">
            <text:p>0.01511465473883</text:p>
          </table:table-cell>
          <table:table-cell office:value-type="float" office:value="0.0168080848374749" calcext:value-type="float">
            <text:p>0.016808084837475</text:p>
          </table:table-cell>
          <table:table-cell office:value-type="float" office:value="0.0188614398726615" calcext:value-type="float">
            <text:p>0.018861439872662</text:p>
          </table:table-cell>
          <table:table-cell office:value-type="float" office:value="0.0213298342512378" calcext:value-type="float">
            <text:p>0.021329834251238</text:p>
          </table:table-cell>
          <table:table-cell office:value-type="float" office:value="0.0240426302898935" calcext:value-type="float">
            <text:p>0.024042630289894</text:p>
          </table:table-cell>
          <table:table-cell office:value-type="float" office:value="0.0271177144431865" calcext:value-type="float">
            <text:p>0.027117714443187</text:p>
          </table:table-cell>
          <table:table-cell office:value-type="float" office:value="0.0304977650038111" calcext:value-type="float">
            <text:p>0.030497765003811</text:p>
          </table:table-cell>
          <table:table-cell office:value-type="float" office:value="0.0341251113017602" calcext:value-type="float">
            <text:p>0.03412511130176</text:p>
          </table:table-cell>
          <table:table-cell office:value-type="float" office:value="0.0379593446949618" calcext:value-type="float">
            <text:p>0.037959344694962</text:p>
          </table:table-cell>
          <table:table-cell office:value-type="float" office:value="0.0436032577895909" calcext:value-type="float">
            <text:p>0.043603257789591</text:p>
          </table:table-cell>
          <table:table-cell office:value-type="float" office:value="0.0494283518209918" calcext:value-type="float">
            <text:p>0.049428351820992</text:p>
          </table:table-cell>
          <table:table-cell office:value-type="float" office:value="0.0553328804289408" calcext:value-type="float">
            <text:p>0.055332880428941</text:p>
          </table:table-cell>
          <table:table-cell office:value-type="float" office:value="0.0634264601786829" calcext:value-type="float">
            <text:p>0.063426460178683</text:p>
          </table:table-cell>
          <table:table-cell office:value-type="float" office:value="0.0714810721457574" calcext:value-type="float">
            <text:p>0.071481072145757</text:p>
          </table:table-cell>
          <table:table-cell office:value-type="float" office:value="0.0794202424921921" calcext:value-type="float">
            <text:p>0.079420242492192</text:p>
          </table:table-cell>
          <table:table-cell office:value-type="float" office:value="0.0871757418581768" calcext:value-type="float">
            <text:p>0.087175741858177</text:p>
          </table:table-cell>
          <table:table-cell office:value-type="float" office:value="0.0946883176261778" calcext:value-type="float">
            <text:p>0.094688317626178</text:p>
          </table:table-cell>
          <table:table-cell office:value-type="float" office:value="0.101909581055965" calcext:value-type="float">
            <text:p>0.101909581055965</text:p>
          </table:table-cell>
          <table:table-cell office:value-type="float" office:value="0.108796568688836" calcext:value-type="float">
            <text:p>0.108796568688836</text:p>
          </table:table-cell>
          <table:table-cell office:value-type="float" office:value="0.115314706262575" calcext:value-type="float">
            <text:p>0.115314706262575</text:p>
          </table:table-cell>
          <table:table-cell office:value-type="float" office:value="0.121443686628048" calcext:value-type="float">
            <text:p>0.121443686628048</text:p>
          </table:table-cell>
          <table:table-cell office:value-type="float" office:value="0.12716452575891" calcext:value-type="float">
            <text:p>0.12716452575891</text:p>
          </table:table-cell>
          <table:table-cell office:value-type="float" office:value="0.13246629343535" calcext:value-type="float">
            <text:p>0.13246629343535</text:p>
          </table:table-cell>
          <table:table-cell office:value-type="float" office:value="0.13734432844658" calcext:value-type="float">
            <text:p>0.13734432844658</text:p>
          </table:table-cell>
          <table:table-cell office:value-type="float" office:value="0.141802276265826" calcext:value-type="float">
            <text:p>0.141802276265826</text:p>
          </table:table-cell>
          <table:table-cell office:value-type="float" office:value="0.145844303496771" calcext:value-type="float">
            <text:p>0.145844303496771</text:p>
          </table:table-cell>
          <table:table-cell office:value-type="float" office:value="0.14947855594758" calcext:value-type="float">
            <text:p>0.14947855594758</text:p>
          </table:table-cell>
          <table:table-cell office:value-type="float" office:value="0.152719289906297" calcext:value-type="float">
            <text:p>0.152719289906297</text:p>
          </table:table-cell>
          <table:table-cell office:value-type="float" office:value="0.155580012942488" calcext:value-type="float">
            <text:p>0.155580012942488</text:p>
          </table:table-cell>
          <table:table-cell office:value-type="float" office:value="0.158077081636857" calcext:value-type="float">
            <text:p>0.158077081636857</text:p>
          </table:table-cell>
          <table:table-cell office:value-type="float" office:value="0.16022815240656" calcext:value-type="float">
            <text:p>0.16022815240656</text:p>
          </table:table-cell>
          <table:table-cell office:value-type="float" office:value="0.162051743898644" calcext:value-type="float">
            <text:p>0.162051743898644</text:p>
          </table:table-cell>
          <table:table-cell office:value-type="float" office:value="0.163566862537538" calcext:value-type="float">
            <text:p>0.163566862537538</text:p>
          </table:table-cell>
          <table:table-cell office:value-type="float" office:value="0.16479268730462" calcext:value-type="float">
            <text:p>0.16479268730462</text:p>
          </table:table-cell>
          <table:table-cell office:value-type="float" office:value="0.165748308910969" calcext:value-type="float">
            <text:p>0.165748308910969</text:p>
          </table:table-cell>
          <table:table-cell office:value-type="float" office:value="0.166452518023165" calcext:value-type="float">
            <text:p>0.166452518023165</text:p>
          </table:table-cell>
          <table:table-cell office:value-type="float" office:value="0.16692363702428" calcext:value-type="float">
            <text:p>0.16692363702428</text:p>
          </table:table-cell>
          <table:table-cell office:value-type="float" office:value="0.167178506742962" calcext:value-type="float">
            <text:p>0.167178506742962</text:p>
          </table:table-cell>
          <table:table-cell office:value-type="float" office:value="0.167235932543674" calcext:value-type="float">
            <text:p>0.167235932543674</text:p>
          </table:table-cell>
          <table:table-cell office:value-type="float" office:value="0.167111283263676" calcext:value-type="float">
            <text:p>0.167111283263676</text:p>
          </table:table-cell>
          <table:table-cell office:value-type="float" office:value="0.166820011290857" calcext:value-type="float">
            <text:p>0.166820011290857</text:p>
          </table:table-cell>
          <table:table-cell office:value-type="float" office:value="0.166376731985432" calcext:value-type="float">
            <text:p>0.166376731985432</text:p>
          </table:table-cell>
          <table:table-cell office:value-type="float" office:value="0.165794382438071" calcext:value-type="float">
            <text:p>0.165794382438071</text:p>
          </table:table-cell>
          <table:table-cell office:value-type="float" office:value="0.165087557941196" calcext:value-type="float">
            <text:p>0.165087557941196</text:p>
          </table:table-cell>
          <table:table-cell office:value-type="float" office:value="0.164267509338786" calcext:value-type="float">
            <text:p>0.164267509338786</text:p>
          </table:table-cell>
          <table:table-cell office:value-type="float" office:value="0.163345517524548" calcext:value-type="float">
            <text:p>0.163345517524548</text:p>
          </table:table-cell>
          <table:table-cell office:value-type="float" office:value="0.162332079265703" calcext:value-type="float">
            <text:p>0.162332079265703</text:p>
          </table:table-cell>
          <table:table-cell office:value-type="float" office:value="0.161236154522074" calcext:value-type="float">
            <text:p>0.161236154522074</text:p>
          </table:table-cell>
          <table:table-cell office:value-type="float" office:value="0.160068430316813" calcext:value-type="float">
            <text:p>0.160068430316813</text:p>
          </table:table-cell>
          <table:table-cell office:value-type="float" office:value="0.158835518396422" calcext:value-type="float">
            <text:p>0.158835518396422</text:p>
          </table:table-cell>
          <table:table-cell office:value-type="float" office:value="0.157545985171111" calcext:value-type="float">
            <text:p>0.157545985171111</text:p>
          </table:table-cell>
          <table:table-cell office:value-type="float" office:value="0.156206918778346" calcext:value-type="float">
            <text:p>0.156206918778346</text:p>
          </table:table-cell>
          <table:table-cell office:value-type="float" office:value="0.15482483631346" calcext:value-type="float">
            <text:p>0.15482483631346</text:p>
          </table:table-cell>
          <table:table-cell office:value-type="float" office:value="0.153405720272629" calcext:value-type="float">
            <text:p>0.153405720272629</text:p>
          </table:table-cell>
          <table:table-cell office:value-type="float" office:value="0.151955053965365" calcext:value-type="float">
            <text:p>0.151955053965365</text:p>
          </table:table-cell>
          <table:table-cell office:value-type="float" office:value="0.150478121383711" calcext:value-type="float">
            <text:p>0.150478121383711</text:p>
          </table:table-cell>
          <table:table-cell office:value-type="float" office:value="0.148979322980205" calcext:value-type="float">
            <text:p>0.148979322980205</text:p>
          </table:table-cell>
          <table:table-cell office:value-type="float" office:value="0.147462669790565" calcext:value-type="float">
            <text:p>0.147462669790565</text:p>
          </table:table-cell>
          <table:table-cell office:value-type="float" office:value="0.145932062244188" calcext:value-type="float">
            <text:p>0.145932062244188</text:p>
          </table:table-cell>
          <table:table-cell office:value-type="float" office:value="0.144390969509355" calcext:value-type="float">
            <text:p>0.144390969509355</text:p>
          </table:table-cell>
          <table:table-cell office:value-type="float" office:value="0.142842543064055" calcext:value-type="float">
            <text:p>0.142842543064055</text:p>
          </table:table-cell>
          <table:table-cell office:value-type="float" office:value="0.141289641252541" calcext:value-type="float">
            <text:p>0.141289641252541</text:p>
          </table:table-cell>
          <table:table-cell office:value-type="float" office:value="0.139734852248475" calcext:value-type="float">
            <text:p>0.139734852248475</text:p>
          </table:table-cell>
          <table:table-cell office:value-type="float" office:value="0.138180594767374" calcext:value-type="float">
            <text:p>0.138180594767374</text:p>
          </table:table-cell>
          <table:table-cell office:value-type="float" office:value="0.136628819919614" calcext:value-type="float">
            <text:p>0.136628819919614</text:p>
          </table:table-cell>
          <table:table-cell office:value-type="float" office:value="0.1350815082917" calcext:value-type="float">
            <text:p>0.1350815082917</text:p>
          </table:table-cell>
          <table:table-cell office:value-type="float" office:value="0.133540367163926" calcext:value-type="float">
            <text:p>0.133540367163926</text:p>
          </table:table-cell>
          <table:table-cell office:value-type="float" office:value="0.132007353799968" calcext:value-type="float">
            <text:p>0.132007353799968</text:p>
          </table:table-cell>
          <table:table-cell office:value-type="float" office:value="0.1304829766986" calcext:value-type="float">
            <text:p>0.1304829766986</text:p>
          </table:table-cell>
          <table:table-cell office:value-type="float" office:value="0.128968887003817" calcext:value-type="float">
            <text:p>0.128968887003817</text:p>
          </table:table-cell>
          <table:table-cell office:value-type="float" office:value="0.127466260204062" calcext:value-type="float">
            <text:p>0.127466260204062</text:p>
          </table:table-cell>
          <table:table-cell office:value-type="float" office:value="0.125976016581646" calcext:value-type="float">
            <text:p>0.125976016581646</text:p>
          </table:table-cell>
          <table:table-cell office:value-type="float" office:value="0.124498608248086" calcext:value-type="float">
            <text:p>0.124498608248086</text:p>
          </table:table-cell>
          <table:table-cell office:value-type="float" office:value="0.123035447216498" calcext:value-type="float">
            <text:p>0.1230354472164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4.06415452634163E-028" calcext:value-type="float">
            <text:p>-4.06415452634163E-28</text:p>
          </table:table-cell>
          <table:table-cell office:value-type="float" office:value="8.46893812713858E-029" calcext:value-type="float">
            <text:p>8.46893812713858E-29</text:p>
          </table:table-cell>
          <table:table-cell office:value-type="float" office:value="0.00000000747098050496834" calcext:value-type="float">
            <text:p>7.47098050496834E-09</text:p>
          </table:table-cell>
          <table:table-cell office:value-type="float" office:value="-0.00000000567059195954815" calcext:value-type="float">
            <text:p>-5.67059195954815E-09</text:p>
          </table:table-cell>
          <table:table-cell office:value-type="float" office:value="0.000000388873100551387" calcext:value-type="float">
            <text:p>3.88873100551387E-07</text:p>
          </table:table-cell>
          <table:table-cell office:value-type="float" office:value="0.000000671309616273591" calcext:value-type="float">
            <text:p>6.71309616273591E-07</text:p>
          </table:table-cell>
          <table:table-cell office:value-type="float" office:value="0.00000144129421518912" calcext:value-type="float">
            <text:p>1.44129421518912E-06</text:p>
          </table:table-cell>
          <table:table-cell office:value-type="float" office:value="0.00000776294887565299" calcext:value-type="float">
            <text:p>7.76294887565299E-06</text:p>
          </table:table-cell>
          <table:table-cell office:value-type="float" office:value="0.0000168225589971924" calcext:value-type="float">
            <text:p>1.68225589971924E-05</text:p>
          </table:table-cell>
          <table:table-cell office:value-type="float" office:value="0.0000309606083430841" calcext:value-type="float">
            <text:p>3.09606083430841E-05</text:p>
          </table:table-cell>
          <table:table-cell office:value-type="float" office:value="0.0000514612554310716" calcext:value-type="float">
            <text:p>5.14612554310716E-05</text:p>
          </table:table-cell>
          <table:table-cell office:value-type="float" office:value="0.0000325485511212493" calcext:value-type="float">
            <text:p>3.25485511212493E-05</text:p>
          </table:table-cell>
          <table:table-cell office:value-type="float" office:value="0.0000454046553884122" calcext:value-type="float">
            <text:p>4.54046553884122E-05</text:p>
          </table:table-cell>
          <table:table-cell office:value-type="float" office:value="0.0000650872545850714" calcext:value-type="float">
            <text:p>6.50872545850714E-05</text:p>
          </table:table-cell>
          <table:table-cell office:value-type="float" office:value="0.0000931636689085585" calcext:value-type="float">
            <text:p>9.31636689085585E-05</text:p>
          </table:table-cell>
          <table:table-cell office:value-type="float" office:value="0.000131866272362416" calcext:value-type="float">
            <text:p>0.000131866272362</text:p>
          </table:table-cell>
          <table:table-cell office:value-type="float" office:value="0.000183632144697445" calcext:value-type="float">
            <text:p>0.000183632144697</text:p>
          </table:table-cell>
          <table:table-cell office:value-type="float" office:value="0.000248789739548924" calcext:value-type="float">
            <text:p>0.000248789739549</text:p>
          </table:table-cell>
          <table:table-cell office:value-type="float" office:value="0.000154663188371099" calcext:value-type="float">
            <text:p>0.000154663188371</text:p>
          </table:table-cell>
          <table:table-cell office:value-type="float" office:value="0.000212217044661055" calcext:value-type="float">
            <text:p>0.000212217044661</text:p>
          </table:table-cell>
          <table:table-cell office:value-type="float" office:value="0.000596638280881817" calcext:value-type="float">
            <text:p>0.000596638280882</text:p>
          </table:table-cell>
          <table:table-cell office:value-type="float" office:value="0.00107843736036359" calcext:value-type="float">
            <text:p>0.001078437360364</text:p>
          </table:table-cell>
          <table:table-cell office:value-type="float" office:value="0.00165490055925305" calcext:value-type="float">
            <text:p>0.001654900559253</text:p>
          </table:table-cell>
          <table:table-cell office:value-type="float" office:value="0.00232284097956956" calcext:value-type="float">
            <text:p>0.00232284097957</text:p>
          </table:table-cell>
          <table:table-cell office:value-type="float" office:value="0.0031754569420443" calcext:value-type="float">
            <text:p>0.003175456942044</text:p>
          </table:table-cell>
          <table:table-cell office:value-type="float" office:value="0.00315879858247499" calcext:value-type="float">
            <text:p>0.003158798582475</text:p>
          </table:table-cell>
          <table:table-cell office:value-type="float" office:value="0.00386044658406097" calcext:value-type="float">
            <text:p>0.003860446584061</text:p>
          </table:table-cell>
          <table:table-cell office:value-type="float" office:value="0.00539624587130255" calcext:value-type="float">
            <text:p>0.005396245871303</text:p>
          </table:table-cell>
          <table:table-cell office:value-type="float" office:value="0.00753856612966692" calcext:value-type="float">
            <text:p>0.007538566129667</text:p>
          </table:table-cell>
          <table:table-cell office:value-type="float" office:value="0.0104072930125309" calcext:value-type="float">
            <text:p>0.010407293012531</text:p>
          </table:table-cell>
          <table:table-cell office:value-type="float" office:value="0.0136719745196283" calcext:value-type="float">
            <text:p>0.013671974519628</text:p>
          </table:table-cell>
          <table:table-cell office:value-type="float" office:value="0.0172569802371099" calcext:value-type="float">
            <text:p>0.01725698023711</text:p>
          </table:table-cell>
          <table:table-cell office:value-type="float" office:value="0.0210834319239485" calcext:value-type="float">
            <text:p>0.021083431923949</text:p>
          </table:table-cell>
          <table:table-cell office:value-type="float" office:value="0.0248026750404895" calcext:value-type="float">
            <text:p>0.02480267504049</text:p>
          </table:table-cell>
          <table:table-cell office:value-type="float" office:value="0.0254665078584756" calcext:value-type="float">
            <text:p>0.025466507858476</text:p>
          </table:table-cell>
          <table:table-cell office:value-type="float" office:value="0.0257480315262674" calcext:value-type="float">
            <text:p>0.025748031526267</text:p>
          </table:table-cell>
          <table:table-cell office:value-type="float" office:value="0.0256450688765851" calcext:value-type="float">
            <text:p>0.025645068876585</text:p>
          </table:table-cell>
          <table:table-cell office:value-type="float" office:value="0.028152308369142" calcext:value-type="float">
            <text:p>0.028152308369142</text:p>
          </table:table-cell>
          <table:table-cell office:value-type="float" office:value="0.0298791451636428" calcext:value-type="float">
            <text:p>0.029879145163643</text:p>
          </table:table-cell>
          <table:table-cell office:value-type="float" office:value="0.0308893479679167" calcext:value-type="float">
            <text:p>0.030889347967917</text:p>
          </table:table-cell>
          <table:table-cell office:value-type="float" office:value="0.0312548587769299" calcext:value-type="float">
            <text:p>0.03125485877693</text:p>
          </table:table-cell>
          <table:table-cell office:value-type="float" office:value="0.0310519042687779" calcext:value-type="float">
            <text:p>0.031051904268778</text:p>
          </table:table-cell>
          <table:table-cell office:value-type="float" office:value="0.0303562742451663" calcext:value-type="float">
            <text:p>0.030356274245166</text:p>
          </table:table-cell>
          <table:table-cell office:value-type="float" office:value="0.0292461755939897" calcext:value-type="float">
            <text:p>0.02924617559399</text:p>
          </table:table-cell>
          <table:table-cell office:value-type="float" office:value="0.0277966767386807" calcext:value-type="float">
            <text:p>0.027796676738681</text:p>
          </table:table-cell>
          <table:table-cell office:value-type="float" office:value="0.0260724110005647" calcext:value-type="float">
            <text:p>0.026072411000565</text:p>
          </table:table-cell>
          <table:table-cell office:value-type="float" office:value="0.0241382923971974" calcext:value-type="float">
            <text:p>0.024138292397197</text:p>
          </table:table-cell>
          <table:table-cell office:value-type="float" office:value="0.0220513923821468" calcext:value-type="float">
            <text:p>0.022051392382147</text:p>
          </table:table-cell>
          <table:table-cell office:value-type="float" office:value="0.0198626393441771" calcext:value-type="float">
            <text:p>0.019862639344177</text:p>
          </table:table-cell>
          <table:table-cell office:value-type="float" office:value="0.017613238375177" calcext:value-type="float">
            <text:p>0.017613238375177</text:p>
          </table:table-cell>
          <table:table-cell office:value-type="float" office:value="0.0153419469437539" calcext:value-type="float">
            <text:p>0.015341946943754</text:p>
          </table:table-cell>
          <table:table-cell office:value-type="float" office:value="0.0130808848278256" calcext:value-type="float">
            <text:p>0.013080884827826</text:p>
          </table:table-cell>
          <table:table-cell office:value-type="float" office:value="0.0108547831615263" calcext:value-type="float">
            <text:p>0.010854783161526</text:p>
          </table:table-cell>
          <table:table-cell office:value-type="float" office:value="0.00868538318108626" calcext:value-type="float">
            <text:p>0.008685383181086</text:p>
          </table:table-cell>
          <table:table-cell office:value-type="float" office:value="0.00658929637639912" calcext:value-type="float">
            <text:p>0.006589296376399</text:p>
          </table:table-cell>
          <table:table-cell office:value-type="float" office:value="0.00457922615436762" calcext:value-type="float">
            <text:p>0.004579226154368</text:p>
          </table:table-cell>
          <table:table-cell office:value-type="float" office:value="0.00266448463283605" calcext:value-type="float">
            <text:p>0.002664484632836</text:p>
          </table:table-cell>
          <table:table-cell office:value-type="float" office:value="0.00085148014019933" calcext:value-type="float">
            <text:p>0.000851480140199</text:p>
          </table:table-cell>
          <table:table-cell office:value-type="float" office:value="-0.000855832587060825" calcext:value-type="float">
            <text:p>-0.000855832587061</text:p>
          </table:table-cell>
          <table:table-cell office:value-type="float" office:value="-0.00245554394830647" calcext:value-type="float">
            <text:p>-0.002455543948306</text:p>
          </table:table-cell>
          <table:table-cell office:value-type="float" office:value="-0.00394742447844372" calcext:value-type="float">
            <text:p>-0.003947424478444</text:p>
          </table:table-cell>
          <table:table-cell office:value-type="float" office:value="-0.00533260301369849" calcext:value-type="float">
            <text:p>-0.005332603013698</text:p>
          </table:table-cell>
          <table:table-cell office:value-type="float" office:value="-0.00661320904011893" calcext:value-type="float">
            <text:p>-0.006613209040119</text:p>
          </table:table-cell>
          <table:table-cell office:value-type="float" office:value="-0.00779246700755752" calcext:value-type="float">
            <text:p>-0.007792467007558</text:p>
          </table:table-cell>
          <table:table-cell office:value-type="float" office:value="-0.00887394398564028" calcext:value-type="float">
            <text:p>-0.00887394398564</text:p>
          </table:table-cell>
          <table:table-cell office:value-type="float" office:value="-0.00986177082104842" calcext:value-type="float">
            <text:p>-0.009861770821048</text:p>
          </table:table-cell>
          <table:table-cell office:value-type="float" office:value="-0.0107603902810319" calcext:value-type="float">
            <text:p>-0.010760390281032</text:p>
          </table:table-cell>
          <table:table-cell office:value-type="float" office:value="-0.0115744686861685" calcext:value-type="float">
            <text:p>-0.011574468686169</text:p>
          </table:table-cell>
          <table:table-cell office:value-type="float" office:value="-0.0123086880337369" calcext:value-type="float">
            <text:p>-0.012308688033737</text:p>
          </table:table-cell>
          <table:table-cell office:value-type="float" office:value="-0.0129678078223426" calcext:value-type="float">
            <text:p>-0.012967807822343</text:p>
          </table:table-cell>
          <table:table-cell office:value-type="float" office:value="-0.0135565265078365" calcext:value-type="float">
            <text:p>-0.013556526507837</text:p>
          </table:table-cell>
          <table:table-cell office:value-type="float" office:value="-0.0140794468821924" calcext:value-type="float">
            <text:p>-0.014079446882192</text:p>
          </table:table-cell>
          <table:table-cell office:value-type="float" office:value="-0.0145411305684787" calcext:value-type="float">
            <text:p>-0.014541130568479</text:p>
          </table:table-cell>
          <table:table-cell office:value-type="float" office:value="-0.0149457711728797" calcext:value-type="float">
            <text:p>-0.01494577117288</text:p>
          </table:table-cell>
          <table:table-cell office:value-type="float" office:value="-0.015297569884981" calcext:value-type="float">
            <text:p>-0.015297569884981</text:p>
          </table:table-cell>
          <table:table-cell office:value-type="float" office:value="-0.0156004252673799" calcext:value-type="float">
            <text:p>-0.01560042526738</text:p>
          </table:table-cell>
          <table:table-cell office:value-type="float" office:value="-0.0158580697347427" calcext:value-type="float">
            <text:p>-0.015858069734743</text:p>
          </table:table-cell>
          <table:table-cell office:value-type="float" office:value="-0.016074031476029" calcext:value-type="float">
            <text:p>-0.016074031476029</text:p>
          </table:table-cell>
          <table:table-cell office:value-type="float" office:value="-0.0162516342857908" calcext:value-type="float">
            <text:p>-0.016251634285791</text:p>
          </table:table-cell>
          <table:table-cell office:value-type="float" office:value="-0.0163940000493534" calcext:value-type="float">
            <text:p>-0.016394000049353</text:p>
          </table:table-cell>
          <table:table-cell office:value-type="float" office:value="-0.0165039899248247" calcext:value-type="float">
            <text:p>-0.016503989924825</text:p>
          </table:table-cell>
          <table:table-cell office:value-type="float" office:value="-0.0165844312945327" calcext:value-type="float">
            <text:p>-0.016584431294533</text:p>
          </table:table-cell>
          <table:table-cell office:value-type="float" office:value="-0.0166378090101699" calcext:value-type="float">
            <text:p>-0.01663780901017</text:p>
          </table:table-cell>
          <table:table-cell office:value-type="float" office:value="-0.0166665287414938" calcext:value-type="float">
            <text:p>-0.016666528741494</text:p>
          </table:table-cell>
          <table:table-cell office:value-type="float" office:value="-0.0166727959660325" calcext:value-type="float">
            <text:p>-0.016672795966033</text:p>
          </table:table-cell>
          <table:table-cell office:value-type="float" office:value="-0.0166586570323799" calcext:value-type="float">
            <text:p>-0.01665865703238</text:p>
          </table:table-cell>
          <table:table-cell office:value-type="float" office:value="-0.0166260079837231" calcext:value-type="float">
            <text:p>-0.016626007983723</text:p>
          </table:table-cell>
          <table:table-cell office:value-type="float" office:value="-0.0165766033426663" calcext:value-type="float">
            <text:p>-0.016576603342666</text:p>
          </table:table-cell>
          <table:table-cell office:value-type="float" office:value="-0.0165120959748443" calcext:value-type="float">
            <text:p>-0.016512095974844</text:p>
          </table:table-cell>
          <table:table-cell office:value-type="float" office:value="-0.0164339203050943" calcext:value-type="float">
            <text:p>-0.016433920305094</text:p>
          </table:table-cell>
          <table:table-cell office:value-type="float" office:value="-0.0163434886786486" calcext:value-type="float">
            <text:p>-0.016343488678649</text:p>
          </table:table-cell>
          <table:table-cell office:value-type="float" office:value="-0.0162420734055815" calcext:value-type="float">
            <text:p>-0.016242073405582</text:p>
          </table:table-cell>
          <table:table-cell office:value-type="float" office:value="-0.0161309347079687" calcext:value-type="float">
            <text:p>-0.016130934707969</text:p>
          </table:table-cell>
          <table:table-cell office:value-type="float" office:value="-0.0160109706091578" calcext:value-type="float">
            <text:p>-0.016010970609158</text:p>
          </table:table-cell>
          <table:table-cell office:value-type="float" office:value="-0.0158832611900576" calcext:value-type="float">
            <text:p>-0.015883261190058</text:p>
          </table:table-cell>
          <table:table-cell office:value-type="float" office:value="-0.0157487473490431" calcext:value-type="float">
            <text:p>-0.015748747349043</text:p>
          </table:table-cell>
          <table:table-cell office:value-type="float" office:value="-0.01560824267477" calcext:value-type="float">
            <text:p>-0.01560824267477</text:p>
          </table:table-cell>
          <table:table-cell office:value-type="float" office:value="-0.0154624217298476" calcext:value-type="float">
            <text:p>-0.015462421729848</text:p>
          </table:table-cell>
          <table:table-cell office:value-type="float" office:value="-0.0153121393694872" calcext:value-type="float">
            <text:p>-0.01531213936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53218361752762" calcext:value-type="float">
            <text:p>5.3218361752762E-08</text:p>
          </table:table-cell>
          <table:table-cell office:value-type="float" office:value="0.000000573369288863265" calcext:value-type="float">
            <text:p>5.73369288863265E-07</text:p>
          </table:table-cell>
          <table:table-cell office:value-type="float" office:value="0.00000225466836846161" calcext:value-type="float">
            <text:p>2.25466836846161E-06</text:p>
          </table:table-cell>
          <table:table-cell office:value-type="float" office:value="0.00000581589122896311" calcext:value-type="float">
            <text:p>5.81589122896311E-06</text:p>
          </table:table-cell>
          <table:table-cell office:value-type="float" office:value="0.0000119947116137997" calcext:value-type="float">
            <text:p>1.19947116137997E-05</text:p>
          </table:table-cell>
          <table:table-cell office:value-type="float" office:value="0.0000216331469454452" calcext:value-type="float">
            <text:p>2.16331469454452E-05</text:p>
          </table:table-cell>
          <table:table-cell office:value-type="float" office:value="0.0000365175781454943" calcext:value-type="float">
            <text:p>3.65175781454943E-05</text:p>
          </table:table-cell>
          <table:table-cell office:value-type="float" office:value="0.0000568766444114931" calcext:value-type="float">
            <text:p>5.68766444114931E-05</text:p>
          </table:table-cell>
          <table:table-cell office:value-type="float" office:value="0.000083591049898815" calcext:value-type="float">
            <text:p>8.3591049898815E-05</text:p>
          </table:table-cell>
          <table:table-cell office:value-type="float" office:value="0.000112669372337196" calcext:value-type="float">
            <text:p>0.000112669372337</text:p>
          </table:table-cell>
          <table:table-cell office:value-type="float" office:value="0.000161674338656273" calcext:value-type="float">
            <text:p>0.000161674338656</text:p>
          </table:table-cell>
          <table:table-cell office:value-type="float" office:value="0.000227267161757812" calcext:value-type="float">
            <text:p>0.000227267161758</text:p>
          </table:table-cell>
          <table:table-cell office:value-type="float" office:value="0.000310965067693959" calcext:value-type="float">
            <text:p>0.000310965067694</text:p>
          </table:table-cell>
          <table:table-cell office:value-type="float" office:value="0.00041534549345651" calcext:value-type="float">
            <text:p>0.000415345493457</text:p>
          </table:table-cell>
          <table:table-cell office:value-type="float" office:value="0.00054298987775033" calcext:value-type="float">
            <text:p>0.00054298987775</text:p>
          </table:table-cell>
          <table:table-cell office:value-type="float" office:value="0.000701435692220526" calcext:value-type="float">
            <text:p>0.000701435692221</text:p>
          </table:table-cell>
          <table:table-cell office:value-type="float" office:value="0.000898519215331695" calcext:value-type="float">
            <text:p>0.000898519215332</text:p>
          </table:table-cell>
          <table:table-cell office:value-type="float" office:value="0.00115518881547833" calcext:value-type="float">
            <text:p>0.001155188815478</text:p>
          </table:table-cell>
          <table:table-cell office:value-type="float" office:value="0.00146498525591945" calcext:value-type="float">
            <text:p>0.001464985255919</text:p>
          </table:table-cell>
          <table:table-cell office:value-type="float" office:value="0.00184916243740186" calcext:value-type="float">
            <text:p>0.001849162437402</text:p>
          </table:table-cell>
          <table:table-cell office:value-type="float" office:value="0.0023170979402316" calcext:value-type="float">
            <text:p>0.002317097940232</text:p>
          </table:table-cell>
          <table:table-cell office:value-type="float" office:value="0.00287775354887745" calcext:value-type="float">
            <text:p>0.002877753548877</text:p>
          </table:table-cell>
          <table:table-cell office:value-type="float" office:value="0.00384184654484342" calcext:value-type="float">
            <text:p>0.003841846544843</text:p>
          </table:table-cell>
          <table:table-cell office:value-type="float" office:value="0.00480041665914519" calcext:value-type="float">
            <text:p>0.004800416659145</text:p>
          </table:table-cell>
          <table:table-cell office:value-type="float" office:value="0.00610605166306366" calcext:value-type="float">
            <text:p>0.006106051663064</text:p>
          </table:table-cell>
          <table:table-cell office:value-type="float" office:value="0.00782269095262327" calcext:value-type="float">
            <text:p>0.007822690952623</text:p>
          </table:table-cell>
          <table:table-cell office:value-type="float" office:value="0.0100809684185698" calcext:value-type="float">
            <text:p>0.01008096841857</text:p>
          </table:table-cell>
          <table:table-cell office:value-type="float" office:value="0.0129045157532649" calcext:value-type="float">
            <text:p>0.012904515753265</text:p>
          </table:table-cell>
          <table:table-cell office:value-type="float" office:value="0.0163500408182195" calcext:value-type="float">
            <text:p>0.01635004081822</text:p>
          </table:table-cell>
          <table:table-cell office:value-type="float" office:value="0.0204538655909242" calcext:value-type="float">
            <text:p>0.020453865590924</text:p>
          </table:table-cell>
          <table:table-cell office:value-type="float" office:value="0.0252380775845907" calcext:value-type="float">
            <text:p>0.025238077584591</text:p>
          </table:table-cell>
          <table:table-cell office:value-type="float" office:value="0.0311947039435731" calcext:value-type="float">
            <text:p>0.031194703943573</text:p>
          </table:table-cell>
          <table:table-cell office:value-type="float" office:value="0.0387398511521398" calcext:value-type="float">
            <text:p>0.03873985115214</text:p>
          </table:table-cell>
          <table:table-cell office:value-type="float" office:value="0.0473642083103393" calcext:value-type="float">
            <text:p>0.047364208310339</text:p>
          </table:table-cell>
          <table:table-cell office:value-type="float" office:value="0.0570581934366874" calcext:value-type="float">
            <text:p>0.057058193436687</text:p>
          </table:table-cell>
          <table:table-cell office:value-type="float" office:value="0.0700510229494847" calcext:value-type="float">
            <text:p>0.070051022949485</text:p>
          </table:table-cell>
          <table:table-cell office:value-type="float" office:value="0.0840765920517632" calcext:value-type="float">
            <text:p>0.084076592051763</text:p>
          </table:table-cell>
          <table:table-cell office:value-type="float" office:value="0.0990428910257734" calcext:value-type="float">
            <text:p>0.099042891025773</text:p>
          </table:table-cell>
          <table:table-cell office:value-type="float" office:value="0.114847711237027" calcext:value-type="float">
            <text:p>0.114847711237027</text:p>
          </table:table-cell>
          <table:table-cell office:value-type="float" office:value="0.131381962310327" calcext:value-type="float">
            <text:p>0.131381962310327</text:p>
          </table:table-cell>
          <table:table-cell office:value-type="float" office:value="0.1485339857374" calcext:value-type="float">
            <text:p>0.1485339857374</text:p>
          </table:table-cell>
          <table:table-cell office:value-type="float" office:value="0.166188217878849" calcext:value-type="float">
            <text:p>0.166188217878849</text:p>
          </table:table-cell>
          <table:table-cell office:value-type="float" office:value="0.184229943501955" calcext:value-type="float">
            <text:p>0.184229943501955</text:p>
          </table:table-cell>
          <table:table-cell office:value-type="float" office:value="0.202552505214365" calcext:value-type="float">
            <text:p>0.202552505214365</text:p>
          </table:table-cell>
          <table:table-cell office:value-type="float" office:value="0.221049259166038" calcext:value-type="float">
            <text:p>0.221049259166038</text:p>
          </table:table-cell>
          <table:table-cell office:value-type="float" office:value="0.239620739612847" calcext:value-type="float">
            <text:p>0.239620739612847</text:p>
          </table:table-cell>
          <table:table-cell office:value-type="float" office:value="0.258174840362113" calcext:value-type="float">
            <text:p>0.258174840362113</text:p>
          </table:table-cell>
          <table:table-cell office:value-type="float" office:value="0.276629756250185" calcext:value-type="float">
            <text:p>0.276629756250185</text:p>
          </table:table-cell>
          <table:table-cell office:value-type="float" office:value="0.294908667448289" calcext:value-type="float">
            <text:p>0.294908667448289</text:p>
          </table:table-cell>
          <table:table-cell office:value-type="float" office:value="0.312943315472425" calcext:value-type="float">
            <text:p>0.312943315472425</text:p>
          </table:table-cell>
          <table:table-cell office:value-type="float" office:value="0.330676055244547" calcext:value-type="float">
            <text:p>0.330676055244547</text:p>
          </table:table-cell>
          <table:table-cell office:value-type="float" office:value="0.34805480800536" calcext:value-type="float">
            <text:p>0.34805480800536</text:p>
          </table:table-cell>
          <table:table-cell office:value-type="float" office:value="0.365035948697162" calcext:value-type="float">
            <text:p>0.365035948697162</text:p>
          </table:table-cell>
          <table:table-cell office:value-type="float" office:value="0.381583046981616" calcext:value-type="float">
            <text:p>0.381583046981616</text:p>
          </table:table-cell>
          <table:table-cell office:value-type="float" office:value="0.39766636332073" calcext:value-type="float">
            <text:p>0.39766636332073</text:p>
          </table:table-cell>
          <table:table-cell office:value-type="float" office:value="0.413262308315283" calcext:value-type="float">
            <text:p>0.413262308315283</text:p>
          </table:table-cell>
          <table:table-cell office:value-type="float" office:value="0.428352885556434" calcext:value-type="float">
            <text:p>0.428352885556434</text:p>
          </table:table-cell>
          <table:table-cell office:value-type="float" office:value="0.442925134228141" calcext:value-type="float">
            <text:p>0.442925134228141</text:p>
          </table:table-cell>
          <table:table-cell office:value-type="float" office:value="0.45697058406352" calcext:value-type="float">
            <text:p>0.45697058406352</text:p>
          </table:table-cell>
          <table:table-cell office:value-type="float" office:value="0.470484732068691" calcext:value-type="float">
            <text:p>0.470484732068691</text:p>
          </table:table-cell>
          <table:table-cell office:value-type="float" office:value="0.483466124164351" calcext:value-type="float">
            <text:p>0.483466124164351</text:p>
          </table:table-cell>
          <table:table-cell office:value-type="float" office:value="0.495917617603455" calcext:value-type="float">
            <text:p>0.495917617603455</text:p>
          </table:table-cell>
          <table:table-cell office:value-type="float" office:value="0.507843321445731" calcext:value-type="float">
            <text:p>0.507843321445731</text:p>
          </table:table-cell>
          <table:table-cell office:value-type="float" office:value="0.519249993599399" calcext:value-type="float">
            <text:p>0.519249993599399</text:p>
          </table:table-cell>
          <table:table-cell office:value-type="float" office:value="0.530146232509976" calcext:value-type="float">
            <text:p>0.530146232509976</text:p>
          </table:table-cell>
          <table:table-cell office:value-type="float" office:value="0.540541875117388" calcext:value-type="float">
            <text:p>0.540541875117388</text:p>
          </table:table-cell>
          <table:table-cell office:value-type="float" office:value="0.550448873950543" calcext:value-type="float">
            <text:p>0.550448873950543</text:p>
          </table:table-cell>
          <table:table-cell office:value-type="float" office:value="0.559879266595447" calcext:value-type="float">
            <text:p>0.559879266595447</text:p>
          </table:table-cell>
          <table:table-cell office:value-type="float" office:value="0.568846165913662" calcext:value-type="float">
            <text:p>0.568846165913662</text:p>
          </table:table-cell>
          <table:table-cell office:value-type="float" office:value="0.577363256452468" calcext:value-type="float">
            <text:p>0.577363256452468</text:p>
          </table:table-cell>
          <table:table-cell office:value-type="float" office:value="0.585444451082455" calcext:value-type="float">
            <text:p>0.585444451082455</text:p>
          </table:table-cell>
          <table:table-cell office:value-type="float" office:value="0.593104448170703" calcext:value-type="float">
            <text:p>0.593104448170703</text:p>
          </table:table-cell>
          <table:table-cell office:value-type="float" office:value="0.600357420727811" calcext:value-type="float">
            <text:p>0.600357420727811</text:p>
          </table:table-cell>
          <table:table-cell office:value-type="float" office:value="0.607218028813023" calcext:value-type="float">
            <text:p>0.607218028813023</text:p>
          </table:table-cell>
          <table:table-cell office:value-type="float" office:value="0.613700708103614" calcext:value-type="float">
            <text:p>0.613700708103614</text:p>
          </table:table-cell>
          <table:table-cell office:value-type="float" office:value="0.619819754668484" calcext:value-type="float">
            <text:p>0.619819754668484</text:p>
          </table:table-cell>
          <table:table-cell office:value-type="float" office:value="0.625589262374456" calcext:value-type="float">
            <text:p>0.625589262374456</text:p>
          </table:table-cell>
          <table:table-cell office:value-type="float" office:value="0.631023071575751" calcext:value-type="float">
            <text:p>0.631023071575751</text:p>
          </table:table-cell>
          <table:table-cell office:value-type="float" office:value="0.636134751513184" calcext:value-type="float">
            <text:p>0.636134751513184</text:p>
          </table:table-cell>
          <table:table-cell office:value-type="float" office:value="0.640937481318841" calcext:value-type="float">
            <text:p>0.640937481318841</text:p>
          </table:table-cell>
          <table:table-cell office:value-type="float" office:value="0.645444136966363" calcext:value-type="float">
            <text:p>0.645444136966363</text:p>
          </table:table-cell>
          <table:table-cell office:value-type="float" office:value="0.64966720583715" calcext:value-type="float">
            <text:p>0.64966720583715</text:p>
          </table:table-cell>
          <table:table-cell office:value-type="float" office:value="0.653618794398714" calcext:value-type="float">
            <text:p>0.653618794398714</text:p>
          </table:table-cell>
          <table:table-cell office:value-type="float" office:value="0.65731061410591" calcext:value-type="float">
            <text:p>0.65731061410591</text:p>
          </table:table-cell>
          <table:table-cell office:value-type="float" office:value="0.660753976434417" calcext:value-type="float">
            <text:p>0.660753976434417</text:p>
          </table:table-cell>
          <table:table-cell office:value-type="float" office:value="0.66395979125725" calcext:value-type="float">
            <text:p>0.66395979125725</text:p>
          </table:table-cell>
          <table:table-cell office:value-type="float" office:value="0.666938559410377" calcext:value-type="float">
            <text:p>0.666938559410377</text:p>
          </table:table-cell>
          <table:table-cell office:value-type="float" office:value="0.669700410347881" calcext:value-type="float">
            <text:p>0.669700410347881</text:p>
          </table:table-cell>
          <table:table-cell office:value-type="float" office:value="0.672255056781826" calcext:value-type="float">
            <text:p>0.672255056781826</text:p>
          </table:table-cell>
          <table:table-cell office:value-type="float" office:value="0.674611835183437" calcext:value-type="float">
            <text:p>0.674611835183437</text:p>
          </table:table-cell>
          <table:table-cell office:value-type="float" office:value="0.676779661037092" calcext:value-type="float">
            <text:p>0.676779661037092</text:p>
          </table:table-cell>
          <table:table-cell office:value-type="float" office:value="0.678767214921213" calcext:value-type="float">
            <text:p>0.678767214921213</text:p>
          </table:table-cell>
          <table:table-cell office:value-type="float" office:value="0.680582690020454" calcext:value-type="float">
            <text:p>0.680582690020454</text:p>
          </table:table-cell>
          <table:table-cell office:value-type="float" office:value="0.682233963130885" calcext:value-type="float">
            <text:p>0.682233963130885</text:p>
          </table:table-cell>
          <table:table-cell office:value-type="float" office:value="0.683728592874211" calcext:value-type="float">
            <text:p>0.683728592874211</text:p>
          </table:table-cell>
          <table:table-cell office:value-type="float" office:value="0.685073858328987" calcext:value-type="float">
            <text:p>0.685073858328987</text:p>
          </table:table-cell>
          <table:table-cell office:value-type="float" office:value="0.686276589861787" calcext:value-type="float">
            <text:p>0.6862765898617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3.73251754467212E-017" calcext:value-type="float">
            <text:p>3.73251754467212E-17</text:p>
          </table:table-cell>
          <table:table-cell office:value-type="float" office:value="3.73251754466317E-017" calcext:value-type="float">
            <text:p>3.73251754466317E-17</text:p>
          </table:table-cell>
          <table:table-cell office:value-type="float" office:value="0.00000641456829956594" calcext:value-type="float">
            <text:p>6.41456829956594E-06</text:p>
          </table:table-cell>
          <table:table-cell office:value-type="float" office:value="0.0000288472815077843" calcext:value-type="float">
            <text:p>2.88472815077843E-05</text:p>
          </table:table-cell>
          <table:table-cell office:value-type="float" office:value="0.0000698665505964968" calcext:value-type="float">
            <text:p>6.98665505964968E-05</text:p>
          </table:table-cell>
          <table:table-cell office:value-type="float" office:value="0.000130244806232019" calcext:value-type="float">
            <text:p>0.000130244806232</text:p>
          </table:table-cell>
          <table:table-cell office:value-type="float" office:value="0.000210130858981879" calcext:value-type="float">
            <text:p>0.000210130858982</text:p>
          </table:table-cell>
          <table:table-cell office:value-type="float" office:value="0.000309044893908558" calcext:value-type="float">
            <text:p>0.000309044893909</text:p>
          </table:table-cell>
          <table:table-cell office:value-type="float" office:value="0.000440314980141897" calcext:value-type="float">
            <text:p>0.000440314980142</text:p>
          </table:table-cell>
          <table:table-cell office:value-type="float" office:value="0.00059221441713576" calcext:value-type="float">
            <text:p>0.000592214417136</text:p>
          </table:table-cell>
          <table:table-cell office:value-type="float" office:value="0.000764563511140085" calcext:value-type="float">
            <text:p>0.00076456351114</text:p>
          </table:table-cell>
          <table:table-cell office:value-type="float" office:value="0.000935374393248961" calcext:value-type="float">
            <text:p>0.000935374393249</text:p>
          </table:table-cell>
          <table:table-cell office:value-type="float" office:value="0.00116135262168134" calcext:value-type="float">
            <text:p>0.001161352621681</text:p>
          </table:table-cell>
          <table:table-cell office:value-type="float" office:value="0.00141034129594823" calcext:value-type="float">
            <text:p>0.001410341295948</text:p>
          </table:table-cell>
          <table:table-cell office:value-type="float" office:value="0.00169692169276755" calcext:value-type="float">
            <text:p>0.001696921692768</text:p>
          </table:table-cell>
          <table:table-cell office:value-type="float" office:value="0.00202046831319526" calcext:value-type="float">
            <text:p>0.002020468313195</text:p>
          </table:table-cell>
          <table:table-cell office:value-type="float" office:value="0.00238027811392492" calcext:value-type="float">
            <text:p>0.002380278113925</text:p>
          </table:table-cell>
          <table:table-cell office:value-type="float" office:value="0.00277603805895667" calcext:value-type="float">
            <text:p>0.002776038058957</text:p>
          </table:table-cell>
          <table:table-cell office:value-type="float" office:value="0.00320863840025937" calcext:value-type="float">
            <text:p>0.003208638400259</text:p>
          </table:table-cell>
          <table:table-cell office:value-type="float" office:value="0.00367562853877618" calcext:value-type="float">
            <text:p>0.003675628538776</text:p>
          </table:table-cell>
          <table:table-cell office:value-type="float" office:value="0.00406343251288304" calcext:value-type="float">
            <text:p>0.004063432512883</text:p>
          </table:table-cell>
          <table:table-cell office:value-type="float" office:value="0.00451325964418035" calcext:value-type="float">
            <text:p>0.00451325964418</text:p>
          </table:table-cell>
          <table:table-cell office:value-type="float" office:value="0.00502351062887643" calcext:value-type="float">
            <text:p>0.005023510628876</text:p>
          </table:table-cell>
          <table:table-cell office:value-type="float" office:value="0.0055923951352985" calcext:value-type="float">
            <text:p>0.005592395135299</text:p>
          </table:table-cell>
          <table:table-cell office:value-type="float" office:value="0.00621794039799652" calcext:value-type="float">
            <text:p>0.006217940397997</text:p>
          </table:table-cell>
          <table:table-cell office:value-type="float" office:value="0.00689800187551832" calcext:value-type="float">
            <text:p>0.006898001875518</text:p>
          </table:table-cell>
          <table:table-cell office:value-type="float" office:value="0.00763582995326834" calcext:value-type="float">
            <text:p>0.007635829953268</text:p>
          </table:table-cell>
          <table:table-cell office:value-type="float" office:value="0.00833497952098727" calcext:value-type="float">
            <text:p>0.008334979520987</text:p>
          </table:table-cell>
          <table:table-cell office:value-type="float" office:value="0.0090747511619775" calcext:value-type="float">
            <text:p>0.009074751161978</text:p>
          </table:table-cell>
          <table:table-cell office:value-type="float" office:value="0.00972431585079647" calcext:value-type="float">
            <text:p>0.009724315850796</text:p>
          </table:table-cell>
          <table:table-cell office:value-type="float" office:value="0.0104782948591924" calcext:value-type="float">
            <text:p>0.010478294859192</text:p>
          </table:table-cell>
          <table:table-cell office:value-type="float" office:value="0.0113327075302278" calcext:value-type="float">
            <text:p>0.011332707530228</text:p>
          </table:table-cell>
          <table:table-cell office:value-type="float" office:value="0.0122832399315851" calcext:value-type="float">
            <text:p>0.012283239931585</text:p>
          </table:table-cell>
          <table:table-cell office:value-type="float" office:value="0.0131408883472831" calcext:value-type="float">
            <text:p>0.013140888347283</text:p>
          </table:table-cell>
          <table:table-cell office:value-type="float" office:value="0.0121884120230774" calcext:value-type="float">
            <text:p>0.012188412023077</text:p>
          </table:table-cell>
          <table:table-cell office:value-type="float" office:value="0.0116926312021027" calcext:value-type="float">
            <text:p>0.011692631202103</text:p>
          </table:table-cell>
          <table:table-cell office:value-type="float" office:value="0.0116412441689311" calcext:value-type="float">
            <text:p>0.011641244168931</text:p>
          </table:table-cell>
          <table:table-cell office:value-type="float" office:value="0.0159423588243598" calcext:value-type="float">
            <text:p>0.01594235882436</text:p>
          </table:table-cell>
          <table:table-cell office:value-type="float" office:value="0.0204519283476008" calcext:value-type="float">
            <text:p>0.020451928347601</text:p>
          </table:table-cell>
          <table:table-cell office:value-type="float" office:value="0.0251011574680192" calcext:value-type="float">
            <text:p>0.025101157468019</text:p>
          </table:table-cell>
          <table:table-cell office:value-type="float" office:value="0.0298245013809016" calcext:value-type="float">
            <text:p>0.029824501380902</text:p>
          </table:table-cell>
          <table:table-cell office:value-type="float" office:value="0.034561220246334" calcext:value-type="float">
            <text:p>0.034561220246334</text:p>
          </table:table-cell>
          <table:table-cell office:value-type="float" office:value="0.039258057188581" calcext:value-type="float">
            <text:p>0.039258057188581</text:p>
          </table:table-cell>
          <table:table-cell office:value-type="float" office:value="0.0438647615601138" calcext:value-type="float">
            <text:p>0.043864761560114</text:p>
          </table:table-cell>
          <table:table-cell office:value-type="float" office:value="0.0483374997695946" calcext:value-type="float">
            <text:p>0.048337499769595</text:p>
          </table:table-cell>
          <table:table-cell office:value-type="float" office:value="0.0526453351699063" calcext:value-type="float">
            <text:p>0.052645335169906</text:p>
          </table:table-cell>
          <table:table-cell office:value-type="float" office:value="0.0567578353612737" calcext:value-type="float">
            <text:p>0.056757835361274</text:p>
          </table:table-cell>
          <table:table-cell office:value-type="float" office:value="0.0606522741645322" calcext:value-type="float">
            <text:p>0.060652274164532</text:p>
          </table:table-cell>
          <table:table-cell office:value-type="float" office:value="0.0643113874954213" calcext:value-type="float">
            <text:p>0.064311387495421</text:p>
          </table:table-cell>
          <table:table-cell office:value-type="float" office:value="0.0677272145225105" calcext:value-type="float">
            <text:p>0.067727214522511</text:p>
          </table:table-cell>
          <table:table-cell office:value-type="float" office:value="0.0708916982790757" calcext:value-type="float">
            <text:p>0.070891698279076</text:p>
          </table:table-cell>
          <table:table-cell office:value-type="float" office:value="0.0738012786957336" calcext:value-type="float">
            <text:p>0.073801278695734</text:p>
          </table:table-cell>
          <table:table-cell office:value-type="float" office:value="0.0764591527234122" calcext:value-type="float">
            <text:p>0.076459152723412</text:p>
          </table:table-cell>
          <table:table-cell office:value-type="float" office:value="0.0788680043008076" calcext:value-type="float">
            <text:p>0.078868004300808</text:p>
          </table:table-cell>
          <table:table-cell office:value-type="float" office:value="0.0810339588214614" calcext:value-type="float">
            <text:p>0.081033958821461</text:p>
          </table:table-cell>
          <table:table-cell office:value-type="float" office:value="0.0829649752692006" calcext:value-type="float">
            <text:p>0.082964975269201</text:p>
          </table:table-cell>
          <table:table-cell office:value-type="float" office:value="0.0846704171379868" calcext:value-type="float">
            <text:p>0.084670417137987</text:p>
          </table:table-cell>
          <table:table-cell office:value-type="float" office:value="0.0861606767132848" calcext:value-type="float">
            <text:p>0.086160676713285</text:p>
          </table:table-cell>
          <table:table-cell office:value-type="float" office:value="0.0874468513630418" calcext:value-type="float">
            <text:p>0.087446851363042</text:p>
          </table:table-cell>
          <table:table-cell office:value-type="float" office:value="0.088540468990388" calcext:value-type="float">
            <text:p>0.088540468990388</text:p>
          </table:table-cell>
          <table:table-cell office:value-type="float" office:value="0.0894532588401084" calcext:value-type="float">
            <text:p>0.089453258840108</text:p>
          </table:table-cell>
          <table:table-cell office:value-type="float" office:value="0.0901969633143074" calcext:value-type="float">
            <text:p>0.090196963314307</text:p>
          </table:table-cell>
          <table:table-cell office:value-type="float" office:value="0.090782246469382" calcext:value-type="float">
            <text:p>0.090782246469382</text:p>
          </table:table-cell>
          <table:table-cell office:value-type="float" office:value="0.091222345312306" calcext:value-type="float">
            <text:p>0.091222345312306</text:p>
          </table:table-cell>
          <table:table-cell office:value-type="float" office:value="0.0915273024472154" calcext:value-type="float">
            <text:p>0.091527302447215</text:p>
          </table:table-cell>
          <table:table-cell office:value-type="float" office:value="0.0917076932515803" calcext:value-type="float">
            <text:p>0.09170769325158</text:p>
          </table:table-cell>
          <table:table-cell office:value-type="float" office:value="0.0917736247034528" calcext:value-type="float">
            <text:p>0.091773624703453</text:p>
          </table:table-cell>
          <table:table-cell office:value-type="float" office:value="0.0917338201212929" calcext:value-type="float">
            <text:p>0.091733820121293</text:p>
          </table:table-cell>
          <table:table-cell office:value-type="float" office:value="0.0915991417865577" calcext:value-type="float">
            <text:p>0.091599141786558</text:p>
          </table:table-cell>
          <table:table-cell office:value-type="float" office:value="0.0913772544289899" calcext:value-type="float">
            <text:p>0.09137725442899</text:p>
          </table:table-cell>
          <table:table-cell office:value-type="float" office:value="0.0910761892000459" calcext:value-type="float">
            <text:p>0.091076189200046</text:p>
          </table:table-cell>
          <table:table-cell office:value-type="float" office:value="0.0907034577159371" calcext:value-type="float">
            <text:p>0.090703457715937</text:p>
          </table:table-cell>
          <table:table-cell office:value-type="float" office:value="0.0902652332172422" calcext:value-type="float">
            <text:p>0.090265233217242</text:p>
          </table:table-cell>
          <table:table-cell office:value-type="float" office:value="0.0897695210767645" calcext:value-type="float">
            <text:p>0.089769521076765</text:p>
          </table:table-cell>
          <table:table-cell office:value-type="float" office:value="0.0892210805925383" calcext:value-type="float">
            <text:p>0.089221080592538</text:p>
          </table:table-cell>
          <table:table-cell office:value-type="float" office:value="0.0886261547199939" calcext:value-type="float">
            <text:p>0.088626154719994</text:p>
          </table:table-cell>
          <table:table-cell office:value-type="float" office:value="0.0879899144004286" calcext:value-type="float">
            <text:p>0.087989914400429</text:p>
          </table:table-cell>
          <table:table-cell office:value-type="float" office:value="0.0873171286205145" calcext:value-type="float">
            <text:p>0.087317128620515</text:p>
          </table:table-cell>
          <table:table-cell office:value-type="float" office:value="0.0866121880844104" calcext:value-type="float">
            <text:p>0.08661218808441</text:p>
          </table:table-cell>
          <table:table-cell office:value-type="float" office:value="0.0858791286846669" calcext:value-type="float">
            <text:p>0.085879128684667</text:p>
          </table:table-cell>
          <table:table-cell office:value-type="float" office:value="0.0851219752113147" calcext:value-type="float">
            <text:p>0.085121975211315</text:p>
          </table:table-cell>
          <table:table-cell office:value-type="float" office:value="0.0843437460129621" calcext:value-type="float">
            <text:p>0.084343746012962</text:p>
          </table:table-cell>
          <table:table-cell office:value-type="float" office:value="0.0835476443812172" calcext:value-type="float">
            <text:p>0.083547644381217</text:p>
          </table:table-cell>
          <table:table-cell office:value-type="float" office:value="0.0827364607567565" calcext:value-type="float">
            <text:p>0.082736460756757</text:p>
          </table:table-cell>
          <table:table-cell office:value-type="float" office:value="0.081912786154223" calcext:value-type="float">
            <text:p>0.081912786154223</text:p>
          </table:table-cell>
          <table:table-cell office:value-type="float" office:value="0.0810789819861257" calcext:value-type="float">
            <text:p>0.081078981986126</text:p>
          </table:table-cell>
          <table:table-cell office:value-type="float" office:value="0.0802371974469299" calcext:value-type="float">
            <text:p>0.08023719744693</text:p>
          </table:table-cell>
          <table:table-cell office:value-type="float" office:value="0.0793893858367345" calcext:value-type="float">
            <text:p>0.079389385836735</text:p>
          </table:table-cell>
          <table:table-cell office:value-type="float" office:value="0.0785372754008942" calcext:value-type="float">
            <text:p>0.078537275400894</text:p>
          </table:table-cell>
          <table:table-cell office:value-type="float" office:value="0.0776825618848451" calcext:value-type="float">
            <text:p>0.077682561884845</text:p>
          </table:table-cell>
          <table:table-cell office:value-type="float" office:value="0.0768266536173089" calcext:value-type="float">
            <text:p>0.076826653617309</text:p>
          </table:table-cell>
          <table:table-cell office:value-type="float" office:value="0.0759708632011369" calcext:value-type="float">
            <text:p>0.075970863201137</text:p>
          </table:table-cell>
          <table:table-cell office:value-type="float" office:value="0.0751163323310328" calcext:value-type="float">
            <text:p>0.075116332331033</text:p>
          </table:table-cell>
          <table:table-cell office:value-type="float" office:value="0.0742642096555608" calcext:value-type="float">
            <text:p>0.074264209655561</text:p>
          </table:table-cell>
          <table:table-cell office:value-type="float" office:value="0.0734154090330882" calcext:value-type="float">
            <text:p>0.073415409033088</text:p>
          </table:table-cell>
          <table:table-cell office:value-type="float" office:value="0.0725707458943331" calcext:value-type="float">
            <text:p>0.072570745894333</text:p>
          </table:table-cell>
          <table:table-cell office:value-type="float" office:value="0.0717310185736211" calcext:value-type="float">
            <text:p>0.071731018573621</text:p>
          </table:table-cell>
          <table:table-cell office:value-type="float" office:value="0.0708969764670792" calcext:value-type="float">
            <text:p>0.070896976467079</text:p>
          </table:table-cell>
          <table:table-cell office:value-type="float" office:value="0.0700691060717137" calcext:value-type="float">
            <text:p>0.0700691060717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-1.06140313884083E-017" calcext:value-type="float">
            <text:p>-1.06140313884083E-17</text:p>
          </table:table-cell>
          <table:table-cell office:value-type="float" office:value="-1.06140313885634E-017" calcext:value-type="float">
            <text:p>-1.06140313885634E-17</text:p>
          </table:table-cell>
          <table:table-cell office:value-type="float" office:value="0.0000111098366787873" calcext:value-type="float">
            <text:p>1.11098366787873E-05</text:p>
          </table:table-cell>
          <table:table-cell office:value-type="float" office:value="0.0000499545842898982" calcext:value-type="float">
            <text:p>4.99545842898982E-05</text:p>
          </table:table-cell>
          <table:table-cell office:value-type="float" office:value="0.000120952165617545" calcext:value-type="float">
            <text:p>0.000120952165618</text:p>
          </table:table-cell>
          <table:table-cell office:value-type="float" office:value="0.000225382171520231" calcext:value-type="float">
            <text:p>0.00022538217152</text:p>
          </table:table-cell>
          <table:table-cell office:value-type="float" office:value="0.000363416342843729" calcext:value-type="float">
            <text:p>0.000363416342844</text:p>
          </table:table-cell>
          <table:table-cell office:value-type="float" office:value="0.000534114964577017" calcext:value-type="float">
            <text:p>0.000534114964577</text:p>
          </table:table-cell>
          <table:table-cell office:value-type="float" office:value="0.000760278786905543" calcext:value-type="float">
            <text:p>0.000760278786906</text:p>
          </table:table-cell>
          <table:table-cell office:value-type="float" office:value="0.00102146545158859" calcext:value-type="float">
            <text:p>0.001021465451589</text:p>
          </table:table-cell>
          <table:table-cell office:value-type="float" office:value="0.00131714670297298" calcext:value-type="float">
            <text:p>0.001317146702973</text:p>
          </table:table-cell>
          <table:table-cell office:value-type="float" office:value="0.00160951412221041" calcext:value-type="float">
            <text:p>0.00160951412221</text:p>
          </table:table-cell>
          <table:table-cell office:value-type="float" office:value="0.00199536532395634" calcext:value-type="float">
            <text:p>0.001995365323956</text:p>
          </table:table-cell>
          <table:table-cell office:value-type="float" office:value="0.00241937134402763" calcext:value-type="float">
            <text:p>0.002419371344028</text:p>
          </table:table-cell>
          <table:table-cell office:value-type="float" office:value="0.00290577646713088" calcext:value-type="float">
            <text:p>0.002905776467131</text:p>
          </table:table-cell>
          <table:table-cell office:value-type="float" office:value="0.00345287652365636" calcext:value-type="float">
            <text:p>0.003452876523656</text:p>
          </table:table-cell>
          <table:table-cell office:value-type="float" office:value="0.00405879073024978" calcext:value-type="float">
            <text:p>0.00405879073025</text:p>
          </table:table-cell>
          <table:table-cell office:value-type="float" office:value="0.00472239132036634" calcext:value-type="float">
            <text:p>0.004722391320366</text:p>
          </table:table-cell>
          <table:table-cell office:value-type="float" office:value="0.00544492749265811" calcext:value-type="float">
            <text:p>0.005444927492658</text:p>
          </table:table-cell>
          <table:table-cell office:value-type="float" office:value="0.00622217822324093" calcext:value-type="float">
            <text:p>0.006222178223241</text:p>
          </table:table-cell>
          <table:table-cell office:value-type="float" office:value="0.0068669976100273" calcext:value-type="float">
            <text:p>0.006866997610027</text:p>
          </table:table-cell>
          <table:table-cell office:value-type="float" office:value="0.00761179575104808" calcext:value-type="float">
            <text:p>0.007611795751048</text:p>
          </table:table-cell>
          <table:table-cell office:value-type="float" office:value="0.00845270032572966" calcext:value-type="float">
            <text:p>0.00845270032573</text:p>
          </table:table-cell>
          <table:table-cell office:value-type="float" office:value="0.00938544733746528" calcext:value-type="float">
            <text:p>0.009385447337465</text:p>
          </table:table-cell>
          <table:table-cell office:value-type="float" office:value="0.0104054357698828" calcext:value-type="float">
            <text:p>0.010405435769883</text:p>
          </table:table-cell>
          <table:table-cell office:value-type="float" office:value="0.0115077853867627" calcext:value-type="float">
            <text:p>0.011507785386763</text:p>
          </table:table-cell>
          <table:table-cell office:value-type="float" office:value="0.0126976655005822" calcext:value-type="float">
            <text:p>0.012697665500582</text:p>
          </table:table-cell>
          <table:table-cell office:value-type="float" office:value="0.0138241999117647" calcext:value-type="float">
            <text:p>0.013824199911765</text:p>
          </table:table-cell>
          <table:table-cell office:value-type="float" office:value="0.015024571280638" calcext:value-type="float">
            <text:p>0.015024571280638</text:p>
          </table:table-cell>
          <table:table-cell office:value-type="float" office:value="0.0160956317015377" calcext:value-type="float">
            <text:p>0.016095631701538</text:p>
          </table:table-cell>
          <table:table-cell office:value-type="float" office:value="0.0173329151960797" calcext:value-type="float">
            <text:p>0.01733291519608</text:p>
          </table:table-cell>
          <table:table-cell office:value-type="float" office:value="0.0187286371683124" calcext:value-type="float">
            <text:p>0.018728637168312</text:p>
          </table:table-cell>
          <table:table-cell office:value-type="float" office:value="0.0202743227922055" calcext:value-type="float">
            <text:p>0.020274322792206</text:p>
          </table:table-cell>
          <table:table-cell office:value-type="float" office:value="0.0218778035005571" calcext:value-type="float">
            <text:p>0.021877803500557</text:p>
          </table:table-cell>
          <table:table-cell office:value-type="float" office:value="0.0204375888031845" calcext:value-type="float">
            <text:p>0.020437588803185</text:p>
          </table:table-cell>
          <table:table-cell office:value-type="float" office:value="0.019749527723704" calcext:value-type="float">
            <text:p>0.019749527723704</text:p>
          </table:table-cell>
          <table:table-cell office:value-type="float" office:value="0.0198091402346334" calcext:value-type="float">
            <text:p>0.019809140234633</text:p>
          </table:table-cell>
          <table:table-cell office:value-type="float" office:value="0.0271294700423808" calcext:value-type="float">
            <text:p>0.027129470042381</text:p>
          </table:table-cell>
          <table:table-cell office:value-type="float" office:value="0.0348054725445857" calcext:value-type="float">
            <text:p>0.034805472544586</text:p>
          </table:table-cell>
          <table:table-cell office:value-type="float" office:value="0.0427201075526553" calcext:value-type="float">
            <text:p>0.042720107552655</text:p>
          </table:table-cell>
          <table:table-cell office:value-type="float" office:value="0.0507618608716615" calcext:value-type="float">
            <text:p>0.050761860871662</text:p>
          </table:table-cell>
          <table:table-cell office:value-type="float" office:value="0.0588273497478173" calcext:value-type="float">
            <text:p>0.058827349747817</text:p>
          </table:table-cell>
          <table:table-cell office:value-type="float" office:value="0.0668250343589155" calcext:value-type="float">
            <text:p>0.066825034358916</text:p>
          </table:table-cell>
          <table:table-cell office:value-type="float" office:value="0.074669940067039" calcext:value-type="float">
            <text:p>0.074669940067039</text:p>
          </table:table-cell>
          <table:table-cell office:value-type="float" office:value="0.0822886608837062" calcext:value-type="float">
            <text:p>0.082288660883706</text:p>
          </table:table-cell>
          <table:table-cell office:value-type="float" office:value="0.0896259669120423" calcext:value-type="float">
            <text:p>0.089625966912042</text:p>
          </table:table-cell>
          <table:table-cell office:value-type="float" office:value="0.096631101561613" calcext:value-type="float">
            <text:p>0.096631101561613</text:p>
          </table:table-cell>
          <table:table-cell office:value-type="float" office:value="0.10326576690652" calcext:value-type="float">
            <text:p>0.10326576690652</text:p>
          </table:table-cell>
          <table:table-cell office:value-type="float" office:value="0.1095014217731" calcext:value-type="float">
            <text:p>0.1095014217731</text:p>
          </table:table-cell>
          <table:table-cell office:value-type="float" office:value="0.115321629162093" calcext:value-type="float">
            <text:p>0.115321629162093</text:p>
          </table:table-cell>
          <table:table-cell office:value-type="float" office:value="0.120713900767643" calcext:value-type="float">
            <text:p>0.120713900767643</text:p>
          </table:table-cell>
          <table:table-cell office:value-type="float" office:value="0.125673297924076" calcext:value-type="float">
            <text:p>0.125673297924076</text:p>
          </table:table-cell>
          <table:table-cell office:value-type="float" office:value="0.130202780363027" calcext:value-type="float">
            <text:p>0.130202780363027</text:p>
          </table:table-cell>
          <table:table-cell office:value-type="float" office:value="0.134308019382901" calcext:value-type="float">
            <text:p>0.134308019382901</text:p>
          </table:table-cell>
          <table:table-cell office:value-type="float" office:value="0.137999386895557" calcext:value-type="float">
            <text:p>0.137999386895557</text:p>
          </table:table-cell>
          <table:table-cell office:value-type="float" office:value="0.141290390245669" calcext:value-type="float">
            <text:p>0.141290390245669</text:p>
          </table:table-cell>
          <table:table-cell office:value-type="float" office:value="0.144196940740167" calcext:value-type="float">
            <text:p>0.144196940740167</text:p>
          </table:table-cell>
          <table:table-cell office:value-type="float" office:value="0.146736712755711" calcext:value-type="float">
            <text:p>0.146736712755711</text:p>
          </table:table-cell>
          <table:table-cell office:value-type="float" office:value="0.148928591240089" calcext:value-type="float">
            <text:p>0.148928591240089</text:p>
          </table:table-cell>
          <table:table-cell office:value-type="float" office:value="0.150792202853256" calcext:value-type="float">
            <text:p>0.150792202853256</text:p>
          </table:table-cell>
          <table:table-cell office:value-type="float" office:value="0.15234752433705" calcext:value-type="float">
            <text:p>0.15234752433705</text:p>
          </table:table-cell>
          <table:table-cell office:value-type="float" office:value="0.15361456076913" calcext:value-type="float">
            <text:p>0.15361456076913</text:p>
          </table:table-cell>
          <table:table-cell office:value-type="float" office:value="0.154612988615353" calcext:value-type="float">
            <text:p>0.154612988615353</text:p>
          </table:table-cell>
          <table:table-cell office:value-type="float" office:value="0.15536236785328" calcext:value-type="float">
            <text:p>0.15536236785328</text:p>
          </table:table-cell>
          <table:table-cell office:value-type="float" office:value="0.155881313435232" calcext:value-type="float">
            <text:p>0.155881313435232</text:p>
          </table:table-cell>
          <table:table-cell office:value-type="float" office:value="0.156187856159509" calcext:value-type="float">
            <text:p>0.156187856159509</text:p>
          </table:table-cell>
          <table:table-cell office:value-type="float" office:value="0.156299230291064" calcext:value-type="float">
            <text:p>0.156299230291064</text:p>
          </table:table-cell>
          <table:table-cell office:value-type="float" office:value="0.156231833202812" calcext:value-type="float">
            <text:p>0.156231833202812</text:p>
          </table:table-cell>
          <table:table-cell office:value-type="float" office:value="0.156001145980584" calcext:value-type="float">
            <text:p>0.156001145980584</text:p>
          </table:table-cell>
          <table:table-cell office:value-type="float" office:value="0.155621763721458" calcext:value-type="float">
            <text:p>0.155621763721458</text:p>
          </table:table-cell>
          <table:table-cell office:value-type="float" office:value="0.155107385328316" calcext:value-type="float">
            <text:p>0.155107385328316</text:p>
          </table:table-cell>
          <table:table-cell office:value-type="float" office:value="0.15447082404868" calcext:value-type="float">
            <text:p>0.15447082404868</text:p>
          </table:table-cell>
          <table:table-cell office:value-type="float" office:value="0.153724107468991" calcext:value-type="float">
            <text:p>0.153724107468991</text:p>
          </table:table-cell>
          <table:table-cell office:value-type="float" office:value="0.152878220955591" calcext:value-type="float">
            <text:p>0.152878220955591</text:p>
          </table:table-cell>
          <table:table-cell office:value-type="float" office:value="0.151943602438323" calcext:value-type="float">
            <text:p>0.151943602438323</text:p>
          </table:table-cell>
          <table:table-cell office:value-type="float" office:value="0.150929735739897" calcext:value-type="float">
            <text:p>0.150929735739897</text:p>
          </table:table-cell>
          <table:table-cell office:value-type="float" office:value="0.149845439921002" calcext:value-type="float">
            <text:p>0.149845439921002</text:p>
          </table:table-cell>
          <table:table-cell office:value-type="float" office:value="0.148698848542543" calcext:value-type="float">
            <text:p>0.148698848542543</text:p>
          </table:table-cell>
          <table:table-cell office:value-type="float" office:value="0.147497449981385" calcext:value-type="float">
            <text:p>0.147497449981385</text:p>
          </table:table-cell>
          <table:table-cell office:value-type="float" office:value="0.14624812741907" calcext:value-type="float">
            <text:p>0.14624812741907</text:p>
          </table:table-cell>
          <table:table-cell office:value-type="float" office:value="0.144957149117532" calcext:value-type="float">
            <text:p>0.144957149117532</text:p>
          </table:table-cell>
          <table:table-cell office:value-type="float" office:value="0.143630357621176" calcext:value-type="float">
            <text:p>0.143630357621176</text:p>
          </table:table-cell>
          <table:table-cell office:value-type="float" office:value="0.142273038944664" calcext:value-type="float">
            <text:p>0.142273038944664</text:p>
          </table:table-cell>
          <table:table-cell office:value-type="float" office:value="0.140890041018362" calcext:value-type="float">
            <text:p>0.140890041018362</text:p>
          </table:table-cell>
          <table:table-cell office:value-type="float" office:value="0.1394857824521" calcext:value-type="float">
            <text:p>0.1394857824521</text:p>
          </table:table-cell>
          <table:table-cell office:value-type="float" office:value="0.138064290091958" calcext:value-type="float">
            <text:p>0.138064290091958</text:p>
          </table:table-cell>
          <table:table-cell office:value-type="float" office:value="0.136629228683997" calcext:value-type="float">
            <text:p>0.136629228683997</text:p>
          </table:table-cell>
          <table:table-cell office:value-type="float" office:value="0.135183928730459" calcext:value-type="float">
            <text:p>0.135183928730459</text:p>
          </table:table-cell>
          <table:table-cell office:value-type="float" office:value="0.133731419219214" calcext:value-type="float">
            <text:p>0.133731419219214</text:p>
          </table:table-cell>
          <table:table-cell office:value-type="float" office:value="0.132274425361391" calcext:value-type="float">
            <text:p>0.132274425361391</text:p>
          </table:table-cell>
          <table:table-cell office:value-type="float" office:value="0.1308154312137" calcext:value-type="float">
            <text:p>0.1308154312137</text:p>
          </table:table-cell>
          <table:table-cell office:value-type="float" office:value="0.129356674150204" calcext:value-type="float">
            <text:p>0.129356674150204</text:p>
          </table:table-cell>
          <table:table-cell office:value-type="float" office:value="0.127900177474868" calcext:value-type="float">
            <text:p>0.127900177474868</text:p>
          </table:table-cell>
          <table:table-cell office:value-type="float" office:value="0.126447742977085" calcext:value-type="float">
            <text:p>0.126447742977085</text:p>
          </table:table-cell>
          <table:table-cell office:value-type="float" office:value="0.125001006174771" calcext:value-type="float">
            <text:p>0.125001006174771</text:p>
          </table:table-cell>
          <table:table-cell office:value-type="float" office:value="0.123561432475729" calcext:value-type="float">
            <text:p>0.123561432475729</text:p>
          </table:table-cell>
          <table:table-cell office:value-type="float" office:value="0.122130320369621" calcext:value-type="float">
            <text:p>0.122130320369621</text:p>
          </table:table-cell>
          <table:table-cell office:value-type="float" office:value="0.1207088182322" calcext:value-type="float">
            <text:p>0.1207088182322</text:p>
          </table:table-cell>
          <table:table-cell office:value-type="float" office:value="0.119297978723477" calcext:value-type="float">
            <text:p>0.119297978723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189632497102955" calcext:value-type="float">
            <text:p>1.89632497102955E-08</text:p>
          </table:table-cell>
          <table:table-cell office:value-type="float" office:value="0.000000195976956992264" calcext:value-type="float">
            <text:p>1.95976956992264E-07</text:p>
          </table:table-cell>
          <table:table-cell office:value-type="float" office:value="0.000000768029820338112" calcext:value-type="float">
            <text:p>7.68029820338112E-07</text:p>
          </table:table-cell>
          <table:table-cell office:value-type="float" office:value="0.00000198284919899321" calcext:value-type="float">
            <text:p>1.98284919899321E-06</text:p>
          </table:table-cell>
          <table:table-cell office:value-type="float" office:value="0.00000408972297774146" calcext:value-type="float">
            <text:p>4.08972297774146E-06</text:p>
          </table:table-cell>
          <table:table-cell office:value-type="float" office:value="0.00000732649682158084" calcext:value-type="float">
            <text:p>7.32649682158084E-06</text:p>
          </table:table-cell>
          <table:table-cell office:value-type="float" office:value="0.0000123165339399558" calcext:value-type="float">
            <text:p>1.23165339399558E-05</text:p>
          </table:table-cell>
          <table:table-cell office:value-type="float" office:value="0.0000191009381919959" calcext:value-type="float">
            <text:p>1.91009381919959E-05</text:p>
          </table:table-cell>
          <table:table-cell office:value-type="float" office:value="0.0000279471407282846" calcext:value-type="float">
            <text:p>2.79471407282846E-05</text:p>
          </table:table-cell>
          <table:table-cell office:value-type="float" office:value="0.0000382324095141774" calcext:value-type="float">
            <text:p>3.82324095141774E-05</text:p>
          </table:table-cell>
          <table:table-cell office:value-type="float" office:value="0.0000545274186876562" calcext:value-type="float">
            <text:p>5.45274186876562E-05</text:p>
          </table:table-cell>
          <table:table-cell office:value-type="float" office:value="0.000076578835851372" calcext:value-type="float">
            <text:p>7.6578835851372E-05</text:p>
          </table:table-cell>
          <table:table-cell office:value-type="float" office:value="0.000104639207192471" calcext:value-type="float">
            <text:p>0.000104639207192</text:p>
          </table:table-cell>
          <table:table-cell office:value-type="float" office:value="0.000139517371164963" calcext:value-type="float">
            <text:p>0.000139517371165</text:p>
          </table:table-cell>
          <table:table-cell office:value-type="float" office:value="0.00018200481595943" calcext:value-type="float">
            <text:p>0.000182004815959</text:p>
          </table:table-cell>
          <table:table-cell office:value-type="float" office:value="0.000233931330214552" calcext:value-type="float">
            <text:p>0.000233931330215</text:p>
          </table:table-cell>
          <table:table-cell office:value-type="float" office:value="0.000299819842441416" calcext:value-type="float">
            <text:p>0.000299819842441</text:p>
          </table:table-cell>
          <table:table-cell office:value-type="float" office:value="0.000383425849156267" calcext:value-type="float">
            <text:p>0.000383425849156</text:p>
          </table:table-cell>
          <table:table-cell office:value-type="float" office:value="0.000469719796376858" calcext:value-type="float">
            <text:p>0.000469719796377</text:p>
          </table:table-cell>
          <table:table-cell office:value-type="float" office:value="0.000572736699039839" calcext:value-type="float">
            <text:p>0.00057273669904</text:p>
          </table:table-cell>
          <table:table-cell office:value-type="float" office:value="0.000694398741203116" calcext:value-type="float">
            <text:p>0.000694398741203</text:p>
          </table:table-cell>
          <table:table-cell office:value-type="float" office:value="0.000836539708054981" calcext:value-type="float">
            <text:p>0.000836539708055</text:p>
          </table:table-cell>
          <table:table-cell office:value-type="float" office:value="0.0010008963114831" calcext:value-type="float">
            <text:p>0.001000896311483</text:p>
          </table:table-cell>
          <table:table-cell office:value-type="float" office:value="0.00118910039162257" calcext:value-type="float">
            <text:p>0.001189100391623</text:p>
          </table:table-cell>
          <table:table-cell office:value-type="float" office:value="0.00140973983291662" calcext:value-type="float">
            <text:p>0.001409739832917</text:p>
          </table:table-cell>
          <table:table-cell office:value-type="float" office:value="0.00164866409823828" calcext:value-type="float">
            <text:p>0.001648664098238</text:p>
          </table:table-cell>
          <table:table-cell office:value-type="float" office:value="0.00196384373519011" calcext:value-type="float">
            <text:p>0.00196384373519</text:p>
          </table:table-cell>
          <table:table-cell office:value-type="float" office:value="0.00231851129760303" calcext:value-type="float">
            <text:p>0.002318511297603</text:p>
          </table:table-cell>
          <table:table-cell office:value-type="float" office:value="0.00272989127609363" calcext:value-type="float">
            <text:p>0.002729891276094</text:p>
          </table:table-cell>
          <table:table-cell office:value-type="float" office:value="0.00320398504778928" calcext:value-type="float">
            <text:p>0.003203985047789</text:p>
          </table:table-cell>
          <table:table-cell office:value-type="float" office:value="0.00374639413594285" calcext:value-type="float">
            <text:p>0.003746394135943</text:p>
          </table:table-cell>
          <table:table-cell office:value-type="float" office:value="0.00476506628938361" calcext:value-type="float">
            <text:p>0.004765066289384</text:p>
          </table:table-cell>
          <table:table-cell office:value-type="float" office:value="0.00520675125944703" calcext:value-type="float">
            <text:p>0.005206751259447</text:p>
          </table:table-cell>
          <table:table-cell office:value-type="float" office:value="0.00577009081831343" calcext:value-type="float">
            <text:p>0.005770090818313</text:p>
          </table:table-cell>
          <table:table-cell office:value-type="float" office:value="0.00653724394681938" calcext:value-type="float">
            <text:p>0.006537243946819</text:p>
          </table:table-cell>
          <table:table-cell office:value-type="float" office:value="0.0100581658170846" calcext:value-type="float">
            <text:p>0.010058165817085</text:p>
          </table:table-cell>
          <table:table-cell office:value-type="float" office:value="0.0143216339426033" calcext:value-type="float">
            <text:p>0.014321633942603</text:p>
          </table:table-cell>
          <table:table-cell office:value-type="float" office:value="0.0193180705623314" calcext:value-type="float">
            <text:p>0.019318070562331</text:p>
          </table:table-cell>
          <table:table-cell office:value-type="float" office:value="0.0250215464373113" calcext:value-type="float">
            <text:p>0.025021546437311</text:p>
          </table:table-cell>
          <table:table-cell office:value-type="float" office:value="0.0313923145833046" calcext:value-type="float">
            <text:p>0.031392314583305</text:p>
          </table:table-cell>
          <table:table-cell office:value-type="float" office:value="0.0383807916978909" calcext:value-type="float">
            <text:p>0.038380791697891</text:p>
          </table:table-cell>
          <table:table-cell office:value-type="float" office:value="0.0459262183321889" calcext:value-type="float">
            <text:p>0.045926218332189</text:p>
          </table:table-cell>
          <table:table-cell office:value-type="float" office:value="0.0539614574127563" calcext:value-type="float">
            <text:p>0.053961457412756</text:p>
          </table:table-cell>
          <table:table-cell office:value-type="float" office:value="0.0624209222258366" calcext:value-type="float">
            <text:p>0.062420922225837</text:p>
          </table:table-cell>
          <table:table-cell office:value-type="float" office:value="0.0712325596272231" calcext:value-type="float">
            <text:p>0.071232559627223</text:p>
          </table:table-cell>
          <table:table-cell office:value-type="float" office:value="0.0803259070793147" calcext:value-type="float">
            <text:p>0.080325907079315</text:p>
          </table:table-cell>
          <table:table-cell office:value-type="float" office:value="0.0896321714585609" calcext:value-type="float">
            <text:p>0.089632171458561</text:p>
          </table:table-cell>
          <table:table-cell office:value-type="float" office:value="0.0990891458672846" calcext:value-type="float">
            <text:p>0.099089145867285</text:p>
          </table:table-cell>
          <table:table-cell office:value-type="float" office:value="0.108634615522342" calcext:value-type="float">
            <text:p>0.108634615522342</text:p>
          </table:table-cell>
          <table:table-cell office:value-type="float" office:value="0.118211467935215" calcext:value-type="float">
            <text:p>0.118211467935215</text:p>
          </table:table-cell>
          <table:table-cell office:value-type="float" office:value="0.127770333690875" calcext:value-type="float">
            <text:p>0.127770333690875</text:p>
          </table:table-cell>
          <table:table-cell office:value-type="float" office:value="0.137264317737481" calcext:value-type="float">
            <text:p>0.137264317737481</text:p>
          </table:table-cell>
          <table:table-cell office:value-type="float" office:value="0.146652699584683" calcext:value-type="float">
            <text:p>0.146652699584683</text:p>
          </table:table-cell>
          <table:table-cell office:value-type="float" office:value="0.15589990433045" calcext:value-type="float">
            <text:p>0.15589990433045</text:p>
          </table:table-cell>
          <table:table-cell office:value-type="float" office:value="0.164975302233897" calcext:value-type="float">
            <text:p>0.164975302233897</text:p>
          </table:table-cell>
          <table:table-cell office:value-type="float" office:value="0.173852937436879" calcext:value-type="float">
            <text:p>0.173852937436879</text:p>
          </table:table-cell>
          <table:table-cell office:value-type="float" office:value="0.182511208918583" calcext:value-type="float">
            <text:p>0.182511208918583</text:p>
          </table:table-cell>
          <table:table-cell office:value-type="float" office:value="0.190932522790211" calcext:value-type="float">
            <text:p>0.190932522790211</text:p>
          </table:table-cell>
          <table:table-cell office:value-type="float" office:value="0.199102931319103" calcext:value-type="float">
            <text:p>0.199102931319103</text:p>
          </table:table-cell>
          <table:table-cell office:value-type="float" office:value="0.207011770726776" calcext:value-type="float">
            <text:p>0.207011770726776</text:p>
          </table:table-cell>
          <table:table-cell office:value-type="float" office:value="0.21465084286228" calcext:value-type="float">
            <text:p>0.21465084286228</text:p>
          </table:table-cell>
          <table:table-cell office:value-type="float" office:value="0.222015965717145" calcext:value-type="float">
            <text:p>0.222015965717145</text:p>
          </table:table-cell>
          <table:table-cell office:value-type="float" office:value="0.229103764754914" calcext:value-type="float">
            <text:p>0.229103764754914</text:p>
          </table:table-cell>
          <table:table-cell office:value-type="float" office:value="0.235913335774198" calcext:value-type="float">
            <text:p>0.235913335774198</text:p>
          </table:table-cell>
          <table:table-cell office:value-type="float" office:value="0.242445470502917" calcext:value-type="float">
            <text:p>0.242445470502917</text:p>
          </table:table-cell>
          <table:table-cell office:value-type="float" office:value="0.248702098395575" calcext:value-type="float">
            <text:p>0.248702098395575</text:p>
          </table:table-cell>
          <table:table-cell office:value-type="float" office:value="0.254687317562651" calcext:value-type="float">
            <text:p>0.254687317562651</text:p>
          </table:table-cell>
          <table:table-cell office:value-type="float" office:value="0.260405263728623" calcext:value-type="float">
            <text:p>0.260405263728623</text:p>
          </table:table-cell>
          <table:table-cell office:value-type="float" office:value="0.265861243484609" calcext:value-type="float">
            <text:p>0.265861243484609</text:p>
          </table:table-cell>
          <table:table-cell office:value-type="float" office:value="0.271061238278774" calcext:value-type="float">
            <text:p>0.271061238278774</text:p>
          </table:table-cell>
          <table:table-cell office:value-type="float" office:value="0.276011576891059" calcext:value-type="float">
            <text:p>0.276011576891059</text:p>
          </table:table-cell>
          <table:table-cell office:value-type="float" office:value="0.280719543003501" calcext:value-type="float">
            <text:p>0.280719543003501</text:p>
          </table:table-cell>
          <table:table-cell office:value-type="float" office:value="0.285192090485999" calcext:value-type="float">
            <text:p>0.285192090485999</text:p>
          </table:table-cell>
          <table:table-cell office:value-type="float" office:value="0.289436804720011" calcext:value-type="float">
            <text:p>0.289436804720011</text:p>
          </table:table-cell>
          <table:table-cell office:value-type="float" office:value="0.293461259159823" calcext:value-type="float">
            <text:p>0.293461259159823</text:p>
          </table:table-cell>
          <table:table-cell office:value-type="float" office:value="0.29727309311488" calcext:value-type="float">
            <text:p>0.29727309311488</text:p>
          </table:table-cell>
          <table:table-cell office:value-type="float" office:value="0.300879954628518" calcext:value-type="float">
            <text:p>0.300879954628518</text:p>
          </table:table-cell>
          <table:table-cell office:value-type="float" office:value="0.304289452490876" calcext:value-type="float">
            <text:p>0.304289452490876</text:p>
          </table:table-cell>
          <table:table-cell office:value-type="float" office:value="0.307509139808932" calcext:value-type="float">
            <text:p>0.307509139808932</text:p>
          </table:table-cell>
          <table:table-cell office:value-type="float" office:value="0.310546397397242" calcext:value-type="float">
            <text:p>0.310546397397242</text:p>
          </table:table-cell>
          <table:table-cell office:value-type="float" office:value="0.313408511101772" calcext:value-type="float">
            <text:p>0.313408511101772</text:p>
          </table:table-cell>
          <table:table-cell office:value-type="float" office:value="0.316102596253524" calcext:value-type="float">
            <text:p>0.316102596253524</text:p>
          </table:table-cell>
          <table:table-cell office:value-type="float" office:value="0.318635594353139" calcext:value-type="float">
            <text:p>0.318635594353139</text:p>
          </table:table-cell>
          <table:table-cell office:value-type="float" office:value="0.321014256498744" calcext:value-type="float">
            <text:p>0.321014256498744</text:p>
          </table:table-cell>
          <table:table-cell office:value-type="float" office:value="0.32324513381533" calcext:value-type="float">
            <text:p>0.32324513381533</text:p>
          </table:table-cell>
          <table:table-cell office:value-type="float" office:value="0.325334570771213" calcext:value-type="float">
            <text:p>0.325334570771213</text:p>
          </table:table-cell>
          <table:table-cell office:value-type="float" office:value="0.327288702517796" calcext:value-type="float">
            <text:p>0.327288702517796</text:p>
          </table:table-cell>
          <table:table-cell office:value-type="float" office:value="0.329113446895178" calcext:value-type="float">
            <text:p>0.329113446895178</text:p>
          </table:table-cell>
          <table:table-cell office:value-type="float" office:value="0.330814512010745" calcext:value-type="float">
            <text:p>0.330814512010745</text:p>
          </table:table-cell>
          <table:table-cell office:value-type="float" office:value="0.332397392421643" calcext:value-type="float">
            <text:p>0.332397392421643</text:p>
          </table:table-cell>
          <table:table-cell office:value-type="float" office:value="0.333867375606259" calcext:value-type="float">
            <text:p>0.333867375606259</text:p>
          </table:table-cell>
          <table:table-cell office:value-type="float" office:value="0.335229532701453" calcext:value-type="float">
            <text:p>0.335229532701453</text:p>
          </table:table-cell>
          <table:table-cell office:value-type="float" office:value="0.33648874059708" calcext:value-type="float">
            <text:p>0.33648874059708</text:p>
          </table:table-cell>
          <table:table-cell office:value-type="float" office:value="0.337649679018823" calcext:value-type="float">
            <text:p>0.337649679018823</text:p>
          </table:table-cell>
          <table:table-cell office:value-type="float" office:value="0.338716827296439" calcext:value-type="float">
            <text:p>0.338716827296439</text:p>
          </table:table-cell>
          <table:table-cell office:value-type="float" office:value="0.339694472169971" calcext:value-type="float">
            <text:p>0.339694472169971</text:p>
          </table:table-cell>
          <table:table-cell office:value-type="float" office:value="0.340586737900603" calcext:value-type="float">
            <text:p>0.34058673790060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2685in" svg:y="2.4657in">
            <draw:object draw:notify-on-update-of-ranges="Sheet2.A1:Sheet2.A1 Sheet2.A2:Sheet2.A101 Sheet2.B1:Sheet2.B1 Sheet2.B2:Sheet2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or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C2:.W2])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C3:.W3])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C4:.W4])" office:value-type="float" office:value="0" calcext:value-type="float">
            <text:p>0</text:p>
          </table:table-cell>
          <table:table-cell office:value-type="float" office:value="-0.000000194533358243169" calcext:value-type="float">
            <text:p>-1.94533358243169E-07</text:p>
          </table:table-cell>
          <table:table-cell office:value-type="float" office:value="-5.27580413107385E-026" calcext:value-type="float">
            <text:p>-5.27580413107385E-26</text:p>
          </table:table-cell>
          <table:table-cell office:value-type="float" office:value="0" calcext:value-type="float">
            <text:p>0</text:p>
          </table:table-cell>
          <table:table-cell office:value-type="float" office:value="1.64392991607436E-024" calcext:value-type="float">
            <text:p>1.64392991607436E-24</text:p>
          </table:table-cell>
          <table:table-cell office:value-type="float" office:value="-3.76040732073148E-024" calcext:value-type="float">
            <text:p>-3.76040732073148E-24</text:p>
          </table:table-cell>
          <table:table-cell office:value-type="float" office:value="0.0000000518515746250948" calcext:value-type="float">
            <text:p>5.18515746250948E-08</text:p>
          </table:table-cell>
          <table:table-cell office:value-type="float" office:value="-2.53270125393107E-024" calcext:value-type="float">
            <text:p>-2.53270125393107E-24</text:p>
          </table:table-cell>
          <table:table-cell office:value-type="float" office:value="5.39805566454575E-024" calcext:value-type="float">
            <text:p>5.39805566454575E-24</text:p>
          </table:table-cell>
          <table:table-cell office:value-type="float" office:value="-4.87528944008791E-024" calcext:value-type="float">
            <text:p>-4.87528944008791E-24</text:p>
          </table:table-cell>
          <table:table-cell office:value-type="float" office:value="-2.53641553752534E-024" calcext:value-type="float">
            <text:p>-2.53641553752534E-24</text:p>
          </table:table-cell>
          <table:table-cell office:value-type="float" office:value="5.02792300566455E-024" calcext:value-type="float">
            <text:p>5.02792300566455E-24</text:p>
          </table:table-cell>
          <table:table-cell office:value-type="float" office:value="3.26957498115723E-027" calcext:value-type="float">
            <text:p>3.26957498115723E-27</text:p>
          </table:table-cell>
          <table:table-cell office:value-type="float" office:value="-2.15880032564214E-024" calcext:value-type="float">
            <text:p>-2.15880032564214E-24</text:p>
          </table:table-cell>
          <table:table-cell office:value-type="float" office:value="1.61527325909804E-025" calcext:value-type="float">
            <text:p>1.61527325909804E-25</text:p>
          </table:table-cell>
          <table:table-cell office:value-type="float" office:value="0.00000003624854227404" calcext:value-type="float">
            <text:p>3.624854227404E-08</text:p>
          </table:table-cell>
          <table:table-cell office:value-type="float" office:value="-1.87083642950884E-024" calcext:value-type="float">
            <text:p>-1.87083642950884E-24</text:p>
          </table:table-cell>
          <table:table-cell office:value-type="float" office:value="-9.4941256006508E-025" calcext:value-type="float">
            <text:p>-9.4941256006508E-25</text:p>
          </table:table-cell>
          <table:table-cell office:value-type="float" office:value="0" calcext:value-type="float">
            <text:p>0</text:p>
          </table:table-cell>
          <table:table-cell office:value-type="float" office:value="0.0000000342516298809769" calcext:value-type="float">
            <text:p>3.42516298809769E-08</text:p>
          </table:table-cell>
          <table:table-cell office:value-type="float" office:value="0.000000053218361752762" calcext:value-type="float">
            <text:p>5.3218361752762E-08</text:p>
          </table:table-cell>
          <table:table-cell office:value-type="float" office:value="0.0000000189632497102955" calcext:value-type="float">
            <text:p>1.89632497102955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C5:.W5])" office:value-type="float" office:value="5.0821976835258E-021" calcext:value-type="float">
            <text:p>5.0821976835258E-21</text:p>
          </table:table-cell>
          <table:table-cell office:value-type="float" office:value="-0.00000136801163815177" calcext:value-type="float">
            <text:p>-1.36801163815177E-06</text:p>
          </table:table-cell>
          <table:table-cell office:value-type="float" office:value="-3.53109407593514E-027" calcext:value-type="float">
            <text:p>-3.53109407593514E-27</text:p>
          </table:table-cell>
          <table:table-cell office:value-type="float" office:value="0" calcext:value-type="float">
            <text:p>0</text:p>
          </table:table-cell>
          <table:table-cell office:value-type="float" office:value="1.52846068786192E-022" calcext:value-type="float">
            <text:p>1.52846068786192E-22</text:p>
          </table:table-cell>
          <table:table-cell office:value-type="float" office:value="-1.66658268172661E-023" calcext:value-type="float">
            <text:p>-1.66658268172661E-23</text:p>
          </table:table-cell>
          <table:table-cell office:value-type="float" office:value="0.000000522646089366991" calcext:value-type="float">
            <text:p>5.22646089366991E-07</text:p>
          </table:table-cell>
          <table:table-cell office:value-type="float" office:value="-0.000000671563190712787" calcext:value-type="float">
            <text:p>-6.71563190712787E-07</text:p>
          </table:table-cell>
          <table:table-cell office:value-type="float" office:value="-4.22502754613628E-023" calcext:value-type="float">
            <text:p>-4.22502754613628E-23</text:p>
          </table:table-cell>
          <table:table-cell office:value-type="float" office:value="-2.54585029024953E-023" calcext:value-type="float">
            <text:p>-2.54585029024953E-23</text:p>
          </table:table-cell>
          <table:table-cell office:value-type="float" office:value="-1.43617219302071E-024" calcext:value-type="float">
            <text:p>-1.43617219302071E-24</text:p>
          </table:table-cell>
          <table:table-cell office:value-type="float" office:value="-6.56630174197263E-023" calcext:value-type="float">
            <text:p>-6.56630174197263E-23</text:p>
          </table:table-cell>
          <table:table-cell office:value-type="float" office:value="1.14010708016155E-023" calcext:value-type="float">
            <text:p>1.14010708016155E-23</text:p>
          </table:table-cell>
          <table:table-cell office:value-type="float" office:value="2.1978798513791E-023" calcext:value-type="float">
            <text:p>2.1978798513791E-23</text:p>
          </table:table-cell>
          <table:table-cell office:value-type="float" office:value="5.63080961209114E-023" calcext:value-type="float">
            <text:p>5.63080961209114E-23</text:p>
          </table:table-cell>
          <table:table-cell office:value-type="float" office:value="0.000000370158639104044" calcext:value-type="float">
            <text:p>3.70158639104044E-07</text:p>
          </table:table-cell>
          <table:table-cell office:value-type="float" office:value="2.9582618148851E-023" calcext:value-type="float">
            <text:p>2.9582618148851E-23</text:p>
          </table:table-cell>
          <table:table-cell office:value-type="float" office:value="8.91303942705337E-024" calcext:value-type="float">
            <text:p>8.91303942705337E-24</text:p>
          </table:table-cell>
          <table:table-cell office:value-type="float" office:value="0" calcext:value-type="float">
            <text:p>0</text:p>
          </table:table-cell>
          <table:table-cell office:value-type="float" office:value="0.000000377423854537998" calcext:value-type="float">
            <text:p>3.77423854537998E-07</text:p>
          </table:table-cell>
          <table:table-cell office:value-type="float" office:value="0.000000573369288863265" calcext:value-type="float">
            <text:p>5.73369288863265E-07</text:p>
          </table:table-cell>
          <table:table-cell office:value-type="float" office:value="0.000000195976956992264" calcext:value-type="float">
            <text:p>1.95976956992264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C6:.W6])" office:value-type="float" office:value="0" calcext:value-type="float">
            <text:p>0</text:p>
          </table:table-cell>
          <table:table-cell office:value-type="float" office:value="-0.00000339707636741736" calcext:value-type="float">
            <text:p>-3.39707636741736E-06</text:p>
          </table:table-cell>
          <table:table-cell office:value-type="float" office:value="-2.66225992296847E-024" calcext:value-type="float">
            <text:p>-2.66225992296847E-24</text:p>
          </table:table-cell>
          <table:table-cell office:value-type="float" office:value="0" calcext:value-type="float">
            <text:p>0</text:p>
          </table:table-cell>
          <table:table-cell office:value-type="float" office:value="-0.00000187197765594778" calcext:value-type="float">
            <text:p>-1.87197765594778E-06</text:p>
          </table:table-cell>
          <table:table-cell office:value-type="float" office:value="1.48163574294665E-022" calcext:value-type="float">
            <text:p>1.48163574294665E-22</text:p>
          </table:table-cell>
          <table:table-cell office:value-type="float" office:value="0.00000204615940461227" calcext:value-type="float">
            <text:p>2.04615940461227E-06</text:p>
          </table:table-cell>
          <table:table-cell office:value-type="float" office:value="-0.00000273605423888468" calcext:value-type="float">
            <text:p>-2.73605423888468E-06</text:p>
          </table:table-cell>
          <table:table-cell office:value-type="float" office:value="-2.37744987127783E-022" calcext:value-type="float">
            <text:p>-2.37744987127783E-22</text:p>
          </table:table-cell>
          <table:table-cell office:value-type="float" office:value="1.81777349253465E-022" calcext:value-type="float">
            <text:p>1.81777349253465E-22</text:p>
          </table:table-cell>
          <table:table-cell office:value-type="float" office:value="-2.08676971413193E-024" calcext:value-type="float">
            <text:p>-2.08676971413193E-24</text:p>
          </table:table-cell>
          <table:table-cell office:value-type="float" office:value="1.62328484562534E-022" calcext:value-type="float">
            <text:p>1.62328484562534E-22</text:p>
          </table:table-cell>
          <table:table-cell office:value-type="float" office:value="-7.02032157888273E-023" calcext:value-type="float">
            <text:p>-7.02032157888273E-23</text:p>
          </table:table-cell>
          <table:table-cell office:value-type="float" office:value="1.66495246385866E-023" calcext:value-type="float">
            <text:p>1.66495246385866E-23</text:p>
          </table:table-cell>
          <table:table-cell office:value-type="float" office:value="1.1019246255621E-022" calcext:value-type="float">
            <text:p>1.1019246255621E-22</text:p>
          </table:table-cell>
          <table:table-cell office:value-type="float" office:value="0.00000145024898582041" calcext:value-type="float">
            <text:p>1.45024898582041E-06</text:p>
          </table:table-cell>
          <table:table-cell office:value-type="float" office:value="-8.15517911192584E-023" calcext:value-type="float">
            <text:p>-8.15517911192584E-23</text:p>
          </table:table-cell>
          <table:table-cell office:value-type="float" office:value="-4.79365847479609E-023" calcext:value-type="float">
            <text:p>-4.79365847479609E-23</text:p>
          </table:table-cell>
          <table:table-cell office:value-type="float" office:value="0" calcext:value-type="float">
            <text:p>0</text:p>
          </table:table-cell>
          <table:table-cell office:value-type="float" office:value="0.00000148600168301742" calcext:value-type="float">
            <text:p>1.48600168301742E-06</text:p>
          </table:table-cell>
          <table:table-cell office:value-type="float" office:value="0.00000225466836846161" calcext:value-type="float">
            <text:p>2.25466836846161E-06</text:p>
          </table:table-cell>
          <table:table-cell office:value-type="float" office:value="0.000000768029820338112" calcext:value-type="float">
            <text:p>7.6802982033811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C7:.W7])" office:value-type="float" office:value="0" calcext:value-type="float">
            <text:p>0</text:p>
          </table:table-cell>
          <table:table-cell office:value-type="float" office:value="-0.00000630787059806252" calcext:value-type="float">
            <text:p>-6.30787059806252E-06</text:p>
          </table:table-cell>
          <table:table-cell office:value-type="float" office:value="5.83306380809651E-022" calcext:value-type="float">
            <text:p>5.83306380809651E-22</text:p>
          </table:table-cell>
          <table:table-cell office:value-type="float" office:value="0" calcext:value-type="float">
            <text:p>0</text:p>
          </table:table-cell>
          <table:table-cell office:value-type="float" office:value="-0.00000733541872340592" calcext:value-type="float">
            <text:p>-7.33541872340592E-06</text:p>
          </table:table-cell>
          <table:table-cell office:value-type="float" office:value="-1.06677605484786E-022" calcext:value-type="float">
            <text:p>-1.06677605484786E-22</text:p>
          </table:table-cell>
          <table:table-cell office:value-type="float" office:value="0.00000528686230271868" calcext:value-type="float">
            <text:p>5.28686230271868E-06</text:p>
          </table:table-cell>
          <table:table-cell office:value-type="float" office:value="-0.00000701927364660582" calcext:value-type="float">
            <text:p>-7.01927364660582E-06</text:p>
          </table:table-cell>
          <table:table-cell office:value-type="float" office:value="-7.26378733211601E-022" calcext:value-type="float">
            <text:p>-7.26378733211601E-22</text:p>
          </table:table-cell>
          <table:table-cell office:value-type="float" office:value="-4.16355386456266E-022" calcext:value-type="float">
            <text:p>-4.16355386456266E-22</text:p>
          </table:table-cell>
          <table:table-cell office:value-type="float" office:value="-2.6429197955149E-021" calcext:value-type="float">
            <text:p>-2.6429197955149E-21</text:p>
          </table:table-cell>
          <table:table-cell office:value-type="float" office:value="-1.43618771251064E-021" calcext:value-type="float">
            <text:p>-1.43618771251064E-21</text:p>
          </table:table-cell>
          <table:table-cell office:value-type="float" office:value="4.92176970030851E-022" calcext:value-type="float">
            <text:p>4.92176970030851E-22</text:p>
          </table:table-cell>
          <table:table-cell office:value-type="float" office:value="9.48401718070821E-022" calcext:value-type="float">
            <text:p>9.48401718070821E-22</text:p>
          </table:table-cell>
          <table:table-cell office:value-type="float" office:value="-1.56786920614325E-021" calcext:value-type="float">
            <text:p>-1.56786920614325E-21</text:p>
          </table:table-cell>
          <table:table-cell office:value-type="float" office:value="0.000003744936212005" calcext:value-type="float">
            <text:p>3.744936212005E-06</text:p>
          </table:table-cell>
          <table:table-cell office:value-type="float" office:value="-4.76603998822679E-022" calcext:value-type="float">
            <text:p>-4.76603998822679E-22</text:p>
          </table:table-cell>
          <table:table-cell office:value-type="float" office:value="-4.21560732752767E-023" calcext:value-type="float">
            <text:p>-4.21560732752767E-23</text:p>
          </table:table-cell>
          <table:table-cell office:value-type="float" office:value="0" calcext:value-type="float">
            <text:p>0</text:p>
          </table:table-cell>
          <table:table-cell office:value-type="float" office:value="0.00000383202402539427" calcext:value-type="float">
            <text:p>3.83202402539427E-06</text:p>
          </table:table-cell>
          <table:table-cell office:value-type="float" office:value="0.00000581589122896311" calcext:value-type="float">
            <text:p>5.81589122896311E-06</text:p>
          </table:table-cell>
          <table:table-cell office:value-type="float" office:value="0.00000198284919899321" calcext:value-type="float">
            <text:p>1.98284919899321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C8:.W8])" office:value-type="float" office:value="-5.9292306307801E-020" calcext:value-type="float">
            <text:p>-5.9292306307801E-20</text:p>
          </table:table-cell>
          <table:table-cell office:value-type="float" office:value="-0.0000102693053202753" calcext:value-type="float">
            <text:p>-1.02693053202753E-05</text:p>
          </table:table-cell>
          <table:table-cell office:value-type="float" office:value="-1.02998456459158E-023" calcext:value-type="float">
            <text:p>-1.02998456459158E-23</text:p>
          </table:table-cell>
          <table:table-cell office:value-type="float" office:value="0" calcext:value-type="float">
            <text:p>0</text:p>
          </table:table-cell>
          <table:table-cell office:value-type="float" office:value="-0.0000179074861657968" calcext:value-type="float">
            <text:p>-1.79074861657968E-05</text:p>
          </table:table-cell>
          <table:table-cell office:value-type="float" office:value="-7.90126448625892E-022" calcext:value-type="float">
            <text:p>-7.90126448625892E-22</text:p>
          </table:table-cell>
          <table:table-cell office:value-type="float" office:value="0.0000109123328377301" calcext:value-type="float">
            <text:p>1.09123328377301E-05</text:p>
          </table:table-cell>
          <table:table-cell office:value-type="float" office:value="-0.0000144486751274104" calcext:value-type="float">
            <text:p>-1.44486751274104E-05</text:p>
          </table:table-cell>
          <table:table-cell office:value-type="float" office:value="1.56476071176563E-021" calcext:value-type="float">
            <text:p>1.56476071176563E-21</text:p>
          </table:table-cell>
          <table:table-cell office:value-type="float" office:value="-8.4144433490135E-022" calcext:value-type="float">
            <text:p>-8.4144433490135E-22</text:p>
          </table:table-cell>
          <table:table-cell office:value-type="float" office:value="-4.79361882065062E-022" calcext:value-type="float">
            <text:p>-4.79361882065062E-22</text:p>
          </table:table-cell>
          <table:table-cell office:value-type="float" office:value="4.7464046772584E-022" calcext:value-type="float">
            <text:p>4.7464046772584E-22</text:p>
          </table:table-cell>
          <table:table-cell office:value-type="float" office:value="-5.83544137354822E-022" calcext:value-type="float">
            <text:p>-5.83544137354822E-22</text:p>
          </table:table-cell>
          <table:table-cell office:value-type="float" office:value="-1.06243066569497E-021" calcext:value-type="float">
            <text:p>-1.06243066569497E-21</text:p>
          </table:table-cell>
          <table:table-cell office:value-type="float" office:value="1.98102789741763E-022" calcext:value-type="float">
            <text:p>1.98102789741763E-22</text:p>
          </table:table-cell>
          <table:table-cell office:value-type="float" office:value="0.00000772594360649805" calcext:value-type="float">
            <text:p>7.72594360649805E-06</text:p>
          </table:table-cell>
          <table:table-cell office:value-type="float" office:value="-7.71568922577107E-022" calcext:value-type="float">
            <text:p>-7.71568922577107E-22</text:p>
          </table:table-cell>
          <table:table-cell office:value-type="float" office:value="4.85719859783403E-022" calcext:value-type="float">
            <text:p>4.85719859783403E-22</text:p>
          </table:table-cell>
          <table:table-cell office:value-type="float" office:value="0" calcext:value-type="float">
            <text:p>0</text:p>
          </table:table-cell>
          <table:table-cell office:value-type="float" office:value="0.00000790275557771313" calcext:value-type="float">
            <text:p>7.90275557771313E-06</text:p>
          </table:table-cell>
          <table:table-cell office:value-type="float" office:value="0.0000119947116137997" calcext:value-type="float">
            <text:p>1.19947116137997E-05</text:p>
          </table:table-cell>
          <table:table-cell office:value-type="float" office:value="0.00000408972297774146" calcext:value-type="float">
            <text:p>4.08972297774146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C9:.W9])" office:value-type="float" office:value="0" calcext:value-type="float">
            <text:p>0</text:p>
          </table:table-cell>
          <table:table-cell office:value-type="float" office:value="-0.000015014199359994" calcext:value-type="float">
            <text:p>-1.5014199359994E-05</text:p>
          </table:table-cell>
          <table:table-cell office:value-type="float" office:value="-1.92689901600807E-022" calcext:value-type="float">
            <text:p>-1.92689901600807E-22</text:p>
          </table:table-cell>
          <table:table-cell office:value-type="float" office:value="0" calcext:value-type="float">
            <text:p>0</text:p>
          </table:table-cell>
          <table:table-cell office:value-type="float" office:value="-0.0000351465511419521" calcext:value-type="float">
            <text:p>-3.51465511419521E-05</text:p>
          </table:table-cell>
          <table:table-cell office:value-type="float" office:value="7.01204702578582E-022" calcext:value-type="float">
            <text:p>7.01204702578582E-22</text:p>
          </table:table-cell>
          <table:table-cell office:value-type="float" office:value="0.0000195313966056706" calcext:value-type="float">
            <text:p>1.95313966056706E-05</text:p>
          </table:table-cell>
          <table:table-cell office:value-type="float" office:value="-0.0000264534178832588" calcext:value-type="float">
            <text:p>-2.64534178832588E-05</text:p>
          </table:table-cell>
          <table:table-cell office:value-type="float" office:value="-4.06802861486378E-021" calcext:value-type="float">
            <text:p>-4.06802861486378E-21</text:p>
          </table:table-cell>
          <table:table-cell office:value-type="float" office:value="3.76346506213117E-022" calcext:value-type="float">
            <text:p>3.76346506213117E-22</text:p>
          </table:table-cell>
          <table:table-cell office:value-type="float" office:value="-7.7656003443545E-023" calcext:value-type="float">
            <text:p>-7.7656003443545E-23</text:p>
          </table:table-cell>
          <table:table-cell office:value-type="float" office:value="5.81374458201209E-022" calcext:value-type="float">
            <text:p>5.81374458201209E-22</text:p>
          </table:table-cell>
          <table:table-cell office:value-type="float" office:value="4.74121644569837E-022" calcext:value-type="float">
            <text:p>4.74121644569837E-22</text:p>
          </table:table-cell>
          <table:table-cell office:value-type="float" office:value="-1.41184341485664E-021" calcext:value-type="float">
            <text:p>-1.41184341485664E-21</text:p>
          </table:table-cell>
          <table:table-cell office:value-type="float" office:value="3.08788294307228E-022" calcext:value-type="float">
            <text:p>3.08788294307228E-22</text:p>
          </table:table-cell>
          <table:table-cell office:value-type="float" office:value="0.0000138447564190529" calcext:value-type="float">
            <text:p>1.38447564190529E-05</text:p>
          </table:table-cell>
          <table:table-cell office:value-type="float" office:value="-9.76647245378634E-022" calcext:value-type="float">
            <text:p>-9.76647245378634E-22</text:p>
          </table:table-cell>
          <table:table-cell office:value-type="float" office:value="5.69109530842104E-022" calcext:value-type="float">
            <text:p>5.69109530842104E-22</text:p>
          </table:table-cell>
          <table:table-cell office:value-type="float" office:value="0" calcext:value-type="float">
            <text:p>0</text:p>
          </table:table-cell>
          <table:table-cell office:value-type="float" office:value="0.0000142783715934554" calcext:value-type="float">
            <text:p>1.42783715934554E-05</text:p>
          </table:table-cell>
          <table:table-cell office:value-type="float" office:value="0.0000216331469454452" calcext:value-type="float">
            <text:p>2.16331469454452E-05</text:p>
          </table:table-cell>
          <table:table-cell office:value-type="float" office:value="0.00000732649682158084" calcext:value-type="float">
            <text:p>7.32649682158084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C10:.W10])" office:value-type="float" office:value="0" calcext:value-type="float">
            <text:p>0</text:p>
          </table:table-cell>
          <table:table-cell office:value-type="float" office:value="-0.0000160663691735861" calcext:value-type="float">
            <text:p>-1.60663691735861E-05</text:p>
          </table:table-cell>
          <table:table-cell office:value-type="float" office:value="-5.40966829109682E-024" calcext:value-type="float">
            <text:p>-5.40966829109682E-24</text:p>
          </table:table-cell>
          <table:table-cell office:value-type="float" office:value="0" calcext:value-type="float">
            <text:p>0</text:p>
          </table:table-cell>
          <table:table-cell office:value-type="float" office:value="-0.0000682748224541529" calcext:value-type="float">
            <text:p>-6.82748224541529E-05</text:p>
          </table:table-cell>
          <table:table-cell office:value-type="float" office:value="-1.33887664396542E-021" calcext:value-type="float">
            <text:p>-1.33887664396542E-21</text:p>
          </table:table-cell>
          <table:table-cell office:value-type="float" office:value="0.0000328378476956208" calcext:value-type="float">
            <text:p>3.28378476956208E-05</text:p>
          </table:table-cell>
          <table:table-cell office:value-type="float" office:value="-0.0000447403502723535" calcext:value-type="float">
            <text:p>-4.47403502723535E-05</text:p>
          </table:table-cell>
          <table:table-cell office:value-type="float" office:value="1.19061089500365E-021" calcext:value-type="float">
            <text:p>1.19061089500365E-21</text:p>
          </table:table-cell>
          <table:table-cell office:value-type="float" office:value="-8.90606292083253E-022" calcext:value-type="float">
            <text:p>-8.90606292083253E-22</text:p>
          </table:table-cell>
          <table:table-cell office:value-type="float" office:value="-9.45560363715226E-022" calcext:value-type="float">
            <text:p>-9.45560363715226E-22</text:p>
          </table:table-cell>
          <table:table-cell office:value-type="float" office:value="1.01381422322058E-021" calcext:value-type="float">
            <text:p>1.01381422322058E-21</text:p>
          </table:table-cell>
          <table:table-cell office:value-type="float" office:value="-5.66882613715859E-022" calcext:value-type="float">
            <text:p>-5.66882613715859E-22</text:p>
          </table:table-cell>
          <table:table-cell office:value-type="float" office:value="-7.76416594140796E-022" calcext:value-type="float">
            <text:p>-7.76416594140796E-22</text:p>
          </table:table-cell>
          <table:table-cell office:value-type="float" office:value="2.37950989108314E-021" calcext:value-type="float">
            <text:p>2.37950989108314E-21</text:p>
          </table:table-cell>
          <table:table-cell office:value-type="float" office:value="0.0000232838112080586" calcext:value-type="float">
            <text:p>2.32838112080586E-05</text:p>
          </table:table-cell>
          <table:table-cell office:value-type="float" office:value="6.17485214147008E-022" calcext:value-type="float">
            <text:p>6.17485214147008E-22</text:p>
          </table:table-cell>
          <table:table-cell office:value-type="float" office:value="-5.03464706354426E-022" calcext:value-type="float">
            <text:p>-5.03464706354426E-22</text:p>
          </table:table-cell>
          <table:table-cell office:value-type="float" office:value="0" calcext:value-type="float">
            <text:p>0</text:p>
          </table:table-cell>
          <table:table-cell office:value-type="float" office:value="0.000024125770910963" calcext:value-type="float">
            <text:p>2.4125770910963E-05</text:p>
          </table:table-cell>
          <table:table-cell office:value-type="float" office:value="0.0000365175781454943" calcext:value-type="float">
            <text:p>3.65175781454943E-05</text:p>
          </table:table-cell>
          <table:table-cell office:value-type="float" office:value="0.0000123165339399558" calcext:value-type="float">
            <text:p>1.23165339399558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C11:.W11])" office:value-type="float" office:value="2.91379333855479E-019" calcext:value-type="float">
            <text:p>2.91379333855479E-19</text:p>
          </table:table-cell>
          <table:table-cell office:value-type="float" office:value="-0.000017188838776917" calcext:value-type="float">
            <text:p>-1.7188838776917E-05</text:p>
          </table:table-cell>
          <table:table-cell office:value-type="float" office:value="-3.84785768876223E-025" calcext:value-type="float">
            <text:p>-3.84785768876223E-25</text:p>
          </table:table-cell>
          <table:table-cell office:value-type="float" office:value="0" calcext:value-type="float">
            <text:p>0</text:p>
          </table:table-cell>
          <table:table-cell office:value-type="float" office:value="-0.000113672144149219" calcext:value-type="float">
            <text:p>-0.000113672144149</text:p>
          </table:table-cell>
          <table:table-cell office:value-type="float" office:value="4.24965585726543E-021" calcext:value-type="float">
            <text:p>4.24965585726543E-21</text:p>
          </table:table-cell>
          <table:table-cell office:value-type="float" office:value="0.0000509390770036015" calcext:value-type="float">
            <text:p>5.09390770036015E-05</text:p>
          </table:table-cell>
          <table:table-cell office:value-type="float" office:value="-0.0000697945331244953" calcext:value-type="float">
            <text:p>-6.97945331244953E-05</text:p>
          </table:table-cell>
          <table:table-cell office:value-type="float" office:value="-5.76458124488701E-021" calcext:value-type="float">
            <text:p>-5.76458124488701E-21</text:p>
          </table:table-cell>
          <table:table-cell office:value-type="float" office:value="4.56469488160822E-021" calcext:value-type="float">
            <text:p>4.56469488160822E-21</text:p>
          </table:table-cell>
          <table:table-cell office:value-type="float" office:value="3.57519269345298E-021" calcext:value-type="float">
            <text:p>3.57519269345298E-21</text:p>
          </table:table-cell>
          <table:table-cell office:value-type="float" office:value="-8.02379872707154E-021" calcext:value-type="float">
            <text:p>-8.02379872707154E-21</text:p>
          </table:table-cell>
          <table:table-cell office:value-type="float" office:value="-3.61097913619264E-021" calcext:value-type="float">
            <text:p>-3.61097913619264E-21</text:p>
          </table:table-cell>
          <table:table-cell office:value-type="float" office:value="-9.43821211827888E-022" calcext:value-type="float">
            <text:p>-9.43821211827888E-22</text:p>
          </table:table-cell>
          <table:table-cell office:value-type="float" office:value="-1.54037118077716E-021" calcext:value-type="float">
            <text:p>-1.54037118077716E-21</text:p>
          </table:table-cell>
          <table:table-cell office:value-type="float" office:value="0.0000361262202669609" calcext:value-type="float">
            <text:p>3.61262202669609E-05</text:p>
          </table:table-cell>
          <table:table-cell office:value-type="float" office:value="-3.40410235255756E-021" calcext:value-type="float">
            <text:p>-3.40410235255756E-21</text:p>
          </table:table-cell>
          <table:table-cell office:value-type="float" office:value="-9.50315220271921E-022" calcext:value-type="float">
            <text:p>-9.50315220271921E-22</text:p>
          </table:table-cell>
          <table:table-cell office:value-type="float" office:value="0" calcext:value-type="float">
            <text:p>0</text:p>
          </table:table-cell>
          <table:table-cell office:value-type="float" office:value="0.0000376126361765802" calcext:value-type="float">
            <text:p>3.76126361765802E-05</text:p>
          </table:table-cell>
          <table:table-cell office:value-type="float" office:value="0.0000568766444114931" calcext:value-type="float">
            <text:p>5.68766444114931E-05</text:p>
          </table:table-cell>
          <table:table-cell office:value-type="float" office:value="0.0000191009381919959" calcext:value-type="float">
            <text:p>1.91009381919959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C12:.W12])" office:value-type="float" office:value="0" calcext:value-type="float">
            <text:p>0</text:p>
          </table:table-cell>
          <table:table-cell office:value-type="float" office:value="-0.0000183798145681293" calcext:value-type="float">
            <text:p>-1.83798145681293E-05</text:p>
          </table:table-cell>
          <table:table-cell office:value-type="float" office:value="-1.02446482162702E-022" calcext:value-type="float">
            <text:p>-1.02446482162702E-22</text:p>
          </table:table-cell>
          <table:table-cell office:value-type="float" office:value="0" calcext:value-type="float">
            <text:p>0</text:p>
          </table:table-cell>
          <table:table-cell office:value-type="float" office:value="-0.000173172886082262" calcext:value-type="float">
            <text:p>-0.000173172886082</text:p>
          </table:table-cell>
          <table:table-cell office:value-type="float" office:value="9.07470462474553E-023" calcext:value-type="float">
            <text:p>9.07470462474553E-23</text:p>
          </table:table-cell>
          <table:table-cell office:value-type="float" office:value="0.0000745591952440102" calcext:value-type="float">
            <text:p>7.45591952440102E-05</text:p>
          </table:table-cell>
          <table:table-cell office:value-type="float" office:value="-0.000102761909000697" calcext:value-type="float">
            <text:p>-0.000102761909001</text:p>
          </table:table-cell>
          <table:table-cell office:value-type="float" office:value="6.1980096510562E-021" calcext:value-type="float">
            <text:p>6.1980096510562E-21</text:p>
          </table:table-cell>
          <table:table-cell office:value-type="float" office:value="1.88336282371245E-022" calcext:value-type="float">
            <text:p>1.88336282371245E-22</text:p>
          </table:table-cell>
          <table:table-cell office:value-type="float" office:value="3.88322473206739E-021" calcext:value-type="float">
            <text:p>3.88322473206739E-21</text:p>
          </table:table-cell>
          <table:table-cell office:value-type="float" office:value="9.53943083713914E-022" calcext:value-type="float">
            <text:p>9.53943083713914E-22</text:p>
          </table:table-cell>
          <table:table-cell office:value-type="float" office:value="-1.01927997715452E-021" calcext:value-type="float">
            <text:p>-1.01927997715452E-21</text:p>
          </table:table-cell>
          <table:table-cell office:value-type="float" office:value="5.98930500093575E-021" calcext:value-type="float">
            <text:p>5.98930500093575E-21</text:p>
          </table:table-cell>
          <table:table-cell office:value-type="float" office:value="-2.89347902544145E-021" calcext:value-type="float">
            <text:p>-2.89347902544145E-21</text:p>
          </table:table-cell>
          <table:table-cell office:value-type="float" office:value="0.0000528846831574386" calcext:value-type="float">
            <text:p>5.28846831574386E-05</text:p>
          </table:table-cell>
          <table:table-cell office:value-type="float" office:value="1.09120382342416E-020" calcext:value-type="float">
            <text:p>1.09120382342416E-20</text:p>
          </table:table-cell>
          <table:table-cell office:value-type="float" office:value="-1.07880755050635E-021" calcext:value-type="float">
            <text:p>-1.07880755050635E-21</text:p>
          </table:table-cell>
          <table:table-cell office:value-type="float" office:value="0" calcext:value-type="float">
            <text:p>0</text:p>
          </table:table-cell>
          <table:table-cell office:value-type="float" office:value="0.0000553325406225399" calcext:value-type="float">
            <text:p>5.53325406225399E-05</text:p>
          </table:table-cell>
          <table:table-cell office:value-type="float" office:value="0.000083591049898815" calcext:value-type="float">
            <text:p>8.3591049898815E-05</text:p>
          </table:table-cell>
          <table:table-cell office:value-type="float" office:value="0.0000279471407282846" calcext:value-type="float">
            <text:p>2.79471407282846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C13:.W13])" office:value-type="float" office:value="-4.04881748787556E-019" calcext:value-type="float">
            <text:p>-4.04881748787556E-19</text:p>
          </table:table-cell>
          <table:table-cell office:value-type="float" office:value="-0.0000101817806431069" calcext:value-type="float">
            <text:p>-1.01817806431069E-05</text:p>
          </table:table-cell>
          <table:table-cell office:value-type="float" office:value="2.91072951103993E-024" calcext:value-type="float">
            <text:p>2.91072951103993E-24</text:p>
          </table:table-cell>
          <table:table-cell office:value-type="float" office:value="0" calcext:value-type="float">
            <text:p>0</text:p>
          </table:table-cell>
          <table:table-cell office:value-type="float" office:value="-0.000253944647224145" calcext:value-type="float">
            <text:p>-0.000253944647224</text:p>
          </table:table-cell>
          <table:table-cell office:value-type="float" office:value="-1.21281747793995E-020" calcext:value-type="float">
            <text:p>-1.21281747793995E-20</text:p>
          </table:table-cell>
          <table:table-cell office:value-type="float" office:value="0.00010249949307843" calcext:value-type="float">
            <text:p>0.000102499493078</text:p>
          </table:table-cell>
          <table:table-cell office:value-type="float" office:value="-0.000135933696463142" calcext:value-type="float">
            <text:p>-0.000135933696463</text:p>
          </table:table-cell>
          <table:table-cell office:value-type="float" office:value="1.7482093326165E-020" calcext:value-type="float">
            <text:p>1.7482093326165E-20</text:p>
          </table:table-cell>
          <table:table-cell office:value-type="float" office:value="-1.10639938313239E-020" calcext:value-type="float">
            <text:p>-1.10639938313239E-20</text:p>
          </table:table-cell>
          <table:table-cell office:value-type="float" office:value="-6.3689824725637E-021" calcext:value-type="float">
            <text:p>-6.3689824725637E-21</text:p>
          </table:table-cell>
          <table:table-cell office:value-type="float" office:value="-1.51420660795269E-020" calcext:value-type="float">
            <text:p>-1.51420660795269E-20</text:p>
          </table:table-cell>
          <table:table-cell office:value-type="float" office:value="5.02474207483332E-021" calcext:value-type="float">
            <text:p>5.02474207483332E-21</text:p>
          </table:table-cell>
          <table:table-cell office:value-type="float" office:value="-1.43370198168994E-020" calcext:value-type="float">
            <text:p>-1.43370198168994E-20</text:p>
          </table:table-cell>
          <table:table-cell office:value-type="float" office:value="-6.75715930195136E-022" calcext:value-type="float">
            <text:p>-6.75715930195136E-22</text:p>
          </table:table-cell>
          <table:table-cell office:value-type="float" office:value="0.00007235732761087" calcext:value-type="float">
            <text:p>7.235732761087E-05</text:p>
          </table:table-cell>
          <table:table-cell office:value-type="float" office:value="1.17243642085654E-020" calcext:value-type="float">
            <text:p>1.17243642085654E-20</text:p>
          </table:table-cell>
          <table:table-cell office:value-type="float" office:value="-2.28735059769602E-022" calcext:value-type="float">
            <text:p>-2.28735059769602E-22</text:p>
          </table:table-cell>
          <table:table-cell office:value-type="float" office:value="0" calcext:value-type="float">
            <text:p>0</text:p>
          </table:table-cell>
          <table:table-cell office:value-type="float" office:value="0.0000743015217897201" calcext:value-type="float">
            <text:p>7.43015217897201E-05</text:p>
          </table:table-cell>
          <table:table-cell office:value-type="float" office:value="0.000112669372337196" calcext:value-type="float">
            <text:p>0.000112669372337</text:p>
          </table:table-cell>
          <table:table-cell office:value-type="float" office:value="0.0000382324095141774" calcext:value-type="float">
            <text:p>3.82324095141774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C14:.W14])" office:value-type="float" office:value="-6.23210185192567E-019" calcext:value-type="float">
            <text:p>-6.23210185192567E-19</text:p>
          </table:table-cell>
          <table:table-cell office:value-type="float" office:value="0" calcext:value-type="float">
            <text:p>0</text:p>
          </table:table-cell>
          <table:table-cell office:value-type="float" office:value="2.06063986598346E-022" calcext:value-type="float">
            <text:p>2.06063986598346E-22</text:p>
          </table:table-cell>
          <table:table-cell office:value-type="float" office:value="0" calcext:value-type="float">
            <text:p>0</text:p>
          </table:table-cell>
          <table:table-cell office:value-type="float" office:value="-0.000346453786102591" calcext:value-type="float">
            <text:p>-0.000346453786103</text:p>
          </table:table-cell>
          <table:table-cell office:value-type="float" office:value="-7.73623830795179E-021" calcext:value-type="float">
            <text:p>-7.73623830795179E-21</text:p>
          </table:table-cell>
          <table:table-cell office:value-type="float" office:value="0.000145913523532297" calcext:value-type="float">
            <text:p>0.000145913523532</text:p>
          </table:table-cell>
          <table:table-cell office:value-type="float" office:value="-0.00017311445724144" calcext:value-type="float">
            <text:p>-0.000173114457241</text:p>
          </table:table-cell>
          <table:table-cell office:value-type="float" office:value="-0.0000272797704098754" calcext:value-type="float">
            <text:p>-2.72797704098754E-05</text:p>
          </table:table-cell>
          <table:table-cell office:value-type="float" office:value="-4.47219882255041E-021" calcext:value-type="float">
            <text:p>-4.47219882255041E-21</text:p>
          </table:table-cell>
          <table:table-cell office:value-type="float" office:value="-0.0000253051706043794" calcext:value-type="float">
            <text:p>-2.53051706043794E-05</text:p>
          </table:table-cell>
          <table:table-cell office:value-type="float" office:value="1.40908598041643E-020" calcext:value-type="float">
            <text:p>1.40908598041643E-20</text:p>
          </table:table-cell>
          <table:table-cell office:value-type="float" office:value="9.0024605570783E-021" calcext:value-type="float">
            <text:p>9.0024605570783E-21</text:p>
          </table:table-cell>
          <table:table-cell office:value-type="float" office:value="-1.66488206617603E-021" calcext:value-type="float">
            <text:p>-1.66488206617603E-21</text:p>
          </table:table-cell>
          <table:table-cell office:value-type="float" office:value="-9.48395351010414E-021" calcext:value-type="float">
            <text:p>-9.48395351010414E-21</text:p>
          </table:table-cell>
          <table:table-cell office:value-type="float" office:value="0.000103079068842435" calcext:value-type="float">
            <text:p>0.000103079068842</text:p>
          </table:table-cell>
          <table:table-cell office:value-type="float" office:value="1.745368097377E-021" calcext:value-type="float">
            <text:p>1.745368097377E-21</text:p>
          </table:table-cell>
          <table:table-cell office:value-type="float" office:value="7.14881409416943E-021" calcext:value-type="float">
            <text:p>7.14881409416943E-21</text:p>
          </table:table-cell>
          <table:table-cell office:value-type="float" office:value="0" calcext:value-type="float">
            <text:p>0</text:p>
          </table:table-cell>
          <table:table-cell office:value-type="float" office:value="0.000106958834639624" calcext:value-type="float">
            <text:p>0.00010695883464</text:p>
          </table:table-cell>
          <table:table-cell office:value-type="float" office:value="0.000161674338656273" calcext:value-type="float">
            <text:p>0.000161674338656</text:p>
          </table:table-cell>
          <table:table-cell office:value-type="float" office:value="0.0000545274186876562" calcext:value-type="float">
            <text:p>5.4527418687656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C15:.W15])" office:value-type="float" office:value="2.16816638762938E-019" calcext:value-type="float">
            <text:p>2.16816638762938E-19</text:p>
          </table:table-cell>
          <table:table-cell office:value-type="float" office:value="0" calcext:value-type="float">
            <text:p>0</text:p>
          </table:table-cell>
          <table:table-cell office:value-type="float" office:value="-2.37957341630071E-023" calcext:value-type="float">
            <text:p>-2.37957341630071E-23</text:p>
          </table:table-cell>
          <table:table-cell office:value-type="float" office:value="0" calcext:value-type="float">
            <text:p>0</text:p>
          </table:table-cell>
          <table:table-cell office:value-type="float" office:value="-0.000466686516976201" calcext:value-type="float">
            <text:p>-0.000466686516976</text:p>
          </table:table-cell>
          <table:table-cell office:value-type="float" office:value="-1.42223022904608E-020" calcext:value-type="float">
            <text:p>-1.42223022904608E-20</text:p>
          </table:table-cell>
          <table:table-cell office:value-type="float" office:value="0.000205348475992847" calcext:value-type="float">
            <text:p>0.000205348475993</text:p>
          </table:table-cell>
          <table:table-cell office:value-type="float" office:value="-0.000218367601285767" calcext:value-type="float">
            <text:p>-0.000218367601286</text:p>
          </table:table-cell>
          <table:table-cell office:value-type="float" office:value="-0.0000589514600235726" calcext:value-type="float">
            <text:p>-5.89514600235726E-05</text:p>
          </table:table-cell>
          <table:table-cell office:value-type="float" office:value="-1.43587743851969E-020" calcext:value-type="float">
            <text:p>-1.43587743851969E-20</text:p>
          </table:table-cell>
          <table:table-cell office:value-type="float" office:value="-0.0000605047704910691" calcext:value-type="float">
            <text:p>-6.05047704910691E-05</text:p>
          </table:table-cell>
          <table:table-cell office:value-type="float" office:value="-2.36365114182962E-020" calcext:value-type="float">
            <text:p>-2.36365114182962E-20</text:p>
          </table:table-cell>
          <table:table-cell office:value-type="float" office:value="-5.74360087416091E-023" calcext:value-type="float">
            <text:p>-5.74360087416091E-23</text:p>
          </table:table-cell>
          <table:table-cell office:value-type="float" office:value="-1.1246355770848E-021" calcext:value-type="float">
            <text:p>-1.1246355770848E-21</text:p>
          </table:table-cell>
          <table:table-cell office:value-type="float" office:value="9.44784680912765E-021" calcext:value-type="float">
            <text:p>9.44784680912765E-21</text:p>
          </table:table-cell>
          <table:table-cell office:value-type="float" office:value="0.000144886259904364" calcext:value-type="float">
            <text:p>0.000144886259904</text:p>
          </table:table-cell>
          <table:table-cell office:value-type="float" office:value="1.98481131214975E-021" calcext:value-type="float">
            <text:p>1.98481131214975E-21</text:p>
          </table:table-cell>
          <table:table-cell office:value-type="float" office:value="1.5418158866304E-020" calcext:value-type="float">
            <text:p>1.5418158866304E-20</text:p>
          </table:table-cell>
          <table:table-cell office:value-type="float" office:value="0" calcext:value-type="float">
            <text:p>0</text:p>
          </table:table-cell>
          <table:table-cell office:value-type="float" office:value="0.000150429615270215" calcext:value-type="float">
            <text:p>0.00015042961527</text:p>
          </table:table-cell>
          <table:table-cell office:value-type="float" office:value="0.000227267161757812" calcext:value-type="float">
            <text:p>0.000227267161758</text:p>
          </table:table-cell>
          <table:table-cell office:value-type="float" office:value="0.000076578835851372" calcext:value-type="float">
            <text:p>7.6578835851372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C16:.W16])" office:value-type="float" office:value="8.56144939763123E-019" calcext:value-type="float">
            <text:p>8.56144939763123E-19</text:p>
          </table:table-cell>
          <table:table-cell office:value-type="float" office:value="0" calcext:value-type="float">
            <text:p>0</text:p>
          </table:table-cell>
          <table:table-cell office:value-type="float" office:value="1.58882560868574E-020" calcext:value-type="float">
            <text:p>1.58882560868574E-20</text:p>
          </table:table-cell>
          <table:table-cell office:value-type="float" office:value="0" calcext:value-type="float">
            <text:p>0</text:p>
          </table:table-cell>
          <table:table-cell office:value-type="float" office:value="-0.000586584407762474" calcext:value-type="float">
            <text:p>-0.000586584407762</text:p>
          </table:table-cell>
          <table:table-cell office:value-type="float" office:value="-3.99023337402986E-020" calcext:value-type="float">
            <text:p>-3.99023337402986E-20</text:p>
          </table:table-cell>
          <table:table-cell office:value-type="float" office:value="0.000281243309612576" calcext:value-type="float">
            <text:p>0.000281243309613</text:p>
          </table:table-cell>
          <table:table-cell office:value-type="float" office:value="-0.00026363249055014" calcext:value-type="float">
            <text:p>-0.00026363249055</text:p>
          </table:table-cell>
          <table:table-cell office:value-type="float" office:value="-0.000132755829173125" calcext:value-type="float">
            <text:p>-0.000132755829173</text:p>
          </table:table-cell>
          <table:table-cell office:value-type="float" office:value="9.78950379542863E-021" calcext:value-type="float">
            <text:p>9.78950379542863E-21</text:p>
          </table:table-cell>
          <table:table-cell office:value-type="float" office:value="-0.0001179986696018" calcext:value-type="float">
            <text:p>-0.000117998669602</text:p>
          </table:table-cell>
          <table:table-cell office:value-type="float" office:value="-9.13622924820055E-021" calcext:value-type="float">
            <text:p>-9.13622924820055E-21</text:p>
          </table:table-cell>
          <table:table-cell office:value-type="float" office:value="-1.42209307118048E-020" calcext:value-type="float">
            <text:p>-1.42209307118048E-20</text:p>
          </table:table-cell>
          <table:table-cell office:value-type="float" office:value="1.98413807922585E-020" calcext:value-type="float">
            <text:p>1.98413807922585E-20</text:p>
          </table:table-cell>
          <table:table-cell office:value-type="float" office:value="-1.45828603917426E-020" calcext:value-type="float">
            <text:p>-1.45828603917426E-20</text:p>
          </table:table-cell>
          <table:table-cell office:value-type="float" office:value="0.000198162412908605" calcext:value-type="float">
            <text:p>0.000198162412909</text:p>
          </table:table-cell>
          <table:table-cell office:value-type="float" office:value="6.31251523625241E-021" calcext:value-type="float">
            <text:p>6.31251523625241E-21</text:p>
          </table:table-cell>
          <table:table-cell office:value-type="float" office:value="2.02934113871363E-020" calcext:value-type="float">
            <text:p>2.02934113871363E-20</text:p>
          </table:table-cell>
          <table:table-cell office:value-type="float" office:value="0" calcext:value-type="float">
            <text:p>0</text:p>
          </table:table-cell>
          <table:table-cell office:value-type="float" office:value="0.000205961399679929" calcext:value-type="float">
            <text:p>0.00020596139968</text:p>
          </table:table-cell>
          <table:table-cell office:value-type="float" office:value="0.000310965067693959" calcext:value-type="float">
            <text:p>0.000310965067694</text:p>
          </table:table-cell>
          <table:table-cell office:value-type="float" office:value="0.000104639207192471" calcext:value-type="float">
            <text:p>0.000104639207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C17:.W17])" office:value-type="float" office:value="-2.67416443481179E-020" calcext:value-type="float">
            <text:p>-2.67416443481179E-20</text:p>
          </table:table-cell>
          <table:table-cell office:value-type="float" office:value="0" calcext:value-type="float">
            <text:p>0</text:p>
          </table:table-cell>
          <table:table-cell office:value-type="float" office:value="3.63409964019696E-022" calcext:value-type="float">
            <text:p>3.63409964019696E-22</text:p>
          </table:table-cell>
          <table:table-cell office:value-type="float" office:value="0" calcext:value-type="float">
            <text:p>0</text:p>
          </table:table-cell>
          <table:table-cell office:value-type="float" office:value="-0.000706149648583153" calcext:value-type="float">
            <text:p>-0.000706149648583</text:p>
          </table:table-cell>
          <table:table-cell office:value-type="float" office:value="-2.7383061081921E-020" calcext:value-type="float">
            <text:p>-2.7383061081921E-20</text:p>
          </table:table-cell>
          <table:table-cell office:value-type="float" office:value="0.000375948974589411" calcext:value-type="float">
            <text:p>0.000375948974589</text:p>
          </table:table-cell>
          <table:table-cell office:value-type="float" office:value="-0.000308908445617464" calcext:value-type="float">
            <text:p>-0.000308908445617</text:p>
          </table:table-cell>
          <table:table-cell office:value-type="float" office:value="-0.000254545505283793" calcext:value-type="float">
            <text:p>-0.000254545505284</text:p>
          </table:table-cell>
          <table:table-cell office:value-type="float" office:value="2.29852760437361E-020" calcext:value-type="float">
            <text:p>2.29852760437361E-20</text:p>
          </table:table-cell>
          <table:table-cell office:value-type="float" office:value="-0.000200999970870029" calcext:value-type="float">
            <text:p>-0.00020099997087</text:p>
          </table:table-cell>
          <table:table-cell office:value-type="float" office:value="1.61310081160522E-020" calcext:value-type="float">
            <text:p>1.61310081160522E-20</text:p>
          </table:table-cell>
          <table:table-cell office:value-type="float" office:value="-2.94820461613027E-021" calcext:value-type="float">
            <text:p>-2.94820461613027E-21</text:p>
          </table:table-cell>
          <table:table-cell office:value-type="float" office:value="4.54365608965309E-021" calcext:value-type="float">
            <text:p>4.54365608965309E-21</text:p>
          </table:table-cell>
          <table:table-cell office:value-type="float" office:value="1.47104488952697E-020" calcext:value-type="float">
            <text:p>1.47104488952697E-20</text:p>
          </table:table-cell>
          <table:table-cell office:value-type="float" office:value="0.000264488975797532" calcext:value-type="float">
            <text:p>0.000264488975798</text:p>
          </table:table-cell>
          <table:table-cell office:value-type="float" office:value="-1.08075057754344E-020" calcext:value-type="float">
            <text:p>-1.08075057754344E-20</text:p>
          </table:table-cell>
          <table:table-cell office:value-type="float" office:value="1.04063866717889E-020" calcext:value-type="float">
            <text:p>1.04063866717889E-20</text:p>
          </table:table-cell>
          <table:table-cell office:value-type="float" office:value="0" calcext:value-type="float">
            <text:p>0</text:p>
          </table:table-cell>
          <table:table-cell office:value-type="float" office:value="0.000275302755346023" calcext:value-type="float">
            <text:p>0.000275302755346</text:p>
          </table:table-cell>
          <table:table-cell office:value-type="float" office:value="0.00041534549345651" calcext:value-type="float">
            <text:p>0.000415345493457</text:p>
          </table:table-cell>
          <table:table-cell office:value-type="float" office:value="0.000139517371164963" calcext:value-type="float">
            <text:p>0.0001395173711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C18:.W18])" office:value-type="float" office:value="9.21571931378806E-019" calcext:value-type="float">
            <text:p>9.21571931378806E-19</text:p>
          </table:table-cell>
          <table:table-cell office:value-type="float" office:value="0" calcext:value-type="float">
            <text:p>0</text:p>
          </table:table-cell>
          <table:table-cell office:value-type="float" office:value="8.47661269951354E-026" calcext:value-type="float">
            <text:p>8.47661269951354E-26</text:p>
          </table:table-cell>
          <table:table-cell office:value-type="float" office:value="0" calcext:value-type="float">
            <text:p>0</text:p>
          </table:table-cell>
          <table:table-cell office:value-type="float" office:value="-0.000825384450451721" calcext:value-type="float">
            <text:p>-0.000825384450452</text:p>
          </table:table-cell>
          <table:table-cell office:value-type="float" office:value="1.19312190097317E-020" calcext:value-type="float">
            <text:p>1.19312190097317E-20</text:p>
          </table:table-cell>
          <table:table-cell office:value-type="float" office:value="0.000491821758976435" calcext:value-type="float">
            <text:p>0.000491821758976</text:p>
          </table:table-cell>
          <table:table-cell office:value-type="float" office:value="-0.000354194809563153" calcext:value-type="float">
            <text:p>-0.000354194809563</text:p>
          </table:table-cell>
          <table:table-cell office:value-type="float" office:value="-0.000430133598211576" calcext:value-type="float">
            <text:p>-0.000430133598212</text:p>
          </table:table-cell>
          <table:table-cell office:value-type="float" office:value="4.35720098833361E-023" calcext:value-type="float">
            <text:p>4.35720098833361E-23</text:p>
          </table:table-cell>
          <table:table-cell office:value-type="float" office:value="-0.000312745948345263" calcext:value-type="float">
            <text:p>-0.000312745948345</text:p>
          </table:table-cell>
          <table:table-cell office:value-type="float" office:value="3.62713952931124E-020" calcext:value-type="float">
            <text:p>3.62713952931124E-20</text:p>
          </table:table-cell>
          <table:table-cell office:value-type="float" office:value="1.48951330847979E-020" calcext:value-type="float">
            <text:p>1.48951330847979E-20</text:p>
          </table:table-cell>
          <table:table-cell office:value-type="float" office:value="2.91788155878457E-020" calcext:value-type="float">
            <text:p>2.91788155878457E-20</text:p>
          </table:table-cell>
          <table:table-cell office:value-type="float" office:value="2.14200272100697E-020" calcext:value-type="float">
            <text:p>2.14200272100697E-20</text:p>
          </table:table-cell>
          <table:table-cell office:value-type="float" office:value="0.000345426981683422" calcext:value-type="float">
            <text:p>0.000345426981683</text:p>
          </table:table-cell>
          <table:table-cell office:value-type="float" office:value="3.7819013717833E-021" calcext:value-type="float">
            <text:p>3.7819013717833E-21</text:p>
          </table:table-cell>
          <table:table-cell office:value-type="float" office:value="2.60856547361674E-020" calcext:value-type="float">
            <text:p>2.60856547361674E-20</text:p>
          </table:table-cell>
          <table:table-cell office:value-type="float" office:value="0" calcext:value-type="float">
            <text:p>0</text:p>
          </table:table-cell>
          <table:table-cell office:value-type="float" office:value="0.000360215372202097" calcext:value-type="float">
            <text:p>0.000360215372202</text:p>
          </table:table-cell>
          <table:table-cell office:value-type="float" office:value="0.00054298987775033" calcext:value-type="float">
            <text:p>0.00054298987775</text:p>
          </table:table-cell>
          <table:table-cell office:value-type="float" office:value="0.00018200481595943" calcext:value-type="float">
            <text:p>0.000182004815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C19:.W19])" office:value-type="float" office:value="1.05032085459533E-019" calcext:value-type="float">
            <text:p>1.05032085459533E-19</text:p>
          </table:table-cell>
          <table:table-cell office:value-type="float" office:value="0" calcext:value-type="float">
            <text:p>0</text:p>
          </table:table-cell>
          <table:table-cell office:value-type="float" office:value="-0.0000273877499469355" calcext:value-type="float">
            <text:p>-2.73877499469355E-05</text:p>
          </table:table-cell>
          <table:table-cell office:value-type="float" office:value="0" calcext:value-type="float">
            <text:p>0</text:p>
          </table:table-cell>
          <table:table-cell office:value-type="float" office:value="-0.00094429180522193" calcext:value-type="float">
            <text:p>-0.000944291805222</text:p>
          </table:table-cell>
          <table:table-cell office:value-type="float" office:value="5.12188497853828E-020" calcext:value-type="float">
            <text:p>5.12188497853828E-20</text:p>
          </table:table-cell>
          <table:table-cell office:value-type="float" office:value="0.000638231089189275" calcext:value-type="float">
            <text:p>0.000638231089189</text:p>
          </table:table-cell>
          <table:table-cell office:value-type="float" office:value="-0.000399491042681051" calcext:value-type="float">
            <text:p>-0.000399491042681</text:p>
          </table:table-cell>
          <table:table-cell office:value-type="float" office:value="-0.000643648305251077" calcext:value-type="float">
            <text:p>-0.000643648305251</text:p>
          </table:table-cell>
          <table:table-cell office:value-type="float" office:value="6.18910697977327E-020" calcext:value-type="float">
            <text:p>6.18910697977327E-20</text:p>
          </table:table-cell>
          <table:table-cell office:value-type="float" office:value="-0.000444821155875025" calcext:value-type="float">
            <text:p>-0.000444821155875</text:p>
          </table:table-cell>
          <table:table-cell office:value-type="float" office:value="-3.10883383113961E-020" calcext:value-type="float">
            <text:p>-3.10883383113961E-20</text:p>
          </table:table-cell>
          <table:table-cell office:value-type="float" office:value="-2.09641814889195E-020" calcext:value-type="float">
            <text:p>-2.09641814889195E-20</text:p>
          </table:table-cell>
          <table:table-cell office:value-type="float" office:value="-0.0000262830842176633" calcext:value-type="float">
            <text:p>-2.62830842176633E-05</text:p>
          </table:table-cell>
          <table:table-cell office:value-type="float" office:value="-6.47826559155671E-021" calcext:value-type="float">
            <text:p>-6.47826559155671E-21</text:p>
          </table:table-cell>
          <table:table-cell office:value-type="float" office:value="0.000445900194439079" calcext:value-type="float">
            <text:p>0.000445900194439</text:p>
          </table:table-cell>
          <table:table-cell office:value-type="float" office:value="-8.59664704945019E-021" calcext:value-type="float">
            <text:p>-8.59664704945019E-21</text:p>
          </table:table-cell>
          <table:table-cell office:value-type="float" office:value="1.04523972993574E-020" calcext:value-type="float">
            <text:p>1.04523972993574E-20</text:p>
          </table:table-cell>
          <table:table-cell office:value-type="float" office:value="0" calcext:value-type="float">
            <text:p>0</text:p>
          </table:table-cell>
          <table:table-cell office:value-type="float" office:value="0.00046642483713025" calcext:value-type="float">
            <text:p>0.00046642483713</text:p>
          </table:table-cell>
          <table:table-cell office:value-type="float" office:value="0.000701435692220526" calcext:value-type="float">
            <text:p>0.000701435692221</text:p>
          </table:table-cell>
          <table:table-cell office:value-type="float" office:value="0.000233931330214552" calcext:value-type="float">
            <text:p>0.0002339313302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C20:.W20])" office:value-type="float" office:value="-9.0801931945661E-019" calcext:value-type="float">
            <text:p>-9.0801931945661E-19</text:p>
          </table:table-cell>
          <table:table-cell office:value-type="float" office:value="0" calcext:value-type="float">
            <text:p>0</text:p>
          </table:table-cell>
          <table:table-cell office:value-type="float" office:value="-0.0000973472950558086" calcext:value-type="float">
            <text:p>-9.73472950558086E-05</text:p>
          </table:table-cell>
          <table:table-cell office:value-type="float" office:value="0" calcext:value-type="float">
            <text:p>0</text:p>
          </table:table-cell>
          <table:table-cell office:value-type="float" office:value="-0.00106288114802615" calcext:value-type="float">
            <text:p>-0.001062881148026</text:p>
          </table:table-cell>
          <table:table-cell office:value-type="float" office:value="9.49275669442672E-020" calcext:value-type="float">
            <text:p>9.49275669442672E-20</text:p>
          </table:table-cell>
          <table:table-cell office:value-type="float" office:value="0.000824104393237578" calcext:value-type="float">
            <text:p>0.000824104393238</text:p>
          </table:table-cell>
          <table:table-cell office:value-type="float" office:value="-0.000444899634677083" calcext:value-type="float">
            <text:p>-0.000444899634677</text:p>
          </table:table-cell>
          <table:table-cell office:value-type="float" office:value="-0.000870365486128742" calcext:value-type="float">
            <text:p>-0.000870365486129</text:p>
          </table:table-cell>
          <table:table-cell office:value-type="float" office:value="9.43074173294423E-020" calcext:value-type="float">
            <text:p>9.43074173294423E-20</text:p>
          </table:table-cell>
          <table:table-cell office:value-type="float" office:value="-0.000658578099349252" calcext:value-type="float">
            <text:p>-0.000658578099349</text:p>
          </table:table-cell>
          <table:table-cell office:value-type="float" office:value="-2.21559494435849E-020" calcext:value-type="float">
            <text:p>-2.21559494435849E-20</text:p>
          </table:table-cell>
          <table:table-cell office:value-type="float" office:value="-8.46738037891402E-021" calcext:value-type="float">
            <text:p>-8.46738037891402E-21</text:p>
          </table:table-cell>
          <table:table-cell office:value-type="float" office:value="-0.0000599025153825914" calcext:value-type="float">
            <text:p>-5.99025153825914E-05</text:p>
          </table:table-cell>
          <table:table-cell office:value-type="float" office:value="2.64060979752607E-020" calcext:value-type="float">
            <text:p>2.64060979752607E-20</text:p>
          </table:table-cell>
          <table:table-cell office:value-type="float" office:value="0.000573472264915491" calcext:value-type="float">
            <text:p>0.000573472264915</text:p>
          </table:table-cell>
          <table:table-cell office:value-type="float" office:value="-5.97401379653982E-020" calcext:value-type="float">
            <text:p>-5.97401379653982E-20</text:p>
          </table:table-cell>
          <table:table-cell office:value-type="float" office:value="4.45353317502196E-020" calcext:value-type="float">
            <text:p>4.45353317502196E-20</text:p>
          </table:table-cell>
          <table:table-cell office:value-type="float" office:value="0" calcext:value-type="float">
            <text:p>0</text:p>
          </table:table-cell>
          <table:table-cell office:value-type="float" office:value="0.000598058462693446" calcext:value-type="float">
            <text:p>0.000598058462693</text:p>
          </table:table-cell>
          <table:table-cell office:value-type="float" office:value="0.000898519215331695" calcext:value-type="float">
            <text:p>0.000898519215332</text:p>
          </table:table-cell>
          <table:table-cell office:value-type="float" office:value="0.000299819842441416" calcext:value-type="float">
            <text:p>0.0002998198424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C21:.W21])" office:value-type="float" office:value="-2.38524477946811E-018" calcext:value-type="float">
            <text:p>-2.38524477946811E-18</text:p>
          </table:table-cell>
          <table:table-cell office:value-type="float" office:value="0" calcext:value-type="float">
            <text:p>0</text:p>
          </table:table-cell>
          <table:table-cell office:value-type="float" office:value="-0.000170958951424447" calcext:value-type="float">
            <text:p>-0.000170958951424</text:p>
          </table:table-cell>
          <table:table-cell office:value-type="float" office:value="0" calcext:value-type="float">
            <text:p>0</text:p>
          </table:table-cell>
          <table:table-cell office:value-type="float" office:value="-0.00118115290680093" calcext:value-type="float">
            <text:p>-0.001181152906801</text:p>
          </table:table-cell>
          <table:table-cell office:value-type="float" office:value="-0.0000279413178727996" calcext:value-type="float">
            <text:p>-2.79413178727996E-05</text:p>
          </table:table-cell>
          <table:table-cell office:value-type="float" office:value="0.00105105203612807" calcext:value-type="float">
            <text:p>0.001051052036128</text:p>
          </table:table-cell>
          <table:table-cell office:value-type="float" office:value="-0.000490305272792958" calcext:value-type="float">
            <text:p>-0.000490305272793</text:p>
          </table:table-cell>
          <table:table-cell office:value-type="float" office:value="-0.00109902302869288" calcext:value-type="float">
            <text:p>-0.001099023028693</text:p>
          </table:table-cell>
          <table:table-cell office:value-type="float" office:value="-1.39119681423124E-019" calcext:value-type="float">
            <text:p>-1.39119681423124E-19</text:p>
          </table:table-cell>
          <table:table-cell office:value-type="float" office:value="-0.000872978672382994" calcext:value-type="float">
            <text:p>-0.000872978672383</text:p>
          </table:table-cell>
          <table:table-cell office:value-type="float" office:value="-0.000105461624782427" calcext:value-type="float">
            <text:p>-0.000105461624782</text:p>
          </table:table-cell>
          <table:table-cell office:value-type="float" office:value="1.4551989749463E-019" calcext:value-type="float">
            <text:p>1.4551989749463E-19</text:p>
          </table:table-cell>
          <table:table-cell office:value-type="float" office:value="-0.000146073689170737" calcext:value-type="float">
            <text:p>-0.000146073689171</text:p>
          </table:table-cell>
          <table:table-cell office:value-type="float" office:value="1.57073948957578E-019" calcext:value-type="float">
            <text:p>1.57073948957578E-19</text:p>
          </table:table-cell>
          <table:table-cell office:value-type="float" office:value="0.000732515764112204" calcext:value-type="float">
            <text:p>0.000732515764112</text:p>
          </table:table-cell>
          <table:table-cell office:value-type="float" office:value="-6.25283279594599E-021" calcext:value-type="float">
            <text:p>-6.25283279594599E-21</text:p>
          </table:table-cell>
          <table:table-cell office:value-type="float" office:value="-1.08427948013877E-019" calcext:value-type="float">
            <text:p>-1.08427948013877E-19</text:p>
          </table:table-cell>
          <table:table-cell office:value-type="float" office:value="0" calcext:value-type="float">
            <text:p>0</text:p>
          </table:table-cell>
          <table:table-cell office:value-type="float" office:value="0.000771712999045299" calcext:value-type="float">
            <text:p>0.000771712999045</text:p>
          </table:table-cell>
          <table:table-cell office:value-type="float" office:value="0.00115518881547833" calcext:value-type="float">
            <text:p>0.001155188815478</text:p>
          </table:table-cell>
          <table:table-cell office:value-type="float" office:value="0.000383425849156267" calcext:value-type="float">
            <text:p>0.0003834258491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C22:.W22])" office:value-type="float" office:value="-1.51788304147971E-017" calcext:value-type="float">
            <text:p>-1.51788304147971E-17</text:p>
          </table:table-cell>
          <table:table-cell office:value-type="float" office:value="0" calcext:value-type="float">
            <text:p>0</text:p>
          </table:table-cell>
          <table:table-cell office:value-type="float" office:value="-0.000209978390158327" calcext:value-type="float">
            <text:p>-0.000209978390158</text:p>
          </table:table-cell>
          <table:table-cell office:value-type="float" office:value="0" calcext:value-type="float">
            <text:p>0</text:p>
          </table:table-cell>
          <table:table-cell office:value-type="float" office:value="-0.00129941095447002" calcext:value-type="float">
            <text:p>-0.00129941095447</text:p>
          </table:table-cell>
          <table:table-cell office:value-type="float" office:value="-0.0000401617002434075" calcext:value-type="float">
            <text:p>-4.01617002434075E-05</text:p>
          </table:table-cell>
          <table:table-cell office:value-type="float" office:value="0.00129573445350172" calcext:value-type="float">
            <text:p>0.001295734453502</text:p>
          </table:table-cell>
          <table:table-cell office:value-type="float" office:value="-0.000535707197660132" calcext:value-type="float">
            <text:p>-0.00053570719766</text:p>
          </table:table-cell>
          <table:table-cell office:value-type="float" office:value="-0.00149821381326479" calcext:value-type="float">
            <text:p>-0.001498213813265</text:p>
          </table:table-cell>
          <table:table-cell office:value-type="float" office:value="-9.09797890419853E-021" calcext:value-type="float">
            <text:p>-9.09797890419853E-21</text:p>
          </table:table-cell>
          <table:table-cell office:value-type="float" office:value="-0.00108816489195085" calcext:value-type="float">
            <text:p>-0.001088164891951</text:p>
          </table:table-cell>
          <table:table-cell office:value-type="float" office:value="-0.000132637974511878" calcext:value-type="float">
            <text:p>-0.000132637974512</text:p>
          </table:table-cell>
          <table:table-cell office:value-type="float" office:value="-9.56597960405889E-021" calcext:value-type="float">
            <text:p>-9.56597960405889E-21</text:p>
          </table:table-cell>
          <table:table-cell office:value-type="float" office:value="-0.000321312002185688" calcext:value-type="float">
            <text:p>-0.000321312002186</text:p>
          </table:table-cell>
          <table:table-cell office:value-type="float" office:value="-7.30084326589157E-021" calcext:value-type="float">
            <text:p>-7.30084326589157E-21</text:p>
          </table:table-cell>
          <table:table-cell office:value-type="float" office:value="0.000899683313153029" calcext:value-type="float">
            <text:p>0.000899683313153</text:p>
          </table:table-cell>
          <table:table-cell office:value-type="float" office:value="-8.51789309156429E-020" calcext:value-type="float">
            <text:p>-8.51789309156429E-20</text:p>
          </table:table-cell>
          <table:table-cell office:value-type="float" office:value="1.51254015561317E-020" calcext:value-type="float">
            <text:p>1.51254015561317E-20</text:p>
          </table:table-cell>
          <table:table-cell office:value-type="float" office:value="0" calcext:value-type="float">
            <text:p>0</text:p>
          </table:table-cell>
          <table:table-cell office:value-type="float" office:value="0.00099546410549402" calcext:value-type="float">
            <text:p>0.000995464105494</text:p>
          </table:table-cell>
          <table:table-cell office:value-type="float" office:value="0.00146498525591945" calcext:value-type="float">
            <text:p>0.001464985255919</text:p>
          </table:table-cell>
          <table:table-cell office:value-type="float" office:value="0.000469719796376858" calcext:value-type="float">
            <text:p>0.0004697197963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C23:.W23])" office:value-type="float" office:value="7.15573433840433E-018" calcext:value-type="float">
            <text:p>7.15573433840433E-18</text:p>
          </table:table-cell>
          <table:table-cell office:value-type="float" office:value="0" calcext:value-type="float">
            <text:p>0</text:p>
          </table:table-cell>
          <table:table-cell office:value-type="float" office:value="-0.000248939618189186" calcext:value-type="float">
            <text:p>-0.000248939618189</text:p>
          </table:table-cell>
          <table:table-cell office:value-type="float" office:value="0" calcext:value-type="float">
            <text:p>0</text:p>
          </table:table-cell>
          <table:table-cell office:value-type="float" office:value="-0.00141730510754833" calcext:value-type="float">
            <text:p>-0.001417305107548</text:p>
          </table:table-cell>
          <table:table-cell office:value-type="float" office:value="-0.000116357092131503" calcext:value-type="float">
            <text:p>-0.000116357092132</text:p>
          </table:table-cell>
          <table:table-cell office:value-type="float" office:value="0.00159135615482168" calcext:value-type="float">
            <text:p>0.001591356154822</text:p>
          </table:table-cell>
          <table:table-cell office:value-type="float" office:value="-0.000581104377950041" calcext:value-type="float">
            <text:p>-0.00058110437795</text:p>
          </table:table-cell>
          <table:table-cell office:value-type="float" office:value="-0.00189861001518567" calcext:value-type="float">
            <text:p>-0.001898610015186</text:p>
          </table:table-cell>
          <table:table-cell office:value-type="float" office:value="-1.82664497981039E-019" calcext:value-type="float">
            <text:p>-1.82664497981039E-19</text:p>
          </table:table-cell>
          <table:table-cell office:value-type="float" office:value="-0.00130394836873704" calcext:value-type="float">
            <text:p>-0.001303948368737</text:p>
          </table:table-cell>
          <table:table-cell office:value-type="float" office:value="-0.000213995654247767" calcext:value-type="float">
            <text:p>-0.000213995654248</text:p>
          </table:table-cell>
          <table:table-cell office:value-type="float" office:value="-4.13698542595707E-021" calcext:value-type="float">
            <text:p>-4.13698542595707E-21</text:p>
          </table:table-cell>
          <table:table-cell office:value-type="float" office:value="-0.000610363053491414" calcext:value-type="float">
            <text:p>-0.000610363053491</text:p>
          </table:table-cell>
          <table:table-cell office:value-type="float" office:value="-1.13713734879927E-019" calcext:value-type="float">
            <text:p>-1.13713734879927E-19</text:p>
          </table:table-cell>
          <table:table-cell office:value-type="float" office:value="0.00110026560737553" calcext:value-type="float">
            <text:p>0.001100265607376</text:p>
          </table:table-cell>
          <table:table-cell office:value-type="float" office:value="4.41961030913995E-020" calcext:value-type="float">
            <text:p>4.41961030913995E-20</text:p>
          </table:table-cell>
          <table:table-cell office:value-type="float" office:value="1.36334073687576E-019" calcext:value-type="float">
            <text:p>1.36334073687576E-19</text:p>
          </table:table-cell>
          <table:table-cell office:value-type="float" office:value="0" calcext:value-type="float">
            <text:p>0</text:p>
          </table:table-cell>
          <table:table-cell office:value-type="float" office:value="0.00127710238884205" calcext:value-type="float">
            <text:p>0.001277102388842</text:p>
          </table:table-cell>
          <table:table-cell office:value-type="float" office:value="0.00184916243740186" calcext:value-type="float">
            <text:p>0.001849162437402</text:p>
          </table:table-cell>
          <table:table-cell office:value-type="float" office:value="0.000572736699039839" calcext:value-type="float">
            <text:p>0.00057273669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C24:.W24])" office:value-type="float" office:value="-8.23993651088983E-018" calcext:value-type="float">
            <text:p>-8.23993651088983E-18</text:p>
          </table:table-cell>
          <table:table-cell office:value-type="float" office:value="0" calcext:value-type="float">
            <text:p>0</text:p>
          </table:table-cell>
          <table:table-cell office:value-type="float" office:value="-0.000287845672463971" calcext:value-type="float">
            <text:p>-0.000287845672464</text:p>
          </table:table-cell>
          <table:table-cell office:value-type="float" office:value="0" calcext:value-type="float">
            <text:p>0</text:p>
          </table:table-cell>
          <table:table-cell office:value-type="float" office:value="-0.00153483721549223" calcext:value-type="float">
            <text:p>-0.001534837215492</text:p>
          </table:table-cell>
          <table:table-cell office:value-type="float" office:value="-0.000265511230623362" calcext:value-type="float">
            <text:p>-0.000265511230623</text:p>
          </table:table-cell>
          <table:table-cell office:value-type="float" office:value="0.00194510622315406" calcext:value-type="float">
            <text:p>0.001945106223154</text:p>
          </table:table-cell>
          <table:table-cell office:value-type="float" office:value="-0.000626495929278401" calcext:value-type="float">
            <text:p>-0.000626495929278</text:p>
          </table:table-cell>
          <table:table-cell office:value-type="float" office:value="-0.00230018643514821" calcext:value-type="float">
            <text:p>-0.002300186435148</text:p>
          </table:table-cell>
          <table:table-cell office:value-type="float" office:value="5.90976339818851E-020" calcext:value-type="float">
            <text:p>5.90976339818851E-20</text:p>
          </table:table-cell>
          <table:table-cell office:value-type="float" office:value="-0.00152031922729336" calcext:value-type="float">
            <text:p>-0.001520319227293</text:p>
          </table:table-cell>
          <table:table-cell office:value-type="float" office:value="-0.000355770499504951" calcext:value-type="float">
            <text:p>-0.000355770499505</text:p>
          </table:table-cell>
          <table:table-cell office:value-type="float" office:value="-1.46786744868733E-019" calcext:value-type="float">
            <text:p>-1.46786744868733E-19</text:p>
          </table:table-cell>
          <table:table-cell office:value-type="float" office:value="-0.00102830587989661" calcext:value-type="float">
            <text:p>-0.001028305879897</text:p>
          </table:table-cell>
          <table:table-cell office:value-type="float" office:value="-5.15192012585507E-020" calcext:value-type="float">
            <text:p>-5.15192012585507E-20</text:p>
          </table:table-cell>
          <table:table-cell office:value-type="float" office:value="0.001338459979167" calcext:value-type="float">
            <text:p>0.001338459979167</text:p>
          </table:table-cell>
          <table:table-cell office:value-type="float" office:value="-9.904902555182E-020" calcext:value-type="float">
            <text:p>-9.904902555182E-20</text:p>
          </table:table-cell>
          <table:table-cell office:value-type="float" office:value="-1.10571648241209E-019" calcext:value-type="float">
            <text:p>-1.10571648241209E-19</text:p>
          </table:table-cell>
          <table:table-cell office:value-type="float" office:value="0" calcext:value-type="float">
            <text:p>0</text:p>
          </table:table-cell>
          <table:table-cell office:value-type="float" office:value="0.00162420920594531" calcext:value-type="float">
            <text:p>0.001624209205945</text:p>
          </table:table-cell>
          <table:table-cell office:value-type="float" office:value="0.0023170979402316" calcext:value-type="float">
            <text:p>0.002317097940232</text:p>
          </table:table-cell>
          <table:table-cell office:value-type="float" office:value="0.000694398741203116" calcext:value-type="float">
            <text:p>0.0006943987412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C25:.W25])" office:value-type="float" office:value="3.95733792957209E-018" calcext:value-type="float">
            <text:p>3.95733792957209E-18</text:p>
          </table:table-cell>
          <table:table-cell office:value-type="float" office:value="0" calcext:value-type="float">
            <text:p>0</text:p>
          </table:table-cell>
          <table:table-cell office:value-type="float" office:value="-0.000326699952141981" calcext:value-type="float">
            <text:p>-0.000326699952142</text:p>
          </table:table-cell>
          <table:table-cell office:value-type="float" office:value="0" calcext:value-type="float">
            <text:p>0</text:p>
          </table:table-cell>
          <table:table-cell office:value-type="float" office:value="-0.00165200912630265" calcext:value-type="float">
            <text:p>-0.001652009126303</text:p>
          </table:table-cell>
          <table:table-cell office:value-type="float" office:value="-0.000496770919741021" calcext:value-type="float">
            <text:p>-0.000496770919741</text:p>
          </table:table-cell>
          <table:table-cell office:value-type="float" office:value="0.00236435542556366" calcext:value-type="float">
            <text:p>0.002364355425564</text:p>
          </table:table-cell>
          <table:table-cell office:value-type="float" office:value="-0.000671880966330923" calcext:value-type="float">
            <text:p>-0.000671880966331</text:p>
          </table:table-cell>
          <table:table-cell office:value-type="float" office:value="-0.00270291841576063" calcext:value-type="float">
            <text:p>-0.002702918415761</text:p>
          </table:table-cell>
          <table:table-cell office:value-type="float" office:value="-2.11353416512452E-019" calcext:value-type="float">
            <text:p>-2.11353416512452E-19</text:p>
          </table:table-cell>
          <table:table-cell office:value-type="float" office:value="-0.00173726774347829" calcext:value-type="float">
            <text:p>-0.001737267743478</text:p>
          </table:table-cell>
          <table:table-cell office:value-type="float" office:value="-0.000563960034579382" calcext:value-type="float">
            <text:p>-0.000563960034579</text:p>
          </table:table-cell>
          <table:table-cell office:value-type="float" office:value="1.03897078538862E-019" calcext:value-type="float">
            <text:p>1.03897078538862E-19</text:p>
          </table:table-cell>
          <table:table-cell office:value-type="float" office:value="-0.00158959693972544" calcext:value-type="float">
            <text:p>-0.001589596939725</text:p>
          </table:table-cell>
          <table:table-cell office:value-type="float" office:value="-1.08544511367168E-019" calcext:value-type="float">
            <text:p>-1.08544511367168E-19</text:p>
          </table:table-cell>
          <table:table-cell office:value-type="float" office:value="0.00161838874671509" calcext:value-type="float">
            <text:p>0.001618388746715</text:p>
          </table:table-cell>
          <table:table-cell office:value-type="float" office:value="-2.84336702343457E-019" calcext:value-type="float">
            <text:p>-2.84336702343457E-19</text:p>
          </table:table-cell>
          <table:table-cell office:value-type="float" office:value="1.51706851365909E-019" calcext:value-type="float">
            <text:p>1.51706851365909E-19</text:p>
          </table:table-cell>
          <table:table-cell office:value-type="float" office:value="0" calcext:value-type="float">
            <text:p>0</text:p>
          </table:table-cell>
          <table:table-cell office:value-type="float" office:value="0.00204406666884914" calcext:value-type="float">
            <text:p>0.002044066668849</text:p>
          </table:table-cell>
          <table:table-cell office:value-type="float" office:value="0.00287775354887745" calcext:value-type="float">
            <text:p>0.002877753548877</text:p>
          </table:table-cell>
          <table:table-cell office:value-type="float" office:value="0.000836539708054981" calcext:value-type="float">
            <text:p>0.0008365397080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C26:.W26])" office:value-type="float" office:value="1.51788304147971E-018" calcext:value-type="float">
            <text:p>1.51788304147971E-18</text:p>
          </table:table-cell>
          <table:table-cell office:value-type="float" office:value="0" calcext:value-type="float">
            <text:p>0</text:p>
          </table:table-cell>
          <table:table-cell office:value-type="float" office:value="-0.000365506212904605" calcext:value-type="float">
            <text:p>-0.000365506212905</text:p>
          </table:table-cell>
          <table:table-cell office:value-type="float" office:value="0" calcext:value-type="float">
            <text:p>0</text:p>
          </table:table-cell>
          <table:table-cell office:value-type="float" office:value="-0.00176882268663297" calcext:value-type="float">
            <text:p>-0.001768822686633</text:p>
          </table:table-cell>
          <table:table-cell office:value-type="float" office:value="-0.000819428725401177" calcext:value-type="float">
            <text:p>-0.000819428725401</text:p>
          </table:table-cell>
          <table:table-cell office:value-type="float" office:value="0.00285665071485609" calcext:value-type="float">
            <text:p>0.002856650714856</text:p>
          </table:table-cell>
          <table:table-cell office:value-type="float" office:value="-0.000717258650674751" calcext:value-type="float">
            <text:p>-0.000717258650675</text:p>
          </table:table-cell>
          <table:table-cell office:value-type="float" office:value="-0.00310678192563922" calcext:value-type="float">
            <text:p>-0.003106781925639</text:p>
          </table:table-cell>
          <table:table-cell office:value-type="float" office:value="4.13935939378801E-020" calcext:value-type="float">
            <text:p>4.13935939378801E-20</text:p>
          </table:table-cell>
          <table:table-cell office:value-type="float" office:value="-0.00195482157994386" calcext:value-type="float">
            <text:p>-0.001954821579944</text:p>
          </table:table-cell>
          <table:table-cell office:value-type="float" office:value="-0.000844282082094927" calcext:value-type="float">
            <text:p>-0.000844282082095</text:p>
          </table:table-cell>
          <table:table-cell office:value-type="float" office:value="-2.20019477810184E-020" calcext:value-type="float">
            <text:p>-2.20019477810184E-20</text:p>
          </table:table-cell>
          <table:table-cell office:value-type="float" office:value="-0.00206999175647877" calcext:value-type="float">
            <text:p>-0.002069991756479</text:p>
          </table:table-cell>
          <table:table-cell office:value-type="float" office:value="-2.23958503082285E-019" calcext:value-type="float">
            <text:p>-2.23958503082285E-19</text:p>
          </table:table-cell>
          <table:table-cell office:value-type="float" office:value="0.00194407494679352" calcext:value-type="float">
            <text:p>0.001944074946794</text:p>
          </table:table-cell>
          <table:table-cell office:value-type="float" office:value="-0.000857401794245708" calcext:value-type="float">
            <text:p>-0.000857401794246</text:p>
          </table:table-cell>
          <table:table-cell office:value-type="float" office:value="2.84677189774995E-019" calcext:value-type="float">
            <text:p>2.84677189774995E-19</text:p>
          </table:table-cell>
          <table:table-cell office:value-type="float" office:value="0" calcext:value-type="float">
            <text:p>0</text:p>
          </table:table-cell>
          <table:table-cell office:value-type="float" office:value="0.00286082689603986" calcext:value-type="float">
            <text:p>0.00286082689604</text:p>
          </table:table-cell>
          <table:table-cell office:value-type="float" office:value="0.00384184654484342" calcext:value-type="float">
            <text:p>0.003841846544843</text:p>
          </table:table-cell>
          <table:table-cell office:value-type="float" office:value="0.0010008963114831" calcext:value-type="float">
            <text:p>0.0010008963114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C27:.W27])" office:value-type="float" office:value="-7.10152422978005E-018" calcext:value-type="float">
            <text:p>-7.10152422978005E-18</text:p>
          </table:table-cell>
          <table:table-cell office:value-type="float" office:value="0" calcext:value-type="float">
            <text:p>0</text:p>
          </table:table-cell>
          <table:table-cell office:value-type="float" office:value="-0.000404268558595268" calcext:value-type="float">
            <text:p>-0.000404268558595</text:p>
          </table:table-cell>
          <table:table-cell office:value-type="float" office:value="0" calcext:value-type="float">
            <text:p>0</text:p>
          </table:table-cell>
          <table:table-cell office:value-type="float" office:value="-0.00188527974155878" calcext:value-type="float">
            <text:p>-0.001885279741559</text:p>
          </table:table-cell>
          <table:table-cell office:value-type="float" office:value="-0.00124289279162341" calcext:value-type="float">
            <text:p>-0.001242892791623</text:p>
          </table:table-cell>
          <table:table-cell office:value-type="float" office:value="0.00342969974750193" calcext:value-type="float">
            <text:p>0.003429699747502</text:p>
          </table:table-cell>
          <table:table-cell office:value-type="float" office:value="-0.000762628219201248" calcext:value-type="float">
            <text:p>-0.000762628219201</text:p>
          </table:table-cell>
          <table:table-cell office:value-type="float" office:value="-0.00351175344089723" calcext:value-type="float">
            <text:p>-0.003511753440897</text:p>
          </table:table-cell>
          <table:table-cell office:value-type="float" office:value="-1.73131571647086E-019" calcext:value-type="float">
            <text:p>-1.73131571647086E-19</text:p>
          </table:table-cell>
          <table:table-cell office:value-type="float" office:value="-0.00217312226300552" calcext:value-type="float">
            <text:p>-0.002173122263006</text:p>
          </table:table-cell>
          <table:table-cell office:value-type="float" office:value="-0.00120218389769558" calcext:value-type="float">
            <text:p>-0.001202183897696</text:p>
          </table:table-cell>
          <table:table-cell office:value-type="float" office:value="2.78273663724931E-019" calcext:value-type="float">
            <text:p>2.78273663724931E-19</text:p>
          </table:table-cell>
          <table:table-cell office:value-type="float" office:value="-0.00279440665798329" calcext:value-type="float">
            <text:p>-0.002794406657983</text:p>
          </table:table-cell>
          <table:table-cell office:value-type="float" office:value="2.69350617204944E-019" calcext:value-type="float">
            <text:p>2.69350617204944E-19</text:p>
          </table:table-cell>
          <table:table-cell office:value-type="float" office:value="0.00231941411331755" calcext:value-type="float">
            <text:p>0.002319414113318</text:p>
          </table:table-cell>
          <table:table-cell office:value-type="float" office:value="-0.00198661930158436" calcext:value-type="float">
            <text:p>-0.001986619301584</text:p>
          </table:table-cell>
          <table:table-cell office:value-type="float" office:value="-2.02723408795476E-019" calcext:value-type="float">
            <text:p>-2.02723408795476E-19</text:p>
          </table:table-cell>
          <table:table-cell office:value-type="float" office:value="0" calcext:value-type="float">
            <text:p>0</text:p>
          </table:table-cell>
          <table:table-cell office:value-type="float" office:value="0.00422452396055744" calcext:value-type="float">
            <text:p>0.004224523960557</text:p>
          </table:table-cell>
          <table:table-cell office:value-type="float" office:value="0.00480041665914519" calcext:value-type="float">
            <text:p>0.004800416659145</text:p>
          </table:table-cell>
          <table:table-cell office:value-type="float" office:value="0.00118910039162257" calcext:value-type="float">
            <text:p>0.0011891003916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C28:.W28])" office:value-type="float" office:value="1.72930246511438E-017" calcext:value-type="float">
            <text:p>1.72930246511438E-17</text:p>
          </table:table-cell>
          <table:table-cell office:value-type="float" office:value="0" calcext:value-type="float">
            <text:p>0</text:p>
          </table:table-cell>
          <table:table-cell office:value-type="float" office:value="-0.000442975738490136" calcext:value-type="float">
            <text:p>-0.00044297573849</text:p>
          </table:table-cell>
          <table:table-cell office:value-type="float" office:value="0" calcext:value-type="float">
            <text:p>0</text:p>
          </table:table-cell>
          <table:table-cell office:value-type="float" office:value="-0.00200138215976267" calcext:value-type="float">
            <text:p>-0.002001382159763</text:p>
          </table:table-cell>
          <table:table-cell office:value-type="float" office:value="-0.00163859329288427" calcext:value-type="float">
            <text:p>-0.001638593292884</text:p>
          </table:table-cell>
          <table:table-cell office:value-type="float" office:value="0.00423639843767582" calcext:value-type="float">
            <text:p>0.004236398437676</text:p>
          </table:table-cell>
          <table:table-cell office:value-type="float" office:value="-0.000807988553267393" calcext:value-type="float">
            <text:p>-0.000807988553267</text:p>
          </table:table-cell>
          <table:table-cell office:value-type="float" office:value="-0.00391781361848567" calcext:value-type="float">
            <text:p>-0.003917813618486</text:p>
          </table:table-cell>
          <table:table-cell office:value-type="float" office:value="-0.000364264355301404" calcext:value-type="float">
            <text:p>-0.000364264355301</text:p>
          </table:table-cell>
          <table:table-cell office:value-type="float" office:value="-0.00239189085893327" calcext:value-type="float">
            <text:p>-0.002391890858933</text:p>
          </table:table-cell>
          <table:table-cell office:value-type="float" office:value="-0.00162647336320962" calcext:value-type="float">
            <text:p>-0.00162647336321</text:p>
          </table:table-cell>
          <table:table-cell office:value-type="float" office:value="-2.03873933621864E-019" calcext:value-type="float">
            <text:p>-2.03873933621864E-19</text:p>
          </table:table-cell>
          <table:table-cell office:value-type="float" office:value="-0.00351202526828551" calcext:value-type="float">
            <text:p>-0.003512025268286</text:p>
          </table:table-cell>
          <table:table-cell office:value-type="float" office:value="3.49146022914528E-019" calcext:value-type="float">
            <text:p>3.49146022914528E-19</text:p>
          </table:table-cell>
          <table:table-cell office:value-type="float" office:value="0.00279847763178224" calcext:value-type="float">
            <text:p>0.002798477631782</text:p>
          </table:table-cell>
          <table:table-cell office:value-type="float" office:value="-0.00389390538512776" calcext:value-type="float">
            <text:p>-0.003893905385128</text:p>
          </table:table-cell>
          <table:table-cell office:value-type="float" office:value="-1.97110319320632E-020" calcext:value-type="float">
            <text:p>-1.97110319320632E-20</text:p>
          </table:table-cell>
          <table:table-cell office:value-type="float" office:value="0" calcext:value-type="float">
            <text:p>0</text:p>
          </table:table-cell>
          <table:table-cell office:value-type="float" office:value="0.00604664502830938" calcext:value-type="float">
            <text:p>0.006046645028309</text:p>
          </table:table-cell>
          <table:table-cell office:value-type="float" office:value="0.00610605166306366" calcext:value-type="float">
            <text:p>0.006106051663064</text:p>
          </table:table-cell>
          <table:table-cell office:value-type="float" office:value="0.00140973983291662" calcext:value-type="float">
            <text:p>0.0014097398329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C29:.W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48174697710576" calcext:value-type="float">
            <text:p>-0.000481746977106</text:p>
          </table:table-cell>
          <table:table-cell office:value-type="float" office:value="0" calcext:value-type="float">
            <text:p>0</text:p>
          </table:table-cell>
          <table:table-cell office:value-type="float" office:value="-0.00211713225547225" calcext:value-type="float">
            <text:p>-0.002117132255472</text:p>
          </table:table-cell>
          <table:table-cell office:value-type="float" office:value="-0.00229916691113943" calcext:value-type="float">
            <text:p>-0.002299166911139</text:p>
          </table:table-cell>
          <table:table-cell office:value-type="float" office:value="0.00553128981445964" calcext:value-type="float">
            <text:p>0.00553128981446</text:p>
          </table:table-cell>
          <table:table-cell office:value-type="float" office:value="-0.000853338764989628" calcext:value-type="float">
            <text:p>-0.00085333876499</text:p>
          </table:table-cell>
          <table:table-cell office:value-type="float" office:value="-0.0043252113396294" calcext:value-type="float">
            <text:p>-0.004325211339629</text:p>
          </table:table-cell>
          <table:table-cell office:value-type="float" office:value="-0.00105390233246972" calcext:value-type="float">
            <text:p>-0.00105390233247</text:p>
          </table:table-cell>
          <table:table-cell office:value-type="float" office:value="-0.00261111581113048" calcext:value-type="float">
            <text:p>-0.00261111581113</text:p>
          </table:table-cell>
          <table:table-cell office:value-type="float" office:value="-0.00206046504751475" calcext:value-type="float">
            <text:p>-0.002060465047515</text:p>
          </table:table-cell>
          <table:table-cell office:value-type="float" office:value="1.71022000288876E-019" calcext:value-type="float">
            <text:p>1.71022000288876E-19</text:p>
          </table:table-cell>
          <table:table-cell office:value-type="float" office:value="-0.00422287434415162" calcext:value-type="float">
            <text:p>-0.004222874344152</text:p>
          </table:table-cell>
          <table:table-cell office:value-type="float" office:value="6.72169916646719E-020" calcext:value-type="float">
            <text:p>6.72169916646719E-20</text:p>
          </table:table-cell>
          <table:table-cell office:value-type="float" office:value="0.00335310417949873" calcext:value-type="float">
            <text:p>0.003353104179499</text:p>
          </table:table-cell>
          <table:table-cell office:value-type="float" office:value="-0.00671252442085314" calcext:value-type="float">
            <text:p>-0.006712524420853</text:p>
          </table:table-cell>
          <table:table-cell office:value-type="float" office:value="-9.87447599308167E-020" calcext:value-type="float">
            <text:p>-9.87447599308167E-20</text:p>
          </table:table-cell>
          <table:table-cell office:value-type="float" office:value="0" calcext:value-type="float">
            <text:p>0</text:p>
          </table:table-cell>
          <table:table-cell office:value-type="float" office:value="0.00838172915963626" calcext:value-type="float">
            <text:p>0.008381729159636</text:p>
          </table:table-cell>
          <table:table-cell office:value-type="float" office:value="0.00782269095262327" calcext:value-type="float">
            <text:p>0.007822690952623</text:p>
          </table:table-cell>
          <table:table-cell office:value-type="float" office:value="0.00164866409823828" calcext:value-type="float">
            <text:p>0.001648664098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C30:.W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520455065426457" calcext:value-type="float">
            <text:p>-0.000520455065426</text:p>
          </table:table-cell>
          <table:table-cell office:value-type="float" office:value="0" calcext:value-type="float">
            <text:p>0</text:p>
          </table:table-cell>
          <table:table-cell office:value-type="float" office:value="-0.00223253130006198" calcext:value-type="float">
            <text:p>-0.002232531300062</text:p>
          </table:table-cell>
          <table:table-cell office:value-type="float" office:value="-0.00295624912274593" calcext:value-type="float">
            <text:p>-0.002956249122746</text:p>
          </table:table-cell>
          <table:table-cell office:value-type="float" office:value="0.00728225732375847" calcext:value-type="float">
            <text:p>0.007282257323758</text:p>
          </table:table-cell>
          <table:table-cell office:value-type="float" office:value="-0.00089867796620702" calcext:value-type="float">
            <text:p>-0.000898677966207</text:p>
          </table:table-cell>
          <table:table-cell office:value-type="float" office:value="-0.00473358549605073" calcext:value-type="float">
            <text:p>-0.004733585496051</text:p>
          </table:table-cell>
          <table:table-cell office:value-type="float" office:value="-0.00221222989695428" calcext:value-type="float">
            <text:p>-0.002212229896954</text:p>
          </table:table-cell>
          <table:table-cell office:value-type="float" office:value="-0.00283078583903185" calcext:value-type="float">
            <text:p>-0.002830785839032</text:p>
          </table:table-cell>
          <table:table-cell office:value-type="float" office:value="-0.00243296253647133" calcext:value-type="float">
            <text:p>-0.002432962536471</text:p>
          </table:table-cell>
          <table:table-cell office:value-type="float" office:value="3.0080424168041E-019" calcext:value-type="float">
            <text:p>3.0080424168041E-19</text:p>
          </table:table-cell>
          <table:table-cell office:value-type="float" office:value="-0.00492696484323062" calcext:value-type="float">
            <text:p>-0.004926964843231</text:p>
          </table:table-cell>
          <table:table-cell office:value-type="float" office:value="-0.000338851795738102" calcext:value-type="float">
            <text:p>-0.000338851795738</text:p>
          </table:table-cell>
          <table:table-cell office:value-type="float" office:value="0.00403742614724422" calcext:value-type="float">
            <text:p>0.004037426147244</text:p>
          </table:table-cell>
          <table:table-cell office:value-type="float" office:value="-0.0105518183762775" calcext:value-type="float">
            <text:p>-0.010551818376278</text:p>
          </table:table-cell>
          <table:table-cell office:value-type="float" office:value="6.21710533172426E-019" calcext:value-type="float">
            <text:p>6.21710533172426E-19</text:p>
          </table:table-cell>
          <table:table-cell office:value-type="float" office:value="0" calcext:value-type="float">
            <text:p>0</text:p>
          </table:table-cell>
          <table:table-cell office:value-type="float" office:value="0.0112706166134332" calcext:value-type="float">
            <text:p>0.011270616613433</text:p>
          </table:table-cell>
          <table:table-cell office:value-type="float" office:value="0.0100809684185698" calcext:value-type="float">
            <text:p>0.01008096841857</text:p>
          </table:table-cell>
          <table:table-cell office:value-type="float" office:value="0.00196384373519011" calcext:value-type="float">
            <text:p>0.001963843735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C31:.W31])" office:value-type="float" office:value="3.8597597340484E-017" calcext:value-type="float">
            <text:p>3.8597597340484E-17</text:p>
          </table:table-cell>
          <table:table-cell office:value-type="float" office:value="0" calcext:value-type="float">
            <text:p>0</text:p>
          </table:table-cell>
          <table:table-cell office:value-type="float" office:value="-0.000559100089379514" calcext:value-type="float">
            <text:p>-0.00055910008938</text:p>
          </table:table-cell>
          <table:table-cell office:value-type="float" office:value="0" calcext:value-type="float">
            <text:p>0</text:p>
          </table:table-cell>
          <table:table-cell office:value-type="float" office:value="-0.00234758168553527" calcext:value-type="float">
            <text:p>-0.002347581685535</text:p>
          </table:table-cell>
          <table:table-cell office:value-type="float" office:value="-0.00360975433239305" calcext:value-type="float">
            <text:p>-0.003609754332393</text:p>
          </table:table-cell>
          <table:table-cell office:value-type="float" office:value="0.00955302319554484" calcext:value-type="float">
            <text:p>0.009553023195545</text:p>
          </table:table-cell>
          <table:table-cell office:value-type="float" office:value="-0.000944005268595509" calcext:value-type="float">
            <text:p>-0.000944005268596</text:p>
          </table:table-cell>
          <table:table-cell office:value-type="float" office:value="-0.00514324374805017" calcext:value-type="float">
            <text:p>-0.00514324374805</text:p>
          </table:table-cell>
          <table:table-cell office:value-type="float" office:value="-0.00390511975223282" calcext:value-type="float">
            <text:p>-0.003905119752233</text:p>
          </table:table-cell>
          <table:table-cell office:value-type="float" office:value="-0.0030508901003083" calcext:value-type="float">
            <text:p>-0.003050890100308</text:p>
          </table:table-cell>
          <table:table-cell office:value-type="float" office:value="-0.00313080869699838" calcext:value-type="float">
            <text:p>-0.003130808696998</text:p>
          </table:table-cell>
          <table:table-cell office:value-type="float" office:value="1.353246791578E-019" calcext:value-type="float">
            <text:p>1.353246791578E-19</text:p>
          </table:table-cell>
          <table:table-cell office:value-type="float" office:value="-0.00562432489613287" calcext:value-type="float">
            <text:p>-0.005624324896133</text:p>
          </table:table-cell>
          <table:table-cell office:value-type="float" office:value="-0.000527765150543679" calcext:value-type="float">
            <text:p>-0.000527765150544</text:p>
          </table:table-cell>
          <table:table-cell office:value-type="float" office:value="0.00482152787388593" calcext:value-type="float">
            <text:p>0.004821527873886</text:p>
          </table:table-cell>
          <table:table-cell office:value-type="float" office:value="-0.0154950079475528" calcext:value-type="float">
            <text:p>-0.015495007947553</text:p>
          </table:table-cell>
          <table:table-cell office:value-type="float" office:value="4.24173087832635E-019" calcext:value-type="float">
            <text:p>4.24173087832635E-19</text:p>
          </table:table-cell>
          <table:table-cell office:value-type="float" office:value="0" calcext:value-type="float">
            <text:p>0</text:p>
          </table:table-cell>
          <table:table-cell office:value-type="float" office:value="0.0147400235474237" calcext:value-type="float">
            <text:p>0.014740023547424</text:p>
          </table:table-cell>
          <table:table-cell office:value-type="float" office:value="0.0129045157532649" calcext:value-type="float">
            <text:p>0.012904515753265</text:p>
          </table:table-cell>
          <table:table-cell office:value-type="float" office:value="0.00231851129760303" calcext:value-type="float">
            <text:p>0.0023185112976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C32:.W32])" office:value-type="float" office:value="2.59124319224036E-017" calcext:value-type="float">
            <text:p>2.59124319224036E-17</text:p>
          </table:table-cell>
          <table:table-cell office:value-type="float" office:value="0" calcext:value-type="float">
            <text:p>0</text:p>
          </table:table-cell>
          <table:table-cell office:value-type="float" office:value="-0.000597682175203083" calcext:value-type="float">
            <text:p>-0.000597682175203</text:p>
          </table:table-cell>
          <table:table-cell office:value-type="float" office:value="0" calcext:value-type="float">
            <text:p>0</text:p>
          </table:table-cell>
          <table:table-cell office:value-type="float" office:value="-0.00246228460190836" calcext:value-type="float">
            <text:p>-0.002462284601908</text:p>
          </table:table-cell>
          <table:table-cell office:value-type="float" office:value="-0.00425970261258963" calcext:value-type="float">
            <text:p>-0.00425970261259</text:p>
          </table:table-cell>
          <table:table-cell office:value-type="float" office:value="0.0123940912677827" calcext:value-type="float">
            <text:p>0.012394091267783</text:p>
          </table:table-cell>
          <table:table-cell office:value-type="float" office:value="-0.0009893197827462" calcext:value-type="float">
            <text:p>-0.000989319782746</text:p>
          </table:table-cell>
          <table:table-cell office:value-type="float" office:value="-0.00555378099114047" calcext:value-type="float">
            <text:p>-0.00555378099114</text:p>
          </table:table-cell>
          <table:table-cell office:value-type="float" office:value="-0.00623094451275512" calcext:value-type="float">
            <text:p>-0.006230944512755</text:p>
          </table:table-cell>
          <table:table-cell office:value-type="float" office:value="-0.00327141691637579" calcext:value-type="float">
            <text:p>-0.003271416916376</text:p>
          </table:table-cell>
          <table:table-cell office:value-type="float" office:value="-0.00382318414870014" calcext:value-type="float">
            <text:p>-0.0038231841487</text:p>
          </table:table-cell>
          <table:table-cell office:value-type="float" office:value="2.55192297155381E-019" calcext:value-type="float">
            <text:p>2.55192297155381E-19</text:p>
          </table:table-cell>
          <table:table-cell office:value-type="float" office:value="-0.00631495448010188" calcext:value-type="float">
            <text:p>-0.006314954480102</text:p>
          </table:table-cell>
          <table:table-cell office:value-type="float" office:value="-0.000902355400713951" calcext:value-type="float">
            <text:p>-0.000902355400714</text:p>
          </table:table-cell>
          <table:table-cell office:value-type="float" office:value="0.00572703035880102" calcext:value-type="float">
            <text:p>0.005727030358801</text:p>
          </table:table-cell>
          <table:table-cell office:value-type="float" office:value="-0.0215981117683987" calcext:value-type="float">
            <text:p>-0.021598111768399</text:p>
          </table:table-cell>
          <table:table-cell office:value-type="float" office:value="-5.28738915026192E-020" calcext:value-type="float">
            <text:p>-5.28738915026192E-20</text:p>
          </table:table-cell>
          <table:table-cell office:value-type="float" office:value="0" calcext:value-type="float">
            <text:p>0</text:p>
          </table:table-cell>
          <table:table-cell office:value-type="float" office:value="0.0188026836697365" calcext:value-type="float">
            <text:p>0.018802683669737</text:p>
          </table:table-cell>
          <table:table-cell office:value-type="float" office:value="0.0163500408182195" calcext:value-type="float">
            <text:p>0.01635004081822</text:p>
          </table:table-cell>
          <table:table-cell office:value-type="float" office:value="0.00272989127609363" calcext:value-type="float">
            <text:p>0.002729891276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C33:.W33])" office:value-type="float" office:value="-9.4542429440736E-017" calcext:value-type="float">
            <text:p>-9.4542429440736E-17</text:p>
          </table:table-cell>
          <table:table-cell office:value-type="float" office:value="0" calcext:value-type="float">
            <text:p>0</text:p>
          </table:table-cell>
          <table:table-cell office:value-type="float" office:value="-0.000636201419308357" calcext:value-type="float">
            <text:p>-0.000636201419308</text:p>
          </table:table-cell>
          <table:table-cell office:value-type="float" office:value="0" calcext:value-type="float">
            <text:p>0</text:p>
          </table:table-cell>
          <table:table-cell office:value-type="float" office:value="-0.00257664188103479" calcext:value-type="float">
            <text:p>-0.002576641881035</text:p>
          </table:table-cell>
          <table:table-cell office:value-type="float" office:value="-0.00490603806967231" calcext:value-type="float">
            <text:p>-0.004906038069672</text:p>
          </table:table-cell>
          <table:table-cell office:value-type="float" office:value="0.0158416107167161" calcext:value-type="float">
            <text:p>0.015841610716716</text:p>
          </table:table-cell>
          <table:table-cell office:value-type="float" office:value="-0.00103462061935445" calcext:value-type="float">
            <text:p>-0.001034620619354</text:p>
          </table:table-cell>
          <table:table-cell office:value-type="float" office:value="-0.00596517071231272" calcext:value-type="float">
            <text:p>-0.005965170712313</text:p>
          </table:table-cell>
          <table:table-cell office:value-type="float" office:value="-0.00923150180494608" calcext:value-type="float">
            <text:p>-0.009231501804946</text:p>
          </table:table-cell>
          <table:table-cell office:value-type="float" office:value="-0.00349235523259765" calcext:value-type="float">
            <text:p>-0.003492355232598</text:p>
          </table:table-cell>
          <table:table-cell office:value-type="float" office:value="-0.00451015781465291" calcext:value-type="float">
            <text:p>-0.004510157814653</text:p>
          </table:table-cell>
          <table:table-cell office:value-type="float" office:value="2.53672533735232E-019" calcext:value-type="float">
            <text:p>2.53672533735232E-19</text:p>
          </table:table-cell>
          <table:table-cell office:value-type="float" office:value="-0.00699885615715692" calcext:value-type="float">
            <text:p>-0.006998856157157</text:p>
          </table:table-cell>
          <table:table-cell office:value-type="float" office:value="-0.0014810457458361" calcext:value-type="float">
            <text:p>-0.001481045745836</text:p>
          </table:table-cell>
          <table:table-cell office:value-type="float" office:value="0.00676507548875622" calcext:value-type="float">
            <text:p>0.006765075488756</text:p>
          </table:table-cell>
          <table:table-cell office:value-type="float" office:value="-0.0288899423953064" calcext:value-type="float">
            <text:p>-0.028889942395306</text:p>
          </table:table-cell>
          <table:table-cell office:value-type="float" office:value="3.88696044454146E-019" calcext:value-type="float">
            <text:p>3.88696044454146E-19</text:p>
          </table:table-cell>
          <table:table-cell office:value-type="float" office:value="0" calcext:value-type="float">
            <text:p>0</text:p>
          </table:table-cell>
          <table:table-cell office:value-type="float" office:value="0.0234579950079928" calcext:value-type="float">
            <text:p>0.023457995007993</text:p>
          </table:table-cell>
          <table:table-cell office:value-type="float" office:value="0.0204538655909242" calcext:value-type="float">
            <text:p>0.020453865590924</text:p>
          </table:table-cell>
          <table:table-cell office:value-type="float" office:value="0.00320398504778928" calcext:value-type="float">
            <text:p>0.0032039850477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C34:.W34])" office:value-type="float" office:value="7.02563007770607E-017" calcext:value-type="float">
            <text:p>7.02563007770607E-17</text:p>
          </table:table-cell>
          <table:table-cell office:value-type="float" office:value="0" calcext:value-type="float">
            <text:p>0</text:p>
          </table:table-cell>
          <table:table-cell office:value-type="float" office:value="-0.000674657915760666" calcext:value-type="float">
            <text:p>-0.000674657915761</text:p>
          </table:table-cell>
          <table:table-cell office:value-type="float" office:value="0" calcext:value-type="float">
            <text:p>0</text:p>
          </table:table-cell>
          <table:table-cell office:value-type="float" office:value="-0.00269065535301221" calcext:value-type="float">
            <text:p>-0.002690655353012</text:p>
          </table:table-cell>
          <table:table-cell office:value-type="float" office:value="-0.00554870189984153" calcext:value-type="float">
            <text:p>-0.005548701899842</text:p>
          </table:table-cell>
          <table:table-cell office:value-type="float" office:value="0.0199170808845871" calcext:value-type="float">
            <text:p>0.019917080884587</text:p>
          </table:table-cell>
          <table:table-cell office:value-type="float" office:value="-0.00107990688886285" calcext:value-type="float">
            <text:p>-0.001079906888863</text:p>
          </table:table-cell>
          <table:table-cell office:value-type="float" office:value="-0.00637738667193577" calcext:value-type="float">
            <text:p>-0.006377386671936</text:p>
          </table:table-cell>
          <table:table-cell office:value-type="float" office:value="-0.0129335931682978" calcext:value-type="float">
            <text:p>-0.012933593168298</text:p>
          </table:table-cell>
          <table:table-cell office:value-type="float" office:value="-0.00371369410414213" calcext:value-type="float">
            <text:p>-0.003713694104142</text:p>
          </table:table-cell>
          <table:table-cell office:value-type="float" office:value="-0.00519179772252397" calcext:value-type="float">
            <text:p>-0.005191797722524</text:p>
          </table:table-cell>
          <table:table-cell office:value-type="float" office:value="4.75250176538522E-019" calcext:value-type="float">
            <text:p>4.75250176538522E-19</text:p>
          </table:table-cell>
          <table:table-cell office:value-type="float" office:value="-0.00767602936637394" calcext:value-type="float">
            <text:p>-0.007676029366374</text:p>
          </table:table-cell>
          <table:table-cell office:value-type="float" office:value="-0.00228120573586473" calcext:value-type="float">
            <text:p>-0.002281205735865</text:p>
          </table:table-cell>
          <table:table-cell office:value-type="float" office:value="0.00794608102142572" calcext:value-type="float">
            <text:p>0.007946081021426</text:p>
          </table:table-cell>
          <table:table-cell office:value-type="float" office:value="-0.0373730912037169" calcext:value-type="float">
            <text:p>-0.037373091203717</text:p>
          </table:table-cell>
          <table:table-cell office:value-type="float" office:value="-5.41803340826939E-019" calcext:value-type="float">
            <text:p>-5.41803340826939E-19</text:p>
          </table:table-cell>
          <table:table-cell office:value-type="float" office:value="0" calcext:value-type="float">
            <text:p>0</text:p>
          </table:table-cell>
          <table:table-cell office:value-type="float" office:value="0.0286930864037862" calcext:value-type="float">
            <text:p>0.028693086403786</text:p>
          </table:table-cell>
          <table:table-cell office:value-type="float" office:value="0.0252380775845907" calcext:value-type="float">
            <text:p>0.025238077584591</text:p>
          </table:table-cell>
          <table:table-cell office:value-type="float" office:value="0.00374639413594285" calcext:value-type="float">
            <text:p>0.0037463941359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C35:.W35])" office:value-type="float" office:value="-9.573505183047E-017" calcext:value-type="float">
            <text:p>-9.573505183047E-17</text:p>
          </table:table-cell>
          <table:table-cell office:value-type="float" office:value="0" calcext:value-type="float">
            <text:p>0</text:p>
          </table:table-cell>
          <table:table-cell office:value-type="float" office:value="-0.000713051762119342" calcext:value-type="float">
            <text:p>-0.000713051762119</text:p>
          </table:table-cell>
          <table:table-cell office:value-type="float" office:value="0" calcext:value-type="float">
            <text:p>0</text:p>
          </table:table-cell>
          <table:table-cell office:value-type="float" office:value="-0.00280432684627738" calcext:value-type="float">
            <text:p>-0.002804326846277</text:p>
          </table:table-cell>
          <table:table-cell office:value-type="float" office:value="-0.00618762819439076" calcext:value-type="float">
            <text:p>-0.006187628194391</text:p>
          </table:table-cell>
          <table:table-cell office:value-type="float" office:value="0.024627720800308" calcext:value-type="float">
            <text:p>0.024627720800308</text:p>
          </table:table-cell>
          <table:table-cell office:value-type="float" office:value="-0.00112517770151211" calcext:value-type="float">
            <text:p>-0.001125177701512</text:p>
          </table:table-cell>
          <table:table-cell office:value-type="float" office:value="-0.00679040297899424" calcext:value-type="float">
            <text:p>-0.006790402978994</text:p>
          </table:table-cell>
          <table:table-cell office:value-type="float" office:value="-0.017129903480187" calcext:value-type="float">
            <text:p>-0.017129903480187</text:p>
          </table:table-cell>
          <table:table-cell office:value-type="float" office:value="-0.0039354226975932" calcext:value-type="float">
            <text:p>-0.003935422697593</text:p>
          </table:table-cell>
          <table:table-cell office:value-type="float" office:value="-0.00586815213246262" calcext:value-type="float">
            <text:p>-0.005868152132463</text:p>
          </table:table-cell>
          <table:table-cell office:value-type="float" office:value="-0.000664041155337642" calcext:value-type="float">
            <text:p>-0.000664041155338</text:p>
          </table:table-cell>
          <table:table-cell office:value-type="float" office:value="-0.00834647166691088" calcext:value-type="float">
            <text:p>-0.008346471666911</text:p>
          </table:table-cell>
          <table:table-cell office:value-type="float" office:value="-0.00269827658065077" calcext:value-type="float">
            <text:p>-0.002698276580651</text:p>
          </table:table-cell>
          <table:table-cell office:value-type="float" office:value="0.00950841301384588" calcext:value-type="float">
            <text:p>0.009508413013846</text:p>
          </table:table-cell>
          <table:table-cell office:value-type="float" office:value="-0.0470257537630182" calcext:value-type="float">
            <text:p>-0.047025753763018</text:p>
          </table:table-cell>
          <table:table-cell office:value-type="float" office:value="-0.00129149953416454" calcext:value-type="float">
            <text:p>-0.001291499534165</text:p>
          </table:table-cell>
          <table:table-cell office:value-type="float" office:value="0" calcext:value-type="float">
            <text:p>0</text:p>
          </table:table-cell>
          <table:table-cell office:value-type="float" office:value="0.034484204446508" calcext:value-type="float">
            <text:p>0.034484204446508</text:p>
          </table:table-cell>
          <table:table-cell office:value-type="float" office:value="0.0311947039435731" calcext:value-type="float">
            <text:p>0.031194703943573</text:p>
          </table:table-cell>
          <table:table-cell office:value-type="float" office:value="0.00476506628938361" calcext:value-type="float">
            <text:p>0.0047650662893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C36:.W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000751382993668589" calcext:value-type="float">
            <text:p>-0.000751382993669</text:p>
          </table:table-cell>
          <table:table-cell office:value-type="float" office:value="0" calcext:value-type="float">
            <text:p>0</text:p>
          </table:table-cell>
          <table:table-cell office:value-type="float" office:value="-0.00291765818770406" calcext:value-type="float">
            <text:p>-0.002917658187704</text:p>
          </table:table-cell>
          <table:table-cell office:value-type="float" office:value="-0.00682263971413277" calcext:value-type="float">
            <text:p>-0.006822639714133</text:p>
          </table:table-cell>
          <table:table-cell office:value-type="float" office:value="0.0299667662920273" calcext:value-type="float">
            <text:p>0.029966766292027</text:p>
          </table:table-cell>
          <table:table-cell office:value-type="float" office:value="-0.00117043216738998" calcext:value-type="float">
            <text:p>-0.00117043216739</text:p>
          </table:table-cell>
          <table:table-cell office:value-type="float" office:value="-0.00720419420934596" calcext:value-type="float">
            <text:p>-0.007204194209346</text:p>
          </table:table-cell>
          <table:table-cell office:value-type="float" office:value="-0.0218939729515329" calcext:value-type="float">
            <text:p>-0.021893972951533</text:p>
          </table:table-cell>
          <table:table-cell office:value-type="float" office:value="-0.00415753029250276" calcext:value-type="float">
            <text:p>-0.004157530292503</text:p>
          </table:table-cell>
          <table:table-cell office:value-type="float" office:value="-0.0065397010348063" calcext:value-type="float">
            <text:p>-0.006539701034806</text:p>
          </table:table-cell>
          <table:table-cell office:value-type="float" office:value="-0.00195812532681269" calcext:value-type="float">
            <text:p>-0.001958125326813</text:p>
          </table:table-cell>
          <table:table-cell office:value-type="float" office:value="-0.00901017995329016" calcext:value-type="float">
            <text:p>-0.00901017995329</text:p>
          </table:table-cell>
          <table:table-cell office:value-type="float" office:value="-0.00334888939734665" calcext:value-type="float">
            <text:p>-0.003348889397347</text:p>
          </table:table-cell>
          <table:table-cell office:value-type="float" office:value="0.0115811596100794" calcext:value-type="float">
            <text:p>0.011581159610079</text:p>
          </table:table-cell>
          <table:table-cell office:value-type="float" office:value="-0.0578042212291791" calcext:value-type="float">
            <text:p>-0.057804221229179</text:p>
          </table:table-cell>
          <table:table-cell office:value-type="float" office:value="-0.0027139178214027" calcext:value-type="float">
            <text:p>-0.002713917821403</text:p>
          </table:table-cell>
          <table:table-cell office:value-type="float" office:value="0" calcext:value-type="float">
            <text:p>0</text:p>
          </table:table-cell>
          <table:table-cell office:value-type="float" office:value="0.0407983169654211" calcext:value-type="float">
            <text:p>0.040798316965421</text:p>
          </table:table-cell>
          <table:table-cell office:value-type="float" office:value="0.0387398511521398" calcext:value-type="float">
            <text:p>0.03873985115214</text:p>
          </table:table-cell>
          <table:table-cell office:value-type="float" office:value="0.00520675125944703" calcext:value-type="float">
            <text:p>0.0052067512594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C37:.W37])" office:value-type="float" office:value="-5.96311194867027E-017" calcext:value-type="float">
            <text:p>-5.96311194867027E-17</text:p>
          </table:table-cell>
          <table:table-cell office:value-type="float" office:value="0" calcext:value-type="float">
            <text:p>0</text:p>
          </table:table-cell>
          <table:table-cell office:value-type="float" office:value="-0.000789651706775673" calcext:value-type="float">
            <text:p>-0.000789651706776</text:p>
          </table:table-cell>
          <table:table-cell office:value-type="float" office:value="0" calcext:value-type="float">
            <text:p>0</text:p>
          </table:table-cell>
          <table:table-cell office:value-type="float" office:value="-0.00303065120083706" calcext:value-type="float">
            <text:p>-0.003030651200837</text:p>
          </table:table-cell>
          <table:table-cell office:value-type="float" office:value="-0.00745369949298496" calcext:value-type="float">
            <text:p>-0.007453699492985</text:p>
          </table:table-cell>
          <table:table-cell office:value-type="float" office:value="0.0359150842673955" calcext:value-type="float">
            <text:p>0.035915084267396</text:p>
          </table:table-cell>
          <table:table-cell office:value-type="float" office:value="-0.00121566939647901" calcext:value-type="float">
            <text:p>-0.001215669396479</text:p>
          </table:table-cell>
          <table:table-cell office:value-type="float" office:value="-0.00761873433844794" calcext:value-type="float">
            <text:p>-0.007618734338448</text:p>
          </table:table-cell>
          <table:table-cell office:value-type="float" office:value="-0.0272690181491812" calcext:value-type="float">
            <text:p>-0.027269018149181</text:p>
          </table:table-cell>
          <table:table-cell office:value-type="float" office:value="-0.00438000628105175" calcext:value-type="float">
            <text:p>-0.004380006281052</text:p>
          </table:table-cell>
          <table:table-cell office:value-type="float" office:value="-0.00720586089030656" calcext:value-type="float">
            <text:p>-0.007205860890307</text:p>
          </table:table-cell>
          <table:table-cell office:value-type="float" office:value="-0.00375458052184337" calcext:value-type="float">
            <text:p>-0.003754580521843</text:p>
          </table:table-cell>
          <table:table-cell office:value-type="float" office:value="-0.00966715142423055" calcext:value-type="float">
            <text:p>-0.009667151424231</text:p>
          </table:table-cell>
          <table:table-cell office:value-type="float" office:value="-0.00399972118681463" calcext:value-type="float">
            <text:p>-0.003999721186815</text:p>
          </table:table-cell>
          <table:table-cell office:value-type="float" office:value="0.014154995699083" calcext:value-type="float">
            <text:p>0.014154995699083</text:p>
          </table:table-cell>
          <table:table-cell office:value-type="float" office:value="-0.0696458477845597" calcext:value-type="float">
            <text:p>-0.06964584778456</text:p>
          </table:table-cell>
          <table:table-cell office:value-type="float" office:value="-0.0047686194553301" calcext:value-type="float">
            <text:p>-0.00476861945533</text:p>
          </table:table-cell>
          <table:table-cell office:value-type="float" office:value="0" calcext:value-type="float">
            <text:p>0</text:p>
          </table:table-cell>
          <table:table-cell office:value-type="float" office:value="0.0475948327337112" calcext:value-type="float">
            <text:p>0.047594832733711</text:p>
          </table:table-cell>
          <table:table-cell office:value-type="float" office:value="0.0473642083103393" calcext:value-type="float">
            <text:p>0.047364208310339</text:p>
          </table:table-cell>
          <table:table-cell office:value-type="float" office:value="0.00577009081831343" calcext:value-type="float">
            <text:p>0.0057700908183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C38:.W38])" office:value-type="float" office:value="1.50812522192734E-016" calcext:value-type="float">
            <text:p>1.50812522192734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57989921116" calcext:value-type="float">
            <text:p>-0.000827857989921</text:p>
          </table:table-cell>
          <table:table-cell office:value-type="float" office:value="0" calcext:value-type="float">
            <text:p>0</text:p>
          </table:table-cell>
          <table:table-cell office:value-type="float" office:value="-0.00314330770830991" calcext:value-type="float">
            <text:p>-0.00314330770831</text:p>
          </table:table-cell>
          <table:table-cell office:value-type="float" office:value="-0.008080750053767" calcext:value-type="float">
            <text:p>-0.008080750053767</text:p>
          </table:table-cell>
          <table:table-cell office:value-type="float" office:value="0.0424425273869619" calcext:value-type="float">
            <text:p>0.042442527386962</text:p>
          </table:table-cell>
          <table:table-cell office:value-type="float" office:value="-0.00126088849870787" calcext:value-type="float">
            <text:p>-0.001260888498708</text:p>
          </table:table-cell>
          <table:table-cell office:value-type="float" office:value="-0.00803399824132086" calcext:value-type="float">
            <text:p>-0.008033998241321</text:p>
          </table:table-cell>
          <table:table-cell office:value-type="float" office:value="-0.0332249522672311" calcext:value-type="float">
            <text:p>-0.033224952267231</text:p>
          </table:table-cell>
          <table:table-cell office:value-type="float" office:value="-0.00460284017044957" calcext:value-type="float">
            <text:p>-0.00460284017045</text:p>
          </table:table-cell>
          <table:table-cell office:value-type="float" office:value="-0.00786670046722588" calcext:value-type="float">
            <text:p>-0.007866700467226</text:p>
          </table:table-cell>
          <table:table-cell office:value-type="float" office:value="-0.0060964312340732" calcext:value-type="float">
            <text:p>-0.006096431234073</text:p>
          </table:table-cell>
          <table:table-cell office:value-type="float" office:value="-0.0103173846331975" calcext:value-type="float">
            <text:p>-0.010317384633198</text:p>
          </table:table-cell>
          <table:table-cell office:value-type="float" office:value="-0.00465072405495562" calcext:value-type="float">
            <text:p>-0.004650724054956</text:p>
          </table:table-cell>
          <table:table-cell office:value-type="float" office:value="0.0172729112461868" calcext:value-type="float">
            <text:p>0.017272911246187</text:p>
          </table:table-cell>
          <table:table-cell office:value-type="float" office:value="-0.0824723048551678" calcext:value-type="float">
            <text:p>-0.082472304855168</text:p>
          </table:table-cell>
          <table:table-cell office:value-type="float" office:value="-0.00756008272209521" calcext:value-type="float">
            <text:p>-0.007560082722095</text:p>
          </table:table-cell>
          <table:table-cell office:value-type="float" office:value="0" calcext:value-type="float">
            <text:p>0</text:p>
          </table:table-cell>
          <table:table-cell office:value-type="float" office:value="0.0548273468797673" calcext:value-type="float">
            <text:p>0.054827346879767</text:p>
          </table:table-cell>
          <table:table-cell office:value-type="float" office:value="0.0570581934366874" calcext:value-type="float">
            <text:p>0.057058193436687</text:p>
          </table:table-cell>
          <table:table-cell office:value-type="float" office:value="0.00653724394681938" calcext:value-type="float">
            <text:p>0.0065372439468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C39:.W39])" office:value-type="float" office:value="3.27862736959617E-016" calcext:value-type="float">
            <text:p>3.27862736959617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64990373673" calcext:value-type="float">
            <text:p>-0.000827864990374</text:p>
          </table:table-cell>
          <table:table-cell office:value-type="float" office:value="0" calcext:value-type="float">
            <text:p>0</text:p>
          </table:table-cell>
          <table:table-cell office:value-type="float" office:value="-0.00314332714470648" calcext:value-type="float">
            <text:p>-0.003143327144706</text:p>
          </table:table-cell>
          <table:table-cell office:value-type="float" office:value="-0.00808919594300933" calcext:value-type="float">
            <text:p>-0.008089195943009</text:p>
          </table:table-cell>
          <table:table-cell office:value-type="float" office:value="0.0519041161876776" calcext:value-type="float">
            <text:p>0.051904116187678</text:p>
          </table:table-cell>
          <table:table-cell office:value-type="float" office:value="-0.00126088844633598" calcext:value-type="float">
            <text:p>-0.001260888446336</text:p>
          </table:table-cell>
          <table:table-cell office:value-type="float" office:value="-0.0080339937395793" calcext:value-type="float">
            <text:p>-0.008033993739579</text:p>
          </table:table-cell>
          <table:table-cell office:value-type="float" office:value="-0.0426822181759621" calcext:value-type="float">
            <text:p>-0.042682218175962</text:p>
          </table:table-cell>
          <table:table-cell office:value-type="float" office:value="-0.00460287030522681" calcext:value-type="float">
            <text:p>-0.004602870305227</text:p>
          </table:table-cell>
          <table:table-cell office:value-type="float" office:value="-0.0078667584139492" calcext:value-type="float">
            <text:p>-0.007866758413949</text:p>
          </table:table-cell>
          <table:table-cell office:value-type="float" office:value="-0.0126168357076488" calcext:value-type="float">
            <text:p>-0.012616835707649</text:p>
          </table:table-cell>
          <table:table-cell office:value-type="float" office:value="-0.0103311437848818" calcext:value-type="float">
            <text:p>-0.010331143784882</text:p>
          </table:table-cell>
          <table:table-cell office:value-type="float" office:value="-0.00466383554066178" calcext:value-type="float">
            <text:p>-0.004663835540662</text:p>
          </table:table-cell>
          <table:table-cell office:value-type="float" office:value="0.0238011333125408" calcext:value-type="float">
            <text:p>0.023801133312541</text:p>
          </table:table-cell>
          <table:table-cell office:value-type="float" office:value="-0.100174203754613" calcext:value-type="float">
            <text:p>-0.100174203754613</text:p>
          </table:table-cell>
          <table:table-cell office:value-type="float" office:value="-0.0149678256714518" calcext:value-type="float">
            <text:p>-0.014967825671452</text:p>
          </table:table-cell>
          <table:table-cell office:value-type="float" office:value="0" calcext:value-type="float">
            <text:p>0</text:p>
          </table:table-cell>
          <table:table-cell office:value-type="float" office:value="0.0634465233516127" calcext:value-type="float">
            <text:p>0.063446523351613</text:p>
          </table:table-cell>
          <table:table-cell office:value-type="float" office:value="0.0700510229494847" calcext:value-type="float">
            <text:p>0.070051022949485</text:p>
          </table:table-cell>
          <table:table-cell office:value-type="float" office:value="0.0100581658170846" calcext:value-type="float">
            <text:p>0.0100581658170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C40:.W40])" office:value-type="float" office:value="-9.69276742202041E-017" calcext:value-type="float">
            <text:p>-9.69276742202041E-17</text:p>
          </table:table-cell>
          <table:table-cell office:value-type="float" office:value="0" calcext:value-type="float">
            <text:p>0</text:p>
          </table:table-cell>
          <table:table-cell office:value-type="float" office:value="-0.00082788446559545" calcext:value-type="float">
            <text:p>-0.000827884465595</text:p>
          </table:table-cell>
          <table:table-cell office:value-type="float" office:value="0" calcext:value-type="float">
            <text:p>0</text:p>
          </table:table-cell>
          <table:table-cell office:value-type="float" office:value="-0.00314334360111683" calcext:value-type="float">
            <text:p>-0.003143343601117</text:p>
          </table:table-cell>
          <table:table-cell office:value-type="float" office:value="-0.008097458025287" calcext:value-type="float">
            <text:p>-0.008097458025287</text:p>
          </table:table-cell>
          <table:table-cell office:value-type="float" office:value="0.0617553528834748" calcext:value-type="float">
            <text:p>0.061755352883475</text:p>
          </table:table-cell>
          <table:table-cell office:value-type="float" office:value="-0.00126088812341279" calcext:value-type="float">
            <text:p>-0.001260888123413</text:p>
          </table:table-cell>
          <table:table-cell office:value-type="float" office:value="-0.00803397428026908" calcext:value-type="float">
            <text:p>-0.008033974280269</text:p>
          </table:table-cell>
          <table:table-cell office:value-type="float" office:value="-0.0525292916760152" calcext:value-type="float">
            <text:p>-0.052529291676015</text:p>
          </table:table-cell>
          <table:table-cell office:value-type="float" office:value="-0.00460288772253384" calcext:value-type="float">
            <text:p>-0.004602887722534</text:p>
          </table:table-cell>
          <table:table-cell office:value-type="float" office:value="-0.00786680626831415" calcext:value-type="float">
            <text:p>-0.007866806268314</text:p>
          </table:table-cell>
          <table:table-cell office:value-type="float" office:value="-0.0198390197101893" calcext:value-type="float">
            <text:p>-0.019839019710189</text:p>
          </table:table-cell>
          <table:table-cell office:value-type="float" office:value="-0.0103449212674196" calcext:value-type="float">
            <text:p>-0.01034492126742</text:p>
          </table:table-cell>
          <table:table-cell office:value-type="float" office:value="-0.00467810734584612" calcext:value-type="float">
            <text:p>-0.004678107345846</text:p>
          </table:table-cell>
          <table:table-cell office:value-type="float" office:value="0.0310311942533026" calcext:value-type="float">
            <text:p>0.031031194253303</text:p>
          </table:table-cell>
          <table:table-cell office:value-type="float" office:value="-0.118611207817048" calcext:value-type="float">
            <text:p>-0.118611207817048</text:p>
          </table:table-cell>
          <table:table-cell office:value-type="float" office:value="-0.0237549880563506" calcext:value-type="float">
            <text:p>-0.023754988056351</text:p>
          </table:table-cell>
          <table:table-cell office:value-type="float" office:value="0" calcext:value-type="float">
            <text:p>0</text:p>
          </table:table-cell>
          <table:table-cell office:value-type="float" office:value="0.072406005228254" calcext:value-type="float">
            <text:p>0.072406005228254</text:p>
          </table:table-cell>
          <table:table-cell office:value-type="float" office:value="0.0840765920517632" calcext:value-type="float">
            <text:p>0.084076592051763</text:p>
          </table:table-cell>
          <table:table-cell office:value-type="float" office:value="0.0143216339426033" calcext:value-type="float">
            <text:p>0.0143216339426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C41:.W41])" office:value-type="float" office:value="2.33645568170626E-016" calcext:value-type="float">
            <text:p>2.33645568170626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903879017536" calcext:value-type="float">
            <text:p>-0.000827903879018</text:p>
          </table:table-cell>
          <table:table-cell office:value-type="float" office:value="0" calcext:value-type="float">
            <text:p>0</text:p>
          </table:table-cell>
          <table:table-cell office:value-type="float" office:value="-0.00314336005714318" calcext:value-type="float">
            <text:p>-0.003143360057143</text:p>
          </table:table-cell>
          <table:table-cell office:value-type="float" office:value="-0.00810558488556442" calcext:value-type="float">
            <text:p>-0.008105584885564</text:p>
          </table:table-cell>
          <table:table-cell office:value-type="float" office:value="0.0719045005374718" calcext:value-type="float">
            <text:p>0.071904500537472</text:p>
          </table:table-cell>
          <table:table-cell office:value-type="float" office:value="-0.00126088780031" calcext:value-type="float">
            <text:p>-0.00126088780031</text:p>
          </table:table-cell>
          <table:table-cell office:value-type="float" office:value="-0.00803395459736848" calcext:value-type="float">
            <text:p>-0.008033954597368</text:p>
          </table:table-cell>
          <table:table-cell office:value-type="float" office:value="-0.0626742841904922" calcext:value-type="float">
            <text:p>-0.062674284190492</text:p>
          </table:table-cell>
          <table:table-cell office:value-type="float" office:value="-0.00460290494446387" calcext:value-type="float">
            <text:p>-0.004602904944464</text:p>
          </table:table-cell>
          <table:table-cell office:value-type="float" office:value="-0.00786685508657353" calcext:value-type="float">
            <text:p>-0.007866855086574</text:p>
          </table:table-cell>
          <table:table-cell office:value-type="float" office:value="-0.0276899424030187" calcext:value-type="float">
            <text:p>-0.027689942403019</text:p>
          </table:table-cell>
          <table:table-cell office:value-type="float" office:value="-0.010358609871615" calcext:value-type="float">
            <text:p>-0.010358609871615</text:p>
          </table:table-cell>
          <table:table-cell office:value-type="float" office:value="-0.00469319939616065" calcext:value-type="float">
            <text:p>-0.004693199396161</text:p>
          </table:table-cell>
          <table:table-cell office:value-type="float" office:value="0.0388899365465915" calcext:value-type="float">
            <text:p>0.038889936546592</text:p>
          </table:table-cell>
          <table:table-cell office:value-type="float" office:value="-0.137626025108573" calcext:value-type="float">
            <text:p>-0.137626025108573</text:p>
          </table:table-cell>
          <table:table-cell office:value-type="float" office:value="-0.0339062973056798" calcext:value-type="float">
            <text:p>-0.03390629730568</text:p>
          </table:table-cell>
          <table:table-cell office:value-type="float" office:value="0" calcext:value-type="float">
            <text:p>0</text:p>
          </table:table-cell>
          <table:table-cell office:value-type="float" office:value="0.0816344108538125" calcext:value-type="float">
            <text:p>0.081634410853813</text:p>
          </table:table-cell>
          <table:table-cell office:value-type="float" office:value="0.0990428910257734" calcext:value-type="float">
            <text:p>0.099042891025773</text:p>
          </table:table-cell>
          <table:table-cell office:value-type="float" office:value="0.0193180705623314" calcext:value-type="float">
            <text:p>0.0193180705623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C42:.W42])" office:value-type="float" office:value="2.84277809625699E-016" calcext:value-type="float">
            <text:p>2.84277809625699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923213629487" calcext:value-type="float">
            <text:p>-0.000827923213629</text:p>
          </table:table-cell>
          <table:table-cell office:value-type="float" office:value="0" calcext:value-type="float">
            <text:p>0</text:p>
          </table:table-cell>
          <table:table-cell office:value-type="float" office:value="-0.00314337651272453" calcext:value-type="float">
            <text:p>-0.003143376512725</text:p>
          </table:table-cell>
          <table:table-cell office:value-type="float" office:value="-0.00811353051060468" calcext:value-type="float">
            <text:p>-0.008113530510605</text:p>
          </table:table-cell>
          <table:table-cell office:value-type="float" office:value="0.0822650672810777" calcext:value-type="float">
            <text:p>0.082265067281078</text:p>
          </table:table-cell>
          <table:table-cell office:value-type="float" office:value="-0.00126088747697824" calcext:value-type="float">
            <text:p>-0.001260887476978</text:p>
          </table:table-cell>
          <table:table-cell office:value-type="float" office:value="-0.00803393465277571" calcext:value-type="float">
            <text:p>-0.008033934652776</text:p>
          </table:table-cell>
          <table:table-cell office:value-type="float" office:value="-0.0730307263670022" calcext:value-type="float">
            <text:p>-0.073030726367002</text:p>
          </table:table-cell>
          <table:table-cell office:value-type="float" office:value="-0.00460292191000562" calcext:value-type="float">
            <text:p>-0.004602921910006</text:p>
          </table:table-cell>
          <table:table-cell office:value-type="float" office:value="-0.00786690457772454" calcext:value-type="float">
            <text:p>-0.007866904577725</text:p>
          </table:table-cell>
          <table:table-cell office:value-type="float" office:value="-0.0360906408886446" calcext:value-type="float">
            <text:p>-0.036090640888645</text:p>
          </table:table-cell>
          <table:table-cell office:value-type="float" office:value="-0.0103721264093464" calcext:value-type="float">
            <text:p>-0.010372126409346</text:p>
          </table:table-cell>
          <table:table-cell office:value-type="float" office:value="-0.00470895917133811" calcext:value-type="float">
            <text:p>-0.004708959171338</text:p>
          </table:table-cell>
          <table:table-cell office:value-type="float" office:value="0.0472983382310177" calcext:value-type="float">
            <text:p>0.047298338231018</text:p>
          </table:table-cell>
          <table:table-cell office:value-type="float" office:value="-0.157067758184187" calcext:value-type="float">
            <text:p>-0.157067758184187</text:p>
          </table:table-cell>
          <table:table-cell office:value-type="float" office:value="-0.0453758180789384" calcext:value-type="float">
            <text:p>-0.045375818078938</text:p>
          </table:table-cell>
          <table:table-cell office:value-type="float" office:value="0" calcext:value-type="float">
            <text:p>0</text:p>
          </table:table-cell>
          <table:table-cell office:value-type="float" office:value="0.0910628447674661" calcext:value-type="float">
            <text:p>0.091062844767466</text:p>
          </table:table-cell>
          <table:table-cell office:value-type="float" office:value="0.114847711237027" calcext:value-type="float">
            <text:p>0.114847711237027</text:p>
          </table:table-cell>
          <table:table-cell office:value-type="float" office:value="0.0250215464373113" calcext:value-type="float">
            <text:p>0.025021546437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C43:.W43])" office:value-type="float" office:value="-5.65953534037433E-017" calcext:value-type="float">
            <text:p>-5.65953534037433E-17</text:p>
          </table:table-cell>
          <table:table-cell office:value-type="float" office:value="0" calcext:value-type="float">
            <text:p>0</text:p>
          </table:table-cell>
          <table:table-cell office:value-type="float" office:value="-0.000827942455474678" calcext:value-type="float">
            <text:p>-0.000827942455475</text:p>
          </table:table-cell>
          <table:table-cell office:value-type="float" office:value="0" calcext:value-type="float">
            <text:p>0</text:p>
          </table:table-cell>
          <table:table-cell office:value-type="float" office:value="-0.00314339296781335" calcext:value-type="float">
            <text:p>-0.003143392967813</text:p>
          </table:table-cell>
          <table:table-cell office:value-type="float" office:value="-0.00812125665133594" calcext:value-type="float">
            <text:p>-0.008121256651336</text:p>
          </table:table-cell>
          <table:table-cell office:value-type="float" office:value="0.0927567797482253" calcext:value-type="float">
            <text:p>0.092756779748225</text:p>
          </table:table-cell>
          <table:table-cell office:value-type="float" office:value="-0.00126088715337652" calcext:value-type="float">
            <text:p>-0.001260887153377</text:p>
          </table:table-cell>
          <table:table-cell office:value-type="float" office:value="-0.00803391441651742" calcext:value-type="float">
            <text:p>-0.008033914416517</text:p>
          </table:table-cell>
          <table:table-cell office:value-type="float" office:value="-0.0835183641158972" calcext:value-type="float">
            <text:p>-0.083518364115897</text:p>
          </table:table-cell>
          <table:table-cell office:value-type="float" office:value="-0.00460293856831991" calcext:value-type="float">
            <text:p>-0.00460293856832</text:p>
          </table:table-cell>
          <table:table-cell office:value-type="float" office:value="-0.00786695446380782" calcext:value-type="float">
            <text:p>-0.007866954463808</text:p>
          </table:table-cell>
          <table:table-cell office:value-type="float" office:value="-0.0449591677515436" calcext:value-type="float">
            <text:p>-0.044959167751544</text:p>
          </table:table-cell>
          <table:table-cell office:value-type="float" office:value="-0.0103853987658064" calcext:value-type="float">
            <text:p>-0.010385398765806</text:p>
          </table:table-cell>
          <table:table-cell office:value-type="float" office:value="-0.00472523408470082" calcext:value-type="float">
            <text:p>-0.004725234084701</text:p>
          </table:table-cell>
          <table:table-cell office:value-type="float" office:value="0.056174400329577" calcext:value-type="float">
            <text:p>0.056174400329577</text:p>
          </table:table-cell>
          <table:table-cell office:value-type="float" office:value="-0.176794245371519" calcext:value-type="float">
            <text:p>-0.176794245371519</text:p>
          </table:table-cell>
          <table:table-cell office:value-type="float" office:value="-0.0580917573787823" calcext:value-type="float">
            <text:p>-0.058091757378782</text:p>
          </table:table-cell>
          <table:table-cell office:value-type="float" office:value="0" calcext:value-type="float">
            <text:p>0</text:p>
          </table:table-cell>
          <table:table-cell office:value-type="float" office:value="0.100625997173461" calcext:value-type="float">
            <text:p>0.100625997173461</text:p>
          </table:table-cell>
          <table:table-cell office:value-type="float" office:value="0.131381962310327" calcext:value-type="float">
            <text:p>0.131381962310327</text:p>
          </table:table-cell>
          <table:table-cell office:value-type="float" office:value="0.0313923145833046" calcext:value-type="float">
            <text:p>0.0313923145833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C44:.W44])" office:value-type="float" office:value="-3.87060175577325E-016" calcext:value-type="float">
            <text:p>-3.87060175577325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70892002555" calcext:value-type="float">
            <text:p>-0.000827870892003</text:p>
          </table:table-cell>
          <table:table-cell office:value-type="float" office:value="0" calcext:value-type="float">
            <text:p>0</text:p>
          </table:table-cell>
          <table:table-cell office:value-type="float" office:value="-0.00314332197975002" calcext:value-type="float">
            <text:p>-0.00314332197975</text:p>
          </table:table-cell>
          <table:table-cell office:value-type="float" office:value="-0.00812889949921043" calcext:value-type="float">
            <text:p>-0.00812889949921</text:p>
          </table:table-cell>
          <table:table-cell office:value-type="float" office:value="0.103306275646215" calcext:value-type="float">
            <text:p>0.103306275646215</text:p>
          </table:table-cell>
          <table:table-cell office:value-type="float" office:value="-0.00126088814601446" calcext:value-type="float">
            <text:p>-0.001260888146014</text:p>
          </table:table-cell>
          <table:table-cell office:value-type="float" office:value="-0.00803402107635854" calcext:value-type="float">
            <text:p>-0.008034021076359</text:p>
          </table:table-cell>
          <table:table-cell office:value-type="float" office:value="-0.0940630473620241" calcext:value-type="float">
            <text:p>-0.094063047362024</text:p>
          </table:table-cell>
          <table:table-cell office:value-type="float" office:value="-0.00460292953019839" calcext:value-type="float">
            <text:p>-0.004602929530198</text:p>
          </table:table-cell>
          <table:table-cell office:value-type="float" office:value="-0.00786694408234278" calcext:value-type="float">
            <text:p>-0.007866944082343</text:p>
          </table:table-cell>
          <table:table-cell office:value-type="float" office:value="-0.0542145030115459" calcext:value-type="float">
            <text:p>-0.054214503011546</text:p>
          </table:table-cell>
          <table:table-cell office:value-type="float" office:value="-0.0103982914069817" calcext:value-type="float">
            <text:p>-0.010398291406982</text:p>
          </table:table-cell>
          <table:table-cell office:value-type="float" office:value="-0.00474084325544801" calcext:value-type="float">
            <text:p>-0.004740843255448</text:p>
          </table:table-cell>
          <table:table-cell office:value-type="float" office:value="0.0654366180596072" calcext:value-type="float">
            <text:p>0.065436618059607</text:p>
          </table:table-cell>
          <table:table-cell office:value-type="float" office:value="-0.196674052035636" calcext:value-type="float">
            <text:p>-0.196674052035636</text:p>
          </table:table-cell>
          <table:table-cell office:value-type="float" office:value="-0.0719651341410506" calcext:value-type="float">
            <text:p>-0.071965134141051</text:p>
          </table:table-cell>
          <table:table-cell office:value-type="float" office:value="0" calcext:value-type="float">
            <text:p>0</text:p>
          </table:table-cell>
          <table:table-cell office:value-type="float" office:value="0.11026307527745" calcext:value-type="float">
            <text:p>0.11026307527745</text:p>
          </table:table-cell>
          <table:table-cell office:value-type="float" office:value="0.1485339857374" calcext:value-type="float">
            <text:p>0.1485339857374</text:p>
          </table:table-cell>
          <table:table-cell office:value-type="float" office:value="0.0383807916978909" calcext:value-type="float">
            <text:p>0.0383807916978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C45:.W45])" office:value-type="float" office:value="2.36139233167343E-016" calcext:value-type="float">
            <text:p>2.36139233167343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6479779693" calcext:value-type="float">
            <text:p>-0.000827864797797</text:p>
          </table:table-cell>
          <table:table-cell office:value-type="float" office:value="0" calcext:value-type="float">
            <text:p>0</text:p>
          </table:table-cell>
          <table:table-cell office:value-type="float" office:value="-0.00314329639775717" calcext:value-type="float">
            <text:p>-0.003143296397757</text:p>
          </table:table-cell>
          <table:table-cell office:value-type="float" office:value="-0.00813560969959834" calcext:value-type="float">
            <text:p>-0.008135609699598</text:p>
          </table:table-cell>
          <table:table-cell office:value-type="float" office:value="0.113847412110363" calcext:value-type="float">
            <text:p>0.113847412110363</text:p>
          </table:table-cell>
          <table:table-cell office:value-type="float" office:value="-0.00126089216317049" calcext:value-type="float">
            <text:p>-0.00126089216317</text:p>
          </table:table-cell>
          <table:table-cell office:value-type="float" office:value="-0.00803382466119514" calcext:value-type="float">
            <text:p>-0.008033824661195</text:p>
          </table:table-cell>
          <table:table-cell office:value-type="float" office:value="-0.104600205859502" calcext:value-type="float">
            <text:p>-0.104600205859502</text:p>
          </table:table-cell>
          <table:table-cell office:value-type="float" office:value="-0.004602899748229" calcext:value-type="float">
            <text:p>-0.004602899748229</text:p>
          </table:table-cell>
          <table:table-cell office:value-type="float" office:value="-0.00786731209761807" calcext:value-type="float">
            <text:p>-0.007867312097618</text:p>
          </table:table-cell>
          <table:table-cell office:value-type="float" office:value="-0.0637741512033221" calcext:value-type="float">
            <text:p>-0.063774151203322</text:p>
          </table:table-cell>
          <table:table-cell office:value-type="float" office:value="-0.0104109443698864" calcext:value-type="float">
            <text:p>-0.010410944369886</text:p>
          </table:table-cell>
          <table:table-cell office:value-type="float" office:value="-0.0047565130396651" calcext:value-type="float">
            <text:p>-0.004756513039665</text:p>
          </table:table-cell>
          <table:table-cell office:value-type="float" office:value="0.075003240089613" calcext:value-type="float">
            <text:p>0.075003240089613</text:p>
          </table:table-cell>
          <table:table-cell office:value-type="float" office:value="-0.216586393759926" calcext:value-type="float">
            <text:p>-0.216586393759926</text:p>
          </table:table-cell>
          <table:table-cell office:value-type="float" office:value="-0.0868831728991819" calcext:value-type="float">
            <text:p>-0.086883172899182</text:p>
          </table:table-cell>
          <table:table-cell office:value-type="float" office:value="0" calcext:value-type="float">
            <text:p>0</text:p>
          </table:table-cell>
          <table:table-cell office:value-type="float" office:value="0.119917992285835" calcext:value-type="float">
            <text:p>0.119917992285835</text:p>
          </table:table-cell>
          <table:table-cell office:value-type="float" office:value="0.166188217878849" calcext:value-type="float">
            <text:p>0.166188217878849</text:p>
          </table:table-cell>
          <table:table-cell office:value-type="float" office:value="0.0459262183321889" calcext:value-type="float">
            <text:p>0.0459262183321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C46:.W46])" office:value-type="float" office:value="-4.24898831397069E-016" calcext:value-type="float">
            <text:p>-4.24898831397069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71553167091" calcext:value-type="float">
            <text:p>-0.000827871553167</text:p>
          </table:table-cell>
          <table:table-cell office:value-type="float" office:value="0" calcext:value-type="float">
            <text:p>0</text:p>
          </table:table-cell>
          <table:table-cell office:value-type="float" office:value="-0.0031432937258044" calcext:value-type="float">
            <text:p>-0.003143293725804</text:p>
          </table:table-cell>
          <table:table-cell office:value-type="float" office:value="-0.00814286052447019" calcext:value-type="float">
            <text:p>-0.00814286052447</text:p>
          </table:table-cell>
          <table:table-cell office:value-type="float" office:value="0.124322325629954" calcext:value-type="float">
            <text:p>0.124322325629954</text:p>
          </table:table-cell>
          <table:table-cell office:value-type="float" office:value="-0.0012608912151005" calcext:value-type="float">
            <text:p>-0.001260891215101</text:p>
          </table:table-cell>
          <table:table-cell office:value-type="float" office:value="-0.00803390627703705" calcext:value-type="float">
            <text:p>-0.008033906277037</text:p>
          </table:table-cell>
          <table:table-cell office:value-type="float" office:value="-0.115071139915807" calcext:value-type="float">
            <text:p>-0.115071139915807</text:p>
          </table:table-cell>
          <table:table-cell office:value-type="float" office:value="-0.00460291857946989" calcext:value-type="float">
            <text:p>-0.00460291857947</text:p>
          </table:table-cell>
          <table:table-cell office:value-type="float" office:value="-0.00786724357541011" calcext:value-type="float">
            <text:p>-0.00786724357541</text:p>
          </table:table-cell>
          <table:table-cell office:value-type="float" office:value="-0.0735582966170828" calcext:value-type="float">
            <text:p>-0.073558296617083</text:p>
          </table:table-cell>
          <table:table-cell office:value-type="float" office:value="-0.0104231278753238" calcext:value-type="float">
            <text:p>-0.010423127875324</text:p>
          </table:table-cell>
          <table:table-cell office:value-type="float" office:value="-0.00477365560275814" calcext:value-type="float">
            <text:p>-0.004773655602758</text:p>
          </table:table-cell>
          <table:table-cell office:value-type="float" office:value="0.0847941565761543" calcext:value-type="float">
            <text:p>0.084794156576154</text:p>
          </table:table-cell>
          <table:table-cell office:value-type="float" office:value="-0.236422990465945" calcext:value-type="float">
            <text:p>-0.236422990465945</text:p>
          </table:table-cell>
          <table:table-cell office:value-type="float" office:value="-0.102719710508734" calcext:value-type="float">
            <text:p>-0.102719710508734</text:p>
          </table:table-cell>
          <table:table-cell office:value-type="float" office:value="0" calcext:value-type="float">
            <text:p>0</text:p>
          </table:table-cell>
          <table:table-cell office:value-type="float" office:value="0.12954002331529" calcext:value-type="float">
            <text:p>0.12954002331529</text:p>
          </table:table-cell>
          <table:table-cell office:value-type="float" office:value="0.184229943501955" calcext:value-type="float">
            <text:p>0.184229943501955</text:p>
          </table:table-cell>
          <table:table-cell office:value-type="float" office:value="0.0539614574127563" calcext:value-type="float">
            <text:p>0.0539614574127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C47:.W47])" office:value-type="float" office:value="-5.30066442128163E-016" calcext:value-type="float">
            <text:p>-5.30066442128163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65217530764" calcext:value-type="float">
            <text:p>-0.000827865217531</text:p>
          </table:table-cell>
          <table:table-cell office:value-type="float" office:value="0" calcext:value-type="float">
            <text:p>0</text:p>
          </table:table-cell>
          <table:table-cell office:value-type="float" office:value="-0.00314326814276503" calcext:value-type="float">
            <text:p>-0.003143268142765</text:p>
          </table:table-cell>
          <table:table-cell office:value-type="float" office:value="-0.0081489721764658" calcext:value-type="float">
            <text:p>-0.008148972176466</text:p>
          </table:table-cell>
          <table:table-cell office:value-type="float" office:value="0.134679073045858" calcext:value-type="float">
            <text:p>0.134679073045858</text:p>
          </table:table-cell>
          <table:table-cell office:value-type="float" office:value="-0.00126089523142712" calcext:value-type="float">
            <text:p>-0.001260895231427</text:p>
          </table:table-cell>
          <table:table-cell office:value-type="float" office:value="-0.00803370917450109" calcext:value-type="float">
            <text:p>-0.008033709174501</text:p>
          </table:table-cell>
          <table:table-cell office:value-type="float" office:value="-0.125424099551653" calcext:value-type="float">
            <text:p>-0.125424099551653</text:p>
          </table:table-cell>
          <table:table-cell office:value-type="float" office:value="-0.00460288796982276" calcext:value-type="float">
            <text:p>-0.004602887969823</text:p>
          </table:table-cell>
          <table:table-cell office:value-type="float" office:value="-0.00786761076533038" calcext:value-type="float">
            <text:p>-0.00786761076533</text:p>
          </table:table-cell>
          <table:table-cell office:value-type="float" office:value="-0.083497590913923" calcext:value-type="float">
            <text:p>-0.083497590913923</text:p>
          </table:table-cell>
          <table:table-cell office:value-type="float" office:value="-0.010434952474556" calcext:value-type="float">
            <text:p>-0.010434952474556</text:p>
          </table:table-cell>
          <table:table-cell office:value-type="float" office:value="-0.00478938337079561" calcext:value-type="float">
            <text:p>-0.004789383370796</text:p>
          </table:table-cell>
          <table:table-cell office:value-type="float" office:value="0.0947398459851694" calcext:value-type="float">
            <text:p>0.094739845985169</text:p>
          </table:table-cell>
          <table:table-cell office:value-type="float" office:value="-0.25608798256071" calcext:value-type="float">
            <text:p>-0.25608798256071</text:p>
          </table:table-cell>
          <table:table-cell office:value-type="float" office:value="-0.119357185150834" calcext:value-type="float">
            <text:p>-0.119357185150834</text:p>
          </table:table-cell>
          <table:table-cell office:value-type="float" office:value="0" calcext:value-type="float">
            <text:p>0</text:p>
          </table:table-cell>
          <table:table-cell office:value-type="float" office:value="0.139084056229085" calcext:value-type="float">
            <text:p>0.139084056229085</text:p>
          </table:table-cell>
          <table:table-cell office:value-type="float" office:value="0.202552505214365" calcext:value-type="float">
            <text:p>0.202552505214365</text:p>
          </table:table-cell>
          <table:table-cell office:value-type="float" office:value="0.0624209222258366" calcext:value-type="float">
            <text:p>0.0624209222258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C48:.W48])" office:value-type="float" office:value="-2.67255835517677E-016" calcext:value-type="float">
            <text:p>-2.67255835517677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58756739023" calcext:value-type="float">
            <text:p>-0.000827858756739</text:p>
          </table:table-cell>
          <table:table-cell office:value-type="float" office:value="0" calcext:value-type="float">
            <text:p>0</text:p>
          </table:table-cell>
          <table:table-cell office:value-type="float" office:value="-0.00314324255928354" calcext:value-type="float">
            <text:p>-0.003143242559284</text:p>
          </table:table-cell>
          <table:table-cell office:value-type="float" office:value="-0.00815477004331561" calcext:value-type="float">
            <text:p>-0.008154770043316</text:p>
          </table:table-cell>
          <table:table-cell office:value-type="float" office:value="0.144873995515982" calcext:value-type="float">
            <text:p>0.144873995515982</text:p>
          </table:table-cell>
          <table:table-cell office:value-type="float" office:value="-0.00126089924722134" calcext:value-type="float">
            <text:p>-0.001260899247221</text:p>
          </table:table-cell>
          <table:table-cell office:value-type="float" office:value="-0.00803351172317867" calcext:value-type="float">
            <text:p>-0.008033511723179</text:p>
          </table:table-cell>
          <table:table-cell office:value-type="float" office:value="-0.135615340708554" calcext:value-type="float">
            <text:p>-0.135615340708554</text:p>
          </table:table-cell>
          <table:table-cell office:value-type="float" office:value="-0.00460285692688179" calcext:value-type="float">
            <text:p>-0.004602856926882</text:p>
          </table:table-cell>
          <table:table-cell office:value-type="float" office:value="-0.00786797728534654" calcext:value-type="float">
            <text:p>-0.007867977285347</text:p>
          </table:table-cell>
          <table:table-cell office:value-type="float" office:value="-0.0935218809948" calcext:value-type="float">
            <text:p>-0.0935218809948</text:p>
          </table:table-cell>
          <table:table-cell office:value-type="float" office:value="-0.0104463220549964" calcext:value-type="float">
            <text:p>-0.010446322054996</text:p>
          </table:table-cell>
          <table:table-cell office:value-type="float" office:value="-0.00480496808899647" calcext:value-type="float">
            <text:p>-0.004804968088996</text:p>
          </table:table-cell>
          <table:table-cell office:value-type="float" office:value="0.104770213678723" calcext:value-type="float">
            <text:p>0.104770213678723</text:p>
          </table:table-cell>
          <table:table-cell office:value-type="float" office:value="-0.275497076750674" calcext:value-type="float">
            <text:p>-0.275497076750674</text:p>
          </table:table-cell>
          <table:table-cell office:value-type="float" office:value="-0.136659449471352" calcext:value-type="float">
            <text:p>-0.136659449471352</text:p>
          </table:table-cell>
          <table:table-cell office:value-type="float" office:value="0" calcext:value-type="float">
            <text:p>0</text:p>
          </table:table-cell>
          <table:table-cell office:value-type="float" office:value="0.148510126623373" calcext:value-type="float">
            <text:p>0.148510126623373</text:p>
          </table:table-cell>
          <table:table-cell office:value-type="float" office:value="0.221049259166038" calcext:value-type="float">
            <text:p>0.221049259166038</text:p>
          </table:table-cell>
          <table:table-cell office:value-type="float" office:value="0.0712325596272231" calcext:value-type="float">
            <text:p>0.0712325596272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C49:.W49])" office:value-type="float" office:value="9.77408258495682E-016" calcext:value-type="float">
            <text:p>9.77408258495682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54066364952" calcext:value-type="float">
            <text:p>-0.000827854066365</text:p>
          </table:table-cell>
          <table:table-cell office:value-type="float" office:value="0" calcext:value-type="float">
            <text:p>0</text:p>
          </table:table-cell>
          <table:table-cell office:value-type="float" office:value="-0.00314318173669405" calcext:value-type="float">
            <text:p>-0.003143181736694</text:p>
          </table:table-cell>
          <table:table-cell office:value-type="float" office:value="-0.00816033809478051" calcext:value-type="float">
            <text:p>-0.008160338094781</text:p>
          </table:table-cell>
          <table:table-cell office:value-type="float" office:value="0.154869696227768" calcext:value-type="float">
            <text:p>0.154869696227768</text:p>
          </table:table-cell>
          <table:table-cell office:value-type="float" office:value="-0.00126090029080636" calcext:value-type="float">
            <text:p>-0.001260900290806</text:p>
          </table:table-cell>
          <table:table-cell office:value-type="float" office:value="-0.0080334372182286" calcext:value-type="float">
            <text:p>-0.008033437218229</text:p>
          </table:table-cell>
          <table:table-cell office:value-type="float" office:value="-0.145607542455519" calcext:value-type="float">
            <text:p>-0.145607542455519</text:p>
          </table:table-cell>
          <table:table-cell office:value-type="float" office:value="-0.00460289617400509" calcext:value-type="float">
            <text:p>-0.004602896174005</text:p>
          </table:table-cell>
          <table:table-cell office:value-type="float" office:value="-0.007868265981927" calcext:value-type="float">
            <text:p>-0.007868265981927</text:p>
          </table:table-cell>
          <table:table-cell office:value-type="float" office:value="-0.103568880371522" calcext:value-type="float">
            <text:p>-0.103568880371522</text:p>
          </table:table-cell>
          <table:table-cell office:value-type="float" office:value="-0.0104571579775063" calcext:value-type="float">
            <text:p>-0.010457157977506</text:p>
          </table:table-cell>
          <table:table-cell office:value-type="float" office:value="-0.00482083862122684" calcext:value-type="float">
            <text:p>-0.004820838621227</text:p>
          </table:table-cell>
          <table:table-cell office:value-type="float" office:value="0.114823011241542" calcext:value-type="float">
            <text:p>0.114823011241542</text:p>
          </table:table-cell>
          <table:table-cell office:value-type="float" office:value="-0.294577354777665" calcext:value-type="float">
            <text:p>-0.294577354777665</text:p>
          </table:table-cell>
          <table:table-cell office:value-type="float" office:value="-0.154494156435521" calcext:value-type="float">
            <text:p>-0.154494156435521</text:p>
          </table:table-cell>
          <table:table-cell office:value-type="float" office:value="0" calcext:value-type="float">
            <text:p>0</text:p>
          </table:table-cell>
          <table:table-cell office:value-type="float" office:value="0.157783450040296" calcext:value-type="float">
            <text:p>0.157783450040296</text:p>
          </table:table-cell>
          <table:table-cell office:value-type="float" office:value="0.239620739612847" calcext:value-type="float">
            <text:p>0.239620739612847</text:p>
          </table:table-cell>
          <table:table-cell office:value-type="float" office:value="0.0803259070793147" calcext:value-type="float">
            <text:p>0.0803259070793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C50:.W50])" office:value-type="float" office:value="6.06502695288391E-016" calcext:value-type="float">
            <text:p>6.06502695288391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60955395114" calcext:value-type="float">
            <text:p>-0.000827860955395</text:p>
          </table:table-cell>
          <table:table-cell office:value-type="float" office:value="0" calcext:value-type="float">
            <text:p>0</text:p>
          </table:table-cell>
          <table:table-cell office:value-type="float" office:value="-0.0031432294053725" calcext:value-type="float">
            <text:p>-0.003143229405373</text:p>
          </table:table-cell>
          <table:table-cell office:value-type="float" office:value="-0.00816698320263601" calcext:value-type="float">
            <text:p>-0.008166983202636</text:p>
          </table:table-cell>
          <table:table-cell office:value-type="float" office:value="0.164635346015537" calcext:value-type="float">
            <text:p>0.164635346015537</text:p>
          </table:table-cell>
          <table:table-cell office:value-type="float" office:value="-0.00126089909070235" calcext:value-type="float">
            <text:p>-0.001260899090702</text:p>
          </table:table-cell>
          <table:table-cell office:value-type="float" office:value="-0.00803348698943393" calcext:value-type="float">
            <text:p>-0.008033486989434</text:p>
          </table:table-cell>
          <table:table-cell office:value-type="float" office:value="-0.155369630783774" calcext:value-type="float">
            <text:p>-0.155369630783774</text:p>
          </table:table-cell>
          <table:table-cell office:value-type="float" office:value="-0.00460286943572763" calcext:value-type="float">
            <text:p>-0.004602869435728</text:p>
          </table:table-cell>
          <table:table-cell office:value-type="float" office:value="-0.00786813991861322" calcext:value-type="float">
            <text:p>-0.007868139918613</text:p>
          </table:table-cell>
          <table:table-cell office:value-type="float" office:value="-0.113579488744267" calcext:value-type="float">
            <text:p>-0.113579488744267</text:p>
          </table:table-cell>
          <table:table-cell office:value-type="float" office:value="-0.0104675144295426" calcext:value-type="float">
            <text:p>-0.010467514429543</text:p>
          </table:table-cell>
          <table:table-cell office:value-type="float" office:value="-0.00483701731934889" calcext:value-type="float">
            <text:p>-0.004837017319349</text:p>
          </table:table-cell>
          <table:table-cell office:value-type="float" office:value="0.124839204660355" calcext:value-type="float">
            <text:p>0.124839204660355</text:p>
          </table:table-cell>
          <table:table-cell office:value-type="float" office:value="-0.313267845198433" calcext:value-type="float">
            <text:p>-0.313267845198433</text:p>
          </table:table-cell>
          <table:table-cell office:value-type="float" office:value="-0.172731248091077" calcext:value-type="float">
            <text:p>-0.172731248091077</text:p>
          </table:table-cell>
          <table:table-cell office:value-type="float" office:value="0" calcext:value-type="float">
            <text:p>0</text:p>
          </table:table-cell>
          <table:table-cell office:value-type="float" office:value="0.166874651067758" calcext:value-type="float">
            <text:p>0.166874651067758</text:p>
          </table:table-cell>
          <table:table-cell office:value-type="float" office:value="0.258174840362113" calcext:value-type="float">
            <text:p>0.258174840362113</text:p>
          </table:table-cell>
          <table:table-cell office:value-type="float" office:value="0.0896321714585609" calcext:value-type="float">
            <text:p>0.0896321714585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C51:.W51])" office:value-type="float" office:value="-6.06069014419397E-016" calcext:value-type="float">
            <text:p>-6.06069014419397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56015340823" calcext:value-type="float">
            <text:p>-0.000827856015341</text:p>
          </table:table-cell>
          <table:table-cell office:value-type="float" office:value="0" calcext:value-type="float">
            <text:p>0</text:p>
          </table:table-cell>
          <table:table-cell office:value-type="float" office:value="-0.00314316858168126" calcext:value-type="float">
            <text:p>-0.003143168581681</text:p>
          </table:table-cell>
          <table:table-cell office:value-type="float" office:value="-0.00817191654521582" calcext:value-type="float">
            <text:p>-0.008171916545216</text:p>
          </table:table-cell>
          <table:table-cell office:value-type="float" office:value="0.174144746377406" calcext:value-type="float">
            <text:p>0.174144746377406</text:p>
          </table:table-cell>
          <table:table-cell office:value-type="float" office:value="-0.00126090013355662" calcext:value-type="float">
            <text:p>-0.001260900133557</text:p>
          </table:table-cell>
          <table:table-cell office:value-type="float" office:value="-0.00803341181650021" calcext:value-type="float">
            <text:p>-0.0080334118165</text:p>
          </table:table-cell>
          <table:table-cell office:value-type="float" office:value="-0.16487576615543" calcext:value-type="float">
            <text:p>-0.16487576615543</text:p>
          </table:table-cell>
          <table:table-cell office:value-type="float" office:value="-0.00460290780719362" calcext:value-type="float">
            <text:p>-0.004602907807194</text:p>
          </table:table-cell>
          <table:table-cell office:value-type="float" office:value="-0.00786842667463719" calcext:value-type="float">
            <text:p>-0.007868426674637</text:p>
          </table:table-cell>
          <table:table-cell office:value-type="float" office:value="-0.123510513189969" calcext:value-type="float">
            <text:p>-0.123510513189969</text:p>
          </table:table-cell>
          <table:table-cell office:value-type="float" office:value="-0.0104773774559493" calcext:value-type="float">
            <text:p>-0.010477377455949</text:p>
          </table:table-cell>
          <table:table-cell office:value-type="float" office:value="-0.00485216274159146" calcext:value-type="float">
            <text:p>-0.004852162741591</text:p>
          </table:table-cell>
          <table:table-cell office:value-type="float" office:value="0.134775354999399" calcext:value-type="float">
            <text:p>0.134775354999399</text:p>
          </table:table-cell>
          <table:table-cell office:value-type="float" office:value="-0.331516184017794" calcext:value-type="float">
            <text:p>-0.331516184017794</text:p>
          </table:table-cell>
          <table:table-cell office:value-type="float" office:value="-0.191256862579024" calcext:value-type="float">
            <text:p>-0.191256862579024</text:p>
          </table:table-cell>
          <table:table-cell office:value-type="float" office:value="0" calcext:value-type="float">
            <text:p>0</text:p>
          </table:table-cell>
          <table:table-cell office:value-type="float" office:value="0.175758450219608" calcext:value-type="float">
            <text:p>0.175758450219608</text:p>
          </table:table-cell>
          <table:table-cell office:value-type="float" office:value="0.276629756250185" calcext:value-type="float">
            <text:p>0.276629756250185</text:p>
          </table:table-cell>
          <table:table-cell office:value-type="float" office:value="0.0990891458672846" calcext:value-type="float">
            <text:p>0.0990891458672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C52:.W52])" office:value-type="float" office:value="7.57206797263876E-016" calcext:value-type="float">
            <text:p>7.57206797263876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50953570664" calcext:value-type="float">
            <text:p>-0.000827850953571</text:p>
          </table:table-cell>
          <table:table-cell office:value-type="float" office:value="0" calcext:value-type="float">
            <text:p>0</text:p>
          </table:table-cell>
          <table:table-cell office:value-type="float" office:value="-0.00314310775747039" calcext:value-type="float">
            <text:p>-0.00314310775747</text:p>
          </table:table-cell>
          <table:table-cell office:value-type="float" office:value="-0.00817653838803622" calcext:value-type="float">
            <text:p>-0.008176538388036</text:p>
          </table:table-cell>
          <table:table-cell office:value-type="float" office:value="0.183378012939702" calcext:value-type="float">
            <text:p>0.183378012939702</text:p>
          </table:table-cell>
          <table:table-cell office:value-type="float" office:value="-0.00126090117604282" calcext:value-type="float">
            <text:p>-0.001260901176043</text:p>
          </table:table-cell>
          <table:table-cell office:value-type="float" office:value="-0.00803333632328489" calcext:value-type="float">
            <text:p>-0.008033336323285</text:p>
          </table:table-cell>
          <table:table-cell office:value-type="float" office:value="-0.174105887531681" calcext:value-type="float">
            <text:p>-0.174105887531681</text:p>
          </table:table-cell>
          <table:table-cell office:value-type="float" office:value="-0.00460294574890298" calcext:value-type="float">
            <text:p>-0.004602945748903</text:p>
          </table:table-cell>
          <table:table-cell office:value-type="float" office:value="-0.00786871234481808" calcext:value-type="float">
            <text:p>-0.007868712344818</text:p>
          </table:table-cell>
          <table:table-cell office:value-type="float" office:value="-0.133315055221605" calcext:value-type="float">
            <text:p>-0.133315055221605</text:p>
          </table:table-cell>
          <table:table-cell office:value-type="float" office:value="-0.0104867501496236" calcext:value-type="float">
            <text:p>-0.010486750149624</text:p>
          </table:table-cell>
          <table:table-cell office:value-type="float" office:value="-0.00486684844569453" calcext:value-type="float">
            <text:p>-0.004866848445695</text:p>
          </table:table-cell>
          <table:table-cell office:value-type="float" office:value="0.144584686990061" calcext:value-type="float">
            <text:p>0.144584686990061</text:p>
          </table:table-cell>
          <table:table-cell office:value-type="float" office:value="-0.34928062956515" calcext:value-type="float">
            <text:p>-0.34928062956515</text:p>
          </table:table-cell>
          <table:table-cell office:value-type="float" office:value="-0.209951793353482" calcext:value-type="float">
            <text:p>-0.209951793353482</text:p>
          </table:table-cell>
          <table:table-cell office:value-type="float" office:value="0" calcext:value-type="float">
            <text:p>0</text:p>
          </table:table-cell>
          <table:table-cell office:value-type="float" office:value="0.184414374058969" calcext:value-type="float">
            <text:p>0.184414374058969</text:p>
          </table:table-cell>
          <table:table-cell office:value-type="float" office:value="0.294908667448289" calcext:value-type="float">
            <text:p>0.294908667448289</text:p>
          </table:table-cell>
          <table:table-cell office:value-type="float" office:value="0.108634615522342" calcext:value-type="float">
            <text:p>0.1086346155223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C53:.W53])" office:value-type="float" office:value="-5.1835705866532E-016" calcext:value-type="float">
            <text:p>-5.1835705866532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5394701528" calcext:value-type="float">
            <text:p>-0.000827853947015</text:p>
          </table:table-cell>
          <table:table-cell office:value-type="float" office:value="0" calcext:value-type="float">
            <text:p>0</text:p>
          </table:table-cell>
          <table:table-cell office:value-type="float" office:value="-0.00314310649700395" calcext:value-type="float">
            <text:p>-0.003143106497004</text:p>
          </table:table-cell>
          <table:table-cell office:value-type="float" office:value="-0.00818180088321647" calcext:value-type="float">
            <text:p>-0.008181800883216</text:p>
          </table:table-cell>
          <table:table-cell office:value-type="float" office:value="0.19231955118706" calcext:value-type="float">
            <text:p>0.19231955118706</text:p>
          </table:table-cell>
          <table:table-cell office:value-type="float" office:value="-0.00126090156672213" calcext:value-type="float">
            <text:p>-0.001260901566722</text:p>
          </table:table-cell>
          <table:table-cell office:value-type="float" office:value="-0.00803343921352253" calcext:value-type="float">
            <text:p>-0.008033439213523</text:p>
          </table:table-cell>
          <table:table-cell office:value-type="float" office:value="-0.183044433753286" calcext:value-type="float">
            <text:p>-0.183044433753286</text:p>
          </table:table-cell>
          <table:table-cell office:value-type="float" office:value="-0.00460296592285351" calcext:value-type="float">
            <text:p>-0.004602965922854</text:p>
          </table:table-cell>
          <table:table-cell office:value-type="float" office:value="-0.00786855406433066" calcext:value-type="float">
            <text:p>-0.007868554064331</text:p>
          </table:table-cell>
          <table:table-cell office:value-type="float" office:value="-0.14295353308279" calcext:value-type="float">
            <text:p>-0.14295353308279</text:p>
          </table:table-cell>
          <table:table-cell office:value-type="float" office:value="-0.0104956607906939" calcext:value-type="float">
            <text:p>-0.010495660790694</text:p>
          </table:table-cell>
          <table:table-cell office:value-type="float" office:value="-0.00488159090516416" calcext:value-type="float">
            <text:p>-0.004881590905164</text:p>
          </table:table-cell>
          <table:table-cell office:value-type="float" office:value="0.154227798532349" calcext:value-type="float">
            <text:p>0.154227798532349</text:p>
          </table:table-cell>
          <table:table-cell office:value-type="float" office:value="-0.36652761107503" calcext:value-type="float">
            <text:p>-0.36652761107503</text:p>
          </table:table-cell>
          <table:table-cell office:value-type="float" office:value="-0.228706484352781" calcext:value-type="float">
            <text:p>-0.228706484352781</text:p>
          </table:table-cell>
          <table:table-cell office:value-type="float" office:value="0" calcext:value-type="float">
            <text:p>0</text:p>
          </table:table-cell>
          <table:table-cell office:value-type="float" office:value="0.19282580292736" calcext:value-type="float">
            <text:p>0.19282580292736</text:p>
          </table:table-cell>
          <table:table-cell office:value-type="float" office:value="0.312943315472425" calcext:value-type="float">
            <text:p>0.312943315472425</text:p>
          </table:table-cell>
          <table:table-cell office:value-type="float" office:value="0.118211467935215" calcext:value-type="float">
            <text:p>0.1182114679352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C54:.W54])" office:value-type="float" office:value="9.38376980286204E-016" calcext:value-type="float">
            <text:p>9.38376980286204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48651482754" calcext:value-type="float">
            <text:p>-0.000827848651483</text:p>
          </table:table-cell>
          <table:table-cell office:value-type="float" office:value="0" calcext:value-type="float">
            <text:p>0</text:p>
          </table:table-cell>
          <table:table-cell office:value-type="float" office:value="-0.00314304567180551" calcext:value-type="float">
            <text:p>-0.003143045671806</text:p>
          </table:table-cell>
          <table:table-cell office:value-type="float" office:value="-0.00818582102193654" calcext:value-type="float">
            <text:p>-0.008185821021937</text:p>
          </table:table-cell>
          <table:table-cell office:value-type="float" office:value="0.200957602848229" calcext:value-type="float">
            <text:p>0.200957602848229</text:p>
          </table:table-cell>
          <table:table-cell office:value-type="float" office:value="-0.00126090260850556" calcext:value-type="float">
            <text:p>-0.001260902608506</text:p>
          </table:table-cell>
          <table:table-cell office:value-type="float" office:value="-0.0080333631145467" calcext:value-type="float">
            <text:p>-0.008033363114547</text:p>
          </table:table-cell>
          <table:table-cell office:value-type="float" office:value="-0.19167958112677" calcext:value-type="float">
            <text:p>-0.19167958112677</text:p>
          </table:table-cell>
          <table:table-cell office:value-type="float" office:value="-0.00460300303442067" calcext:value-type="float">
            <text:p>-0.004603003034421</text:p>
          </table:table-cell>
          <table:table-cell office:value-type="float" office:value="-0.00786883742663669" calcext:value-type="float">
            <text:p>-0.007868837426637</text:p>
          </table:table-cell>
          <table:table-cell office:value-type="float" office:value="-0.152398202236072" calcext:value-type="float">
            <text:p>-0.152398202236072</text:p>
          </table:table-cell>
          <table:table-cell office:value-type="float" office:value="-0.0105040648573185" calcext:value-type="float">
            <text:p>-0.010504064857319</text:p>
          </table:table-cell>
          <table:table-cell office:value-type="float" office:value="-0.00489522006796509" calcext:value-type="float">
            <text:p>-0.004895220067965</text:p>
          </table:table-cell>
          <table:table-cell office:value-type="float" office:value="0.163676601499819" calcext:value-type="float">
            <text:p>0.163676601499819</text:p>
          </table:table-cell>
          <table:table-cell office:value-type="float" office:value="-0.383230962521316" calcext:value-type="float">
            <text:p>-0.383230962521316</text:p>
          </table:table-cell>
          <table:table-cell office:value-type="float" office:value="-0.247429370644311" calcext:value-type="float">
            <text:p>-0.247429370644311</text:p>
          </table:table-cell>
          <table:table-cell office:value-type="float" office:value="0" calcext:value-type="float">
            <text:p>0</text:p>
          </table:table-cell>
          <table:table-cell office:value-type="float" office:value="0.200979629699618" calcext:value-type="float">
            <text:p>0.200979629699618</text:p>
          </table:table-cell>
          <table:table-cell office:value-type="float" office:value="0.330676055244547" calcext:value-type="float">
            <text:p>0.330676055244547</text:p>
          </table:table-cell>
          <table:table-cell office:value-type="float" office:value="0.127770333690875" calcext:value-type="float">
            <text:p>0.1277703336908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UM([.C55:.W55])" office:value-type="float" office:value="2.37527011948124E-015" calcext:value-type="float">
            <text:p>2.37527011948124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843244855892" calcext:value-type="float">
            <text:p>-0.000827843244856</text:p>
          </table:table-cell>
          <table:table-cell office:value-type="float" office:value="0" calcext:value-type="float">
            <text:p>0</text:p>
          </table:table-cell>
          <table:table-cell office:value-type="float" office:value="-0.00314298484614948" calcext:value-type="float">
            <text:p>-0.003142984846149</text:p>
          </table:table-cell>
          <table:table-cell office:value-type="float" office:value="-0.00818955368276599" calcext:value-type="float">
            <text:p>-0.008189553682766</text:p>
          </table:table-cell>
          <table:table-cell office:value-type="float" office:value="0.209284326451085" calcext:value-type="float">
            <text:p>0.209284326451085</text:p>
          </table:table-cell>
          <table:table-cell office:value-type="float" office:value="-0.00126090364995084" calcext:value-type="float">
            <text:p>-0.001260903649951</text:p>
          </table:table-cell>
          <table:table-cell office:value-type="float" office:value="-0.00803328673155252" calcext:value-type="float">
            <text:p>-0.008033286731553</text:p>
          </table:table-cell>
          <table:table-cell office:value-type="float" office:value="-0.20000352007774" calcext:value-type="float">
            <text:p>-0.20000352007774</text:p>
          </table:table-cell>
          <table:table-cell office:value-type="float" office:value="-0.00460303974934957" calcext:value-type="float">
            <text:p>-0.00460303974935</text:p>
          </table:table-cell>
          <table:table-cell office:value-type="float" office:value="-0.00786911959973247" calcext:value-type="float">
            <text:p>-0.007869119599732</text:p>
          </table:table-cell>
          <table:table-cell office:value-type="float" office:value="-0.161620270812069" calcext:value-type="float">
            <text:p>-0.161620270812069</text:p>
          </table:table-cell>
          <table:table-cell office:value-type="float" office:value="-0.0105119966417184" calcext:value-type="float">
            <text:p>-0.010511996641718</text:p>
          </table:table-cell>
          <table:table-cell office:value-type="float" office:value="-0.00490827235086646" calcext:value-type="float">
            <text:p>-0.004908272350866</text:p>
          </table:table-cell>
          <table:table-cell office:value-type="float" office:value="0.172902488055808" calcext:value-type="float">
            <text:p>0.172902488055808</text:p>
          </table:table-cell>
          <table:table-cell office:value-type="float" office:value="-0.399371602441981" calcext:value-type="float">
            <text:p>-0.399371602441981</text:p>
          </table:table-cell>
          <table:table-cell office:value-type="float" office:value="-0.266029621651357" calcext:value-type="float">
            <text:p>-0.266029621651357</text:p>
          </table:table-cell>
          <table:table-cell office:value-type="float" office:value="0" calcext:value-type="float">
            <text:p>0</text:p>
          </table:table-cell>
          <table:table-cell office:value-type="float" office:value="0.208866075230357" calcext:value-type="float">
            <text:p>0.208866075230357</text:p>
          </table:table-cell>
          <table:table-cell office:value-type="float" office:value="0.34805480800536" calcext:value-type="float">
            <text:p>0.34805480800536</text:p>
          </table:table-cell>
          <table:table-cell office:value-type="float" office:value="0.137264317737481" calcext:value-type="float">
            <text:p>0.1372643177374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UM([.C56:.W56])" office:value-type="float" office:value="1.08051588509905E-015" calcext:value-type="float">
            <text:p>1.08051588509905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837731411348" calcext:value-type="float">
            <text:p>-0.000827837731411</text:p>
          </table:table-cell>
          <table:table-cell office:value-type="float" office:value="0" calcext:value-type="float">
            <text:p>0</text:p>
          </table:table-cell>
          <table:table-cell office:value-type="float" office:value="-0.00314292402005884" calcext:value-type="float">
            <text:p>-0.003142924020059</text:p>
          </table:table-cell>
          <table:table-cell office:value-type="float" office:value="-0.00819300903686491" calcext:value-type="float">
            <text:p>-0.008193009036865</text:p>
          </table:table-cell>
          <table:table-cell office:value-type="float" office:value="0.217294894769053" calcext:value-type="float">
            <text:p>0.217294894769053</text:p>
          </table:table-cell>
          <table:table-cell office:value-type="float" office:value="-0.00126090469107023" calcext:value-type="float">
            <text:p>-0.00126090469107</text:p>
          </table:table-cell>
          <table:table-cell office:value-type="float" office:value="-0.00803321007783749" calcext:value-type="float">
            <text:p>-0.008033210077837</text:p>
          </table:table-cell>
          <table:table-cell office:value-type="float" office:value="-0.208011422111139" calcext:value-type="float">
            <text:p>-0.208011422111139</text:p>
          </table:table-cell>
          <table:table-cell office:value-type="float" office:value="-0.00460307608168892" calcext:value-type="float">
            <text:p>-0.004603076081689</text:p>
          </table:table-cell>
          <table:table-cell office:value-type="float" office:value="-0.00786940057805356" calcext:value-type="float">
            <text:p>-0.007869400578054</text:p>
          </table:table-cell>
          <table:table-cell office:value-type="float" office:value="-0.170597948384085" calcext:value-type="float">
            <text:p>-0.170597948384085</text:p>
          </table:table-cell>
          <table:table-cell office:value-type="float" office:value="-0.0105194672512224" calcext:value-type="float">
            <text:p>-0.010519467251222</text:p>
          </table:table-cell>
          <table:table-cell office:value-type="float" office:value="-0.00492072722716029" calcext:value-type="float">
            <text:p>-0.00492072722716</text:p>
          </table:table-cell>
          <table:table-cell office:value-type="float" office:value="0.181883678175635" calcext:value-type="float">
            <text:p>0.181883678175635</text:p>
          </table:table-cell>
          <table:table-cell office:value-type="float" office:value="-0.414936386297138" calcext:value-type="float">
            <text:p>-0.414936386297138</text:p>
          </table:table-cell>
          <table:table-cell office:value-type="float" office:value="-0.284429109016214" calcext:value-type="float">
            <text:p>-0.284429109016214</text:p>
          </table:table-cell>
          <table:table-cell office:value-type="float" office:value="0" calcext:value-type="float">
            <text:p>0</text:p>
          </table:table-cell>
          <table:table-cell office:value-type="float" office:value="0.216478201277412" calcext:value-type="float">
            <text:p>0.216478201277412</text:p>
          </table:table-cell>
          <table:table-cell office:value-type="float" office:value="0.365035948697162" calcext:value-type="float">
            <text:p>0.365035948697162</text:p>
          </table:table-cell>
          <table:table-cell office:value-type="float" office:value="0.146652699584683" calcext:value-type="float">
            <text:p>0.1466526995846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C57:.W57])" office:value-type="float" office:value="2.79941000935757E-016" calcext:value-type="float">
            <text:p>2.79941000935757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32115618846" calcext:value-type="float">
            <text:p>-0.000827832115619</text:p>
          </table:table-cell>
          <table:table-cell office:value-type="float" office:value="0" calcext:value-type="float">
            <text:p>0</text:p>
          </table:table-cell>
          <table:table-cell office:value-type="float" office:value="-0.00314286319355587" calcext:value-type="float">
            <text:p>-0.003142863193556</text:p>
          </table:table-cell>
          <table:table-cell office:value-type="float" office:value="-0.00819619787146442" calcext:value-type="float">
            <text:p>-0.008196197871464</text:p>
          </table:table-cell>
          <table:table-cell office:value-type="float" office:value="0.224987183011492" calcext:value-type="float">
            <text:p>0.224987183011492</text:p>
          </table:table-cell>
          <table:table-cell office:value-type="float" office:value="-0.00126090573187671" calcext:value-type="float">
            <text:p>-0.001260905731877</text:p>
          </table:table-cell>
          <table:table-cell office:value-type="float" office:value="-0.00803313316689515" calcext:value-type="float">
            <text:p>-0.008033133166895</text:p>
          </table:table-cell>
          <table:table-cell office:value-type="float" office:value="-0.215701160725233" calcext:value-type="float">
            <text:p>-0.215701160725233</text:p>
          </table:table-cell>
          <table:table-cell office:value-type="float" office:value="-0.00460311204635368" calcext:value-type="float">
            <text:p>-0.004603112046354</text:p>
          </table:table-cell>
          <table:table-cell office:value-type="float" office:value="-0.00786968036720909" calcext:value-type="float">
            <text:p>-0.007869680367209</text:p>
          </table:table-cell>
          <table:table-cell office:value-type="float" office:value="-0.179313852053847" calcext:value-type="float">
            <text:p>-0.179313852053847</text:p>
          </table:table-cell>
          <table:table-cell office:value-type="float" office:value="-0.010526489516119" calcext:value-type="float">
            <text:p>-0.010526489516119</text:p>
          </table:table-cell>
          <table:table-cell office:value-type="float" office:value="-0.00493257179758098" calcext:value-type="float">
            <text:p>-0.004932571797581</text:p>
          </table:table-cell>
          <table:table-cell office:value-type="float" office:value="0.190602800534924" calcext:value-type="float">
            <text:p>0.190602800534924</text:p>
          </table:table-cell>
          <table:table-cell office:value-type="float" office:value="-0.429917440132391" calcext:value-type="float">
            <text:p>-0.429917440132391</text:p>
          </table:table-cell>
          <table:table-cell office:value-type="float" office:value="-0.302559295692028" calcext:value-type="float">
            <text:p>-0.302559295692028</text:p>
          </table:table-cell>
          <table:table-cell office:value-type="float" office:value="0" calcext:value-type="float">
            <text:p>0</text:p>
          </table:table-cell>
          <table:table-cell office:value-type="float" office:value="0.223811599551691" calcext:value-type="float">
            <text:p>0.223811599551691</text:p>
          </table:table-cell>
          <table:table-cell office:value-type="float" office:value="0.381583046981616" calcext:value-type="float">
            <text:p>0.381583046981616</text:p>
          </table:table-cell>
          <table:table-cell office:value-type="float" office:value="0.15589990433045" calcext:value-type="float">
            <text:p>0.155899904330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UM([.C58:.W58])" office:value-type="float" office:value="-3.21032263272958E-016" calcext:value-type="float">
            <text:p>-3.21032263272958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26402061126" calcext:value-type="float">
            <text:p>-0.000827826402061</text:p>
          </table:table-cell>
          <table:table-cell office:value-type="float" office:value="0" calcext:value-type="float">
            <text:p>0</text:p>
          </table:table-cell>
          <table:table-cell office:value-type="float" office:value="-0.00314280236666237" calcext:value-type="float">
            <text:p>-0.003142802366662</text:p>
          </table:table-cell>
          <table:table-cell office:value-type="float" office:value="-0.00819913137209434" calcext:value-type="float">
            <text:p>-0.008199131372094</text:p>
          </table:table-cell>
          <table:table-cell office:value-type="float" office:value="0.232361373612942" calcext:value-type="float">
            <text:p>0.232361373612942</text:p>
          </table:table-cell>
          <table:table-cell office:value-type="float" office:value="-0.00126090677238352" calcext:value-type="float">
            <text:p>-0.001260906772384</text:p>
          </table:table-cell>
          <table:table-cell office:value-type="float" office:value="-0.00803305601223094" calcext:value-type="float">
            <text:p>-0.008033056012231</text:p>
          </table:table-cell>
          <table:table-cell office:value-type="float" office:value="-0.223072916280041" calcext:value-type="float">
            <text:p>-0.223072916280041</text:p>
          </table:table-cell>
          <table:table-cell office:value-type="float" office:value="-0.00460314765882776" calcext:value-type="float">
            <text:p>-0.004603147658828</text:p>
          </table:table-cell>
          <table:table-cell office:value-type="float" office:value="-0.0078699589821884" calcext:value-type="float">
            <text:p>-0.007869958982188</text:p>
          </table:table-cell>
          <table:table-cell office:value-type="float" office:value="-0.187754562123036" calcext:value-type="float">
            <text:p>-0.187754562123036</text:p>
          </table:table-cell>
          <table:table-cell office:value-type="float" office:value="-0.0105330775870395" calcext:value-type="float">
            <text:p>-0.01053307758704</text:p>
          </table:table-cell>
          <table:table-cell office:value-type="float" office:value="-0.0049437998253353" calcext:value-type="float">
            <text:p>-0.004943799825335</text:p>
          </table:table-cell>
          <table:table-cell office:value-type="float" office:value="0.199046447850918" calcext:value-type="float">
            <text:p>0.199046447850918</text:p>
          </table:table-cell>
          <table:table-cell office:value-type="float" office:value="-0.444311459471708" calcext:value-type="float">
            <text:p>-0.444311459471708</text:p>
          </table:table-cell>
          <table:table-cell office:value-type="float" office:value="-0.320360912039451" calcext:value-type="float">
            <text:p>-0.320360912039451</text:p>
          </table:table-cell>
          <table:table-cell office:value-type="float" office:value="0" calcext:value-type="float">
            <text:p>0</text:p>
          </table:table-cell>
          <table:table-cell office:value-type="float" office:value="0.230864069874572" calcext:value-type="float">
            <text:p>0.230864069874572</text:p>
          </table:table-cell>
          <table:table-cell office:value-type="float" office:value="0.39766636332073" calcext:value-type="float">
            <text:p>0.39766636332073</text:p>
          </table:table-cell>
          <table:table-cell office:value-type="float" office:value="0.164975302233897" calcext:value-type="float">
            <text:p>0.1649753022338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C59:.W59])" office:value-type="float" office:value="-8.70180663636866E-016" calcext:value-type="float">
            <text:p>-8.70180663636866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20595366717" calcext:value-type="float">
            <text:p>-0.000827820595367</text:p>
          </table:table-cell>
          <table:table-cell office:value-type="float" office:value="0" calcext:value-type="float">
            <text:p>0</text:p>
          </table:table-cell>
          <table:table-cell office:value-type="float" office:value="-0.00314274153940126" calcext:value-type="float">
            <text:p>-0.003142741539401</text:p>
          </table:table-cell>
          <table:table-cell office:value-type="float" office:value="-0.00820182094070689" calcext:value-type="float">
            <text:p>-0.008201820940707</text:p>
          </table:table-cell>
          <table:table-cell office:value-type="float" office:value="0.239419599069314" calcext:value-type="float">
            <text:p>0.239419599069314</text:p>
          </table:table-cell>
          <table:table-cell office:value-type="float" office:value="-0.00126090781260417" calcext:value-type="float">
            <text:p>-0.001260907812604</text:p>
          </table:table-cell>
          <table:table-cell office:value-type="float" office:value="-0.00803297862720938" calcext:value-type="float">
            <text:p>-0.008032978627209</text:p>
          </table:table-cell>
          <table:table-cell office:value-type="float" office:value="-0.230128818901999" calcext:value-type="float">
            <text:p>-0.230128818901999</text:p>
          </table:table-cell>
          <table:table-cell office:value-type="float" office:value="-0.00460318293491398" calcext:value-type="float">
            <text:p>-0.004603182934914</text:p>
          </table:table-cell>
          <table:table-cell office:value-type="float" office:value="-0.00787023644572546" calcext:value-type="float">
            <text:p>-0.007870236445725</text:p>
          </table:table-cell>
          <table:table-cell office:value-type="float" office:value="-0.195910187186353" calcext:value-type="float">
            <text:p>-0.195910187186353</text:p>
          </table:table-cell>
          <table:table-cell office:value-type="float" office:value="-0.010539246587194" calcext:value-type="float">
            <text:p>-0.010539246587194</text:p>
          </table:table-cell>
          <table:table-cell office:value-type="float" office:value="-0.00495441081555904" calcext:value-type="float">
            <text:p>-0.004954410815559</text:p>
          </table:table-cell>
          <table:table-cell office:value-type="float" office:value="0.207204741692738" calcext:value-type="float">
            <text:p>0.207204741692738</text:p>
          </table:table-cell>
          <table:table-cell office:value-type="float" office:value="-0.458119065175804" calcext:value-type="float">
            <text:p>-0.458119065175804</text:p>
          </table:table-cell>
          <table:table-cell office:value-type="float" office:value="-0.337783490993817" calcext:value-type="float">
            <text:p>-0.337783490993817</text:p>
          </table:table-cell>
          <table:table-cell office:value-type="float" office:value="0" calcext:value-type="float">
            <text:p>0</text:p>
          </table:table-cell>
          <table:table-cell office:value-type="float" office:value="0.237635322042439" calcext:value-type="float">
            <text:p>0.237635322042439</text:p>
          </table:table-cell>
          <table:table-cell office:value-type="float" office:value="0.413262308315283" calcext:value-type="float">
            <text:p>0.413262308315283</text:p>
          </table:table-cell>
          <table:table-cell office:value-type="float" office:value="0.173852937436879" calcext:value-type="float">
            <text:p>0.1738529374368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UM([.C60:.W60])" office:value-type="float" office:value="-1.66045562716155E-015" calcext:value-type="float">
            <text:p>-1.66045562716155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8147001553" calcext:value-type="float">
            <text:p>-0.000827814700155</text:p>
          </table:table-cell>
          <table:table-cell office:value-type="float" office:value="0" calcext:value-type="float">
            <text:p>0</text:p>
          </table:table-cell>
          <table:table-cell office:value-type="float" office:value="-0.00314268071179532" calcext:value-type="float">
            <text:p>-0.003142680711795</text:p>
          </table:table-cell>
          <table:table-cell office:value-type="float" office:value="-0.00820427804549016" calcext:value-type="float">
            <text:p>-0.00820427804549</text:p>
          </table:table-cell>
          <table:table-cell office:value-type="float" office:value="0.246165622051615" calcext:value-type="float">
            <text:p>0.246165622051615</text:p>
          </table:table-cell>
          <table:table-cell office:value-type="float" office:value="-0.00126090885255242" calcext:value-type="float">
            <text:p>-0.001260908852552</text:p>
          </table:table-cell>
          <table:table-cell office:value-type="float" office:value="-0.00803290102494264" calcext:value-type="float">
            <text:p>-0.008032901024943</text:p>
          </table:table-cell>
          <table:table-cell office:value-type="float" office:value="-0.236872628656846" calcext:value-type="float">
            <text:p>-0.236872628656846</text:p>
          </table:table-cell>
          <table:table-cell office:value-type="float" office:value="-0.00460321789052359" calcext:value-type="float">
            <text:p>-0.004603217890524</text:p>
          </table:table-cell>
          <table:table-cell office:value-type="float" office:value="-0.00787051278681721" calcext:value-type="float">
            <text:p>-0.007870512786817</text:p>
          </table:table-cell>
          <table:table-cell office:value-type="float" office:value="-0.203773947419158" calcext:value-type="float">
            <text:p>-0.203773947419158</text:p>
          </table:table-cell>
          <table:table-cell office:value-type="float" office:value="-0.0105450123147261" calcext:value-type="float">
            <text:p>-0.010545012314726</text:p>
          </table:table-cell>
          <table:table-cell office:value-type="float" office:value="-0.00496440915389783" calcext:value-type="float">
            <text:p>-0.004964409153898</text:p>
          </table:table-cell>
          <table:table-cell office:value-type="float" office:value="0.215070915529927" calcext:value-type="float">
            <text:p>0.215070915529927</text:p>
          </table:table-cell>
          <table:table-cell office:value-type="float" office:value="-0.471344217573455" calcext:value-type="float">
            <text:p>-0.471344217573455</text:p>
          </table:table-cell>
          <table:table-cell office:value-type="float" office:value="-0.35478480551764" calcext:value-type="float">
            <text:p>-0.35478480551764</text:p>
          </table:table-cell>
          <table:table-cell office:value-type="float" office:value="0" calcext:value-type="float">
            <text:p>0</text:p>
          </table:table-cell>
          <table:table-cell office:value-type="float" office:value="0.244126702591439" calcext:value-type="float">
            <text:p>0.244126702591439</text:p>
          </table:table-cell>
          <table:table-cell office:value-type="float" office:value="0.428352885556434" calcext:value-type="float">
            <text:p>0.428352885556434</text:p>
          </table:table-cell>
          <table:table-cell office:value-type="float" office:value="0.182511208918583" calcext:value-type="float">
            <text:p>0.1825112089185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UM([.C61:.W61])" office:value-type="float" office:value="-8.48062939318162E-016" calcext:value-type="float">
            <text:p>-8.48062939318162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08720993932" calcext:value-type="float">
            <text:p>-0.000827808720994</text:p>
          </table:table-cell>
          <table:table-cell office:value-type="float" office:value="0" calcext:value-type="float">
            <text:p>0</text:p>
          </table:table-cell>
          <table:table-cell office:value-type="float" office:value="-0.00314261988386525" calcext:value-type="float">
            <text:p>-0.003142619883865</text:p>
          </table:table-cell>
          <table:table-cell office:value-type="float" office:value="-0.00820651409839003" calcext:value-type="float">
            <text:p>-0.00820651409839</text:p>
          </table:table-cell>
          <table:table-cell office:value-type="float" office:value="0.252604551204482" calcext:value-type="float">
            <text:p>0.252604551204482</text:p>
          </table:table-cell>
          <table:table-cell office:value-type="float" office:value="-0.00126090989224135" calcext:value-type="float">
            <text:p>-0.001260909892241</text:p>
          </table:table-cell>
          <table:table-cell office:value-type="float" office:value="-0.00803282321819938" calcext:value-type="float">
            <text:p>-0.008032823218199</text:p>
          </table:table-cell>
          <table:table-cell office:value-type="float" office:value="-0.243309451399187" calcext:value-type="float">
            <text:p>-0.243309451399187</text:p>
          </table:table-cell>
          <table:table-cell office:value-type="float" office:value="-0.00460325254150565" calcext:value-type="float">
            <text:p>-0.004603252541506</text:p>
          </table:table-cell>
          <table:table-cell office:value-type="float" office:value="-0.00787078803940483" calcext:value-type="float">
            <text:p>-0.007870788039405</text:p>
          </table:table-cell>
          <table:table-cell office:value-type="float" office:value="-0.211341782054021" calcext:value-type="float">
            <text:p>-0.211341782054021</text:p>
          </table:table-cell>
          <table:table-cell office:value-type="float" office:value="-0.0105503909902954" calcext:value-type="float">
            <text:p>-0.010550390990295</text:p>
          </table:table-cell>
          <table:table-cell office:value-type="float" office:value="-0.00497380331339598" calcext:value-type="float">
            <text:p>-0.004973803313396</text:p>
          </table:table-cell>
          <table:table-cell office:value-type="float" office:value="0.222640922009585" calcext:value-type="float">
            <text:p>0.222640922009585</text:p>
          </table:table-cell>
          <table:table-cell office:value-type="float" office:value="-0.483993688293536" calcext:value-type="float">
            <text:p>-0.483993688293536</text:p>
          </table:table-cell>
          <table:table-cell office:value-type="float" office:value="-0.371330244496578" calcext:value-type="float">
            <text:p>-0.371330244496578</text:p>
          </table:table-cell>
          <table:table-cell office:value-type="float" office:value="0" calcext:value-type="float">
            <text:p>0</text:p>
          </table:table-cell>
          <table:table-cell office:value-type="float" office:value="0.250340946709194" calcext:value-type="float">
            <text:p>0.250340946709194</text:p>
          </table:table-cell>
          <table:table-cell office:value-type="float" office:value="0.442925134228141" calcext:value-type="float">
            <text:p>0.442925134228141</text:p>
          </table:table-cell>
          <table:table-cell office:value-type="float" office:value="0.190932522790211" calcext:value-type="float">
            <text:p>0.1909325227902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C62:.W62])" office:value-type="float" office:value="3.30681662608079E-016" calcext:value-type="float">
            <text:p>3.30681662608079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02662362045" calcext:value-type="float">
            <text:p>-0.000827802662362</text:p>
          </table:table-cell>
          <table:table-cell office:value-type="float" office:value="0" calcext:value-type="float">
            <text:p>0</text:p>
          </table:table-cell>
          <table:table-cell office:value-type="float" office:value="-0.00314255905563031" calcext:value-type="float">
            <text:p>-0.00314255905563</text:p>
          </table:table-cell>
          <table:table-cell office:value-type="float" office:value="-0.00820854035662029" calcext:value-type="float">
            <text:p>-0.00820854035662</text:p>
          </table:table-cell>
          <table:table-cell office:value-type="float" office:value="0.258742590495137" calcext:value-type="float">
            <text:p>0.258742590495137</text:p>
          </table:table-cell>
          <table:table-cell office:value-type="float" office:value="-0.00126091093168429" calcext:value-type="float">
            <text:p>-0.001260910931684</text:p>
          </table:table-cell>
          <table:table-cell office:value-type="float" office:value="-0.00803274521933834" calcext:value-type="float">
            <text:p>-0.008032745219338</text:p>
          </table:table-cell>
          <table:table-cell office:value-type="float" office:value="-0.249445488165421" calcext:value-type="float">
            <text:p>-0.249445488165421</text:p>
          </table:table-cell>
          <table:table-cell office:value-type="float" office:value="-0.00460328690350928" calcext:value-type="float">
            <text:p>-0.004603286903509</text:p>
          </table:table-cell>
          <table:table-cell office:value-type="float" office:value="-0.00787106224120063" calcext:value-type="float">
            <text:p>-0.007871062241201</text:p>
          </table:table-cell>
          <table:table-cell office:value-type="float" office:value="-0.218611984805403" calcext:value-type="float">
            <text:p>-0.218611984805403</text:p>
          </table:table-cell>
          <table:table-cell office:value-type="float" office:value="-0.0105553990450347" calcext:value-type="float">
            <text:p>-0.010555399045035</text:p>
          </table:table-cell>
          <table:table-cell office:value-type="float" office:value="-0.00498260513448687" calcext:value-type="float">
            <text:p>-0.004982605134487</text:p>
          </table:table-cell>
          <table:table-cell office:value-type="float" office:value="0.229913068217035" calcext:value-type="float">
            <text:p>0.229913068217035</text:p>
          </table:table-cell>
          <table:table-cell office:value-type="float" office:value="-0.496076587873788" calcext:value-type="float">
            <text:p>-0.496076587873788</text:p>
          </table:table-cell>
          <table:table-cell office:value-type="float" office:value="-0.387392156538824" calcext:value-type="float">
            <text:p>-0.387392156538824</text:p>
          </table:table-cell>
          <table:table-cell office:value-type="float" office:value="0" calcext:value-type="float">
            <text:p>0</text:p>
          </table:table-cell>
          <table:table-cell office:value-type="float" office:value="0.256281954838508" calcext:value-type="float">
            <text:p>0.256281954838508</text:p>
          </table:table-cell>
          <table:table-cell office:value-type="float" office:value="0.45697058406352" calcext:value-type="float">
            <text:p>0.45697058406352</text:p>
          </table:table-cell>
          <table:table-cell office:value-type="float" office:value="0.199102931319103" calcext:value-type="float">
            <text:p>0.199102931319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UM([.C63:.W63])" office:value-type="float" office:value="-1.19750129951024E-015" calcext:value-type="float">
            <text:p>-1.19750129951024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96528624723" calcext:value-type="float">
            <text:p>-0.000827796528625</text:p>
          </table:table-cell>
          <table:table-cell office:value-type="float" office:value="0" calcext:value-type="float">
            <text:p>0</text:p>
          </table:table-cell>
          <table:table-cell office:value-type="float" office:value="-0.00314249822711096" calcext:value-type="float">
            <text:p>-0.003142498227111</text:p>
          </table:table-cell>
          <table:table-cell office:value-type="float" office:value="-0.0082103678447736" calcext:value-type="float">
            <text:p>-0.008210367844774</text:p>
          </table:table-cell>
          <table:table-cell office:value-type="float" office:value="0.264586819654802" calcext:value-type="float">
            <text:p>0.264586819654802</text:p>
          </table:table-cell>
          <table:table-cell office:value-type="float" office:value="-0.00126091197089414" calcext:value-type="float">
            <text:p>-0.001260911970894</text:p>
          </table:table-cell>
          <table:table-cell office:value-type="float" office:value="-0.00803266704025205" calcext:value-type="float">
            <text:p>-0.008032667040252</text:p>
          </table:table-cell>
          <table:table-cell office:value-type="float" office:value="-0.255287815652991" calcext:value-type="float">
            <text:p>-0.255287815652991</text:p>
          </table:table-cell>
          <table:table-cell office:value-type="float" office:value="-0.00460332099187309" calcext:value-type="float">
            <text:p>-0.004603320991873</text:p>
          </table:table-cell>
          <table:table-cell office:value-type="float" office:value="-0.00787133543269018" calcext:value-type="float">
            <text:p>-0.00787133543269</text:p>
          </table:table-cell>
          <table:table-cell office:value-type="float" office:value="-0.225584869246971" calcext:value-type="float">
            <text:p>-0.225584869246971</text:p>
          </table:table-cell>
          <table:table-cell office:value-type="float" office:value="-0.0105600529442422" calcext:value-type="float">
            <text:p>-0.010560052944242</text:p>
          </table:table-cell>
          <table:table-cell office:value-type="float" office:value="-0.00499082917942124" calcext:value-type="float">
            <text:p>-0.004990829179421</text:p>
          </table:table-cell>
          <table:table-cell office:value-type="float" office:value="0.236887680920409" calcext:value-type="float">
            <text:p>0.236887680920409</text:p>
          </table:table-cell>
          <table:table-cell office:value-type="float" office:value="-0.507603946295248" calcext:value-type="float">
            <text:p>-0.507603946295248</text:p>
          </table:table-cell>
          <table:table-cell office:value-type="float" office:value="-0.402949185032305" calcext:value-type="float">
            <text:p>-0.402949185032305</text:p>
          </table:table-cell>
          <table:table-cell office:value-type="float" office:value="0" calcext:value-type="float">
            <text:p>0</text:p>
          </table:table-cell>
          <table:table-cell office:value-type="float" office:value="0.261954593016718" calcext:value-type="float">
            <text:p>0.261954593016718</text:p>
          </table:table-cell>
          <table:table-cell office:value-type="float" office:value="0.470484732068691" calcext:value-type="float">
            <text:p>0.470484732068691</text:p>
          </table:table-cell>
          <table:table-cell office:value-type="float" office:value="0.207011770726776" calcext:value-type="float">
            <text:p>0.2070117707267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UM([.C64:.W64])" office:value-type="float" office:value="5.68772459685896E-016" calcext:value-type="float">
            <text:p>5.68772459685896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98497806856" calcext:value-type="float">
            <text:p>-0.000827798497807</text:p>
          </table:table-cell>
          <table:table-cell office:value-type="float" office:value="0" calcext:value-type="float">
            <text:p>0</text:p>
          </table:table-cell>
          <table:table-cell office:value-type="float" office:value="-0.00314249695972796" calcext:value-type="float">
            <text:p>-0.003142496959728</text:p>
          </table:table-cell>
          <table:table-cell office:value-type="float" office:value="-0.00821295297536308" calcext:value-type="float">
            <text:p>-0.008212952975363</text:p>
          </table:table-cell>
          <table:table-cell office:value-type="float" office:value="0.270144795493873" calcext:value-type="float">
            <text:p>0.270144795493873</text:p>
          </table:table-cell>
          <table:table-cell office:value-type="float" office:value="-0.00126091235860952" calcext:value-type="float">
            <text:p>-0.00126091235861</text:p>
          </table:table-cell>
          <table:table-cell office:value-type="float" office:value="-0.00803276739164349" calcext:value-type="float">
            <text:p>-0.008032767391643</text:p>
          </table:table-cell>
          <table:table-cell office:value-type="float" office:value="-0.260844020636566" calcext:value-type="float">
            <text:p>-0.260844020636566</text:p>
          </table:table-cell>
          <table:table-cell office:value-type="float" office:value="-0.00460333747715695" calcext:value-type="float">
            <text:p>-0.004603337477157</text:p>
          </table:table-cell>
          <table:table-cell office:value-type="float" office:value="-0.0078711648327366" calcext:value-type="float">
            <text:p>-0.007871164832737</text:p>
          </table:table-cell>
          <table:table-cell office:value-type="float" office:value="-0.232261641309676" calcext:value-type="float">
            <text:p>-0.232261641309676</text:p>
          </table:table-cell>
          <table:table-cell office:value-type="float" office:value="-0.0105643943699994" calcext:value-type="float">
            <text:p>-0.010564394369999</text:p>
          </table:table-cell>
          <table:table-cell office:value-type="float" office:value="-0.00499905956596866" calcext:value-type="float">
            <text:p>-0.004999059565969</text:p>
          </table:table-cell>
          <table:table-cell office:value-type="float" office:value="0.243566154582054" calcext:value-type="float">
            <text:p>0.243566154582054</text:p>
          </table:table-cell>
          <table:table-cell office:value-type="float" office:value="-0.518588390308517" calcext:value-type="float">
            <text:p>-0.518588390308517</text:p>
          </table:table-cell>
          <table:table-cell office:value-type="float" office:value="-0.417983509003885" calcext:value-type="float">
            <text:p>-0.417983509003885</text:p>
          </table:table-cell>
          <table:table-cell office:value-type="float" office:value="0" calcext:value-type="float">
            <text:p>0</text:p>
          </table:table-cell>
          <table:table-cell office:value-type="float" office:value="0.267364528585099" calcext:value-type="float">
            <text:p>0.267364528585099</text:p>
          </table:table-cell>
          <table:table-cell office:value-type="float" office:value="0.483466124164351" calcext:value-type="float">
            <text:p>0.483466124164351</text:p>
          </table:table-cell>
          <table:table-cell office:value-type="float" office:value="0.21465084286228" calcext:value-type="float">
            <text:p>0.214650842862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C65:.W65])" office:value-type="float" office:value="1.38973034469192E-015" calcext:value-type="float">
            <text:p>1.38973034469192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92226405303" calcext:value-type="float">
            <text:p>-0.000827792226405</text:p>
          </table:table-cell>
          <table:table-cell office:value-type="float" office:value="0" calcext:value-type="float">
            <text:p>0</text:p>
          </table:table-cell>
          <table:table-cell office:value-type="float" office:value="-0.00314243613068967" calcext:value-type="float">
            <text:p>-0.00314243613069</text:p>
          </table:table-cell>
          <table:table-cell office:value-type="float" office:value="-0.00821441481307053" calcext:value-type="float">
            <text:p>-0.008214414813071</text:p>
          </table:table-cell>
          <table:table-cell office:value-type="float" office:value="0.275425205994766" calcext:value-type="float">
            <text:p>0.275425205994766</text:p>
          </table:table-cell>
          <table:table-cell office:value-type="float" office:value="-0.00126091339739684" calcext:value-type="float">
            <text:p>-0.001260913397397</text:p>
          </table:table-cell>
          <table:table-cell office:value-type="float" office:value="-0.00803268888611726" calcext:value-type="float">
            <text:p>-0.008032688886117</text:p>
          </table:table-cell>
          <table:table-cell office:value-type="float" office:value="-0.266122721831117" calcext:value-type="float">
            <text:p>-0.266122721831117</text:p>
          </table:table-cell>
          <table:table-cell office:value-type="float" office:value="-0.00460337106259861" calcext:value-type="float">
            <text:p>-0.004603371062599</text:p>
          </table:table-cell>
          <table:table-cell office:value-type="float" office:value="-0.00787143613112745" calcext:value-type="float">
            <text:p>-0.007871436131127</text:p>
          </table:table-cell>
          <table:table-cell office:value-type="float" office:value="-0.238647496183113" calcext:value-type="float">
            <text:p>-0.238647496183113</text:p>
          </table:table-cell>
          <table:table-cell office:value-type="float" office:value="-0.0105683887903128" calcext:value-type="float">
            <text:p>-0.010568388790313</text:p>
          </table:table-cell>
          <table:table-cell office:value-type="float" office:value="-0.00500617996282222" calcext:value-type="float">
            <text:p>-0.005006179962822</text:p>
          </table:table-cell>
          <table:table-cell office:value-type="float" office:value="0.24995334570924" calcext:value-type="float">
            <text:p>0.24995334570924</text:p>
          </table:table-cell>
          <table:table-cell office:value-type="float" office:value="-0.529043627499209" calcext:value-type="float">
            <text:p>-0.529043627499209</text:p>
          </table:table-cell>
          <table:table-cell office:value-type="float" office:value="-0.432488689118708" calcext:value-type="float">
            <text:p>-0.432488689118708</text:p>
          </table:table-cell>
          <table:table-cell office:value-type="float" office:value="0" calcext:value-type="float">
            <text:p>0</text:p>
          </table:table-cell>
          <table:table-cell office:value-type="float" office:value="0.272518021008083" calcext:value-type="float">
            <text:p>0.272518021008083</text:p>
          </table:table-cell>
          <table:table-cell office:value-type="float" office:value="0.495917617603455" calcext:value-type="float">
            <text:p>0.495917617603455</text:p>
          </table:table-cell>
          <table:table-cell office:value-type="float" office:value="0.222015965717145" calcext:value-type="float">
            <text:p>0.2220159657171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UM([.C66:.W66])" office:value-type="float" office:value="4.9515513217413E-016" calcext:value-type="float">
            <text:p>4.9515513217413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8589212668" calcext:value-type="float">
            <text:p>-0.000827785892127</text:p>
          </table:table-cell>
          <table:table-cell office:value-type="float" office:value="0" calcext:value-type="float">
            <text:p>0</text:p>
          </table:table-cell>
          <table:table-cell office:value-type="float" office:value="-0.00314237530142039" calcext:value-type="float">
            <text:p>-0.00314237530142</text:p>
          </table:table-cell>
          <table:table-cell office:value-type="float" office:value="-0.00821570902883139" calcext:value-type="float">
            <text:p>-0.008215709028831</text:p>
          </table:table-cell>
          <table:table-cell office:value-type="float" office:value="0.280436517458666" calcext:value-type="float">
            <text:p>0.280436517458666</text:p>
          </table:table-cell>
          <table:table-cell office:value-type="float" office:value="-0.00126091443598736" calcext:value-type="float">
            <text:p>-0.001260914435987</text:p>
          </table:table-cell>
          <table:table-cell office:value-type="float" office:value="-0.00803261023300395" calcext:value-type="float">
            <text:p>-0.008032610233004</text:p>
          </table:table-cell>
          <table:table-cell office:value-type="float" office:value="-0.271132415421695" calcext:value-type="float">
            <text:p>-0.271132415421695</text:p>
          </table:table-cell>
          <table:table-cell office:value-type="float" office:value="-0.00460340441779624" calcext:value-type="float">
            <text:p>-0.004603404417796</text:p>
          </table:table-cell>
          <table:table-cell office:value-type="float" office:value="-0.00787170654921406" calcext:value-type="float">
            <text:p>-0.007871706549214</text:p>
          </table:table-cell>
          <table:table-cell office:value-type="float" office:value="-0.244746197961892" calcext:value-type="float">
            <text:p>-0.244746197961892</text:p>
          </table:table-cell>
          <table:table-cell office:value-type="float" office:value="-0.0105720773391513" calcext:value-type="float">
            <text:p>-0.010572077339151</text:p>
          </table:table-cell>
          <table:table-cell office:value-type="float" office:value="-0.00501277722060112" calcext:value-type="float">
            <text:p>-0.005012777220601</text:p>
          </table:table-cell>
          <table:table-cell office:value-type="float" office:value="0.256053206128673" calcext:value-type="float">
            <text:p>0.256053206128673</text:p>
          </table:table-cell>
          <table:table-cell office:value-type="float" office:value="-0.538984455055947" calcext:value-type="float">
            <text:p>-0.538984455055947</text:p>
          </table:table-cell>
          <table:table-cell office:value-type="float" office:value="-0.446456246958849" calcext:value-type="float">
            <text:p>-0.446456246958849</text:p>
          </table:table-cell>
          <table:table-cell office:value-type="float" office:value="0" calcext:value-type="float">
            <text:p>0</text:p>
          </table:table-cell>
          <table:table-cell office:value-type="float" office:value="0.277421866028532" calcext:value-type="float">
            <text:p>0.277421866028532</text:p>
          </table:table-cell>
          <table:table-cell office:value-type="float" office:value="0.507843321445731" calcext:value-type="float">
            <text:p>0.507843321445731</text:p>
          </table:table-cell>
          <table:table-cell office:value-type="float" office:value="0.229103764754914" calcext:value-type="float">
            <text:p>0.2291037647549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UM([.C67:.W67])" office:value-type="float" office:value="-1.25041036552753E-015" calcext:value-type="float">
            <text:p>-1.25041036552753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79498722482" calcext:value-type="float">
            <text:p>-0.000827779498722</text:p>
          </table:table-cell>
          <table:table-cell office:value-type="float" office:value="0" calcext:value-type="float">
            <text:p>0</text:p>
          </table:table-cell>
          <table:table-cell office:value-type="float" office:value="-0.00314231447193718" calcext:value-type="float">
            <text:p>-0.003142314471937</text:p>
          </table:table-cell>
          <table:table-cell office:value-type="float" office:value="-0.00821684524984013" calcext:value-type="float">
            <text:p>-0.00821684524984</text:p>
          </table:table-cell>
          <table:table-cell office:value-type="float" office:value="0.285187647015689" calcext:value-type="float">
            <text:p>0.285187647015689</text:p>
          </table:table-cell>
          <table:table-cell office:value-type="float" office:value="-0.00126091547439231" calcext:value-type="float">
            <text:p>-0.001260915474392</text:p>
          </table:table-cell>
          <table:table-cell office:value-type="float" office:value="-0.00803253144212368" calcext:value-type="float">
            <text:p>-0.008032531442124</text:p>
          </table:table-cell>
          <table:table-cell office:value-type="float" office:value="-0.275882015373723" calcext:value-type="float">
            <text:p>-0.275882015373723</text:p>
          </table:table-cell>
          <table:table-cell office:value-type="float" office:value="-0.00460343755617888" calcext:value-type="float">
            <text:p>-0.004603437556179</text:p>
          </table:table-cell>
          <table:table-cell office:value-type="float" office:value="-0.00787197613110427" calcext:value-type="float">
            <text:p>-0.007871976131104</text:p>
          </table:table-cell>
          <table:table-cell office:value-type="float" office:value="-0.250563396874647" calcext:value-type="float">
            <text:p>-0.250563396874647</text:p>
          </table:table-cell>
          <table:table-cell office:value-type="float" office:value="-0.0105754754235333" calcext:value-type="float">
            <text:p>-0.010575475423533</text:p>
          </table:table-cell>
          <table:table-cell office:value-type="float" office:value="-0.005018871747168" calcext:value-type="float">
            <text:p>-0.005018871747168</text:p>
          </table:table-cell>
          <table:table-cell office:value-type="float" office:value="0.261871397721572" calcext:value-type="float">
            <text:p>0.261871397721572</text:p>
          </table:table-cell>
          <table:table-cell office:value-type="float" office:value="-0.548426318393855" calcext:value-type="float">
            <text:p>-0.548426318393855</text:p>
          </table:table-cell>
          <table:table-cell office:value-type="float" office:value="-0.459883717444763" calcext:value-type="float">
            <text:p>-0.459883717444763</text:p>
          </table:table-cell>
          <table:table-cell office:value-type="float" office:value="0" calcext:value-type="float">
            <text:p>0</text:p>
          </table:table-cell>
          <table:table-cell office:value-type="float" office:value="0.282083220971129" calcext:value-type="float">
            <text:p>0.282083220971129</text:p>
          </table:table-cell>
          <table:table-cell office:value-type="float" office:value="0.519249993599399" calcext:value-type="float">
            <text:p>0.519249993599399</text:p>
          </table:table-cell>
          <table:table-cell office:value-type="float" office:value="0.235913335774198" calcext:value-type="float">
            <text:p>0.2359133357741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C68:.W68])" office:value-type="float" office:value="-7.78240319410095E-016" calcext:value-type="float">
            <text:p>-7.78240319410095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73049773357" calcext:value-type="float">
            <text:p>-0.000827773049773</text:p>
          </table:table-cell>
          <table:table-cell office:value-type="float" office:value="0" calcext:value-type="float">
            <text:p>0</text:p>
          </table:table-cell>
          <table:table-cell office:value-type="float" office:value="-0.00314225364225578" calcext:value-type="float">
            <text:p>-0.003142253642256</text:p>
          </table:table-cell>
          <table:table-cell office:value-type="float" office:value="-0.00821783269498633" calcext:value-type="float">
            <text:p>-0.008217832694986</text:p>
          </table:table-cell>
          <table:table-cell office:value-type="float" office:value="0.289687664939681" calcext:value-type="float">
            <text:p>0.289687664939681</text:p>
          </table:table-cell>
          <table:table-cell office:value-type="float" office:value="-0.00126091651262246" calcext:value-type="float">
            <text:p>-0.001260916512622</text:p>
          </table:table-cell>
          <table:table-cell office:value-type="float" office:value="-0.0080324525227723" calcext:value-type="float">
            <text:p>-0.008032452522772</text:p>
          </table:table-cell>
          <table:table-cell office:value-type="float" office:value="-0.280380588814483" calcext:value-type="float">
            <text:p>-0.280380588814483</text:p>
          </table:table-cell>
          <table:table-cell office:value-type="float" office:value="-0.00460347049061133" calcext:value-type="float">
            <text:p>-0.004603470490611</text:p>
          </table:table-cell>
          <table:table-cell office:value-type="float" office:value="-0.00787224492050392" calcext:value-type="float">
            <text:p>-0.007872244920504</text:p>
          </table:table-cell>
          <table:table-cell office:value-type="float" office:value="-0.256105533067835" calcext:value-type="float">
            <text:p>-0.256105533067835</text:p>
          </table:table-cell>
          <table:table-cell office:value-type="float" office:value="-0.0105785979974968" calcext:value-type="float">
            <text:p>-0.010578597997497</text:p>
          </table:table-cell>
          <table:table-cell office:value-type="float" office:value="-0.00502448446778042" calcext:value-type="float">
            <text:p>-0.00502448446778</text:p>
          </table:table-cell>
          <table:table-cell office:value-type="float" office:value="0.267414371785521" calcext:value-type="float">
            <text:p>0.267414371785521</text:p>
          </table:table-cell>
          <table:table-cell office:value-type="float" office:value="-0.557385150511789" calcext:value-type="float">
            <text:p>-0.557385150511789</text:p>
          </table:table-cell>
          <table:table-cell office:value-type="float" office:value="-0.472771956586353" calcext:value-type="float">
            <text:p>-0.472771956586353</text:p>
          </table:table-cell>
          <table:table-cell office:value-type="float" office:value="0" calcext:value-type="float">
            <text:p>0</text:p>
          </table:table-cell>
          <table:table-cell office:value-type="float" office:value="0.286509515541167" calcext:value-type="float">
            <text:p>0.286509515541167</text:p>
          </table:table-cell>
          <table:table-cell office:value-type="float" office:value="0.530146232509976" calcext:value-type="float">
            <text:p>0.530146232509976</text:p>
          </table:table-cell>
          <table:table-cell office:value-type="float" office:value="0.242445470502917" calcext:value-type="float">
            <text:p>0.2424454705029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UM([.C69:.W69])" office:value-type="float" office:value="3.98552718605671E-016" calcext:value-type="float">
            <text:p>3.98552718605671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74722483483" calcext:value-type="float">
            <text:p>-0.000827774722483</text:p>
          </table:table-cell>
          <table:table-cell office:value-type="float" office:value="0" calcext:value-type="float">
            <text:p>0</text:p>
          </table:table-cell>
          <table:table-cell office:value-type="float" office:value="-0.00314225237259559" calcext:value-type="float">
            <text:p>-0.003142252372596</text:p>
          </table:table-cell>
          <table:table-cell office:value-type="float" office:value="-0.00821962602344083" calcext:value-type="float">
            <text:p>-0.008219626023441</text:p>
          </table:table-cell>
          <table:table-cell office:value-type="float" office:value="0.293945459917247" calcext:value-type="float">
            <text:p>0.293945459917247</text:p>
          </table:table-cell>
          <table:table-cell office:value-type="float" office:value="-0.00126091689951089" calcext:value-type="float">
            <text:p>-0.001260916899511</text:p>
          </table:table-cell>
          <table:table-cell office:value-type="float" office:value="-0.00803255218585911" calcext:value-type="float">
            <text:p>-0.008032552185859</text:p>
          </table:table-cell>
          <table:table-cell office:value-type="float" office:value="-0.28463705444729" calcext:value-type="float">
            <text:p>-0.28463705444729</text:p>
          </table:table-cell>
          <table:table-cell office:value-type="float" office:value="-0.0046034858901851" calcext:value-type="float">
            <text:p>-0.004603485890185</text:p>
          </table:table-cell>
          <table:table-cell office:value-type="float" office:value="-0.0078720701325097" calcext:value-type="float">
            <text:p>-0.00787207013251</text:p>
          </table:table-cell>
          <table:table-cell office:value-type="float" office:value="-0.2613791819433" calcext:value-type="float">
            <text:p>-0.2613791819433</text:p>
          </table:table-cell>
          <table:table-cell office:value-type="float" office:value="-0.0105814848345401" calcext:value-type="float">
            <text:p>-0.01058148483454</text:p>
          </table:table-cell>
          <table:table-cell office:value-type="float" office:value="-0.00503020446699586" calcext:value-type="float">
            <text:p>-0.005030204466996</text:p>
          </table:table-cell>
          <table:table-cell office:value-type="float" office:value="0.272688889934557" calcext:value-type="float">
            <text:p>0.272688889934557</text:p>
          </table:table-cell>
          <table:table-cell office:value-type="float" office:value="-0.565877228464655" calcext:value-type="float">
            <text:p>-0.565877228464655</text:p>
          </table:table-cell>
          <table:table-cell office:value-type="float" office:value="-0.485122861553898" calcext:value-type="float">
            <text:p>-0.485122861553898</text:p>
          </table:table-cell>
          <table:table-cell office:value-type="float" office:value="0" calcext:value-type="float">
            <text:p>0</text:p>
          </table:table-cell>
          <table:table-cell office:value-type="float" office:value="0.290708370572497" calcext:value-type="float">
            <text:p>0.290708370572497</text:p>
          </table:table-cell>
          <table:table-cell office:value-type="float" office:value="0.540541875117388" calcext:value-type="float">
            <text:p>0.540541875117388</text:p>
          </table:table-cell>
          <table:table-cell office:value-type="float" office:value="0.248702098395575" calcext:value-type="float">
            <text:p>0.2487020983955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UM([.C70:.W70])" office:value-type="float" office:value="3.42933147157165E-016" calcext:value-type="float">
            <text:p>3.42933147157165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68172511002" calcext:value-type="float">
            <text:p>-0.000827768172511</text:p>
          </table:table-cell>
          <table:table-cell office:value-type="float" office:value="0" calcext:value-type="float">
            <text:p>0</text:p>
          </table:table-cell>
          <table:table-cell office:value-type="float" office:value="-0.00314219154255154" calcext:value-type="float">
            <text:p>-0.003142191542552</text:p>
          </table:table-cell>
          <table:table-cell office:value-type="float" office:value="-0.00822034194903141" calcext:value-type="float">
            <text:p>-0.008220341949031</text:p>
          </table:table-cell>
          <table:table-cell office:value-type="float" office:value="0.297970654269625" calcext:value-type="float">
            <text:p>0.297970654269625</text:p>
          </table:table-cell>
          <table:table-cell office:value-type="float" office:value="-0.00126091793742754" calcext:value-type="float">
            <text:p>-0.001260917937428</text:p>
          </table:table-cell>
          <table:table-cell office:value-type="float" office:value="-0.00803247303574933" calcext:value-type="float">
            <text:p>-0.008032473035749</text:p>
          </table:table-cell>
          <table:table-cell office:value-type="float" office:value="-0.288660965269986" calcext:value-type="float">
            <text:p>-0.288660965269986</text:p>
          </table:table-cell>
          <table:table-cell office:value-type="float" office:value="-0.00460351845299239" calcext:value-type="float">
            <text:p>-0.004603518452992</text:p>
          </table:table-cell>
          <table:table-cell office:value-type="float" office:value="-0.00787233746397933" calcext:value-type="float">
            <text:p>-0.007872337463979</text:p>
          </table:table-cell>
          <table:table-cell office:value-type="float" office:value="-0.266392913184495" calcext:value-type="float">
            <text:p>-0.266392913184495</text:p>
          </table:table-cell>
          <table:table-cell office:value-type="float" office:value="-0.0105840992382526" calcext:value-type="float">
            <text:p>-0.010584099238253</text:p>
          </table:table-cell>
          <table:table-cell office:value-type="float" office:value="-0.00503491721765845" calcext:value-type="float">
            <text:p>-0.005034917217658</text:p>
          </table:table-cell>
          <table:table-cell office:value-type="float" office:value="0.277703180785264" calcext:value-type="float">
            <text:p>0.277703180785264</text:p>
          </table:table-cell>
          <table:table-cell office:value-type="float" office:value="-0.573918872529636" calcext:value-type="float">
            <text:p>-0.573918872529636</text:p>
          </table:table-cell>
          <table:table-cell office:value-type="float" office:value="-0.49694620073252" calcext:value-type="float">
            <text:p>-0.49694620073252</text:p>
          </table:table-cell>
          <table:table-cell office:value-type="float" office:value="0" calcext:value-type="float">
            <text:p>0</text:p>
          </table:table-cell>
          <table:table-cell office:value-type="float" office:value="0.294687490158708" calcext:value-type="float">
            <text:p>0.294687490158708</text:p>
          </table:table-cell>
          <table:table-cell office:value-type="float" office:value="0.550448873950543" calcext:value-type="float">
            <text:p>0.550448873950543</text:p>
          </table:table-cell>
          <table:table-cell office:value-type="float" office:value="0.254687317562651" calcext:value-type="float">
            <text:p>0.2546873175626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C71:.W71])" office:value-type="float" office:value="1.60494447593029E-015" calcext:value-type="float">
            <text:p>1.60494447593029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61576710944" calcext:value-type="float">
            <text:p>-0.000827761576711</text:p>
          </table:table-cell>
          <table:table-cell office:value-type="float" office:value="0" calcext:value-type="float">
            <text:p>0</text:p>
          </table:table-cell>
          <table:table-cell office:value-type="float" office:value="-0.00314213071234886" calcext:value-type="float">
            <text:p>-0.003142130712349</text:p>
          </table:table-cell>
          <table:table-cell office:value-type="float" office:value="-0.00822093426177085" calcext:value-type="float">
            <text:p>-0.008220934261771</text:p>
          </table:table-cell>
          <table:table-cell office:value-type="float" office:value="0.301772069673238" calcext:value-type="float">
            <text:p>0.301772069673238</text:p>
          </table:table-cell>
          <table:table-cell office:value-type="float" office:value="-0.00126091897519849" calcext:value-type="float">
            <text:p>-0.001260918975198</text:p>
          </table:table-cell>
          <table:table-cell office:value-type="float" office:value="-0.0080323937820102" calcext:value-type="float">
            <text:p>-0.00803239378201</text:p>
          </table:table-cell>
          <table:table-cell office:value-type="float" office:value="-0.292461173064723" calcext:value-type="float">
            <text:p>-0.292461173064723</text:p>
          </table:table-cell>
          <table:table-cell office:value-type="float" office:value="-0.00460355084697861" calcext:value-type="float">
            <text:p>-0.004603550846979</text:p>
          </table:table-cell>
          <table:table-cell office:value-type="float" office:value="-0.00787260412862376" calcext:value-type="float">
            <text:p>-0.007872604128624</text:p>
          </table:table-cell>
          <table:table-cell office:value-type="float" office:value="-0.271154073678659" calcext:value-type="float">
            <text:p>-0.271154073678659</text:p>
          </table:table-cell>
          <table:table-cell office:value-type="float" office:value="-0.0105864799161389" calcext:value-type="float">
            <text:p>-0.010586479916139</text:p>
          </table:table-cell>
          <table:table-cell office:value-type="float" office:value="-0.00503921156456696" calcext:value-type="float">
            <text:p>-0.005039211564567</text:p>
          </table:table-cell>
          <table:table-cell office:value-type="float" office:value="0.282464776379806" calcext:value-type="float">
            <text:p>0.282464776379806</text:p>
          </table:table-cell>
          <table:table-cell office:value-type="float" office:value="-0.581526541755169" calcext:value-type="float">
            <text:p>-0.581526541755169</text:p>
          </table:table-cell>
          <table:table-cell office:value-type="float" office:value="-0.508248248099437" calcext:value-type="float">
            <text:p>-0.508248248099437</text:p>
          </table:table-cell>
          <table:table-cell office:value-type="float" office:value="0" calcext:value-type="float">
            <text:p>0</text:p>
          </table:table-cell>
          <table:table-cell office:value-type="float" office:value="0.298454645985223" calcext:value-type="float">
            <text:p>0.298454645985223</text:p>
          </table:table-cell>
          <table:table-cell office:value-type="float" office:value="0.559879266595447" calcext:value-type="float">
            <text:p>0.559879266595447</text:p>
          </table:table-cell>
          <table:table-cell office:value-type="float" office:value="0.260405263728623" calcext:value-type="float">
            <text:p>0.2604052637286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UM([.C72:.W72])" office:value-type="float" office:value="-3.19514380231478E-016" calcext:value-type="float">
            <text:p>-3.19514380231478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54937988909" calcext:value-type="float">
            <text:p>-0.000827754937989</text:p>
          </table:table-cell>
          <table:table-cell office:value-type="float" office:value="0" calcext:value-type="float">
            <text:p>0</text:p>
          </table:table-cell>
          <table:table-cell office:value-type="float" office:value="-0.00314206988200017" calcext:value-type="float">
            <text:p>-0.003142069882</text:p>
          </table:table-cell>
          <table:table-cell office:value-type="float" office:value="-0.00822141052685237" calcext:value-type="float">
            <text:p>-0.008221410526852</text:p>
          </table:table-cell>
          <table:table-cell office:value-type="float" office:value="0.305358654922554" calcext:value-type="float">
            <text:p>0.305358654922554</text:p>
          </table:table-cell>
          <table:table-cell office:value-type="float" office:value="-0.00126092001283207" calcext:value-type="float">
            <text:p>-0.001260920012832</text:p>
          </table:table-cell>
          <table:table-cell office:value-type="float" office:value="-0.00803231443195539" calcext:value-type="float">
            <text:p>-0.008032314431955</text:p>
          </table:table-cell>
          <table:table-cell office:value-type="float" office:value="-0.296046623672504" calcext:value-type="float">
            <text:p>-0.296046623672504</text:p>
          </table:table-cell>
          <table:table-cell office:value-type="float" office:value="-0.00460358308270842" calcext:value-type="float">
            <text:p>-0.004603583082708</text:p>
          </table:table-cell>
          <table:table-cell office:value-type="float" office:value="-0.00787287016581055" calcext:value-type="float">
            <text:p>-0.007872870165811</text:p>
          </table:table-cell>
          <table:table-cell office:value-type="float" office:value="-0.275670799991833" calcext:value-type="float">
            <text:p>-0.275670799991833</text:p>
          </table:table-cell>
          <table:table-cell office:value-type="float" office:value="-0.0105886397043076" calcext:value-type="float">
            <text:p>-0.010588639704308</text:p>
          </table:table-cell>
          <table:table-cell office:value-type="float" office:value="-0.00504310823165768" calcext:value-type="float">
            <text:p>-0.005043108231658</text:p>
          </table:table-cell>
          <table:table-cell office:value-type="float" office:value="0.286981822327993" calcext:value-type="float">
            <text:p>0.286981822327993</text:p>
          </table:table-cell>
          <table:table-cell office:value-type="float" office:value="-0.588716574300777" calcext:value-type="float">
            <text:p>-0.588716574300777</text:p>
          </table:table-cell>
          <table:table-cell office:value-type="float" office:value="-0.519038806892707" calcext:value-type="float">
            <text:p>-0.519038806892707</text:p>
          </table:table-cell>
          <table:table-cell office:value-type="float" office:value="0" calcext:value-type="float">
            <text:p>0</text:p>
          </table:table-cell>
          <table:table-cell office:value-type="float" office:value="0.302017589185116" calcext:value-type="float">
            <text:p>0.302017589185116</text:p>
          </table:table-cell>
          <table:table-cell office:value-type="float" office:value="0.568846165913662" calcext:value-type="float">
            <text:p>0.568846165913662</text:p>
          </table:table-cell>
          <table:table-cell office:value-type="float" office:value="0.265861243484609" calcext:value-type="float">
            <text:p>0.2658612434846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UM([.C73:.W73])" office:value-type="float" office:value="1.2338220722885E-016" calcext:value-type="float">
            <text:p>1.2338220722885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48259090698" calcext:value-type="float">
            <text:p>-0.000827748259091</text:p>
          </table:table-cell>
          <table:table-cell office:value-type="float" office:value="0" calcext:value-type="float">
            <text:p>0</text:p>
          </table:table-cell>
          <table:table-cell office:value-type="float" office:value="-0.0031420090515166" calcext:value-type="float">
            <text:p>-0.003142009051517</text:p>
          </table:table-cell>
          <table:table-cell office:value-type="float" office:value="-0.00822177791163181" calcext:value-type="float">
            <text:p>-0.008221777911632</text:p>
          </table:table-cell>
          <table:table-cell office:value-type="float" office:value="0.308739203315487" calcext:value-type="float">
            <text:p>0.308739203315487</text:p>
          </table:table-cell>
          <table:table-cell office:value-type="float" office:value="-0.00126092105033675" calcext:value-type="float">
            <text:p>-0.001260921050337</text:p>
          </table:table-cell>
          <table:table-cell office:value-type="float" office:value="-0.00803223499245099" calcext:value-type="float">
            <text:p>-0.008032234992451</text:p>
          </table:table-cell>
          <table:table-cell office:value-type="float" office:value="-0.299426107506309" calcext:value-type="float">
            <text:p>-0.299426107506309</text:p>
          </table:table-cell>
          <table:table-cell office:value-type="float" office:value="-0.0046036151701903" calcext:value-type="float">
            <text:p>-0.00460361517019</text:p>
          </table:table-cell>
          <table:table-cell office:value-type="float" office:value="-0.00787313561341626" calcext:value-type="float">
            <text:p>-0.007873135613416</text:p>
          </table:table-cell>
          <table:table-cell office:value-type="float" office:value="-0.279951380530015" calcext:value-type="float">
            <text:p>-0.279951380530015</text:p>
          </table:table-cell>
          <table:table-cell office:value-type="float" office:value="-0.0105905908804463" calcext:value-type="float">
            <text:p>-0.010590590880446</text:p>
          </table:table-cell>
          <table:table-cell office:value-type="float" office:value="-0.00504662751040111" calcext:value-type="float">
            <text:p>-0.005046627510401</text:p>
          </table:table-cell>
          <table:table-cell office:value-type="float" office:value="0.291262615562906" calcext:value-type="float">
            <text:p>0.291262615562906</text:p>
          </table:table-cell>
          <table:table-cell office:value-type="float" office:value="-0.595505136298074" calcext:value-type="float">
            <text:p>-0.595505136298074</text:p>
          </table:table-cell>
          <table:table-cell office:value-type="float" office:value="-0.529329042197162" calcext:value-type="float">
            <text:p>-0.529329042197162</text:p>
          </table:table-cell>
          <table:table-cell office:value-type="float" office:value="0" calcext:value-type="float">
            <text:p>0</text:p>
          </table:table-cell>
          <table:table-cell office:value-type="float" office:value="0.305384013361406" calcext:value-type="float">
            <text:p>0.305384013361406</text:p>
          </table:table-cell>
          <table:table-cell office:value-type="float" office:value="0.577363256452468" calcext:value-type="float">
            <text:p>0.577363256452468</text:p>
          </table:table-cell>
          <table:table-cell office:value-type="float" office:value="0.271061238278774" calcext:value-type="float">
            <text:p>0.2710612382787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C74:.W74])" office:value-type="float" office:value="7.8387817070702E-017" calcext:value-type="float">
            <text:p>7.8387817070702E-17</text:p>
          </table:table-cell>
          <table:table-cell office:value-type="float" office:value="0" calcext:value-type="float">
            <text:p>0</text:p>
          </table:table-cell>
          <table:table-cell office:value-type="float" office:value="-0.000827749716428882" calcext:value-type="float">
            <text:p>-0.000827749716429</text:p>
          </table:table-cell>
          <table:table-cell office:value-type="float" office:value="0" calcext:value-type="float">
            <text:p>0</text:p>
          </table:table-cell>
          <table:table-cell office:value-type="float" office:value="-0.00314200778007375" calcext:value-type="float">
            <text:p>-0.003142007780074</text:p>
          </table:table-cell>
          <table:table-cell office:value-type="float" office:value="-0.00822298924608744" calcext:value-type="float">
            <text:p>-0.008222989246087</text:p>
          </table:table-cell>
          <table:table-cell office:value-type="float" office:value="0.311922060136295" calcext:value-type="float">
            <text:p>0.311922060136295</text:p>
          </table:table-cell>
          <table:table-cell office:value-type="float" office:value="-0.00126092143656327" calcext:value-type="float">
            <text:p>-0.001260921436563</text:p>
          </table:table-cell>
          <table:table-cell office:value-type="float" office:value="-0.00803233417475984" calcext:value-type="float">
            <text:p>-0.00803233417476</text:p>
          </table:table-cell>
          <table:table-cell office:value-type="float" office:value="-0.302608000195999" calcext:value-type="float">
            <text:p>-0.302608000195999</text:p>
          </table:table-cell>
          <table:table-cell office:value-type="float" office:value="-0.00460362977673582" calcext:value-type="float">
            <text:p>-0.004603629776736</text:p>
          </table:table-cell>
          <table:table-cell office:value-type="float" office:value="-0.00787295767590158" calcext:value-type="float">
            <text:p>-0.007872957675902</text:p>
          </table:table-cell>
          <table:table-cell office:value-type="float" office:value="-0.284003923730558" calcext:value-type="float">
            <text:p>-0.284003923730558</text:p>
          </table:table-cell>
          <table:table-cell office:value-type="float" office:value="-0.0105923704692814" calcext:value-type="float">
            <text:p>-0.010592370469281</text:p>
          </table:table-cell>
          <table:table-cell office:value-type="float" office:value="-0.00505035747488499" calcext:value-type="float">
            <text:p>-0.005050357474885</text:p>
          </table:table-cell>
          <table:table-cell office:value-type="float" office:value="0.295315448046046" calcext:value-type="float">
            <text:p>0.295315448046046</text:p>
          </table:table-cell>
          <table:table-cell office:value-type="float" office:value="-0.601908176951678" calcext:value-type="float">
            <text:p>-0.601908176951678</text:p>
          </table:table-cell>
          <table:table-cell office:value-type="float" office:value="-0.539129638178532" calcext:value-type="float">
            <text:p>-0.539129638178532</text:p>
          </table:table-cell>
          <table:table-cell office:value-type="float" office:value="0" calcext:value-type="float">
            <text:p>0</text:p>
          </table:table-cell>
          <table:table-cell office:value-type="float" office:value="0.308561520651629" calcext:value-type="float">
            <text:p>0.308561520651629</text:p>
          </table:table-cell>
          <table:table-cell office:value-type="float" office:value="0.585444451082455" calcext:value-type="float">
            <text:p>0.585444451082455</text:p>
          </table:table-cell>
          <table:table-cell office:value-type="float" office:value="0.276011576891059" calcext:value-type="float">
            <text:p>0.2760115768910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UM([.C75:.W75])" office:value-type="float" office:value="-1.0732517305434E-015" calcext:value-type="float">
            <text:p>-1.0732517305434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48882181419" calcext:value-type="float">
            <text:p>-0.000827748882181</text:p>
          </table:table-cell>
          <table:table-cell office:value-type="float" office:value="0" calcext:value-type="float">
            <text:p>0</text:p>
          </table:table-cell>
          <table:table-cell office:value-type="float" office:value="-0.00314206362502282" calcext:value-type="float">
            <text:p>-0.003142063625023</text:p>
          </table:table-cell>
          <table:table-cell office:value-type="float" office:value="-0.00822237290619868" calcext:value-type="float">
            <text:p>-0.008222372906199</text:p>
          </table:table-cell>
          <table:table-cell office:value-type="float" office:value="0.314916332390987" calcext:value-type="float">
            <text:p>0.314916332390987</text:p>
          </table:table-cell>
          <table:table-cell office:value-type="float" office:value="-0.0012609197590322" calcext:value-type="float">
            <text:p>-0.001260919759032</text:p>
          </table:table-cell>
          <table:table-cell office:value-type="float" office:value="-0.0080323180769234" calcext:value-type="float">
            <text:p>-0.008032318076923</text:p>
          </table:table-cell>
          <table:table-cell office:value-type="float" office:value="-0.305601637976238" calcext:value-type="float">
            <text:p>-0.305601637976238</text:p>
          </table:table-cell>
          <table:table-cell office:value-type="float" office:value="-0.00460356988060462" calcext:value-type="float">
            <text:p>-0.004603569880605</text:p>
          </table:table-cell>
          <table:table-cell office:value-type="float" office:value="-0.00787285559669696" calcext:value-type="float">
            <text:p>-0.007872855596697</text:p>
          </table:table-cell>
          <table:table-cell office:value-type="float" office:value="-0.287837305230192" calcext:value-type="float">
            <text:p>-0.287837305230192</text:p>
          </table:table-cell>
          <table:table-cell office:value-type="float" office:value="-0.0105938889994387" calcext:value-type="float">
            <text:p>-0.010593888999439</text:p>
          </table:table-cell>
          <table:table-cell office:value-type="float" office:value="-0.00505410322560022" calcext:value-type="float">
            <text:p>-0.0050541032256</text:p>
          </table:table-cell>
          <table:table-cell office:value-type="float" office:value="0.299148916391437" calcext:value-type="float">
            <text:p>0.299148916391437</text:p>
          </table:table-cell>
          <table:table-cell office:value-type="float" office:value="-0.607941471861232" calcext:value-type="float">
            <text:p>-0.607941471861232</text:p>
          </table:table-cell>
          <table:table-cell office:value-type="float" office:value="-0.548456578888512" calcext:value-type="float">
            <text:p>-0.548456578888512</text:p>
          </table:table-cell>
          <table:table-cell office:value-type="float" office:value="0" calcext:value-type="float">
            <text:p>0</text:p>
          </table:table-cell>
          <table:table-cell office:value-type="float" office:value="0.311557594951244" calcext:value-type="float">
            <text:p>0.311557594951244</text:p>
          </table:table-cell>
          <table:table-cell office:value-type="float" office:value="0.593104448170703" calcext:value-type="float">
            <text:p>0.593104448170703</text:p>
          </table:table-cell>
          <table:table-cell office:value-type="float" office:value="0.280719543003501" calcext:value-type="float">
            <text:p>0.2807195430035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UM([.C76:.W76])" office:value-type="float" office:value="1.25312087095875E-015" calcext:value-type="float">
            <text:p>1.25312087095875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5027156642" calcext:value-type="float">
            <text:p>-0.000827750271566</text:p>
          </table:table-cell>
          <table:table-cell office:value-type="float" office:value="0" calcext:value-type="float">
            <text:p>0</text:p>
          </table:table-cell>
          <table:table-cell office:value-type="float" office:value="-0.00314206235334234" calcext:value-type="float">
            <text:p>-0.003142062353342</text:p>
          </table:table-cell>
          <table:table-cell office:value-type="float" office:value="-0.00822339899453729" calcext:value-type="float">
            <text:p>-0.008223398994537</text:p>
          </table:table-cell>
          <table:table-cell office:value-type="float" office:value="0.31772927539946" calcext:value-type="float">
            <text:p>0.31772927539946</text:p>
          </table:table-cell>
          <table:table-cell office:value-type="float" office:value="-0.00126092014506335" calcext:value-type="float">
            <text:p>-0.001260920145063</text:p>
          </table:table-cell>
          <table:table-cell office:value-type="float" office:value="-0.00803241711114597" calcext:value-type="float">
            <text:p>-0.008032417111146</text:p>
          </table:table-cell>
          <table:table-cell office:value-type="float" office:value="-0.308413743290086" calcext:value-type="float">
            <text:p>-0.308413743290086</text:p>
          </table:table-cell>
          <table:table-cell office:value-type="float" office:value="-0.00460358423585981" calcext:value-type="float">
            <text:p>-0.00460358423586</text:p>
          </table:table-cell>
          <table:table-cell office:value-type="float" office:value="-0.00787267665430409" calcext:value-type="float">
            <text:p>-0.007872676654304</text:p>
          </table:table-cell>
          <table:table-cell office:value-type="float" office:value="-0.291459428453494" calcext:value-type="float">
            <text:p>-0.291459428453494</text:p>
          </table:table-cell>
          <table:table-cell office:value-type="float" office:value="-0.0105953077566854" calcext:value-type="float">
            <text:p>-0.010595307756685</text:p>
          </table:table-cell>
          <table:table-cell office:value-type="float" office:value="-0.00505717504433895" calcext:value-type="float">
            <text:p>-0.005057175044339</text:p>
          </table:table-cell>
          <table:table-cell office:value-type="float" office:value="0.302771153177035" calcext:value-type="float">
            <text:p>0.302771153177035</text:p>
          </table:table-cell>
          <table:table-cell office:value-type="float" office:value="-0.613619895286605" calcext:value-type="float">
            <text:p>-0.613619895286605</text:p>
          </table:table-cell>
          <table:table-cell office:value-type="float" office:value="-0.557321099812825" calcext:value-type="float">
            <text:p>-0.557321099812825</text:p>
          </table:table-cell>
          <table:table-cell office:value-type="float" office:value="0" calcext:value-type="float">
            <text:p>0</text:p>
          </table:table-cell>
          <table:table-cell office:value-type="float" office:value="0.31437951961955" calcext:value-type="float">
            <text:p>0.31437951961955</text:p>
          </table:table-cell>
          <table:table-cell office:value-type="float" office:value="0.600357420727811" calcext:value-type="float">
            <text:p>0.600357420727811</text:p>
          </table:table-cell>
          <table:table-cell office:value-type="float" office:value="0.285192090485999" calcext:value-type="float">
            <text:p>0.285192090485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UM([.C77:.W77])" office:value-type="float" office:value="3.02709246557953E-016" calcext:value-type="float">
            <text:p>3.02709246557953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51630305437" calcext:value-type="float">
            <text:p>-0.000827751630305</text:p>
          </table:table-cell>
          <table:table-cell office:value-type="float" office:value="0" calcext:value-type="float">
            <text:p>0</text:p>
          </table:table-cell>
          <table:table-cell office:value-type="float" office:value="-0.00314206108155921" calcext:value-type="float">
            <text:p>-0.003142061081559</text:p>
          </table:table-cell>
          <table:table-cell office:value-type="float" office:value="-0.00822434122370206" calcext:value-type="float">
            <text:p>-0.008224341223702</text:p>
          </table:table-cell>
          <table:table-cell office:value-type="float" office:value="0.3203692597164" calcext:value-type="float">
            <text:p>0.3203692597164</text:p>
          </table:table-cell>
          <table:table-cell office:value-type="float" office:value="-0.00126092053100273" calcext:value-type="float">
            <text:p>-0.001260920531003</text:p>
          </table:table-cell>
          <table:table-cell office:value-type="float" office:value="-0.00803251607938525" calcext:value-type="float">
            <text:p>-0.008032516079385</text:p>
          </table:table-cell>
          <table:table-cell office:value-type="float" office:value="-0.311052949222995" calcext:value-type="float">
            <text:p>-0.311052949222995</text:p>
          </table:table-cell>
          <table:table-cell office:value-type="float" office:value="-0.00460359847766416" calcext:value-type="float">
            <text:p>-0.004603598477664</text:p>
          </table:table-cell>
          <table:table-cell office:value-type="float" office:value="-0.00787249725740542" calcext:value-type="float">
            <text:p>-0.007872497257405</text:p>
          </table:table-cell>
          <table:table-cell office:value-type="float" office:value="-0.294878753864617" calcext:value-type="float">
            <text:p>-0.294878753864617</text:p>
          </table:table-cell>
          <table:table-cell office:value-type="float" office:value="-0.0105965615270027" calcext:value-type="float">
            <text:p>-0.010596561527003</text:p>
          </table:table-cell>
          <table:table-cell office:value-type="float" office:value="-0.00505994482598571" calcext:value-type="float">
            <text:p>-0.005059944825986</text:p>
          </table:table-cell>
          <table:table-cell office:value-type="float" office:value="0.306190514396057" calcext:value-type="float">
            <text:p>0.306190514396057</text:p>
          </table:table-cell>
          <table:table-cell office:value-type="float" office:value="-0.618958518814531" calcext:value-type="float">
            <text:p>-0.618958518814531</text:p>
          </table:table-cell>
          <table:table-cell office:value-type="float" office:value="-0.565738657573758" calcext:value-type="float">
            <text:p>-0.565738657573758</text:p>
          </table:table-cell>
          <table:table-cell office:value-type="float" office:value="0" calcext:value-type="float">
            <text:p>0</text:p>
          </table:table-cell>
          <table:table-cell office:value-type="float" office:value="0.317034464464423" calcext:value-type="float">
            <text:p>0.317034464464423</text:p>
          </table:table-cell>
          <table:table-cell office:value-type="float" office:value="0.607218028813023" calcext:value-type="float">
            <text:p>0.607218028813023</text:p>
          </table:table-cell>
          <table:table-cell office:value-type="float" office:value="0.289436804720011" calcext:value-type="float">
            <text:p>0.2894368047200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UM([.C78:.W78])" office:value-type="float" office:value="2.09153441094179E-015" calcext:value-type="float">
            <text:p>2.09153441094179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52960434598" calcext:value-type="float">
            <text:p>-0.000827752960435</text:p>
          </table:table-cell>
          <table:table-cell office:value-type="float" office:value="0" calcext:value-type="float">
            <text:p>0</text:p>
          </table:table-cell>
          <table:table-cell office:value-type="float" office:value="-0.00314205980967972" calcext:value-type="float">
            <text:p>-0.00314205980968</text:p>
          </table:table-cell>
          <table:table-cell office:value-type="float" office:value="-0.00822520496798974" calcext:value-type="float">
            <text:p>-0.00822520496799</text:p>
          </table:table-cell>
          <table:table-cell office:value-type="float" office:value="0.32284394651149" calcext:value-type="float">
            <text:p>0.32284394651149</text:p>
          </table:table-cell>
          <table:table-cell office:value-type="float" office:value="-0.00126092091685682" calcext:value-type="float">
            <text:p>-0.001260920916857</text:p>
          </table:table-cell>
          <table:table-cell office:value-type="float" office:value="-0.00803261498657672" calcext:value-type="float">
            <text:p>-0.008032614986577</text:p>
          </table:table-cell>
          <table:table-cell office:value-type="float" office:value="-0.313526914454814" calcext:value-type="float">
            <text:p>-0.313526914454814</text:p>
          </table:table-cell>
          <table:table-cell office:value-type="float" office:value="-0.00460361261351251" calcext:value-type="float">
            <text:p>-0.004603612613513</text:p>
          </table:table-cell>
          <table:table-cell office:value-type="float" office:value="-0.00787231743581571" calcext:value-type="float">
            <text:p>-0.007872317435816</text:p>
          </table:table-cell>
          <table:table-cell office:value-type="float" office:value="-0.298103375338524" calcext:value-type="float">
            <text:p>-0.298103375338524</text:p>
          </table:table-cell>
          <table:table-cell office:value-type="float" office:value="-0.010597659903719" calcext:value-type="float">
            <text:p>-0.010597659903719</text:p>
          </table:table-cell>
          <table:table-cell office:value-type="float" office:value="-0.00506242966807311" calcext:value-type="float">
            <text:p>-0.005062429668073</text:p>
          </table:table-cell>
          <table:table-cell office:value-type="float" office:value="0.309415100114953" calcext:value-type="float">
            <text:p>0.309415100114953</text:p>
          </table:table-cell>
          <table:table-cell office:value-type="float" office:value="-0.62397179798076" calcext:value-type="float">
            <text:p>-0.62397179798076</text:p>
          </table:table-cell>
          <table:table-cell office:value-type="float" office:value="-0.573723744906231" calcext:value-type="float">
            <text:p>-0.573723744906231</text:p>
          </table:table-cell>
          <table:table-cell office:value-type="float" office:value="0" calcext:value-type="float">
            <text:p>0</text:p>
          </table:table-cell>
          <table:table-cell office:value-type="float" office:value="0.319529392053109" calcext:value-type="float">
            <text:p>0.319529392053109</text:p>
          </table:table-cell>
          <table:table-cell office:value-type="float" office:value="0.613700708103614" calcext:value-type="float">
            <text:p>0.613700708103614</text:p>
          </table:table-cell>
          <table:table-cell office:value-type="float" office:value="0.293461259159823" calcext:value-type="float">
            <text:p>0.2934612591598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UM([.C79:.W79])" office:value-type="float" office:value="4.28151437914526E-016" calcext:value-type="float">
            <text:p>4.28151437914526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54263866958" calcext:value-type="float">
            <text:p>-0.000827754263867</text:p>
          </table:table-cell>
          <table:table-cell office:value-type="float" office:value="0" calcext:value-type="float">
            <text:p>0</text:p>
          </table:table-cell>
          <table:table-cell office:value-type="float" office:value="-0.00314205853771315" calcext:value-type="float">
            <text:p>-0.003142058537713</text:p>
          </table:table-cell>
          <table:table-cell office:value-type="float" office:value="-0.00822599528788356" calcext:value-type="float">
            <text:p>-0.008225995287884</text:p>
          </table:table-cell>
          <table:table-cell office:value-type="float" office:value="0.325160734505127" calcext:value-type="float">
            <text:p>0.325160734505127</text:p>
          </table:table-cell>
          <table:table-cell office:value-type="float" office:value="-0.00126092130263102" calcext:value-type="float">
            <text:p>-0.001260921302631</text:p>
          </table:table-cell>
          <table:table-cell office:value-type="float" office:value="-0.00803271383732075" calcext:value-type="float">
            <text:p>-0.008032713837321</text:p>
          </table:table-cell>
          <table:table-cell office:value-type="float" office:value="-0.315843035300233" calcext:value-type="float">
            <text:p>-0.315843035300233</text:p>
          </table:table-cell>
          <table:table-cell office:value-type="float" office:value="-0.00460362665046035" calcext:value-type="float">
            <text:p>-0.00460362665046</text:p>
          </table:table-cell>
          <table:table-cell office:value-type="float" office:value="-0.0078721372177684" calcext:value-type="float">
            <text:p>-0.007872137217768</text:p>
          </table:table-cell>
          <table:table-cell office:value-type="float" office:value="-0.301141227845808" calcext:value-type="float">
            <text:p>-0.301141227845808</text:p>
          </table:table-cell>
          <table:table-cell office:value-type="float" office:value="-0.0105986119853788" calcext:value-type="float">
            <text:p>-0.010598611985379</text:p>
          </table:table-cell>
          <table:table-cell office:value-type="float" office:value="-0.0050646459403276" calcext:value-type="float">
            <text:p>-0.005064645940328</text:p>
          </table:table-cell>
          <table:table-cell office:value-type="float" office:value="0.312452851089396" calcext:value-type="float">
            <text:p>0.312452851089396</text:p>
          </table:table-cell>
          <table:table-cell office:value-type="float" office:value="-0.628673749755331" calcext:value-type="float">
            <text:p>-0.628673749755331</text:p>
          </table:table-cell>
          <table:table-cell office:value-type="float" office:value="-0.581291021912639" calcext:value-type="float">
            <text:p>-0.581291021912639</text:p>
          </table:table-cell>
          <table:table-cell office:value-type="float" office:value="0" calcext:value-type="float">
            <text:p>0</text:p>
          </table:table-cell>
          <table:table-cell office:value-type="float" office:value="0.321871066459475" calcext:value-type="float">
            <text:p>0.321871066459475</text:p>
          </table:table-cell>
          <table:table-cell office:value-type="float" office:value="0.619819754668484" calcext:value-type="float">
            <text:p>0.619819754668484</text:p>
          </table:table-cell>
          <table:table-cell office:value-type="float" office:value="0.29727309311488" calcext:value-type="float">
            <text:p>0.297273093114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UM([.C80:.W80])" office:value-type="float" office:value="-4.57966997657877E-016" calcext:value-type="float">
            <text:p>-4.57966997657877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55542398903" calcext:value-type="float">
            <text:p>-0.000827755542399</text:p>
          </table:table-cell>
          <table:table-cell office:value-type="float" office:value="0" calcext:value-type="float">
            <text:p>0</text:p>
          </table:table-cell>
          <table:table-cell office:value-type="float" office:value="-0.00314205726566397" calcext:value-type="float">
            <text:p>-0.003142057265664</text:p>
          </table:table-cell>
          <table:table-cell office:value-type="float" office:value="-0.0082267169454786" calcext:value-type="float">
            <text:p>-0.008226716945479</text:p>
          </table:table-cell>
          <table:table-cell office:value-type="float" office:value="0.327326756580104" calcext:value-type="float">
            <text:p>0.327326756580104</text:p>
          </table:table-cell>
          <table:table-cell office:value-type="float" office:value="-0.00126092168833102" calcext:value-type="float">
            <text:p>-0.001260921688331</text:p>
          </table:table-cell>
          <table:table-cell office:value-type="float" office:value="-0.008032812635919" calcext:value-type="float">
            <text:p>-0.008032812635919</text:p>
          </table:table-cell>
          <table:table-cell office:value-type="float" office:value="-0.318008442320392" calcext:value-type="float">
            <text:p>-0.318008442320392</text:p>
          </table:table-cell>
          <table:table-cell office:value-type="float" office:value="-0.00460364059514295" calcext:value-type="float">
            <text:p>-0.004603640595143</text:p>
          </table:table-cell>
          <table:table-cell office:value-type="float" office:value="-0.00787195662995202" calcext:value-type="float">
            <text:p>-0.007871956629952</text:p>
          </table:table-cell>
          <table:table-cell office:value-type="float" office:value="-0.304000063560012" calcext:value-type="float">
            <text:p>-0.304000063560012</text:p>
          </table:table-cell>
          <table:table-cell office:value-type="float" office:value="-0.0105994263936772" calcext:value-type="float">
            <text:p>-0.010599426393677</text:p>
          </table:table-cell>
          <table:table-cell office:value-type="float" office:value="-0.00506660928046563" calcext:value-type="float">
            <text:p>-0.005066609280466</text:p>
          </table:table-cell>
          <table:table-cell office:value-type="float" office:value="0.315311524892768" calcext:value-type="float">
            <text:p>0.315311524892768</text:p>
          </table:table-cell>
          <table:table-cell office:value-type="float" office:value="-0.633077938355851" calcext:value-type="float">
            <text:p>-0.633077938355851</text:p>
          </table:table-cell>
          <table:table-cell office:value-type="float" office:value="-0.588455202079222" calcext:value-type="float">
            <text:p>-0.588455202079222</text:p>
          </table:table-cell>
          <table:table-cell office:value-type="float" office:value="0" calcext:value-type="float">
            <text:p>0</text:p>
          </table:table-cell>
          <table:table-cell office:value-type="float" office:value="0.32406604481666" calcext:value-type="float">
            <text:p>0.32406604481666</text:p>
          </table:table-cell>
          <table:table-cell office:value-type="float" office:value="0.625589262374456" calcext:value-type="float">
            <text:p>0.625589262374456</text:p>
          </table:table-cell>
          <table:table-cell office:value-type="float" office:value="0.300879954628518" calcext:value-type="float">
            <text:p>0.3008799546285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UM([.C81:.W81])" office:value-type="float" office:value="2.68882138776405E-017" calcext:value-type="float">
            <text:p>2.68882138776405E-17</text:p>
          </table:table-cell>
          <table:table-cell office:value-type="float" office:value="0" calcext:value-type="float">
            <text:p>0</text:p>
          </table:table-cell>
          <table:table-cell office:value-type="float" office:value="-0.000827756797717267" calcext:value-type="float">
            <text:p>-0.000827756797717</text:p>
          </table:table-cell>
          <table:table-cell office:value-type="float" office:value="0" calcext:value-type="float">
            <text:p>0</text:p>
          </table:table-cell>
          <table:table-cell office:value-type="float" office:value="-0.00314205599354131" calcext:value-type="float">
            <text:p>-0.003142055993541</text:p>
          </table:table-cell>
          <table:table-cell office:value-type="float" office:value="-0.00822737441973149" calcext:value-type="float">
            <text:p>-0.008227374419731</text:p>
          </table:table-cell>
          <table:table-cell office:value-type="float" office:value="0.329348878867731" calcext:value-type="float">
            <text:p>0.329348878867731</text:p>
          </table:table-cell>
          <table:table-cell office:value-type="float" office:value="-0.00126092207396162" calcext:value-type="float">
            <text:p>-0.001260922073962</text:p>
          </table:table-cell>
          <table:table-cell office:value-type="float" office:value="-0.0080329113863752" calcext:value-type="float">
            <text:p>-0.008032911386375</text:p>
          </table:table-cell>
          <table:table-cell office:value-type="float" office:value="-0.320029999408467" calcext:value-type="float">
            <text:p>-0.320029999408467</text:p>
          </table:table-cell>
          <table:table-cell office:value-type="float" office:value="-0.00460365445379972" calcext:value-type="float">
            <text:p>-0.0046036544538</text:p>
          </table:table-cell>
          <table:table-cell office:value-type="float" office:value="-0.0078717756975617" calcext:value-type="float">
            <text:p>-0.007871775697562</text:p>
          </table:table-cell>
          <table:table-cell office:value-type="float" office:value="-0.306687433267328" calcext:value-type="float">
            <text:p>-0.306687433267328</text:p>
          </table:table-cell>
          <table:table-cell office:value-type="float" office:value="-0.0106001112921418" calcext:value-type="float">
            <text:p>-0.010600111292142</text:p>
          </table:table-cell>
          <table:table-cell office:value-type="float" office:value="-0.00506833459742798" calcext:value-type="float">
            <text:p>-0.005068334597428</text:p>
          </table:table-cell>
          <table:table-cell office:value-type="float" office:value="0.317998677346889" calcext:value-type="float">
            <text:p>0.317998677346889</text:p>
          </table:table-cell>
          <table:table-cell office:value-type="float" office:value="-0.637197466506312" calcext:value-type="float">
            <text:p>-0.637197466506312</text:p>
          </table:table-cell>
          <table:table-cell office:value-type="float" office:value="-0.595230956017656" calcext:value-type="float">
            <text:p>-0.595230956017656</text:p>
          </table:table-cell>
          <table:table-cell office:value-type="float" office:value="0" calcext:value-type="float">
            <text:p>0</text:p>
          </table:table-cell>
          <table:table-cell office:value-type="float" office:value="0.326120671630774" calcext:value-type="float">
            <text:p>0.326120671630774</text:p>
          </table:table-cell>
          <table:table-cell office:value-type="float" office:value="0.631023071575751" calcext:value-type="float">
            <text:p>0.631023071575751</text:p>
          </table:table-cell>
          <table:table-cell office:value-type="float" office:value="0.304289452490876" calcext:value-type="float">
            <text:p>0.3042894524908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UM([.C82:.W82])" office:value-type="float" office:value="-1.07737169879885E-015" calcext:value-type="float">
            <text:p>-1.07737169879885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85696489192" calcext:value-type="float">
            <text:p>-0.000827785696489</text:p>
          </table:table-cell>
          <table:table-cell office:value-type="float" office:value="0" calcext:value-type="float">
            <text:p>0</text:p>
          </table:table-cell>
          <table:table-cell office:value-type="float" office:value="-0.00314226190273143" calcext:value-type="float">
            <text:p>-0.003142261902731</text:p>
          </table:table-cell>
          <table:table-cell office:value-type="float" office:value="-0.00822741346078464" calcext:value-type="float">
            <text:p>-0.008227413460785</text:p>
          </table:table-cell>
          <table:table-cell office:value-type="float" office:value="0.331233794712963" calcext:value-type="float">
            <text:p>0.331233794712963</text:p>
          </table:table-cell>
          <table:table-cell office:value-type="float" office:value="-0.00126091982748996" calcext:value-type="float">
            <text:p>-0.00126091982749</text:p>
          </table:table-cell>
          <table:table-cell office:value-type="float" office:value="-0.00803247311966185" calcext:value-type="float">
            <text:p>-0.008032473119662</text:p>
          </table:table-cell>
          <table:table-cell office:value-type="float" office:value="-0.321914308701802" calcext:value-type="float">
            <text:p>-0.321914308701802</text:p>
          </table:table-cell>
          <table:table-cell office:value-type="float" office:value="-0.00460364144651608" calcext:value-type="float">
            <text:p>-0.004603641446516</text:p>
          </table:table-cell>
          <table:table-cell office:value-type="float" office:value="-0.00787249079682974" calcext:value-type="float">
            <text:p>-0.00787249079683</text:p>
          </table:table-cell>
          <table:table-cell office:value-type="float" office:value="-0.30921067838617" calcext:value-type="float">
            <text:p>-0.30921067838617</text:p>
          </table:table-cell>
          <table:table-cell office:value-type="float" office:value="-0.0106008745074889" calcext:value-type="float">
            <text:p>-0.010600874507489</text:p>
          </table:table-cell>
          <table:table-cell office:value-type="float" office:value="-0.00506858863067315" calcext:value-type="float">
            <text:p>-0.005068588630673</text:p>
          </table:table-cell>
          <table:table-cell office:value-type="float" office:value="0.320521576862553" calcext:value-type="float">
            <text:p>0.320521576862553</text:p>
          </table:table-cell>
          <table:table-cell office:value-type="float" office:value="-0.64104478970085" calcext:value-type="float">
            <text:p>-0.64104478970085</text:p>
          </table:table-cell>
          <table:table-cell office:value-type="float" office:value="-0.601634112407276" calcext:value-type="float">
            <text:p>-0.601634112407276</text:p>
          </table:table-cell>
          <table:table-cell office:value-type="float" office:value="0" calcext:value-type="float">
            <text:p>0</text:p>
          </table:table-cell>
          <table:table-cell office:value-type="float" office:value="0.32804107568713" calcext:value-type="float">
            <text:p>0.32804107568713</text:p>
          </table:table-cell>
          <table:table-cell office:value-type="float" office:value="0.636134751513184" calcext:value-type="float">
            <text:p>0.636134751513184</text:p>
          </table:table-cell>
          <table:table-cell office:value-type="float" office:value="0.307509139808932" calcext:value-type="float">
            <text:p>0.3075091398089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UM([.C83:.W83])" office:value-type="float" office:value="9.39027501589695E-016" calcext:value-type="float">
            <text:p>9.39027501589695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697313166791" calcext:value-type="float">
            <text:p>-0.000827697313167</text:p>
          </table:table-cell>
          <table:table-cell office:value-type="float" office:value="0" calcext:value-type="float">
            <text:p>0</text:p>
          </table:table-cell>
          <table:table-cell office:value-type="float" office:value="-0.00314203603809603" calcext:value-type="float">
            <text:p>-0.003142036038096</text:p>
          </table:table-cell>
          <table:table-cell office:value-type="float" office:value="-0.00822703956323035" calcext:value-type="float">
            <text:p>-0.00822703956323</text:p>
          </table:table-cell>
          <table:table-cell office:value-type="float" office:value="0.332987970679532" calcext:value-type="float">
            <text:p>0.332987970679532</text:p>
          </table:table-cell>
          <table:table-cell office:value-type="float" office:value="-0.00126092080185604" calcext:value-type="float">
            <text:p>-0.001260920801856</text:p>
          </table:table-cell>
          <table:table-cell office:value-type="float" office:value="-0.00803309685924519" calcext:value-type="float">
            <text:p>-0.008033096859245</text:p>
          </table:table-cell>
          <table:table-cell office:value-type="float" office:value="-0.323667759953995" calcext:value-type="float">
            <text:p>-0.323667759953995</text:p>
          </table:table-cell>
          <table:table-cell office:value-type="float" office:value="-0.00460364715178543" calcext:value-type="float">
            <text:p>-0.004603647151785</text:p>
          </table:table-cell>
          <table:table-cell office:value-type="float" office:value="-0.00787087351194112" calcext:value-type="float">
            <text:p>-0.007870873511941</text:p>
          </table:table-cell>
          <table:table-cell office:value-type="float" office:value="-0.311577297325666" calcext:value-type="float">
            <text:p>-0.311577297325666</text:p>
          </table:table-cell>
          <table:table-cell office:value-type="float" office:value="-0.0106012000207486" calcext:value-type="float">
            <text:p>-0.010601200020749</text:p>
          </table:table-cell>
          <table:table-cell office:value-type="float" office:value="-0.0050733372820435" calcext:value-type="float">
            <text:p>-0.005073337282044</text:p>
          </table:table-cell>
          <table:table-cell office:value-type="float" office:value="0.322887257103328" calcext:value-type="float">
            <text:p>0.322887257103328</text:p>
          </table:table-cell>
          <table:table-cell office:value-type="float" office:value="-0.64463256860919" calcext:value-type="float">
            <text:p>-0.64463256860919</text:p>
          </table:table-cell>
          <table:table-cell office:value-type="float" office:value="-0.607674799016703" calcext:value-type="float">
            <text:p>-0.607674799016703</text:p>
          </table:table-cell>
          <table:table-cell office:value-type="float" office:value="0" calcext:value-type="float">
            <text:p>0</text:p>
          </table:table-cell>
          <table:table-cell office:value-type="float" office:value="0.329833166948725" calcext:value-type="float">
            <text:p>0.329833166948725</text:p>
          </table:table-cell>
          <table:table-cell office:value-type="float" office:value="0.640937481318841" calcext:value-type="float">
            <text:p>0.640937481318841</text:p>
          </table:table-cell>
          <table:table-cell office:value-type="float" office:value="0.310546397397242" calcext:value-type="float">
            <text:p>0.3105463973972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UM([.C84:.W84])" office:value-type="float" office:value="6.357761539455E-016" calcext:value-type="float">
            <text:p>6.357761539455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26173041973" calcext:value-type="float">
            <text:p>-0.000827726173042</text:p>
          </table:table-cell>
          <table:table-cell office:value-type="float" office:value="0" calcext:value-type="float">
            <text:p>0</text:p>
          </table:table-cell>
          <table:table-cell office:value-type="float" office:value="-0.00314224194713652" calcext:value-type="float">
            <text:p>-0.003142241947137</text:p>
          </table:table-cell>
          <table:table-cell office:value-type="float" office:value="-0.0082269701993474" calcext:value-type="float">
            <text:p>-0.008226970199347</text:p>
          </table:table-cell>
          <table:table-cell office:value-type="float" office:value="0.334617034958388" calcext:value-type="float">
            <text:p>0.334617034958388</text:p>
          </table:table-cell>
          <table:table-cell office:value-type="float" office:value="-0.00126091855524262" calcext:value-type="float">
            <text:p>-0.001260918555243</text:p>
          </table:table-cell>
          <table:table-cell office:value-type="float" office:value="-0.00803265851527162" calcext:value-type="float">
            <text:p>-0.008032658515272</text:p>
          </table:table-cell>
          <table:table-cell office:value-type="float" office:value="-0.325296306931704" calcext:value-type="float">
            <text:p>-0.325296306931704</text:p>
          </table:table-cell>
          <table:table-cell office:value-type="float" office:value="-0.00460363400033986" calcext:value-type="float">
            <text:p>-0.00460363400034</text:p>
          </table:table-cell>
          <table:table-cell office:value-type="float" office:value="-0.00787158803313166" calcext:value-type="float">
            <text:p>-0.007871588033132</text:p>
          </table:table-cell>
          <table:table-cell office:value-type="float" office:value="-0.313793329009504" calcext:value-type="float">
            <text:p>-0.313793329009504</text:p>
          </table:table-cell>
          <table:table-cell office:value-type="float" office:value="-0.0106017411971444" calcext:value-type="float">
            <text:p>-0.010601741197144</text:p>
          </table:table-cell>
          <table:table-cell office:value-type="float" office:value="-0.00507318345768529" calcext:value-type="float">
            <text:p>-0.005073183457685</text:p>
          </table:table-cell>
          <table:table-cell office:value-type="float" office:value="0.325102854774841" calcext:value-type="float">
            <text:p>0.325102854774841</text:p>
          </table:table-cell>
          <table:table-cell office:value-type="float" office:value="-0.647971896452941" calcext:value-type="float">
            <text:p>-0.647971896452941</text:p>
          </table:table-cell>
          <table:table-cell office:value-type="float" office:value="-0.61337298542022" calcext:value-type="float">
            <text:p>-0.61337298542022</text:p>
          </table:table-cell>
          <table:table-cell office:value-type="float" office:value="0" calcext:value-type="float">
            <text:p>0</text:p>
          </table:table-cell>
          <table:table-cell office:value-type="float" office:value="0.331502642091347" calcext:value-type="float">
            <text:p>0.331502642091347</text:p>
          </table:table-cell>
          <table:table-cell office:value-type="float" office:value="0.645444136966363" calcext:value-type="float">
            <text:p>0.645444136966363</text:p>
          </table:table-cell>
          <table:table-cell office:value-type="float" office:value="0.313408511101772" calcext:value-type="float">
            <text:p>0.3134085111017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UM([.C85:.W85])" office:value-type="float" office:value="-1.95373231481888E-016" calcext:value-type="float">
            <text:p>-1.95373231481888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55015430005" calcext:value-type="float">
            <text:p>-0.00082775501543</text:p>
          </table:table-cell>
          <table:table-cell office:value-type="float" office:value="0" calcext:value-type="float">
            <text:p>0</text:p>
          </table:table-cell>
          <table:table-cell office:value-type="float" office:value="-0.00314244785622507" calcext:value-type="float">
            <text:p>-0.003142447856225</text:p>
          </table:table-cell>
          <table:table-cell office:value-type="float" office:value="-0.00822685199709117" calcext:value-type="float">
            <text:p>-0.008226851997091</text:p>
          </table:table-cell>
          <table:table-cell office:value-type="float" office:value="0.336127039382122" calcext:value-type="float">
            <text:p>0.336127039382122</text:p>
          </table:table-cell>
          <table:table-cell office:value-type="float" office:value="-0.0012609163085289" calcext:value-type="float">
            <text:p>-0.001260916308529</text:p>
          </table:table-cell>
          <table:table-cell office:value-type="float" office:value="-0.00803222013405145" calcext:value-type="float">
            <text:p>-0.008032220134051</text:p>
          </table:table-cell>
          <table:table-cell office:value-type="float" office:value="-0.326805835767481" calcext:value-type="float">
            <text:p>-0.326805835767481</text:p>
          </table:table-cell>
          <table:table-cell office:value-type="float" office:value="-0.00460362078424963" calcext:value-type="float">
            <text:p>-0.00460362078425</text:p>
          </table:table-cell>
          <table:table-cell office:value-type="float" office:value="-0.00787230229942186" calcext:value-type="float">
            <text:p>-0.007872302299422</text:p>
          </table:table-cell>
          <table:table-cell office:value-type="float" office:value="-0.315865844465106" calcext:value-type="float">
            <text:p>-0.315865844465106</text:p>
          </table:table-cell>
          <table:table-cell office:value-type="float" office:value="-0.010602181335185" calcext:value-type="float">
            <text:p>-0.010602181335185</text:p>
          </table:table-cell>
          <table:table-cell office:value-type="float" office:value="-0.00507284412831415" calcext:value-type="float">
            <text:p>-0.005072844128314</text:p>
          </table:table-cell>
          <table:table-cell office:value-type="float" office:value="0.327174897829944" calcext:value-type="float">
            <text:p>0.327174897829944</text:p>
          </table:table-cell>
          <table:table-cell office:value-type="float" office:value="-0.651074331686808" calcext:value-type="float">
            <text:p>-0.651074331686808</text:p>
          </table:table-cell>
          <table:table-cell office:value-type="float" office:value="-0.618739566428854" calcext:value-type="float">
            <text:p>-0.618739566428854</text:p>
          </table:table-cell>
          <table:table-cell office:value-type="float" office:value="0" calcext:value-type="float">
            <text:p>0</text:p>
          </table:table-cell>
          <table:table-cell office:value-type="float" office:value="0.333054978904006" calcext:value-type="float">
            <text:p>0.333054978904006</text:p>
          </table:table-cell>
          <table:table-cell office:value-type="float" office:value="0.64966720583715" calcext:value-type="float">
            <text:p>0.64966720583715</text:p>
          </table:table-cell>
          <table:table-cell office:value-type="float" office:value="0.316102596253524" calcext:value-type="float">
            <text:p>0.3161025962535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UM([.C86:.W86])" office:value-type="float" office:value="1.18741821930612E-015" calcext:value-type="float">
            <text:p>1.18741821930612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83841552832" calcext:value-type="float">
            <text:p>-0.000827783841553</text:p>
          </table:table-cell>
          <table:table-cell office:value-type="float" office:value="0" calcext:value-type="float">
            <text:p>0</text:p>
          </table:table-cell>
          <table:table-cell office:value-type="float" office:value="-0.00314265376536697" calcext:value-type="float">
            <text:p>-0.003142653765367</text:p>
          </table:table-cell>
          <table:table-cell office:value-type="float" office:value="-0.00822668823552408" calcext:value-type="float">
            <text:p>-0.008226688235524</text:p>
          </table:table-cell>
          <table:table-cell office:value-type="float" office:value="0.337523562021367" calcext:value-type="float">
            <text:p>0.337523562021367</text:p>
          </table:table-cell>
          <table:table-cell office:value-type="float" office:value="-0.00126091406171854" calcext:value-type="float">
            <text:p>-0.001260914061719</text:p>
          </table:table-cell>
          <table:table-cell office:value-type="float" office:value="-0.00803178171840106" calcext:value-type="float">
            <text:p>-0.008031781718401</text:p>
          </table:table-cell>
          <table:table-cell office:value-type="float" office:value="-0.328201922692232" calcext:value-type="float">
            <text:p>-0.328201922692232</text:p>
          </table:table-cell>
          <table:table-cell office:value-type="float" office:value="-0.00460360750806156" calcext:value-type="float">
            <text:p>-0.004603607508062</text:p>
          </table:table-cell>
          <table:table-cell office:value-type="float" office:value="-0.00787301632936522" calcext:value-type="float">
            <text:p>-0.007873016329365</text:p>
          </table:table-cell>
          <table:table-cell office:value-type="float" office:value="-0.317801247488612" calcext:value-type="float">
            <text:p>-0.317801247488612</text:p>
          </table:table-cell>
          <table:table-cell office:value-type="float" office:value="-0.0106025265936284" calcext:value-type="float">
            <text:p>-0.010602526593628</text:p>
          </table:table-cell>
          <table:table-cell office:value-type="float" office:value="-0.00507233078280138" calcext:value-type="float">
            <text:p>-0.005072330782801</text:p>
          </table:table-cell>
          <table:table-cell office:value-type="float" office:value="0.329109793575946" calcext:value-type="float">
            <text:p>0.329109793575946</text:p>
          </table:table-cell>
          <table:table-cell office:value-type="float" office:value="-0.653950673902422" calcext:value-type="float">
            <text:p>-0.653950673902422</text:p>
          </table:table-cell>
          <table:table-cell office:value-type="float" office:value="-0.623788040528367" calcext:value-type="float">
            <text:p>-0.623788040528367</text:p>
          </table:table-cell>
          <table:table-cell office:value-type="float" office:value="0" calcext:value-type="float">
            <text:p>0</text:p>
          </table:table-cell>
          <table:table-cell office:value-type="float" office:value="0.334495443098888" calcext:value-type="float">
            <text:p>0.334495443098888</text:p>
          </table:table-cell>
          <table:table-cell office:value-type="float" office:value="0.653618794398714" calcext:value-type="float">
            <text:p>0.653618794398714</text:p>
          </table:table-cell>
          <table:table-cell office:value-type="float" office:value="0.318635594353139" calcext:value-type="float">
            <text:p>0.3186355943531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UM([.C87:.W87])" office:value-type="float" office:value="1.77418843505528E-015" calcext:value-type="float">
            <text:p>1.77418843505528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812652555162" calcext:value-type="float">
            <text:p>-0.000827812652555</text:p>
          </table:table-cell>
          <table:table-cell office:value-type="float" office:value="0" calcext:value-type="float">
            <text:p>0</text:p>
          </table:table-cell>
          <table:table-cell office:value-type="float" office:value="-0.00314285967456554" calcext:value-type="float">
            <text:p>-0.003142859674566</text:p>
          </table:table-cell>
          <table:table-cell office:value-type="float" office:value="-0.00822648199294611" calcext:value-type="float">
            <text:p>-0.008226481992946</text:p>
          </table:table-cell>
          <table:table-cell office:value-type="float" office:value="0.338811940312279" calcext:value-type="float">
            <text:p>0.338811940312279</text:p>
          </table:table-cell>
          <table:table-cell office:value-type="float" office:value="-0.00126091181481504" calcext:value-type="float">
            <text:p>-0.001260911814815</text:p>
          </table:table-cell>
          <table:table-cell office:value-type="float" office:value="-0.00803134327094726" calcext:value-type="float">
            <text:p>-0.008031343270947</text:p>
          </table:table-cell>
          <table:table-cell office:value-type="float" office:value="-0.32948990337655" calcext:value-type="float">
            <text:p>-0.32948990337655</text:p>
          </table:table-cell>
          <table:table-cell office:value-type="float" office:value="-0.00460359417604155" calcext:value-type="float">
            <text:p>-0.004603594176042</text:p>
          </table:table-cell>
          <table:table-cell office:value-type="float" office:value="-0.0078737301403787" calcext:value-type="float">
            <text:p>-0.007873730140379</text:p>
          </table:table-cell>
          <table:table-cell office:value-type="float" office:value="-0.31960570323587" calcext:value-type="float">
            <text:p>-0.31960570323587</text:p>
          </table:table-cell>
          <table:table-cell office:value-type="float" office:value="-0.0106027827865653" calcext:value-type="float">
            <text:p>-0.010602782786565</text:p>
          </table:table-cell>
          <table:table-cell office:value-type="float" office:value="-0.00507165428890872" calcext:value-type="float">
            <text:p>-0.005071654288909</text:p>
          </table:table-cell>
          <table:table-cell office:value-type="float" office:value="0.330913710429639" calcext:value-type="float">
            <text:p>0.330913710429639</text:p>
          </table:table-cell>
          <table:table-cell office:value-type="float" office:value="-0.656611281629682" calcext:value-type="float">
            <text:p>-0.656611281629682</text:p>
          </table:table-cell>
          <table:table-cell office:value-type="float" office:value="-0.628531553584871" calcext:value-type="float">
            <text:p>-0.628531553584871</text:p>
          </table:table-cell>
          <table:table-cell office:value-type="float" office:value="0" calcext:value-type="float">
            <text:p>0</text:p>
          </table:table-cell>
          <table:table-cell office:value-type="float" office:value="0.335829091278126" calcext:value-type="float">
            <text:p>0.335829091278126</text:p>
          </table:table-cell>
          <table:table-cell office:value-type="float" office:value="0.65731061410591" calcext:value-type="float">
            <text:p>0.65731061410591</text:p>
          </table:table-cell>
          <table:table-cell office:value-type="float" office:value="0.321014256498744" calcext:value-type="float">
            <text:p>0.3210142564987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UM([.C88:.W88])" office:value-type="float" office:value="8.05670634373978E-016" calcext:value-type="float">
            <text:p>8.05670634373978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41449509952" calcext:value-type="float">
            <text:p>-0.00082784144951</text:p>
          </table:table-cell>
          <table:table-cell office:value-type="float" office:value="0" calcext:value-type="float">
            <text:p>0</text:p>
          </table:table-cell>
          <table:table-cell office:value-type="float" office:value="-0.00314306558382432" calcext:value-type="float">
            <text:p>-0.003143065583824</text:p>
          </table:table-cell>
          <table:table-cell office:value-type="float" office:value="-0.00822623615869612" calcext:value-type="float">
            <text:p>-0.008226236158696</text:p>
          </table:table-cell>
          <table:table-cell office:value-type="float" office:value="0.339997278257256" calcext:value-type="float">
            <text:p>0.339997278257256</text:p>
          </table:table-cell>
          <table:table-cell office:value-type="float" office:value="-0.00126090956782155" calcext:value-type="float">
            <text:p>-0.001260909567822</text:p>
          </table:table-cell>
          <table:table-cell office:value-type="float" office:value="-0.00803090479413488" calcext:value-type="float">
            <text:p>-0.008030904794135</text:p>
          </table:table-cell>
          <table:table-cell office:value-type="float" office:value="-0.330674880129313" calcext:value-type="float">
            <text:p>-0.330674880129313</text:p>
          </table:table-cell>
          <table:table-cell office:value-type="float" office:value="-0.00460358079218693" calcext:value-type="float">
            <text:p>-0.004603580792187</text:p>
          </table:table-cell>
          <table:table-cell office:value-type="float" office:value="-0.00787444374878647" calcext:value-type="float">
            <text:p>-0.007874443748786</text:p>
          </table:table-cell>
          <table:table-cell office:value-type="float" office:value="-0.32128513991377" calcext:value-type="float">
            <text:p>-0.32128513991377</text:p>
          </table:table-cell>
          <table:table-cell office:value-type="float" office:value="-0.0106029554010929" calcext:value-type="float">
            <text:p>-0.010602955401093</text:p>
          </table:table-cell>
          <table:table-cell office:value-type="float" office:value="-0.00507082491830312" calcext:value-type="float">
            <text:p>-0.005070824918303</text:p>
          </table:table-cell>
          <table:table-cell office:value-type="float" office:value="0.332592579624922" calcext:value-type="float">
            <text:p>0.332592579624922</text:p>
          </table:table-cell>
          <table:table-cell office:value-type="float" office:value="-0.659066082869948" calcext:value-type="float">
            <text:p>-0.659066082869948</text:p>
          </table:table-cell>
          <table:table-cell office:value-type="float" office:value="-0.632982878108352" calcext:value-type="float">
            <text:p>-0.632982878108352</text:p>
          </table:table-cell>
          <table:table-cell office:value-type="float" office:value="0" calcext:value-type="float">
            <text:p>0</text:p>
          </table:table-cell>
          <table:table-cell office:value-type="float" office:value="0.337060775303815" calcext:value-type="float">
            <text:p>0.337060775303815</text:p>
          </table:table-cell>
          <table:table-cell office:value-type="float" office:value="0.660753976434417" calcext:value-type="float">
            <text:p>0.660753976434417</text:p>
          </table:table-cell>
          <table:table-cell office:value-type="float" office:value="0.32324513381533" calcext:value-type="float">
            <text:p>0.323245133815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UM([.C89:.W89])" office:value-type="float" office:value="1.35991478494857E-015" calcext:value-type="float">
            <text:p>1.35991478494857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870233421707" calcext:value-type="float">
            <text:p>-0.000827870233422</text:p>
          </table:table-cell>
          <table:table-cell office:value-type="float" office:value="0" calcext:value-type="float">
            <text:p>0</text:p>
          </table:table-cell>
          <table:table-cell office:value-type="float" office:value="-0.00314327149314756" calcext:value-type="float">
            <text:p>-0.003143271493148</text:p>
          </table:table-cell>
          <table:table-cell office:value-type="float" office:value="-0.00822595344438419" calcext:value-type="float">
            <text:p>-0.008225953444384</text:p>
          </table:table-cell>
          <table:table-cell office:value-type="float" office:value="0.341084453969597" calcext:value-type="float">
            <text:p>0.341084453969597</text:p>
          </table:table-cell>
          <table:table-cell office:value-type="float" office:value="-0.00126090732074112" calcext:value-type="float">
            <text:p>-0.001260907320741</text:p>
          </table:table-cell>
          <table:table-cell office:value-type="float" office:value="-0.00803046629023816" calcext:value-type="float">
            <text:p>-0.008030466290238</text:p>
          </table:table-cell>
          <table:table-cell office:value-type="float" office:value="-0.331761729440139" calcext:value-type="float">
            <text:p>-0.331761729440139</text:p>
          </table:table-cell>
          <table:table-cell office:value-type="float" office:value="-0.00460356736024839" calcext:value-type="float">
            <text:p>-0.004603567360248</text:p>
          </table:table-cell>
          <table:table-cell office:value-type="float" office:value="-0.00787515716989236" calcext:value-type="float">
            <text:p>-0.007875157169892</text:p>
          </table:table-cell>
          <table:table-cell office:value-type="float" office:value="-0.32284525177243" calcext:value-type="float">
            <text:p>-0.32284525177243</text:p>
          </table:table-cell>
          <table:table-cell office:value-type="float" office:value="-0.0106030496143831" calcext:value-type="float">
            <text:p>-0.010603049614383</text:p>
          </table:table-cell>
          <table:table-cell office:value-type="float" office:value="-0.00506985237202" calcext:value-type="float">
            <text:p>-0.00506985237202</text:p>
          </table:table-cell>
          <table:table-cell office:value-type="float" office:value="0.334152098220393" calcext:value-type="float">
            <text:p>0.334152098220393</text:p>
          </table:table-cell>
          <table:table-cell office:value-type="float" office:value="-0.6613245866553" calcext:value-type="float">
            <text:p>-0.6613245866553</text:p>
          </table:table-cell>
          <table:table-cell office:value-type="float" office:value="-0.637154398294116" calcext:value-type="float">
            <text:p>-0.637154398294116</text:p>
          </table:table-cell>
          <table:table-cell office:value-type="float" office:value="0" calcext:value-type="float">
            <text:p>0</text:p>
          </table:table-cell>
          <table:table-cell office:value-type="float" office:value="0.33819514724201" calcext:value-type="float">
            <text:p>0.33819514724201</text:p>
          </table:table-cell>
          <table:table-cell office:value-type="float" office:value="0.66395979125725" calcext:value-type="float">
            <text:p>0.66395979125725</text:p>
          </table:table-cell>
          <table:table-cell office:value-type="float" office:value="0.325334570771213" calcext:value-type="float">
            <text:p>0.3253345707712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UM([.C90:.W90])" office:value-type="float" office:value="1.86591193884755E-016" calcext:value-type="float">
            <text:p>1.86591193884755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81285323994" calcext:value-type="float">
            <text:p>-0.000827781285324</text:p>
          </table:table-cell>
          <table:table-cell office:value-type="float" office:value="0" calcext:value-type="float">
            <text:p>0</text:p>
          </table:table-cell>
          <table:table-cell office:value-type="float" office:value="-0.00314304540360188" calcext:value-type="float">
            <text:p>-0.003143045403602</text:p>
          </table:table-cell>
          <table:table-cell office:value-type="float" office:value="-0.00822527643033139" calcext:value-type="float">
            <text:p>-0.008225276430331</text:p>
          </table:table-cell>
          <table:table-cell office:value-type="float" office:value="0.342078331882137" calcext:value-type="float">
            <text:p>0.342078331882137</text:p>
          </table:table-cell>
          <table:table-cell office:value-type="float" office:value="-0.00126090829308681" calcext:value-type="float">
            <text:p>-0.001260908293087</text:p>
          </table:table-cell>
          <table:table-cell office:value-type="float" office:value="-0.00803109107366619" calcext:value-type="float">
            <text:p>-0.008031091073666</text:p>
          </table:table-cell>
          <table:table-cell office:value-type="float" office:value="-0.332755149900203" calcext:value-type="float">
            <text:p>-0.332755149900203</text:p>
          </table:table-cell>
          <table:table-cell office:value-type="float" office:value="-0.00460357266008397" calcext:value-type="float">
            <text:p>-0.004603572660084</text:p>
          </table:table-cell>
          <table:table-cell office:value-type="float" office:value="-0.00787353181535241" calcext:value-type="float">
            <text:p>-0.007873531815352</text:p>
          </table:table-cell>
          <table:table-cell office:value-type="float" office:value="-0.32429184397799" calcext:value-type="float">
            <text:p>-0.32429184397799</text:p>
          </table:table-cell>
          <table:table-cell office:value-type="float" office:value="-0.0106027471752601" calcext:value-type="float">
            <text:p>-0.01060274717526</text:p>
          </table:table-cell>
          <table:table-cell office:value-type="float" office:value="-0.00507347042957297" calcext:value-type="float">
            <text:p>-0.005073470429573</text:p>
          </table:table-cell>
          <table:table-cell office:value-type="float" office:value="0.335597524698044" calcext:value-type="float">
            <text:p>0.335597524698044</text:p>
          </table:table-cell>
          <table:table-cell office:value-type="float" office:value="-0.663396187397088" calcext:value-type="float">
            <text:p>-0.663396187397088</text:p>
          </table:table-cell>
          <table:table-cell office:value-type="float" office:value="-0.641055168600352" calcext:value-type="float">
            <text:p>-0.641055168600352</text:p>
          </table:table-cell>
          <table:table-cell office:value-type="float" office:value="0" calcext:value-type="float">
            <text:p>0</text:p>
          </table:table-cell>
          <table:table-cell office:value-type="float" office:value="0.339236655933559" calcext:value-type="float">
            <text:p>0.339236655933559</text:p>
          </table:table-cell>
          <table:table-cell office:value-type="float" office:value="0.666938559410377" calcext:value-type="float">
            <text:p>0.666938559410377</text:p>
          </table:table-cell>
          <table:table-cell office:value-type="float" office:value="0.327288702517796" calcext:value-type="float">
            <text:p>0.3272887025177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UM([.C91:.W91])" office:value-type="float" office:value="-1.346579098227E-015" calcext:value-type="float">
            <text:p>-1.346579098227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810046001146" calcext:value-type="float">
            <text:p>-0.000827810046001</text:p>
          </table:table-cell>
          <table:table-cell office:value-type="float" office:value="0" calcext:value-type="float">
            <text:p>0</text:p>
          </table:table-cell>
          <table:table-cell office:value-type="float" office:value="-0.00314325131283328" calcext:value-type="float">
            <text:p>-0.003143251312833</text:p>
          </table:table-cell>
          <table:table-cell office:value-type="float" office:value="-0.0082249274104078" calcext:value-type="float">
            <text:p>-0.008224927410408</text:p>
          </table:table-cell>
          <table:table-cell office:value-type="float" office:value="0.342982949639373" calcext:value-type="float">
            <text:p>0.342982949639373</text:p>
          </table:table-cell>
          <table:table-cell office:value-type="float" office:value="-0.00126090604591183" calcext:value-type="float">
            <text:p>-0.001260906045912</text:p>
          </table:table-cell>
          <table:table-cell office:value-type="float" office:value="-0.00803065252833924" calcext:value-type="float">
            <text:p>-0.008030652528339</text:p>
          </table:table-cell>
          <table:table-cell office:value-type="float" office:value="-0.333659506234914" calcext:value-type="float">
            <text:p>-0.333659506234914</text:p>
          </table:table-cell>
          <table:table-cell office:value-type="float" office:value="-0.00460355914228501" calcext:value-type="float">
            <text:p>-0.004603559142285</text:p>
          </table:table-cell>
          <table:table-cell office:value-type="float" office:value="-0.00787424489625173" calcext:value-type="float">
            <text:p>-0.007874244896252</text:p>
          </table:table-cell>
          <table:table-cell office:value-type="float" office:value="-0.325629467180142" calcext:value-type="float">
            <text:p>-0.325629467180142</text:p>
          </table:table-cell>
          <table:table-cell office:value-type="float" office:value="-0.0106026989484333" calcext:value-type="float">
            <text:p>-0.010602698948433</text:p>
          </table:table-cell>
          <table:table-cell office:value-type="float" office:value="-0.00507223865742193" calcext:value-type="float">
            <text:p>-0.005072238657422</text:p>
          </table:table-cell>
          <table:table-cell office:value-type="float" office:value="0.33693451069145" calcext:value-type="float">
            <text:p>0.33693451069145</text:p>
          </table:table-cell>
          <table:table-cell office:value-type="float" office:value="-0.665289008215257" calcext:value-type="float">
            <text:p>-0.665289008215257</text:p>
          </table:table-cell>
          <table:table-cell office:value-type="float" office:value="-0.644702634200531" calcext:value-type="float">
            <text:p>-0.644702634200531</text:p>
          </table:table-cell>
          <table:table-cell office:value-type="float" office:value="0" calcext:value-type="float">
            <text:p>0</text:p>
          </table:table-cell>
          <table:table-cell office:value-type="float" office:value="0.340189587244846" calcext:value-type="float">
            <text:p>0.340189587244846</text:p>
          </table:table-cell>
          <table:table-cell office:value-type="float" office:value="0.669700410347881" calcext:value-type="float">
            <text:p>0.669700410347881</text:p>
          </table:table-cell>
          <table:table-cell office:value-type="float" office:value="0.329113446895178" calcext:value-type="float">
            <text:p>0.3291134468951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UM([.C92:.W92])" office:value-type="float" office:value="-2.66171633345191E-016" calcext:value-type="float">
            <text:p>-2.66171633345191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38796284663" calcext:value-type="float">
            <text:p>-0.000827838796285</text:p>
          </table:table-cell>
          <table:table-cell office:value-type="float" office:value="0" calcext:value-type="float">
            <text:p>0</text:p>
          </table:table-cell>
          <table:table-cell office:value-type="float" office:value="-0.0031434572221384" calcext:value-type="float">
            <text:p>-0.003143457222138</text:p>
          </table:table-cell>
          <table:table-cell office:value-type="float" office:value="-0.00822454868292913" calcext:value-type="float">
            <text:p>-0.008224548682929</text:p>
          </table:table-cell>
          <table:table-cell office:value-type="float" office:value="0.343802762411431" calcext:value-type="float">
            <text:p>0.343802762411431</text:p>
          </table:table-cell>
          <table:table-cell office:value-type="float" office:value="-0.00126090379865771" calcext:value-type="float">
            <text:p>-0.001260903798658</text:p>
          </table:table-cell>
          <table:table-cell office:value-type="float" office:value="-0.0080302139618512" calcext:value-type="float">
            <text:p>-0.008030213961851</text:p>
          </table:table-cell>
          <table:table-cell office:value-type="float" office:value="-0.334479087900769" calcext:value-type="float">
            <text:p>-0.334479087900769</text:p>
          </table:table-cell>
          <table:table-cell office:value-type="float" office:value="-0.0046035455862912" calcext:value-type="float">
            <text:p>-0.004603545586291</text:p>
          </table:table-cell>
          <table:table-cell office:value-type="float" office:value="-0.00787495783014973" calcext:value-type="float">
            <text:p>-0.00787495783015</text:p>
          </table:table-cell>
          <table:table-cell office:value-type="float" office:value="-0.326863489751872" calcext:value-type="float">
            <text:p>-0.326863489751872</text:p>
          </table:table-cell>
          <table:table-cell office:value-type="float" office:value="-0.0106025861540149" calcext:value-type="float">
            <text:p>-0.010602586154015</text:p>
          </table:table-cell>
          <table:table-cell office:value-type="float" office:value="-0.0050708896403512" calcext:value-type="float">
            <text:p>-0.005070889640351</text:p>
          </table:table-cell>
          <table:table-cell office:value-type="float" office:value="0.338167877529968" calcext:value-type="float">
            <text:p>0.338167877529968</text:p>
          </table:table-cell>
          <table:table-cell office:value-type="float" office:value="-0.667011670775764" calcext:value-type="float">
            <text:p>-0.667011670775764</text:p>
          </table:table-cell>
          <table:table-cell office:value-type="float" office:value="-0.648105037988204" calcext:value-type="float">
            <text:p>-0.648105037988204</text:p>
          </table:table-cell>
          <table:table-cell office:value-type="float" office:value="0" calcext:value-type="float">
            <text:p>0</text:p>
          </table:table-cell>
          <table:table-cell office:value-type="float" office:value="0.341058019355307" calcext:value-type="float">
            <text:p>0.341058019355307</text:p>
          </table:table-cell>
          <table:table-cell office:value-type="float" office:value="0.672255056781826" calcext:value-type="float">
            <text:p>0.672255056781826</text:p>
          </table:table-cell>
          <table:table-cell office:value-type="float" office:value="0.330814512010745" calcext:value-type="float">
            <text:p>0.3308145120107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UM([.C93:.W93])" office:value-type="float" office:value="-2.8948198005363E-017" calcext:value-type="float">
            <text:p>-2.8948198005363E-17</text:p>
          </table:table-cell>
          <table:table-cell office:value-type="float" office:value="0" calcext:value-type="float">
            <text:p>0</text:p>
          </table:table-cell>
          <table:table-cell office:value-type="float" office:value="-0.000827867536947442" calcext:value-type="float">
            <text:p>-0.000827867536947</text:p>
          </table:table-cell>
          <table:table-cell office:value-type="float" office:value="0" calcext:value-type="float">
            <text:p>0</text:p>
          </table:table-cell>
          <table:table-cell office:value-type="float" office:value="-0.00314366313152037" calcext:value-type="float">
            <text:p>-0.00314366313152</text:p>
          </table:table-cell>
          <table:table-cell office:value-type="float" office:value="-0.00822414234945796" calcext:value-type="float">
            <text:p>-0.008224142349458</text:p>
          </table:table-cell>
          <table:table-cell office:value-type="float" office:value="0.34454182337746" calcext:value-type="float">
            <text:p>0.34454182337746</text:p>
          </table:table-cell>
          <table:table-cell office:value-type="float" office:value="-0.0012609015513267" calcext:value-type="float">
            <text:p>-0.001260901551327</text:p>
          </table:table-cell>
          <table:table-cell office:value-type="float" office:value="-0.00802977537590849" calcext:value-type="float">
            <text:p>-0.008029775375908</text:p>
          </table:table-cell>
          <table:table-cell office:value-type="float" office:value="-0.335217946710023" calcext:value-type="float">
            <text:p>-0.335217946710023</text:p>
          </table:table-cell>
          <table:table-cell office:value-type="float" office:value="-0.00460353199499509" calcext:value-type="float">
            <text:p>-0.004603531994995</text:p>
          </table:table-cell>
          <table:table-cell office:value-type="float" office:value="-0.00787567062878805" calcext:value-type="float">
            <text:p>-0.007875670628788</text:p>
          </table:table-cell>
          <table:table-cell office:value-type="float" office:value="-0.327998718029089" calcext:value-type="float">
            <text:p>-0.327998718029089</text:p>
          </table:table-cell>
          <table:table-cell office:value-type="float" office:value="-0.0106024128873382" calcext:value-type="float">
            <text:p>-0.010602412887338</text:p>
          </table:table-cell>
          <table:table-cell office:value-type="float" office:value="-0.00506943105182572" calcext:value-type="float">
            <text:p>-0.005069431051826</text:p>
          </table:table-cell>
          <table:table-cell office:value-type="float" office:value="0.339302433621289" calcext:value-type="float">
            <text:p>0.339302433621289</text:p>
          </table:table-cell>
          <table:table-cell office:value-type="float" office:value="-0.66857213606336" calcext:value-type="float">
            <text:p>-0.66857213606336</text:p>
          </table:table-cell>
          <table:table-cell office:value-type="float" office:value="-0.651273149130961" calcext:value-type="float">
            <text:p>-0.651273149130961</text:p>
          </table:table-cell>
          <table:table-cell office:value-type="float" office:value="0" calcext:value-type="float">
            <text:p>0</text:p>
          </table:table-cell>
          <table:table-cell office:value-type="float" office:value="0.341845861837712" calcext:value-type="float">
            <text:p>0.341845861837712</text:p>
          </table:table-cell>
          <table:table-cell office:value-type="float" office:value="0.674611835183437" calcext:value-type="float">
            <text:p>0.674611835183437</text:p>
          </table:table-cell>
          <table:table-cell office:value-type="float" office:value="0.332397392421643" calcext:value-type="float">
            <text:p>0.3323973924216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UM([.C94:.W94])" office:value-type="float" office:value="-1.55084278752327E-015" calcext:value-type="float">
            <text:p>-1.55084278752327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80574379041" calcext:value-type="float">
            <text:p>-0.000827780574379</text:p>
          </table:table-cell>
          <table:table-cell office:value-type="float" office:value="0" calcext:value-type="float">
            <text:p>0</text:p>
          </table:table-cell>
          <table:table-cell office:value-type="float" office:value="-0.00314344223242474" calcext:value-type="float">
            <text:p>-0.003143442232425</text:p>
          </table:table-cell>
          <table:table-cell office:value-type="float" office:value="-0.00822337088413548" calcext:value-type="float">
            <text:p>-0.008223370884135</text:p>
          </table:table-cell>
          <table:table-cell office:value-type="float" office:value="0.345204184503093" calcext:value-type="float">
            <text:p>0.345204184503093</text:p>
          </table:table-cell>
          <table:table-cell office:value-type="float" office:value="-0.00126090249854833" calcext:value-type="float">
            <text:p>-0.001260902498548</text:p>
          </table:table-cell>
          <table:table-cell office:value-type="float" office:value="-0.00803038587641536" calcext:value-type="float">
            <text:p>-0.008030385876415</text:p>
          </table:table-cell>
          <table:table-cell office:value-type="float" office:value="-0.335879968637485" calcext:value-type="float">
            <text:p>-0.335879968637485</text:p>
          </table:table-cell>
          <table:table-cell office:value-type="float" office:value="-0.00460353628091093" calcext:value-type="float">
            <text:p>-0.004603536280911</text:p>
          </table:table-cell>
          <table:table-cell office:value-type="float" office:value="-0.00787408132794077" calcext:value-type="float">
            <text:p>-0.007874081327941</text:p>
          </table:table-cell>
          <table:table-cell office:value-type="float" office:value="-0.329040065412321" calcext:value-type="float">
            <text:p>-0.329040065412321</text:p>
          </table:table-cell>
          <table:table-cell office:value-type="float" office:value="-0.0106011140854818" calcext:value-type="float">
            <text:p>-0.010601114085482</text:p>
          </table:table-cell>
          <table:table-cell office:value-type="float" office:value="-0.00507250568128419" calcext:value-type="float">
            <text:p>-0.005072505681284</text:p>
          </table:table-cell>
          <table:table-cell office:value-type="float" office:value="0.340342555264924" calcext:value-type="float">
            <text:p>0.340342555264924</text:p>
          </table:table-cell>
          <table:table-cell office:value-type="float" office:value="-0.669978976055709" calcext:value-type="float">
            <text:p>-0.669978976055709</text:p>
          </table:table-cell>
          <table:table-cell office:value-type="float" office:value="-0.654214455355693" calcext:value-type="float">
            <text:p>-0.654214455355693</text:p>
          </table:table-cell>
          <table:table-cell office:value-type="float" office:value="0" calcext:value-type="float">
            <text:p>0</text:p>
          </table:table-cell>
          <table:table-cell office:value-type="float" office:value="0.342556808491359" calcext:value-type="float">
            <text:p>0.342556808491359</text:p>
          </table:table-cell>
          <table:table-cell office:value-type="float" office:value="0.676779661037092" calcext:value-type="float">
            <text:p>0.676779661037092</text:p>
          </table:table-cell>
          <table:table-cell office:value-type="float" office:value="0.333867375606259" calcext:value-type="float">
            <text:p>0.3338673756062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UM([.C95:.W95])" office:value-type="float" office:value="-1.63714528045311E-016" calcext:value-type="float">
            <text:p>-1.63714528045311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09298015955" calcext:value-type="float">
            <text:p>-0.000827809298016</text:p>
          </table:table-cell>
          <table:table-cell office:value-type="float" office:value="0" calcext:value-type="float">
            <text:p>0</text:p>
          </table:table-cell>
          <table:table-cell office:value-type="float" office:value="-0.00314364814173973" calcext:value-type="float">
            <text:p>-0.00314364814174</text:p>
          </table:table-cell>
          <table:table-cell office:value-type="float" office:value="-0.00822291511181556" calcext:value-type="float">
            <text:p>-0.008222915111816</text:p>
          </table:table-cell>
          <table:table-cell office:value-type="float" office:value="0.345793159963014" calcext:value-type="float">
            <text:p>0.345793159963014</text:p>
          </table:table-cell>
          <table:table-cell office:value-type="float" office:value="-0.00126090025114062" calcext:value-type="float">
            <text:p>-0.001260900251141</text:p>
          </table:table-cell>
          <table:table-cell office:value-type="float" office:value="-0.00802994726266078" calcext:value-type="float">
            <text:p>-0.008029947262661</text:p>
          </table:table-cell>
          <table:table-cell office:value-type="float" office:value="-0.33646879597133" calcext:value-type="float">
            <text:p>-0.33646879597133</text:p>
          </table:table-cell>
          <table:table-cell office:value-type="float" office:value="-0.0046035226269354" calcext:value-type="float">
            <text:p>-0.004603522626935</text:p>
          </table:table-cell>
          <table:table-cell office:value-type="float" office:value="-0.00787479388072469" calcext:value-type="float">
            <text:p>-0.007874793880725</text:p>
          </table:table-cell>
          <table:table-cell office:value-type="float" office:value="-0.329991298424776" calcext:value-type="float">
            <text:p>-0.329991298424776</text:p>
          </table:table-cell>
          <table:table-cell office:value-type="float" office:value="-0.0106008312026414" calcext:value-type="float">
            <text:p>-0.010600831202641</text:p>
          </table:table-cell>
          <table:table-cell office:value-type="float" office:value="-0.00507084936763096" calcext:value-type="float">
            <text:p>-0.005070849367631</text:p>
          </table:table-cell>
          <table:table-cell office:value-type="float" office:value="0.341293088790075" calcext:value-type="float">
            <text:p>0.341293088790075</text:p>
          </table:table-cell>
          <table:table-cell office:value-type="float" office:value="-0.671237524721783" calcext:value-type="float">
            <text:p>-0.671237524721783</text:p>
          </table:table-cell>
          <table:table-cell office:value-type="float" office:value="-0.656944682843592" calcext:value-type="float">
            <text:p>-0.656944682843592</text:p>
          </table:table-cell>
          <table:table-cell office:value-type="float" office:value="0" calcext:value-type="float">
            <text:p>0</text:p>
          </table:table-cell>
          <table:table-cell office:value-type="float" office:value="0.343194522729031" calcext:value-type="float">
            <text:p>0.343194522729031</text:p>
          </table:table-cell>
          <table:table-cell office:value-type="float" office:value="0.678767214921213" calcext:value-type="float">
            <text:p>0.678767214921213</text:p>
          </table:table-cell>
          <table:table-cell office:value-type="float" office:value="0.335229532701453" calcext:value-type="float">
            <text:p>0.3352295327014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UM([.C96:.W96])" office:value-type="float" office:value="-7.39209041200617E-016" calcext:value-type="float">
            <text:p>-7.39209041200617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38014069566" calcext:value-type="float">
            <text:p>-0.00082783801407</text:p>
          </table:table-cell>
          <table:table-cell office:value-type="float" office:value="0" calcext:value-type="float">
            <text:p>0</text:p>
          </table:table-cell>
          <table:table-cell office:value-type="float" office:value="-0.003143854051138" calcext:value-type="float">
            <text:p>-0.003143854051138</text:p>
          </table:table-cell>
          <table:table-cell office:value-type="float" office:value="-0.00822243729013664" calcext:value-type="float">
            <text:p>-0.008222437290137</text:p>
          </table:table-cell>
          <table:table-cell office:value-type="float" office:value="0.346312455047955" calcext:value-type="float">
            <text:p>0.346312455047955</text:p>
          </table:table-cell>
          <table:table-cell office:value-type="float" office:value="-0.00126089800366243" calcext:value-type="float">
            <text:p>-0.001260898003662</text:p>
          </table:table-cell>
          <table:table-cell office:value-type="float" office:value="-0.00802950863389024" calcext:value-type="float">
            <text:p>-0.00802950863389</text:p>
          </table:table-cell>
          <table:table-cell office:value-type="float" office:value="-0.336987968121369" calcext:value-type="float">
            <text:p>-0.336987968121369</text:p>
          </table:table-cell>
          <table:table-cell office:value-type="float" office:value="-0.00460350894527409" calcext:value-type="float">
            <text:p>-0.004603508945274</text:p>
          </table:table-cell>
          <table:table-cell office:value-type="float" office:value="-0.00787550632908802" calcext:value-type="float">
            <text:p>-0.007875506329088</text:p>
          </table:table-cell>
          <table:table-cell office:value-type="float" office:value="-0.330856941462111" calcext:value-type="float">
            <text:p>-0.330856941462111</text:p>
          </table:table-cell>
          <table:table-cell office:value-type="float" office:value="-0.0106004987805946" calcext:value-type="float">
            <text:p>-0.010600498780595</text:p>
          </table:table-cell>
          <table:table-cell office:value-type="float" office:value="-0.00506910392043403" calcext:value-type="float">
            <text:p>-0.005069103920434</text:p>
          </table:table-cell>
          <table:table-cell office:value-type="float" office:value="0.342158021222147" calcext:value-type="float">
            <text:p>0.342158021222147</text:p>
          </table:table-cell>
          <table:table-cell office:value-type="float" office:value="-0.672355691816052" calcext:value-type="float">
            <text:p>-0.672355691816052</text:p>
          </table:table-cell>
          <table:table-cell office:value-type="float" office:value="-0.659470529893595" calcext:value-type="float">
            <text:p>-0.659470529893595</text:p>
          </table:table-cell>
          <table:table-cell office:value-type="float" office:value="0" calcext:value-type="float">
            <text:p>0</text:p>
          </table:table-cell>
          <table:table-cell office:value-type="float" office:value="0.343762378373778" calcext:value-type="float">
            <text:p>0.343762378373778</text:p>
          </table:table-cell>
          <table:table-cell office:value-type="float" office:value="0.680582690020454" calcext:value-type="float">
            <text:p>0.680582690020454</text:p>
          </table:table-cell>
          <table:table-cell office:value-type="float" office:value="0.33648874059708" calcext:value-type="float">
            <text:p>0.336488740597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UM([.C97:.W97])" office:value-type="float" office:value="1.04538773471052E-015" calcext:value-type="float">
            <text:p>1.04538773471052E-15</text:p>
          </table:table-cell>
          <table:table-cell office:value-type="float" office:value="0" calcext:value-type="float">
            <text:p>0</text:p>
          </table:table-cell>
          <table:table-cell office:value-type="float" office:value="-0.000827749050641378" calcext:value-type="float">
            <text:p>-0.000827749050641</text:p>
          </table:table-cell>
          <table:table-cell office:value-type="float" office:value="0" calcext:value-type="float">
            <text:p>0</text:p>
          </table:table-cell>
          <table:table-cell office:value-type="float" office:value="-0.00314362810815619" calcext:value-type="float">
            <text:p>-0.003143628108156</text:p>
          </table:table-cell>
          <table:table-cell office:value-type="float" office:value="-0.00822157944477974" calcext:value-type="float">
            <text:p>-0.00822157944478</text:p>
          </table:table-cell>
          <table:table-cell office:value-type="float" office:value="0.346765603903729" calcext:value-type="float">
            <text:p>0.346765603903729</text:p>
          </table:table-cell>
          <table:table-cell office:value-type="float" office:value="-0.00126089897513507" calcext:value-type="float">
            <text:p>-0.001260898975135</text:p>
          </table:table-cell>
          <table:table-cell office:value-type="float" office:value="-0.00803013293090834" calcext:value-type="float">
            <text:p>-0.008030132930908</text:p>
          </table:table-cell>
          <table:table-cell office:value-type="float" office:value="-0.337440853782326" calcext:value-type="float">
            <text:p>-0.337440853782326</text:p>
          </table:table-cell>
          <table:table-cell office:value-type="float" office:value="-0.00460351396808175" calcext:value-type="float">
            <text:p>-0.004603513968082</text:p>
          </table:table-cell>
          <table:table-cell office:value-type="float" office:value="-0.0078738809731581" calcext:value-type="float">
            <text:p>-0.007873880973158</text:p>
          </table:table-cell>
          <table:table-cell office:value-type="float" office:value="-0.331641318460423" calcext:value-type="float">
            <text:p>-0.331641318460423</text:p>
          </table:table-cell>
          <table:table-cell office:value-type="float" office:value="-0.0105997534220974" calcext:value-type="float">
            <text:p>-0.010599753422097</text:p>
          </table:table-cell>
          <table:table-cell office:value-type="float" office:value="-0.00507199877219395" calcext:value-type="float">
            <text:p>-0.005071998772194</text:p>
          </table:table-cell>
          <table:table-cell office:value-type="float" office:value="0.342941128914888" calcext:value-type="float">
            <text:p>0.342941128914888</text:p>
          </table:table-cell>
          <table:table-cell office:value-type="float" office:value="-0.673340427245436" calcext:value-type="float">
            <text:p>-0.673340427245436</text:p>
          </table:table-cell>
          <table:table-cell office:value-type="float" office:value="-0.661798265119602" calcext:value-type="float">
            <text:p>-0.661798265119602</text:p>
          </table:table-cell>
          <table:table-cell office:value-type="float" office:value="0" calcext:value-type="float">
            <text:p>0</text:p>
          </table:table-cell>
          <table:table-cell office:value-type="float" office:value="0.344263625284615" calcext:value-type="float">
            <text:p>0.344263625284615</text:p>
          </table:table-cell>
          <table:table-cell office:value-type="float" office:value="0.682233963130885" calcext:value-type="float">
            <text:p>0.682233963130885</text:p>
          </table:table-cell>
          <table:table-cell office:value-type="float" office:value="0.337649679018823" calcext:value-type="float">
            <text:p>0.3376496790188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UM([.C98:.W98])" office:value-type="float" office:value="3.71772924945279E-016" calcext:value-type="float">
            <text:p>3.71772924945279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28429237415" calcext:value-type="float">
            <text:p>-0.000827828429237</text:p>
          </table:table-cell>
          <table:table-cell office:value-type="float" office:value="0" calcext:value-type="float">
            <text:p>0</text:p>
          </table:table-cell>
          <table:table-cell office:value-type="float" office:value="-0.00314364466461213" calcext:value-type="float">
            <text:p>-0.003143644664612</text:p>
          </table:table-cell>
          <table:table-cell office:value-type="float" office:value="-0.00822130710396992" calcext:value-type="float">
            <text:p>-0.00822130710397</text:p>
          </table:table-cell>
          <table:table-cell office:value-type="float" office:value="0.347155381562516" calcext:value-type="float">
            <text:p>0.347155381562516</text:p>
          </table:table-cell>
          <table:table-cell office:value-type="float" office:value="-0.00126089985098897" calcext:value-type="float">
            <text:p>-0.001260899850989</text:p>
          </table:table-cell>
          <table:table-cell office:value-type="float" office:value="-0.00802989536032337" calcext:value-type="float">
            <text:p>-0.008029895360323</text:p>
          </table:table-cell>
          <table:table-cell office:value-type="float" office:value="-0.337830624624268" calcext:value-type="float">
            <text:p>-0.337830624624268</text:p>
          </table:table-cell>
          <table:table-cell office:value-type="float" office:value="-0.00460352137214018" calcext:value-type="float">
            <text:p>-0.00460352137214</text:p>
          </table:table-cell>
          <table:table-cell office:value-type="float" office:value="-0.00787446432493917" calcext:value-type="float">
            <text:p>-0.007874464324939</text:p>
          </table:table-cell>
          <table:table-cell office:value-type="float" office:value="-0.332347722361369" calcext:value-type="float">
            <text:p>-0.332347722361369</text:p>
          </table:table-cell>
          <table:table-cell office:value-type="float" office:value="-0.0105987972795701" calcext:value-type="float">
            <text:p>-0.01059879727957</text:p>
          </table:table-cell>
          <table:table-cell office:value-type="float" office:value="-0.00506997280579832" calcext:value-type="float">
            <text:p>-0.005069972805798</text:p>
          </table:table-cell>
          <table:table-cell office:value-type="float" office:value="0.34364681848083" calcext:value-type="float">
            <text:p>0.34364681848083</text:p>
          </table:table-cell>
          <table:table-cell office:value-type="float" office:value="-0.674197870814404" calcext:value-type="float">
            <text:p>-0.674197870814404</text:p>
          </table:table-cell>
          <table:table-cell office:value-type="float" office:value="-0.663942460150642" calcext:value-type="float">
            <text:p>-0.663942460150642</text:p>
          </table:table-cell>
          <table:table-cell office:value-type="float" office:value="0" calcext:value-type="float">
            <text:p>0</text:p>
          </table:table-cell>
          <table:table-cell office:value-type="float" office:value="0.344701388928267" calcext:value-type="float">
            <text:p>0.344701388928267</text:p>
          </table:table-cell>
          <table:table-cell office:value-type="float" office:value="0.683728592874211" calcext:value-type="float">
            <text:p>0.683728592874211</text:p>
          </table:table-cell>
          <table:table-cell office:value-type="float" office:value="0.338716827296439" calcext:value-type="float">
            <text:p>0.3387168272964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UM([.C99:.W99])" office:value-type="float" office:value="2.03179487123784E-016" calcext:value-type="float">
            <text:p>2.03179487123784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786684084194" calcext:value-type="float">
            <text:p>-0.000827786684084</text:p>
          </table:table-cell>
          <table:table-cell office:value-type="float" office:value="0" calcext:value-type="float">
            <text:p>0</text:p>
          </table:table-cell>
          <table:table-cell office:value-type="float" office:value="-0.00314363596965702" calcext:value-type="float">
            <text:p>-0.003143635969657</text:p>
          </table:table-cell>
          <table:table-cell office:value-type="float" office:value="-0.00822067395870458" calcext:value-type="float">
            <text:p>-0.008220673958705</text:p>
          </table:table-cell>
          <table:table-cell office:value-type="float" office:value="0.347485213178493" calcext:value-type="float">
            <text:p>0.347485213178493</text:p>
          </table:table-cell>
          <table:table-cell office:value-type="float" office:value="-0.00126089950351308" calcext:value-type="float">
            <text:p>-0.001260899503513</text:p>
          </table:table-cell>
          <table:table-cell office:value-type="float" office:value="-0.00803000935080534" calcext:value-type="float">
            <text:p>-0.008030009350805</text:p>
          </table:table-cell>
          <table:table-cell office:value-type="float" office:value="-0.338160276218902" calcext:value-type="float">
            <text:p>-0.338160276218902</text:p>
          </table:table-cell>
          <table:table-cell office:value-type="float" office:value="-0.00460351777972454" calcext:value-type="float">
            <text:p>-0.004603517779725</text:p>
          </table:table-cell>
          <table:table-cell office:value-type="float" office:value="-0.00787417350385843" calcext:value-type="float">
            <text:p>-0.007874173503858</text:p>
          </table:table-cell>
          <table:table-cell office:value-type="float" office:value="-0.332980055326581" calcext:value-type="float">
            <text:p>-0.332980055326581</text:p>
          </table:table-cell>
          <table:table-cell office:value-type="float" office:value="-0.0105987445488137" calcext:value-type="float">
            <text:p>-0.010598744548814</text:p>
          </table:table-cell>
          <table:table-cell office:value-type="float" office:value="-0.00506983247014858" calcext:value-type="float">
            <text:p>-0.005069832470149</text:p>
          </table:table-cell>
          <table:table-cell office:value-type="float" office:value="0.344278254029973" calcext:value-type="float">
            <text:p>0.344278254029973</text:p>
          </table:table-cell>
          <table:table-cell office:value-type="float" office:value="-0.674933097616896" calcext:value-type="float">
            <text:p>-0.674933097616896</text:p>
          </table:table-cell>
          <table:table-cell office:value-type="float" office:value="-0.665907799246813" calcext:value-type="float">
            <text:p>-0.665907799246813</text:p>
          </table:table-cell>
          <table:table-cell office:value-type="float" office:value="0" calcext:value-type="float">
            <text:p>0</text:p>
          </table:table-cell>
          <table:table-cell office:value-type="float" office:value="0.345078704471078" calcext:value-type="float">
            <text:p>0.345078704471078</text:p>
          </table:table-cell>
          <table:table-cell office:value-type="float" office:value="0.685073858328987" calcext:value-type="float">
            <text:p>0.685073858328987</text:p>
          </table:table-cell>
          <table:table-cell office:value-type="float" office:value="0.339694472169971" calcext:value-type="float">
            <text:p>0.3396944721699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UM([.C100:.W100])" office:value-type="float" office:value="2.86012533101676E-016" calcext:value-type="float">
            <text:p>2.86012533101676E-16</text:p>
          </table:table-cell>
          <table:table-cell office:value-type="float" office:value="0" calcext:value-type="float">
            <text:p>0</text:p>
          </table:table-cell>
          <table:table-cell office:value-type="float" office:value="-0.00082786605130907" calcext:value-type="float">
            <text:p>-0.000827866051309</text:p>
          </table:table-cell>
          <table:table-cell office:value-type="float" office:value="0" calcext:value-type="float">
            <text:p>0</text:p>
          </table:table-cell>
          <table:table-cell office:value-type="float" office:value="-0.00314365252609654" calcext:value-type="float">
            <text:p>-0.003143652526097</text:p>
          </table:table-cell>
          <table:table-cell office:value-type="float" office:value="-0.00822036804522119" calcext:value-type="float">
            <text:p>-0.008220368045221</text:p>
          </table:table-cell>
          <table:table-cell office:value-type="float" office:value="0.347757728863592" calcext:value-type="float">
            <text:p>0.347757728863592</text:p>
          </table:table-cell>
          <table:table-cell office:value-type="float" office:value="-0.00126090037933174" calcext:value-type="float">
            <text:p>-0.001260900379332</text:p>
          </table:table-cell>
          <table:table-cell office:value-type="float" office:value="-0.00802977176345766" calcext:value-type="float">
            <text:p>-0.008029771763458</text:p>
          </table:table-cell>
          <table:table-cell office:value-type="float" office:value="-0.338432827885675" calcext:value-type="float">
            <text:p>-0.338432827885675</text:p>
          </table:table-cell>
          <table:table-cell office:value-type="float" office:value="-0.00460352514273422" calcext:value-type="float">
            <text:p>-0.004603525142734</text:p>
          </table:table-cell>
          <table:table-cell office:value-type="float" office:value="-0.00787475669917832" calcext:value-type="float">
            <text:p>-0.007874756699178</text:p>
          </table:table-cell>
          <table:table-cell office:value-type="float" office:value="-0.333541832459155" calcext:value-type="float">
            <text:p>-0.333541832459155</text:p>
          </table:table-cell>
          <table:table-cell office:value-type="float" office:value="-0.0105977103183616" calcext:value-type="float">
            <text:p>-0.010597710318362</text:p>
          </table:table-cell>
          <table:table-cell office:value-type="float" office:value="-0.00506766736351628" calcext:value-type="float">
            <text:p>-0.005067667363516</text:p>
          </table:table-cell>
          <table:table-cell office:value-type="float" office:value="0.344839304201558" calcext:value-type="float">
            <text:p>0.344839304201558</text:p>
          </table:table-cell>
          <table:table-cell office:value-type="float" office:value="-0.675553522945117" calcext:value-type="float">
            <text:p>-0.675553522945117</text:p>
          </table:table-cell>
          <table:table-cell office:value-type="float" office:value="-0.66770428093741" calcext:value-type="float">
            <text:p>-0.66770428093741</text:p>
          </table:table-cell>
          <table:table-cell office:value-type="float" office:value="0" calcext:value-type="float">
            <text:p>0</text:p>
          </table:table-cell>
          <table:table-cell office:value-type="float" office:value="0.345398321689024" calcext:value-type="float">
            <text:p>0.345398321689024</text:p>
          </table:table-cell>
          <table:table-cell office:value-type="float" office:value="0.686276589861787" calcext:value-type="float">
            <text:p>0.686276589861787</text:p>
          </table:table-cell>
          <table:table-cell office:value-type="float" office:value="0.340586737900603" calcext:value-type="float">
            <text:p>0.3405867379006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UM([.C101:.W101])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</table:table-row>
      </table:table>
      <table:table table:name="Sheet2_2" table:style-name="ta1">
        <table:shapes>
          <draw:frame draw:z-index="0" draw:style-name="gr1" draw:text-style-name="P1" svg:width="6.2988in" svg:height="3.5429in" svg:x="0.937in" svg:y="0.4476in">
            <draw:object draw:notify-on-update-of-ranges="Sheet2_2.A2:Sheet2_2.A101 Sheet2_2.B1:Sheet2_2.B1 Sheet2_2.B2:Sheet2_2.B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or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C2:.K2])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C3:.K3])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C4:.K4])" office:value-type="float" office:value="0.000000194533358243169" calcext:value-type="float">
            <text:p>1.94533358243169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0518515746250948" calcext:value-type="float">
            <text:p>5.18515746250948E-08</text:p>
          </table:table-cell>
          <table:table-cell office:value-type="float" office:value="-4.87528944008791E-024" calcext:value-type="float">
            <text:p>-4.87528944008791E-24</text:p>
          </table:table-cell>
          <table:table-cell office:value-type="float" office:value="3.26957498115723E-027" calcext:value-type="float">
            <text:p>3.26957498115723E-27</text:p>
          </table:table-cell>
          <table:table-cell office:value-type="float" office:value="0.00000003624854227404" calcext:value-type="float">
            <text:p>3.62485422740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0342516298809769" calcext:value-type="float">
            <text:p>3.42516298809769E-08</text:p>
          </table:table-cell>
          <table:table-cell office:value-type="float" office:value="0.000000053218361752762" calcext:value-type="float">
            <text:p>5.3218361752762E-08</text:p>
          </table:table-cell>
          <table:table-cell office:value-type="float" office:value="0.0000000189632497102955" calcext:value-type="float">
            <text:p>1.89632497102955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C5:.K5])" office:value-type="float" office:value="0.00000203957482886456" calcext:value-type="float">
            <text:p>2.039574828864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522646089366991" calcext:value-type="float">
            <text:p>5.22646089366991E-07</text:p>
          </table:table-cell>
          <table:table-cell office:value-type="float" office:value="-2.54585029024953E-023" calcext:value-type="float">
            <text:p>-2.54585029024953E-23</text:p>
          </table:table-cell>
          <table:table-cell office:value-type="float" office:value="1.14010708016155E-023" calcext:value-type="float">
            <text:p>1.14010708016155E-23</text:p>
          </table:table-cell>
          <table:table-cell office:value-type="float" office:value="0.000000370158639104044" calcext:value-type="float">
            <text:p>3.70158639104044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377423854537998" calcext:value-type="float">
            <text:p>3.77423854537998E-07</text:p>
          </table:table-cell>
          <table:table-cell office:value-type="float" office:value="0.000000573369288863265" calcext:value-type="float">
            <text:p>5.73369288863265E-07</text:p>
          </table:table-cell>
          <table:table-cell office:value-type="float" office:value="0.000000195976956992264" calcext:value-type="float">
            <text:p>1.95976956992264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C6:.K6])" office:value-type="float" office:value="0.00000800510826224982" calcext:value-type="float">
            <text:p>8.0051082622498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204615940461227" calcext:value-type="float">
            <text:p>2.04615940461227E-06</text:p>
          </table:table-cell>
          <table:table-cell office:value-type="float" office:value="1.81777349253465E-022" calcext:value-type="float">
            <text:p>1.81777349253465E-22</text:p>
          </table:table-cell>
          <table:table-cell office:value-type="float" office:value="-7.02032157888273E-023" calcext:value-type="float">
            <text:p>-7.02032157888273E-23</text:p>
          </table:table-cell>
          <table:table-cell office:value-type="float" office:value="0.00000145024898582041" calcext:value-type="float">
            <text:p>1.4502489858204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48600168301742" calcext:value-type="float">
            <text:p>1.48600168301742E-06</text:p>
          </table:table-cell>
          <table:table-cell office:value-type="float" office:value="0.00000225466836846161" calcext:value-type="float">
            <text:p>2.25466836846161E-06</text:p>
          </table:table-cell>
          <table:table-cell office:value-type="float" office:value="0.000000768029820338112" calcext:value-type="float">
            <text:p>7.6802982033811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C7:.K7])" office:value-type="float" office:value="0.0000206625629680743" calcext:value-type="float">
            <text:p>2.0662562968074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528686230271868" calcext:value-type="float">
            <text:p>5.28686230271868E-06</text:p>
          </table:table-cell>
          <table:table-cell office:value-type="float" office:value="-4.16355386456266E-022" calcext:value-type="float">
            <text:p>-4.16355386456266E-22</text:p>
          </table:table-cell>
          <table:table-cell office:value-type="float" office:value="4.92176970030851E-022" calcext:value-type="float">
            <text:p>4.92176970030851E-22</text:p>
          </table:table-cell>
          <table:table-cell office:value-type="float" office:value="0.000003744936212005" calcext:value-type="float">
            <text:p>3.74493621200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383202402539427" calcext:value-type="float">
            <text:p>3.83202402539427E-06</text:p>
          </table:table-cell>
          <table:table-cell office:value-type="float" office:value="0.00000581589122896311" calcext:value-type="float">
            <text:p>5.81589122896311E-06</text:p>
          </table:table-cell>
          <table:table-cell office:value-type="float" office:value="0.00000198284919899321" calcext:value-type="float">
            <text:p>1.98284919899321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C8:.K8])" office:value-type="float" office:value="0.0000426254666134824" calcext:value-type="float">
            <text:p>4.26254666134824E-05</text:p>
          </table:table-cell>
          <table:table-cell office:value-type="float" office:value="0" calcext:value-type="float">
            <text:p>0</text:p>
          </table:table-cell>
          <table:table-cell office:value-type="float" office:value="0.0000109123328377301" calcext:value-type="float">
            <text:p>1.09123328377301E-05</text:p>
          </table:table-cell>
          <table:table-cell office:value-type="float" office:value="-8.4144433490135E-022" calcext:value-type="float">
            <text:p>-8.4144433490135E-22</text:p>
          </table:table-cell>
          <table:table-cell office:value-type="float" office:value="-5.83544137354822E-022" calcext:value-type="float">
            <text:p>-5.83544137354822E-22</text:p>
          </table:table-cell>
          <table:table-cell office:value-type="float" office:value="0.00000772594360649805" calcext:value-type="float">
            <text:p>7.7259436064980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790275557771313" calcext:value-type="float">
            <text:p>7.90275557771313E-06</text:p>
          </table:table-cell>
          <table:table-cell office:value-type="float" office:value="0.0000119947116137997" calcext:value-type="float">
            <text:p>1.19947116137997E-05</text:p>
          </table:table-cell>
          <table:table-cell office:value-type="float" office:value="0.00000408972297774146" calcext:value-type="float">
            <text:p>4.08972297774146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C9:.K9])" office:value-type="float" office:value="0.0000766141683852049" calcext:value-type="float">
            <text:p>7.66141683852049E-05</text:p>
          </table:table-cell>
          <table:table-cell office:value-type="float" office:value="0" calcext:value-type="float">
            <text:p>0</text:p>
          </table:table-cell>
          <table:table-cell office:value-type="float" office:value="0.0000195313966056706" calcext:value-type="float">
            <text:p>1.95313966056706E-05</text:p>
          </table:table-cell>
          <table:table-cell office:value-type="float" office:value="3.76346506213117E-022" calcext:value-type="float">
            <text:p>3.76346506213117E-22</text:p>
          </table:table-cell>
          <table:table-cell office:value-type="float" office:value="4.74121644569837E-022" calcext:value-type="float">
            <text:p>4.74121644569837E-22</text:p>
          </table:table-cell>
          <table:table-cell office:value-type="float" office:value="0.0000138447564190529" calcext:value-type="float">
            <text:p>1.38447564190529E-05</text:p>
          </table:table-cell>
          <table:table-cell office:value-type="float" office:value="0" calcext:value-type="float">
            <text:p>0</text:p>
          </table:table-cell>
          <table:table-cell office:value-type="float" office:value="0.0000142783715934554" calcext:value-type="float">
            <text:p>1.42783715934554E-05</text:p>
          </table:table-cell>
          <table:table-cell office:value-type="float" office:value="0.0000216331469454452" calcext:value-type="float">
            <text:p>2.16331469454452E-05</text:p>
          </table:table-cell>
          <table:table-cell office:value-type="float" office:value="0.00000732649682158084" calcext:value-type="float">
            <text:p>7.32649682158084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C10:.K10])" office:value-type="float" office:value="0.000129081541900093" calcext:value-type="float">
            <text:p>0.0001290815419</text:p>
          </table:table-cell>
          <table:table-cell office:value-type="float" office:value="0" calcext:value-type="float">
            <text:p>0</text:p>
          </table:table-cell>
          <table:table-cell office:value-type="float" office:value="0.0000328378476956208" calcext:value-type="float">
            <text:p>3.28378476956208E-05</text:p>
          </table:table-cell>
          <table:table-cell office:value-type="float" office:value="-8.90606292083253E-022" calcext:value-type="float">
            <text:p>-8.90606292083253E-22</text:p>
          </table:table-cell>
          <table:table-cell office:value-type="float" office:value="-5.66882613715859E-022" calcext:value-type="float">
            <text:p>-5.66882613715859E-22</text:p>
          </table:table-cell>
          <table:table-cell office:value-type="float" office:value="0.0000232838112080586" calcext:value-type="float">
            <text:p>2.328381120805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24125770910963" calcext:value-type="float">
            <text:p>2.4125770910963E-05</text:p>
          </table:table-cell>
          <table:table-cell office:value-type="float" office:value="0.0000365175781454943" calcext:value-type="float">
            <text:p>3.65175781454943E-05</text:p>
          </table:table-cell>
          <table:table-cell office:value-type="float" office:value="0.0000123165339399558" calcext:value-type="float">
            <text:p>1.23165339399558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C11:.K11])" office:value-type="float" office:value="0.000200655516050632" calcext:value-type="float">
            <text:p>0.000200655516051</text:p>
          </table:table-cell>
          <table:table-cell office:value-type="float" office:value="0" calcext:value-type="float">
            <text:p>0</text:p>
          </table:table-cell>
          <table:table-cell office:value-type="float" office:value="0.0000509390770036015" calcext:value-type="float">
            <text:p>5.09390770036015E-05</text:p>
          </table:table-cell>
          <table:table-cell office:value-type="float" office:value="4.56469488160822E-021" calcext:value-type="float">
            <text:p>4.56469488160822E-21</text:p>
          </table:table-cell>
          <table:table-cell office:value-type="float" office:value="-3.61097913619264E-021" calcext:value-type="float">
            <text:p>-3.61097913619264E-21</text:p>
          </table:table-cell>
          <table:table-cell office:value-type="float" office:value="0.0000361262202669609" calcext:value-type="float">
            <text:p>3.61262202669609E-05</text:p>
          </table:table-cell>
          <table:table-cell office:value-type="float" office:value="0" calcext:value-type="float">
            <text:p>0</text:p>
          </table:table-cell>
          <table:table-cell office:value-type="float" office:value="0.0000376126361765802" calcext:value-type="float">
            <text:p>3.76126361765802E-05</text:p>
          </table:table-cell>
          <table:table-cell office:value-type="float" office:value="0.0000568766444114931" calcext:value-type="float">
            <text:p>5.68766444114931E-05</text:p>
          </table:table-cell>
          <table:table-cell office:value-type="float" office:value="0.0000191009381919959" calcext:value-type="float">
            <text:p>1.91009381919959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C12:.K12])" office:value-type="float" office:value="0.000294314609651088" calcext:value-type="float">
            <text:p>0.000294314609651</text:p>
          </table:table-cell>
          <table:table-cell office:value-type="float" office:value="0" calcext:value-type="float">
            <text:p>0</text:p>
          </table:table-cell>
          <table:table-cell office:value-type="float" office:value="0.0000745591952440102" calcext:value-type="float">
            <text:p>7.45591952440102E-05</text:p>
          </table:table-cell>
          <table:table-cell office:value-type="float" office:value="1.88336282371245E-022" calcext:value-type="float">
            <text:p>1.88336282371245E-22</text:p>
          </table:table-cell>
          <table:table-cell office:value-type="float" office:value="-1.01927997715452E-021" calcext:value-type="float">
            <text:p>-1.01927997715452E-21</text:p>
          </table:table-cell>
          <table:table-cell office:value-type="float" office:value="0.0000528846831574386" calcext:value-type="float">
            <text:p>5.288468315743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553325406225399" calcext:value-type="float">
            <text:p>5.53325406225399E-05</text:p>
          </table:table-cell>
          <table:table-cell office:value-type="float" office:value="0.000083591049898815" calcext:value-type="float">
            <text:p>8.3591049898815E-05</text:p>
          </table:table-cell>
          <table:table-cell office:value-type="float" office:value="0.0000279471407282846" calcext:value-type="float">
            <text:p>2.79471407282846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C13:.K13])" office:value-type="float" office:value="0.000400060124330394" calcext:value-type="float">
            <text:p>0.00040006012433</text:p>
          </table:table-cell>
          <table:table-cell office:value-type="float" office:value="0" calcext:value-type="float">
            <text:p>0</text:p>
          </table:table-cell>
          <table:table-cell office:value-type="float" office:value="0.00010249949307843" calcext:value-type="float">
            <text:p>0.000102499493078</text:p>
          </table:table-cell>
          <table:table-cell office:value-type="float" office:value="-1.10639938313239E-020" calcext:value-type="float">
            <text:p>-1.10639938313239E-20</text:p>
          </table:table-cell>
          <table:table-cell office:value-type="float" office:value="5.02474207483332E-021" calcext:value-type="float">
            <text:p>5.02474207483332E-21</text:p>
          </table:table-cell>
          <table:table-cell office:value-type="float" office:value="0.00007235732761087" calcext:value-type="float">
            <text:p>7.2357327610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743015217897201" calcext:value-type="float">
            <text:p>7.43015217897201E-05</text:p>
          </table:table-cell>
          <table:table-cell office:value-type="float" office:value="0.000112669372337196" calcext:value-type="float">
            <text:p>0.000112669372337</text:p>
          </table:table-cell>
          <table:table-cell office:value-type="float" office:value="0.0000382324095141774" calcext:value-type="float">
            <text:p>3.82324095141774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C14:.K14])" office:value-type="float" office:value="0.000572153184358285" calcext:value-type="float">
            <text:p>0.000572153184358</text:p>
          </table:table-cell>
          <table:table-cell office:value-type="float" office:value="0" calcext:value-type="float">
            <text:p>0</text:p>
          </table:table-cell>
          <table:table-cell office:value-type="float" office:value="0.000145913523532297" calcext:value-type="float">
            <text:p>0.000145913523532</text:p>
          </table:table-cell>
          <table:table-cell office:value-type="float" office:value="-4.47219882255041E-021" calcext:value-type="float">
            <text:p>-4.47219882255041E-21</text:p>
          </table:table-cell>
          <table:table-cell office:value-type="float" office:value="9.0024605570783E-021" calcext:value-type="float">
            <text:p>9.0024605570783E-21</text:p>
          </table:table-cell>
          <table:table-cell office:value-type="float" office:value="0.000103079068842435" calcext:value-type="float">
            <text:p>0.000103079068842</text:p>
          </table:table-cell>
          <table:table-cell office:value-type="float" office:value="0" calcext:value-type="float">
            <text:p>0</text:p>
          </table:table-cell>
          <table:table-cell office:value-type="float" office:value="0.000106958834639624" calcext:value-type="float">
            <text:p>0.00010695883464</text:p>
          </table:table-cell>
          <table:table-cell office:value-type="float" office:value="0.000161674338656273" calcext:value-type="float">
            <text:p>0.000161674338656</text:p>
          </table:table-cell>
          <table:table-cell office:value-type="float" office:value="0.0000545274186876562" calcext:value-type="float">
            <text:p>5.4527418687656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C15:.K15])" office:value-type="float" office:value="0.00080451034877661" calcext:value-type="float">
            <text:p>0.000804510348777</text:p>
          </table:table-cell>
          <table:table-cell office:value-type="float" office:value="0" calcext:value-type="float">
            <text:p>0</text:p>
          </table:table-cell>
          <table:table-cell office:value-type="float" office:value="0.000205348475992847" calcext:value-type="float">
            <text:p>0.000205348475993</text:p>
          </table:table-cell>
          <table:table-cell office:value-type="float" office:value="-1.43587743851969E-020" calcext:value-type="float">
            <text:p>-1.43587743851969E-20</text:p>
          </table:table-cell>
          <table:table-cell office:value-type="float" office:value="-5.74360087416091E-023" calcext:value-type="float">
            <text:p>-5.74360087416091E-23</text:p>
          </table:table-cell>
          <table:table-cell office:value-type="float" office:value="0.000144886259904364" calcext:value-type="float">
            <text:p>0.000144886259904</text:p>
          </table:table-cell>
          <table:table-cell office:value-type="float" office:value="0" calcext:value-type="float">
            <text:p>0</text:p>
          </table:table-cell>
          <table:table-cell office:value-type="float" office:value="0.000150429615270215" calcext:value-type="float">
            <text:p>0.00015042961527</text:p>
          </table:table-cell>
          <table:table-cell office:value-type="float" office:value="0.000227267161757812" calcext:value-type="float">
            <text:p>0.000227267161758</text:p>
          </table:table-cell>
          <table:table-cell office:value-type="float" office:value="0.000076578835851372" calcext:value-type="float">
            <text:p>7.6578835851372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C16:.K16])" office:value-type="float" office:value="0.00110097139708754" calcext:value-type="float">
            <text:p>0.001100971397088</text:p>
          </table:table-cell>
          <table:table-cell office:value-type="float" office:value="0" calcext:value-type="float">
            <text:p>0</text:p>
          </table:table-cell>
          <table:table-cell office:value-type="float" office:value="0.000281243309612576" calcext:value-type="float">
            <text:p>0.000281243309613</text:p>
          </table:table-cell>
          <table:table-cell office:value-type="float" office:value="9.78950379542863E-021" calcext:value-type="float">
            <text:p>9.78950379542863E-21</text:p>
          </table:table-cell>
          <table:table-cell office:value-type="float" office:value="-1.42209307118048E-020" calcext:value-type="float">
            <text:p>-1.42209307118048E-20</text:p>
          </table:table-cell>
          <table:table-cell office:value-type="float" office:value="0.000198162412908605" calcext:value-type="float">
            <text:p>0.000198162412909</text:p>
          </table:table-cell>
          <table:table-cell office:value-type="float" office:value="0" calcext:value-type="float">
            <text:p>0</text:p>
          </table:table-cell>
          <table:table-cell office:value-type="float" office:value="0.000205961399679929" calcext:value-type="float">
            <text:p>0.00020596139968</text:p>
          </table:table-cell>
          <table:table-cell office:value-type="float" office:value="0.000310965067693959" calcext:value-type="float">
            <text:p>0.000310965067694</text:p>
          </table:table-cell>
          <table:table-cell office:value-type="float" office:value="0.000104639207192471" calcext:value-type="float">
            <text:p>0.000104639207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C17:.K17])" office:value-type="float" office:value="0.00147060357035444" calcext:value-type="float">
            <text:p>0.001470603570354</text:p>
          </table:table-cell>
          <table:table-cell office:value-type="float" office:value="0" calcext:value-type="float">
            <text:p>0</text:p>
          </table:table-cell>
          <table:table-cell office:value-type="float" office:value="0.000375948974589411" calcext:value-type="float">
            <text:p>0.000375948974589</text:p>
          </table:table-cell>
          <table:table-cell office:value-type="float" office:value="2.29852760437361E-020" calcext:value-type="float">
            <text:p>2.29852760437361E-20</text:p>
          </table:table-cell>
          <table:table-cell office:value-type="float" office:value="-2.94820461613027E-021" calcext:value-type="float">
            <text:p>-2.94820461613027E-21</text:p>
          </table:table-cell>
          <table:table-cell office:value-type="float" office:value="0.000264488975797532" calcext:value-type="float">
            <text:p>0.000264488975798</text:p>
          </table:table-cell>
          <table:table-cell office:value-type="float" office:value="0" calcext:value-type="float">
            <text:p>0</text:p>
          </table:table-cell>
          <table:table-cell office:value-type="float" office:value="0.000275302755346023" calcext:value-type="float">
            <text:p>0.000275302755346</text:p>
          </table:table-cell>
          <table:table-cell office:value-type="float" office:value="0.00041534549345651" calcext:value-type="float">
            <text:p>0.000415345493457</text:p>
          </table:table-cell>
          <table:table-cell office:value-type="float" office:value="0.000139517371164963" calcext:value-type="float">
            <text:p>0.0001395173711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C18:.K18])" office:value-type="float" office:value="0.00192245880657171" calcext:value-type="float">
            <text:p>0.001922458806572</text:p>
          </table:table-cell>
          <table:table-cell office:value-type="float" office:value="0" calcext:value-type="float">
            <text:p>0</text:p>
          </table:table-cell>
          <table:table-cell office:value-type="float" office:value="0.000491821758976435" calcext:value-type="float">
            <text:p>0.000491821758976</text:p>
          </table:table-cell>
          <table:table-cell office:value-type="float" office:value="4.35720098833361E-023" calcext:value-type="float">
            <text:p>4.35720098833361E-23</text:p>
          </table:table-cell>
          <table:table-cell office:value-type="float" office:value="1.48951330847979E-020" calcext:value-type="float">
            <text:p>1.48951330847979E-20</text:p>
          </table:table-cell>
          <table:table-cell office:value-type="float" office:value="0.000345426981683422" calcext:value-type="float">
            <text:p>0.000345426981683</text:p>
          </table:table-cell>
          <table:table-cell office:value-type="float" office:value="0" calcext:value-type="float">
            <text:p>0</text:p>
          </table:table-cell>
          <table:table-cell office:value-type="float" office:value="0.000360215372202097" calcext:value-type="float">
            <text:p>0.000360215372202</text:p>
          </table:table-cell>
          <table:table-cell office:value-type="float" office:value="0.00054298987775033" calcext:value-type="float">
            <text:p>0.00054298987775</text:p>
          </table:table-cell>
          <table:table-cell office:value-type="float" office:value="0.00018200481595943" calcext:value-type="float">
            <text:p>0.000182004815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C19:.K19])" office:value-type="float" office:value="0.00248592314319368" calcext:value-type="float">
            <text:p>0.002485923143194</text:p>
          </table:table-cell>
          <table:table-cell office:value-type="float" office:value="0" calcext:value-type="float">
            <text:p>0</text:p>
          </table:table-cell>
          <table:table-cell office:value-type="float" office:value="0.000638231089189275" calcext:value-type="float">
            <text:p>0.000638231089189</text:p>
          </table:table-cell>
          <table:table-cell office:value-type="float" office:value="6.18910697977327E-020" calcext:value-type="float">
            <text:p>6.18910697977327E-20</text:p>
          </table:table-cell>
          <table:table-cell office:value-type="float" office:value="-2.09641814889195E-020" calcext:value-type="float">
            <text:p>-2.09641814889195E-20</text:p>
          </table:table-cell>
          <table:table-cell office:value-type="float" office:value="0.000445900194439079" calcext:value-type="float">
            <text:p>0.000445900194439</text:p>
          </table:table-cell>
          <table:table-cell office:value-type="float" office:value="0" calcext:value-type="float">
            <text:p>0</text:p>
          </table:table-cell>
          <table:table-cell office:value-type="float" office:value="0.00046642483713025" calcext:value-type="float">
            <text:p>0.00046642483713</text:p>
          </table:table-cell>
          <table:table-cell office:value-type="float" office:value="0.000701435692220526" calcext:value-type="float">
            <text:p>0.000701435692221</text:p>
          </table:table-cell>
          <table:table-cell office:value-type="float" office:value="0.000233931330214552" calcext:value-type="float">
            <text:p>0.0002339313302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C20:.K20])" office:value-type="float" office:value="0.00319397417861963" calcext:value-type="float">
            <text:p>0.00319397417862</text:p>
          </table:table-cell>
          <table:table-cell office:value-type="float" office:value="0" calcext:value-type="float">
            <text:p>0</text:p>
          </table:table-cell>
          <table:table-cell office:value-type="float" office:value="0.000824104393237578" calcext:value-type="float">
            <text:p>0.000824104393238</text:p>
          </table:table-cell>
          <table:table-cell office:value-type="float" office:value="9.43074173294423E-020" calcext:value-type="float">
            <text:p>9.43074173294423E-20</text:p>
          </table:table-cell>
          <table:table-cell office:value-type="float" office:value="-8.46738037891402E-021" calcext:value-type="float">
            <text:p>-8.46738037891402E-21</text:p>
          </table:table-cell>
          <table:table-cell office:value-type="float" office:value="0.000573472264915491" calcext:value-type="float">
            <text:p>0.000573472264915</text:p>
          </table:table-cell>
          <table:table-cell office:value-type="float" office:value="0" calcext:value-type="float">
            <text:p>0</text:p>
          </table:table-cell>
          <table:table-cell office:value-type="float" office:value="0.000598058462693446" calcext:value-type="float">
            <text:p>0.000598058462693</text:p>
          </table:table-cell>
          <table:table-cell office:value-type="float" office:value="0.000898519215331695" calcext:value-type="float">
            <text:p>0.000898519215332</text:p>
          </table:table-cell>
          <table:table-cell office:value-type="float" office:value="0.000299819842441416" calcext:value-type="float">
            <text:p>0.0002998198424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C21:.K21])" office:value-type="float" office:value="0.00409389546392017" calcext:value-type="float">
            <text:p>0.00409389546392</text:p>
          </table:table-cell>
          <table:table-cell office:value-type="float" office:value="0" calcext:value-type="float">
            <text:p>0</text:p>
          </table:table-cell>
          <table:table-cell office:value-type="float" office:value="0.00105105203612807" calcext:value-type="float">
            <text:p>0.001051052036128</text:p>
          </table:table-cell>
          <table:table-cell office:value-type="float" office:value="-1.39119681423124E-019" calcext:value-type="float">
            <text:p>-1.39119681423124E-19</text:p>
          </table:table-cell>
          <table:table-cell office:value-type="float" office:value="1.4551989749463E-019" calcext:value-type="float">
            <text:p>1.4551989749463E-19</text:p>
          </table:table-cell>
          <table:table-cell office:value-type="float" office:value="0.000732515764112204" calcext:value-type="float">
            <text:p>0.000732515764112</text:p>
          </table:table-cell>
          <table:table-cell office:value-type="float" office:value="0" calcext:value-type="float">
            <text:p>0</text:p>
          </table:table-cell>
          <table:table-cell office:value-type="float" office:value="0.000771712999045299" calcext:value-type="float">
            <text:p>0.000771712999045</text:p>
          </table:table-cell>
          <table:table-cell office:value-type="float" office:value="0.00115518881547833" calcext:value-type="float">
            <text:p>0.001155188815478</text:p>
          </table:table-cell>
          <table:table-cell office:value-type="float" office:value="0.000383425849156267" calcext:value-type="float">
            <text:p>0.0003834258491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C22:.K22])" office:value-type="float" office:value="0.00512558692444508" calcext:value-type="float">
            <text:p>0.005125586924445</text:p>
          </table:table-cell>
          <table:table-cell office:value-type="float" office:value="0" calcext:value-type="float">
            <text:p>0</text:p>
          </table:table-cell>
          <table:table-cell office:value-type="float" office:value="0.00129573445350172" calcext:value-type="float">
            <text:p>0.001295734453502</text:p>
          </table:table-cell>
          <table:table-cell office:value-type="float" office:value="-9.09797890419853E-021" calcext:value-type="float">
            <text:p>-9.09797890419853E-21</text:p>
          </table:table-cell>
          <table:table-cell office:value-type="float" office:value="-9.56597960405889E-021" calcext:value-type="float">
            <text:p>-9.56597960405889E-21</text:p>
          </table:table-cell>
          <table:table-cell office:value-type="float" office:value="0.000899683313153029" calcext:value-type="float">
            <text:p>0.000899683313153</text:p>
          </table:table-cell>
          <table:table-cell office:value-type="float" office:value="0" calcext:value-type="float">
            <text:p>0</text:p>
          </table:table-cell>
          <table:table-cell office:value-type="float" office:value="0.00099546410549402" calcext:value-type="float">
            <text:p>0.000995464105494</text:p>
          </table:table-cell>
          <table:table-cell office:value-type="float" office:value="0.00146498525591945" calcext:value-type="float">
            <text:p>0.001464985255919</text:p>
          </table:table-cell>
          <table:table-cell office:value-type="float" office:value="0.000469719796376858" calcext:value-type="float">
            <text:p>0.0004697197963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C23:.K23])" office:value-type="float" office:value="0.00639062328748096" calcext:value-type="float">
            <text:p>0.006390623287481</text:p>
          </table:table-cell>
          <table:table-cell office:value-type="float" office:value="0" calcext:value-type="float">
            <text:p>0</text:p>
          </table:table-cell>
          <table:table-cell office:value-type="float" office:value="0.00159135615482168" calcext:value-type="float">
            <text:p>0.001591356154822</text:p>
          </table:table-cell>
          <table:table-cell office:value-type="float" office:value="-1.82664497981039E-019" calcext:value-type="float">
            <text:p>-1.82664497981039E-19</text:p>
          </table:table-cell>
          <table:table-cell office:value-type="float" office:value="-4.13698542595707E-021" calcext:value-type="float">
            <text:p>-4.13698542595707E-21</text:p>
          </table:table-cell>
          <table:table-cell office:value-type="float" office:value="0.00110026560737553" calcext:value-type="float">
            <text:p>0.001100265607376</text:p>
          </table:table-cell>
          <table:table-cell office:value-type="float" office:value="0" calcext:value-type="float">
            <text:p>0</text:p>
          </table:table-cell>
          <table:table-cell office:value-type="float" office:value="0.00127710238884205" calcext:value-type="float">
            <text:p>0.001277102388842</text:p>
          </table:table-cell>
          <table:table-cell office:value-type="float" office:value="0.00184916243740186" calcext:value-type="float">
            <text:p>0.001849162437402</text:p>
          </table:table-cell>
          <table:table-cell office:value-type="float" office:value="0.000572736699039839" calcext:value-type="float">
            <text:p>0.00057273669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C24:.K24])" office:value-type="float" office:value="0.00791927208970109" calcext:value-type="float">
            <text:p>0.007919272089701</text:p>
          </table:table-cell>
          <table:table-cell office:value-type="float" office:value="0" calcext:value-type="float">
            <text:p>0</text:p>
          </table:table-cell>
          <table:table-cell office:value-type="float" office:value="0.00194510622315406" calcext:value-type="float">
            <text:p>0.001945106223154</text:p>
          </table:table-cell>
          <table:table-cell office:value-type="float" office:value="5.90976339818851E-020" calcext:value-type="float">
            <text:p>5.90976339818851E-20</text:p>
          </table:table-cell>
          <table:table-cell office:value-type="float" office:value="-1.46786744868733E-019" calcext:value-type="float">
            <text:p>-1.46786744868733E-19</text:p>
          </table:table-cell>
          <table:table-cell office:value-type="float" office:value="0.001338459979167" calcext:value-type="float">
            <text:p>0.001338459979167</text:p>
          </table:table-cell>
          <table:table-cell office:value-type="float" office:value="0" calcext:value-type="float">
            <text:p>0</text:p>
          </table:table-cell>
          <table:table-cell office:value-type="float" office:value="0.00162420920594531" calcext:value-type="float">
            <text:p>0.001624209205945</text:p>
          </table:table-cell>
          <table:table-cell office:value-type="float" office:value="0.0023170979402316" calcext:value-type="float">
            <text:p>0.002317097940232</text:p>
          </table:table-cell>
          <table:table-cell office:value-type="float" office:value="0.000694398741203116" calcext:value-type="float">
            <text:p>0.0006943987412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C25:.K25])" office:value-type="float" office:value="0.00974110409806032" calcext:value-type="float">
            <text:p>0.00974110409806</text:p>
          </table:table-cell>
          <table:table-cell office:value-type="float" office:value="0" calcext:value-type="float">
            <text:p>0</text:p>
          </table:table-cell>
          <table:table-cell office:value-type="float" office:value="0.00236435542556366" calcext:value-type="float">
            <text:p>0.002364355425564</text:p>
          </table:table-cell>
          <table:table-cell office:value-type="float" office:value="-2.11353416512452E-019" calcext:value-type="float">
            <text:p>-2.11353416512452E-19</text:p>
          </table:table-cell>
          <table:table-cell office:value-type="float" office:value="1.03897078538862E-019" calcext:value-type="float">
            <text:p>1.03897078538862E-19</text:p>
          </table:table-cell>
          <table:table-cell office:value-type="float" office:value="0.00161838874671509" calcext:value-type="float">
            <text:p>0.001618388746715</text:p>
          </table:table-cell>
          <table:table-cell office:value-type="float" office:value="0" calcext:value-type="float">
            <text:p>0</text:p>
          </table:table-cell>
          <table:table-cell office:value-type="float" office:value="0.00204406666884914" calcext:value-type="float">
            <text:p>0.002044066668849</text:p>
          </table:table-cell>
          <table:table-cell office:value-type="float" office:value="0.00287775354887745" calcext:value-type="float">
            <text:p>0.002877753548877</text:p>
          </table:table-cell>
          <table:table-cell office:value-type="float" office:value="0.000836539708054981" calcext:value-type="float">
            <text:p>0.0008365397080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C26:.K26])" office:value-type="float" office:value="0.012504295414016" calcext:value-type="float">
            <text:p>0.012504295414016</text:p>
          </table:table-cell>
          <table:table-cell office:value-type="float" office:value="0" calcext:value-type="float">
            <text:p>0</text:p>
          </table:table-cell>
          <table:table-cell office:value-type="float" office:value="0.00285665071485609" calcext:value-type="float">
            <text:p>0.002856650714856</text:p>
          </table:table-cell>
          <table:table-cell office:value-type="float" office:value="4.13935939378801E-020" calcext:value-type="float">
            <text:p>4.13935939378801E-20</text:p>
          </table:table-cell>
          <table:table-cell office:value-type="float" office:value="-2.20019477810184E-020" calcext:value-type="float">
            <text:p>-2.20019477810184E-20</text:p>
          </table:table-cell>
          <table:table-cell office:value-type="float" office:value="0.00194407494679352" calcext:value-type="float">
            <text:p>0.001944074946794</text:p>
          </table:table-cell>
          <table:table-cell office:value-type="float" office:value="0" calcext:value-type="float">
            <text:p>0</text:p>
          </table:table-cell>
          <table:table-cell office:value-type="float" office:value="0.00286082689603986" calcext:value-type="float">
            <text:p>0.00286082689604</text:p>
          </table:table-cell>
          <table:table-cell office:value-type="float" office:value="0.00384184654484342" calcext:value-type="float">
            <text:p>0.003841846544843</text:p>
          </table:table-cell>
          <table:table-cell office:value-type="float" office:value="0.0010008963114831" calcext:value-type="float">
            <text:p>0.0010008963114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C27:.K27])" office:value-type="float" office:value="0.0159631548721447" calcext:value-type="float">
            <text:p>0.015963154872145</text:p>
          </table:table-cell>
          <table:table-cell office:value-type="float" office:value="0" calcext:value-type="float">
            <text:p>0</text:p>
          </table:table-cell>
          <table:table-cell office:value-type="float" office:value="0.00342969974750193" calcext:value-type="float">
            <text:p>0.003429699747502</text:p>
          </table:table-cell>
          <table:table-cell office:value-type="float" office:value="-1.73131571647086E-019" calcext:value-type="float">
            <text:p>-1.73131571647086E-19</text:p>
          </table:table-cell>
          <table:table-cell office:value-type="float" office:value="2.78273663724931E-019" calcext:value-type="float">
            <text:p>2.78273663724931E-19</text:p>
          </table:table-cell>
          <table:table-cell office:value-type="float" office:value="0.00231941411331755" calcext:value-type="float">
            <text:p>0.002319414113318</text:p>
          </table:table-cell>
          <table:table-cell office:value-type="float" office:value="0" calcext:value-type="float">
            <text:p>0</text:p>
          </table:table-cell>
          <table:table-cell office:value-type="float" office:value="0.00422452396055744" calcext:value-type="float">
            <text:p>0.004224523960557</text:p>
          </table:table-cell>
          <table:table-cell office:value-type="float" office:value="0.00480041665914519" calcext:value-type="float">
            <text:p>0.004800416659145</text:p>
          </table:table-cell>
          <table:table-cell office:value-type="float" office:value="0.00118910039162257" calcext:value-type="float">
            <text:p>0.0011891003916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C28:.K28])" office:value-type="float" office:value="0.0202330482384463" calcext:value-type="float">
            <text:p>0.020233048238446</text:p>
          </table:table-cell>
          <table:table-cell office:value-type="float" office:value="0" calcext:value-type="float">
            <text:p>0</text:p>
          </table:table-cell>
          <table:table-cell office:value-type="float" office:value="0.00423639843767582" calcext:value-type="float">
            <text:p>0.004236398437676</text:p>
          </table:table-cell>
          <table:table-cell office:value-type="float" office:value="-0.000364264355301404" calcext:value-type="float">
            <text:p>-0.000364264355301</text:p>
          </table:table-cell>
          <table:table-cell office:value-type="float" office:value="-2.03873933621864E-019" calcext:value-type="float">
            <text:p>-2.03873933621864E-19</text:p>
          </table:table-cell>
          <table:table-cell office:value-type="float" office:value="0.00279847763178224" calcext:value-type="float">
            <text:p>0.002798477631782</text:p>
          </table:table-cell>
          <table:table-cell office:value-type="float" office:value="0" calcext:value-type="float">
            <text:p>0</text:p>
          </table:table-cell>
          <table:table-cell office:value-type="float" office:value="0.00604664502830938" calcext:value-type="float">
            <text:p>0.006046645028309</text:p>
          </table:table-cell>
          <table:table-cell office:value-type="float" office:value="0.00610605166306366" calcext:value-type="float">
            <text:p>0.006106051663064</text:p>
          </table:table-cell>
          <table:table-cell office:value-type="float" office:value="0.00140973983291662" calcext:value-type="float">
            <text:p>0.0014097398329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C29:.K29])" office:value-type="float" office:value="0.0256835758719865" calcext:value-type="float">
            <text:p>0.025683575871987</text:p>
          </table:table-cell>
          <table:table-cell office:value-type="float" office:value="0" calcext:value-type="float">
            <text:p>0</text:p>
          </table:table-cell>
          <table:table-cell office:value-type="float" office:value="0.00553128981445964" calcext:value-type="float">
            <text:p>0.00553128981446</text:p>
          </table:table-cell>
          <table:table-cell office:value-type="float" office:value="-0.00105390233246972" calcext:value-type="float">
            <text:p>-0.00105390233247</text:p>
          </table:table-cell>
          <table:table-cell office:value-type="float" office:value="1.71022000288876E-019" calcext:value-type="float">
            <text:p>1.71022000288876E-19</text:p>
          </table:table-cell>
          <table:table-cell office:value-type="float" office:value="0.00335310417949873" calcext:value-type="float">
            <text:p>0.003353104179499</text:p>
          </table:table-cell>
          <table:table-cell office:value-type="float" office:value="0" calcext:value-type="float">
            <text:p>0</text:p>
          </table:table-cell>
          <table:table-cell office:value-type="float" office:value="0.00838172915963626" calcext:value-type="float">
            <text:p>0.008381729159636</text:p>
          </table:table-cell>
          <table:table-cell office:value-type="float" office:value="0.00782269095262327" calcext:value-type="float">
            <text:p>0.007822690952623</text:p>
          </table:table-cell>
          <table:table-cell office:value-type="float" office:value="0.00164866409823828" calcext:value-type="float">
            <text:p>0.001648664098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C30:.K30])" office:value-type="float" office:value="0.0324228823412415" calcext:value-type="float">
            <text:p>0.032422882341242</text:p>
          </table:table-cell>
          <table:table-cell office:value-type="float" office:value="0" calcext:value-type="float">
            <text:p>0</text:p>
          </table:table-cell>
          <table:table-cell office:value-type="float" office:value="0.00728225732375847" calcext:value-type="float">
            <text:p>0.007282257323758</text:p>
          </table:table-cell>
          <table:table-cell office:value-type="float" office:value="-0.00221222989695428" calcext:value-type="float">
            <text:p>-0.002212229896954</text:p>
          </table:table-cell>
          <table:table-cell office:value-type="float" office:value="3.0080424168041E-019" calcext:value-type="float">
            <text:p>3.0080424168041E-19</text:p>
          </table:table-cell>
          <table:table-cell office:value-type="float" office:value="0.00403742614724422" calcext:value-type="float">
            <text:p>0.004037426147244</text:p>
          </table:table-cell>
          <table:table-cell office:value-type="float" office:value="0" calcext:value-type="float">
            <text:p>0</text:p>
          </table:table-cell>
          <table:table-cell office:value-type="float" office:value="0.0112706166134332" calcext:value-type="float">
            <text:p>0.011270616613433</text:p>
          </table:table-cell>
          <table:table-cell office:value-type="float" office:value="0.0100809684185698" calcext:value-type="float">
            <text:p>0.01008096841857</text:p>
          </table:table-cell>
          <table:table-cell office:value-type="float" office:value="0.00196384373519011" calcext:value-type="float">
            <text:p>0.001963843735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C31:.K31])" office:value-type="float" office:value="0.0404324819154896" calcext:value-type="float">
            <text:p>0.04043248191549</text:p>
          </table:table-cell>
          <table:table-cell office:value-type="float" office:value="0" calcext:value-type="float">
            <text:p>0</text:p>
          </table:table-cell>
          <table:table-cell office:value-type="float" office:value="0.00955302319554484" calcext:value-type="float">
            <text:p>0.009553023195545</text:p>
          </table:table-cell>
          <table:table-cell office:value-type="float" office:value="-0.00390511975223282" calcext:value-type="float">
            <text:p>-0.003905119752233</text:p>
          </table:table-cell>
          <table:table-cell office:value-type="float" office:value="1.353246791578E-019" calcext:value-type="float">
            <text:p>1.353246791578E-19</text:p>
          </table:table-cell>
          <table:table-cell office:value-type="float" office:value="0.00482152787388593" calcext:value-type="float">
            <text:p>0.004821527873886</text:p>
          </table:table-cell>
          <table:table-cell office:value-type="float" office:value="0" calcext:value-type="float">
            <text:p>0</text:p>
          </table:table-cell>
          <table:table-cell office:value-type="float" office:value="0.0147400235474237" calcext:value-type="float">
            <text:p>0.014740023547424</text:p>
          </table:table-cell>
          <table:table-cell office:value-type="float" office:value="0.0129045157532649" calcext:value-type="float">
            <text:p>0.012904515753265</text:p>
          </table:table-cell>
          <table:table-cell office:value-type="float" office:value="0.00231851129760303" calcext:value-type="float">
            <text:p>0.0023185112976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C32:.K32])" office:value-type="float" office:value="0.0497727928778782" calcext:value-type="float">
            <text:p>0.049772792877878</text:p>
          </table:table-cell>
          <table:table-cell office:value-type="float" office:value="0" calcext:value-type="float">
            <text:p>0</text:p>
          </table:table-cell>
          <table:table-cell office:value-type="float" office:value="0.0123940912677827" calcext:value-type="float">
            <text:p>0.012394091267783</text:p>
          </table:table-cell>
          <table:table-cell office:value-type="float" office:value="-0.00623094451275512" calcext:value-type="float">
            <text:p>-0.006230944512755</text:p>
          </table:table-cell>
          <table:table-cell office:value-type="float" office:value="2.55192297155381E-019" calcext:value-type="float">
            <text:p>2.55192297155381E-19</text:p>
          </table:table-cell>
          <table:table-cell office:value-type="float" office:value="0.00572703035880102" calcext:value-type="float">
            <text:p>0.005727030358801</text:p>
          </table:table-cell>
          <table:table-cell office:value-type="float" office:value="0" calcext:value-type="float">
            <text:p>0</text:p>
          </table:table-cell>
          <table:table-cell office:value-type="float" office:value="0.0188026836697365" calcext:value-type="float">
            <text:p>0.018802683669737</text:p>
          </table:table-cell>
          <table:table-cell office:value-type="float" office:value="0.0163500408182195" calcext:value-type="float">
            <text:p>0.01635004081822</text:p>
          </table:table-cell>
          <table:table-cell office:value-type="float" office:value="0.00272989127609363" calcext:value-type="float">
            <text:p>0.002729891276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C33:.K33])" office:value-type="float" office:value="0.0604910300472325" calcext:value-type="float">
            <text:p>0.060491030047233</text:p>
          </table:table-cell>
          <table:table-cell office:value-type="float" office:value="0" calcext:value-type="float">
            <text:p>0</text:p>
          </table:table-cell>
          <table:table-cell office:value-type="float" office:value="0.0158416107167161" calcext:value-type="float">
            <text:p>0.015841610716716</text:p>
          </table:table-cell>
          <table:table-cell office:value-type="float" office:value="-0.00923150180494608" calcext:value-type="float">
            <text:p>-0.009231501804946</text:p>
          </table:table-cell>
          <table:table-cell office:value-type="float" office:value="2.53672533735232E-019" calcext:value-type="float">
            <text:p>2.53672533735232E-19</text:p>
          </table:table-cell>
          <table:table-cell office:value-type="float" office:value="0.00676507548875622" calcext:value-type="float">
            <text:p>0.006765075488756</text:p>
          </table:table-cell>
          <table:table-cell office:value-type="float" office:value="0" calcext:value-type="float">
            <text:p>0</text:p>
          </table:table-cell>
          <table:table-cell office:value-type="float" office:value="0.0234579950079928" calcext:value-type="float">
            <text:p>0.023457995007993</text:p>
          </table:table-cell>
          <table:table-cell office:value-type="float" office:value="0.0204538655909242" calcext:value-type="float">
            <text:p>0.020453865590924</text:p>
          </table:table-cell>
          <table:table-cell office:value-type="float" office:value="0.00320398504778928" calcext:value-type="float">
            <text:p>0.0032039850477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C34:.K34])" office:value-type="float" office:value="0.0726071268620348" calcext:value-type="float">
            <text:p>0.072607126862035</text:p>
          </table:table-cell>
          <table:table-cell office:value-type="float" office:value="0" calcext:value-type="float">
            <text:p>0</text:p>
          </table:table-cell>
          <table:table-cell office:value-type="float" office:value="0.0199170808845871" calcext:value-type="float">
            <text:p>0.019917080884587</text:p>
          </table:table-cell>
          <table:table-cell office:value-type="float" office:value="-0.0129335931682978" calcext:value-type="float">
            <text:p>-0.012933593168298</text:p>
          </table:table-cell>
          <table:table-cell office:value-type="float" office:value="4.75250176538522E-019" calcext:value-type="float">
            <text:p>4.75250176538522E-19</text:p>
          </table:table-cell>
          <table:table-cell office:value-type="float" office:value="0.00794608102142572" calcext:value-type="float">
            <text:p>0.007946081021426</text:p>
          </table:table-cell>
          <table:table-cell office:value-type="float" office:value="0" calcext:value-type="float">
            <text:p>0</text:p>
          </table:table-cell>
          <table:table-cell office:value-type="float" office:value="0.0286930864037862" calcext:value-type="float">
            <text:p>0.028693086403786</text:p>
          </table:table-cell>
          <table:table-cell office:value-type="float" office:value="0.0252380775845907" calcext:value-type="float">
            <text:p>0.025238077584591</text:p>
          </table:table-cell>
          <table:table-cell office:value-type="float" office:value="0.00374639413594285" calcext:value-type="float">
            <text:p>0.0037463941359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C35:.K35])" office:value-type="float" office:value="0.086786163858094" calcext:value-type="float">
            <text:p>0.086786163858094</text:p>
          </table:table-cell>
          <table:table-cell office:value-type="float" office:value="0" calcext:value-type="float">
            <text:p>0</text:p>
          </table:table-cell>
          <table:table-cell office:value-type="float" office:value="0.024627720800308" calcext:value-type="float">
            <text:p>0.024627720800308</text:p>
          </table:table-cell>
          <table:table-cell office:value-type="float" office:value="-0.017129903480187" calcext:value-type="float">
            <text:p>-0.017129903480187</text:p>
          </table:table-cell>
          <table:table-cell office:value-type="float" office:value="-0.000664041155337642" calcext:value-type="float">
            <text:p>-0.000664041155338</text:p>
          </table:table-cell>
          <table:table-cell office:value-type="float" office:value="0.00950841301384588" calcext:value-type="float">
            <text:p>0.009508413013846</text:p>
          </table:table-cell>
          <table:table-cell office:value-type="float" office:value="0" calcext:value-type="float">
            <text:p>0</text:p>
          </table:table-cell>
          <table:table-cell office:value-type="float" office:value="0.034484204446508" calcext:value-type="float">
            <text:p>0.034484204446508</text:p>
          </table:table-cell>
          <table:table-cell office:value-type="float" office:value="0.0311947039435731" calcext:value-type="float">
            <text:p>0.031194703943573</text:p>
          </table:table-cell>
          <table:table-cell office:value-type="float" office:value="0.00476506628938361" calcext:value-type="float">
            <text:p>0.0047650662893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C36:.K36])" office:value-type="float" office:value="0.102440747000769" calcext:value-type="float">
            <text:p>0.102440747000769</text:p>
          </table:table-cell>
          <table:table-cell office:value-type="float" office:value="0" calcext:value-type="float">
            <text:p>0</text:p>
          </table:table-cell>
          <table:table-cell office:value-type="float" office:value="0.0299667662920273" calcext:value-type="float">
            <text:p>0.029966766292027</text:p>
          </table:table-cell>
          <table:table-cell office:value-type="float" office:value="-0.0218939729515329" calcext:value-type="float">
            <text:p>-0.021893972951533</text:p>
          </table:table-cell>
          <table:table-cell office:value-type="float" office:value="-0.00195812532681269" calcext:value-type="float">
            <text:p>-0.001958125326813</text:p>
          </table:table-cell>
          <table:table-cell office:value-type="float" office:value="0.0115811596100794" calcext:value-type="float">
            <text:p>0.011581159610079</text:p>
          </table:table-cell>
          <table:table-cell office:value-type="float" office:value="0" calcext:value-type="float">
            <text:p>0</text:p>
          </table:table-cell>
          <table:table-cell office:value-type="float" office:value="0.0407983169654211" calcext:value-type="float">
            <text:p>0.040798316965421</text:p>
          </table:table-cell>
          <table:table-cell office:value-type="float" office:value="0.0387398511521398" calcext:value-type="float">
            <text:p>0.03873985115214</text:p>
          </table:table-cell>
          <table:table-cell office:value-type="float" office:value="0.00520675125944703" calcext:value-type="float">
            <text:p>0.0052067512594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C37:.K37])" office:value-type="float" office:value="0.119775613157818" calcext:value-type="float">
            <text:p>0.119775613157818</text:p>
          </table:table-cell>
          <table:table-cell office:value-type="float" office:value="0" calcext:value-type="float">
            <text:p>0</text:p>
          </table:table-cell>
          <table:table-cell office:value-type="float" office:value="0.0359150842673955" calcext:value-type="float">
            <text:p>0.035915084267396</text:p>
          </table:table-cell>
          <table:table-cell office:value-type="float" office:value="-0.0272690181491812" calcext:value-type="float">
            <text:p>-0.027269018149181</text:p>
          </table:table-cell>
          <table:table-cell office:value-type="float" office:value="-0.00375458052184337" calcext:value-type="float">
            <text:p>-0.003754580521843</text:p>
          </table:table-cell>
          <table:table-cell office:value-type="float" office:value="0.014154995699083" calcext:value-type="float">
            <text:p>0.014154995699083</text:p>
          </table:table-cell>
          <table:table-cell office:value-type="float" office:value="0" calcext:value-type="float">
            <text:p>0</text:p>
          </table:table-cell>
          <table:table-cell office:value-type="float" office:value="0.0475948327337112" calcext:value-type="float">
            <text:p>0.047594832733711</text:p>
          </table:table-cell>
          <table:table-cell office:value-type="float" office:value="0.0473642083103393" calcext:value-type="float">
            <text:p>0.047364208310339</text:p>
          </table:table-cell>
          <table:table-cell office:value-type="float" office:value="0.00577009081831343" calcext:value-type="float">
            <text:p>0.0057700908183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C38:.K38])" office:value-type="float" office:value="0.138816839395118" calcext:value-type="float">
            <text:p>0.138816839395118</text:p>
          </table:table-cell>
          <table:table-cell office:value-type="float" office:value="0" calcext:value-type="float">
            <text:p>0</text:p>
          </table:table-cell>
          <table:table-cell office:value-type="float" office:value="0.0424425273869619" calcext:value-type="float">
            <text:p>0.042442527386962</text:p>
          </table:table-cell>
          <table:table-cell office:value-type="float" office:value="-0.0332249522672311" calcext:value-type="float">
            <text:p>-0.033224952267231</text:p>
          </table:table-cell>
          <table:table-cell office:value-type="float" office:value="-0.0060964312340732" calcext:value-type="float">
            <text:p>-0.006096431234073</text:p>
          </table:table-cell>
          <table:table-cell office:value-type="float" office:value="0.0172729112461868" calcext:value-type="float">
            <text:p>0.017272911246187</text:p>
          </table:table-cell>
          <table:table-cell office:value-type="float" office:value="0" calcext:value-type="float">
            <text:p>0</text:p>
          </table:table-cell>
          <table:table-cell office:value-type="float" office:value="0.0548273468797673" calcext:value-type="float">
            <text:p>0.054827346879767</text:p>
          </table:table-cell>
          <table:table-cell office:value-type="float" office:value="0.0570581934366874" calcext:value-type="float">
            <text:p>0.057058193436687</text:p>
          </table:table-cell>
          <table:table-cell office:value-type="float" office:value="0.00653724394681938" calcext:value-type="float">
            <text:p>0.0065372439468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C39:.K39])" office:value-type="float" office:value="0.16396190773479" calcext:value-type="float">
            <text:p>0.16396190773479</text:p>
          </table:table-cell>
          <table:table-cell office:value-type="float" office:value="0" calcext:value-type="float">
            <text:p>0</text:p>
          </table:table-cell>
          <table:table-cell office:value-type="float" office:value="0.0519041161876776" calcext:value-type="float">
            <text:p>0.051904116187678</text:p>
          </table:table-cell>
          <table:table-cell office:value-type="float" office:value="-0.0426822181759621" calcext:value-type="float">
            <text:p>-0.042682218175962</text:p>
          </table:table-cell>
          <table:table-cell office:value-type="float" office:value="-0.0126168357076488" calcext:value-type="float">
            <text:p>-0.012616835707649</text:p>
          </table:table-cell>
          <table:table-cell office:value-type="float" office:value="0.0238011333125408" calcext:value-type="float">
            <text:p>0.023801133312541</text:p>
          </table:table-cell>
          <table:table-cell office:value-type="float" office:value="0" calcext:value-type="float">
            <text:p>0</text:p>
          </table:table-cell>
          <table:table-cell office:value-type="float" office:value="0.0634465233516127" calcext:value-type="float">
            <text:p>0.063446523351613</text:p>
          </table:table-cell>
          <table:table-cell office:value-type="float" office:value="0.0700510229494847" calcext:value-type="float">
            <text:p>0.070051022949485</text:p>
          </table:table-cell>
          <table:table-cell office:value-type="float" office:value="0.0100581658170846" calcext:value-type="float">
            <text:p>0.0100581658170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C40:.K40])" office:value-type="float" office:value="0.191222466973193" calcext:value-type="float">
            <text:p>0.191222466973193</text:p>
          </table:table-cell>
          <table:table-cell office:value-type="float" office:value="0" calcext:value-type="float">
            <text:p>0</text:p>
          </table:table-cell>
          <table:table-cell office:value-type="float" office:value="0.0617553528834748" calcext:value-type="float">
            <text:p>0.061755352883475</text:p>
          </table:table-cell>
          <table:table-cell office:value-type="float" office:value="-0.0525292916760152" calcext:value-type="float">
            <text:p>-0.052529291676015</text:p>
          </table:table-cell>
          <table:table-cell office:value-type="float" office:value="-0.0198390197101893" calcext:value-type="float">
            <text:p>-0.019839019710189</text:p>
          </table:table-cell>
          <table:table-cell office:value-type="float" office:value="0.0310311942533026" calcext:value-type="float">
            <text:p>0.031031194253303</text:p>
          </table:table-cell>
          <table:table-cell office:value-type="float" office:value="0" calcext:value-type="float">
            <text:p>0</text:p>
          </table:table-cell>
          <table:table-cell office:value-type="float" office:value="0.072406005228254" calcext:value-type="float">
            <text:p>0.072406005228254</text:p>
          </table:table-cell>
          <table:table-cell office:value-type="float" office:value="0.0840765920517632" calcext:value-type="float">
            <text:p>0.084076592051763</text:p>
          </table:table-cell>
          <table:table-cell office:value-type="float" office:value="0.0143216339426033" calcext:value-type="float">
            <text:p>0.0143216339426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C41:.K41])" office:value-type="float" office:value="0.22042558293247" calcext:value-type="float">
            <text:p>0.22042558293247</text:p>
          </table:table-cell>
          <table:table-cell office:value-type="float" office:value="0" calcext:value-type="float">
            <text:p>0</text:p>
          </table:table-cell>
          <table:table-cell office:value-type="float" office:value="0.0719045005374718" calcext:value-type="float">
            <text:p>0.071904500537472</text:p>
          </table:table-cell>
          <table:table-cell office:value-type="float" office:value="-0.0626742841904922" calcext:value-type="float">
            <text:p>-0.062674284190492</text:p>
          </table:table-cell>
          <table:table-cell office:value-type="float" office:value="-0.0276899424030187" calcext:value-type="float">
            <text:p>-0.027689942403019</text:p>
          </table:table-cell>
          <table:table-cell office:value-type="float" office:value="0.0388899365465915" calcext:value-type="float">
            <text:p>0.038889936546592</text:p>
          </table:table-cell>
          <table:table-cell office:value-type="float" office:value="0" calcext:value-type="float">
            <text:p>0</text:p>
          </table:table-cell>
          <table:table-cell office:value-type="float" office:value="0.0816344108538125" calcext:value-type="float">
            <text:p>0.081634410853813</text:p>
          </table:table-cell>
          <table:table-cell office:value-type="float" office:value="0.0990428910257734" calcext:value-type="float">
            <text:p>0.099042891025773</text:p>
          </table:table-cell>
          <table:table-cell office:value-type="float" office:value="0.0193180705623314" calcext:value-type="float">
            <text:p>0.0193180705623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C42:.K42])" office:value-type="float" office:value="0.251374140698253" calcext:value-type="float">
            <text:p>0.251374140698253</text:p>
          </table:table-cell>
          <table:table-cell office:value-type="float" office:value="0" calcext:value-type="float">
            <text:p>0</text:p>
          </table:table-cell>
          <table:table-cell office:value-type="float" office:value="0.0822650672810777" calcext:value-type="float">
            <text:p>0.082265067281078</text:p>
          </table:table-cell>
          <table:table-cell office:value-type="float" office:value="-0.0730307263670022" calcext:value-type="float">
            <text:p>-0.073030726367002</text:p>
          </table:table-cell>
          <table:table-cell office:value-type="float" office:value="-0.0360906408886446" calcext:value-type="float">
            <text:p>-0.036090640888645</text:p>
          </table:table-cell>
          <table:table-cell office:value-type="float" office:value="0.0472983382310177" calcext:value-type="float">
            <text:p>0.047298338231018</text:p>
          </table:table-cell>
          <table:table-cell office:value-type="float" office:value="0" calcext:value-type="float">
            <text:p>0</text:p>
          </table:table-cell>
          <table:table-cell office:value-type="float" office:value="0.0910628447674661" calcext:value-type="float">
            <text:p>0.091062844767466</text:p>
          </table:table-cell>
          <table:table-cell office:value-type="float" office:value="0.114847711237027" calcext:value-type="float">
            <text:p>0.114847711237027</text:p>
          </table:table-cell>
          <table:table-cell office:value-type="float" office:value="0.0250215464373113" calcext:value-type="float">
            <text:p>0.025021546437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C43:.K43])" office:value-type="float" office:value="0.283853922277454" calcext:value-type="float">
            <text:p>0.283853922277454</text:p>
          </table:table-cell>
          <table:table-cell office:value-type="float" office:value="0" calcext:value-type="float">
            <text:p>0</text:p>
          </table:table-cell>
          <table:table-cell office:value-type="float" office:value="0.0927567797482253" calcext:value-type="float">
            <text:p>0.092756779748225</text:p>
          </table:table-cell>
          <table:table-cell office:value-type="float" office:value="-0.0835183641158972" calcext:value-type="float">
            <text:p>-0.083518364115897</text:p>
          </table:table-cell>
          <table:table-cell office:value-type="float" office:value="-0.0449591677515436" calcext:value-type="float">
            <text:p>-0.044959167751544</text:p>
          </table:table-cell>
          <table:table-cell office:value-type="float" office:value="0.056174400329577" calcext:value-type="float">
            <text:p>0.056174400329577</text:p>
          </table:table-cell>
          <table:table-cell office:value-type="float" office:value="0" calcext:value-type="float">
            <text:p>0</text:p>
          </table:table-cell>
          <table:table-cell office:value-type="float" office:value="0.100625997173461" calcext:value-type="float">
            <text:p>0.100625997173461</text:p>
          </table:table-cell>
          <table:table-cell office:value-type="float" office:value="0.131381962310327" calcext:value-type="float">
            <text:p>0.131381962310327</text:p>
          </table:table-cell>
          <table:table-cell office:value-type="float" office:value="0.0313923145833046" calcext:value-type="float">
            <text:p>0.0313923145833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C44:.K44])" office:value-type="float" office:value="0.317643196044993" calcext:value-type="float">
            <text:p>0.317643196044993</text:p>
          </table:table-cell>
          <table:table-cell office:value-type="float" office:value="0" calcext:value-type="float">
            <text:p>0</text:p>
          </table:table-cell>
          <table:table-cell office:value-type="float" office:value="0.103306275646215" calcext:value-type="float">
            <text:p>0.103306275646215</text:p>
          </table:table-cell>
          <table:table-cell office:value-type="float" office:value="-0.0940630473620241" calcext:value-type="float">
            <text:p>-0.094063047362024</text:p>
          </table:table-cell>
          <table:table-cell office:value-type="float" office:value="-0.0542145030115459" calcext:value-type="float">
            <text:p>-0.054214503011546</text:p>
          </table:table-cell>
          <table:table-cell office:value-type="float" office:value="0.0654366180596072" calcext:value-type="float">
            <text:p>0.065436618059607</text:p>
          </table:table-cell>
          <table:table-cell office:value-type="float" office:value="0" calcext:value-type="float">
            <text:p>0</text:p>
          </table:table-cell>
          <table:table-cell office:value-type="float" office:value="0.11026307527745" calcext:value-type="float">
            <text:p>0.11026307527745</text:p>
          </table:table-cell>
          <table:table-cell office:value-type="float" office:value="0.1485339857374" calcext:value-type="float">
            <text:p>0.1485339857374</text:p>
          </table:table-cell>
          <table:table-cell office:value-type="float" office:value="0.0383807916978909" calcext:value-type="float">
            <text:p>0.0383807916978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C45:.K45])" office:value-type="float" office:value="0.352508723634025" calcext:value-type="float">
            <text:p>0.352508723634025</text:p>
          </table:table-cell>
          <table:table-cell office:value-type="float" office:value="0" calcext:value-type="float">
            <text:p>0</text:p>
          </table:table-cell>
          <table:table-cell office:value-type="float" office:value="0.113847412110363" calcext:value-type="float">
            <text:p>0.113847412110363</text:p>
          </table:table-cell>
          <table:table-cell office:value-type="float" office:value="-0.104600205859502" calcext:value-type="float">
            <text:p>-0.104600205859502</text:p>
          </table:table-cell>
          <table:table-cell office:value-type="float" office:value="-0.0637741512033221" calcext:value-type="float">
            <text:p>-0.063774151203322</text:p>
          </table:table-cell>
          <table:table-cell office:value-type="float" office:value="0.075003240089613" calcext:value-type="float">
            <text:p>0.075003240089613</text:p>
          </table:table-cell>
          <table:table-cell office:value-type="float" office:value="0" calcext:value-type="float">
            <text:p>0</text:p>
          </table:table-cell>
          <table:table-cell office:value-type="float" office:value="0.119917992285835" calcext:value-type="float">
            <text:p>0.119917992285835</text:p>
          </table:table-cell>
          <table:table-cell office:value-type="float" office:value="0.166188217878849" calcext:value-type="float">
            <text:p>0.166188217878849</text:p>
          </table:table-cell>
          <table:table-cell office:value-type="float" office:value="0.0459262183321889" calcext:value-type="float">
            <text:p>0.0459262183321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C46:.K46])" office:value-type="float" office:value="0.38821846990322" calcext:value-type="float">
            <text:p>0.38821846990322</text:p>
          </table:table-cell>
          <table:table-cell office:value-type="float" office:value="0" calcext:value-type="float">
            <text:p>0</text:p>
          </table:table-cell>
          <table:table-cell office:value-type="float" office:value="0.124322325629954" calcext:value-type="float">
            <text:p>0.124322325629954</text:p>
          </table:table-cell>
          <table:table-cell office:value-type="float" office:value="-0.115071139915807" calcext:value-type="float">
            <text:p>-0.115071139915807</text:p>
          </table:table-cell>
          <table:table-cell office:value-type="float" office:value="-0.0735582966170828" calcext:value-type="float">
            <text:p>-0.073558296617083</text:p>
          </table:table-cell>
          <table:table-cell office:value-type="float" office:value="0.0847941565761543" calcext:value-type="float">
            <text:p>0.084794156576154</text:p>
          </table:table-cell>
          <table:table-cell office:value-type="float" office:value="0" calcext:value-type="float">
            <text:p>0</text:p>
          </table:table-cell>
          <table:table-cell office:value-type="float" office:value="0.12954002331529" calcext:value-type="float">
            <text:p>0.12954002331529</text:p>
          </table:table-cell>
          <table:table-cell office:value-type="float" office:value="0.184229943501955" calcext:value-type="float">
            <text:p>0.184229943501955</text:p>
          </table:table-cell>
          <table:table-cell office:value-type="float" office:value="0.0539614574127563" calcext:value-type="float">
            <text:p>0.0539614574127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C47:.K47])" office:value-type="float" office:value="0.424554712234738" calcext:value-type="float">
            <text:p>0.424554712234738</text:p>
          </table:table-cell>
          <table:table-cell office:value-type="float" office:value="0" calcext:value-type="float">
            <text:p>0</text:p>
          </table:table-cell>
          <table:table-cell office:value-type="float" office:value="0.134679073045858" calcext:value-type="float">
            <text:p>0.134679073045858</text:p>
          </table:table-cell>
          <table:table-cell office:value-type="float" office:value="-0.125424099551653" calcext:value-type="float">
            <text:p>-0.125424099551653</text:p>
          </table:table-cell>
          <table:table-cell office:value-type="float" office:value="-0.083497590913923" calcext:value-type="float">
            <text:p>-0.083497590913923</text:p>
          </table:table-cell>
          <table:table-cell office:value-type="float" office:value="0.0947398459851694" calcext:value-type="float">
            <text:p>0.094739845985169</text:p>
          </table:table-cell>
          <table:table-cell office:value-type="float" office:value="0" calcext:value-type="float">
            <text:p>0</text:p>
          </table:table-cell>
          <table:table-cell office:value-type="float" office:value="0.139084056229085" calcext:value-type="float">
            <text:p>0.139084056229085</text:p>
          </table:table-cell>
          <table:table-cell office:value-type="float" office:value="0.202552505214365" calcext:value-type="float">
            <text:p>0.202552505214365</text:p>
          </table:table-cell>
          <table:table-cell office:value-type="float" office:value="0.0624209222258366" calcext:value-type="float">
            <text:p>0.0624209222258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C48:.K48])" office:value-type="float" office:value="0.461298932907985" calcext:value-type="float">
            <text:p>0.461298932907985</text:p>
          </table:table-cell>
          <table:table-cell office:value-type="float" office:value="0" calcext:value-type="float">
            <text:p>0</text:p>
          </table:table-cell>
          <table:table-cell office:value-type="float" office:value="0.144873995515982" calcext:value-type="float">
            <text:p>0.144873995515982</text:p>
          </table:table-cell>
          <table:table-cell office:value-type="float" office:value="-0.135615340708554" calcext:value-type="float">
            <text:p>-0.135615340708554</text:p>
          </table:table-cell>
          <table:table-cell office:value-type="float" office:value="-0.0935218809948" calcext:value-type="float">
            <text:p>-0.0935218809948</text:p>
          </table:table-cell>
          <table:table-cell office:value-type="float" office:value="0.104770213678723" calcext:value-type="float">
            <text:p>0.104770213678723</text:p>
          </table:table-cell>
          <table:table-cell office:value-type="float" office:value="0" calcext:value-type="float">
            <text:p>0</text:p>
          </table:table-cell>
          <table:table-cell office:value-type="float" office:value="0.148510126623373" calcext:value-type="float">
            <text:p>0.148510126623373</text:p>
          </table:table-cell>
          <table:table-cell office:value-type="float" office:value="0.221049259166038" calcext:value-type="float">
            <text:p>0.221049259166038</text:p>
          </table:table-cell>
          <table:table-cell office:value-type="float" office:value="0.0712325596272231" calcext:value-type="float">
            <text:p>0.0712325596272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C49:.K49])" office:value-type="float" office:value="0.498246381374727" calcext:value-type="float">
            <text:p>0.498246381374727</text:p>
          </table:table-cell>
          <table:table-cell office:value-type="float" office:value="0" calcext:value-type="float">
            <text:p>0</text:p>
          </table:table-cell>
          <table:table-cell office:value-type="float" office:value="0.154869696227768" calcext:value-type="float">
            <text:p>0.154869696227768</text:p>
          </table:table-cell>
          <table:table-cell office:value-type="float" office:value="-0.145607542455519" calcext:value-type="float">
            <text:p>-0.145607542455519</text:p>
          </table:table-cell>
          <table:table-cell office:value-type="float" office:value="-0.103568880371522" calcext:value-type="float">
            <text:p>-0.103568880371522</text:p>
          </table:table-cell>
          <table:table-cell office:value-type="float" office:value="0.114823011241542" calcext:value-type="float">
            <text:p>0.114823011241542</text:p>
          </table:table-cell>
          <table:table-cell office:value-type="float" office:value="0" calcext:value-type="float">
            <text:p>0</text:p>
          </table:table-cell>
          <table:table-cell office:value-type="float" office:value="0.157783450040296" calcext:value-type="float">
            <text:p>0.157783450040296</text:p>
          </table:table-cell>
          <table:table-cell office:value-type="float" office:value="0.239620739612847" calcext:value-type="float">
            <text:p>0.239620739612847</text:p>
          </table:table-cell>
          <table:table-cell office:value-type="float" office:value="0.0803259070793147" calcext:value-type="float">
            <text:p>0.0803259070793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C50:.K50])" office:value-type="float" office:value="0.535207094036283" calcext:value-type="float">
            <text:p>0.535207094036283</text:p>
          </table:table-cell>
          <table:table-cell office:value-type="float" office:value="0" calcext:value-type="float">
            <text:p>0</text:p>
          </table:table-cell>
          <table:table-cell office:value-type="float" office:value="0.164635346015537" calcext:value-type="float">
            <text:p>0.164635346015537</text:p>
          </table:table-cell>
          <table:table-cell office:value-type="float" office:value="-0.155369630783774" calcext:value-type="float">
            <text:p>-0.155369630783774</text:p>
          </table:table-cell>
          <table:table-cell office:value-type="float" office:value="-0.113579488744267" calcext:value-type="float">
            <text:p>-0.113579488744267</text:p>
          </table:table-cell>
          <table:table-cell office:value-type="float" office:value="0.124839204660355" calcext:value-type="float">
            <text:p>0.124839204660355</text:p>
          </table:table-cell>
          <table:table-cell office:value-type="float" office:value="0" calcext:value-type="float">
            <text:p>0</text:p>
          </table:table-cell>
          <table:table-cell office:value-type="float" office:value="0.166874651067758" calcext:value-type="float">
            <text:p>0.166874651067758</text:p>
          </table:table-cell>
          <table:table-cell office:value-type="float" office:value="0.258174840362113" calcext:value-type="float">
            <text:p>0.258174840362113</text:p>
          </table:table-cell>
          <table:table-cell office:value-type="float" office:value="0.0896321714585609" calcext:value-type="float">
            <text:p>0.0896321714585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C51:.K51])" office:value-type="float" office:value="0.572011174368484" calcext:value-type="float">
            <text:p>0.572011174368484</text:p>
          </table:table-cell>
          <table:table-cell office:value-type="float" office:value="0" calcext:value-type="float">
            <text:p>0</text:p>
          </table:table-cell>
          <table:table-cell office:value-type="float" office:value="0.174144746377406" calcext:value-type="float">
            <text:p>0.174144746377406</text:p>
          </table:table-cell>
          <table:table-cell office:value-type="float" office:value="-0.16487576615543" calcext:value-type="float">
            <text:p>-0.16487576615543</text:p>
          </table:table-cell>
          <table:table-cell office:value-type="float" office:value="-0.123510513189969" calcext:value-type="float">
            <text:p>-0.123510513189969</text:p>
          </table:table-cell>
          <table:table-cell office:value-type="float" office:value="0.134775354999399" calcext:value-type="float">
            <text:p>0.134775354999399</text:p>
          </table:table-cell>
          <table:table-cell office:value-type="float" office:value="0" calcext:value-type="float">
            <text:p>0</text:p>
          </table:table-cell>
          <table:table-cell office:value-type="float" office:value="0.175758450219608" calcext:value-type="float">
            <text:p>0.175758450219608</text:p>
          </table:table-cell>
          <table:table-cell office:value-type="float" office:value="0.276629756250185" calcext:value-type="float">
            <text:p>0.276629756250185</text:p>
          </table:table-cell>
          <table:table-cell office:value-type="float" office:value="0.0990891458672846" calcext:value-type="float">
            <text:p>0.0990891458672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UM([.C52:.K52])" office:value-type="float" office:value="0.608499414206077" calcext:value-type="float">
            <text:p>0.608499414206077</text:p>
          </table:table-cell>
          <table:table-cell office:value-type="float" office:value="0" calcext:value-type="float">
            <text:p>0</text:p>
          </table:table-cell>
          <table:table-cell office:value-type="float" office:value="0.183378012939702" calcext:value-type="float">
            <text:p>0.183378012939702</text:p>
          </table:table-cell>
          <table:table-cell office:value-type="float" office:value="-0.174105887531681" calcext:value-type="float">
            <text:p>-0.174105887531681</text:p>
          </table:table-cell>
          <table:table-cell office:value-type="float" office:value="-0.133315055221605" calcext:value-type="float">
            <text:p>-0.133315055221605</text:p>
          </table:table-cell>
          <table:table-cell office:value-type="float" office:value="0.144584686990061" calcext:value-type="float">
            <text:p>0.144584686990061</text:p>
          </table:table-cell>
          <table:table-cell office:value-type="float" office:value="0" calcext:value-type="float">
            <text:p>0</text:p>
          </table:table-cell>
          <table:table-cell office:value-type="float" office:value="0.184414374058969" calcext:value-type="float">
            <text:p>0.184414374058969</text:p>
          </table:table-cell>
          <table:table-cell office:value-type="float" office:value="0.294908667448289" calcext:value-type="float">
            <text:p>0.294908667448289</text:p>
          </table:table-cell>
          <table:table-cell office:value-type="float" office:value="0.108634615522342" calcext:value-type="float">
            <text:p>0.1086346155223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UM([.C53:.K53])" office:value-type="float" office:value="0.644529969218333" calcext:value-type="float">
            <text:p>0.644529969218333</text:p>
          </table:table-cell>
          <table:table-cell office:value-type="float" office:value="0" calcext:value-type="float">
            <text:p>0</text:p>
          </table:table-cell>
          <table:table-cell office:value-type="float" office:value="0.19231955118706" calcext:value-type="float">
            <text:p>0.19231955118706</text:p>
          </table:table-cell>
          <table:table-cell office:value-type="float" office:value="-0.183044433753286" calcext:value-type="float">
            <text:p>-0.183044433753286</text:p>
          </table:table-cell>
          <table:table-cell office:value-type="float" office:value="-0.14295353308279" calcext:value-type="float">
            <text:p>-0.14295353308279</text:p>
          </table:table-cell>
          <table:table-cell office:value-type="float" office:value="0.154227798532349" calcext:value-type="float">
            <text:p>0.154227798532349</text:p>
          </table:table-cell>
          <table:table-cell office:value-type="float" office:value="0" calcext:value-type="float">
            <text:p>0</text:p>
          </table:table-cell>
          <table:table-cell office:value-type="float" office:value="0.19282580292736" calcext:value-type="float">
            <text:p>0.19282580292736</text:p>
          </table:table-cell>
          <table:table-cell office:value-type="float" office:value="0.312943315472425" calcext:value-type="float">
            <text:p>0.312943315472425</text:p>
          </table:table-cell>
          <table:table-cell office:value-type="float" office:value="0.118211467935215" calcext:value-type="float">
            <text:p>0.1182114679352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UM([.C54:.K54])" office:value-type="float" office:value="0.679982439620246" calcext:value-type="float">
            <text:p>0.679982439620246</text:p>
          </table:table-cell>
          <table:table-cell office:value-type="float" office:value="0" calcext:value-type="float">
            <text:p>0</text:p>
          </table:table-cell>
          <table:table-cell office:value-type="float" office:value="0.200957602848229" calcext:value-type="float">
            <text:p>0.200957602848229</text:p>
          </table:table-cell>
          <table:table-cell office:value-type="float" office:value="-0.19167958112677" calcext:value-type="float">
            <text:p>-0.19167958112677</text:p>
          </table:table-cell>
          <table:table-cell office:value-type="float" office:value="-0.152398202236072" calcext:value-type="float">
            <text:p>-0.152398202236072</text:p>
          </table:table-cell>
          <table:table-cell office:value-type="float" office:value="0.163676601499819" calcext:value-type="float">
            <text:p>0.163676601499819</text:p>
          </table:table-cell>
          <table:table-cell office:value-type="float" office:value="0" calcext:value-type="float">
            <text:p>0</text:p>
          </table:table-cell>
          <table:table-cell office:value-type="float" office:value="0.200979629699618" calcext:value-type="float">
            <text:p>0.200979629699618</text:p>
          </table:table-cell>
          <table:table-cell office:value-type="float" office:value="0.330676055244547" calcext:value-type="float">
            <text:p>0.330676055244547</text:p>
          </table:table-cell>
          <table:table-cell office:value-type="float" office:value="0.127770333690875" calcext:value-type="float">
            <text:p>0.1277703336908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UM([.C55:.K55])" office:value-type="float" office:value="0.714748224590282" calcext:value-type="float">
            <text:p>0.714748224590282</text:p>
          </table:table-cell>
          <table:table-cell office:value-type="float" office:value="0" calcext:value-type="float">
            <text:p>0</text:p>
          </table:table-cell>
          <table:table-cell office:value-type="float" office:value="0.209284326451085" calcext:value-type="float">
            <text:p>0.209284326451085</text:p>
          </table:table-cell>
          <table:table-cell office:value-type="float" office:value="-0.20000352007774" calcext:value-type="float">
            <text:p>-0.20000352007774</text:p>
          </table:table-cell>
          <table:table-cell office:value-type="float" office:value="-0.161620270812069" calcext:value-type="float">
            <text:p>-0.161620270812069</text:p>
          </table:table-cell>
          <table:table-cell office:value-type="float" office:value="0.172902488055808" calcext:value-type="float">
            <text:p>0.172902488055808</text:p>
          </table:table-cell>
          <table:table-cell office:value-type="float" office:value="0" calcext:value-type="float">
            <text:p>0</text:p>
          </table:table-cell>
          <table:table-cell office:value-type="float" office:value="0.208866075230357" calcext:value-type="float">
            <text:p>0.208866075230357</text:p>
          </table:table-cell>
          <table:table-cell office:value-type="float" office:value="0.34805480800536" calcext:value-type="float">
            <text:p>0.34805480800536</text:p>
          </table:table-cell>
          <table:table-cell office:value-type="float" office:value="0.137264317737481" calcext:value-type="float">
            <text:p>0.1372643177374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UM([.C56:.K56])" office:value-type="float" office:value="0.748736052008721" calcext:value-type="float">
            <text:p>0.748736052008721</text:p>
          </table:table-cell>
          <table:table-cell office:value-type="float" office:value="0" calcext:value-type="float">
            <text:p>0</text:p>
          </table:table-cell>
          <table:table-cell office:value-type="float" office:value="0.217294894769053" calcext:value-type="float">
            <text:p>0.217294894769053</text:p>
          </table:table-cell>
          <table:table-cell office:value-type="float" office:value="-0.208011422111139" calcext:value-type="float">
            <text:p>-0.208011422111139</text:p>
          </table:table-cell>
          <table:table-cell office:value-type="float" office:value="-0.170597948384085" calcext:value-type="float">
            <text:p>-0.170597948384085</text:p>
          </table:table-cell>
          <table:table-cell office:value-type="float" office:value="0.181883678175635" calcext:value-type="float">
            <text:p>0.181883678175635</text:p>
          </table:table-cell>
          <table:table-cell office:value-type="float" office:value="0" calcext:value-type="float">
            <text:p>0</text:p>
          </table:table-cell>
          <table:table-cell office:value-type="float" office:value="0.216478201277412" calcext:value-type="float">
            <text:p>0.216478201277412</text:p>
          </table:table-cell>
          <table:table-cell office:value-type="float" office:value="0.365035948697162" calcext:value-type="float">
            <text:p>0.365035948697162</text:p>
          </table:table-cell>
          <table:table-cell office:value-type="float" office:value="0.146652699584683" calcext:value-type="float">
            <text:p>0.1466526995846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UM([.C57:.K57])" office:value-type="float" office:value="0.781869521631093" calcext:value-type="float">
            <text:p>0.781869521631093</text:p>
          </table:table-cell>
          <table:table-cell office:value-type="float" office:value="0" calcext:value-type="float">
            <text:p>0</text:p>
          </table:table-cell>
          <table:table-cell office:value-type="float" office:value="0.224987183011492" calcext:value-type="float">
            <text:p>0.224987183011492</text:p>
          </table:table-cell>
          <table:table-cell office:value-type="float" office:value="-0.215701160725233" calcext:value-type="float">
            <text:p>-0.215701160725233</text:p>
          </table:table-cell>
          <table:table-cell office:value-type="float" office:value="-0.179313852053847" calcext:value-type="float">
            <text:p>-0.179313852053847</text:p>
          </table:table-cell>
          <table:table-cell office:value-type="float" office:value="0.190602800534924" calcext:value-type="float">
            <text:p>0.190602800534924</text:p>
          </table:table-cell>
          <table:table-cell office:value-type="float" office:value="0" calcext:value-type="float">
            <text:p>0</text:p>
          </table:table-cell>
          <table:table-cell office:value-type="float" office:value="0.223811599551691" calcext:value-type="float">
            <text:p>0.223811599551691</text:p>
          </table:table-cell>
          <table:table-cell office:value-type="float" office:value="0.381583046981616" calcext:value-type="float">
            <text:p>0.381583046981616</text:p>
          </table:table-cell>
          <table:table-cell office:value-type="float" office:value="0.15589990433045" calcext:value-type="float">
            <text:p>0.155899904330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UM([.C58:.K58])" office:value-type="float" office:value="0.814086078489982" calcext:value-type="float">
            <text:p>0.814086078489982</text:p>
          </table:table-cell>
          <table:table-cell office:value-type="float" office:value="0" calcext:value-type="float">
            <text:p>0</text:p>
          </table:table-cell>
          <table:table-cell office:value-type="float" office:value="0.232361373612942" calcext:value-type="float">
            <text:p>0.232361373612942</text:p>
          </table:table-cell>
          <table:table-cell office:value-type="float" office:value="-0.223072916280041" calcext:value-type="float">
            <text:p>-0.223072916280041</text:p>
          </table:table-cell>
          <table:table-cell office:value-type="float" office:value="-0.187754562123036" calcext:value-type="float">
            <text:p>-0.187754562123036</text:p>
          </table:table-cell>
          <table:table-cell office:value-type="float" office:value="0.199046447850918" calcext:value-type="float">
            <text:p>0.199046447850918</text:p>
          </table:table-cell>
          <table:table-cell office:value-type="float" office:value="0" calcext:value-type="float">
            <text:p>0</text:p>
          </table:table-cell>
          <table:table-cell office:value-type="float" office:value="0.230864069874572" calcext:value-type="float">
            <text:p>0.230864069874572</text:p>
          </table:table-cell>
          <table:table-cell office:value-type="float" office:value="0.39766636332073" calcext:value-type="float">
            <text:p>0.39766636332073</text:p>
          </table:table-cell>
          <table:table-cell office:value-type="float" office:value="0.164975302233897" calcext:value-type="float">
            <text:p>0.1649753022338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UM([.C59:.K59])" office:value-type="float" office:value="0.845335902468301" calcext:value-type="float">
            <text:p>0.845335902468301</text:p>
          </table:table-cell>
          <table:table-cell office:value-type="float" office:value="0" calcext:value-type="float">
            <text:p>0</text:p>
          </table:table-cell>
          <table:table-cell office:value-type="float" office:value="0.239419599069314" calcext:value-type="float">
            <text:p>0.239419599069314</text:p>
          </table:table-cell>
          <table:table-cell office:value-type="float" office:value="-0.230128818901999" calcext:value-type="float">
            <text:p>-0.230128818901999</text:p>
          </table:table-cell>
          <table:table-cell office:value-type="float" office:value="-0.195910187186353" calcext:value-type="float">
            <text:p>-0.195910187186353</text:p>
          </table:table-cell>
          <table:table-cell office:value-type="float" office:value="0.207204741692738" calcext:value-type="float">
            <text:p>0.207204741692738</text:p>
          </table:table-cell>
          <table:table-cell office:value-type="float" office:value="0" calcext:value-type="float">
            <text:p>0</text:p>
          </table:table-cell>
          <table:table-cell office:value-type="float" office:value="0.237635322042439" calcext:value-type="float">
            <text:p>0.237635322042439</text:p>
          </table:table-cell>
          <table:table-cell office:value-type="float" office:value="0.413262308315283" calcext:value-type="float">
            <text:p>0.413262308315283</text:p>
          </table:table-cell>
          <table:table-cell office:value-type="float" office:value="0.173852937436879" calcext:value-type="float">
            <text:p>0.1738529374368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UM([.C60:.K60])" office:value-type="float" office:value="0.875580758571994" calcext:value-type="float">
            <text:p>0.875580758571994</text:p>
          </table:table-cell>
          <table:table-cell office:value-type="float" office:value="0" calcext:value-type="float">
            <text:p>0</text:p>
          </table:table-cell>
          <table:table-cell office:value-type="float" office:value="0.246165622051615" calcext:value-type="float">
            <text:p>0.246165622051615</text:p>
          </table:table-cell>
          <table:table-cell office:value-type="float" office:value="-0.236872628656846" calcext:value-type="float">
            <text:p>-0.236872628656846</text:p>
          </table:table-cell>
          <table:table-cell office:value-type="float" office:value="-0.203773947419158" calcext:value-type="float">
            <text:p>-0.203773947419158</text:p>
          </table:table-cell>
          <table:table-cell office:value-type="float" office:value="0.215070915529927" calcext:value-type="float">
            <text:p>0.215070915529927</text:p>
          </table:table-cell>
          <table:table-cell office:value-type="float" office:value="0" calcext:value-type="float">
            <text:p>0</text:p>
          </table:table-cell>
          <table:table-cell office:value-type="float" office:value="0.244126702591439" calcext:value-type="float">
            <text:p>0.244126702591439</text:p>
          </table:table-cell>
          <table:table-cell office:value-type="float" office:value="0.428352885556434" calcext:value-type="float">
            <text:p>0.428352885556434</text:p>
          </table:table-cell>
          <table:table-cell office:value-type="float" office:value="0.182511208918583" calcext:value-type="float">
            <text:p>0.1825112089185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UM([.C61:.K61])" office:value-type="float" office:value="0.904792843488405" calcext:value-type="float">
            <text:p>0.904792843488405</text:p>
          </table:table-cell>
          <table:table-cell office:value-type="float" office:value="0" calcext:value-type="float">
            <text:p>0</text:p>
          </table:table-cell>
          <table:table-cell office:value-type="float" office:value="0.252604551204482" calcext:value-type="float">
            <text:p>0.252604551204482</text:p>
          </table:table-cell>
          <table:table-cell office:value-type="float" office:value="-0.243309451399187" calcext:value-type="float">
            <text:p>-0.243309451399187</text:p>
          </table:table-cell>
          <table:table-cell office:value-type="float" office:value="-0.211341782054021" calcext:value-type="float">
            <text:p>-0.211341782054021</text:p>
          </table:table-cell>
          <table:table-cell office:value-type="float" office:value="0.222640922009585" calcext:value-type="float">
            <text:p>0.222640922009585</text:p>
          </table:table-cell>
          <table:table-cell office:value-type="float" office:value="0" calcext:value-type="float">
            <text:p>0</text:p>
          </table:table-cell>
          <table:table-cell office:value-type="float" office:value="0.250340946709194" calcext:value-type="float">
            <text:p>0.250340946709194</text:p>
          </table:table-cell>
          <table:table-cell office:value-type="float" office:value="0.442925134228141" calcext:value-type="float">
            <text:p>0.442925134228141</text:p>
          </table:table-cell>
          <table:table-cell office:value-type="float" office:value="0.190932522790211" calcext:value-type="float">
            <text:p>0.1909325227902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UM([.C62:.K62])" office:value-type="float" office:value="0.932953655962479" calcext:value-type="float">
            <text:p>0.932953655962479</text:p>
          </table:table-cell>
          <table:table-cell office:value-type="float" office:value="0" calcext:value-type="float">
            <text:p>0</text:p>
          </table:table-cell>
          <table:table-cell office:value-type="float" office:value="0.258742590495137" calcext:value-type="float">
            <text:p>0.258742590495137</text:p>
          </table:table-cell>
          <table:table-cell office:value-type="float" office:value="-0.249445488165421" calcext:value-type="float">
            <text:p>-0.249445488165421</text:p>
          </table:table-cell>
          <table:table-cell office:value-type="float" office:value="-0.218611984805403" calcext:value-type="float">
            <text:p>-0.218611984805403</text:p>
          </table:table-cell>
          <table:table-cell office:value-type="float" office:value="0.229913068217035" calcext:value-type="float">
            <text:p>0.229913068217035</text:p>
          </table:table-cell>
          <table:table-cell office:value-type="float" office:value="0" calcext:value-type="float">
            <text:p>0</text:p>
          </table:table-cell>
          <table:table-cell office:value-type="float" office:value="0.256281954838508" calcext:value-type="float">
            <text:p>0.256281954838508</text:p>
          </table:table-cell>
          <table:table-cell office:value-type="float" office:value="0.45697058406352" calcext:value-type="float">
            <text:p>0.45697058406352</text:p>
          </table:table-cell>
          <table:table-cell office:value-type="float" office:value="0.199102931319103" calcext:value-type="float">
            <text:p>0.199102931319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UM([.C63:.K63])" office:value-type="float" office:value="0.960052911487434" calcext:value-type="float">
            <text:p>0.960052911487434</text:p>
          </table:table-cell>
          <table:table-cell office:value-type="float" office:value="0" calcext:value-type="float">
            <text:p>0</text:p>
          </table:table-cell>
          <table:table-cell office:value-type="float" office:value="0.264586819654802" calcext:value-type="float">
            <text:p>0.264586819654802</text:p>
          </table:table-cell>
          <table:table-cell office:value-type="float" office:value="-0.255287815652991" calcext:value-type="float">
            <text:p>-0.255287815652991</text:p>
          </table:table-cell>
          <table:table-cell office:value-type="float" office:value="-0.225584869246971" calcext:value-type="float">
            <text:p>-0.225584869246971</text:p>
          </table:table-cell>
          <table:table-cell office:value-type="float" office:value="0.236887680920409" calcext:value-type="float">
            <text:p>0.236887680920409</text:p>
          </table:table-cell>
          <table:table-cell office:value-type="float" office:value="0" calcext:value-type="float">
            <text:p>0</text:p>
          </table:table-cell>
          <table:table-cell office:value-type="float" office:value="0.261954593016718" calcext:value-type="float">
            <text:p>0.261954593016718</text:p>
          </table:table-cell>
          <table:table-cell office:value-type="float" office:value="0.470484732068691" calcext:value-type="float">
            <text:p>0.470484732068691</text:p>
          </table:table-cell>
          <table:table-cell office:value-type="float" office:value="0.207011770726776" calcext:value-type="float">
            <text:p>0.2070117707267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UM([.C64:.K64])" office:value-type="float" office:value="0.986086783741415" calcext:value-type="float">
            <text:p>0.986086783741415</text:p>
          </table:table-cell>
          <table:table-cell office:value-type="float" office:value="0" calcext:value-type="float">
            <text:p>0</text:p>
          </table:table-cell>
          <table:table-cell office:value-type="float" office:value="0.270144795493873" calcext:value-type="float">
            <text:p>0.270144795493873</text:p>
          </table:table-cell>
          <table:table-cell office:value-type="float" office:value="-0.260844020636566" calcext:value-type="float">
            <text:p>-0.260844020636566</text:p>
          </table:table-cell>
          <table:table-cell office:value-type="float" office:value="-0.232261641309676" calcext:value-type="float">
            <text:p>-0.232261641309676</text:p>
          </table:table-cell>
          <table:table-cell office:value-type="float" office:value="0.243566154582054" calcext:value-type="float">
            <text:p>0.243566154582054</text:p>
          </table:table-cell>
          <table:table-cell office:value-type="float" office:value="0" calcext:value-type="float">
            <text:p>0</text:p>
          </table:table-cell>
          <table:table-cell office:value-type="float" office:value="0.267364528585099" calcext:value-type="float">
            <text:p>0.267364528585099</text:p>
          </table:table-cell>
          <table:table-cell office:value-type="float" office:value="0.483466124164351" calcext:value-type="float">
            <text:p>0.483466124164351</text:p>
          </table:table-cell>
          <table:table-cell office:value-type="float" office:value="0.21465084286228" calcext:value-type="float">
            <text:p>0.214650842862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C65:.K65])" office:value-type="float" office:value="1.01105993801846" calcext:value-type="float">
            <text:p>1.01105993801846</text:p>
          </table:table-cell>
          <table:table-cell office:value-type="float" office:value="0" calcext:value-type="float">
            <text:p>0</text:p>
          </table:table-cell>
          <table:table-cell office:value-type="float" office:value="0.275425205994766" calcext:value-type="float">
            <text:p>0.275425205994766</text:p>
          </table:table-cell>
          <table:table-cell office:value-type="float" office:value="-0.266122721831117" calcext:value-type="float">
            <text:p>-0.266122721831117</text:p>
          </table:table-cell>
          <table:table-cell office:value-type="float" office:value="-0.238647496183113" calcext:value-type="float">
            <text:p>-0.238647496183113</text:p>
          </table:table-cell>
          <table:table-cell office:value-type="float" office:value="0.24995334570924" calcext:value-type="float">
            <text:p>0.24995334570924</text:p>
          </table:table-cell>
          <table:table-cell office:value-type="float" office:value="0" calcext:value-type="float">
            <text:p>0</text:p>
          </table:table-cell>
          <table:table-cell office:value-type="float" office:value="0.272518021008083" calcext:value-type="float">
            <text:p>0.272518021008083</text:p>
          </table:table-cell>
          <table:table-cell office:value-type="float" office:value="0.495917617603455" calcext:value-type="float">
            <text:p>0.495917617603455</text:p>
          </table:table-cell>
          <table:table-cell office:value-type="float" office:value="0.222015965717145" calcext:value-type="float">
            <text:p>0.2220159657171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UM([.C66:.K66])" office:value-type="float" office:value="1.03498006243293" calcext:value-type="float">
            <text:p>1.03498006243293</text:p>
          </table:table-cell>
          <table:table-cell office:value-type="float" office:value="0" calcext:value-type="float">
            <text:p>0</text:p>
          </table:table-cell>
          <table:table-cell office:value-type="float" office:value="0.280436517458666" calcext:value-type="float">
            <text:p>0.280436517458666</text:p>
          </table:table-cell>
          <table:table-cell office:value-type="float" office:value="-0.271132415421695" calcext:value-type="float">
            <text:p>-0.271132415421695</text:p>
          </table:table-cell>
          <table:table-cell office:value-type="float" office:value="-0.244746197961892" calcext:value-type="float">
            <text:p>-0.244746197961892</text:p>
          </table:table-cell>
          <table:table-cell office:value-type="float" office:value="0.256053206128673" calcext:value-type="float">
            <text:p>0.256053206128673</text:p>
          </table:table-cell>
          <table:table-cell office:value-type="float" office:value="0" calcext:value-type="float">
            <text:p>0</text:p>
          </table:table-cell>
          <table:table-cell office:value-type="float" office:value="0.277421866028532" calcext:value-type="float">
            <text:p>0.277421866028532</text:p>
          </table:table-cell>
          <table:table-cell office:value-type="float" office:value="0.507843321445731" calcext:value-type="float">
            <text:p>0.507843321445731</text:p>
          </table:table-cell>
          <table:table-cell office:value-type="float" office:value="0.229103764754914" calcext:value-type="float">
            <text:p>0.2291037647549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UM([.C67:.K67])" office:value-type="float" office:value="1.05786018283362" calcext:value-type="float">
            <text:p>1.05786018283362</text:p>
          </table:table-cell>
          <table:table-cell office:value-type="float" office:value="0" calcext:value-type="float">
            <text:p>0</text:p>
          </table:table-cell>
          <table:table-cell office:value-type="float" office:value="0.285187647015689" calcext:value-type="float">
            <text:p>0.285187647015689</text:p>
          </table:table-cell>
          <table:table-cell office:value-type="float" office:value="-0.275882015373723" calcext:value-type="float">
            <text:p>-0.275882015373723</text:p>
          </table:table-cell>
          <table:table-cell office:value-type="float" office:value="-0.250563396874647" calcext:value-type="float">
            <text:p>-0.250563396874647</text:p>
          </table:table-cell>
          <table:table-cell office:value-type="float" office:value="0.261871397721572" calcext:value-type="float">
            <text:p>0.261871397721572</text:p>
          </table:table-cell>
          <table:table-cell office:value-type="float" office:value="0" calcext:value-type="float">
            <text:p>0</text:p>
          </table:table-cell>
          <table:table-cell office:value-type="float" office:value="0.282083220971129" calcext:value-type="float">
            <text:p>0.282083220971129</text:p>
          </table:table-cell>
          <table:table-cell office:value-type="float" office:value="0.519249993599399" calcext:value-type="float">
            <text:p>0.519249993599399</text:p>
          </table:table-cell>
          <table:table-cell office:value-type="float" office:value="0.235913335774198" calcext:value-type="float">
            <text:p>0.2359133357741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UM([.C68:.K68])" office:value-type="float" office:value="1.07971713339694" calcext:value-type="float">
            <text:p>1.07971713339694</text:p>
          </table:table-cell>
          <table:table-cell office:value-type="float" office:value="0" calcext:value-type="float">
            <text:p>0</text:p>
          </table:table-cell>
          <table:table-cell office:value-type="float" office:value="0.289687664939681" calcext:value-type="float">
            <text:p>0.289687664939681</text:p>
          </table:table-cell>
          <table:table-cell office:value-type="float" office:value="-0.280380588814483" calcext:value-type="float">
            <text:p>-0.280380588814483</text:p>
          </table:table-cell>
          <table:table-cell office:value-type="float" office:value="-0.256105533067835" calcext:value-type="float">
            <text:p>-0.256105533067835</text:p>
          </table:table-cell>
          <table:table-cell office:value-type="float" office:value="0.267414371785521" calcext:value-type="float">
            <text:p>0.267414371785521</text:p>
          </table:table-cell>
          <table:table-cell office:value-type="float" office:value="0" calcext:value-type="float">
            <text:p>0</text:p>
          </table:table-cell>
          <table:table-cell office:value-type="float" office:value="0.286509515541167" calcext:value-type="float">
            <text:p>0.286509515541167</text:p>
          </table:table-cell>
          <table:table-cell office:value-type="float" office:value="0.530146232509976" calcext:value-type="float">
            <text:p>0.530146232509976</text:p>
          </table:table-cell>
          <table:table-cell office:value-type="float" office:value="0.242445470502917" calcext:value-type="float">
            <text:p>0.2424454705029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UM([.C69:.K69])" office:value-type="float" office:value="1.10057045754667" calcext:value-type="float">
            <text:p>1.10057045754667</text:p>
          </table:table-cell>
          <table:table-cell office:value-type="float" office:value="0" calcext:value-type="float">
            <text:p>0</text:p>
          </table:table-cell>
          <table:table-cell office:value-type="float" office:value="0.293945459917247" calcext:value-type="float">
            <text:p>0.293945459917247</text:p>
          </table:table-cell>
          <table:table-cell office:value-type="float" office:value="-0.28463705444729" calcext:value-type="float">
            <text:p>-0.28463705444729</text:p>
          </table:table-cell>
          <table:table-cell office:value-type="float" office:value="-0.2613791819433" calcext:value-type="float">
            <text:p>-0.2613791819433</text:p>
          </table:table-cell>
          <table:table-cell office:value-type="float" office:value="0.272688889934557" calcext:value-type="float">
            <text:p>0.272688889934557</text:p>
          </table:table-cell>
          <table:table-cell office:value-type="float" office:value="0" calcext:value-type="float">
            <text:p>0</text:p>
          </table:table-cell>
          <table:table-cell office:value-type="float" office:value="0.290708370572497" calcext:value-type="float">
            <text:p>0.290708370572497</text:p>
          </table:table-cell>
          <table:table-cell office:value-type="float" office:value="0.540541875117388" calcext:value-type="float">
            <text:p>0.540541875117388</text:p>
          </table:table-cell>
          <table:table-cell office:value-type="float" office:value="0.248702098395575" calcext:value-type="float">
            <text:p>0.2487020983955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UM([.C70:.K70])" office:value-type="float" office:value="1.12044363827231" calcext:value-type="float">
            <text:p>1.12044363827231</text:p>
          </table:table-cell>
          <table:table-cell office:value-type="float" office:value="0" calcext:value-type="float">
            <text:p>0</text:p>
          </table:table-cell>
          <table:table-cell office:value-type="float" office:value="0.297970654269625" calcext:value-type="float">
            <text:p>0.297970654269625</text:p>
          </table:table-cell>
          <table:table-cell office:value-type="float" office:value="-0.288660965269986" calcext:value-type="float">
            <text:p>-0.288660965269986</text:p>
          </table:table-cell>
          <table:table-cell office:value-type="float" office:value="-0.266392913184495" calcext:value-type="float">
            <text:p>-0.266392913184495</text:p>
          </table:table-cell>
          <table:table-cell office:value-type="float" office:value="0.277703180785264" calcext:value-type="float">
            <text:p>0.277703180785264</text:p>
          </table:table-cell>
          <table:table-cell office:value-type="float" office:value="0" calcext:value-type="float">
            <text:p>0</text:p>
          </table:table-cell>
          <table:table-cell office:value-type="float" office:value="0.294687490158708" calcext:value-type="float">
            <text:p>0.294687490158708</text:p>
          </table:table-cell>
          <table:table-cell office:value-type="float" office:value="0.550448873950543" calcext:value-type="float">
            <text:p>0.550448873950543</text:p>
          </table:table-cell>
          <table:table-cell office:value-type="float" office:value="0.254687317562651" calcext:value-type="float">
            <text:p>0.2546873175626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C71:.K71])" office:value-type="float" office:value="1.13936077561896" calcext:value-type="float">
            <text:p>1.13936077561896</text:p>
          </table:table-cell>
          <table:table-cell office:value-type="float" office:value="0" calcext:value-type="float">
            <text:p>0</text:p>
          </table:table-cell>
          <table:table-cell office:value-type="float" office:value="0.301772069673238" calcext:value-type="float">
            <text:p>0.301772069673238</text:p>
          </table:table-cell>
          <table:table-cell office:value-type="float" office:value="-0.292461173064723" calcext:value-type="float">
            <text:p>-0.292461173064723</text:p>
          </table:table-cell>
          <table:table-cell office:value-type="float" office:value="-0.271154073678659" calcext:value-type="float">
            <text:p>-0.271154073678659</text:p>
          </table:table-cell>
          <table:table-cell office:value-type="float" office:value="0.282464776379806" calcext:value-type="float">
            <text:p>0.282464776379806</text:p>
          </table:table-cell>
          <table:table-cell office:value-type="float" office:value="0" calcext:value-type="float">
            <text:p>0</text:p>
          </table:table-cell>
          <table:table-cell office:value-type="float" office:value="0.298454645985223" calcext:value-type="float">
            <text:p>0.298454645985223</text:p>
          </table:table-cell>
          <table:table-cell office:value-type="float" office:value="0.559879266595447" calcext:value-type="float">
            <text:p>0.559879266595447</text:p>
          </table:table-cell>
          <table:table-cell office:value-type="float" office:value="0.260405263728623" calcext:value-type="float">
            <text:p>0.2604052637286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UM([.C72:.K72])" office:value-type="float" office:value="1.1573480521696" calcext:value-type="float">
            <text:p>1.1573480521696</text:p>
          </table:table-cell>
          <table:table-cell office:value-type="float" office:value="0" calcext:value-type="float">
            <text:p>0</text:p>
          </table:table-cell>
          <table:table-cell office:value-type="float" office:value="0.305358654922554" calcext:value-type="float">
            <text:p>0.305358654922554</text:p>
          </table:table-cell>
          <table:table-cell office:value-type="float" office:value="-0.296046623672504" calcext:value-type="float">
            <text:p>-0.296046623672504</text:p>
          </table:table-cell>
          <table:table-cell office:value-type="float" office:value="-0.275670799991833" calcext:value-type="float">
            <text:p>-0.275670799991833</text:p>
          </table:table-cell>
          <table:table-cell office:value-type="float" office:value="0.286981822327993" calcext:value-type="float">
            <text:p>0.286981822327993</text:p>
          </table:table-cell>
          <table:table-cell office:value-type="float" office:value="0" calcext:value-type="float">
            <text:p>0</text:p>
          </table:table-cell>
          <table:table-cell office:value-type="float" office:value="0.302017589185116" calcext:value-type="float">
            <text:p>0.302017589185116</text:p>
          </table:table-cell>
          <table:table-cell office:value-type="float" office:value="0.568846165913662" calcext:value-type="float">
            <text:p>0.568846165913662</text:p>
          </table:table-cell>
          <table:table-cell office:value-type="float" office:value="0.265861243484609" calcext:value-type="float">
            <text:p>0.2658612434846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UM([.C73:.K73])" office:value-type="float" office:value="1.17443283893472" calcext:value-type="float">
            <text:p>1.17443283893472</text:p>
          </table:table-cell>
          <table:table-cell office:value-type="float" office:value="0" calcext:value-type="float">
            <text:p>0</text:p>
          </table:table-cell>
          <table:table-cell office:value-type="float" office:value="0.308739203315487" calcext:value-type="float">
            <text:p>0.308739203315487</text:p>
          </table:table-cell>
          <table:table-cell office:value-type="float" office:value="-0.299426107506309" calcext:value-type="float">
            <text:p>-0.299426107506309</text:p>
          </table:table-cell>
          <table:table-cell office:value-type="float" office:value="-0.279951380530015" calcext:value-type="float">
            <text:p>-0.279951380530015</text:p>
          </table:table-cell>
          <table:table-cell office:value-type="float" office:value="0.291262615562906" calcext:value-type="float">
            <text:p>0.291262615562906</text:p>
          </table:table-cell>
          <table:table-cell office:value-type="float" office:value="0" calcext:value-type="float">
            <text:p>0</text:p>
          </table:table-cell>
          <table:table-cell office:value-type="float" office:value="0.305384013361406" calcext:value-type="float">
            <text:p>0.305384013361406</text:p>
          </table:table-cell>
          <table:table-cell office:value-type="float" office:value="0.577363256452468" calcext:value-type="float">
            <text:p>0.577363256452468</text:p>
          </table:table-cell>
          <table:table-cell office:value-type="float" office:value="0.271061238278774" calcext:value-type="float">
            <text:p>0.2710612382787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UM([.C74:.K74])" office:value-type="float" office:value="1.19064313288093" calcext:value-type="float">
            <text:p>1.19064313288093</text:p>
          </table:table-cell>
          <table:table-cell office:value-type="float" office:value="0" calcext:value-type="float">
            <text:p>0</text:p>
          </table:table-cell>
          <table:table-cell office:value-type="float" office:value="0.311922060136295" calcext:value-type="float">
            <text:p>0.311922060136295</text:p>
          </table:table-cell>
          <table:table-cell office:value-type="float" office:value="-0.302608000195999" calcext:value-type="float">
            <text:p>-0.302608000195999</text:p>
          </table:table-cell>
          <table:table-cell office:value-type="float" office:value="-0.284003923730558" calcext:value-type="float">
            <text:p>-0.284003923730558</text:p>
          </table:table-cell>
          <table:table-cell office:value-type="float" office:value="0.295315448046046" calcext:value-type="float">
            <text:p>0.295315448046046</text:p>
          </table:table-cell>
          <table:table-cell office:value-type="float" office:value="0" calcext:value-type="float">
            <text:p>0</text:p>
          </table:table-cell>
          <table:table-cell office:value-type="float" office:value="0.308561520651629" calcext:value-type="float">
            <text:p>0.308561520651629</text:p>
          </table:table-cell>
          <table:table-cell office:value-type="float" office:value="0.585444451082455" calcext:value-type="float">
            <text:p>0.585444451082455</text:p>
          </table:table-cell>
          <table:table-cell office:value-type="float" office:value="0.276011576891059" calcext:value-type="float">
            <text:p>0.2760115768910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UM([.C75:.K75])" office:value-type="float" office:value="1.20600789170144" calcext:value-type="float">
            <text:p>1.20600789170144</text:p>
          </table:table-cell>
          <table:table-cell office:value-type="float" office:value="0" calcext:value-type="float">
            <text:p>0</text:p>
          </table:table-cell>
          <table:table-cell office:value-type="float" office:value="0.314916332390987" calcext:value-type="float">
            <text:p>0.314916332390987</text:p>
          </table:table-cell>
          <table:table-cell office:value-type="float" office:value="-0.305601637976238" calcext:value-type="float">
            <text:p>-0.305601637976238</text:p>
          </table:table-cell>
          <table:table-cell office:value-type="float" office:value="-0.287837305230192" calcext:value-type="float">
            <text:p>-0.287837305230192</text:p>
          </table:table-cell>
          <table:table-cell office:value-type="float" office:value="0.299148916391437" calcext:value-type="float">
            <text:p>0.299148916391437</text:p>
          </table:table-cell>
          <table:table-cell office:value-type="float" office:value="0" calcext:value-type="float">
            <text:p>0</text:p>
          </table:table-cell>
          <table:table-cell office:value-type="float" office:value="0.311557594951244" calcext:value-type="float">
            <text:p>0.311557594951244</text:p>
          </table:table-cell>
          <table:table-cell office:value-type="float" office:value="0.593104448170703" calcext:value-type="float">
            <text:p>0.593104448170703</text:p>
          </table:table-cell>
          <table:table-cell office:value-type="float" office:value="0.280719543003501" calcext:value-type="float">
            <text:p>0.2807195430035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UM([.C76:.K76])" office:value-type="float" office:value="1.22055628766628" calcext:value-type="float">
            <text:p>1.22055628766628</text:p>
          </table:table-cell>
          <table:table-cell office:value-type="float" office:value="0" calcext:value-type="float">
            <text:p>0</text:p>
          </table:table-cell>
          <table:table-cell office:value-type="float" office:value="0.31772927539946" calcext:value-type="float">
            <text:p>0.31772927539946</text:p>
          </table:table-cell>
          <table:table-cell office:value-type="float" office:value="-0.308413743290086" calcext:value-type="float">
            <text:p>-0.308413743290086</text:p>
          </table:table-cell>
          <table:table-cell office:value-type="float" office:value="-0.291459428453494" calcext:value-type="float">
            <text:p>-0.291459428453494</text:p>
          </table:table-cell>
          <table:table-cell office:value-type="float" office:value="0.302771153177035" calcext:value-type="float">
            <text:p>0.302771153177035</text:p>
          </table:table-cell>
          <table:table-cell office:value-type="float" office:value="0" calcext:value-type="float">
            <text:p>0</text:p>
          </table:table-cell>
          <table:table-cell office:value-type="float" office:value="0.31437951961955" calcext:value-type="float">
            <text:p>0.31437951961955</text:p>
          </table:table-cell>
          <table:table-cell office:value-type="float" office:value="0.600357420727811" calcext:value-type="float">
            <text:p>0.600357420727811</text:p>
          </table:table-cell>
          <table:table-cell office:value-type="float" office:value="0.285192090485999" calcext:value-type="float">
            <text:p>0.285192090485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UM([.C77:.K77])" office:value-type="float" office:value="1.2343173690223" calcext:value-type="float">
            <text:p>1.2343173690223</text:p>
          </table:table-cell>
          <table:table-cell office:value-type="float" office:value="0" calcext:value-type="float">
            <text:p>0</text:p>
          </table:table-cell>
          <table:table-cell office:value-type="float" office:value="0.3203692597164" calcext:value-type="float">
            <text:p>0.3203692597164</text:p>
          </table:table-cell>
          <table:table-cell office:value-type="float" office:value="-0.311052949222995" calcext:value-type="float">
            <text:p>-0.311052949222995</text:p>
          </table:table-cell>
          <table:table-cell office:value-type="float" office:value="-0.294878753864617" calcext:value-type="float">
            <text:p>-0.294878753864617</text:p>
          </table:table-cell>
          <table:table-cell office:value-type="float" office:value="0.306190514396057" calcext:value-type="float">
            <text:p>0.306190514396057</text:p>
          </table:table-cell>
          <table:table-cell office:value-type="float" office:value="0" calcext:value-type="float">
            <text:p>0</text:p>
          </table:table-cell>
          <table:table-cell office:value-type="float" office:value="0.317034464464423" calcext:value-type="float">
            <text:p>0.317034464464423</text:p>
          </table:table-cell>
          <table:table-cell office:value-type="float" office:value="0.607218028813023" calcext:value-type="float">
            <text:p>0.607218028813023</text:p>
          </table:table-cell>
          <table:table-cell office:value-type="float" office:value="0.289436804720011" calcext:value-type="float">
            <text:p>0.2894368047200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UM([.C78:.K78])" office:value-type="float" office:value="1.24732011614965" calcext:value-type="float">
            <text:p>1.24732011614965</text:p>
          </table:table-cell>
          <table:table-cell office:value-type="float" office:value="0" calcext:value-type="float">
            <text:p>0</text:p>
          </table:table-cell>
          <table:table-cell office:value-type="float" office:value="0.32284394651149" calcext:value-type="float">
            <text:p>0.32284394651149</text:p>
          </table:table-cell>
          <table:table-cell office:value-type="float" office:value="-0.313526914454814" calcext:value-type="float">
            <text:p>-0.313526914454814</text:p>
          </table:table-cell>
          <table:table-cell office:value-type="float" office:value="-0.298103375338524" calcext:value-type="float">
            <text:p>-0.298103375338524</text:p>
          </table:table-cell>
          <table:table-cell office:value-type="float" office:value="0.309415100114953" calcext:value-type="float">
            <text:p>0.309415100114953</text:p>
          </table:table-cell>
          <table:table-cell office:value-type="float" office:value="0" calcext:value-type="float">
            <text:p>0</text:p>
          </table:table-cell>
          <table:table-cell office:value-type="float" office:value="0.319529392053109" calcext:value-type="float">
            <text:p>0.319529392053109</text:p>
          </table:table-cell>
          <table:table-cell office:value-type="float" office:value="0.613700708103614" calcext:value-type="float">
            <text:p>0.613700708103614</text:p>
          </table:table-cell>
          <table:table-cell office:value-type="float" office:value="0.293461259159823" calcext:value-type="float">
            <text:p>0.2934612591598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UM([.C79:.K79])" office:value-type="float" office:value="1.25959323669132" calcext:value-type="float">
            <text:p>1.25959323669132</text:p>
          </table:table-cell>
          <table:table-cell office:value-type="float" office:value="0" calcext:value-type="float">
            <text:p>0</text:p>
          </table:table-cell>
          <table:table-cell office:value-type="float" office:value="0.325160734505127" calcext:value-type="float">
            <text:p>0.325160734505127</text:p>
          </table:table-cell>
          <table:table-cell office:value-type="float" office:value="-0.315843035300233" calcext:value-type="float">
            <text:p>-0.315843035300233</text:p>
          </table:table-cell>
          <table:table-cell office:value-type="float" office:value="-0.301141227845808" calcext:value-type="float">
            <text:p>-0.301141227845808</text:p>
          </table:table-cell>
          <table:table-cell office:value-type="float" office:value="0.312452851089396" calcext:value-type="float">
            <text:p>0.312452851089396</text:p>
          </table:table-cell>
          <table:table-cell office:value-type="float" office:value="0" calcext:value-type="float">
            <text:p>0</text:p>
          </table:table-cell>
          <table:table-cell office:value-type="float" office:value="0.321871066459475" calcext:value-type="float">
            <text:p>0.321871066459475</text:p>
          </table:table-cell>
          <table:table-cell office:value-type="float" office:value="0.619819754668484" calcext:value-type="float">
            <text:p>0.619819754668484</text:p>
          </table:table-cell>
          <table:table-cell office:value-type="float" office:value="0.29727309311488" calcext:value-type="float">
            <text:p>0.297273093114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UM([.C80:.K80])" office:value-type="float" office:value="1.2711650374121" calcext:value-type="float">
            <text:p>1.2711650374121</text:p>
          </table:table-cell>
          <table:table-cell office:value-type="float" office:value="0" calcext:value-type="float">
            <text:p>0</text:p>
          </table:table-cell>
          <table:table-cell office:value-type="float" office:value="0.327326756580104" calcext:value-type="float">
            <text:p>0.327326756580104</text:p>
          </table:table-cell>
          <table:table-cell office:value-type="float" office:value="-0.318008442320392" calcext:value-type="float">
            <text:p>-0.318008442320392</text:p>
          </table:table-cell>
          <table:table-cell office:value-type="float" office:value="-0.304000063560012" calcext:value-type="float">
            <text:p>-0.304000063560012</text:p>
          </table:table-cell>
          <table:table-cell office:value-type="float" office:value="0.315311524892768" calcext:value-type="float">
            <text:p>0.315311524892768</text:p>
          </table:table-cell>
          <table:table-cell office:value-type="float" office:value="0" calcext:value-type="float">
            <text:p>0</text:p>
          </table:table-cell>
          <table:table-cell office:value-type="float" office:value="0.32406604481666" calcext:value-type="float">
            <text:p>0.32406604481666</text:p>
          </table:table-cell>
          <table:table-cell office:value-type="float" office:value="0.625589262374456" calcext:value-type="float">
            <text:p>0.625589262374456</text:p>
          </table:table-cell>
          <table:table-cell office:value-type="float" office:value="0.300879954628518" calcext:value-type="float">
            <text:p>0.3008799546285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UM([.C81:.K81])" office:value-type="float" office:value="1.28206331923623" calcext:value-type="float">
            <text:p>1.28206331923623</text:p>
          </table:table-cell>
          <table:table-cell office:value-type="float" office:value="0" calcext:value-type="float">
            <text:p>0</text:p>
          </table:table-cell>
          <table:table-cell office:value-type="float" office:value="0.329348878867731" calcext:value-type="float">
            <text:p>0.329348878867731</text:p>
          </table:table-cell>
          <table:table-cell office:value-type="float" office:value="-0.320029999408467" calcext:value-type="float">
            <text:p>-0.320029999408467</text:p>
          </table:table-cell>
          <table:table-cell office:value-type="float" office:value="-0.306687433267328" calcext:value-type="float">
            <text:p>-0.306687433267328</text:p>
          </table:table-cell>
          <table:table-cell office:value-type="float" office:value="0.317998677346889" calcext:value-type="float">
            <text:p>0.317998677346889</text:p>
          </table:table-cell>
          <table:table-cell office:value-type="float" office:value="0" calcext:value-type="float">
            <text:p>0</text:p>
          </table:table-cell>
          <table:table-cell office:value-type="float" office:value="0.326120671630774" calcext:value-type="float">
            <text:p>0.326120671630774</text:p>
          </table:table-cell>
          <table:table-cell office:value-type="float" office:value="0.631023071575751" calcext:value-type="float">
            <text:p>0.631023071575751</text:p>
          </table:table-cell>
          <table:table-cell office:value-type="float" office:value="0.304289452490876" calcext:value-type="float">
            <text:p>0.3042894524908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UM([.C82:.K82])" office:value-type="float" office:value="1.29231535149679" calcext:value-type="float">
            <text:p>1.29231535149679</text:p>
          </table:table-cell>
          <table:table-cell office:value-type="float" office:value="0" calcext:value-type="float">
            <text:p>0</text:p>
          </table:table-cell>
          <table:table-cell office:value-type="float" office:value="0.331233794712963" calcext:value-type="float">
            <text:p>0.331233794712963</text:p>
          </table:table-cell>
          <table:table-cell office:value-type="float" office:value="-0.321914308701802" calcext:value-type="float">
            <text:p>-0.321914308701802</text:p>
          </table:table-cell>
          <table:table-cell office:value-type="float" office:value="-0.30921067838617" calcext:value-type="float">
            <text:p>-0.30921067838617</text:p>
          </table:table-cell>
          <table:table-cell office:value-type="float" office:value="0.320521576862553" calcext:value-type="float">
            <text:p>0.320521576862553</text:p>
          </table:table-cell>
          <table:table-cell office:value-type="float" office:value="0" calcext:value-type="float">
            <text:p>0</text:p>
          </table:table-cell>
          <table:table-cell office:value-type="float" office:value="0.32804107568713" calcext:value-type="float">
            <text:p>0.32804107568713</text:p>
          </table:table-cell>
          <table:table-cell office:value-type="float" office:value="0.636134751513184" calcext:value-type="float">
            <text:p>0.636134751513184</text:p>
          </table:table-cell>
          <table:table-cell office:value-type="float" office:value="0.307509139808932" calcext:value-type="float">
            <text:p>0.3075091398089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UM([.C83:.K83])" office:value-type="float" office:value="1.30194721616801" calcext:value-type="float">
            <text:p>1.30194721616801</text:p>
          </table:table-cell>
          <table:table-cell office:value-type="float" office:value="0" calcext:value-type="float">
            <text:p>0</text:p>
          </table:table-cell>
          <table:table-cell office:value-type="float" office:value="0.332987970679532" calcext:value-type="float">
            <text:p>0.332987970679532</text:p>
          </table:table-cell>
          <table:table-cell office:value-type="float" office:value="-0.323667759953995" calcext:value-type="float">
            <text:p>-0.323667759953995</text:p>
          </table:table-cell>
          <table:table-cell office:value-type="float" office:value="-0.311577297325666" calcext:value-type="float">
            <text:p>-0.311577297325666</text:p>
          </table:table-cell>
          <table:table-cell office:value-type="float" office:value="0.322887257103328" calcext:value-type="float">
            <text:p>0.322887257103328</text:p>
          </table:table-cell>
          <table:table-cell office:value-type="float" office:value="0" calcext:value-type="float">
            <text:p>0</text:p>
          </table:table-cell>
          <table:table-cell office:value-type="float" office:value="0.329833166948725" calcext:value-type="float">
            <text:p>0.329833166948725</text:p>
          </table:table-cell>
          <table:table-cell office:value-type="float" office:value="0.640937481318841" calcext:value-type="float">
            <text:p>0.640937481318841</text:p>
          </table:table-cell>
          <table:table-cell office:value-type="float" office:value="0.310546397397242" calcext:value-type="float">
            <text:p>0.3105463973972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UM([.C84:.K84])" office:value-type="float" office:value="1.3109855439515" calcext:value-type="float">
            <text:p>1.3109855439515</text:p>
          </table:table-cell>
          <table:table-cell office:value-type="float" office:value="0" calcext:value-type="float">
            <text:p>0</text:p>
          </table:table-cell>
          <table:table-cell office:value-type="float" office:value="0.334617034958388" calcext:value-type="float">
            <text:p>0.334617034958388</text:p>
          </table:table-cell>
          <table:table-cell office:value-type="float" office:value="-0.325296306931704" calcext:value-type="float">
            <text:p>-0.325296306931704</text:p>
          </table:table-cell>
          <table:table-cell office:value-type="float" office:value="-0.313793329009504" calcext:value-type="float">
            <text:p>-0.313793329009504</text:p>
          </table:table-cell>
          <table:table-cell office:value-type="float" office:value="0.325102854774841" calcext:value-type="float">
            <text:p>0.325102854774841</text:p>
          </table:table-cell>
          <table:table-cell office:value-type="float" office:value="0" calcext:value-type="float">
            <text:p>0</text:p>
          </table:table-cell>
          <table:table-cell office:value-type="float" office:value="0.331502642091347" calcext:value-type="float">
            <text:p>0.331502642091347</text:p>
          </table:table-cell>
          <table:table-cell office:value-type="float" office:value="0.645444136966363" calcext:value-type="float">
            <text:p>0.645444136966363</text:p>
          </table:table-cell>
          <table:table-cell office:value-type="float" office:value="0.313408511101772" calcext:value-type="float">
            <text:p>0.3134085111017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UM([.C85:.K85])" office:value-type="float" office:value="1.31945503797416" calcext:value-type="float">
            <text:p>1.31945503797416</text:p>
          </table:table-cell>
          <table:table-cell office:value-type="float" office:value="0" calcext:value-type="float">
            <text:p>0</text:p>
          </table:table-cell>
          <table:table-cell office:value-type="float" office:value="0.336127039382122" calcext:value-type="float">
            <text:p>0.336127039382122</text:p>
          </table:table-cell>
          <table:table-cell office:value-type="float" office:value="-0.326805835767481" calcext:value-type="float">
            <text:p>-0.326805835767481</text:p>
          </table:table-cell>
          <table:table-cell office:value-type="float" office:value="-0.315865844465106" calcext:value-type="float">
            <text:p>-0.315865844465106</text:p>
          </table:table-cell>
          <table:table-cell office:value-type="float" office:value="0.327174897829944" calcext:value-type="float">
            <text:p>0.327174897829944</text:p>
          </table:table-cell>
          <table:table-cell office:value-type="float" office:value="0" calcext:value-type="float">
            <text:p>0</text:p>
          </table:table-cell>
          <table:table-cell office:value-type="float" office:value="0.333054978904006" calcext:value-type="float">
            <text:p>0.333054978904006</text:p>
          </table:table-cell>
          <table:table-cell office:value-type="float" office:value="0.64966720583715" calcext:value-type="float">
            <text:p>0.64966720583715</text:p>
          </table:table-cell>
          <table:table-cell office:value-type="float" office:value="0.316102596253524" calcext:value-type="float">
            <text:p>0.3161025962535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UM([.C86:.K86])" office:value-type="float" office:value="1.32738001726721" calcext:value-type="float">
            <text:p>1.32738001726721</text:p>
          </table:table-cell>
          <table:table-cell office:value-type="float" office:value="0" calcext:value-type="float">
            <text:p>0</text:p>
          </table:table-cell>
          <table:table-cell office:value-type="float" office:value="0.337523562021367" calcext:value-type="float">
            <text:p>0.337523562021367</text:p>
          </table:table-cell>
          <table:table-cell office:value-type="float" office:value="-0.328201922692232" calcext:value-type="float">
            <text:p>-0.328201922692232</text:p>
          </table:table-cell>
          <table:table-cell office:value-type="float" office:value="-0.317801247488612" calcext:value-type="float">
            <text:p>-0.317801247488612</text:p>
          </table:table-cell>
          <table:table-cell office:value-type="float" office:value="0.329109793575946" calcext:value-type="float">
            <text:p>0.329109793575946</text:p>
          </table:table-cell>
          <table:table-cell office:value-type="float" office:value="0" calcext:value-type="float">
            <text:p>0</text:p>
          </table:table-cell>
          <table:table-cell office:value-type="float" office:value="0.334495443098888" calcext:value-type="float">
            <text:p>0.334495443098888</text:p>
          </table:table-cell>
          <table:table-cell office:value-type="float" office:value="0.653618794398714" calcext:value-type="float">
            <text:p>0.653618794398714</text:p>
          </table:table-cell>
          <table:table-cell office:value-type="float" office:value="0.318635594353139" calcext:value-type="float">
            <text:p>0.3186355943531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UM([.C87:.K87])" office:value-type="float" office:value="1.33478400601228" calcext:value-type="float">
            <text:p>1.33478400601228</text:p>
          </table:table-cell>
          <table:table-cell office:value-type="float" office:value="0" calcext:value-type="float">
            <text:p>0</text:p>
          </table:table-cell>
          <table:table-cell office:value-type="float" office:value="0.338811940312279" calcext:value-type="float">
            <text:p>0.338811940312279</text:p>
          </table:table-cell>
          <table:table-cell office:value-type="float" office:value="-0.32948990337655" calcext:value-type="float">
            <text:p>-0.32948990337655</text:p>
          </table:table-cell>
          <table:table-cell office:value-type="float" office:value="-0.31960570323587" calcext:value-type="float">
            <text:p>-0.31960570323587</text:p>
          </table:table-cell>
          <table:table-cell office:value-type="float" office:value="0.330913710429639" calcext:value-type="float">
            <text:p>0.330913710429639</text:p>
          </table:table-cell>
          <table:table-cell office:value-type="float" office:value="0" calcext:value-type="float">
            <text:p>0</text:p>
          </table:table-cell>
          <table:table-cell office:value-type="float" office:value="0.335829091278126" calcext:value-type="float">
            <text:p>0.335829091278126</text:p>
          </table:table-cell>
          <table:table-cell office:value-type="float" office:value="0.65731061410591" calcext:value-type="float">
            <text:p>0.65731061410591</text:p>
          </table:table-cell>
          <table:table-cell office:value-type="float" office:value="0.321014256498744" calcext:value-type="float">
            <text:p>0.3210142564987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UM([.C88:.K88])" office:value-type="float" office:value="1.34168972339266" calcext:value-type="float">
            <text:p>1.34168972339266</text:p>
          </table:table-cell>
          <table:table-cell office:value-type="float" office:value="0" calcext:value-type="float">
            <text:p>0</text:p>
          </table:table-cell>
          <table:table-cell office:value-type="float" office:value="0.339997278257256" calcext:value-type="float">
            <text:p>0.339997278257256</text:p>
          </table:table-cell>
          <table:table-cell office:value-type="float" office:value="-0.330674880129313" calcext:value-type="float">
            <text:p>-0.330674880129313</text:p>
          </table:table-cell>
          <table:table-cell office:value-type="float" office:value="-0.32128513991377" calcext:value-type="float">
            <text:p>-0.32128513991377</text:p>
          </table:table-cell>
          <table:table-cell office:value-type="float" office:value="0.332592579624922" calcext:value-type="float">
            <text:p>0.332592579624922</text:p>
          </table:table-cell>
          <table:table-cell office:value-type="float" office:value="0" calcext:value-type="float">
            <text:p>0</text:p>
          </table:table-cell>
          <table:table-cell office:value-type="float" office:value="0.337060775303815" calcext:value-type="float">
            <text:p>0.337060775303815</text:p>
          </table:table-cell>
          <table:table-cell office:value-type="float" office:value="0.660753976434417" calcext:value-type="float">
            <text:p>0.660753976434417</text:p>
          </table:table-cell>
          <table:table-cell office:value-type="float" office:value="0.32324513381533" calcext:value-type="float">
            <text:p>0.323245133815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UM([.C89:.K89])" office:value-type="float" office:value="1.34811908024789" calcext:value-type="float">
            <text:p>1.34811908024789</text:p>
          </table:table-cell>
          <table:table-cell office:value-type="float" office:value="0" calcext:value-type="float">
            <text:p>0</text:p>
          </table:table-cell>
          <table:table-cell office:value-type="float" office:value="0.341084453969597" calcext:value-type="float">
            <text:p>0.341084453969597</text:p>
          </table:table-cell>
          <table:table-cell office:value-type="float" office:value="-0.331761729440139" calcext:value-type="float">
            <text:p>-0.331761729440139</text:p>
          </table:table-cell>
          <table:table-cell office:value-type="float" office:value="-0.32284525177243" calcext:value-type="float">
            <text:p>-0.32284525177243</text:p>
          </table:table-cell>
          <table:table-cell office:value-type="float" office:value="0.334152098220393" calcext:value-type="float">
            <text:p>0.334152098220393</text:p>
          </table:table-cell>
          <table:table-cell office:value-type="float" office:value="0" calcext:value-type="float">
            <text:p>0</text:p>
          </table:table-cell>
          <table:table-cell office:value-type="float" office:value="0.33819514724201" calcext:value-type="float">
            <text:p>0.33819514724201</text:p>
          </table:table-cell>
          <table:table-cell office:value-type="float" office:value="0.66395979125725" calcext:value-type="float">
            <text:p>0.66395979125725</text:p>
          </table:table-cell>
          <table:table-cell office:value-type="float" office:value="0.325334570771213" calcext:value-type="float">
            <text:p>0.3253345707712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UM([.C90:.K90])" office:value-type="float" office:value="1.35409278056372" calcext:value-type="float">
            <text:p>1.35409278056372</text:p>
          </table:table-cell>
          <table:table-cell office:value-type="float" office:value="0" calcext:value-type="float">
            <text:p>0</text:p>
          </table:table-cell>
          <table:table-cell office:value-type="float" office:value="0.342078331882137" calcext:value-type="float">
            <text:p>0.342078331882137</text:p>
          </table:table-cell>
          <table:table-cell office:value-type="float" office:value="-0.332755149900203" calcext:value-type="float">
            <text:p>-0.332755149900203</text:p>
          </table:table-cell>
          <table:table-cell office:value-type="float" office:value="-0.32429184397799" calcext:value-type="float">
            <text:p>-0.32429184397799</text:p>
          </table:table-cell>
          <table:table-cell office:value-type="float" office:value="0.335597524698044" calcext:value-type="float">
            <text:p>0.335597524698044</text:p>
          </table:table-cell>
          <table:table-cell office:value-type="float" office:value="0" calcext:value-type="float">
            <text:p>0</text:p>
          </table:table-cell>
          <table:table-cell office:value-type="float" office:value="0.339236655933559" calcext:value-type="float">
            <text:p>0.339236655933559</text:p>
          </table:table-cell>
          <table:table-cell office:value-type="float" office:value="0.666938559410377" calcext:value-type="float">
            <text:p>0.666938559410377</text:p>
          </table:table-cell>
          <table:table-cell office:value-type="float" office:value="0.327288702517796" calcext:value-type="float">
            <text:p>0.3272887025177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UM([.C91:.K91])" office:value-type="float" office:value="1.35963193140367" calcext:value-type="float">
            <text:p>1.35963193140367</text:p>
          </table:table-cell>
          <table:table-cell office:value-type="float" office:value="0" calcext:value-type="float">
            <text:p>0</text:p>
          </table:table-cell>
          <table:table-cell office:value-type="float" office:value="0.342982949639373" calcext:value-type="float">
            <text:p>0.342982949639373</text:p>
          </table:table-cell>
          <table:table-cell office:value-type="float" office:value="-0.333659506234914" calcext:value-type="float">
            <text:p>-0.333659506234914</text:p>
          </table:table-cell>
          <table:table-cell office:value-type="float" office:value="-0.325629467180142" calcext:value-type="float">
            <text:p>-0.325629467180142</text:p>
          </table:table-cell>
          <table:table-cell office:value-type="float" office:value="0.33693451069145" calcext:value-type="float">
            <text:p>0.33693451069145</text:p>
          </table:table-cell>
          <table:table-cell office:value-type="float" office:value="0" calcext:value-type="float">
            <text:p>0</text:p>
          </table:table-cell>
          <table:table-cell office:value-type="float" office:value="0.340189587244846" calcext:value-type="float">
            <text:p>0.340189587244846</text:p>
          </table:table-cell>
          <table:table-cell office:value-type="float" office:value="0.669700410347881" calcext:value-type="float">
            <text:p>0.669700410347881</text:p>
          </table:table-cell>
          <table:table-cell office:value-type="float" office:value="0.329113446895178" calcext:value-type="float">
            <text:p>0.3291134468951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UM([.C92:.K92])" office:value-type="float" office:value="1.36475565043664" calcext:value-type="float">
            <text:p>1.36475565043664</text:p>
          </table:table-cell>
          <table:table-cell office:value-type="float" office:value="0" calcext:value-type="float">
            <text:p>0</text:p>
          </table:table-cell>
          <table:table-cell office:value-type="float" office:value="0.343802762411431" calcext:value-type="float">
            <text:p>0.343802762411431</text:p>
          </table:table-cell>
          <table:table-cell office:value-type="float" office:value="-0.334479087900769" calcext:value-type="float">
            <text:p>-0.334479087900769</text:p>
          </table:table-cell>
          <table:table-cell office:value-type="float" office:value="-0.326863489751872" calcext:value-type="float">
            <text:p>-0.326863489751872</text:p>
          </table:table-cell>
          <table:table-cell office:value-type="float" office:value="0.338167877529968" calcext:value-type="float">
            <text:p>0.338167877529968</text:p>
          </table:table-cell>
          <table:table-cell office:value-type="float" office:value="0" calcext:value-type="float">
            <text:p>0</text:p>
          </table:table-cell>
          <table:table-cell office:value-type="float" office:value="0.341058019355307" calcext:value-type="float">
            <text:p>0.341058019355307</text:p>
          </table:table-cell>
          <table:table-cell office:value-type="float" office:value="0.672255056781826" calcext:value-type="float">
            <text:p>0.672255056781826</text:p>
          </table:table-cell>
          <table:table-cell office:value-type="float" office:value="0.330814512010745" calcext:value-type="float">
            <text:p>0.3308145120107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UM([.C93:.K93])" office:value-type="float" office:value="1.36948268170243" calcext:value-type="float">
            <text:p>1.36948268170243</text:p>
          </table:table-cell>
          <table:table-cell office:value-type="float" office:value="0" calcext:value-type="float">
            <text:p>0</text:p>
          </table:table-cell>
          <table:table-cell office:value-type="float" office:value="0.34454182337746" calcext:value-type="float">
            <text:p>0.34454182337746</text:p>
          </table:table-cell>
          <table:table-cell office:value-type="float" office:value="-0.335217946710023" calcext:value-type="float">
            <text:p>-0.335217946710023</text:p>
          </table:table-cell>
          <table:table-cell office:value-type="float" office:value="-0.327998718029089" calcext:value-type="float">
            <text:p>-0.327998718029089</text:p>
          </table:table-cell>
          <table:table-cell office:value-type="float" office:value="0.339302433621289" calcext:value-type="float">
            <text:p>0.339302433621289</text:p>
          </table:table-cell>
          <table:table-cell office:value-type="float" office:value="0" calcext:value-type="float">
            <text:p>0</text:p>
          </table:table-cell>
          <table:table-cell office:value-type="float" office:value="0.341845861837712" calcext:value-type="float">
            <text:p>0.341845861837712</text:p>
          </table:table-cell>
          <table:table-cell office:value-type="float" office:value="0.674611835183437" calcext:value-type="float">
            <text:p>0.674611835183437</text:p>
          </table:table-cell>
          <table:table-cell office:value-type="float" office:value="0.332397392421643" calcext:value-type="float">
            <text:p>0.3323973924216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UM([.C94:.K94])" office:value-type="float" office:value="1.37383055085292" calcext:value-type="float">
            <text:p>1.37383055085292</text:p>
          </table:table-cell>
          <table:table-cell office:value-type="float" office:value="0" calcext:value-type="float">
            <text:p>0</text:p>
          </table:table-cell>
          <table:table-cell office:value-type="float" office:value="0.345204184503093" calcext:value-type="float">
            <text:p>0.345204184503093</text:p>
          </table:table-cell>
          <table:table-cell office:value-type="float" office:value="-0.335879968637485" calcext:value-type="float">
            <text:p>-0.335879968637485</text:p>
          </table:table-cell>
          <table:table-cell office:value-type="float" office:value="-0.329040065412321" calcext:value-type="float">
            <text:p>-0.329040065412321</text:p>
          </table:table-cell>
          <table:table-cell office:value-type="float" office:value="0.340342555264924" calcext:value-type="float">
            <text:p>0.340342555264924</text:p>
          </table:table-cell>
          <table:table-cell office:value-type="float" office:value="0" calcext:value-type="float">
            <text:p>0</text:p>
          </table:table-cell>
          <table:table-cell office:value-type="float" office:value="0.342556808491359" calcext:value-type="float">
            <text:p>0.342556808491359</text:p>
          </table:table-cell>
          <table:table-cell office:value-type="float" office:value="0.676779661037092" calcext:value-type="float">
            <text:p>0.676779661037092</text:p>
          </table:table-cell>
          <table:table-cell office:value-type="float" office:value="0.333867375606259" calcext:value-type="float">
            <text:p>0.3338673756062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UM([.C95:.K95])" office:value-type="float" office:value="1.37781742470868" calcext:value-type="float">
            <text:p>1.37781742470868</text:p>
          </table:table-cell>
          <table:table-cell office:value-type="float" office:value="0" calcext:value-type="float">
            <text:p>0</text:p>
          </table:table-cell>
          <table:table-cell office:value-type="float" office:value="0.345793159963014" calcext:value-type="float">
            <text:p>0.345793159963014</text:p>
          </table:table-cell>
          <table:table-cell office:value-type="float" office:value="-0.33646879597133" calcext:value-type="float">
            <text:p>-0.33646879597133</text:p>
          </table:table-cell>
          <table:table-cell office:value-type="float" office:value="-0.329991298424776" calcext:value-type="float">
            <text:p>-0.329991298424776</text:p>
          </table:table-cell>
          <table:table-cell office:value-type="float" office:value="0.341293088790075" calcext:value-type="float">
            <text:p>0.341293088790075</text:p>
          </table:table-cell>
          <table:table-cell office:value-type="float" office:value="0" calcext:value-type="float">
            <text:p>0</text:p>
          </table:table-cell>
          <table:table-cell office:value-type="float" office:value="0.343194522729031" calcext:value-type="float">
            <text:p>0.343194522729031</text:p>
          </table:table-cell>
          <table:table-cell office:value-type="float" office:value="0.678767214921213" calcext:value-type="float">
            <text:p>0.678767214921213</text:p>
          </table:table-cell>
          <table:table-cell office:value-type="float" office:value="0.335229532701453" calcext:value-type="float">
            <text:p>0.3352295327014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UM([.C96:.K96])" office:value-type="float" office:value="1.38145937567793" calcext:value-type="float">
            <text:p>1.38145937567793</text:p>
          </table:table-cell>
          <table:table-cell office:value-type="float" office:value="0" calcext:value-type="float">
            <text:p>0</text:p>
          </table:table-cell>
          <table:table-cell office:value-type="float" office:value="0.346312455047955" calcext:value-type="float">
            <text:p>0.346312455047955</text:p>
          </table:table-cell>
          <table:table-cell office:value-type="float" office:value="-0.336987968121369" calcext:value-type="float">
            <text:p>-0.336987968121369</text:p>
          </table:table-cell>
          <table:table-cell office:value-type="float" office:value="-0.330856941462111" calcext:value-type="float">
            <text:p>-0.330856941462111</text:p>
          </table:table-cell>
          <table:table-cell office:value-type="float" office:value="0.342158021222147" calcext:value-type="float">
            <text:p>0.342158021222147</text:p>
          </table:table-cell>
          <table:table-cell office:value-type="float" office:value="0" calcext:value-type="float">
            <text:p>0</text:p>
          </table:table-cell>
          <table:table-cell office:value-type="float" office:value="0.343762378373778" calcext:value-type="float">
            <text:p>0.343762378373778</text:p>
          </table:table-cell>
          <table:table-cell office:value-type="float" office:value="0.680582690020454" calcext:value-type="float">
            <text:p>0.680582690020454</text:p>
          </table:table-cell>
          <table:table-cell office:value-type="float" office:value="0.33648874059708" calcext:value-type="float">
            <text:p>0.336488740597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UM([.C97:.K97])" office:value-type="float" office:value="1.38477182801019" calcext:value-type="float">
            <text:p>1.38477182801019</text:p>
          </table:table-cell>
          <table:table-cell office:value-type="float" office:value="0" calcext:value-type="float">
            <text:p>0</text:p>
          </table:table-cell>
          <table:table-cell office:value-type="float" office:value="0.346765603903729" calcext:value-type="float">
            <text:p>0.346765603903729</text:p>
          </table:table-cell>
          <table:table-cell office:value-type="float" office:value="-0.337440853782326" calcext:value-type="float">
            <text:p>-0.337440853782326</text:p>
          </table:table-cell>
          <table:table-cell office:value-type="float" office:value="-0.331641318460423" calcext:value-type="float">
            <text:p>-0.331641318460423</text:p>
          </table:table-cell>
          <table:table-cell office:value-type="float" office:value="0.342941128914888" calcext:value-type="float">
            <text:p>0.342941128914888</text:p>
          </table:table-cell>
          <table:table-cell office:value-type="float" office:value="0" calcext:value-type="float">
            <text:p>0</text:p>
          </table:table-cell>
          <table:table-cell office:value-type="float" office:value="0.344263625284615" calcext:value-type="float">
            <text:p>0.344263625284615</text:p>
          </table:table-cell>
          <table:table-cell office:value-type="float" office:value="0.682233963130885" calcext:value-type="float">
            <text:p>0.682233963130885</text:p>
          </table:table-cell>
          <table:table-cell office:value-type="float" office:value="0.337649679018823" calcext:value-type="float">
            <text:p>0.3376496790188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UM([.C98:.K98])" office:value-type="float" office:value="1.38777066215663" calcext:value-type="float">
            <text:p>1.38777066215663</text:p>
          </table:table-cell>
          <table:table-cell office:value-type="float" office:value="0" calcext:value-type="float">
            <text:p>0</text:p>
          </table:table-cell>
          <table:table-cell office:value-type="float" office:value="0.347155381562516" calcext:value-type="float">
            <text:p>0.347155381562516</text:p>
          </table:table-cell>
          <table:table-cell office:value-type="float" office:value="-0.337830624624268" calcext:value-type="float">
            <text:p>-0.337830624624268</text:p>
          </table:table-cell>
          <table:table-cell office:value-type="float" office:value="-0.332347722361369" calcext:value-type="float">
            <text:p>-0.332347722361369</text:p>
          </table:table-cell>
          <table:table-cell office:value-type="float" office:value="0.34364681848083" calcext:value-type="float">
            <text:p>0.34364681848083</text:p>
          </table:table-cell>
          <table:table-cell office:value-type="float" office:value="0" calcext:value-type="float">
            <text:p>0</text:p>
          </table:table-cell>
          <table:table-cell office:value-type="float" office:value="0.344701388928267" calcext:value-type="float">
            <text:p>0.344701388928267</text:p>
          </table:table-cell>
          <table:table-cell office:value-type="float" office:value="0.683728592874211" calcext:value-type="float">
            <text:p>0.683728592874211</text:p>
          </table:table-cell>
          <table:table-cell office:value-type="float" office:value="0.338716827296439" calcext:value-type="float">
            <text:p>0.3387168272964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UM([.C99:.K99])" office:value-type="float" office:value="1.39047017063302" calcext:value-type="float">
            <text:p>1.39047017063302</text:p>
          </table:table-cell>
          <table:table-cell office:value-type="float" office:value="0" calcext:value-type="float">
            <text:p>0</text:p>
          </table:table-cell>
          <table:table-cell office:value-type="float" office:value="0.347485213178493" calcext:value-type="float">
            <text:p>0.347485213178493</text:p>
          </table:table-cell>
          <table:table-cell office:value-type="float" office:value="-0.338160276218902" calcext:value-type="float">
            <text:p>-0.338160276218902</text:p>
          </table:table-cell>
          <table:table-cell office:value-type="float" office:value="-0.332980055326581" calcext:value-type="float">
            <text:p>-0.332980055326581</text:p>
          </table:table-cell>
          <table:table-cell office:value-type="float" office:value="0.344278254029973" calcext:value-type="float">
            <text:p>0.344278254029973</text:p>
          </table:table-cell>
          <table:table-cell office:value-type="float" office:value="0" calcext:value-type="float">
            <text:p>0</text:p>
          </table:table-cell>
          <table:table-cell office:value-type="float" office:value="0.345078704471078" calcext:value-type="float">
            <text:p>0.345078704471078</text:p>
          </table:table-cell>
          <table:table-cell office:value-type="float" office:value="0.685073858328987" calcext:value-type="float">
            <text:p>0.685073858328987</text:p>
          </table:table-cell>
          <table:table-cell office:value-type="float" office:value="0.339694472169971" calcext:value-type="float">
            <text:p>0.3396944721699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UM([.C100:.K100])" office:value-type="float" office:value="1.39288402217173" calcext:value-type="float">
            <text:p>1.39288402217173</text:p>
          </table:table-cell>
          <table:table-cell office:value-type="float" office:value="0" calcext:value-type="float">
            <text:p>0</text:p>
          </table:table-cell>
          <table:table-cell office:value-type="float" office:value="0.347757728863592" calcext:value-type="float">
            <text:p>0.347757728863592</text:p>
          </table:table-cell>
          <table:table-cell office:value-type="float" office:value="-0.338432827885675" calcext:value-type="float">
            <text:p>-0.338432827885675</text:p>
          </table:table-cell>
          <table:table-cell office:value-type="float" office:value="-0.333541832459155" calcext:value-type="float">
            <text:p>-0.333541832459155</text:p>
          </table:table-cell>
          <table:table-cell office:value-type="float" office:value="0.344839304201558" calcext:value-type="float">
            <text:p>0.344839304201558</text:p>
          </table:table-cell>
          <table:table-cell office:value-type="float" office:value="0" calcext:value-type="float">
            <text:p>0</text:p>
          </table:table-cell>
          <table:table-cell office:value-type="float" office:value="0.345398321689024" calcext:value-type="float">
            <text:p>0.345398321689024</text:p>
          </table:table-cell>
          <table:table-cell office:value-type="float" office:value="0.686276589861787" calcext:value-type="float">
            <text:p>0.686276589861787</text:p>
          </table:table-cell>
          <table:table-cell office:value-type="float" office:value="0.340586737900603" calcext:value-type="float">
            <text:p>0.340586737900603</text:p>
          </table:table-cell>
        </table:table-row>
      </table:table>
      <table:named-expressions/>
      <table:database-ranges>
        <table:database-range table:name="__Anonymous_Sheet_DB__0" table:target-range-address="Sheet1.A1:Sheet1.CW64" table:display-filter-buttons="true">
          <table:filter>
            <table:filter-and>
              <table:filter-condition table:field-number="0" table:value="z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9T16:09:51.732016796</meta:creation-date>
    <dc:date>2024-01-09T18:08:13.262337086</dc:date>
    <meta:editing-duration>PT1H16M8S</meta:editing-duration>
    <meta:editing-cycles>1</meta:editing-cycles>
    <meta:document-statistic meta:table-count="3" meta:cell-count="9887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Sheet2.A1:Sheet2.B101" chart:data-source-has-labels="row" svg:x="0.32cm" svg:y="0.18cm" svg:width="13.143cm" svg:height="8.64cm">
          <chartooo:coordinate-region svg:x="1.867cm" svg:y="0.379cm" svg:width="11.31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01" chart:label-cell-address="Sheet2.B1:Sheet2.B1" chart:class="chart:scatter">
            <chart:domain table:cell-range-address="Sheet2.A2:Sheet2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01</svg:desc>
                </draw:g>
              </table:table-cell>
              <table:table-cell office:value-type="float" office:value="0">
                <text:p>0</text:p>
                <draw:g>
                  <svg:desc>Sheet2.B2:Sheet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0821976835258E-021">
                <text:p>5.0821976835258E-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5.9292306307801E-020">
                <text:p>-5.9292306307801E-0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91379333855479E-019">
                <text:p>2.91379333855479E-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.04881748787556E-019">
                <text:p>-4.04881748787556E-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6.23210185192567E-019">
                <text:p>-6.23210185192567E-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16816638762938E-019">
                <text:p>2.16816638762938E-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56144939763123E-019">
                <text:p>8.56144939763123E-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2.67416443481179E-020">
                <text:p>-2.67416443481179E-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21571931378806E-019">
                <text:p>9.21571931378806E-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05032085459533E-019">
                <text:p>1.05032085459533E-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9.0801931945661E-019">
                <text:p>-9.0801931945661E-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.38524477946811E-018">
                <text:p>-2.38524477946811E-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.51788304147971E-017">
                <text:p>-1.51788304147971E-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15573433840433E-018">
                <text:p>7.15573433840433E-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8.23993651088983E-018">
                <text:p>-8.23993651088983E-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95733792957209E-018">
                <text:p>3.95733792957209E-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51788304147971E-018">
                <text:p>1.51788304147971E-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7.10152422978005E-018">
                <text:p>-7.10152422978005E-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72930246511438E-017">
                <text:p>1.72930246511438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8597597340484E-017">
                <text:p>3.8597597340484E-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59124319224036E-017">
                <text:p>2.59124319224036E-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9.4542429440736E-017">
                <text:p>-9.4542429440736E-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02563007770607E-017">
                <text:p>7.02563007770607E-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9.573505183047E-017">
                <text:p>-9.573505183047E-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5.96311194867027E-017">
                <text:p>-5.96311194867027E-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50812522192734E-016">
                <text:p>1.50812522192734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.27862736959617E-016">
                <text:p>3.27862736959617E-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9.69276742202041E-017">
                <text:p>-9.69276742202041E-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33645568170626E-016">
                <text:p>2.33645568170626E-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84277809625699E-016">
                <text:p>2.84277809625699E-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5.65953534037433E-017">
                <text:p>-5.65953534037433E-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3.87060175577325E-016">
                <text:p>-3.87060175577325E-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36139233167343E-016">
                <text:p>2.36139233167343E-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4.24898831397069E-016">
                <text:p>-4.24898831397069E-0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5.30066442128163E-016">
                <text:p>-5.30066442128163E-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2.67255835517677E-016">
                <text:p>-2.67255835517677E-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.77408258495682E-016">
                <text:p>9.77408258495682E-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06502695288391E-016">
                <text:p>6.06502695288391E-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6.06069014419397E-016">
                <text:p>-6.06069014419397E-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57206797263876E-016">
                <text:p>7.5720679726387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5.1835705866532E-016">
                <text:p>-5.1835705866532E-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.38376980286204E-016">
                <text:p>9.38376980286204E-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37527011948124E-015">
                <text:p>2.37527011948124E-0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08051588509905E-015">
                <text:p>1.08051588509905E-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79941000935757E-016">
                <text:p>2.79941000935757E-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3.21032263272958E-016">
                <text:p>-3.21032263272958E-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8.70180663636866E-016">
                <text:p>-8.70180663636866E-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.66045562716155E-015">
                <text:p>-1.66045562716155E-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8.48062939318162E-016">
                <text:p>-8.48062939318162E-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30681662608079E-016">
                <text:p>3.30681662608079E-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.19750129951024E-015">
                <text:p>-1.19750129951024E-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.68772459685896E-016">
                <text:p>5.68772459685896E-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8973034469192E-015">
                <text:p>1.38973034469192E-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9515513217413E-016">
                <text:p>4.9515513217413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1.25041036552753E-015">
                <text:p>-1.25041036552753E-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7.78240319410095E-016">
                <text:p>-7.78240319410095E-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98552718605671E-016">
                <text:p>3.98552718605671E-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42933147157165E-016">
                <text:p>3.42933147157165E-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60494447593029E-015">
                <text:p>1.60494447593029E-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3.19514380231478E-016">
                <text:p>-3.19514380231478E-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2338220722885E-016">
                <text:p>1.2338220722885E-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8387817070702E-017">
                <text:p>7.8387817070702E-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.0732517305434E-015">
                <text:p>-1.0732517305434E-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25312087095875E-015">
                <text:p>1.25312087095875E-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.02709246557953E-016">
                <text:p>3.02709246557953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09153441094179E-015">
                <text:p>2.09153441094179E-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28151437914526E-016">
                <text:p>4.28151437914526E-0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4.57966997657877E-016">
                <text:p>-4.57966997657877E-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68882138776405E-017">
                <text:p>2.68882138776405E-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.07737169879885E-015">
                <text:p>-1.07737169879885E-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39027501589695E-016">
                <text:p>9.39027501589695E-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.357761539455E-016">
                <text:p>6.357761539455E-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1.95373231481888E-016">
                <text:p>-1.95373231481888E-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18741821930612E-015">
                <text:p>1.18741821930612E-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77418843505528E-015">
                <text:p>1.77418843505528E-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05670634373978E-016">
                <text:p>8.05670634373978E-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5991478494857E-015">
                <text:p>1.35991478494857E-0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86591193884755E-016">
                <text:p>1.86591193884755E-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1.346579098227E-015">
                <text:p>-1.346579098227E-0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2.66171633345191E-016">
                <text:p>-2.66171633345191E-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2.8948198005363E-017">
                <text:p>-2.8948198005363E-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1.55084278752327E-015">
                <text:p>-1.55084278752327E-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1.63714528045311E-016">
                <text:p>-1.63714528045311E-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7.39209041200617E-016">
                <text:p>-7.39209041200617E-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4538773471052E-015">
                <text:p>1.04538773471052E-0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71772924945279E-016">
                <text:p>3.71772924945279E-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03179487123784E-016">
                <text:p>2.03179487123784E-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86012533101676E-016">
                <text:p>2.86012533101676E-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Sheet2_2.A2:Sheet2_2.B101 Sheet2_2.B1:Sheet2_2.B1" chart:data-source-has-labels="row" svg:x="0.32cm" svg:y="0.18cm" svg:width="13.143cm" svg:height="8.64cm">
          <chartooo:coordinate-region svg:x="1.047cm" svg:y="0.379cm" svg:width="12.1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.B2:Sheet2_2.B101" chart:label-cell-address="Sheet2_2.B1:Sheet2_2.B1" chart:class="chart:scatter">
            <chart:domain table:cell-range-address="Sheet2_2.A2:Sheet2_2.A101"/>
            <chart:data-point chart:repeated="25"/>
            <chart:data-point chart:style-name="ch7"/>
            <chart:data-point chart:repeated="11"/>
            <chart:data-point chart:style-name="ch7"/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</text:p>
                <draw:g>
                  <svg:desc>Sheet2_2.B1:Sheet2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_2.A2:Sheet2_2.A101</svg:desc>
                </draw:g>
              </table:table-cell>
              <table:table-cell office:value-type="float" office:value="0">
                <text:p>0</text:p>
                <draw:g>
                  <svg:desc>Sheet2_2.B2:Sheet2_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0194533358243169">
                <text:p>0.000000194533358243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0203957482886456">
                <text:p>0.00000203957482886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800510826224982">
                <text:p>0.00000800510826224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206625629680743">
                <text:p>0.0000206625629680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426254666134824">
                <text:p>0.0000426254666134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766141683852049">
                <text:p>0.0000766141683852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129081541900093">
                <text:p>0.00012908154190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00655516050632">
                <text:p>0.000200655516050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294314609651088">
                <text:p>0.000294314609651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400060124330394">
                <text:p>0.000400060124330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572153184358285">
                <text:p>0.000572153184358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80451034877661">
                <text:p>0.00080451034877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10097139708754">
                <text:p>0.00110097139708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147060357035444">
                <text:p>0.00147060357035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192245880657171">
                <text:p>0.00192245880657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248592314319368">
                <text:p>0.00248592314319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319397417861963">
                <text:p>0.00319397417861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409389546392017">
                <text:p>0.00409389546392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512558692444508">
                <text:p>0.00512558692444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39062328748096">
                <text:p>0.00639062328748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791927208970109">
                <text:p>0.00791927208970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974110409806032">
                <text:p>0.00974110409806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2504295414016">
                <text:p>0.012504295414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159631548721447">
                <text:p>0.0159631548721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202330482384463">
                <text:p>0.0202330482384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256835758719865">
                <text:p>0.0256835758719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324228823412415">
                <text:p>0.0324228823412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404324819154896">
                <text:p>0.0404324819154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497727928778782">
                <text:p>0.0497727928778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604910300472325">
                <text:p>0.0604910300472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726071268620348">
                <text:p>0.0726071268620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86786163858094">
                <text:p>0.086786163858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02440747000769">
                <text:p>0.102440747000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19775613157818">
                <text:p>0.119775613157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38816839395118">
                <text:p>0.138816839395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6396190773479">
                <text:p>0.16396190773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91222466973193">
                <text:p>0.191222466973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2042558293247">
                <text:p>0.22042558293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51374140698253">
                <text:p>0.2513741406982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83853922277454">
                <text:p>0.283853922277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17643196044993">
                <text:p>0.317643196044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52508723634025">
                <text:p>0.3525087236340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8821846990322">
                <text:p>0.38821846990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24554712234738">
                <text:p>0.424554712234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61298932907985">
                <text:p>0.461298932907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8246381374727">
                <text:p>0.498246381374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35207094036283">
                <text:p>0.535207094036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72011174368484">
                <text:p>0.572011174368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08499414206077">
                <text:p>0.608499414206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44529969218333">
                <text:p>0.644529969218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79982439620246">
                <text:p>0.6799824396202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14748224590282">
                <text:p>0.714748224590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48736052008721">
                <text:p>0.7487360520087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81869521631093">
                <text:p>0.7818695216310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14086078489982">
                <text:p>0.814086078489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45335902468301">
                <text:p>0.845335902468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75580758571994">
                <text:p>0.875580758571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04792843488405">
                <text:p>0.904792843488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32953655962479">
                <text:p>0.9329536559624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60052911487434">
                <text:p>0.9600529114874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86086783741415">
                <text:p>0.9860867837414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01105993801846">
                <text:p>1.01105993801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03498006243293">
                <text:p>1.034980062432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05786018283362">
                <text:p>1.057860182833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07971713339694">
                <text:p>1.07971713339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10057045754667">
                <text:p>1.10057045754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2044363827231">
                <text:p>1.12044363827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13936077561896">
                <text:p>1.13936077561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1573480521696">
                <text:p>1.1573480521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17443283893472">
                <text:p>1.17443283893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19064313288093">
                <text:p>1.190643132880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20600789170144">
                <text:p>1.20600789170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22055628766628">
                <text:p>1.220556287666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2343173690223">
                <text:p>1.23431736902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24732011614965">
                <text:p>1.247320116149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25959323669132">
                <text:p>1.25959323669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711650374121">
                <text:p>1.2711650374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28206331923623">
                <text:p>1.282063319236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29231535149679">
                <text:p>1.292315351496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0194721616801">
                <text:p>1.301947216168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109855439515">
                <text:p>1.3109855439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1945503797416">
                <text:p>1.31945503797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2738001726721">
                <text:p>1.32738001726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3478400601228">
                <text:p>1.33478400601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4168972339266">
                <text:p>1.34168972339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4811908024789">
                <text:p>1.348119080247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5409278056372">
                <text:p>1.35409278056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5963193140367">
                <text:p>1.35963193140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6475565043664">
                <text:p>1.36475565043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6948268170243">
                <text:p>1.36948268170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7383055085292">
                <text:p>1.37383055085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7781742470868">
                <text:p>1.377817424708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38145937567793">
                <text:p>1.381459375677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38477182801019">
                <text:p>1.384771828010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38777066215663">
                <text:p>1.387770662156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39047017063302">
                <text:p>1.390470170633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39288402217173">
                <text:p>1.392884022171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